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Apple Color Emoji" svg:font-family="Apple Color Emoji"/>
    <style:font-face style:name="Heiti TC Light" svg:font-family="Heiti TC Light"/>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style:line-height-at-least="0.2361in"/>
      <style:text-properties style:font-name="Times" fo:font-size="12.0pt" fo:color="#000000" fo:background-color="#868686"/>
    </style:style>
    <style:style style:name="P5" style:family="paragraph" style:parent-style-name="Standard">
      <style:paragraph-properties fo:margin-bottom="0.1667in" style:line-height-at-least="0.2361in"/>
      <style:text-properties style:font-name="LiSong Pro Light" fo:font-size="12.0pt" fo:color="#000000" fo:background-color="#ececec"/>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style:line-height-at-least="0.1667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P11" style:family="paragraph" style:parent-style-name="Standard">
      <style:paragraph-properties fo:margin-bottom="0.1667in" style:line-height-at-least="0.2361in"/>
      <style:text-properties style:font-name="STSong" fo:font-size="12.0pt" fo:color="#000000" fo:background-color="#e0e0e0"/>
    </style:style>
    <style:style style:name="P12" style:family="paragraph" style:parent-style-name="Standard">
      <style:paragraph-properties style:line-height-at-least="0.2361in"/>
      <style:text-properties style:font-name="Times" fo:font-size="12.0pt" fo:color="#000000"/>
    </style:style>
    <style:style style:name="P13" style:family="paragraph" style:parent-style-name="Standard">
      <style:paragraph-properties style:line-height-at-least="0.1944in"/>
      <style:text-properties style:font-name="Times" fo:font-size="12.0pt" fo:color="#000000" fo:background-color="#868686"/>
    </style:style>
    <style:style style:name="P14" style:family="paragraph" style:parent-style-name="Standard">
      <style:paragraph-properties fo:margin-bottom="0.1667in" style:line-height-at-least="0.1944in"/>
      <style:text-properties style:font-name="LiSong Pro Light" fo:font-size="12.0pt" fo:color="#000000" fo:background-color="#ececec"/>
    </style:style>
    <style:style style:name="P15" style:family="paragraph" style:parent-style-name="Standard">
      <style:paragraph-properties fo:margin-bottom="0.1667in" style:line-height-at-least="0.1944in"/>
      <style:text-properties style:font-name="LiSong Pro Light" fo:font-size="12.0pt" fo:color="#000000" fo:background-color="#e0e0e0"/>
    </style:style>
    <style:style style:name="P16" style:family="paragraph" style:parent-style-name="Standard">
      <style:paragraph-properties fo:margin-bottom="0.1667in" style:line-height-at-least="0.1944in"/>
      <style:text-properties style:font-name="STSong"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00" fo:background-color="#ececec"/>
    </style:style>
    <style:style style:name="P18"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Apple Color Emoji"/>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style:style>
    <style:style style:name="T8" style:family="text">
      <style:text-properties style:font-name="Symbol" fo:letter-spacing="0.0000in"/>
    </style:style>
    <style:style style:name="T9" style:family="text">
      <style:text-properties style:font-name="Lucida Grande" fo:letter-spacing="0.0000in"/>
    </style:style>
    <style:style style:name="T10" style:family="text">
      <style:text-properties style:text-underline-style="solid" fo:letter-spacing="0.0000in" fo:color="#032726"/>
    </style:style>
    <style:style style:name="T11" style:family="text">
      <style:text-properties style:font-name="STSong" fo:letter-spacing="0.0000in"/>
    </style:style>
    <style:style style:name="T12" style:family="text">
      <style:text-properties style:text-underline-style="solid" fo:letter-spacing="0.0000in" fo:color="#052726"/>
    </style:style>
    <style:style style:name="T13" style:family="text">
      <style:text-properties style:font-name="Times" fo:font-style="italic" fo:font-style-asian="italic" fo:font-style-complex="italic" style:text-underline-style="solid" fo:letter-spacing="0.0000in" fo:color="#0000e9"/>
    </style:style>
    <style:style style:name="T14" style:family="text">
      <style:text-properties style:font-name="Times" style:text-underline-style="solid" fo:letter-spacing="0.0000in" fo:color="#0000e9"/>
    </style:style>
    <style:style style:name="T15" style:family="text">
      <style:text-properties style:text-underline-style="solid" fo:letter-spacing="0.0000in" fo:color="#0000e9"/>
    </style:style>
    <style:style style:name="T16" style:family="text">
      <style:text-properties style:font-name="AdineKirnberg-Script" fo:letter-spacing="0.0000in"/>
    </style:style>
    <style:style style:name="TableColumn1" style:family="table-column">
      <style:table-column-properties style:column-width="3.4625in" style:rel-column-width="32767*"/>
    </style:style>
  </office:automatic-styles>
  <office:body>
    <office:text>
      <text:p text:style-name="P1">鄭豐遠   |  2020.01.31 21:42   |   <text:a xlink:type="simple" xlink:href="http://palinfo.habago.org/Entry?Command=Information_PrintForum&amp;iPage=2#FORUM38602"><text:span text:style-name="T1">#</text:span></text:a></text:p>
      <text:p text:style-name="P2">幾年前，在巴勒網上看到一段話，是十八世紀法國思想家孟德斯鳩說的，他說: “我首先必須先是個人，然後我才有可能成為一個法國人；成為一個人是一種必然，成為一個法國人卻只是一種偶然。” <text:line-break/><text:line-break/>當時看到這段話覺得心中十分感動，多麼崇高，多麼情懷。但不過短短幾年，我的想法就慢慢變了。這話說的固然沒錯，但凡事都有個前後語; 人性雷同，不同人的處境和生命體驗卻不同，前後語不同，某些話說起來就大不相同了。 <text:line-break/><text:line-break/>所謂下層建築決定上層建築，一個人，如果他所屬的族群佔據某種文化或經濟或思想或軍事或科技的制高點，其實要有份 ”博愛” 和 ”寬大的心胸” 是很容易的。這就是台灣人常喜歡說的 ”歪國人都是很 nice 的”。你看看那些洋人，不是每個都很友善很慵懶很自在很大方嗎? 洋人都很愛好和平很愛護動物很重視環保，又是吃素又是保育又是四處做慈善給愛心，而且又很國際化很世界公民，今天是英國人明天當澳洲人後天說不定就考慮做瑞典人，轉換身份毫無困難，反正大家都是人，當哪國人不是一樣嗎? <text:line-break/><text:line-break/>但一個人的認同真能這麼瀟灑，這麼毫無邊界，這麼”偶然”嗎? 出國幾年後的現在，我感到十分懷疑。如果孟先生說的話具有普世性，如果所謂認同是這樣一種偶然且平等之事，那為什麼各種唾棄和鄙夷和落井下石、背信棄義就這麼”偶然”地 (從台灣人) 降落到了中國人身上? 為什麼各種不屑和忽視及言語甚至肢體暴力就這麼高概率”偶然”地 (從洋人) 降落在海外的華人身上? 為什麼做為一個對全人類基本生存的權益和尊嚴和價值做出如此巨大貢獻的中國，就這麼”偶然”地成為整個世界的公敵，成為邪惡和背德的化身? <text:line-break/><text:line-break/>如果這些”偶然”通通發生在孟先生及孟先生所屬的法國民族身上，孟先生還會說出一樣的話嗎? <text:line-break/><text:line-break/>各位能明白我要說什麼嗎? 智者們不妨給我個說法。 <text:line-break/><text:line-break/>我兩年前在工作場合認識一個女的，簡稱 S。S 是黑白混血兒，年輕，家境富裕，從小就在美歐亞澳四大洲各個發達國家之間四處生活學習，受過高等教育，會說五門語言 (但不會說中文)，還是所謂眾人追捧的美女 (ps雖然我看不出來哪裡美了)，在澳洲當地經常參加各種公益活動，自己還開了一家社會企業 (Social Enterprise)，不曾盈利，卻享受著各種媒體的報導，經常在臉書上張貼各種自己得到的獎項和榮耀。總之 S 是個人生勝利組，天之嬌女。從我認識 S 的第一天開始，她面對我永遠都帶著一種居高臨下，輕蔑中又有著些許同情的表情，和我說話對她來說好像是一種很讓人厭煩很屈就很浪費時間的事，像是路上遇到一隻髒兮兮的小老鼠那樣，巴不得趕快離我遠點。面對白人男性卻完全是另一回事了，往往杏臉桃腮、笑容可掬、鶯聲燕語，就差沒投懷送抱，差別真的很大。 <text:line-break/><text:line-break/>我對此原本並不在意，畢竟狗有臭味相投，人有八字不合，她愛啥討厭啥關我屁事。但前陣子發生一件極其巧合之事，讓我”偶然”間明白很多事。有一天，我看到 S 在她臉書上高調發了一篇文，並夾帶一張照片，內容是這樣: S 和朋友到某個公共餐廳吃飯，有張桌子有人準備離開，她想坐下時對面突然有個澳洲白人老太太過來對她大吼:「這桌子是我的!」S 當場吼回去:「妳對我吼什麼吼?」老太太繼續吼:「桌子是我的，因為我是本地人!」，S 立刻拿起手機拍下她的照片，並隨著這份臉書貼文一起貼出，但S ”很有風度”地將老太太的一部臉打了馬賽克。 <text:line-break/><text:line-break/>故事還沒完， S 接著在隔壁桌坐下，眾目睽睽之下，斥責老太太的種族歧視行為 (老太太同行還有另一個老太太和一個小孩)，並找了餐廳經理和現場另外兩個年輕白人女孩助陣，一起繼續痛罵老太太，要求她道歉，老太太吱吱唔唔，並沒有道歉。 <text:line-break/><text:line-break/>文章的總結是，S 宣佈了自己的勝利，並為兩位澳洲白人女孩感到欣慰，因為她們就是澳洲下一代的希望，特別是那天剛好就是澳洲國慶日 (Australia Day)，是充滿爭議的英國人侵略澳洲，從澳洲原住民手中奪取澳洲大陸的日子，所以在這個特別的節日，她為自己對抗種族歧視做出的英勇表現感到驕傲。而這個可惡的老太太，日後要再行使她的種族歧視行徑之前，”必定會三思而後行”了。 <text:line-break/><text:line-break/>看到這裡，各位看倌覺得如何? S的臉書貼文下方一片叫好，群情激動，紛紛點讚，讓她再次成為閃亮的焦點。請問我應該對她如此偉大的情操跟著鼓掌嗎? <text:line-break/><text:line-break/>其實，這只是故事的一半，無巧不成書，許多事宛如天意，讓你深刻明白許多道理。故事的另一半我暫時先賣個關子。我的結論是，身為華人，世道如此，孟先生這段話得反過來說才是對的: “我首先必須先是個中國人，然後我才有可能成為一個人；成為一個中國人是一種必然，成為一個人卻只是一種偶然。”</text:p>
      <text:p text:style-name="P1">妍妍   |  2020.01.31 16:27   |   <text:a xlink:type="simple" xlink:href="http://palinfo.habago.org/Entry?Command=Information_PrintForum&amp;iPage=2#FORUM38601"><text:span text:style-name="T1">#</text:span></text:a></text:p>
      <text:p text:style-name="P3">謝謝陳真醫師。 <text:line-break/><text:line-break/>只是我習慣轉載人家看法前還是禮貌性問一聲。 <text:line-break/><text:line-break/>很高興能與大家分享交流看法，這讓我能從更多方面思考。 <text:line-break/><text:line-break/>謝謝各位。^^ <text:line-break/></text:p>
      <text:p text:style-name="P1">林書楷   |  2020.01.31 15:24   |   <text:a xlink:type="simple" xlink:href="http://palinfo.habago.org/Entry?Command=Information_PrintForum&amp;iPage=2#FORUM38600"><text:span text:style-name="T1">#</text:span></text:a></text:p>
      <text:p text:style-name="P2">謝謝孫從輔、張友禮、老羊和鄭豐遠的留言，感觸很深。 <text:line-break/><text:line-break/>尤其是張友禮、鄭豐遠的描述，如人飲水、冷暖自知。</text:p>
      <text:p text:style-name="P1">老羊   |  2020.01.31 14:17   |   <text:a xlink:type="simple" xlink:href="http://palinfo.habago.org/Entry?Command=Information_PrintForum&amp;iPage=2#FORUM38599"><text:span text:style-name="T1">#</text:span></text:a></text:p>
      <text:p text:style-name="P3">對從輔的留言做點補充。 <text:line-break/><text:line-break/>前一陣子我聽張維為在「這就是中國」節目裡提到中國沒有像其他國家那樣政黨輪替因為中國共產黨不是西方國家定義的那種黨，而是代表全體人民利益的執政集團，不像其他國家的政黨代表的是部分人民利益。雖然我並不認為多黨競爭算什麼先進民主，不過我當下的反應就是「這洗地也洗得太牽強了吧」；但是透過思考之後我逐漸了解而且同意他要表達的意思。 <text:line-break/><text:line-break/>代表某個特定群體的政黨（勞工黨、綠黨、共和黨、民主黨等等）無可避免的要對支持他們的那個特定群體或是提供政治獻金的財團傾斜，當然也就意味著用其他群體的利益作為交換；更糟的是這種交換不是為了國家的整體發展（任何政策都難免會傷害到部分人的利益），而只是為了最大化自己掌權的時間。 <text:line-break/><text:line-break/>而且在野黨一定要誇大執政黨犯的錯誤，甚至是抹黑執政黨的政策，妖魔化整個黨；否則如何得到選民的支持？如果在野黨只是如實、誠心的批評，甚至還客觀公平的誇一下執政黨「總體做得還不錯」，選民為何要換人做？但是如果執政集團原本就代表全體人民的利益，那麼重大決策就能用「一盤棋」的眼光考量，而不是用犧牲長期的國家利益的方式在短期討好選民以換取支持。 <text:line-break/><text:line-break/>中共的挑戰就在於如何「不斷自我改革」，如何持續的「與時俱進」；這當然是非常大的挑戰，或許也沒有真正的解答，必須持續的試驗、犯錯、修正；所以鄧小平才會說「摸著石頭過河」。就以台灣人最喜歡抨擊的「沒有言論自由」為例，大陸的言論尺度真的是一直往開放的方向走；這次的新冠病毒疫情，大量的網民在網上罵政府或是流傳謠言（多數是無心的轉發），除了真正會影響社會安定的惡性謠言（比如哪幾個地方免費發口罩，趕快去領），不但沒有管制，還有官方人員出面說有謠言在網上不完全是壞事，這樣就有機會澄清，反而可以讓人民知道真相，也可以知道民眾擔心什麼。該如何更透明公開資訊和民眾分享也是很多年輕一輩討論的話題。張維為最近也說了（他的意見基本上代表中央要試探的方向），年輕人對參與政治的意願越來越高是一定要面對與回應的，現在就是如何利用資訊科技來實現這一點。事實上有些城市已經在實驗了；讓市民提問或是申訴，地方政府的規定是三天以內一定要解答或是回覆。 <text:line-break/><text:line-break/>如果一人一票的民主真的那麼好，美國人會希望中國走這條路嗎？「殘暴極權」的統治就已經有這種國力了，施行民主大法以後豈不是變得宇宙無敵，那美國還能當老大嗎？就是因為這種多黨政治非常容易產生分化，破壞團結，削弱國力，進而讓外部勢力分而治之，所以才會四處鼓吹一人一票是「普世價值」，而那正是美國政府介入他國內政的一大切入點。</text:p>
      <text:p text:style-name="P1">許世勤   |  2020.01.31 13:55   |   <text:a xlink:type="simple" xlink:href="http://palinfo.habago.org/Entry?Command=Information_PrintForum&amp;iPage=2#FORUM38598"><text:span text:style-name="T1">#</text:span></text:a></text:p>
      <text:p text:style-name="P2">根據世界衛生組織的統計結果(the Situation Report, World Health Organization (WHO))，1月30日全球共7818例確認感染2019新型冠狀病毒(2019-nCoV)，中國占7736例，其中1370例重症(18%)，死亡170例(2%)。其中1月24日發表的Lancet期刊(可上PubMed找到)，當時公布確診為41例，死亡6例，這是爆發初期的統計數據，所以死亡率推估為15%。隨著疾病流行率的進展，死亡率截至目前為止維持在2-3%之間，其中多數死亡案例又為高齡(&gt;70歲)患者。目前疾病流行率可能尚未來到高原期(plateau)，但是中國大陸把疫情控制住卻是不爭的事實，只是台灣人還是習慣戴上有色眼鏡來看待這個理當嚴肅並理智評斷的事件。直接上WHO網站查找，看Russian Today，看PubMed發表的文章，學習自己做判斷。我經常覺得，台灣人看世界的方式，經常與世界上看待事物的方式不一樣。我們必須先是個人，才會決定自己是哪裡人，「人」理當是我們連結世界的方式。</text:p>
      <text:p text:style-name="P1">陳真   |  2020.01.31 13:45   |   <text:a xlink:type="simple" xlink:href="http://palinfo.habago.org/Entry?Command=Information_PrintForum&amp;iPage=3#FORUM38597"><text:span text:style-name="T1">#</text:span></text:a></text:p>
      <text:p text:style-name="P2">妍妍，轉發任何一篇留言都可以喔，當然要註明作者，至於要不要留巴勒網網址就由妳自行決定了。謝謝妍妍。</text:p>
      <text:p text:style-name="P1">妍妍   |  2020.01.31 13:36   |   <text:a xlink:type="simple" xlink:href="http://palinfo.habago.org/Entry?Command=Information_PrintForum&amp;iPage=3#FORUM38596"><text:span text:style-name="T1">#</text:span></text:a></text:p>
      <text:p text:style-name="P3">給陳真： <text:line-break/><text:line-break/>陳醫師你好 <text:line-break/>冒昧請問，能否轉發你今早發的那篇留言 <text:line-break/><text:line-break/>如果可以，需要註明出處(巴勒網)還是只要寫你的名字即可？ <text:line-break/><text:line-break/>現在上FB，我真的沒法看下去 <text:line-break/>仇中恐中及各式各樣散佈的謠言 <text:line-break/>覺得我沒有因此被帶偏真是可喜可賀Orz <text:line-break/><text:line-break/>推薦陳醫師可以看看 <text:line-break/>張維為教授的 「這就是中國」節目 <text:line-break/><text:line-break/>淺顯易懂，可以更容易理解中國 <text:line-break/><text:line-break/><text:line-break/>謝謝</text:p>
      <text:p text:style-name="P1">老羊   |  2020.01.31 12:35   |   <text:a xlink:type="simple" xlink:href="http://palinfo.habago.org/Entry?Command=Information_PrintForum&amp;iPage=3#FORUM38595"><text:span text:style-name="T1">#</text:span></text:a></text:p>
      <text:p text:style-name="P2">對於任何說「中國人又引發新病毒」的人，提醒他們愛滋病是什麼人、以什麼方式傳佈到全世界的。</text:p>
      <text:p text:style-name="P1">孫從輔   |  2020.01.31 01:42   |   <text:a xlink:type="simple" xlink:href="http://palinfo.habago.org/Entry?Command=Information_PrintForum&amp;iPage=3#FORUM38594"><text:span text:style-name="T1">#</text:span></text:a></text:p>
      <text:p text:style-name="P3">看著這幾天各種腦殘對肺炎事件的抹黑漫罵，反而讓我產生了一個另類的正面想法：這不正代表著中國共產黨是一個全民利益黨嗎？試想，不論是有關民眾咨詢、求助、讚美、抱怨、批評、究責的各種訊息，或是抹黑、漫罵、造謠、歧視的各種訊息，其指涉對象99%都是中國政府或中國共產黨，這不正表示中共與所有人的生活、利益、各種好事壞事都緊密相關嗎？社會上不同意見，不同立場的人，甚至中共自己都對「共產黨要對人民負責」這件事沒有任何疑問。 <text:line-break/><text:line-break/>如果在台灣會怎麼樣？各政客互相批評不在話下，這個黨的支持者怪那個黨無能，那個黨的支持者怪這個黨扯後腿，結果就是政客混過關，沒人需要對人民負責。有人說執政黨要負責，不然用選票換下去，可是事實是這樣嗎？事實是執政黨選舉時靠抹黑造謠騙選票就可以連任，負不負責不重要。就算這次被換下去，下次一樣靠抹黑造謠騙選票又可以上來，負不負責還是不重要。 <text:line-break/><text:line-break/>我不是說一黨或多黨就一定好或壞，制度的形式不重要，重要的是這個社會有沒有糾錯反省和不斷改進的能力。如果大部分人都對自己的制度懷有莫名的優越感，因而不思進取，甚至歧視他人，那必然會快速走向衰敗。中國的清朝中期就是一個例子。現代中國能有一個執政黨不但自己「實事求是」，還讓99%中國人對「實事求是」信之行之，實在是民族的福氣。</text:p>
      <text:p text:style-name="P1">張友禮   |  2020.01.31 00:01   |   <text:a xlink:type="simple" xlink:href="http://palinfo.habago.org/Entry?Command=Information_PrintForum&amp;iPage=3#FORUM38593"><text:span text:style-name="T1">#</text:span></text:a></text:p>
      <text:p text:style-name="P2">豐遠說的沒錯，我太太說她公司裡面剛剛開了個科普冠狀病毒的會，馬上就有人開始以發問的方式指控中國人愛吃奇怪的以及有病的動物所以每次新型病毒都是從中國開始。怎麼不看看H1N1？怎麼不看看狂牛病？像陳真說的，一兩句話就可以作一個無腦的指控，可是要反駁就得花上千言萬語，真的很無言。</text:p>
      <text:p text:style-name="P1">陳真   |  2020.01.30 23:53   |   <text:a xlink:type="simple" xlink:href="http://palinfo.habago.org/Entry?Command=Information_PrintForum&amp;iPage=3#FORUM38592"><text:span text:style-name="T1">#</text:span></text:a></text:p>
      <text:p text:style-name="P3">我去大陸常有一種感覺，彷彿和台灣是兩個世界。大陸 "安靜"，一是一，二是二，該吃飯吃飯，該睡覺睡覺，該上學上學；新聞就是新聞，不是娛樂，不是造勢。台灣則吵吵鬧鬧，好像口水多到會噎死，無時無刻需要各種聲光娛樂刺激才活得下去；新聞絕不是新聞，而是具有娛樂、造謠與挑撥等功能；每天就是什麼館長、雞排妹或是各方低能學者與走狗文人及名嘴等等等，蠢話連篇，媒體大登特登。心靈刑求，莫此為甚。 <text:line-break/><text:line-break/>至於政府，差異更大。在對岸，政府就是政府，專業，嚴肅，具深刻理性；你很難批評它，因為憑你一己之能，很難比一大群專家所匯集的政府想得更周全；所謂雄才大略，習近平領導下的中國共產黨可說當之無愧。 <text:line-break/><text:line-break/>我自己也算是一個不太謙虛的人，我自認為至少在聰明才智上屬於人群之最頂尖，但我常設想，倘若一個像中國這麼大的國家，交到我手上，我有可能也做得這麼好嗎？我想，可能性應該是零。這麼一個擁有百年苦難歷史的國家，在一片廢墟中重新站起，外有豺狼虎豹之無所不用其極，內有事關十四億人口的各種問題，那得需要多大的智慧、多少人的努力，才有可能讓它免於危難，免於困苦，免於侵略？ <text:line-break/><text:line-break/>至於在台灣，你覺得有幾個政治人物不是腦殘、不是人渣、不是廢物？恐怕一個巴掌就能數完。至於所謂政府，每天就是分贓、撈錢、奪權、卡位、搶資源、造謠、抹黑、傷害異己，鼓吹仇中反華，騙取更多選票，這樣一個人渣及網軍複合體，究竟跟貪污詐騙犯罪集團有何本質上的不同？除了為自己撈得更多的錢和更大的權力之外，沒有一件事是他們在意的。 <text:line-break/><text:line-break/>所謂豺狼當道，人渣橫行，聽起來好像很絕望，其實不然。短時間來看，人渣勝出，但你不妨想一想李光耀的話。他說，新加坡這麼小的一個地方(台灣是新加坡的50倍大)，都能做出這麼驚人的成績，更何況是一整個中國。 <text:line-break/><text:line-break/>面積大小或人口多少當然不是主要重點，認真、嚴肅、專業與努力等等才是重點。你想，兩岸相比，到最後誰會勝出？洗腦只能洗一時，不可能洗永久，畢竟現實的成就與表現，終究才是決定民心歸屬或實力勝負的決定性因素。 <text:line-break/><text:line-break/>另一方面，我也常感受到對岸朋友對於台灣往往有一種輕蔑，輕蔑台灣之瑣碎與低能，輕蔑台灣之窩囊與腦殘。我能理解輕蔑從何而來，畢竟誰會真的蠢到嚮往台灣這樣一種低能腐敗的荒唐兒戲政治？誰會腦殘到真的渴望這樣一種所謂 "民主自由"？誰會低能到真的很喜歡這樣一種近乎完全封閉與愚化的教育與資訊環境？誰會無聊到想要每天聆聽什麼館長、苦苓、什麼雞雞黨、屎袋黨，什麼林濁水與雞排妹等等這些人的言論？除非腦子進水，否則肯定是把台灣當成一種笑話看。 <text:line-break/><text:line-break/>而我想說的是：對岸朋友不妨想一想，生活在台灣這樣一個島上，做為一個正常人，處境有多麼艱難；任何正常思維與話語，來到這島上，只要不是仇中反華，只要不親綠，往往就會成為眾人得而誅之的異端異類。光憑這樣一種艱難處境，理當就應贏得對岸朋友的一點敬意。 <text:line-break/><text:line-break/>李敖晚年常感嘆："我因台灣而小"。我亦有此一嘆。現實意義上，我們的作為實在小到不能再小，但不是我們願意自甘渺小，而是外部環境與個人造化使然。某個意義上，我們其實就像是戰場上走在第一線的士兵，承受遠比各位更多上千百倍的痛苦，付出各位恐怕永遠都難以想像的代價。 <text:line-break/><text:line-break/>陳真 2020. 1. 30. <text:line-break/><text:line-break/>================ <text:line-break/>洪秀柱：武漢肺炎讓我想起屍速列車 <text:line-break/><text:line-break/>三立新聞網 <text:line-break/><text:line-break/>2020年1月30日 <text:line-break/><text:line-break/>政治中心／綜合報導 <text:line-break/><text:line-break/>中國武漢肺炎肆虐，為了維持台灣國內口罩供應，行政院長蘇貞昌日前祭出「暫停口罩出口」措施，竟遭藝人范瑋琪在私人臉書爆粗口，辱罵蘇貞昌「狗官」，引發軒然大波，事後親上火線向社會大眾及蘇貞昌道歉。對此，國民黨前主席洪秀柱今（30）日表示，這次疫情讓他想起一部韓國電影《屍速列車》，認為台灣不應該對武漢疫情袖手旁觀。 <text:line-break/><text:line-break/>洪秀柱在臉書上表示，在這個地球村的時代，台灣絕不可能自外於整個世界，他深深地相信，災難來臨時，除了自保之外，當我們用什麼樣的態度去面對正在受苦的人，就同時反映出了我們自身的人格與價值。 <text:line-break/><text:line-break/>洪秀柱說，天災往往讓人措手不及，卻也像一面鏡子一般反映出人性的百態。他想起前幾年的一部韓國電影《屍速列車》，這些日子以來，令他最為遺憾的，就是許多政治人物利用疫情進行許多政治操弄，讓仇恨傳播的速度比病毒還要更快、更猛烈。我們或許可以用最快的速度暫停兩岸的所有航班，也可以立刻下令禁止口罩的出口，但是武漢這個長居人口突破千萬的大城市，有多少台商、台生、台幹及眷屬！當我們對整個武漢疫情袖手旁觀、冷嘲熱諷的時候，別忘了，有許多台灣的同胞，也正在蒙受同樣的苦難。 <text:line-break/><text:line-break/>除了網路上許多綠營側翼利用機會煽動仇中的情緒，還有許多帶風向的網軍在新聞底下搧風點火、醜化對岸，甚至各種詛咒、咒罵的言論層出不窮，有的藝人甚至僅是呼籲「人類在地球上應該互相幫助」、「恨，比病毒還可怕」，就受到各種難以想像的網路言論的霸凌......現在想起年前一部頗受矚目的影集《我們與惡的距離》，這個片名對比現在台灣所處的內部環境，實在令人感到無奈。 <text:line-break/><text:line-break/>他並指出，這幾天，我們看到副總統當選人賴清德公開呼籲台灣應義不容辭參與對大陸的援助，充分體現出一個醫者的仁心時，同黨的蘇貞昌院長卻一邊宣布「台灣口罩數量充足」、一邊禁止台灣口罩出口到大陸，讓人感到十分錯亂，難道民進黨在國際防疫的議題上都要玩兩手策略，一個扮黑臉、一個扮白臉？ <text:line-break/><text:line-break/>洪秀柱呼籲，在天災之前，人類是如此的渺小。不分族裔、不分國籍、不分任何的政黨與意識形態，我們唯有攜手相互扶持，才能夠共度難關。盼蔡英文總統用同理心來面對正在受苦受難的人，用完善的配套來處理防疫，也用最冷靜的態度讓台灣的民眾免於恐慌、遠離仇恨。 <text:line-break/><text:line-break/>================ <text:line-break/><text:line-break/>邱毅『談天論地話縱橫』 <text:line-break/>1月28日 <text:line-break/><text:line-break/>一場冠狀病毒的疫災，使人性醜陋的黑暗面一一現形。 <text:line-break/><text:line-break/>蔡英文、蘇貞昌趁火打劫、落井下石，禁止台灣口罩出口大陸，這種毫無人性且愚蠢的行為，我日前已予以痛斥。不過比較遺憾的是，當賴清德發出良心之語時，竟遭綠營網軍圍攻辱駡。這些蔡英文畜養的暗黑網軍，在選戰後期因被我系統性揭發，曾經短暫期間有所收歛，但在蔡英文連任大勝後，就雞犬升天的更形囂張。 <text:line-break/><text:line-break/>汪小菲和大S的愛心是值得肯定的，當然也因此成為網軍的攻擊標靶。此外，一些藝人的不平之鳴，也成為被網路霸凌的對象，甚至被迫公開道歉。暗黑網軍之為禍社會、紊亂是非，若非親歷其害者是很難體會的。 <text:line-break/><text:line-break/>================ <text:line-break/><text:line-break/>邱毅『談天論地話縱橫』 <text:line-break/><text:line-break/>1月23日 <text:line-break/><text:line-break/>世道真的是變了，相比十多年前我在打陳水扁貪污弊案時，人心變的更壞了，壞的出乎我意料之外，壞的讓我心灰意冷，只覺得身心俱疲，好累好累！</text:p>
      <text:p text:style-name="P1">鄭豐遠   |  2020.01.30 12:42   |   <text:a xlink:type="simple" xlink:href="http://palinfo.habago.org/Entry?Command=Information_PrintForum&amp;iPage=3#FORUM38591"><text:span text:style-name="T1">#</text:span></text:a></text:p>
      <text:p text:style-name="P2">謝謝老羊。原來是這個人渣，我知道這兩個狼狽為奸的人渣，但從來不去看他們的視頻，以免幫他們製造流量。 <text:line-break/><text:line-break/>人渣橫行，遍地白痴，就是我對"世界"的一種觀感，並非我自大或喜歡貶低人，而是當你具有一種身份認同或觀看事物的角度，抑或說當你還相信某些東西的時候，你就會看到世界的某個面貌，進而形成一種態度。 <text:line-break/><text:line-break/>中國出現疫情，舉世關注，紛紛伸出援手，就連世仇日本也出面相助，因為只要是人就該有一點基本的善意，而台灣政府竟然在此時高調宣布禁止口罩出口! 才不過兩個禮拜前 (1月14日)，因為澳洲野火，台灣就捐了 10 萬個 N95 口罩給澳洲，現在比野火對人命危害更嚴重百倍的病毒肆瘧，台灣卻對自己對岸的同胞採取如此見死不救的態度。 <text:line-break/><text:line-break/>中國人的我對此很難不產生一種恨，而台灣人的我卻感到無比的羞愧。</text:p>
      <text:p text:style-name="P1">老羊   |  2020.01.30 12:01   |   <text:a xlink:type="simple" xlink:href="http://palinfo.habago.org/Entry?Command=Information_PrintForum&amp;iPage=3#FORUM38590"><text:span text:style-name="T1">#</text:span></text:a></text:p>
      <text:p text:style-name="P3">火鍋大王罵的可不是普通的美國白痴，而是「大名鼎鼎」的 laowhy86，在大陸教英文，但是利用大陸人多數不翻牆上 YouTube 以及在英文上的劣勢，他和 Serpentza 長期、系統性的在 YouTube 上造謠、醜化中國人。為什麼？反中是門好生意。 <text:line-break/><text:line-break/>Serpentza 來自南非，在那裡混得很差，到了大陸教英文，娶了大陸女子也生了個女兒；人在大陸的時候拍攝的視頻還算客觀，但是沒有流量；之後發現說中國有多壞，中國人有多差給他帶來很多訂閱者之後就「轉職業」了。現在還和 laowhy86 聯手。 <text:line-break/><text:line-break/>上次在香港騷亂時說公道話的那位 Daniel Dumbrill，前兩天剛發了個視頻批判 laowhy86 和 Serpentza 對中國的抹黑還有種族歧視。https://youtu.be/X9ykiXF1tqg <text:line-break/></text:p>
      <text:p text:style-name="P1">鄭豐遠   |  2020.01.30 10:41   |   <text:a xlink:type="simple" xlink:href="http://palinfo.habago.org/Entry?Command=Information_PrintForum&amp;iPage=3#FORUM38589"><text:span text:style-name="T1">#</text:span></text:a></text:p>
      <text:p text:style-name="P2">https://www.youtube.com/watch?v=8a8avCFbON4 <text:line-break/><text:line-break/>這是火鍋大王最新的影片。火鍋大王聰明、正直，我挺喜歡他，看他罵人有時覺得挺好笑。這影片是談一個美國白痴如何藉著冠狀病毒大肆散播反華言論。我沒去看這個美國白痴的影片，但從零碎的片段中聽到他的各種遣詞用字，感覺和一般澳洲人的水平相去不遠。西方人，恐怕是這世界上最無知最不具獨立思考能力的一群人，但卻又無比傲慢，自我感覺無限良好。 <text:line-break/><text:line-break/>每次只要中國出了什麼事，不管是好的或壞的，永遠都會成為西方人肆意指責謾罵的的對象。做為一個生活在西方社會的中國人，我可以很肯定的告訴各位，在西方人心裡，所謂各種帶"普世價值"概念比如人權，自由，民主，以及各種良好文明素養比如尊重不同種族，尊重不同文化，尊重不同語言，尊重多元等等等等等等，下面都帶有一行小字，寫著"除了…"。 <text:line-break/><text:line-break/>除了什麼? 除了中國和中國人。 <text:line-break/><text:line-break/>講這些絕非無的放矢，例子很多，細膩處卻不易說明，但你只要生活在西方社會一段時日就會深刻明白，懂的人一定會懂，宛如廢話，不懂的你說再多也是浪費口舌。簡單講對西方人來說所有膚色和種族都必需尊重，除了中國人; 每個人的權利都是平等的，除了中國人; 人民的福祉和嚮往是重要的 (所謂民主)，除了中國人; 每種語言和文化都該被平等尊重，除了中國人。 <text:line-break/><text:line-break/>如果你以為我這麼說很偏激，那你不妨像我一樣試著移民澳洲和美國看看，看看我說的究竟對不對。一個人若不是有很強的個性或自信，在西方社會往往會成為一條蟲，任人蹂躪欺壓。 <text:line-break/><text:line-break/>身為華人，你若不認清世道現實，那你的生活將會充滿迷惑和挫折。日子好時你會以為自己和大家一樣都是世界公民，和樂融融。但其實那只是人家忽略你，講難聽點忍耐了你的存在。世道差了、紅色成為世界公敵了，對方的真面目就露出來了，甚至根本不需要掩飾，因為政治太正確了，反中反華不但不會受懲罰，說不定還會成為英雄。 <text:line-break/><text:line-break/>中國人很喜歡講一個詞叫鬥爭，以前不懂，世界這麼美好，爭什麼爭? 摻在一起世界大同不就得了? 出國幾年後我就懂了。沒有鬥爭意識，中國人無法在這世界上存活。病毒不可怕，人才可怕。</text:p>
      <text:p text:style-name="P1">梁成功   |  2020.01.30 10:04   |   <text:a xlink:type="simple" xlink:href="http://palinfo.habago.org/Entry?Command=Information_PrintForum&amp;iPage=3#FORUM38588"><text:span text:style-name="T1">#</text:span></text:a></text:p>
      <text:p text:style-name="P3">大齐： <text:line-break/>谢谢您的指教。 <text:line-break/>我相信您对公共卫生系统的了解比我深，不过，我有什么迷惑还是要提出。有一些（可能的）误解还是要澄清。 <text:line-break/>对于谣言，我的定义可能与大多数人不一样，我认为一句话，符合实际并不是构成“不是谣言”的充分条件，而更要看它对群众情绪的作用是正面还是负面——我知道很多人不会认同，但我坚持武断地这么想。像什么“当初政府禁止医师发声”，就算它已经被权威官媒认证，既然它对群众情绪起的更多还是负面作用，我就把它当做谣言。也正因此，我在这里留言，并不是为了激起什么情绪。我列出一条条对我自己来说尚待查证或已经得到查证的流言，并质疑那些我认为可能性很低的流言，是想说既然我们不应该假定中国的地方政府一定瞒报，我们也不应该作出一个相反的甚至不能够被讨论的假设，很多情况的判断还是需要长期的关注——当然我自知，对于某些人，有些传言根据日常的经验就可以直接排除，不过我还是不行。有权威媒体认证的，我给出相关出处，没有的，我直接说明是网传，是因为我并不是希望说服他人相信某条信息，而只是提醒一下持续关注此事的必要性——当然，对不少人来说，他们了解这些传言说了什么只是浪费时间。之前贴出的未经证实的传言我私下里是不会传播的，因为我不希望激起什么不良情绪，我也希望看我留言的人不要对上面的传闻随意采信，我敢在这里发文是因为我认为这里的看客都会自己去关注甄别。 <text:line-break/>（就我对体制的那点认识，我认为当前关头搞瞒报基本没有动机——我向来不敢用“一定”，不过之前的那段时间就不好说了。就我对从某绝对可靠的消息来源获知，不久之前，我们这边就有某不便具名部门的瞒报在某不便具名城市某场危机事件的扩散中起了重要作用，平行单位怨气不低，最终东窗事发，主任被换下。可说起来，那个部门的瞒报向来就有，可以说那位主任只是比较倒霉而已。我出于某些考虑不方便具名，您知不知道我具指什么都别再往下问了，这个事件中的道理是最重要的，我想说，即使是某些非常严重的事态，中央也可能基本上被瞒在鼓里——我们的情报机关不发达，值得肯定的是有利于保护人权与宪政，可说句不好听的，我们中央对中国不少方面的了解可能还不如CIA） <text:line-break/>我最初关注此事，是因为我两个反中共的同学表示对武汉“瞒报实情”的绝望。我一个上午在那些（我很久没有去过的）并不可靠的网络平台上尝试寻找资讯，能基本确定的结论十分有限（当然也是有的），但网民表现出来与之不相称的负面情绪让人惊讶，我当时就想“要是中共开放选举与媒体，反对派估计能搞各种渲染抹黑大捞一笔”。可有一件事我至今难以释怀：一位豆瓣的网友用一种颇为曲折隐晦的方式公布了一个境外研究机构对患病人数的估计值（用某个幻想电影的情境，将现实生活中的数据代入那个情境，并用原论文中的方法得出最后结论）结果还是被删帖（我根据那篇估计推测恐慌就医的比重很高）。看到这种情况，说实在的，我无法不去想不去害怕。我现在看到主流媒体的报导深度尺度越来越大，又想起自己难以依靠对体制这点来甄别信息，确实觉得之前这是浪费时间，可当时我很难认为这个是浪费时间。 <text:line-break/>我有vpn，可说实在的，我对墙外媒体很少感兴趣，我对大陆媒体的信心还是更高一些，您给我提供来关于墙外舆情状况的资讯（我本来根本不知道），我很感谢。现在我们主流媒体的报导越来越放开，甚至尺度比外国媒体还大（根据您的消息），我当然就更放心，更加觉得自己是浪费时间了。 <text:line-break/>可能是我讲得不够清楚，我个人认为确诊病例的突然增加并不意味着之前瞒报，我只是对之前确诊病例在十二月攀升却又在跨年后将近半个月的时间基本停滞感到很蹊跷，确诊程序是否有所调整，这种调整有什么考量与影响？ <text:line-break/>我明白“存在病毒人传人明确证据”这种消息发布要慎重要负责，要尊重程序（十分感谢您提醒我去查阅相关程序）。但其实外界的质疑并不能被这一论点平息。因为外界主要还是质疑政府是否充分发挥了专家的作用，以及，钟南山表态前后整个疫情防控态势大为改变，这一点是否反映了政府并没有考虑到一些本来应该考虑到的可能性呢？（我昨天找到了一篇“医学界”公众号的相关文章，不过不方便贴上来，您可以去公众号看一下里面的质疑）即使政府之前充分利用相关专业力量进行调查而不能确定是否有人传人，政府发言也决不能满足于“没有错”，而要看它对社会情势的作用。既然很早之前就存在了未接触华南海鲜市场的病例，政府是不是应该提醒市民警惕一下？ <text:line-break/>我跟胡锡进的观点比较像（他明确认为有瞒报，我对此存疑，他认为政府是“内紧外松”，这个我基本赞成）。我相信武汉政府在很多时候是面临着某种两难的（上篇贴文中提到过、措辞困难、没有展开），我确信武汉在钟南山发布相关信息（应该也有某些媒体报道的作用）后的确有严重的恐慌就医（群众情绪走向另一个极端）与医疗资源挤兑这种副产品，因此，不像很多网友，我认为政府在收治确诊程序与舆情管控方面抓紧确实是有合理考量的。但我们能否在这种解决方案之外做得更好呢？我们今天看到，中央的人力物力调配已逐步到位，群众恐慌退潮，分级诊疗推进，武汉的情况有了大幅好转（不过各方消息都显示非省会的湖北市县依旧情势严峻） <text:line-break/>刚刚我找到了一篇相关报导，写得很好，关于这一阶段试剂盒的问题。很感谢三联生活周刊的深入解读完全解决我的疑惑，而目前确诊率也可以推测有明显上升，也是增强了我的信心。 <text:line-break/>https://card.weibo.com/article/m/show/id/2309404464737562788315 <text:line-break/>三联生活周刊曾经发过一篇《武汉新型肺炎：为何直到今天才引起更大注意？》尽管文风平实，我依然不敢引用，姑且把它的消息当做一般网传，因为这家媒体的可信度存疑（我真的担心它造谣，至少它的情绪导向让人生疑）。不过，它发出来那篇关于试剂盒的文章后，我对这个媒体放心了，建议您回看那篇传谣或者说质疑性文章。我知道自己选择是否相信一个或一群媒体的方式頗为可笑，挺希望您能有深入的指教。 <text:line-break/>我很多时候回看自己的贴文，总是会感到很别扭荒唐（尤尤其是在巴勒网），我努力地尝试停止说蠢话，不过我挺怀疑有什么用。那天我“有幸”看到张绍中先生那篇被删除的长文，惊吓之余感觉自己也在某种类似的困局中，不过我更有一点病识感而已。我看着自己上一篇中的某些列出的相关质疑，想着：“emmm....我估计这一条质疑（对某些人来说）是可以被完全排除的，可是我不知道怎么去想”也是很感谢您的指教。 <text:line-break/>感谢您对我的贴文之外（或者更准确地说：贴文深处）的某些问题作出指教。我人生阅历浅，很可能对您的话有所误解，只能勉强尝试回应（这方面讲话本来也不好回应，尤其是在网络上）。我对中国政府（尤其是中央）的反应基本上是肯定的，但是从官媒、湖北与武汉当局的某些表态来看，基本可以判断这次疫情防控也确实有值得质疑的地方。我对医护军人等职业非常尊重，他们中流传的某种党员的自觉更是让人感动。我好多年来一直不认可很多墙外的反共言论，也对从小家长媒体指给我的那条路充满信心，我不清楚“吃亏”是怎么一回事？（我们可能互相有什么误解） <text:line-break/>这当然也不仅是对您的回应，也是希望看我留言的人不要产生什么不必要的误会。 <text:line-break/><text:line-break/></text:p>
      <text:p text:style-name="P1">林炤育   |  2020.01.30 08:44   |   <text:a xlink:type="simple" xlink:href="http://palinfo.habago.org/Entry?Command=Information_PrintForum&amp;iPage=3#FORUM38587"><text:span text:style-name="T1">#</text:span></text:a></text:p>
      <text:p text:style-name="P2">謝謝你，高思佑。 <text:line-break/><text:line-break/>https://youtu.be/wyRuCWyv2vo <text:line-break/>從以色列找到15萬隻口罩直接送到湖北，湖北加油！ <text:line-break/>•2020年1月30日 <text:line-break/>歪果仁研究协会 Ychina <text:line-break/>所有的物資正在不斷持續的籌集之中，希望能夠真的幫到疫情地區的朋友。 <text:line-break/>------------- <text:line-break/>疫情打斷了我的祖國旅遊，景點關閉餐廳沒人街上行人稀少，只好提前回來。 <text:line-break/>我去的是3、4線城市，城市規劃得很漂亮，比我想像的還好很多，接待我的台商談起這城市的前世今生，滿滿的驕傲﹐他邊開車邊邊說，在這裡10年，滄海桑田變化太大，過兩年這裡還有三條高鐵要完工。 <text:line-break/>這裡沒有外界傳說的隱瞞疫情，新聞幾乎佔去整個時段，好幾個網站可以查最新的疫情發展，機場進出量體溫，填寫健康安全證明書，路上有交警盤查外縣市來的車輛並量體溫，大家也都戴起口罩。 <text:line-break/>我注意到蘇貞昌講的那番話，在大陸各大論壇瘋傳，底下的留言說得很凶狠難聽，有著官方色彩的觀察者網，以往這樣的議題是不會開放留言，這次開了，風向變了，台灣要自求多福，武統幾乎是必然的。 <text:line-break/>那裏的氣溫約2度到9度，我們帶了好幾箱後禦寒的衣服卻用不上，原來那裏乾燥，只要沒有風，一點都不冷，穿件衛生衣加件長袖襯衫就夠了。有天晚上下雨，溼度大才感受到刺骨寒意。 <text:line-break/>回到桃園機場，接車司機說台灣這幾天特別冷，武陵落雪了。 <text:line-break/>回到家，捲縮在自己熟習的角落打開手機，15C，15C? 怎麼這麼冷 ! <text:line-break/><text:line-break/></text:p>
      <text:p text:style-name="P1">老羊   |  2020.01.30 07:40   |   <text:a xlink:type="simple" xlink:href="http://palinfo.habago.org/Entry?Command=Information_PrintForum&amp;iPage=4#FORUM38586"><text:span text:style-name="T1">#</text:span></text:a></text:p>
      <text:p text:style-name="P2">2009 年的時候在墨西哥北部、美國的加州和德州爆發了 H1N1 流感，持續了一年多，造成全球將近一百多萬人感染、一萬六千人死亡。美國有像現在大陸這樣努力的控制疫情嗎？沒有。西方媒體有像今天黑大陸那樣黑美國嗎？也沒有。 <text:line-break/>https://tinyurl.com/s7xf5sr <text:line-break/><text:line-break/>學術界是願意合作的，但是政客和有種族優越感的人總是會抓住機會大吃人血饅頭；最可恨的還是那些長得像同胞的「外心人」。</text:p>
      <text:p text:style-name="P1">陳真   |  2020.01.30 00:48   |   <text:a xlink:type="simple" xlink:href="http://palinfo.habago.org/Entry?Command=Information_PrintForum&amp;iPage=4#FORUM38585"><text:span text:style-name="T1">#</text:span></text:a></text:p>
      <text:p text:style-name="P3">有人可以幫我貼上陳豐偉的臉書留言嗎？謝謝。 <text:line-break/><text:line-break/>之前請同學留言，開罵幾句，這回多做點說明，要不然大家不知道我在罵什麼。 <text:line-break/><text:line-break/>陳真 <text:line-break/><text:line-break/>========== <text:line-break/><text:line-break/>卡韓政變 (237)：政治教會我一些事 <text:line-break/><text:line-break/>陳真 2020. 01. 30. <text:line-break/><text:line-break/><text:line-break/>前言： <text:line-break/><text:line-break/>政治如果曾經教會了我一些什麼，那就是讓我更加了解人性的良善與醜陋。人性善良美好的一面，開了我的視野，醜惡的一面亦同樣令我大開眼「戒」。  <text:line-break/><text:line-break/>這篇寫的東西很瑣碎，很多細節，長達六千字，讀來無趣。但我不得不這樣寫，因為，要造一個謠很容易，但要澄清一個低級無恥謠言卻只能長篇大論，被迫進入許多細節。 <text:line-break/><text:line-break/>關於韓國瑜的謠言，一年多以來，成千上萬，但無一是真，全是造謠。這也是我之所以願意花時間寫這樣那樣一些文字的原因。與其說我是為了挺他，不如說我更是為了向自己的良心交待，所謂路見不平，拔刀相助。 <text:line-break/><text:line-break/>特別是當島內媒體與網路世界幾乎全部被綠營狗官人渣給壟斷，每天不斷造謠抹黑，至今不休；我覺得，在這樣一種極度敗德與不公的情況下，做為一個「人」，路見諸多不平，豈有可能視而不見、袖手旁觀？ <text:line-break/><text:line-break/>我很喜歡聽一首台語兒歌叫「西北雨直直落」，「日頭暗，找無路。趕緊來，火金姑。做好心，來照路」。但我不是傻瓜，我知道這是童話，我知道面對鋪天蓋地的媒體壟斷與抹黑，個人的一點不平之鳴猶如黑夜裏的一隻螢火蟲，既照不著前塵，也照不亮去路，毫無現實意義。但是，難道因為這樣，我們就應該向黑暗投降？ <text:line-break/><text:line-break/>正文： <text:line-break/><text:line-break/>我在卡韓政變 (236) 中寫道： <text:line-break/><text:line-break/>「有個同學寫信問我說這是真的假的？他說有位學弟在臉書寫說：『韓國瑜是由陳哲男，也就是陳其邁的爸爸，帶進李登輝系統的。他提的『庶民』其實是反國民黨菁英馬英九的；他的失志，其實是因著李登輝的離開國民黨而失去舞台。』  <text:line-break/><text:line-break/>我看了，真是火冒三丈，於是就請他幫我轉達一些話給這位學弟。我說： <text:line-break/><text:line-break/>『我是陳真。我沒臉書，也不看臉書。麻煩幫我留言如下：這種謠言也造得出來。他媽的還要不要臉？真是可恥！』」  <text:line-break/><text:line-break/>那樣一些低級鳥話不管是誰講的，一樣都是不要臉，因為這種謠言太離譜，存心胡扯。那就好像說關公是蔡陽提拔，帶進曹營當官，一心想打倒張飛，但是曹操卻不喜歡關公，於是關公就失去當官的機會。真是胡說八道一通，胡扯造謠也該有點常識。 <text:line-break/><text:line-break/>更令我堵爛的是從人們的鬼扯瞎掰中，你往往可以看得出來，很多人似乎完全不相信「善」，總以為大家都跟他自己一樣出於某種利益盤算在做事情。你可以反對一個人的作法或立場，但不要因為反對其作法或立場就故意造謠，故意把對方的人格給貶低。這樣很沒品。  <text:line-break/><text:line-break/>以上是我之前寫的。在那前後，陸續有人傳一篇簡體字文章給我看，我沒看，傳了好幾次之後，我就稍微看了，因為傳給我的人每一個都好像發現什麼「韓國瑜的真面目」似的，很興奮。但我看完那文章之後卻火冒三丈，真是有夠無恥，那篇鳥文就叫做「韓國瑜的真面目」： <text:line-break/><text:line-break/>https://bit.ly/37iuXHd <text:line-break/><text:line-break/>有這麼一種抹黑方式是這樣：對方對你早有某種偏見或某種抹黑的既定結論，然後再來開始「論述」，開始找「證據」，而所謂「證據」其實就是各種穿鑿附會、渲染與修辭。簡單說就是先認定「凶手」，再來瞎掰胡扯捕風捉影找「證據」。 <text:line-break/><text:line-break/>比方說，透過表面上好像很精確其實全是鬼扯蛋的一大堆細節來夾帶既定的抹黑結論，讓你以為他很專業，很有根據，很有研究，從而誤以為其所言為真或有所根據，其實根據個小鳥蛋，全是鬼扯。 <text:line-break/><text:line-break/>我相信大家都很聰明，應該聽得懂我在說什麼才對。如果有人說他聽不懂，那請他舉手，報上名來，我願意免費拿他來展示這套抹黑方法。 <text:line-break/><text:line-break/>這套抹黑方法的精髓就在於「穿鑿附會、渲染與修辭」等等幾個關鍵字，簡單說就是透過「寫作文」的方式捕風捉影，進而把純屬虛構、扭曲不實或真真假假的一大堆東西，透過修辭給串連起來，做出某種完全遠離事實的結論。 <text:line-break/><text:line-break/>造一個謠很容易，澄清一種謠言卻很難，因為造謠只要一兩句話，但澄清謠言卻得長篇大論從頭說起，技術上非常難，畢竟我不可能幫大家寫一本書來澄清這樣那樣的一些低級無恥鳥話，我只能舉例說明。 <text:line-break/><text:line-break/>那篇鳥文是這麼寫的，我剪幾段給大家看(原文是簡體)： <text:line-break/><text:line-break/>「新 (國民黨) 連線決定在這兩個地區提名一位元候選人，代表參與立委選舉。為此，來自中和的代表韓國瑜就將與來自永和的代表競爭這唯一名額，而這位來自永和的代表，就是洪秀柱。.... <text:line-break/><text:line-break/>韓國瑜輸給洪秀柱後，沒有為洪秀柱積極輔選，也沒有逐漸淡出政壇，而是趁趙少康、郁慕明等前往香港舉辦問政說明會之際，投靠了新連線的死敵集思會，而當年負責為韓國瑜投靠牽線的人，就是陳哲男。於是，在李登輝的支援下，韓國瑜也在同年底如願當選立委。不過，此時的韓國瑜已不再是新連線的立委，而已經是集思會的立委。 <text:line-break/><text:line-break/>然而，隨著宋楚瑜的勢力日益壯大，集思會在國民黨內的權力鬥爭中日漸衰微，有些成員甚至退出了國民黨，譬如當初引薦韓國瑜進入集思會的陳哲男就在1993年加入民進黨，成為了陳水扁的心腹。1994年12月，陳哲男被新當選的臺北市長陳水扁任命為臺北市民政局長。2000年，陳水扁當選臺灣地區領導人，任命陳哲男為 (總統府) 副秘書長。 <text:line-break/><text:line-break/>由於國民黨在2000年大選敗北，李登輝被迫辭去黨主席，之後又被開除了國民黨籍。李登輝遂帶領其在國民黨內的親信出走，組建了“臺灣團結聯盟”，簡稱“台聯黨”，自己擔任精神領袖。不過，這批追隨李登輝出走的人中，沒有韓國瑜。不知道是韓國瑜自己不願意，還是李登輝看不上，反正就是韓國瑜沒有跟著李登輝走。 <text:line-break/><text:line-break/>然而，留守國民黨的韓國瑜日子很不好過，由於當年對新連線的背叛和對李登輝的追隨，使得接替李登輝擔任國民黨主席的連戰及其親信都對韓國瑜十分排擠。為此，韓國瑜被迫放棄參選2001年的立委連任，這也就是韓國瑜所謂長達十六、七年的沈潛期的開始。真正的原因是他原來的老闆李登輝不帶他走，而新來的老闆馬英九看不上他。 <text:line-break/><text:line-break/>明白了這段經歷，讀者就能理解，爲什麽韓國瑜在2018年的選戰中很少被揭發私德有問題，可到了2019年卻是各種買豪宅、養小三、違建農舍、花天酒地的各種負面新聞層出不窮。是2018年的民進黨太蠢嗎？ <text:line-break/><text:line-break/>更主要的原因在於，韓國瑜2018年的對手是陳其邁，陳其邁的爸爸是陳哲男，二人相交二、三十年，對彼此的黑歷史早已知根知底，倘若真要互相傷害的話，那就是大家魚死網破，都沒有好結果，莫不如互相約定，都不做負面攻擊，都保持君子風度。 <text:line-break/><text:line-break/>在2001至2007年的這六、七年間，韓國瑜雖然逐漸淡出政壇，可心卻是不死的，也屢屢會有想要復出的念頭，譬如在2006年擔任臺北縣中和市的副市長，又譬如在2007年參加臺北縣的國民黨內立委初選，最終是因為時任黨主席馬英九的打壓而初選失利。因此，當馬英九在2008年當選臺灣地區領導人後，韓國瑜就對政治徹底死心，不再有任何想法了。 <text:line-break/><text:line-break/>直到2016年國民黨大敗，馬英九被視為罪人後，韓國瑜才突然冒出來參選國民黨主席。明白了這段經歷，讀者就能夠理解韓國瑜對於馬英九的那種刻骨銘心的仇視和痛恨。...韓國瑜每每忍不住要在各種場合批評責罵馬英九的原因所在，因為他對馬英九實在是太苦大仇深了。」 <text:line-break/><text:line-break/>以上每一個字全是造謠。這位作者若非無知透頂，就是無恥下流；先造出各種謠言，然後再自我引用，自己根據這些謠言來進一步「分析」。 <text:line-break/><text:line-break/>比方說，國民黨才有提名權，黨內的次級團體哪來提名權可言？哪有什麼提名輸給了洪秀柱，然後又經過什麼李登輝的支持，突然又被提名了，然後就當選了？真是胡說八道一通。這位作者名字不詳，使用簡體字，應是大陸人，大概連台灣的選舉提名程序都不了解。 <text:line-break/><text:line-break/>另外，更沒有什麼「韓國瑜沒有為洪秀柱積極輔選」之事，這也是鬼扯蛋。韓國瑜自己就是候選人，憑什麼輔選別人？而且，如果如這位作者所說的什麼韓國瑜在提名階段就被洪秀柱打敗，哪來什麼資格輔選？ <text:line-break/><text:line-break/>作者還說韓國瑜是「趁」趙少康等人前往香港之際，趕緊「投靠」新國民黨連線的死對頭集思會，這也完全是很低級的抹黑修辭。什麼「趁...」？何必「趁」？要加入哪個次級團體必定是公開為之，哪有什麼「趁」誰不在之理？更何況韓國瑜根本就沒有「投靠」集思會，更不是什麼「集思會的立委」。 <text:line-break/><text:line-break/>韓不但沒有投靠集思會，而且跟趙少康的新國民黨連線關係始終非常好，洪秀柱也是。因此，當趙少康於1992年脫黨參選時，就是和韓國瑜與洪秀柱聯手打出「反金權、反賄選，反污染」的競選口號。請看當年影片： <text:line-break/><text:line-break/>韓國瑜與趙少康： <text:line-break/><text:line-break/>https://bit.ly/2RgVhvz <text:line-break/><text:line-break/>韓國瑜或許因為當年的趙少康旋風之加持，於1992年以台北縣第三高票當選立委，發表當選感言﹕ <text:line-break/><text:line-break/>https://bit.ly/2TKbSK5    <text:line-break/><text:line-break/>但是，當新國民黨連線脫離國民黨成立新黨時，洪、韓兩人都不認同，他們認為，要改革國民黨就應留在黨內，而非另立新黨。但這並不代表他們和新國民黨連線之間的關係破裂。韓國瑜自始至終是軍系立委，根正苗紅，非常忠黨愛國，怎麼可能投靠漢奸老賊李登輝求官、求提拔？連這種謠言也能造得出來，真是無恥。 <text:line-break/><text:line-break/>韓國瑜和集思會的關係之建立，主要是在他當選立委之後而非之前，主要的好朋友是吳梓，而非陳哲男。作者故意把韓國瑜扯到大貪官陳哲男身上，藉以造謠說是陳哲男帶他「加入集思會」，然後再進一步造謠說「雙方都有 (貪污的) 黑資料」，以致於互相不敢攻擊。這完完全全就是造謠。 <text:line-break/><text:line-break/>至於我說的吳梓是誰呢？吳梓曾經退出國民黨，1994年以無黨籍身份參選省長，然後在投票前夕宣佈退選，要求選民把票投給陳定南。也就是說，吳梓及黃主文雖是倡導「台灣優先」的集思會核心人物，但是當年的集思會事實上是當時國民黨內一股相對比較清廉與開明的力量。韓國瑜跟吳梓這樣的人保持友好，進而在法案上有所合作，這有什麼問題嗎？如果這就叫做投靠，那麼，難道我可以說洪秀柱早就投靠了民進黨？向民進黨巴結求官？ <text:line-break/><text:line-break/>1992年，我在台北馬偕醫院當住院醫師。那一年，我黨外最好的朋友之一戴振耀，代表農民當選民進黨不分區立委，首次進入立法院，跟韓國瑜、盧修一及陳水扁成為立法院的「同班同學」。那時候，我仍是民進黨員，剛剛離開高醫來到台北工作，阿耀常打電話跟我長談立法院的事情，要我給意見或幫忙寫東西、看文件等等等。 <text:line-break/><text:line-break/>因此，我對那一屆的立法院人與事相當清楚。我知道當時國民黨內有個女中豪傑叫做洪秀柱，雖然跟阿耀不同黨，但是阿耀關於農民權益的一些提案，洪秀柱都會支持，而且對戴振耀很推崇。我還知道他們兩人曾經相約在某個咖啡廳裏聊天，談法案，相談甚歡。難道我可以因此就說洪秀柱老早就投靠戴振耀、投靠民進黨？這樣一種完全捕風捉影式的低級修辭不是很低能很卑鄙嗎？ <text:line-break/><text:line-break/>1992年，我還是民進黨員，我不但幫忙從政同志寫稿看稿，我還幫忙站台助講。這些歷史又不是什麼千年往事，做為歷史中人，我們都還活著，何必急著扭曲、虛構與瞎掰？我真不知道這位作者是真的無知透定還是存心抹黑使壞？ <text:line-break/><text:line-break/>我也知道，當時有個很衝、很忠黨愛國的軍系立委叫做韓國瑜，很凶，阿扁因為對榮民不敬，把照顧榮民比喻成養豬，馬上就挨了韓國瑜一拳。而且，因為忠黨愛國，這位軍系立委特別反台獨，幾次帶頭和我方之台獨同志在街頭起衝突。你說，這樣一個人會卑躬屈膝地巴結李登輝求提拔？他沒把李登輝這漢奸痛揍一頓就不錯了不是嗎？抹黑也要有點常識。 <text:line-break/><text:line-break/>至於當時的集思會，如上所說，是屬於當時國民黨內比較開明的一個次級團體。別說韓國瑜，就連我這樣一個當時和國民黨勢不兩立的激進黨外人士，我都願意和集思會合作，合作對象就是黃主文。 <text:line-break/><text:line-break/>話說1988年，我寫了一篇「台灣的小孩不值錢，1988年台灣兒童人權報告」，引起很大的迴響，導致學姐高二沒念完就被退學，而我則成為叛亂犯。當時，藍綠兩黨都有意要幫忙提出「五歲以下重症兒童免費醫療」的相關法案以及「大幅增加中央兒福預算」的訴求等等等。 <text:line-break/><text:line-break/>當時跟我接觸的，綠營方面就是阿扁。藍營方面，一開始是趙少康派人來找我談。但是，剛好遇到鄭南榕自焚，趙少康破口大罵自焚而死的鄭南榕，說他「不顧他人安危，製造公共危險」。我聽了很生氣，於是就拒絕和趙少康的助理碰面。後來，經陳永興推薦，找上一位國民黨立委幫忙提案，那個人就是集思會的黃主文。 <text:line-break/><text:line-break/>之所以講這些，只是想說：不要忙著瞎掰歷史，因為我們都還活著，要瞎掰鬼扯也該有點常識。 <text:line-break/><text:line-break/>至於什麼韓國瑜和馬英九有政治上的深仇大恨，勢不兩立。那也是完完全全的造謠，事實剛好相反。2007年，當馬英九身陷特別費的案子，幾乎要打入黑牢，王金平及吳敦義等所謂黨內「同志」卻個個等著看好戲。而且，依國民黨規章，被起訴者不得參選。後來，國民黨卻為馬修改規定，當時開第一槍幫忙掃除參選障礙，第一個跳出來對馬英九伸出援手的就是韓國瑜及其所屬的黃復興黨部 (即軍系勢力)，。 <text:line-break/><text:line-break/>韓國瑜當時擔任台北縣中和市副市長，帶著馬英九，出面喊出「2008中和出發」的口號，號召北中南十幾萬人連署相挺，幫助馬英九參選總統。 <text:line-break/><text:line-break/>當年的中和市市長邱垂益，形容韓國瑜「忠肝義膽」，是馬英九當年順利參選總統的「最大功臣」，據媒體報導： <text:line-break/><text:line-break/>「邱垂益於2005年當選中和市長的時候，中和市財政虧空，赤字非常嚴重。於是他啟用韓國瑜當副市長，韓國瑜不但向中央爭取預算，解決財政赤字問題，與當時深陷特別費案危機風波的馬英九，雖然非親非故， 但他依然挺身而出，在中和 93個里成立80幾個挺馬社團，他幫馬英九喊響『2008 中和出發』的口號，辦了無數場挺馬造勢大會，號召北中南全國聯署，得到10幾萬份連署書，讓聲勢低迷馬英九看到希望。馬英九旋即辭去黨主席，破釜沉舟參選總統，從此馬英九氣勢如虹，一路到底，幫助過馬英九及國民黨贏回八年政權。」 <text:line-break/><text:line-break/>底下視頻有當年的影像，請看 3分15至4分20秒處： <text:line-break/><text:line-break/>https://bit.ly/37DWKCb <text:line-break/><text:line-break/>結論有四： <text:line-break/><text:line-break/>一，相信善和不相信善的人，是兩種世界，兩種完全不同的物種，我知道很多人擁有這個所謂理想或那個所謂理念，但很奇怪的是，他們卻又不相信善，不相信有人會願意為了理想而獻身。我無法理解一個人如何可能不相信善卻又能懷抱著所謂理想。 <text:line-break/><text:line-break/>二，所謂人同此心，很多事情，只要你設身處地想一想，理當就能知道基本的善惡是非。今天如果有人對你無時無刻造謠抹黑一整年，你心裡做何感想？你還會那麼輕鬆寫意嗎？你還會覺得信口開河胡扯瞎掰造謠抹黑辱人名節毀人人格沒什麼嗎？ <text:line-break/><text:line-break/>三，我幾乎完全不接觸所謂網路世界，因為毫無意義。當一種資料庫裏頭的資訊百分之九十九點九九九全是偏頗、扭曲、渲染與造謠時，我何必浪費時間去讀它？這並不是說我不使用網路，而是說，我只會接觸那些具有非常高可信度而且深具內涵的資訊來源或個人見解。 <text:line-break/><text:line-break/>也就是說，既然媒體與網路世界被謊言謠言所壟斷，我雖然無法改變它，但不去看它總可以吧？我常感納悶，為什麼會有人每天花時間去閱讀無窮無盡的資訊垃圾，閱讀各種亂七八糟的低能言論，我真是很不明白。 <text:line-break/><text:line-break/>四，會上網的人至少應該都識字吧？其中大多數應該都受過基本教育吧？難道學校沒有教你怎麼形成疑問？怎麼尋找可靠資訊來解決這些疑問？難道你只會看臉書？看一堆網友、名嘴或網紅胡扯瞎掰些鳥話蠢話與謠言，然後按讚、用力轉寄？似乎不管再怎麼蠢的鬼話都會有人信。 <text:line-break/><text:line-break/>聽說最近還有什麼健康者和生病者的不同戴口罩方式之教學，真是很不可思議。人似乎是非常容易受騙的一種生物。每當我想到人是這樣一種生物，我就很想開個詐騙公司。</text:p>
      <text:p text:style-name="P1">陳真   |  2020.01.28 23:45   |   <text:a xlink:type="simple" xlink:href="http://palinfo.habago.org/Entry?Command=Information_PrintForum&amp;iPage=4#FORUM38584"><text:span text:style-name="T1">#</text:span></text:a></text:p>
      <text:p text:style-name="P2">(續2020.01.27 16:43) <text:line-break/><text:line-break/>以前住的地方空間大，常買報紙。現在就比較少買了，因為根本沒空間放。 <text:line-break/><text:line-break/>我有個習慣，報紙或雜誌買來，往往就堆著，幾年或十幾年後才看。我發現，把 "新聞" 當舊聞看，往往能看出更多訊息；許多時候，你幾乎沒法相信自己的眼睛，原來不過才幾年前，人事物居然完全是另一種面貌。更令人驚訝的是人們的健忘以及政客竄改歷史之離譜，就連基本事實都能虛構與扭曲。 <text:line-break/><text:line-break/>就比方說，你真的很難想像，當年的黨國餘孽，例如李登輝、蔡英文、陳明文等人以及無數地方政治山頭，居然搖身一變，變成民主鬥士；這些應該被繩之以法的，如今卻以正義的化身，指控與制裁乾淨正直者；而昔日黨外同志，為了一己權力與私利，往往也淪為一丘之貉。 <text:line-break/><text:line-break/>到頭來你會發現，政治上真正起作用的是權力與私利。所謂理想或理念，僅僅只是極少數人的堅持。分贓，終究才是力量的來源，沒有幾個人是官位或金錢收買不了的；絕大部份人別說位高權重的高官厚祿，恐怕讓他當個民代或什麼局處首長或董事長就能收編。 <text:line-break/><text:line-break/>我並不是現在才明白這個道理。我參與黨外有多久，我對政治的真實理解就有多久。我從不相信政治可以擁有自身淨化與防腐的功能。這樣一股約束力量必須來自於政治之外，而非來自權力內部。這也是為什麼我的黨外活動幾乎全部從事於各種人權、環保、媒體、勞工、農民、與文化等各種社會運動的創立以及各種民間力量的集結，例如醫界聯盟、上班族團結組織與兒童福利協進會等等等。 <text:line-break/><text:line-break/>也就是說，惟有當這樣一種力量大到足以制衡或制裁政治權力時，政治才有可能避免走上分贓的必然結局。 <text:line-break/><text:line-break/>但我沒想到，居然連社會運動本身也會被收編成為政治權力分贓的一環。島內所謂社運人士，99.9%是冒牌的，詐騙的，他們只是特定政治勢力的走狗；藉著所謂社運，累積個人資源、人脈、金脈與知名度，做為一種政治跳板以及權力的晉身階。 <text:line-break/><text:line-break/>原本只是想請大家回頭看2020.01.27 16:43我所貼的許信良訪談，不料一下筆就自動扯一堆已經寫過不知道多少遍的老話。 <text:line-break/><text:line-break/>許信良的那篇訪談是在2015年。2015年距今不過四年。在當時，你看他講的話也許看不出什麼所以然，但是，當你把當年的新聞當舊聞看時，應該就能看出很多東西。 <text:line-break/><text:line-break/>許信良講話基本上是很誠實的，但誠實並不等於可信。他對事實的描述相當貼切，比方說他關於老賊李登輝的敘述，雖然過度含蓄，但基本上已經算很誠實了。許信良對於未來大趨勢的掌握，依我看也還算不錯，但他關於島內人事物的種種預言或預測，卻往往只能當成笑話看。</text:p>
      <text:p text:style-name="P1">小子心   |  2020.01.28 22:54   |   <text:a xlink:type="simple" xlink:href="http://palinfo.habago.org/Entry?Command=Information_PrintForum&amp;iPage=4#FORUM38583"><text:span text:style-name="T1">#</text:span></text:a></text:p>
      <text:p text:style-name="P3">http://blog.udn.com/early60/131603511 附上我的部落格文。“民胞物與”其實就是“人同此心”，大家把自己與衆生擺在同一個位置；簡單的說，就是『恕』（如心），這是個很傳統的思想。很可惜的是從這次選舉“被加工過”的結果看去，未來的島内社會如果繼續交由這群817萬的反中芒果乾世代，那就什麽都免談了。</text:p>
      <text:p text:style-name="P1">王修亮   |  2020.01.28 16:28   |   <text:a xlink:type="simple" xlink:href="http://palinfo.habago.org/Entry?Command=Information_PrintForum&amp;iPage=4#FORUM38582"><text:span text:style-name="T1">#</text:span></text:a></text:p>
      <text:p text:style-name="P2">我對政治、人情的機巧很笨拙，一直以為培植傀儡政權是近代才有的事，看了邱世卿先生這篇文，慢慢明白，這應該是自古以來就有的事，只是歷史都是後人的紀錄，文字紀錄又和權勢有關，所以在文史中我看不出來。 <text:line-break/>近代教育普及，人人都能寫，才留下許多紀錄。 <text:line-break/><text:line-break/>一個國家或民族，其實不可能萬眾一心，都是紛亂萬端的，只看領導者的手腕和能力。 <text:line-break/>深刻的欽佩起優秀的領導者，明白他們的複雜與執著。 <text:line-break/><text:line-break/>我少年時願為國家民族而死，不論是不是文化洗腦的無知，那都是純真的熱情。 <text:line-break/>中年後看盡國民黨的腐敗，很長一段歲月，對文天祥、史可法、岳飛等人疼惜又憤怒，覺得他們執著的很迂腐，讓許多人跟著無辜送死。 <text:line-break/><text:line-break/>現在又看盡民進黨的手段，慢慢明白，「慎終追遠，民德歸厚」的意義。 <text:line-break/>人之所以能成人，是因為能在人群之中，堅定某些群性的執著，這些執著堅定了某些人品、行為，世代人民才保有能「肯定良善美好的價值」，也就得以「人文教化」的永續，沒有這些人文教化，人和野獸沒什麼差別。 <text:line-break/>這是至善。 <text:line-break/><text:line-break/>和平安樂時候的藝術是至美的，但戰亂災荒時，若沒有熱情犧牲的這些人文，藝術就是虛假空洞的浮華而以。 <text:line-break/>一個能在戰爭中無懼於死亡，以歌聲琴聲藝術撫慰人心的行為，是因為這至善至美兩種人文精神的合一。 <text:line-break/>這是出自真誠。 <text:line-break/><text:line-break/>而真誠的熱情犧牲與自私的心機險詐，都使許多無辜的性命連隨著死亡。但是真誠的熱情與犧牲，或許在當時沒有意義，但在人類歷史上，民德歸厚，才能帶來之後的盛世走向，帶來長時間的安定和繁榮，美與善。 <text:line-break/>大多數歷史上的留名，並不是個人的是非對錯，而是群的興衰功過吧！ <text:line-break/><text:line-break/>民族也好，國家也好，個人和群，是糾結難分的。 <text:line-break/>每個人能執著的不盡相同，所以我就做自己所能做的吧! <text:line-break/><text:line-break/>附註: <text:line-break/>深覺這些歷史，必須讓國中孩子研讀解析判斷(國中是群性組織發展期)，打好群性的基礎，讓熱情比較不容易扭曲，也不容易濫發。 <text:line-break/>直接說明史實來討論當然是不行的(這是大學生的學習法)，但是讓孩子們分成三、四組(蘇聯組、納粹組、溫和組、激進組)，給個歷史開頭，定位各組領導人個性與價值觀，讓他們發展自己的相互對抗，並能說明符合個性價值的決策理由，結束才拿史實出來對照，感悟就會入心。 <text:line-break/>我少年時若能這樣學習過，就不至於如此愚魯----------也難說啦!天性還是有差異的。 <text:line-break/>......................................................... <text:line-break/>轉貼 <text:line-break/><text:line-break/>邱 世卿 <text:line-break/>4小時 <text:line-break/>近年來，每逢一月一日烏克蘭右翼政黨Svoboda 都會舉行集會，紀念上個世紀烏克蘭民族主義的領導人斯捷潘·班德拉(Stepan Bandera)的生日。 <text:line-break/><text:line-break/>看到這類遊行活動在加上班農與歐洲右翼組織的計畫，不禁讓我想起過往的這段歷史。 <text:line-break/><text:line-break/>班德拉（Степан Андрійович Бандера，1909年1月1日－1959年10月15日），烏克蘭政治家，西烏克蘭(加利西亞)民族主義運動和烏克蘭民族主義者組織的領導人。在二戰期間與納粹德國的關係密切。 <text:line-break/><text:line-break/>在二次世界大戰前，共產體制下的烏克蘭民族主義組織(OUN)分裂成兩個不同的路線，分別是溫和派（由安德烈梅爾尼克 Andrei Melnik領導）以及激進派（由班德拉領導，又稱革命派，即OUN-B），OUN-B中的B是希里爾字母對應R的轉寫，R代表Revolutionary，二者的關係就像現在香港的勇武派與合理非，我想在某個程度上，香港反中，反政府的核心份子一定很熟悉這段烏克蘭的歷史，又或者是想從中取得借鑑與參考。 <text:line-break/><text:line-break/>1941年6月22日希特勒下令展開巴巴羅薩行動，蘇聯衛國戰爭爆發。 <text:line-break/><text:line-break/>隨著戰爭爆發，不論是出於各國的民族主義或是納粹有計畫的支持，當時原屬蘇聯的許多加盟共和國及地區紛紛掀起獨立運動，例如6月22日德軍渡河進入蘇聯境內當天，立陶宛就發生了反蘇聯的暴動，並在隔天發布立陶宛獨立的宣言，大約有3萬名立陶宛人加入叛變行列。此後隨著德軍向北方的攻勢進展，叛變也蔓延至愛沙尼亞。 <text:line-break/><text:line-break/>8天後，烏克蘭民族主義組織也於1941年6月30日在利維夫發表了《烏克蘭國獨立宣言》(Declaration of Ukrainian Independence, 1941)。 <text:line-break/><text:line-break/>在這份《烏克蘭國獨立宣言》中明白地寫道:「（本國）將與納粹德國緊密合作，在阿道夫·希特勒的領導下共同建立歐洲和世界的新秩序。」 <text:line-break/><text:line-break/>如果與魔鬼交易能達成目的，那這樣的目的其中，必定也伴隨著魔鬼的期待。 <text:line-break/><text:line-break/>然而在納粹德軍佔領烏克蘭之後，納粹發現烏克蘭民族主義組織的目的是爭取烏克蘭的真實獨立地位，而這與希特勒對於烏克蘭只是魁儡國的目標相左，烏克蘭民族主義與納粹之間的關係越來越緊張。 <text:line-break/><text:line-break/>1941年7月5日，班德拉被納粹逮捕並送往柏林，幾天後7月12日，烏克蘭國的總統也被逮捕，雖然幾天後兩人都獲得釋放，但是被軟禁在柏林，不准返回烏克蘭。 <text:line-break/><text:line-break/>發生這個事件後，烏克蘭民族主義組織在一個祕密的會議後決定準備武裝對抗納粹。 <text:line-break/><text:line-break/>1942年1月，班德拉被送往柏林近郊的薩克森豪森集中營，住在其中的一個特殊營區。 <text:line-break/><text:line-break/>這裡關押的都是那些德國占領區內聲名顯赫的政治犯。 <text:line-break/><text:line-break/>1944年9月，戰爭末期由於戰局日益不利，為了使班德拉能帶領烏克蘭反抗軍在戰線後方對抗步步緊逼柏林的蘇軍，納粹釋放了班德拉，並且支援OUN-B和烏克蘭反抗軍所需的軍備、受過敵後行動和情報活動訓練的德軍士兵和特工則由德軍空運到烏克蘭。 <text:line-break/><text:line-break/>第二次世界大戰結束後，由於蘇聯是戰勝國，班德拉並未回到故鄉烏克蘭，反而是留在德國。 <text:line-break/><text:line-break/>1959年10月15日，班德拉突然在慕尼黑病倒並迅即死去。屍體化驗的結果證明班德拉是死於臉部遭到氰化物噴霧。當時的蘇聯最高蘇維埃主席是赫魯雪夫，是來自烏克蘭東部頓巴次地區的共產黨員。 <text:line-break/><text:line-break/>班德拉在慕尼黑森林墓地下葬。 <text:line-break/><text:line-break/>針對班德拉的評價一直頗受爭議，其中最受質疑的部分是他在1939年至1941年，戰爭爆發前與納粹德國的合作。 <text:line-break/><text:line-break/>蘇聯瓦解後，2010年1月22日，時任烏克蘭總統尤申科追授班德拉為「烏克蘭英雄」。 <text:line-break/><text:line-break/>就如同烏克蘭本身的許多矛盾一樣，這個決定除了在國內引起各種不同反應，也遭到許多國家譴責，尤其是二戰期間身受納粹迫害的國家，即便是烏克蘭的法院也質疑這樣的命令，一家法院曾經判決總統尤申科的該項決定不合法。 <text:line-break/><text:line-break/>2011年1月，被廣場革命推翻的前任烏克蘭總統亞努科維奇宣布撤銷授予班德拉為「烏克蘭英雄」的命令。 <text:line-break/><text:line-break/>2014年烏克蘭廣場革命推翻了原烏克蘭政府，同年3月3日為解決烏克蘭的問題，聯合國安理會舉行烏克蘭問題會議，當會議結束後，由剛取得政權的新烏克蘭政府派任常駐聯合國代表尤里·舍格耶夫聲稱，烏克蘭要否定二戰結束後紐倫堡審判的結果，並為二戰時期的烏克蘭納粹分子班傑拉正名，因為當年的紐倫堡審判中，包括班德拉在內，二戰時期烏克蘭民族主義者與納粹德國關係密切，在大審判中被控幫助納粹進行種族屠殺。</text:p>
      <text:p text:style-name="P1">穎芝   |  2020.01.28 15:14   |   <text:a xlink:type="simple" xlink:href="http://palinfo.habago.org/Entry?Command=Information_PrintForum&amp;iPage=4#FORUM38581"><text:span text:style-name="T1">#</text:span></text:a></text:p>
      <text:p text:style-name="P3">轉載王孟源先生對於此次「新型冠狀病毒」疫情的看法：希望作為一個中國人要相信自己的生醫科學家，他們已經是世界一流的；遵從國家制定的規則，即使有諸多不便；謠言止於智者，有一分證據說一分話。 <text:line-break/><text:line-break/><text:span text:style-name="T2">🎥</text:span>王孟源dudu的微博視頻 ：http://t.cn/A6PMcBys <text:line-break/><text:line-break/>#問答時間# #武漢冠狀病毒# <text:line-break/><text:line-break/>@王孟源dudu 答：你的困惑，主要來自面對現實世界裡固有的不確定性時，政策因應的選擇考慮。尤其是小機率、大後果的事件，一般人必然沒有親身經驗，即使是知識分子也很容易理解錯誤。統計裡面，這種Poisson Events是最常被誤解和忽略的，即使在金融界也往往不能正確處理。 <text:line-break/><text:line-break/>的確，這次的武漢病毒，即使是低調處理，也有90%左右的機率只會造成1000-10000人這種數量級的死亡，亦即和每年流感差不多。但是如果那個病毒突變，獲得流感級別的傳染力，代表的可就是百萬或千萬人遇害，那麼雖然對應的機率只有百分之幾，一個負責任的政府仍然應該全力以赴，儘量壓制病毒感染的範圍。正因為病毒每多傳一個人，突變的機會就又多了一分，傳染的廣度對後果有非線性的影響，所以防治也就會有遠超表面的潛在效益。這還沒有算入政府的名聲、信譽和合法性上的得失。 <text:line-break/><text:line-break/>總之，拿這種有若干機率會大幅惡化的事情，來和穩定可預期、只有線性後果的常規問題（如流感或車禍）做比較，是絕對錯誤的。同樣的道理，對核電厰的安全性，也絕不能因為歷史上因核意外死亡的人數還不到煤電廠的零頭，就輕易放鬆，因為核子事故有指數性大幅惡化的可能，而燃煤的負面後果並沒有同等級的非線性成長空間（全球暖化也會有非線性效應，但是惡化的速率還遠遠比不上核事故）。 <text:line-break/><text:line-break/>問：謝謝王先生的回覆。我現在比較清楚地瞭解到這病毒背後的危害了。 <text:line-break/><text:line-break/>不過儘管認識到了這病毒背後的危機，我依然認為現在的疫情是被媒體誇大了。我完全同意在湖北省需要實行非常緊急的措施組織疫情的擴散。但是在其他地區，是不是有必要進行如此高規格的疫情防護？對這點我是存疑的。現在的輿論情勢下，沒有一點聲音能說出來“這個病其實沒那麼嚴重”，在經歷了sars之後，幾乎所有人都只能以最保守地態度去評估疫情。即便是專家，也不能說出“最可能的情況”，而只敢說“最壞的情況”。 <text:line-break/><text:line-break/>《柳葉刀》雜誌的主編Richard Horton就在推特上公開呼籲中國的學者需要給公眾信心 <text:line-break/><text:line-break/>Chinese journalists are asking URGENTLY for expert information. Domestic Chinese experts are not making public statements, leaving the Chinese public without guidance and advice. I ask Chinese public health colleagues: please use your news media to strengthen public confidence. <text:line-break/><text:line-break/>他就是認為現在的疫情被媒體誇大了，這是他的看法 <text:line-break/><text:line-break/>A call for caution please. Media are escalating anxiety by talking of a “killer virus” + “growing fears”. In truth, from what we currently know, 2019-nCoV has moderate transmissibility and relatively low pathogenicity. There is no reason to foster panic with exaggerated language. <text:line-break/><text:line-break/>當然，我也承認Richard Horton的看法僅僅是他個人的看法，並不是學術界的普遍看法。他的這個看法在推特上也有其他同行去批評他。我現在擔心的是，牆內的輿論導致所有人都只能以最壞的情況去評估疫情，做出最保守的估計，這不一定是正確的處理疫情的方法。即便牆內有人想法和Richard Horton一致，哪怕他是專家，也不敢講出來。 <text:line-break/><text:line-break/>一方面講，對於這種疾病，我們確實應當非常謹慎地處理。但另一方面，我們也需要對這個疾病的危險程度有正確的認知，樹立人民的信心。人命固然大於天，但是我們也不可能永遠以最保守的方式去運行社會。日本的核電在福島事件之後有一段時間是完全停止運轉的，這是因為人民對於核電完全地不信任，人們總覺得核電是不安全的。但是，經過一段時間之後，日本政府也意識到完全不用核電是不可能的，所以後來逐步開放了部分核電地運轉。這就是一個例子：人民恐懼核電，所以政府只能完全關停核電站，以最保守的方式來運行社會；後來實踐證明，這種最保守的方式是對社會有損的，所以只能恢復部分核電站的運營。 <text:line-break/><text:line-break/>現在國內的情況是類似的：人民恐懼這種新型冠狀病毒，政府只能以最保守的方式運行社會，就是讓大家都不要出門，全國全面進行防護。但是在我看來，正確的處理方式應該是分為兩部分：一是在疫情嚴重的省份（主要是指湖北）進行高規格的疫情防護工作，在這個部分我覺得做的不錯，湖北基本全面封城；但是另一方面，我覺得對於病例出現的不多的省份，也應當給予人民足夠的信心，告訴大家新型冠狀病毒沒有那麼可怕（疾控中心的曾光教授就曾經講過，在北京防這病，還不如防車禍，但是類似的言論非常少，也沒有很多人有足夠重視）。我想說的是前面一部分固然重要，後面部分也是應當去做的，我覺得政府在後面一部分做的還不夠。 <text:line-break/><text:line-break/><text:line-break/>#問答時間# 《經濟學人》的評價居然幾乎是完全正面的！[頂] <text:line-break/><text:line-break/>問：//現在全世界的政府和醫療組織都這麼緊張，怕的就是這個新病毒的傳染力提升太快，可能會重演100年前的那個事件。武漢冠狀病毒的致死率，目前好像是在3%附近，這是Spanish Flu的1/10。不過如果任由它演化出同樣等級的傳染力，還是有潛力在一兩年內殺死全球人口的1%。所以緊張是非常合理的。// <text:line-break/><text:line-break/>王兄這段以及全文的解釋，舉例妥貼適切，陳述言簡義賅，邏輯推進亦簡要、易明、精練，大力建議放去觀網廣傳。 <text:line-break/><text:line-break/>@王孟源dudu 答：沒有用的。上次那篇有關求救卡片的文章，他們都嫌太過簡短。我又不是這方面的專業人員，寫半頁的科普還可以，要長篇大論大家都痛苦。 <text:line-break/><text:line-break/>其實很多我評論的事情，看似簡單，卻牽扯到不止一個專業，所以雖然我一向不搶著在第一時間發言，往往還是唯一一個能整理出完整總結的人。像是這件事，懂病毒的不一定懂演化，懂演化的不一定懂歷史，懂歷史的不一定懂政治治理，懂政治的不一定能依理工科的邏輯來敘事。 <text:line-break/><text:line-break/>還有一個有趣的細節，我順便在這裡提一下：《經濟學人》最新一期的頭版社論，討論了這次武漢病毒事件（參見網頁鏈接：https://reurl.cc/1Q9epV ），對中共zheng府的評價居然幾乎是完全正面的！我已經不記得上次在《經濟學人》的前半段看到對中國公平評論的文章是多少年之前了。 </text:p>
      <text:p text:style-name="P1">小軒   |  2020.01.28 14:34   |   <text:a xlink:type="simple" xlink:href="http://palinfo.habago.org/Entry?Command=Information_PrintForum&amp;iPage=4#FORUM38580"><text:span text:style-name="T1">#</text:span></text:a></text:p>
      <text:p text:style-name="P2">台灣人的問題在於，連口罩事件背後代表著什麼，也分辨不出來，為此在網路上我論戰到口乾舌燥。真是後悔。 <text:line-break/>同樣的，針對同一篇CNN的報導，除了風傳媒稍微客觀外，其他的媒體完全是造謠生事，就是千錯萬錯都是老共的錯，自由如此，什麼now news也是 <text:line-break/>原文如下 <text:line-break/>https://edition.cnn.com/2020/01/27/asia/china-wuhan-coronavirus-reaction-intl-hnk/index.html</text:p>
      <text:p text:style-name="P1">陳真   |  2020.01.28 02:28   |   <text:a xlink:type="simple" xlink:href="http://palinfo.habago.org/Entry?Command=Information_PrintForum&amp;iPage=4#FORUM38579"><text:span text:style-name="T1">#</text:span></text:a></text:p>
      <text:p text:style-name="P3">關於武漢病毒，我還不知道該樂觀或悲觀。就一個外行人的判斷水平來看，樂觀與否得看R0 這個數字。WHO目前(1月23日)發表的估計是1.4-2.5。問題是，就如 "Nature" 期刊所說： <text:line-break/><text:line-break/>https://www.nature.com/articles/d41586-020-00154-w <text:line-break/><text:line-break/>各方對於這個數據的研究落差太大，因為各種不確定性因素太高。因此，這個病毒是否能夠迅速獲得控制，恐怕還在未定之天。 <text:line-break/><text:line-break/>每個人能做的，無非就是自保，這段期間少跟人聚餐或近距離接觸，口罩隨時戴著，並且要常更換。 <text:line-break/><text:line-break/>我發現很多人連口罩都不會戴，或是正面裏面搞不清，沒事就去摸摸正面，摸完又摸裏面，這樣摸來摸去豈不是把病毒送入自己體內？也有人一個口罩戴好幾天，很節省，但是這樣還有保護效果嗎？ <text:line-break/><text:line-break/>在人渣黨的操弄下，一堆綠色生物幸災樂禍。這除了沒人性，更是腦殘到爆。病毒是屬於大家的，不是屬於對岸。在病毒的傳播受到有效控制之前，沒有人是安全的。</text:p>
      <text:p text:style-name="P1">老羊   |  2020.01.28 01:19   |   <text:a xlink:type="simple" xlink:href="http://palinfo.habago.org/Entry?Command=Information_PrintForum&amp;iPage=4#FORUM38578"><text:span text:style-name="T1">#</text:span></text:a></text:p>
      <text:p text:style-name="P2">瑾晴： <text:line-break/><text:line-break/>動機容易想像，但仍然要舉證；動機本身是不能當證據的。雖然我對帝國主義、殖民主義深惡痛絕，但是不管是當初的非典還是這次的新冠肺炎，要說是針對中國人的病毒是不可能的，因為「人種」並不是生物學意義上的「種」(species)。所謂的人種其實和貓狗的「品種」是一樣的意思。任何人種的男人和任何人種的女人都可以生出下一代，那個下一代也能夠和任何其他人種繁衍下一代。也就是說，目前並沒有能力製造出針對中國人的病毒。 <text:line-break/><text:line-break/>愛滋病剛出來的時候，很多人都說這是上帝懲罰同性戀的疾病，但是沒多久就很清楚愛滋病和性傾向沒有關係。從某一個群體開始流傳不代表那是針對他們的病毒或細菌。 <text:line-break/><text:line-break/>這裡有篇文章雖然和生物戰沒什麼關係，還是值得一讀。 <text:line-break/>https://mp.weixin.qq.com/s/j9tPd59HScEYBoMFwJ3xww <text:line-break/><text:line-break/>加強食品衛生、公共衛生、還有杜絕野生動物的販賣與食用才是該做的。</text:p>
      <text:p text:style-name="P1">王瑾晴   |  2020.01.27 23:39   |   <text:a xlink:type="simple" xlink:href="http://palinfo.habago.org/Entry?Command=Information_PrintForum&amp;iPage=4#FORUM38577"><text:span text:style-name="T1">#</text:span></text:a></text:p>
      <text:p text:style-name="P3">感覺這次武漢肺炎的情況極不尋常，目前看來比當年Sars還要嚴重的得多 <text:line-break/><text:line-break/>這次疫情爆發的時間適逢大陸春運高峰，地點是全國交通樞紐的武漢，病毒特性和當年Sars差不多但傳播力明顯更強(部分患者症狀不明顯令檢測難度更大)，這一系列的因素導致病毒迅速擴散，就像是著名游戲《瘟疫公司》的現實版 <text:line-break/><text:line-break/>當年Sars就有人懷疑是生化攻擊，再看這次武漢肺炎病毒的結構和特性，簡直就是Sars病毒的升級版，感覺是人工病毒的可能性極大，不敢想像這世界竟然會有這麼可怕的陰謀，幕後黑手這是要對華人搞種族滅絕啊</text:p>
      <text:p text:style-name="P1">陳真   |  2020.01.27 16:43   |   <text:a xlink:type="simple" xlink:href="http://palinfo.habago.org/Entry?Command=Information_PrintForum&amp;iPage=4#FORUM38576"><text:span text:style-name="T1">#</text:span></text:a></text:p>
      <text:p text:style-name="P2">(續) <text:line-break/><text:line-break/>把許信良和施明德並列，在我看來並不公平。許信良常被黨外人士稱為政治變色龍，說他喜歡搞權謀，但我並不這麼認為。我反倒相信，許信良是目前民進黨之中極少數還算誠實的人，他的想法基本上並沒有 "變色"；他改變的只是手段與政黨依附，而非想法本身，只是我依舊看不出來他的想法之基本價值何在。 <text:line-break/><text:line-break/>許信良是民進黨內最早(1995年)提出 "大膽西進" 的人，主張與大陸交流，還因此被民進黨裏那些冒牌台獨人渣，動員群眾，把他打到顱內出血。 <text:line-break/><text:line-break/>至於台獨黨綱，我一清二楚，因為我曾參與其中。請見底下之許信良受訪內容。 <text:line-break/><text:line-break/>我並不懷疑許信良的政治理念之基本誠信，但我對他的政治判斷力卻難以恭維。 <text:line-break/><text:line-break/>許、施兩人都參與倒扁紅衫軍，但若因此說他們重視清廉之道德性勝於權力歸屬，那是三歲小孩的外行話。他們要是在乎清廉，怎麼會支持現在這個貪婪腐敗到極點的民進黨？政治，對施、許來說，似乎不是事關眾人福祉之事，更非關價值，而比較像是一種權力鬥爭的宮廷遊戲，至於手段與內涵如何並不是那麼重要。 <text:line-break/><text:line-break/>陳真 2020. 01. 27. <text:line-break/><text:line-break/>============= <text:line-break/>许信良：“台独”从不是民进党建党初衷 <text:line-break/><text:line-break/>2015年04月07日  <text:line-break/><text:line-break/>来源：环球时报 <text:line-break/><text:line-break/>从上世纪90年代提出“大胆西进”到之后的“大胆开放”，民进党前主席许信良先生一直以富有战略眼光而在岛内受到推崇。4月2日，《环球时报》记者在他位于台北的办公室对他进行了专访。许信良告诉记者，“台独”从来就不是民进党建党初衷，“独派”力量也不是民进党主流。 <text:line-break/><text:line-break/>面对去年“九合一”大胜后民进党内出现的某种想绕开两岸政策的侥幸心理，他直言，蔡英文主席和民进党必须调整两岸政策，这是民进党执政的责任，不只是为了2016年选举，更为了两岸长久关系。 <text:line-break/><text:line-break/>“台独”不是民进党主流价值 <text:line-break/><text:line-break/>环球时报：民进党一直被贴上“台独党”的标签。“台独”是民进党的建党初衷吗？ <text:line-break/><text:line-break/>许信良：民进党的全称叫民主进步党，甚至没有“台湾”两个字。可以说，它是台湾民主运动的产儿，建党的动能以及奋斗的目标就是在台湾实现民主，用进步的价值观念带领台湾、治理台湾。 <text:line-break/><text:line-break/>早在日本统治时期，台湾就出现了民主运动，一些左派人士提出“台湾独立”主张。可以说，台湾民主运动中的“台独”理念只是反日本殖民统治的一部分，跟当时全世界的反殖民斗争是同样的诉求，完全没有跟中国分离或者敌对中国的成分。当时提出这些主张的人是台共，后来不少人跑到中国大陆成了共产党党员。一般台湾人也完全没有与中国大陆分离的意识，日本战败后，国民党军队到台湾接收时，受到台湾人民热烈欢迎，当时的历史记载非常清楚。 <text:line-break/><text:line-break/>而“台独”主张后来继续下来，并含有分离意识和敌对大陆的成分，国民党统治要负最大责任。因为国民党不把台湾人民看作同胞，而是当成被殖民者一样，国民党接收台湾没多久，便发生了“二二八事件”。那个时候台湾人民提出的诉求只是民主和高度自治，而不是分离。1949年国民党撤到台湾后，政治上进行20多年的“恐怖统治”和“戒严统治”，经济上带来的200万人又严重挤压台湾人的生存空间，“台独”理念开始具有反中国和反大陆人的成分。 <text:line-break/><text:line-break/>与此同时，“二二八事件”后被通缉的人中，左派人士跑到大陆成为中国共产党党员，还有一些非左派跑到香港、日本和美国，成立临时政府。他们以留学生为主，在海外发展独立运动，不过没什么行动，属于知识分子一种思想运动。 <text:line-break/><text:line-break/>可以说，这些人和民进党并没有关系。民进党的建立，来自上世纪70年代我们这一代发起的台湾民主运动，后来发生“美丽岛事件”，国民党开始镇压，大部分民主运动的领导人被抓或判刑，80年代更年轻一代继续反抗，办杂志宣扬民主，参加地方选举。 <text:line-break/><text:line-break/>1986年民进党成立时，基本上是由这两种人组成的：一是选举出身的政治精英，二是从事理论宣传的意识精英。当时一些主张统一的人也加入民进党，像费希平是跟着国民党到台湾的老“立委”，他差一点当选民进党第一任主席。应该说，民进党当时完全是不排斥统一的，没有独立的诉求。 <text:line-break/><text:line-break/>环球时报：民进党为什么在上世纪90年代通过“台独党纲”？ <text:line-break/><text:line-break/>许信良：通过“台独党纲”可以说是民进党内部权力竞争的结果。民进党建党之初，选举出身、理性务实的政治精英占多数。后来李登辉当了台湾领导人，大量海外独立运动者回到台湾，他们对台湾民主运动没有任何贡献，在民进党内没有很大影响力。民进党则基本上是由台湾本土民主运动者组成，一般缺少理论训练，对意识形态不擅长。 <text:line-break/><text:line-break/>而海外独立运动者形成一套简单有力的“台独”论述，往往在运动中占优势，对民进党构成很大压力。1991年，民进党的新潮流系为了对抗海外回来的“台独”运动者，竞争岛内人民支持，提出了所谓的“台独党纲”。可以说，“台独党纲”的真正用意是排斥海外“台独”势力，是为了抗拒他们在台湾取得影响力的一种努力。 <text:line-break/><text:line-break/>环球时报：民进党内不断有人提出调整“台独党纲”，这是一部分人的想法，还是民进党的整体共识？ <text:line-break/><text:line-break/>许信良：我刚才讲了，“台独”理念一直在民进党内都不是主流意识形态和主流价值，“台独”信仰者在民进党内也不是主流力量。1991年“台独党纲”出来后，民进党的得票明显下降。党内长期从事民主运动的人都知道，“台独”是选票毒药，他们一直很抗拒。为了废除“台独党纲”，民进党做了不少努力，2000年出台的“台湾前途决议文”其实是为了取代“台独党纲”，冲淡其影响，“台独党纲”在那个时候就已经被冻结。 <text:line-break/><text:line-break/>那么为什么十几年过去了，“台独党纲”依然存在呢？我认为最大原因是李登辉的操弄。他成为台湾领导人和国民党主席后，一直在民进党内部培植“独派”力量。他这么做，我推测有几个原因： <text:line-break/><text:line-break/>一是李登辉的父亲是日本警察，他本身又长期受日本教育，有很强烈的日本情结;二是长期冷战的政治格局以及国民党的反共教育，深深影响他对台湾处境的判断，认为台湾站在美国和日本这边是正确的。 <text:line-break/><text:line-break/>此外，台湾在上世纪90年代实现民主，可以说是台湾历史上的一件大事，李登辉利用执政地位抢夺了民主运动的成果，他一直希望造成他是“台湾民主之父”这样的历史误解，因此利用“台湾人教授协会”等与民进党内“独派”结盟，介入民进党的权力运作和政策论述，企图形塑他在台湾民主运动史上虚假的和虚矫的“精神导师”地位。可以说，他的操弄一直到今天还在继续。 <text:line-break/><text:line-break/>民进党必须调整两岸政策 <text:line-break/><text:line-break/>环球时报：在您看来，2012年“大选”，民进党的两岸政策失败在哪里？ <text:line-break/><text:line-break/>许信良：2012年的岛内政治形势对民进党是有利的，民进党就输在两岸政策上。关于这一点，民进党候选人蔡英文主席也了解，她曾表示，两岸问题是民进党重返执政的最后一里路，我想这句话是最好的检讨。民进党的两岸政策不够清楚明确，中国大陆和美国都表达对民进党执政不放心，影响很多台湾中间选民和经济选民(他们关心台湾经济前途，不在乎政治理念)，导致这些人转向。 <text:line-break/><text:line-break/>环球时报：去年“九合一选举”后，民进党声势很强，一些人产生侥幸心理，认为不调整两岸政策也能选上。您认为民进党能绕过这最后一里路吗？ <text:line-break/><text:line-break/>许信良：2016年选举，台湾内部的政治形势比2012年更有利于民进党，这是确实的。但是不是有利到可以不在乎经济选民，可以不在乎中国大陆和美国的态度呢？我想民进党内大多数的政治精英和领导精英是没有人这么放心的，也不会这么想。 <text:line-break/><text:line-break/>民进党今天的权力可以说百分之百掌握在选举出身的政治精英手上。他们最关心选票，凡是对选票不利的因素都会拒绝，反之对选票有利的就会接受。他们的思考理性务实，都知道两岸关系必须调整，调整到中国大陆可以谅解是最起码的。 <text:line-break/><text:line-break/>这一点可以说是2012年选举后民进党党内的共识。现在就是怎么调整、如何调整的问题，对民进党来讲，必须调整到中国大陆可以谅解，但同时也不能调整到台湾内部不能接受，因为民进党必须跟国民党竞争政权。 <text:line-break/><text:line-break/>蔡英文处理过两岸事务，她不会碰触中国大陆的底线，未来如果成为台湾领导人也不会成为两岸的“麻烦制造者”，她非常了解两岸的红线在哪里。如今她作为民进党2016年的候选人，当然知道非调整不可。但怎么调整到多数台湾人民能接受、大陆能谅解，这需要高超的政治艺术。 <text:line-break/><text:line-break/>最近有人问蔡英文主席，如何看待大陆提出的“九二共识是两岸发展和平关系必须接受的政治基础”。她回答说，两岸和平发展是两岸共同的责任。这其实是蔡主席对承担两岸和平发展责任所做的庄严承诺。我觉得可以进一步提出：两岸和平发展是两岸共同的责任，民进党会做积极的努力，不但让两岸和平发展的既有成果能够保全，而且能够在这个基础上继续并进一步发展。 <text:line-break/><text:line-break/>我认为，民进党要表达这样的意愿。我们不能挑战大陆的基本立场，这是台湾领导者和人民必须了解的。另外要看到，民进党调整两岸政策不只是为了2016年选举，更是为了执政以后让台湾和大陆可以继续交往，为台湾人民争取最大利益。这是民进党执政的责任，不只是为了选举，更为了两岸长久关系。 <text:line-break/><text:line-break/>我很高兴大陆提出“两岸一家亲”，相信民共双方能够尽快找到加强沟通、建立互信的机会与平台。 <text:line-break/><text:line-break/>一中原则是世界共识 <text:line-break/><text:line-break/>环球时报：您对一中原则是怎么理解的？ <text:line-break/><text:line-break/>许信良：一中原则不只是大陆的要求，它是全世界的共识。上世纪90年代全球化之前，在传统的国际政治时代甚至于冷战还没有结束的时代，所有国家在与中华人民共和国建交时都一定开宗明义地说，世界上只有一个中国。当时一中原则是全世界主要国家的共识，进入全球化时代后进一步强化为全球共识。我一再强调，在两岸关系上，凡是大陆不能接受的主张，就是美国不能接受的主张。我希望民进党了解这一点，希望台湾人民了解这一点。 <text:line-break/><text:line-break/>环球时报：您认为“一带一路”会给台湾带来怎样的机遇？ <text:line-break/><text:line-break/>许信良：我认为，提出“一带一路”的战略构想最能表现习近平主席的雄才大略，它是大陆全球政经战略的一部分。对台湾来说，可能没能力参与基础建设，但是这样的战略完成后会让有关的国家和地区形成更紧密的经济共同圈，极大地扩大台湾的经济活动范围。台湾长期把对外贸易作为经济发展的火车头，而“一带一路”的经济范围对台湾来讲不是过去密切往来的地区，一旦加入对台湾太有利了。 <text:line-break/><text:line-break/>台湾在面对两岸关系时存在一个很大问题，就是无论国民党还是民进党，都还不能超脱冷战时代战略思维，总是认为美国和日本对台湾更重要，大陆是敌对一方，台湾应更亲近美国和日本。但今天的世界完全不一样了。对台湾重要的，不仅仅是两岸在地理上接近，两岸人民有共同的文化语言、有源远流长的共同历史，更重要的，是今天的大陆已经发展成为在全球政经体制中享有与美国几乎同等影响力的超级大国。 <text:line-break/><text:line-break/>“一带一路”的发展，必定更强化大陆在全球事务的发言权和影响力。台湾应该完全停止用冷战时代的国际政治逻辑来思考两岸关系。对今天的台湾来讲，中国大陆的重要性，无论是经济上还是政治上，都远远超过美国和日本</text:p>
      <text:p text:style-name="P1">陳真   |  2020.01.27 16:12   |   <text:a xlink:type="simple" xlink:href="http://palinfo.habago.org/Entry?Command=Information_PrintForum&amp;iPage=5#FORUM38575"><text:span text:style-name="T1">#</text:span></text:a></text:p>
      <text:p text:style-name="P2">Alex,  <text:line-break/><text:line-break/>照你的說法，那也不應該批評阿扁的貪腐和種種違法亂紀與顛三倒四了，因為阿扁也坐過黑牢；也不應該批評陳菊之任用一些貪官污吏及親信酬庸，佔盡肥缺，因為菊姐也坐過牢，還面臨過唯一死刑；更不應該批評林義雄之種種非理性作為與藍綠雙重標準，他不但坐過黑牢，而且經歷完全非人性的酷刑，並且被滅門。 <text:line-break/><text:line-break/>總之，依你的說法，所有人只要曾經為了所謂公義而受苦或付出代價，都不應該批評。這意味著，幾乎所有批評都必須中止了。這不是很荒唐嗎？ <text:line-break/><text:line-break/>民進黨2000年剛上台時，很多教師因為權益受損而起來抗議。民進黨回應說： <text:line-break/><text:line-break/>"你們真是很無恥，你們哪有資格抗議？你們過去從未抗議，現在憑什麼抗議我付出各種代價所打下的江山？你們過去有付出過嗎？現在居然想享受權利享受生活，你們真是太寡廉鮮恥了！" 簡單說就是："我坐過牢，你們憑什麼想要獲得跟我一樣的好處? 你們憑什麼批評我？" <text:line-break/><text:line-break/>為此，我曾寫了許多文章，批評這種說法的荒唐。比方說我寫了一系列的 "給李筱峰上五堂公民課"，網路上不知道還找不找得到，有興趣的請自行搜尋。 <text:line-break/><text:line-break/>簡單說，一個人只要做錯事或做壞事或做一些足以客觀評價的事，誰都可以批評其作為。一個人是否曾經因為所謂正義而付出代價，並不是胡作非為的護身符或通行證。但是，無數綠營的人卻有此思維，以為自己擁有了道德的免責權，因此具有任意胡作非為的權力；就連那些僅僅只是過去站在綠營一方的人，也認為自己可以擁有比別人 "更" 平等的權力，可以享受更多好處。請參見 "動物農莊"，看看那些革命成功後的豬是什麼嘴臉。 <text:line-break/><text:line-break/>如果你的說法說得通，那我們更不應該批評蔣家政權底下的國民黨，因為就連昔日那些所謂萬年國會的老賊，不也個個都曾經在大陸國共內戰時期付出過各種形式的代價，包括青春與自由，乃至妻離子散，家破人亡。 <text:line-break/><text:line-break/>比方說作惡多端的情報頭子汪敬煦，其所作所為根本就是個人渣，但你難道可以說不能批評其血腥鎮壓作為，就只因為他年輕時在大陸是個不折不扣的愛國熱血青年，只差沒有拋頭顱灑熱血。 <text:line-break/><text:line-break/>總之，訴諸那類所謂的 "不忍苛責" ，表面上好像很溫馨很體貼很清高，其實很荒唐。 <text:line-break/><text:line-break/>再說，施明德和許信良也從來都絕不是什麼理念一以貫之的人，他們看重的是某種鬥爭勝負及權力歸屬，至於理念與手段的正直與一致性，我是無法恭維的，同時也缺乏敬意。我不知道這有什麼不能批評。</text:p>
      <text:p text:style-name="P1">大齐   |  2020.01.27 13:24   |   <text:a xlink:type="simple" xlink:href="http://palinfo.habago.org/Entry?Command=Information_PrintForum&amp;iPage=5#FORUM38574"><text:span text:style-name="T1">#</text:span></text:a></text:p>
      <text:p text:style-name="P3">朝鲜理解吧，毕竟他们应对疫情的力量太薄弱，一旦传染，死的人分分钟比中国还多； <text:line-break/>美国理解吧，毕竟首发突发的大型传染性疾病，参与进来，对美国的疾控也有大大的好处； <text:line-break/>日本理解吧，毕竟扎根中国的日本企业都有参与中国救灾的传统，这次口罩捐助就是711便利店母公司伊藤洋华堂先做的，据说日本政府也在调配产量支援中国，这也反应中日两国政府有意继续深入改善关系； <text:line-break/>德国理解吧，毕竟那位老专家2003年就参与了中国非典的防治，这么多年一直保持着研究关系； <text:line-break/>台湾理解吧，毕竟再不理解，再加入对台湾的讨伐，最终受罪的还是台湾普通百姓，而不是那些作恶的政客。虽然民主的台湾人选出来的政府，一切后果就该自己承受，但台湾还是有我们在乎的很多中国人的。 <text:line-break/><text:line-break/>最后也请一些质疑甚至阴谋论武汉政府的人理解理解吧，武汉流感季，本来门诊就堆满人，而发现病例是要上报中国疾控中心确认才作数的，后来研制并下发了试剂，才交由地方确诊，所以病例才会集中增长。在一个月时间完成基因组序列发布，研制发放检测试剂，安排防疫防治，调拨资源支援灾区，这些工作，放在世界任何一个国家，都是最快的了。连外媒都只能黑一黑中国不讲人权，还没见哪个主流媒体说中国隐瞒拖延粉饰的。当然经过这次，CDC的首席专家也说了，比起非典，这次是从源头全过程参与的，所以经验非常宝贵。我想若再有下次，肯定会处理更好。 <text:line-break/><text:line-break/>钟南山率领专家组到武汉，也是按照响应流程，钟南山率先说人传人，也是因为这些都是要经他们确认并且在国务院开了会有了应案才敢对外宣布的。一个市长，哪里敢就凭本市资源就做出影响全国甚至全世界的宣布。武汉这次疫情，若有任何问题，以中央现在的问责制度，谁也跑不掉。所以我觉得我们现在没必要把情绪倾注在这方面。 <text:line-break/><text:line-break/>这个时候全国都在驰援武汉，我们帮不上忙的就别瞎鸡巴猜了，什么压住试剂不下发之类的，做这种事百分百掉脑袋的好吗。尤其没社会经验的年轻人，更加别信谣别传谣，连想都别想，长辈信誓旦旦的谈资，有时连他们自己都不曾亲历。一个年轻人，沾染越多这些负面因素，越吃亏。社会的阴暗，有的是时间自己去经历，更何况，不同年代不同地域，你经历的根本不同。 <text:line-break/><text:line-break/>保护好自己，配合当地防疫，就是作为一个国民最大的义务和贡献。 <text:line-break/><text:line-break/>哀悼逝去的生命，感恩坚持在一线的人们。不论是武汉的医护人员，还是各地取消休假的公职人员。中国总是被这些最勇敢的人们保护着。 <text:line-break/><text:line-break/></text:p>
      <text:p text:style-name="P1">穎芝   |  2020.01.27 11:45   |   <text:a xlink:type="simple" xlink:href="http://palinfo.habago.org/Entry?Command=Information_PrintForum&amp;iPage=5#FORUM38573"><text:span text:style-name="T1">#</text:span></text:a></text:p>
      <text:p text:style-name="P2">全球第一個因擔心被傳染而禁止中國人入境的國家，是中國的老友，朝鮮！ <text:line-break/>全球第一個宣布與中國分享快速檢測冠狀肺炎技術的，是中國的死對頭，美國！ <text:line-break/>口罩價格不漲反降，甚至免費贈送100萬個支持中國的，是中國的世仇，日本！ <text:line-break/>帶著新研發的病毒抑制劑正在趕往中國的，是距我們萬里之遙的，德國！ <text:line-break/>第一個禁止向中國大陸出口口罩的是，我們自己的同胞：台灣！ <text:line-break/>這就是江湖。 <text:line-break/>https://reurl.cc/9zlOAx <text:line-break/><text:line-break/>10天前贈澳洲10萬個口罩，現卻禁止出口大陸 蔡當局遭批泯滅良心⋯ <text:line-break/>https://reurl.cc/ObOpK9 <text:line-break/><text:line-break/>支持管制口罩出口？網投票結果超驚人⋯ <text:line-break/>https://reurl.cc/e5r6Ym</text:p>
      <text:p text:style-name="P1">Alex Wang   |  2020.01.27 09:56   |   <text:a xlink:type="simple" xlink:href="http://palinfo.habago.org/Entry?Command=Information_PrintForum&amp;iPage=5#FORUM38572"><text:span text:style-name="T1">#</text:span></text:a></text:p>
      <text:p text:style-name="P3">我作為一個大陸人，對施明德和許信良其實並不反感。 <text:line-break/><text:line-break/>畢竟施明德早年因台獨坐過兩次牢，是付出過的。能為一個理想損害自己切身利益的，還是有利他主義情懷的，這點就勝過大多數人的。他最後也沒有對迫害過他的國民黨窮追猛打，也選擇了和解，他似乎也對共產黨有過妥協，有過主張建立大中華聯邦的提議。他當年紅杉軍倒扁，至少是認同一個貪腐的總統是該下台的，沒有所謂保衛本土政權是最高道德的想法。 <text:line-break/><text:line-break/>施明德迷信民主，是其不智，但未必做人毫無底線。 <text:line-break/><text:line-break/>我聽說似乎民進黨的台獨黨綱就是在許信良任內通過的。不過我看過許信良一些訪談，其人還是願意承認台灣面對的嚴峻現實，和願意做某種妥協的。 <text:line-break/>https://tinyurl.com/vucbbjs <text:line-break/><text:line-break/>其實，人皆有私有偏袒，做不到待別人家的孩子如待自己家的孩子一樣。拋棄一切宗教因素從哲學上來說，一個人是否善，就是看是否拿同一標準既要求別人又要求自己。有這一點，其實這種人就可以交朋友的。 <text:line-break/><text:line-break/>我說說我的看法吧：人皆有私，但是不代表做人不會有底線。中國人講的老吾老以及人之老，幼吾幼以及人之幼，就是說雖然做不到待人如己但是盡可能推己及人。打一個比方，在美國錄取醫學院競爭非常激烈，錄取了當然皆大歡喜；一旦不錄取他們學習的premed之類的生物、化學的本科學位非常難找工作，找到也是低薪甚至直接失業。如果其他人家和我家的小孩同時要競爭醫學院，我肯定想盡一切辦法給我家小孩盡可能一切資源讓其成功，希望其他的小孩失敗。但是，我看見這些競爭者小孩不學好、逃學、混黑幫、鬼混，我還是會告訴他們家長讓他們訓誡他們的小孩以期回歸正途，哪怕有些是我小孩錄取醫學院的潛在有力競爭者。這就是我為人的底線。 <text:line-break/><text:line-break/>中年的我，早已學會不苛求別人。蠻感慨的，事實世間自利有私同時還至少能有一些不妥協的底線的人，其實都是不多的。</text:p>
      <text:p text:style-name="P1">林柏甫   |  2020.01.27 05:44   |   <text:a xlink:type="simple" xlink:href="http://palinfo.habago.org/Entry?Command=Information_PrintForum&amp;iPage=5#FORUM38571"><text:span text:style-name="T1">#</text:span></text:a></text:p>
      <text:p text:style-name="P2">穎芝, 知乎上有一篇關於美國流感的探討, 滿值得一讀的. <text:line-break/>https://www.zhihu.com/question/367447014/answer/983235388</text:p>
      <text:p text:style-name="P1">陳真   |  2020.01.27 02:01   |   <text:a xlink:type="simple" xlink:href="http://palinfo.habago.org/Entry?Command=Information_PrintForum&amp;iPage=5#FORUM38570"><text:span text:style-name="T1">#</text:span></text:a></text:p>
      <text:p text:style-name="P3">剛從廣東珠海回來，困在那裏幾天，幾乎就像封城；許多餐廳、景點、園區和大眾運輸都關了，街上人、車稀少；大過年，一連幾公里竟然看不到一輛車，看不到一個人。 <text:line-break/><text:line-break/>幾乎所有人都戴上口罩，有些超商的收銀員還穿上整套防護衣；公共場所到處是檢查哨；聽出租車司機說，有些路段或機構，不戴口罩是不讓進的。 <text:line-break/><text:line-break/>若以此來評價，防疫工作看起來相當積極；共產黨做事挺有 "魄力"，一聲令下，就連私人企業比方說長隆海洋公園，居然也是說關就馬上關。才一抵達現場，就聽到封閉整個園區的消息。 <text:line-break/><text:line-break/>我們是從澳門機場進來珠海，原本還擔心會不會回程時連出入澳門的幾個口岸都給封關，那就麻煩大了。 <text:line-break/><text:line-break/>很早就安排好的行程，原本想帶小孩去玩，順便做點廣東的人文考察與居住評估，沒想到變成疫情考察之旅。司機說，國父的老家翠亨村景點估計也應該都不開放了。 <text:line-break/><text:line-break/>面對傳染病，最好就是避免人潮聚集處，人與人別太靠近，電梯人多時，就改搭另一部電梯，別擠成一團，並且應隨時戴口罩、常洗手，口罩要常更換。</text:p>
      <text:p text:style-name="P1">梁成功   |  2020.01.27 00:38   |   <text:a xlink:type="simple" xlink:href="http://palinfo.habago.org/Entry?Command=Information_PrintForum&amp;iPage=5#FORUM38569"><text:span text:style-name="T1">#</text:span></text:a></text:p>
      <text:p text:style-name="P2">大年初一稿： <text:line-break/><text:line-break/>我老家湖北黄石，现在是在佛山生活——说起来巧，当年SARS爆发，第一例确诊病例就是在佛山。可能部分是因为上次SARS爆发时的受灾经验不同，这次疫情，广东是第一个启动一级应急响应的省份，湖北反而在后面。香港更紧张了，据说（尚未得到核实），TVB等香港媒体从元旦前后就开始关注疫情——然而，当初每当港媒提及武汉疫情，传入内地的电视信号就会在广东被掐断。 <text:line-break/><text:line-break/>我父母甚至评价，17年过去了，这次湖北的处理还不如广东——我不是很清楚他们判断的依据。 <text:line-break/><text:line-break/>我在省粮食局工作的大姐今天来佛山拜年，提及了黄石的一些情况。截至目前，黄石尚未通报确诊病例，高度疑似病例10例，发热门诊满负荷运转。大武汉都市圈内只有黄石没有确诊病例，这显然不是因为黄石的实际病患数目不够多。我私下里做了一个不负责任估算，当前，黄冈与孝感，作为湖北省内接受武汉人口输送最多（也是除武汉外疫情最严重）的两个市，确诊病例大约在90个，跟据相关企业公布数据，武汉向孝感与黄冈输出的人口约为黄石的8倍，黄石的确诊病例“应该就是”10例。我姐跟我提及，目前有所谓“院方内部确诊”与“官方确诊”的区别，官方确诊遵循着相对严格的程序，各项检测资源的要求也比较高，已经有某些武汉的患者，有可能确实是感染了这次的新冠肺炎，但已在“在家隔离”的过程中去世，最终不会被列入确诊名单。目前的话，我们的相关信息发布机制是基本透明的，一般意义上的瞒报应该是没有。我接触到的网民的一个主要疑虑，就是说现在政府有没有刻意缩紧确诊或确定疑似病例的条件来压确诊病患人数，或是刻意延缓检测试剂的下放，相关的政府工作内容我没有去仔细了解，照理来说，（至少目前）政府没有这种动机。 <text:line-break/><text:line-break/>目前，多方信息都显示武汉市的诊疗资源与防护设备已近于枯竭，许多医护人员的身心状态近于崩溃，某些网传消息甚至表示有部分医院的尸体与医疗垃圾处理陷入困难。网络上流传的对发热门诊病例数较往年同期增加量的估计从三万到十万不等，而就境外研究机构公布的对武汉新冠肺炎实际病患人数的估算来说，目前是基本没有可能达到三万的。网络上也能看见有医生表示，大部分“增多”的病人可以判断不是新冠肺炎患者。群众情绪引发医疗资源挤兑，医疗资源挤兑又降低了确诊收治率，从中我们也可以看到政府在有关问题上的两难。 <text:line-break/><text:line-break/>在钟南山向记者明确表示肺炎可人传人前，当局的表态一直是“不排除人传人”“无明显人传人证据”，对武汉政府的质疑随之而来，之前这么多例病例，是否早已经能够依其明确作出“可以人传人”的判断？（我没有详细信息）如果能够，政府之前在作出那种表态的同时，是否有阻止本地病毒学专家参与追踪调查或者阻止医务工作者发声警示的情况？（至少，武汉本地的病毒学队伍水平很高，如果病例材料早已经足够，并不用等钟南山来确认“可以人传人”）况且，就算当局之前的表态 <text:line-break/><text:line-break/>没有错，这样一种表态就真的合适负责吗？ <text:line-break/><text:line-break/>一些网传据称是一线医务工作者的发言，表示从去年12月底开始，武汉的发热门诊接诊人数就出现了可感的异常增多，而医生们一直被压制发言。如果这是真的，上半月武汉陆续许多天没有出现通报病例的情况就更显得比较可疑，很多对瞒报的质疑针对这一时期。 <text:line-break/><text:line-break/>不久前，武汉的各个医院宣布接受来自社会的防护物资捐赠，有一种解读认为，这意味着院方对武汉当局的绝望（我不清楚是否如此），就在前不久，当局还表示物资充足。我姐则批评了他们的生活物资储备情况：“五千吨成品粮，够吃一天，有什么市场波动根本应对不来，他们还好意思拿出来讲...”我大姐一家今年本来准备回黄石跟孝感的（大姐夫是孝感人）现在他们只能取消行程了。 <text:line-break/><text:line-break/>—————————— <text:line-break/>大年初二补： <text:line-break/><text:line-break/>必须坦承，我不了解官方确诊程序的详细内容，但我知道有集中送检这个环节。昨天夜里，黄石一次通报了31例新冠肺炎确诊，超过孝感26例，在当时是“湖北第三”，黄石一下子上了微博热搜榜，网友们对瞒报的疑虑又被激了起来——这当然不是瞒报的结果。 <text:line-break/><text:line-break/>今天，孝感的累计确诊病例达到55例，又超过了黄石。 <text:line-break/><text:line-break/>今天，我找到了两篇权威报导，分别是中国新闻周刊与凤凰周刊早前发布的，引证了我上面提到的一部分传言与质疑： <text:line-break/><text:line-break/>https://xw.qq.com/cmsid/20200125A07TT200?f=newdc <text:line-break/><text:line-break/>http://bbs1.people.com.cn/postDetail.do?id=174645552 <text:line-break/><text:line-break/>今天看央视东方时空里面的一段探访，医生说他们“从去年12月29日开始奋战”，不知道这可不可以也算作对之前所得资讯的验证。 <text:line-break/><text:line-break/>我近一段时间整天在微博这种平台上寻找有关资料，其实很无奈，我知道这些资料真假难辨（更何况我不是专家）。现在权威媒体报导尺度越来越放开，中央开始征集有关线索，真相应该也应该会逐渐明朗。 <text:line-break/><text:line-break/>欢迎各位台湾同胞踊跃捐赠，医疗物资捐赠请注意相关标准。 <text:line-break/><text:line-break/>境外捐赠的特别说明：http://m.cnhubei.com/content/2020-01/26/content_12650292.html <text:line-break/><text:line-break/>更多信息可以关注我们官媒的发布。 <text:line-break/><text:line-break/>（听说民进党“政府”把相关物资列入出口管制了）</text:p>
      <text:p text:style-name="P1">蘇秀慧   |  2020.01.25 11:38   |   <text:a xlink:type="simple" xlink:href="http://palinfo.habago.org/Entry?Command=Information_PrintForum&amp;iPage=5#FORUM38568"><text:span text:style-name="T1">#</text:span></text:a></text:p>
      <text:p text:style-name="P3">非常謝謝老羊給的武漢病毒研究所石研究員探索SARS病原源頭的演講，看完後，受益良多。</text:p>
      <text:p text:style-name="P1">穎芝   |  2020.01.23 14:30   |   <text:a xlink:type="simple" xlink:href="http://palinfo.habago.org/Entry?Command=Information_PrintForum&amp;iPage=5#FORUM38567"><text:span text:style-name="T1">#</text:span></text:a></text:p>
      <text:p text:style-name="P2">我相信鬼島的某些綠媒及部分廢青針對此次發生在武漢的疫情有著非常不良惡意的居心，存著「看好戲」的心態在仇視對岸！ <text:line-break/><text:line-break/><text:line-break/>春运高峰，央视新闻在武汉、天津、长沙等多地火车站、机场直击肺炎疫情下的春运。在交通枢纽人流密集的地方应如何做好疫情防控？ <text:line-break/>http://t.cn/A6PhOERs <text:line-break/><text:line-break/><text:line-break/>底下是昨天的新聞： <text:line-break/>武大中南醫院:用ECMO成功救治一新型冠狀病毒患者 <text:line-break/>https://reurl.cc/Qpvr0Z</text:p>
      <text:p text:style-name="P1">穎芝   |  2020.01.23 12:12   |   <text:a xlink:type="simple" xlink:href="http://palinfo.habago.org/Entry?Command=Information_PrintForum&amp;iPage=5#FORUM38566"><text:span text:style-name="T1">#</text:span></text:a></text:p>
      <text:p text:style-name="P3">光是一個武漢市就有 1 千多萬人口，有染病及死亡的人數還不至於有太離譜的狀況，至於説美國目前廣泛流竄美國境內的流感有疫苗預防醫治的話，還能死 6600 人、爆發 1300 萬病例（ https://reurl.cc/D1Vzmm ， 2017 - 2018 年美國爆發流感，死了 8 萬人 ），兩者相互比較，後者會不會顯得太離譜了一點？（ https://reurl.cc/nV8KQD），如果有流感疫苗的話，還能死上數千人這一個狀況若是發生在中國大陸上的話，鬼島上的綠媒又會如何擴大的渲染來醜化中國大陸？ <text:line-break/><text:line-break/>流感發威！ 再爆9死最年輕為40歲男性 <text:line-break/>https://www.chinatimes.com/realtimenews/20200121003261-260405 <text:line-break/><text:line-break/>關於在武漢爆發的冠狀病毒肺炎的預防方法，請看今天的影片： <text:line-break/>2020-01-23【POP撞新聞】黃暐瀚專訪感染科醫師 顏慕庸 <text:line-break/>https://reurl.cc/L1kym9</text:p>
      <text:p text:style-name="P1">老羊   |  2020.01.23 01:12   |   <text:a xlink:type="simple" xlink:href="http://palinfo.habago.org/Entry?Command=Information_PrintForum&amp;iPage=5#FORUM38565"><text:span text:style-name="T1">#</text:span></text:a></text:p>
      <text:p text:style-name="P2">就事論事，流感的死亡人數是不能和 SARS 或是武漢肺炎相提並論的。因為流感死了六千六百人，但是比例只是萬分之 0.05，而且主要是因感冒引起的併發症。 <text:line-break/><text:line-break/>但是這個新型冠狀病毒肺炎目前在湖北引發的 444 例，有 17 人死亡，致死率 4% 雖然比 SARS 明顯得低，但還是相當高了。 <text:line-break/><text:line-break/>這裡有兩篇文章給有興趣的朋友參考： <text:line-break/>一、武漢病毒研究所的石研究員描述她和她的團隊如何花了 17 年找到 SARS 病毒的源頭：https://www.guancha.cn/ShiZhengLi/2020_01_22_532619.shtml <text:line-break/><text:line-break/>二、兩位美國學者發表的文章簡述這次新型冠狀病毒肺炎的事件：https://www.guancha.cn/DanielLucey/2020_01_21_532448.shtml 節錄開頭幾句話「去年12月，武汉诊断首例病例短短几周之内，中国就发现了新型冠状病毒，判断该病毒可能是引起41名患者感染的原因，并与世界卫生组织分享了该病毒的基因序列信息，供专门实验室测试使用。」 <text:line-break/><text:line-break/>從當初的 SARS 和這次的新型冠狀病毒肺炎發生的情況來看，基本都與「野味」有關。大陸很多人也在呼籲等這次疫情過後，政府需要開始禁止捕食、交易野生動物，包括養殖的野生動物（如果子狸）。</text:p>
      <text:p text:style-name="P1">路人   |  2020.01.22 22:51   |   <text:a xlink:type="simple" xlink:href="http://palinfo.habago.org/Entry?Command=Information_PrintForum&amp;iPage=6#FORUM38564"><text:span text:style-name="T1">#</text:span></text:a></text:p>
      <text:p text:style-name="P2">美國流感大爆發！1300萬人感染 6600人死亡 <text:line-break/><text:line-break/>CTWANT <text:line-break/>陳儷文 <text:line-break/>2020年1月22日 上午8:44 <text:line-break/><text:line-break/>大陸武漢肺炎持續延燒，美國流感也大爆發。根據美國疾病控制與預防中心（CDC）統計，從去年9月29日至今已有1300萬人感染，有12萬人住院，死亡人數來到6600人，其中幼童佔39名。雖然感染人數持續增加，但已連續第2周下降。 <text:line-break/><text:line-break/>據《CNN》報導，CDC國內流感監測小組負責人布拉默（Lynnette Brammer）表示，現在還無法確認這波流感已達到最高峰，不過感染人數確實有下將趨勢，在其中32州仍有「很高的活動水準」。 <text:line-break/><text:line-break/>布拉默指出，即使近2周感染人數趨緩，但A型流感病毒持續增加，「可能會帶來第二波的流感感染，還需要小心觀察。」 <text:line-break/><text:line-break/>報導指出，以往用來抵抗流感的疫苗相當有效，但以這次流感近3個月的數字看來，已出現的大多數流感卻並非如此，其中B型流感對幼童的影響比成人大，在39名因流感而死亡的幼童中，其中28名就是感染了B型流感。</text:p>
      <text:p text:style-name="P1">許世勤   |  2020.01.22 21:52   |   <text:a xlink:type="simple" xlink:href="http://palinfo.habago.org/Entry?Command=Information_PrintForum&amp;iPage=6#FORUM38563"><text:span text:style-name="T1">#</text:span></text:a></text:p>
      <text:p text:style-name="P3">最近打開IE, 跳出來的新聞大概都是些武漢肺炎的相關報導。一個章節（某泣新聞）在影射「中國隱瞞疫情導致死亡人數攀升」，所以基本邏輯就是「中國一定隱瞞疫情」。剛好自動滑到下一個章節，又一篇報導則是說「武漢確診病例達400人，已經造成9人死亡」。也許是大家長期反中反華，一面痛罵「中國」比瘟疫黑暗，一方面又說「已經確定400人中標了好可怕」。如果「中國」真的隱瞞疫情，那你又何從得知「武漢確診400人有9死病例」？但大家的邏輯是，只要跟「中國」有關，一定是下流、低俗、邪惡的。這些明顯自相矛盾，與事實不符，明顯帶有政治性的報導，在長期反中、反共、反華教育下，台灣人顯然連是非題都已經不會判斷。選後某龍說大陸應該恢復兩岸正常觀光，一方面又放任綠媒藉由瘟疫災情來瘋狂黑大陸，這時不是應該提出兩岸共同防疫，台灣願意協助一臂之力，這樣才是伸出友好的橄欖枝不是嗎？智商「正常點」的人，應該是這麼思考吧？</text:p>
      <text:p text:style-name="P1">老羊   |  2020.01.22 13:21   |   <text:a xlink:type="simple" xlink:href="http://palinfo.habago.org/Entry?Command=Information_PrintForum&amp;iPage=1#FORUM38561"><text:span text:style-name="T1">#</text:span></text:a></text:p>
      <text:p text:style-name="P2">我相信「我們會變成我們討厭的那種人」的主要原因之一是當我們在厭惡、批判那些人的時候，忽略了他們的「罪行」來自於人性，而我們也是人，所以也有做出同樣事情的可能性；雖然可能性的高低有別。 <text:line-break/><text:line-break/>當年批判國黨種種惡行的人，如果以為那些行為只是因為他們加入了國黨，那就非常有可能當自己處在類似的位置，有了類似的權力，也會做出差不多的事；因為對自己根本沒有任何警惕，都覺得「我才不會做出同樣的事」，卻沒有想過同樣是人類的「他們」為何會做出那些事。 <text:line-break/><text:line-break/>再者，就是林語堂在他所著的「蘇東坡傳」裡提到過的「神聖的目標是危險的；目標越神聖，為達到目標的手段就越下流」。 </text:p>
      <text:p text:style-name="P1">陳志鵬   |  2020.01.22 13:20   |   <text:a xlink:type="simple" xlink:href="http://palinfo.habago.org/Entry?Command=Information_PrintForum&amp;iPage=1#FORUM38560"><text:span text:style-name="T1">#</text:span></text:a></text:p>
      <text:p text:style-name="P3">不知道是誰説的，大意是：我們正在慢慢變成我們討厭的人。 <text:line-break/>以前被國民黨傷害的人，越來越像國民黨了。 <text:line-break/>看來仇恨似乎是會被傳承的東西，仇恨循環引發的悲劇，讓人不忍說破。幸好人性還有正直與善良，雖然聲音不大，人數不多（例如阿桑吉），但讓我能堅持相信人性。 <text:line-break/></text:p>
      <text:p text:style-name="P1">陳真   |  2020.01.22 11:46   |   <text:a xlink:type="simple" xlink:href="http://palinfo.habago.org/Entry?Command=Information_PrintForum&amp;iPage=1#FORUM38558"><text:span text:style-name="T1">#</text:span></text:a></text:p>
      <text:p text:style-name="P2">反倒是這位當年在黨外因為統獨立場不同、和我們站在對立面的人，確實始終一以貫之，而且乾乾淨淨： <text:line-break/><text:line-break/>https://bit.ly/36grB6n  <text:line-break/><text:line-break/>但是，這樣一個罕見的、正直的、從未改變的政治人物，卻反而被國家機器、被民進黨完全控制的媒體，妖魔化得臭不可聞；而貪婪腐敗齷齪到極點的人渣黨及其走狗們，卻反而成為民主英雄，成為你們的偶像。這就是你們所謂偉大的民主？</text:p>
      <text:p text:style-name="P1">陳真   |  2020.01.22 11:25   |   <text:a xlink:type="simple" xlink:href="http://palinfo.habago.org/Entry?Command=Information_PrintForum&amp;iPage=1#FORUM38557"><text:span text:style-name="T1">#</text:span></text:a></text:p>
      <text:p text:style-name="P3">我一直很不想談施明德和許信良，因為不好談，人們可能不容易理解我在講些什麼。 <text:line-break/><text:line-break/>孔子說，「惡紫之奪朱，惡鄭聲之亂雅樂，惡利口之覆邦家者。」要是黃藍黑等等，那還好，一目了然，不會搞混，但紫卻不然，乍看像朱，卻不是朱，因之也不好說明。 <text:line-break/><text:line-break/>不過，這兩位先生這些年可能越來越露出「本色」，越來越不紫了。麻煩之處也在此，一會紫，一會又不紫，綠得很，缺乏一致性。一下說蔡啥小當總統讓他「毛骨悚然」，一下又大誇特誇；一下說是民主的災難，一下又說是民主的大勝利，你實在看不出來他們的中心思維到底是什麼？是所謂民主自由嗎？是所謂人權嗎？是所謂這個那個嗎？是為了權力嗎？看起來也不是。 <text:line-break/><text:line-break/>那麼，是為了錢？好像也不是。不過，這些人確實就像是家裏開銀行自己印鈔票似的。我常納悶，為何他們不需要像我們一般人那樣從早忙到晚、累得像狗一樣才能勉強維持生計？他們好像永遠都不必工作就能過著經濟頂尖的上流社會生活；似乎只要弄個什麼基金會，然後就能財源滾滾，生活樂逍遙，都不用像我們這樣辛苦工作。 <text:line-break/><text:line-break/>這二十年來，民進黨拉低了台灣的整個道德水平，讓我們只好把是非標準無限放寬；只要不是人渣，都算是好人，要不然恐怕得真的一竿子打翻一整條綠油油的船，無一倖免了。 <text:line-break/><text:line-break/>更早之前的台灣社會，是非標準基本上是比較高的。記得差不多是1994-1995年，我發表了一篇文章叫做「我們不需要領袖」，罵的就是施明德。為什麼呢？因為他出來選立委，好像是在我的家鄉台南選，他不是想當立委而已，而是想當立法院長。 <text:line-break/><text:line-break/>我看他的種種競選文宣，看了真是會吐。施明德說，他之參選立委，「考驗著台灣人的智慧」 ，看看台灣人有沒有足夠的智慧選出像他這樣的領袖。萬一台灣人慧根不夠，施明德說，那他只好退出政壇，去國外從事人權工作云云，講一些對於人權很外行的傻話，而且講得好像從事人權工作很委屈了他這位「領袖」 似的，把選舉講得好像是「領袖」在給人民「出考題」，看人民夠不夠智慧，配不配、夠不夠個擁有像他這樣偉大的「領袖」 ，一直領袖領袖領袖個不停，真是很讓人無言。 <text:line-break/><text:line-break/>於是我就寫了「我們不要領袖」的文章發表。1990年初期的施明德政治地位很高，沒什麼人敢批評。不過，我的文章發表後隔天，我在看門診時，有個人打電話來我的診間，稱讚說我那文章罵得太好了，大快人心！希望我以後多多批評這些「高高在上的政客」。他說，「政治人物有了權力、地位之後就很容易自我膨脹。」 。 <text:line-break/><text:line-break/>你知道打電話來的那個人是誰嗎？就是林義雄。 <text:line-break/><text:line-break/>我講這事情只是想說：我不是笨蛋，我不是今天才看清楚許許多多政治人物的真實嘴臉。我的想法是：他們的想法根本不值得理會，因為缺乏誠信，缺乏基本的「道德一致性」；你根本不知道該相信他們哪個時間點講的話才算數，彷彿隨著某種目的的不同，說法也就能隨時調整似的，一切概念都缺乏足以認知的真實內涵，很空洞。 <text:line-break/><text:line-break/>那是因為他們很笨嗎？笨到講話經常顛三倒四，前言不罩後語？還是因為這些人很壞，心機盤算很深，策略勝於理念，手段大於目標？ <text:line-break/><text:line-break/>我不認識施明德和許信良，但是，大約是1985年(？)，施明德還在三軍總院被人五花大綁強制灌食時，我和陳菊以台權會代表的身份去看過他。我那時才20歲出頭，當年對施明德談不上景仰，但寫文章經常引用他在綠島自己寫的「墓誌銘」。 <text:line-break/><text:line-break/>當年 (八零年代) 施明德被囚於綠島時，認為自己「來日無多」，因此自己寫下墓誌銘，希望人們能夠在他的墓碑上刻下「奉獻者」三個大字，旁邊則刻著「我信仰了，我堅守了，我奉獻了」。施明德還說：「任何高貴的理想都不能美化卑鄙的手段」。 <text:line-break/><text:line-break/>我當時年少單純，對於這些話特別感動，我還因此自己做了一份傳單，傳單上印著施明德在綠島的照片，旁邊就引用上述那些話，在高雄市一些高中散發，希望改變當時的年輕人和學生對於黨外人士的妖魔化印象。 <text:line-break/><text:line-break/>施明德說得很對：「任何高貴的理想都不能美化卑鄙的手段」，但是，面對民進黨這二十年來比當年國民黨更為卑劣齷齪的手段，不管是在島內台灣或島外的香港之諸多卑鄙作為與製造動亂，施明德不知做何感想？不知道是不是有著什麼「高貴的理想」，於是再怎麼骯髒無恥的手段也統統都可以美化了？ <text:line-break/><text:line-break/>2006年，施明德和許信良發起紅衫軍倒扁，指控扁貪腐，收集發票公帳私用以及收受賄賂和洗錢等等，問題是，現在這個一黨獨大的民進黨之貪腐程度絕對是扁朝時期的百倍以上，施、許兩人卻反而讚不絕口。這是哪門子的「高貴理想」？ <text:line-break/><text:line-break/>p.s.：我有理由相信，某個程度上，施明德也許也參與了香港的動亂之促成。我不知道那又是基於哪門子的「高貴理想」？民主自由？還是什麼碗糕？ <text:line-break/><text:line-break/>反倒是這位當年在黨外因為統獨立場不同、和我們站在對立面的人，確實始終一以貫之，而且乾乾淨淨： <text:line-break/><text:line-break/>https://bit.ly/36grB6n <text:line-break/><text:line-break/>但是，這樣一個罕見的、正直的、從未改變的政治人物，卻反而被國家機器、被民進黨完全控制的媒體，妖魔化得臭不可聞；而貪婪腐敗齷齪到極點的人渣黨及其走狗們，卻反而成為民主英雄，成為你們的偶像。這就是你們所謂偉大的民主？</text:p>
      <text:p text:style-name="P1">欧阳阳   |  2020.01.22 10:09   |   <text:a xlink:type="simple" xlink:href="http://palinfo.habago.org/Entry?Command=Information_PrintForum&amp;iPage=1#FORUM38556"><text:span text:style-name="T1">#</text:span></text:a></text:p>
      <text:p text:style-name="P2">也許這就是輪回，曾經反邪惡，反獨裁，反國民黨；當他們贏了以後，博取到了權利與名位，很快就成爲他們曾經反對的那些人，目的只是維護他們自身的名位與權利。 <text:line-break/>低級無趣！</text:p>
      <text:p text:style-name="P1">欧阳阳   |  2020.01.22 09:50   |   <text:a xlink:type="simple" xlink:href="http://palinfo.habago.org/Entry?Command=Information_PrintForum&amp;iPage=1#FORUM38555"><text:span text:style-name="T1">#</text:span></text:a></text:p>
      <text:p text:style-name="P3">人是會變的，比如像施明德，許信良等等很多人，作爲台灣政治的既得利益群體，大概也只剩下賣情懷了。 <text:line-break/>像陳真前輩這類人，在台灣應該是很少的了 <text:line-break/><text:line-break/>一下轉自風傳媒： <text:line-break/>“民进党主席施明德，昨（20）日出席年前假释出狱的美丽岛世代战友、前海基会副董事长张俊宏洗尘宴。施明德席间不但称赞总统蔡英文BBC专访“像个有志气的台湾总统”，认可在美猪、美牛议题适度妥协，以换取台美贸易暨投资架构协定（TIFA）和自由贸易协定（FTA）。施也暗酸地表示，自己在梦中想到国民党可改名“中华民国国民党”，“仍能简称‘国民党’既能切割和北京的掮客角色，又能坚持你们的中华民国立场。” <text:line-break/><text:line-break/>据了解，对于施明德的梦中创意，许信良当场大赞，还叫施快去申请专利。施明德也在脸书发文，提到这个梦境桥段，更说梦里谈话的对方直夸“NORI！太厉害了！“中华民国国民党”，你该申请专利。国民党人怎么没有人想到这个名称！” <text:line-break/><text:line-break/>昨日午宴，由另位前民进党主席、现任亚太基金会董事长许信良做东，请施明德夫妇、包姓老友，还有先前协助特见事宜、即将卸任立委的郑宝清，以及张俊宏夫妇吃饭，替刚出狱的美丽岛战友洗尘。 <text:line-break/><text:line-break/>施明德在脸书贴文中称赞小英对BBC的谈话：“像个有志气的台湾总统，尤其她正面回应了中国七十年来对台湾的军事恫吓。她是两蒋之后唯一一个正面表示：我们不怕中国打来！””</text:p>
      <text:p text:style-name="P1">陳真   |  2020.01.20 00:40   |   <text:a xlink:type="simple" xlink:href="http://palinfo.habago.org/Entry?Command=Information_PrintForum&amp;#FORUM38554"><text:span text:style-name="T1">#</text:span></text:a></text:p>
      <text:p text:style-name="P2">我認識許多台獨急先鋒，所謂台獨 "大老"，例如什麼喜樂島聯盟，高喊台獨，卻又往往擁有美國籍，甚至全家老少全是美國人。它媽的這些混蛋是不是應該先用反滲透法抓起來，這不是境外勢力，什麼是境外勢力？他們鼓吹戰爭，但自己卻是美國人，一大半的時間在美國生活，根本不用上戰場；萬一兩岸戰事發生，馬上飛回美國溫暖的家，然後呼籲台灣人應該浴血抵抗。他們自己怎麼不放棄美籍？然後叫他們的子女回來，請蘇貞昌和她女兒蘇巧慧立委帶領，用掃帚和解放軍決一死戰，戰到最後一兵一卒？ <text:line-break/><text:line-break/>我真是很不明白，怎麼會有人相信這些所謂台獨？腦子進水了嗎？</text:p>
      <text:p text:style-name="P1">陳真   |  2020.01.20 00:24   |   <text:a xlink:type="simple" xlink:href="http://palinfo.habago.org/Entry?Command=Information_PrintForum&amp;#FORUM38553"><text:span text:style-name="T1">#</text:span></text:a></text:p>
      <text:p text:style-name="P3">我想確認有關阿桑吉的一些活動 (例如有個全球性的聲援活動) 與庭訊日期，做為選擇下個月 AIT 靜站日期的參考；於是透過 google，用 assange, campaign, extradition 等等關鍵字去搜尋，結果發現能找到的訊息或新聞相當少，這當然不是一種自然的結果，而是人為操縱，包括Google, Facebook 及 Youtube 等等西方網絡，事實上都是政治工具，為美國服務。 <text:line-break/><text:line-break/>一些人發起寫信給阿桑吉的活動： <text:line-break/><text:line-break/>https://writejulian.com/  <text:line-break/><text:line-break/>他回了幾封信，其中一封寫著： <text:line-break/><text:line-break/> "Knowing you are out there fighting for me keeps me alive in this profound isolation" (知道你們在外面為我戰鬥，讓我在這極端的孤立中，感受到一點生機。) <text:line-break/><text:line-break/>https://bit.ly/3ar8dH2 <text:line-break/><text:line-break/>https://pbs.twimg.com/media/EMwB-KZXYAYMLlr?format=jpg&amp;;name=medium    <text:line-break/><text:line-break/>有一些阿桑吉的回信就公佈在網路上，請看底下網址之最底下： <text:line-break/><text:line-break/>https://bit.ly/2ucvtrG  <text:line-break/><text:line-break/>不過，Assange如果在回信中註明 "private"，似乎就不應該公佈。如果你也想寫信給他，請寄到： <text:line-break/><text:line-break/>Mr Julian Assange <text:line-break/>DOB:03/07/1971   <text:line-break/>Prisoner #: A9379AY <text:line-break/>HMP Belmarsh <text:line-break/>Western Way <text:line-break/>London SE28 0EB <text:line-break/>UK <text:line-break/><text:line-break/>DOB是生日DATE OF BIRTH 的縮寫。注意西式寫法，是七月三日，不是三月七日。A9379AY是他的囚犯編號。 <text:line-break/><text:line-break/>還有，聽說不能寄卡片，但可以寄照片。如果希望他回信，可以附回郵，但必須是英國郵票，蝦皮或淘寶應該買得到。信封上必須寫上自己的全名，要不然監獄可能會沒收。 <text:line-break/><text:line-break/>阿桑吉上個月聖誕節時獲准打電話出來，在打給朋友的電話中他說，他正慢慢地死去，並經常遭到獄方注射鎮靜藥物。 <text:line-break/><text:line-break/>底下是 WSWS 所發起的一項簽署聲援活動，見文章末尾： <text:line-break/><text:line-break/>https://bit.ly/2twSR32 <text:line-break/><text:line-break/><text:line-break/><text:line-break/><text:line-break/> </text:p>
      <text:p text:style-name="P1">周淮安   |  2020.01.20 00:17   |   <text:a xlink:type="simple" xlink:href="http://palinfo.habago.org/Entry?Command=Information_PrintForum&amp;#FORUM38552"><text:span text:style-name="T1">#</text:span></text:a></text:p>
      <text:p text:style-name="P2">杜克大學民調：兩岸若開戰僅23%台灣人願抵抗，卻有6成相信他人會 <text:line-break/>https://www.gvm.com.tw/article/60428 <text:line-break/>－－ <text:line-break/>裏頭提到幾個有趣的點：一、台灣民眾對於統獨顯然是有「成本概念」，如果成本太高，就不要獨立了。二、歷次調查都顯示，認為兩岸終將走向「統一」的台灣民眾居多數，而且近幾年還有升高趨勢。三、一旦兩岸發生戰爭，多數台灣民眾表示個人不會抵抗，但卻認為別人會抵抗。而且先前幾次調查，與今（2019）年最新調查結果，基本沒有太大差異。 <text:line-break/><text:line-break/>由中美實力消長、兩岸民意激化等因素，包括王孟源等長期關注軍武與兩岸問題的學者，都對台灣前途不表樂觀；至遲2025-30年左右，武統很可能搬上檯面。個人現實中所認識的「覺青」，大多不是已取得綠卡，就是朝取得綠卡努力；再不濟也拿台胞證賺人民幣，在對岸有居住證、工作證。打著就算回台投票挺台獨，戰火也燒不到他身上的小算盤。這樣的「台灣獨立」，在時代巨輪之前，只能如夢囈嘴砲、曇花一現，經不起考驗。</text:p>
      <text:p text:style-name="P1">林炤育   |  2020.01.19 23:42   |   <text:a xlink:type="simple" xlink:href="http://palinfo.habago.org/Entry?Command=Information_PrintForum&amp;#FORUM38551"><text:span text:style-name="T1">#</text:span></text:a></text:p>
      <text:p text:style-name="P3">歪果仁研究协会 Ychina <text:line-break/>高思佑 <text:line-break/><text:line-break/>(他的爸爸投資的工廠...) <text:line-break/>參加十幾萬人中國工廠的年會，我怎麼哭了？ ！ <text:line-break/>https://youtu.be/PFi06LM87js <text:line-break/><text:line-break/>请一位90岁的老兵第一次来北京看升旗 <text:line-break/>https://youtu.be/Devbs4YosV8 <text:line-break/><text:line-break/>贵州最偏远的山村，竟然靠仙女网红摆脱贫困？ <text:line-break/>https://youtu.be/xtaNc85Pv40 <text:line-break/><text:line-break/>十年前中国最穷的农村，现在什么样？ <text:line-break/>https://youtu.be/kYbRlnr0CAI <text:line-break/><text:line-break/>十年來最冷清的香港機場，有些害怕的旅客 <text:line-break/>https://youtu.be/gKLwtbyz34o <text:line-break/><text:line-break/>给一座城市的北京大学新生送录取通知书 <text:line-break/>https://youtu.be/alibSq7kVhQ <text:line-break/><text:line-break/>去巴西贫民窟请孩子一起看球，贫民窟真的很危险吗？ <text:line-break/>https://youtu.be/zmEwjJEANY8 <text:line-break/><text:line-break/>找到各国校园霸凌的受害者，听听他们的讲述 <text:line-break/>https://youtu.be/0GPlPfkQUwk <text:line-break/><text:line-break/>中國是世界上最不誠信的國家？鬼才信！ <text:line-break/>Take an inside look at China’s massive new $12 Billion Airport <text:line-break/>https://youtu.be/Lg6WG6pRcFM <text:line-break/><text:line-break/>這個搞笑 <text:line-break/>售价25元的诸葛亮扇子可以在以色列沙漠卖出多少钱？ <text:line-break/>https://youtu.be/DUuCtkACiJ4 <text:line-break/><text:line-break/>Take an inside look at China’s massive new $12 Billion Airport <text:line-break/>https://youtu.be/2s5cezT82VE <text:line-break/><text:line-break/>上次貼過，再看一次，還是感動。 <text:line-break/>在汶川的老地方餐馆端盘子 <text:line-break/>https://youtu.be/4jYnwVoD0Ug</text:p>
      <text:p text:style-name="P4"><text:span text:style-name="T3">一南</text:span><text:span text:style-name="T4"><text:s/>  |  2020.01.19 22:59   |   </text:span><text:a xlink:type="simple" xlink:href="http://palinfo.habago.org/Entry?Command=Information_PrintForum&amp;iPage=1#FORUM38550"><text:span text:style-name="T5">#</text:span></text:a></text:p>
      <text:p text:style-name="P5"><text:span text:style-name="T4">一個中國是，台灣與大陸同屬一個中國，並非特指中華民國或中華人民共和國，兩岸在此共識下，恢復正常的交流。官方接觸，雙方不掛旗，不互稱官銜。待雙方有足夠的互信，再談正式的協議。</text:span><text:span text:style-name="T6"><text:line-break/><text:line-break/></text:span><text:span text:style-name="T4">在這個立場下，國民黨或許不能在以後幾屆選上總統，但絕對能擁有相當的群眾基礎。</text:span><text:span text:style-name="T6"><text:line-break/><text:line-break/></text:span><text:span text:style-name="T4">待外在客觀的形勢轉變，這個一個中國的立場，必成台灣內部及兩岸之間最大的共識。</text:span><text:span text:style-name="T6"><text:line-break/><text:line-break/></text:span><text:span text:style-name="T4">中國政府認為兩岸未來可共同討論一個新國號、新國旗。</text:span><text:span text:style-name="T6"><text:line-break/><text:line-break/>https://youtu.be/i0uANxjMzJg<text:line-break/><text:line-break/></text:span><text:span text:style-name="T4">這件事，中國政府老早提過。</text:span><text:span text:style-name="T6"><text:line-break/></text:span><text:span text:style-name="T4">上面的影片，解放軍將領金一南就在講這件事。</text:span><text:span text:style-name="T6"><text:line-break/></text:span><text:span text:style-name="T4">我們現在要求中國要嚴格遵守這個承諾。</text:span><text:span text:style-name="T6"><text:line-break/><text:line-break/></text:span><text:span text:style-name="T4">在新國旗、新國號誕生之前，雙方不掛旗，完全是站得住腳的。</text:span><text:span text:style-name="T6"><text:line-break/><text:line-break/></text:span><text:span text:style-name="T4">在雙方不掛旗，不互稱官銜的前提下，兩岸恢復官方接觸，甚至互訪，完全符合台灣人民及蔡英文所要求的平等、尊嚴。</text:span></text:p>
      <text:p text:style-name="P4"><text:span text:style-name="T3">怡靜</text:span><text:span text:style-name="T4"><text:s/>  |  2020.01.19 11:48   |   </text:span><text:a xlink:type="simple" xlink:href="http://palinfo.habago.org/Entry?Command=Information_PrintForum&amp;iPage=1#FORUM38548"><text:span text:style-name="T5">#</text:span></text:a></text:p>
      <text:p text:style-name="P6"><text:span text:style-name="T3">亞桑吉</text:span><text:span text:style-name="T4">1/13 </text:span><text:span text:style-name="T3">離開法院時</text:span><text:span text:style-name="T4"><text:line-break/><text:line-break/>https://youtu.be/stLalBA-yZo<text:line-break/><text:line-break/>"Stay strong Julian"<text:line-break/>"Remember we are here for you"<text:line-break/>"We won’t let them do this to you"<text:line-break/>"Because your freedom is our freedom"</text:span></text:p>
      <text:p text:style-name="P4"><text:span text:style-name="T3">陳真</text:span><text:span text:style-name="T4"><text:s/>  |  2020.01.19 10:49   |   </text:span><text:a xlink:type="simple" xlink:href="http://palinfo.habago.org/Entry?Command=Information_PrintForum&amp;iPage=1#FORUM38547"><text:span text:style-name="T5">#</text:span></text:a></text:p>
      <text:p text:style-name="P5"><text:span text:style-name="T4">穎芝提供的這網址：</text:span><text:span text:style-name="T6"><text:line-break/><text:line-break/>https://reurl.cc/QpQv90<text:line-break/><text:line-break/></text:span><text:span text:style-name="T4">我看了幾秒鐘，覺得真是很無恥；這位無名氏若非無恥，就是腦子整個壞掉了。真難想像怎麼會有人蠢到這種地步卻又如此自我滿意。這是我一直感到很不可思議的一點。我可以理解蠢，但我無法理解蠢到爆卻又以為自己是天才。</text:span><text:span text:style-name="T6"><text:line-break/><text:line-break/></text:span><text:span text:style-name="T4">網路是有害的，它會讓人腦殘，讓人敗德，充斥太多有毒有害的東西，很少有負責任的誠實言論。</text:span><text:span text:style-name="T6"><text:line-break/><text:line-break/></text:span><text:span text:style-name="T4">網路剛出現時，</text:span><text:span text:style-name="T6">Chomsky</text:span><text:span text:style-name="T4">認為其「去中心化」的屬性，將有助於突破言論與思想的封鎖，有助於真相與真理的傳遞。但我的看法卻剛好相反，網路不會「去中心化」，反而會比過去更加集權，更容易掌控。</text:span><text:span text:style-name="T6"><text:line-break/><text:line-break/></text:span><text:span text:style-name="T4">事實或許證明了我是對的。網路的出現，讓謊言更加瀰漫，就像大海嘯一樣，幾乎淹沒了一切；所謂理性，只剩點綴意義，缺乏改變的力量。當理性空間越壓縮，拳頭的重要性就越大。惟有當你力氣大到足以打倒對方時，才有可能造成改變，才有可能掌握那唯一的麥克風，然後或許才會有某種真理或真相出現的可能性。</text:span></text:p>
      <text:p text:style-name="P4"><text:span text:style-name="T3">陳真</text:span><text:span text:style-name="T4"><text:s/>  |  2020.01.18 00:59   |   </text:span><text:a xlink:type="simple" xlink:href="http://palinfo.habago.org/Entry?Command=Information_PrintForum&amp;iPage=1#FORUM38546"><text:span text:style-name="T5">#</text:span></text:a></text:p>
      <text:p text:style-name="P5"><text:span text:style-name="T4">我們如果真的討厭政治上那些人渣的所作所為，那就應該期許自己不要變得跟他們一樣。不要抹黑，不要造謠，不要信口開河，不要敵視異己</text:span><text:span text:style-name="T6">(</text:span><text:span text:style-name="T4">敵視人渣是應該的，但異己無妨</text:span><text:span text:style-name="T6">)</text:span><text:span text:style-name="T4">，不要不擇手段；要相信善，不是相信某種顏色或立場。是善惡定義了立場，不是立場決定了善惡。</text:span></text:p>
      <text:p text:style-name="P4"><text:span text:style-name="T3">陳真</text:span><text:span text:style-name="T4"><text:s/>  |  2020.01.18 00:39   |   </text:span><text:a xlink:type="simple" xlink:href="http://palinfo.habago.org/Entry?Command=Information_PrintForum&amp;iPage=1#FORUM38545"><text:span text:style-name="T5">#</text:span></text:a></text:p>
      <text:p text:style-name="P7"><text:span text:style-name="T4">「韓國瑜是由陳哲男，也就是陳其邁的爸爸，帶進李登輝系統的。他提的「庶民」，其實是反國民黨菁英馬英九的。他的失志，其實是因著李登輝的離開國民黨而失去舞台。」</text:span><text:span text:style-name="T6"><text:line-break/><text:line-break/></text:span><text:span text:style-name="T4">以上這些低級鳥話不管是誰講的，一樣都是不要臉，因為這種謠言太離譜，存心胡扯。那就好像說關公是蔡陽提拔，帶進曹營當官，一心想打倒張飛，但是曹操卻不喜歡關公，於是關公就失去當官的機會。</text:span><text:span text:style-name="T6"><text:line-break/><text:line-break/></text:span><text:span text:style-name="T4">真是胡說八道一通，胡扯造謠也該有點常識。更令我堵爛的是從人們的鬼扯瞎掰中，你往往可以看得出來，很多人似乎完全不相信「善」，總以為大家都跟他自己一樣出於某種利益盤算在做事情。那就好像市面上很多人污衊林義雄。韓國瑜在某種近乎聖潔的道德精神上當然很難和林義雄相提並論，但是，韓國瑜的基本正直與利他精神卻無可懷疑，至少他和一般政治人物之自私自利完全不同類。</text:span><text:span text:style-name="T6"><text:line-break/><text:line-break/></text:span><text:span text:style-name="T4">講到林義雄，最早批評而且不斷公開批評林義雄的就是我，但我從不懷疑他的人格之無私無我與正直。如果有人懷疑這一點，那我只能說，我跟這樣的懷疑者絕對不可能成為好朋友，因為懷疑了林義雄，等於是懷疑了我。也就是說，如果你連林義雄都不屑其人格，不相信他的善良與正直，那你也絕不可能會相信我。我怎麼可能會和一個不相信我的人格的人成為知心好友？</text:span><text:span text:style-name="T6"><text:line-break/><text:line-break/></text:span><text:span text:style-name="T4">我不知道誰是楊世光，我只知道新黨之前提名他選總統。這兩天看過一段他的談話視頻，看了幾分鐘覺得很痛苦，實在看不下去。我之所以看不下去，並不是因為他講對或講錯了什麼，而是因為：</text:span><text:span text:style-name="T6"><text:line-break/><text:line-break/></text:span><text:span text:style-name="T4">一，言論含水量太高，可信度低，充滿修辭，信口開河，缺乏實質內涵。</text:span><text:span text:style-name="T6"><text:line-break/><text:line-break/></text:span><text:span text:style-name="T4">二，態度令人難以恭維。</text:span><text:span text:style-name="T6"><text:line-break/><text:line-break/></text:span><text:span text:style-name="T4">總之，我不認為他的言論值得關注。</text:span><text:span text:style-name="T6"><text:line-break/><text:line-break/></text:span><text:span text:style-name="T4">至於林宅血案，如果你說</text:span><text:span text:style-name="T6">CIA</text:span><text:span text:style-name="T4">「事後」肯定知道細節，這我同意。但是如果說是</text:span><text:span text:style-name="T6">CIA</text:span><text:span text:style-name="T4">幹的，那就太抬舉黨外，也太抬舉國民黨了。我甚至不認為</text:span><text:span text:style-name="T6">CIA </text:span><text:span text:style-name="T4">事先知情。原因說不完，簡單說幾個：</text:span><text:span text:style-name="T6"><text:line-break/><text:line-break/></text:span><text:span text:style-name="T4">一，那個年代，整個台灣完全掌控在國民黨的恐怖統治下，他想殺誰就殺誰，想關誰就關誰，哪需要</text:span><text:span text:style-name="T6">CIA</text:span><text:span text:style-name="T4">出面？</text:span><text:span text:style-name="T6"><text:line-break/><text:line-break/></text:span><text:span text:style-name="T4">二，</text:span><text:span text:style-name="T6">CIA</text:span><text:span text:style-name="T4">殺林義雄全家做什麼？毫無理由不是嗎？事實上，美麗島事件如果不是美國不同意判處這些人死刑，老早全槍斃了。</text:span><text:span text:style-name="T6"><text:line-break/><text:line-break/></text:span><text:span text:style-name="T4">那時候的國民黨就跟恐怖魔王沒兩樣，非常殘暴，前前後後十幾萬個政治案件，多少人死於非命，多少人命喪黑牢，多少人家破人亡，多少人坐穿牢底。當然，這些全是在美國的默許及鼓勵下所進行的「反共」行為，抓匪諜，掃蕩紅色、左傾思想，捍衛民主自由與人權。美國長年以來讚賞蔣家國民黨政權是民主自由世界的重要盟友，之前並不斷推崇蔣介石是民主自由世界的偉大領袖。</text:span><text:span text:style-name="T6"><text:line-break/><text:line-break/></text:span><text:span text:style-name="T4">但是，即便是這樣，美國依然沒有一絲理由殺害林義雄全家。相反地，美麗島受刑人是美國想要保護的對象，因為這些人親美，反共，絕不左傾，一心嚮往美式民主自由。美國殺他們做什麼？發神經嗎？</text:span><text:span text:style-name="T6"><text:line-break/><text:line-break/></text:span><text:span text:style-name="T4">舉個例，各位聽過吾友柏楊先生的一句諷刺名言吧？叫做「應美國國務院之邀」。那時台灣和美國仍有邦交，美國常會邀請一些在他們看起來頗有政治前途的人前往美國訪問，受邀者往往視為畢生莫大光榮，動不動就會拿出來當成一種「重要履歷」，驕以示人。因此，柏楊每當寫文章諷刺政客的虛矯嘴臉時，就會說「應美國國務院之邀」。</text:span><text:span text:style-name="T6"><text:line-break/><text:line-break/></text:span><text:span text:style-name="T4">你知道嗎？林義雄在他僅僅</text:span><text:span text:style-name="T6">33</text:span><text:span text:style-name="T4">歲</text:span><text:span text:style-name="T6"><text:s/>(1974</text:span><text:span text:style-name="T4">年</text:span><text:span text:style-name="T6">) </text:span><text:span text:style-name="T4">時，就已「應美國國務院之邀」前往美國考察訪問一個多月或更久我忘了。從林義雄的家書中可以看得出來，在這趟獲得美方肯定的訪問行程中，林義雄深受「民主的啟發」，對美國及其民主制度非常推崇。</text:span><text:span text:style-name="T6"><text:line-break/><text:line-break/></text:span><text:span text:style-name="T4">林宅血案發生前幾個月，林義雄又再度受邀。不過這回應該是</text:span><text:span text:style-name="T6">AIT (</text:span><text:span text:style-name="T4">美國在台協會</text:span><text:span text:style-name="T6">) </text:span><text:span text:style-name="T4">邀請，因為那時台美已斷交半年多。從種種外在可見的跡象中看來，林義雄顯然受到美方重視，暢遊美洲大陸，考察美國國會制度及各項社運與人權工作等等。林義雄對於美國當然也印象十分良好。你覺得</text:span><text:span text:style-name="T6">CIA</text:span><text:span text:style-name="T4">會在他返台幾個月後突然發神經去殺他全家、並且把他刑求得遍體鱗傷嗎？</text:span><text:span text:style-name="T6"><text:line-break/><text:line-break/></text:span><text:span text:style-name="T4">三，當時的國民黨，統治方式就是透過恐怖高壓，包括血腥黑牢與酷刑甚至暗殺等等等，而且行徑非常荒唐；任何人，言語稍有不敬就會被抓走，半夜消失。對當時的國民黨來說，殺人、關人稀鬆平常，哪還需要</text:span><text:span text:style-name="T6">CIA</text:span><text:span text:style-name="T4">動手？</text:span><text:span text:style-name="T6"><text:line-break/><text:line-break/></text:span><text:span text:style-name="T4">你看，柏楊是蔣經國的文膽哦，跟蔣經國交情不錯，但他為報社翻譯一篇「大力水手」的連載漫畫時，因為借用蔣介石的慣用語「各位親愛的軍民同胞們」，而被認為有諷刺之意，馬上就抓去綠島關了九年又二十六天</text:span><text:span text:style-name="T6"><text:s/>(</text:span><text:span text:style-name="T4">原本要判死刑</text:span><text:span text:style-name="T6">)</text:span><text:span text:style-name="T4">，而且慘遭酷刑，嚴刑拷打，打到膝蓋骨都碎掉。</text:span><text:span text:style-name="T6"><text:line-break/><text:line-break/></text:span><text:span text:style-name="T4">四，所謂「偶語棄市，文字成獄」，偶然不小心講錯一句話，對黨國略有不敬，就有可能小命不保，更何況林義雄在當年的極端反抗言論。</text:span><text:span text:style-name="T6"><text:line-break/><text:line-break/></text:span><text:span text:style-name="T4">我舉個例。我是在林宅血案後決心參與黨外，你可別以為當時的黨外群眾集會人山人海，群情激憤，好像很勇敢。實際不然。那時候的批評尺度，最初一開始，最嚴重的指控頂多大概就是「暗示」說國民黨買票，「暗示」說國民黨貪污，其它的話就根本不敢多說了，因為誰也不敢保證自己的安危。</text:span><text:span text:style-name="T6"><text:line-break/><text:line-break/></text:span><text:span text:style-name="T4">但是，在那樣一種大家根本連屁都不敢放的極端恐怖高壓下，林義雄卻公開說蔣家的國民黨政權根本就是個叛亂團體，還說他對和平反抗已經失去興趣，威脅採用武力對抗。林義雄這些話一說出來，大家嚇都嚇死了。你覺得，當年實施恐怖高壓血腥統治的國民黨，有可能饒得過林義雄嗎？</text:span><text:span text:style-name="T6"><text:line-break/><text:line-break/></text:span><text:span text:style-name="T4">而且，在美麗島事件中，林義雄被捕之後，遭到非常殘忍的刑求</text:span><text:span text:style-name="T6"><text:s/>(</text:span><text:span text:style-name="T4">細節我不想說。如果你知道細節，你一定會說這個政權是個惡魔</text:span><text:span text:style-name="T6">)</text:span><text:span text:style-name="T4">，但林義雄卻仍然非常剛烈，毫不屈服。你覺得，當年實施恐怖高壓血腥統治的國民黨，有可能讓你林義雄還這麼剛強不屈嗎？</text:span><text:span text:style-name="T6"><text:line-break/><text:line-break/></text:span><text:span text:style-name="T4">另外有許多文件與事情可以證明，當時實施恐怖高壓血腥統治的國民黨，對林義雄之強烈反抗真的是恨之入骨。國民黨對他進行滅門報復，完全可以理解；甚至殺害林義雄全家後再嫁禍給林義雄，說他和海外台獨同志自導自演這齣滅門苦肉計，想要誣衊「大有為的政府」，想要「挑撥政府與人民的感情」</text:span><text:span text:style-name="T6">(</text:span><text:span text:style-name="T4">這些都是當年的慣用語</text:span><text:span text:style-name="T6">)</text:span><text:span text:style-name="T4">。</text:span><text:span text:style-name="T6"><text:line-break/><text:line-break/></text:span><text:span text:style-name="T4">五，林宅血案就發生在</text:span><text:span text:style-name="T6">228 (1980</text:span><text:span text:style-name="T4">年</text:span><text:span text:style-name="T6">)</text:span><text:span text:style-name="T4">那一天。</text:span><text:span text:style-name="T6">CIA</text:span><text:span text:style-name="T4">幹嘛還特別挑這個當年屬於完全禁忌的日子？但是，當年實施恐怖高壓血腥統治的國民黨，卻一直認為，只要加強血腥手段，就能鎮壓台灣人民的反抗意志，而</text:span><text:span text:style-name="T6">228</text:span><text:span text:style-name="T4">正好是一個最好的血腥恐嚇日子，警告台灣人乖一點，否則小命難保。當年的氛圍基本上是這樣。</text:span><text:span text:style-name="T6"><text:line-break/><text:line-break/></text:span><text:span text:style-name="T4">但是，血腥恐嚇其實不可能有用。短期會有效，但長期只會激起更多人的反抗。比方說陳定南原本賣皮鞋，是個進口商，若非林宅血案，他不會從政。我當時只是一個高中生，人生目標就是將來進入實驗室，一輩子當一個與世無爭的基礎醫學科學家，若非林宅血案，我怎麼會一上大學就加入黨外，成為一個亡命份子？</text:span><text:span text:style-name="T6"><text:line-break/><text:line-break/></text:span><text:span text:style-name="T4">六，現在的國民黨和當時的國民黨判若兩黨。當年蔣家的國民黨很狠的。</text:span><text:span text:style-name="T6"><text:line-break/><text:line-break/></text:span><text:span text:style-name="T4">比方說，我剛上小學那一年，在我家附近的台南美國新聞處居然發生爆炸案。那時候，消息完全封鎖，但我家就在附近，鄰里皆略有耳聞，大家都偷偷說是共匪炸的，但我長大後的判斷是：國民黨自己炸的。為什麼呢？因為那時候是</text:span><text:span text:style-name="T6"><text:s/>1970</text:span><text:span text:style-name="T4">年，美國從大約</text:span><text:span text:style-name="T6">1969</text:span><text:span text:style-name="T4">年就開始尋求和大陸建交，雙方動作非常多，打得火熱。</text:span><text:span text:style-name="T6"><text:line-break/><text:line-break/></text:span><text:span text:style-name="T4">這些資訊在當年當然都是完全封鎖</text:span><text:span text:style-name="T6"><text:s/>(</text:span><text:span text:style-name="T4">我也是後來才知道</text:span><text:span text:style-name="T6">)</text:span><text:span text:style-name="T4">，所以一般人都以為台灣和美國是在</text:span><text:span text:style-name="T6">1979</text:span><text:span text:style-name="T4">年才斷交，其實，早在十年前大陸和美國之間就開始密集論及婚嫁了，雙方交往得十分甜蜜。因此，我推測是國民黨自己炸的，一方面給美國人難看，一方面嫁禍說是共匪做的，一方面順便把美國所保護並協助偷渡出境的彭明敏的兩位同夥謝聰敏和魏廷朝抓起來，誣賴說是他們放炸彈。</text:span><text:span text:style-name="T6"><text:line-break/><text:line-break/></text:span><text:span text:style-name="T4">不久之後，順便把李敖也抓進來，連同我過去認識的一位黨外前輩叫做劉辰旦等人，統統抓起來刑求，並判予重刑。這就是著名的台南美國新聞處爆炸案，至今真相不明，但我相信是國民黨自己炸的，因為想不出第二個可能了。</text:span><text:span text:style-name="T6"><text:line-break/><text:line-break/></text:span><text:span text:style-name="T4">美國新聞處左前方斜對面不遠處有一家國民黨開的電影院叫做「實踐堂」，對面就是孔子廟及體育館，我小時候常在這裏玩。美國新聞處隔壁就是很有名的莉莉冰果室，再隔壁就是我後來念的建興國中，整個區域就是我小時候的主要活動範圍之一。</text:span><text:span text:style-name="T6"><text:line-break/><text:line-break/></text:span><text:span text:style-name="T4">美新處裏頭有個閱覽室，我念國中時，因為家裏太吵，假日或下課就是在那裏讀書，真想不到幾年後我會和這個案子的幾位受刑人例如魏廷朝和劉辰旦等人，成為黨外同志；人生許多事，真是料想不到，而林宅血案對我而言，就是人生的一個轉捩點。</text:span><text:span text:style-name="T6"><text:line-break/><text:line-break/></text:span><text:span text:style-name="T4">它就是國民黨幹的，因為林宅當時裏裏外外佈滿情治人員，誰能夠在光天化日下，在幾十個人面前殺人，然後殺完還在現場逗留一小時？還從林宅打電話去某個餐廳不知道要幹啥？我當時在台北念高中，常去「國際學舍」玩</text:span><text:span text:style-name="T6"><text:s/>(</text:span><text:span text:style-name="T4">現在應該不存在了</text:span><text:span text:style-name="T6">)</text:span><text:span text:style-name="T4">，林宅就在那附近，連我只是個高中生，去巷口路邊攤吃碗麵，一靠近林宅就會受到盤查。誰能夠在那樣一種滴水不漏至少數十人日夜監控的環境下，大白天跑進去滅門？</text:span></text:p>
      <text:p text:style-name="P4"><text:span text:style-name="T3">穎芝</text:span><text:span text:style-name="T4"><text:s/>  |  2020.01.17 23:03   |   </text:span><text:a xlink:type="simple" xlink:href="http://palinfo.habago.org/Entry?Command=Information_PrintForum&amp;#FORUM38544"><text:span text:style-name="T5">#</text:span></text:a></text:p>
      <text:p text:style-name="P5"><text:span text:style-name="T4">這不是讓自己好不好過的問題，把韓總與謝金河淡如水的交情及其鬼話拿來當作韓總是草包的證據，會不會太可笑？如果與謝金河認識就是草包，那謝金河的朋友都是草包？況且謝金河信口開河已是慣犯，他説話的可信度，就跟閹黨成員一樣！</text:span><text:span text:style-name="T6"><text:line-break/><text:line-break/></text:span><text:span text:style-name="T4">另外把上班遲到當做不負責任的表現會不會太兒戲？韓總有沒有在做事，大家都看得到，市長是「責任制」，不是像陳菊一樣，下班之後市政就不關他的責任了！</text:span><text:span text:style-name="T6"><text:line-break/><text:line-break/></text:span><text:span text:style-name="T4">個人只是不滿意韓總對於「香港條例暴力事件」的看法及兩岸的一些論述，除此之外，他的心直口快、口無遮攔也招致某些選民的厭惡，但是對庶民、弱勢的關心，大家都看得見！</text:span></text:p>
      <text:p text:style-name="P4"><text:span text:style-name="T4">Akan   |  2020.01.17 21:57   |   </text:span><text:a xlink:type="simple" xlink:href="http://palinfo.habago.org/Entry?Command=Information_PrintForum&amp;#FORUM38543"><text:span text:style-name="T5">#</text:span></text:a></text:p>
      <text:p text:style-name="P7"><text:span text:style-name="T4">穎芝，楊世光很多的爆料，要讓自己好過一點的話，的確聽聽就好；只是他也曾參與過議員選舉，長期待在媒體界和政壇，再加上新黨也是從國民黨分裂出來的，或許他對國民黨的了解遠勝過了解民進黨。所以他對國民黨的批評多於對民進黨，且更毒辣也是講得通的。但他對大選早已預估是民進黨躺著選，倒是奇了。他自己統計和觀察的，歷年來的股市似乎預告了選舉結果；藍營勝利的幾次股市都在萬點之下，反之晚點之上時，就是綠營當選。民眾長期或有個觀念，國民黨會治國，所以股市不好表示經濟不好，所以股市經濟不好時會選擇國民黨。反之就選民進黨。但股市背後也影現人為的操作。</text:span><text:span text:style-name="T6"><text:line-break/><text:line-break/></text:span><text:span text:style-name="T4">大選過後經過幾天的翻騰，我對政治已經決定漠視了。我跟陳先生的看法雷同；如果是</text:span><text:span text:style-name="T6">2</text:span><text:span text:style-name="T4">、</text:span><text:span text:style-name="T6">30</text:span><text:span text:style-name="T4">萬的差距我也可以認為是芒果乾催生年輕選票的結果，但</text:span><text:span text:style-name="T6">200</text:span><text:span text:style-name="T4">多萬票實在很不合理，但大概又是一件沒有真相的事了。反正台灣島上沒真相的多了去了。</text:span><text:span text:style-name="T6"><text:line-break/><text:line-break/></text:span></text:p>
      <text:p text:style-name="P4"><text:span text:style-name="T3">穎芝</text:span><text:span text:style-name="T4"><text:s/>  |  2020.01.17 20:18   |   </text:span><text:a xlink:type="simple" xlink:href="http://palinfo.habago.org/Entry?Command=Information_PrintForum&amp;#FORUM38542"><text:span text:style-name="T5">#</text:span></text:a></text:p>
      <text:p text:style-name="P5"><text:span text:style-name="T4">看來韓總擋住了太多人的發財路！</text:span><text:span text:style-name="T6"><text:line-break/><text:line-break/></text:span><text:span text:style-name="T4">例如</text:span><text:span text:style-name="T6">100%</text:span><text:span text:style-name="T4">中標的尹立為什麼還想浪費</text:span><text:span text:style-name="T6">2</text:span><text:span text:style-name="T4">億納稅人的血汗錢去罷免韓國瑜？</text:span><text:span text:style-name="T6"><text:line-break/><text:line-break/></text:span><text:span text:style-name="T4">罷免團體</text:span><text:span text:style-name="T6">wecare</text:span><text:span text:style-name="T4">的頭目就是過去在陳菊當高雄市長期間連續拿下</text:span><text:span text:style-name="T6">19</text:span><text:span text:style-name="T4">个高雄市項目的伊立</text:span><text:span text:style-name="T6">!<text:line-break/><text:line-break/>https://reurl.cc/b6p6q6<text:line-break/><text:line-break/>https://reurl.cc/W494WO<text:line-break/><text:line-break/>https://reurl.cc/Gk0klp<text:line-break/><text:line-break/></text:span><text:span text:style-name="T4">下一次高雄市長選舉在</text:span><text:span text:style-name="T6">2022</text:span><text:span text:style-name="T4">年，剩下</text:span><text:span text:style-name="T6">2</text:span><text:span text:style-name="T4">年半時間，不是害怕弊案被揭露，用得着那麼緊急嗎？</text:span><text:span text:style-name="T6"><text:line-break/><text:line-break/></text:span><text:span text:style-name="T4">丁公公之前是陳菊的辦公室主任⋯搖身一變成為總統府發言人！</text:span><text:span text:style-name="T6"><text:line-break/><text:line-break/></text:span><text:span text:style-name="T4">陳菊帶領</text:span><text:span text:style-name="T6">27</text:span><text:span text:style-name="T4">人北上中央做部長，次長⋯滿朝皆是菊天下⋯</text:span><text:span text:style-name="T6"><text:line-break/><text:line-break/></text:span><text:span text:style-name="T4">台灣不需要中國來攻打⋯</text:span><text:span text:style-name="T6"><text:line-break/><text:line-break/></text:span><text:span text:style-name="T4">自己國家的蛆蟲就會將國庫當作黨庫掏空！</text:span><text:span text:style-name="T6"><text:line-break/><text:line-break/></text:span><text:span text:style-name="T4">請大家一定要好好保養身體⋯</text:span><text:span text:style-name="T6"><text:line-break/><text:line-break/></text:span><text:span text:style-name="T4">才能睜大眼睛看到</text:span><text:span text:style-name="T6">4</text:span><text:span text:style-name="T4">年後的台灣會變成什麼樣子！</text:span></text:p>
      <text:p text:style-name="P4"><text:span text:style-name="T3">王修亮</text:span><text:span text:style-name="T4"><text:s/>  |  2020.01.17 19:17   |   </text:span><text:a xlink:type="simple" xlink:href="http://palinfo.habago.org/Entry?Command=Information_PrintForum&amp;#FORUM38541"><text:span text:style-name="T5">#</text:span></text:a></text:p>
      <text:p text:style-name="P7"><text:span text:style-name="T4">妍妍，你問的是豐遠，但是我也有一點想法，想和你倆聊聊。</text:span><text:span text:style-name="T6"><text:line-break/><text:line-break/></text:span><text:span text:style-name="T4">我認為一個國家的風土民情和歷史文化無法切割的，就算是軍隊也一樣。</text:span><text:span text:style-name="T6"><text:line-break/><text:line-break/></text:span><text:span text:style-name="T4">軍民一家親是中國非常古老的傳統，不論是漢朝以前的「寓兵於農」，軍就是平民農人，還是西楚霸王的「江東父老」「子弟兵」，中國文化對軍的概念，歸結在「從民而出」「為民而戰」，所以「與民為親」。</text:span><text:span text:style-name="T6"><text:line-break/></text:span><text:span text:style-name="T4">中國的階級雖然並不容易打破，但是只要文人能讀書，武人能戰功，都可以提升自己的位階，從「將相本無種，男兒當自強」這句話可以看得出來。</text:span><text:span text:style-name="T6"><text:line-break/><text:line-break/></text:span><text:span text:style-name="T4">近代或許受西洋影響，有些差異了，但兩岸領導人都很愛讀古書，這些觀念應該都還是有的。</text:span><text:span text:style-name="T6"><text:line-break/><text:line-break/></text:span><text:span text:style-name="T4">西洋歷史我見識甚少，大略知道西洋的軍以武士為主，是一種農奴與貴族之間的階級，掠奪得了土地，也可以受封或自封為貴族，招募武士或訓練武士。常態時，武士的出身罕有平民，原則上必須有貴族血統，戰亂時，盜賊與僕役也都可以成為武士，但就像唐宋一樣，會被門閥世家輕視。</text:span><text:span text:style-name="T6"><text:line-break/><text:line-break/></text:span><text:span text:style-name="T4">西洋武士是不屑去耕種工作或當商人的，認為農商工的工作不是武是應該做的。貴族對自己的子民負有保護責任，這是一種很崇高的武士精神，但是階級仍然很分明，是一種上位者的垂憐，不是親民。</text:span><text:span text:style-name="T6"><text:line-break/><text:line-break/></text:span><text:span text:style-name="T4">不同的文化，會形成軍人不同的價值觀。</text:span><text:span text:style-name="T6"><text:line-break/><text:line-break/></text:span><text:span text:style-name="T4">若是從這樣的歷史文化來看，中國軍人親民是正常的，西洋軍人價值觀不會相同，尤其還有傭兵制的國家，那就像做生意了，更不可能親民。</text:span></text:p>
      <text:p text:style-name="P4"><text:span text:style-name="T3">穎芝</text:span><text:span text:style-name="T4"><text:s/>  |  2020.01.17 16:42   |   </text:span><text:a xlink:type="simple" xlink:href="http://palinfo.habago.org/Entry?Command=Information_PrintForum&amp;#FORUM38540"><text:span text:style-name="T5">#</text:span></text:a></text:p>
      <text:p text:style-name="P5"><text:span text:style-name="T4">關於林義雄家血案是從</text:span><text:span text:style-name="T6"><text:s/>google </text:span><text:span text:style-name="T4">搜尋到的，如果這些資訊是錯誤的，請陳真先生將留言移除掉，謝謝！</text:span></text:p>
      <text:p text:style-name="P4"><text:span text:style-name="T3">穎芝</text:span><text:span text:style-name="T4"><text:s/>  |  2020.01.17 16:38   |   </text:span><text:a xlink:type="simple" xlink:href="http://palinfo.habago.org/Entry?Command=Information_PrintForum&amp;#FORUM38539"><text:span text:style-name="T5">#</text:span></text:a></text:p>
      <text:p text:style-name="P7"><text:span text:style-name="T4">不要把楊世光的錯誤記憶，拿來質疑韓總退出政壇的真正原因⋯</text:span><text:span text:style-name="T6"><text:line-break/>https://reurl.cc/72xx0D<text:line-break/><text:line-break/></text:span><text:span text:style-name="T4">另外，關於楊世光對於韓總的評判都昧於事實，聽聽就好！</text:span><text:span text:style-name="T6"><text:line-break/><text:line-break/><text:line-break/></text:span><text:span text:style-name="T4">【關於林義雄命案】</text:span><text:span text:style-name="T6"><text:line-break/>CIA</text:span><text:span text:style-name="T4">有事沒事搞個窟巄給不聽話的各當地執政黨難看也不是新聞了！</text:span><text:span text:style-name="T6"><text:line-break/></text:span><text:span text:style-name="T4">說林義雄是台蜀自已人幹的無寧說是</text:span><text:span text:style-name="T6">CIA</text:span><text:span text:style-name="T4">要當時的國民黨難看倒是真的！</text:span><text:span text:style-name="T6"><text:line-break/></text:span><text:span text:style-name="T4">因為當初第一時間那個沒死的小孩說兇手是『常來家的那個大鬍子叔叔』！</text:span><text:span text:style-name="T6"><text:line-break/></text:span><text:span text:style-name="T4">而這個人能通過當時監視極為嚴密的特系統進出，</text:span><text:span text:style-name="T6"><text:line-break/></text:span><text:span text:style-name="T4">而又事後讓雙方都講的雲霧飄渺的，</text:span><text:span text:style-name="T6"><text:line-break/></text:span><text:span text:style-name="T4">況且那個沒死的這麼多年也不講個所以然，</text:span><text:span text:style-name="T6"><text:line-break/></text:span><text:span text:style-name="T4">最有可能的就是</text:span><text:span text:style-name="T6">CIA<text:line-break/>https://reurl.cc/QpQv90<text:line-break/><text:line-break/><text:line-break/></text:span></text:p>
      <text:p text:style-name="P4"><text:span text:style-name="T4">Akan   |  2020.01.17 14:23   |   </text:span><text:a xlink:type="simple" xlink:href="http://palinfo.habago.org/Entry?Command=Information_PrintForum&amp;#FORUM38538"><text:span text:style-name="T5">#</text:span></text:a></text:p>
      <text:p text:style-name="P5"><text:span text:style-name="T4">「韓國瑜是由陳哲男，也就是陳其邁的爸爸，帶進李登輝系統的。他提的「庶民」，其實是反國民黨菁英馬英九的。他的失志，其實是因著李登輝的離開國民黨而失去舞台。」</text:span><text:span text:style-name="T6"><text:line-break/><text:line-break/></text:span><text:span text:style-name="T4">這件事，是楊世光說的，但那位醫師學弟可能轉述有誤，因那集視頻我剛好有看到。楊世光是說，韓國瑜當初找陳哲男幫忙牽線攀附李登輝，但李登輝沒看上韓國瑜，大概因為這樣，所以韓國瑜從政壇消失；也因為這樣，韓國瑜選高雄市長的時候才沒有拿陳哲男貪污這件事打陳其邁。</text:span><text:span text:style-name="T6"><text:line-break/><text:line-break/></text:span><text:span text:style-name="T4">另想請教陳真陳先生，楊世光甚至說過，林義雄的血案是美國</text:span><text:span text:style-name="T6">CIA</text:span><text:span text:style-name="T4">幹的，說當時林義雄的女兒林渙均被送到醫院急救時有說是</text:span><text:span text:style-name="T6">“</text:span><text:span text:style-name="T4">大鬍子</text:span><text:span text:style-name="T6">“</text:span><text:span text:style-name="T4">幹的。不知真假？</text:span><text:span text:style-name="T6"><text:line-break/></text:span></text:p>
      <text:p text:style-name="P4"><text:span text:style-name="T3">鄭豐遠</text:span><text:span text:style-name="T4"><text:s/>  |  2020.01.17 14:22   |   </text:span><text:a xlink:type="simple" xlink:href="http://palinfo.habago.org/Entry?Command=Information_PrintForum&amp;#FORUM38537"><text:span text:style-name="T5">#</text:span></text:a></text:p>
      <text:p text:style-name="P7"><text:span text:style-name="T4">妍妍好，</text:span><text:span text:style-name="T6"><text:line-break/><text:line-break/></text:span><text:span text:style-name="T4">我對軍民一家親這問題不是很瞭解，據我所知解放軍確實很親民，各種危難救助往往第一時間前往，大陸人民對軍警的印象也都非常正面，甚至可以說是景仰了。</text:span><text:span text:style-name="T6"><text:line-break/><text:line-break/></text:span><text:span text:style-name="T4">至於澳洲軍人會不會幫忙民生問題我就不清楚了，真到緊急關頭不幫也不行吧，但一般給人感覺確實完全沒有解放軍那樣的一種形象。</text:span><text:span text:style-name="T6"><text:line-break/><text:line-break/></text:span><text:span text:style-name="T4">很抱歉沒有具體回答妳的問題。我只能說，我若看到解放軍，可能會有衝過去敬禮的衝動。但我沒見過澳洲人展現過對自己軍人的景仰之情。</text:span><text:span text:style-name="T6"><text:line-break/><text:line-break/></text:span><text:span text:style-name="T4">今年澳洲大火其實從往年歷史看不算過於嚴重，引起的政治話題和口水卻很多。</text:span><text:span text:style-name="T6"><text:line-break/><text:line-break/></text:span><text:span text:style-name="T4">豐遠</text:span></text:p>
      <text:p text:style-name="P4"><text:span text:style-name="T3">陳真</text:span><text:span text:style-name="T4"><text:s/>  |  2020.01.17 11:29   |   </text:span><text:a xlink:type="simple" xlink:href="http://palinfo.habago.org/Entry?Command=Information_PrintForum&amp;#FORUM38536"><text:span text:style-name="T5">#</text:span></text:a></text:p>
      <text:p text:style-name="P5"><text:span text:style-name="T4">我看了從輔提到的這段視頻：</text:span><text:span text:style-name="T6">https://bit.ly/2uWXDHw<text:line-break/><text:line-break/></text:span><text:span text:style-name="T4">俗話說「弦外之音」，話語以外的東西往往傳遞更多訊息。我有時候教小朋友理解人事物，不是靠話語講解，而是請她表演一些表情給我看</text:span><text:span text:style-name="T6"><text:s/>(</text:span><text:span text:style-name="T4">周星馳的電影裏常有這種橋段</text:span><text:span text:style-name="T6">)</text:span><text:span text:style-name="T4">，如果你能掌握某種難以言喻的微妙，那你也許就比較能夠理解一種人事物的完整意義。</text:span><text:span text:style-name="T6"><text:line-break/><text:line-break/></text:span><text:span text:style-name="T4">有時則是我表演給她看，看她分不分得清楚「真開心」或「假開心」、「真哭真笑」或「假哭假笑」、「真的客氣」或「假裝很客氣」等等等。</text:span><text:span text:style-name="T6"> <text:line-break/><text:line-break/></text:span><text:span text:style-name="T4">在這個父女互動的過程中，我似乎也進一步意識到一些我過去一直在想的問題，比方說「很冷的表情」、「食物很酸的表情」、「渴望的表情」、「還好、還可以」的表情等等，小孩掌握到的一些反應特徵，事實上也具體說明了某種與生俱來的能力。</text:span><text:span text:style-name="T6"><text:line-break/><text:line-break/></text:span><text:span text:style-name="T4">套用維根斯坦的術語，這就是一種「文法」</text:span><text:span text:style-name="T6">(grammar)</text:span><text:span text:style-name="T4">，一種理解人事物的「規則」。我們都有「掌握文法」的能力，透過文法，我們能夠舉一反十，舉一反千；倘若沒有這樣一種能力，就如</text:span><text:span text:style-name="T6">Chomsky</text:span><text:span text:style-name="T4">所說，一個人恐怕學習三千年也學不了一套語言。</text:span><text:span text:style-name="T6"><text:line-break/><text:line-break/></text:span><text:span text:style-name="T4">語言學的「語言」跟語言哲學的「語言」，基本上是兩回事，前者只是後者的一小部份。語言哲學的「語言」基本上就像一種</text:span><text:span text:style-name="T6">way of living, way of seeing, </text:span><text:span text:style-name="T4">維根斯坦給了它另一個詞，叫做遊戲</text:span><text:span text:style-name="T6"><text:s/>(game)</text:span><text:span text:style-name="T4">，所謂「語言遊戲」</text:span><text:span text:style-name="T6">(language game) </text:span><text:span text:style-name="T4">所蘊含的就是它內在無窮的可能性，你無法把它定於一尊，無法給它下定義，它可以這樣，也能那樣，一樣都是「遊戲」。</text:span><text:span text:style-name="T6"><text:line-break/><text:line-break/></text:span><text:span text:style-name="T4">維根斯坦說，一個人拿著皮球丟牆壁，彈回，接住，再丟。這是不是一種遊戲？當然是。不同的生活方式賦予了遊戲的無限可能。</text:span><text:span text:style-name="T6"><text:line-break/><text:line-break/></text:span><text:span text:style-name="T4">我不是要上哲普課，而只是經常感覺很納悶：為什麼有些人的腦筋其介如石，硬得像花崗岩？好像非得這樣那樣，然後才是「真民主」、「真自由」。</text:span><text:span text:style-name="T6"><text:line-break/><text:line-break/></text:span><text:span text:style-name="T4">小時候，長輩們常罵小孩「阿搭罵孔古力」，日本話就是腦袋灌水泥，很硬，簡單說就是腦殘或腦子進水，或是維根斯坦常說的</text:span><text:span text:style-name="T6">half-witted (</text:span><text:span text:style-name="T4">一半的腦袋，也是腦殘</text:span><text:span text:style-name="T6">)</text:span><text:span text:style-name="T4">，或是吾友柏楊先生常說的「半票」</text:span><text:span text:style-name="T6">(</text:span><text:span text:style-name="T4">例如半票觀眾，喜歡看腦殘電影</text:span><text:span text:style-name="T6">)</text:span><text:span text:style-name="T4">。</text:span><text:span text:style-name="T6"><text:line-break/><text:line-break/></text:span><text:span text:style-name="T4">如果遊戲有無數種，腦殘當然也不會只有一種。但他們因為人數特別多，居於主流，因此往往具有一種主流特徵，亦即自我滿意度很高。</text:span><text:span text:style-name="T6"><text:line-break/><text:line-break/></text:span><text:span text:style-name="T4">「相信自己」是一種美德，但是相信一個「根本不是自己」的「自己」卻是一種災難；以為自己很進步，很有理想，很有愛心，很這樣很那樣，但實際上並非如此。簡單說就是我常講的「缺乏病識感」，你說他有病，他說你才有病。</text:span><text:span text:style-name="T6"><text:line-break/><text:line-break/></text:span><text:span text:style-name="T4">如果遊戲有無數種，腦殘當然也不會只有一種，神情嘴臉與態度當然更是千千萬萬，有的表面上很客氣，故做「謙虛」狀，其實心裏充滿不屑與不耐煩，有的張牙舞爪，有的囂張跋扈，有的擠擠眼弄弄眉，故做幽默可愛狀</text:span><text:span text:style-name="T6"><text:s/>(</text:span><text:span text:style-name="T4">例如上面這段視頻裏頭那位主持人</text:span><text:span text:style-name="T6">)</text:span><text:span text:style-name="T4">。</text:span><text:span text:style-name="T6"><text:line-break/><text:line-break/></text:span><text:span text:style-name="T4">以後有機會，我要叫我四歲女兒做個腦殘的表情給我看，看她懂不懂得語言以外的種種微妙。這個能力很重要，因為它就是一種鑑賞能力，理解人事物的各種可能性與充份意涵，應該比較不會被洗腦。你有看過哪個偉大藝術家或思想家是可以被人洗成腦殘的嗎？</text:span><text:span text:style-name="T6"> </text:span></text:p>
      <text:p text:style-name="P4"><text:span text:style-name="T3">妍妍</text:span><text:span text:style-name="T4"><text:s/>  |  2020.01.17 10:51   |   </text:span><text:a xlink:type="simple" xlink:href="http://palinfo.habago.org/Entry?Command=Information_PrintForum&amp;#FORUM38535"><text:span text:style-name="T5">#</text:span></text:a></text:p>
      <text:p text:style-name="P7"><text:span text:style-name="T4">給鄭豐遠：</text:span><text:span text:style-name="T6"><text:line-break/><text:line-break/></text:span><text:span text:style-name="T4">你好，跟你沒交談過，但看到你在澳洲生活，想請教你一些事</text:span><text:span text:style-name="T6"><text:line-break/><text:line-break/><text:line-break/></text:span><text:span text:style-name="T4">突然想到我前幾天跟大陸朋友聊天聊到關於澳洲大火的事</text:span><text:span text:style-name="T6"><text:line-break/><text:line-break/></text:span><text:span text:style-name="T4">大火令我最難過的是動物們，希望快下雨並撲滅。</text:span><text:span text:style-name="T6"><text:line-break/><text:line-break/><text:line-break/></text:span><text:span text:style-name="T4">大陸朋友提到一個觀點，我是認同她這個觀點，但我不是住在澳洲或國外，頂多一年出去國外旅遊個半月一月的，也算不上見過很多世面。</text:span><text:span text:style-name="T6"><text:line-break/><text:line-break/><text:line-break/></text:span><text:span text:style-name="T4">她提到：</text:span><text:span text:style-name="T6"><text:line-break/></text:span><text:span text:style-name="T4">外國的軍隊沒有軍民一家親的觀念，很淡薄</text:span><text:span text:style-name="T6"><text:line-break/><text:line-break/></text:span><text:span text:style-name="T4">外國軍隊認為自己是負責保衛及迎擊敵人，而非救火抗災這類的工作。</text:span><text:span text:style-name="T6"><text:line-break/><text:line-break/><text:line-break/></text:span><text:span text:style-name="T4">軍民一家親這個我也認同，國外的軍隊似乎不太像兩岸會在天災人禍時出動去幫忙</text:span><text:span text:style-name="T6"><text:line-break/><text:line-break/></text:span><text:span text:style-name="T4">日本的自衛隊在福島核災時也抗命拒絕進入現場救災</text:span><text:span text:style-name="T6">(</text:span><text:span text:style-name="T4">也不能說他們錯，只是感覺是不是缺了什麼使命感還什麼之類的，或許太苛責這些軍人</text:span><text:span text:style-name="T6">)<text:line-break/><text:line-break/><text:line-break/></text:span><text:span text:style-name="T4">想請教你關於澳洲這方面，或者國外軍隊在救災這點。</text:span><text:span text:style-name="T6"><text:line-break/><text:line-break/><text:line-break/></text:span><text:span text:style-name="T4">謝謝。</text:span><text:span text:style-name="T6"><text:line-break/><text:line-break/><text:line-break/></text:span></text:p>
      <text:p text:style-name="P1">老羊   |  2020.01.17 06:36   |   <text:a xlink:type="simple" xlink:href="http://palinfo.habago.org/Entry?Command=Information_PrintForum&amp;#FORUM38534"><text:span text:style-name="T1">#</text:span></text:a></text:p>
      <text:p text:style-name="P2">范勇鵬的新視頻的標題應該不是 YouTube 自動翻譯的，而是觀視頻工作室有意用英文標題吸引歪果仁來看；他們上傳了中文標題，如此使用其他語言的觀眾就可以用自動翻譯的功能大略知道演講的內容。這是觀視頻工作室的描述： <text:line-break/><text:line-break/>「The Chinese subtitle has been uploaded and the translations from YouTube are available now. If you enjoy our videos, please share your perspectives to your community. <text:line-break/>中文字幕已经上传，可以使用YouTube设置功能翻译成各国语言。欢迎朋友们转发给您的各国好友，分享您的观点。」 <text:line-break/><text:line-break/>范勇鵬這集說的內容其實也不能算是中小學課程；雖然不能說是艱深難懂，但也確實需要一定程度的歷史知識和思考。別說台灣人，就算美國人自己又有多少能看破美式民主沒有政客告訴他們的那樣「寶貴」？很多美國人都知道財團對於立法與行政部門有很大的影響力，可是他們卻不敢承認這種情況下選出的總統並不是「民主」的體現。</text:p>
      <text:p text:style-name="P1">鄭豐遠   |  2020.01.17 05:35   |   <text:a xlink:type="simple" xlink:href="http://palinfo.habago.org/Entry?Command=Information_PrintForum&amp;#FORUM38533"><text:span text:style-name="T1">#</text:span></text:a></text:p>
      <text:p text:style-name="P3">初來到澳洲，對各種人事物充滿好奇，可短短三年內，我就對西方幾乎失去了興趣。陳真說"世界真的變得很快，好像有一股力量讓我認清自己的真實身分和歸屬"，我的感覺亦如是。 <text:line-break/><text:line-break/>如果要我用兩個字來概括形容西方人，那就是傲慢。其實八個字更適合: 不知道在傲慢什麼，更精確一點說: 不知道 TM 在傲慢什麼。 <text:line-break/><text:line-break/>道家或是老子，似乎有一種天道觀點，認為世事循環消長自有一定規律，個人之意志即便不是無用，也只能為更大的這種規律服務，而天道摸不著，參不透，更別說去違逆它了。 <text:line-break/><text:line-break/>韓國瑜的失敗，似乎註定會變成一種成功，註定要掀起某種革命，畢竟物極必反，一個社會不可能永遠這樣荒唐下去。人們必定會重新開始反思這些西方強加灌輸的"所謂"民主自由的本質，必定會睜開眼去重新看看對岸相對更加民主自由的社會。 <text:line-break/><text:line-break/>今天看到范勇鵬的新影片，中文的，但不知道為什麼我的電腦上看到的標題是 "Elaborate Five Approaches for governance"，有時候 Youtube 會自作聰明幫我作中英翻譯。 <text:line-break/>https://youtu.be/Afu3R3Xn23A <text:line-break/><text:line-break/>這影片說得像是一種中小學課程內容，很簡單，誰都能懂。但我不知道台灣社會究竟有沒有思考過類似的問題，我估計是沒有，掌控了國家機器的人渣並不會希望你思考的，因為當你一旦開始真正思考，立刻就會對人渣存在的正當性感到懷疑。 <text:line-break/></text:p>
      <text:p text:style-name="P1">孫從輔   |  2020.01.17 05:01   |   <text:a xlink:type="simple" xlink:href="http://palinfo.habago.org/Entry?Command=Information_PrintForum&amp;#FORUM38532"><text:span text:style-name="T1">#</text:span></text:a></text:p>
      <text:p text:style-name="P2">剛看了觀視頻上張維為教授數年前舌戰西方"群儒"的影片，精采不說，也有些感慨。不是感慨西方學者的偏見與僵化，而是他們的高高在上態度，一付只要你「是是是」地回應我就好，我不要聽你講道理的態度。這種不講道理的態度讓人感覺不只是針對道理本身有偏見，更像是認定某些人「沒資格」和他們講道理。我一直警剔自己不能輕易給人貼標籤，可是每當看到這種影片，腦中仍不時飄過帝國主義、殖民主義、種族主義等等詞彙。這段影片也讓我想起去年令我最不舒服的一段影片之一，裡面是新加新加坡副總理尚達曼( Shanmugaratnam )在認真講道理，旁邊的BBC主持人以非常輕蔑的語氣打斷，傲慢無知到極點。如果當下有觀眾仍鞋上台，我一定拍手叫好。 <text:line-break/><text:line-break/>張維為教授辯論視評 <text:line-break/>https://www.youtube.com/watch?v=6lRQaBFZg2A <text:line-break/>另一段 <text:line-break/>https://www.youtube.com/watch?v=NtqfC1PCwCA <text:line-break/><text:line-break/>新加坡副總理尚達曼訪談 (主持人從40秒開始展現傲慢無知) <text:line-break/>https://www.youtube.com/watch?v=vNIvCz-e_jw </text:p>
      <text:p text:style-name="P1">林炤育   |  2020.01.16 22:16   |   <text:a xlink:type="simple" xlink:href="http://palinfo.habago.org/Entry?Command=Information_PrintForum&amp;#FORUM38531"><text:span text:style-name="T1">#</text:span></text:a></text:p>
      <text:p text:style-name="P3">不知所以愛上這首歌，現在終於明白，詩與遠方對我意味著什麼。 <text:line-break/><text:line-break/><text:line-break/>我的聯想病又犯了... <text:line-break/>聯想到趙雷的少年錦時 <text:line-break/><text:line-break/>https://youtu.be/KjOc8ptcWxQ <text:line-break/>歌詞︰ <text:line-break/>又回到春末的五月 <text:line-break/>凌晨的集市人不多 <text:line-break/>小孩在門前唱著歌 <text:line-break/>陽光它照暖了溪河 <text:line-break/>柳絮乘著大風吹 <text:line-break/>樹影下的人想睡 <text:line-break/>沉默的人從此刻開始快樂起來 <text:line-break/>脫掉寒冬的傀儡 <text:line-break/>我憂鬱的白襯衫 <text:line-break/>青春口袋裡面的第一支香煙 <text:line-break/>情竇初開的我 <text:line-break/>從不敢和你說 <text:line-break/>僅有輛進城的公車 <text:line-break/>還沒有咖啡館和奢侈品商店 <text:line-break/>晴朗藍天下昂頭的笑臉愛很簡單 <text:line-break/>鐘聲敲響了日落 (鐘聲敲響了日落) <text:line-break/>柏油路躍過山坡 (柏油路躍過山坡) <text:line-break/>一直通向北方的 <text:line-break/>是我們想像長大後也未曾經過 <text:line-break/>爬滿青藤的房子 <text:line-break/>屋簷下的鄰居在黃昏中飛馳 <text:line-break/>秋天的時候柿子樹一熟 <text:line-break/>夠我們吃很久收音機靠坐在床頭 <text:line-break/>貪玩的少年抱著漫畫書不放手 <text:line-break/>陪我入睡的是月亮的憂愁 <text:line-break/>和裝滿幻夢的枕頭沾滿口水的枕頭 <text:line-break/>我憂鬱的白襯衫 <text:line-break/>青春口袋裡面的第一支香煙 <text:line-break/>情竇初開的我 <text:line-break/>從不敢和你說 <text:line-break/>僅有輛進城的公車 <text:line-break/>還沒有咖啡館和奢侈品商店 <text:line-break/>晴朗藍天下昂頭的笑臉愛很簡單 <text:line-break/>愛很簡單... <text:line-break/><text:line-break/><text:line-break/>然後這首 <text:line-break/>三十歲的女人 <text:line-break/>https://youtu.be/27l6yJ6fvUA</text:p>
      <text:p text:style-name="P1">林炤育   |  2020.01.16 21:46   |   <text:a xlink:type="simple" xlink:href="http://palinfo.habago.org/Entry?Command=Information_PrintForum&amp;#FORUM38530"><text:span text:style-name="T1">#</text:span></text:a></text:p>
      <text:p text:style-name="P2">美好的事物總是讓人憧憬，就像詩和遠方的田野，只有真正經歷過苟且的生活，才能體會詩和遠方。 <text:line-break/><text:line-break/><text:line-break/>https://youtu.be/rqLwjh3YtLM <text:line-break/><text:line-break/>《生活不止眼前的苟且》 沙畫版 <text:line-break/>原唱：许巍 词曲：高晓松 <text:line-break/><text:line-break/>媽媽坐在門前，哼著花兒與少年 <text:line-break/><text:line-break/>雖已時隔多年，記得她淚水漣漣 <text:line-break/><text:line-break/>那些幽暗的時光，那些堅持與慌張 <text:line-break/><text:line-break/>在臨別的門前，媽媽望著我說 <text:line-break/><text:line-break/>生活不止眼前的苟且，還有詩和遠方的田野 <text:line-break/><text:line-break/>你赤手空拳來到人世間，為找到那片海不顧一切 <text:line-break/><text:line-break/>她坐在我對面，低頭說珍重再見 <text:line-break/><text:line-break/>雖已時隔多年，記得她淚水漣漣 <text:line-break/><text:line-break/>那些歡笑的時光，那些誓言與夢想 <text:line-break/><text:line-break/>在分手的街邊，她緊抱住我說 <text:line-break/>.... <text:line-break/><text:line-break/>我獨自漸行漸遠，膝下多了個少年 <text:line-break/><text:line-break/>少年一天天長大，有一天要離開家 <text:line-break/><text:line-break/>看他背影的成長，看他堅持與回望 <text:line-break/><text:line-break/>我知道有一天，我會笑著對他說 <text:line-break/>....</text:p>
      <text:p text:style-name="P1">林炤育   |  2020.01.16 21:14   |   <text:a xlink:type="simple" xlink:href="http://palinfo.habago.org/Entry?Command=Information_PrintForum&amp;#FORUM38529"><text:span text:style-name="T1">#</text:span></text:a></text:p>
      <text:p text:style-name="P3">如果覺得趙本山太生活，下面有雞湯 <text:line-break/><text:line-break/><text:line-break/>不知出處，轉自祖國網站 <text:line-break/><text:line-break/>1、這一年，同其他所有一年一樣，有歡笑，有悲哀，過得實在不容易，每一天都值得紀念，因每一天都付出過功勞力心思。 <text:line-break/><text:line-break/>2、想在暖和的日子裡乘著安靜的列車去很遠的地方。 <text:line-break/><text:line-break/>3、許多時光是串珍珠項鍊的繩子。讓人懷念的。 <text:line-break/><text:line-break/>4、洗一個澡，看一朵花，吃一頓飯，假使你覺得快活，並非全因為澡洗得乾淨，花開得好，或者菜合你口味，主要因為你心上沒有掛礙。 <text:line-break/><text:line-break/>5、心懷浪漫宇宙，也珍惜人間日常。 <text:line-break/><text:line-break/>6、不管天氣怎樣，給自己的世界一片晴朗；不管季節變換，讓自己的內心鳥語花香。 <text:line-break/><text:line-break/>7、不要質疑你的付出，這些都會一種累積一種沉澱，它們會默默鋪路，只為讓你成為更優秀的人。 <text:line-break/><text:line-break/>8、找到值得愛的人，就把愛給他，找不到值得愛的人，就把愛給自己，就這麼簡單，總之，別浪費愛。 <text:line-break/><text:line-break/>9、記住，只要你有能力去做的事就一定要去做，不要給自己留下任何遺憾！ <text:line-break/><text:line-break/>10、旅行的意義就在於，我們都是毋需承擔的過客，是心情輕鬆的旁觀者，是滿心期待的異鄉人。 <text:line-break/><text:line-break/>11、不完美又何妨、萬物皆有裂隙；那是光進來的地方。 <text:line-break/><text:line-break/>12、人生最大的勇敢之一，就是經歷欺騙和傷害之後，還能保持信任和愛的能力。 <text:line-break/><text:line-break/>圖片 <text:line-break/><text:line-break/>13、如果你覺得生活對你做了惡作劇，也許是想讓你停下來反省自己最好的時機。 <text:line-break/><text:line-break/>14、對於富有才華和熱愛勞動的人來說，不存在任何障礙。 <text:line-break/><text:line-break/>15、生活有苦的時候，但你一直要甜。 <text:line-break/><text:line-break/>16、當我們有意和過去拉開距離，和一件值得記憶的往事拉開距離時，它唯一意味的，就是我們自己的改變。我們從來就不能告別往事，我們只能告別自己。 <text:line-break/><text:line-break/>圖片 <text:line-break/><text:line-break/>17、每段青春都會蒼老，但我希望記憶裡的你一直都好。 <text:line-break/><text:line-break/>18、多吃水果蔬菜，多喝豆漿牛奶，多看星星月亮，多散步吹風，多笑一笑，多表達愛，多多努力，生活的溫柔都會噠噠跑進我的懷裡。 <text:line-break/><text:line-break/>19、幸福沒有明天，也沒有昨天，它不懷念過去，也不嚮往未來，它只有現在。 <text:line-break/><text:line-break/>20、當你獲勝的意願超出對失敗的恐懼時，你就有機會了。害怕的人是不會贏的。 <text:line-break/><text:line-break/>21、你學過的每一樣東西，你遭受的每一次苦難，都會在你一生中的某個時候派上用場。 <text:line-break/><text:line-break/>22、只有不迴避痛苦和迷茫的人，才有資格去談樂觀與堅定。命運不會厚待誰，悲喜也不會單為你準備。 <text:line-break/><text:line-break/>23、一個懂得放下的人，ta的人生必然精彩，只因ta不會在失去中頹廢自己，而是振作，去尋找另一段不一樣的人生。 <text:line-break/><text:line-break/>24、沒有人可以左右你的人生，只是很多時候我們需要多一些勇氣，去堅定自己的選擇。 <text:line-break/><text:line-break/>25、我們要為自己旅行，而不是為別人旅行；為體驗新境旅行，不為證明什麼旅行；為釋放本性、脫下面具旅行，不為機巧喧囂、徒慕虛榮旅行。 <text:line-break/><text:line-break/>26、最美好的相遇就是在等你。最美好的約定就是下次見。最難忘的回憶就是我記得。 </text:p>
      <text:p text:style-name="P1">林炤育   |  2020.01.16 20:57   |   <text:a xlink:type="simple" xlink:href="http://palinfo.habago.org/Entry?Command=Information_PrintForum&amp;#FORUM38528"><text:span text:style-name="T1">#</text:span></text:a></text:p>
      <text:p text:style-name="P2">偶而還會看看島內的新聞，剛剛打開油管陳揮文的CALL IN，聽了5分鐘，4個聽眾，有3個吃不下睡不著，一個憂鬱症發作選後至今未出過門。揮文不錯，嘻嘻哈哈幫忙疏導情緒。 <text:line-break/>沒想到有人入戲這麼深，我家雲淡風輕，只有我咒罵幾句。 <text:line-break/><text:line-break/>讀點趙本山的經典句子，可以解憂 <text:line-break/><text:line-break/><text:line-break/>1、走過南闖過北，火車道上壓過腿。長江黃河喝過水，還跟傻子親過嘴。 <text:line-break/><text:line-break/>2、說人好比盆中鮮花;生活就是一團亂麻，房子修的再好那也是個臨時住所;那個小盒才是你永久的家!(經典中的經典) 出處：火炬手 <text:line-break/><text:line-break/>3、追求了一輩子幸福，追到手，終於明白，幸福是什麼？答，幸福就是遭罪！ <text:line-break/><text:line-break/>4、同志們：別炒股，風險太大了，還是做豆腐最安全！做硬了是豆腐乾，做稀了是豆腐腦，做薄了是豆腐皮，做沒了是豆漿，放臭了是臭豆腐！穩賺不虧呀！ <text:line-break/><text:line-break/>5、不是你不笑，一笑粉就掉！ <text:line-break/><text:line-break/>6、低調！才是最牛B的炫耀！！ <text:line-break/><text:line-break/>7、2008太不正常了，一切都不正常！在這個關鍵時刻，中國男足挺身而出，向全世界證明：中國男足還是正常的！ <text:line-break/><text:line-break/>8、初中的體育老師說：誰敢再穿裙子上我的課，就罰她倒立。 <text:line-break/><text:line-break/>9、拐一年搖一年緣分啊，吃一塹長一智謝謝啊。橫批：自學成材。 <text:line-break/><text:line-break/>10、操碎了心，磨破了嘴，身板差點沒累毀~~還給寡婦挑過水出處：拜年 <text:line-break/><text:line-break/>11、珍惜上帝還讓你活著，就肯定有他的安排。 <text:line-break/><text:line-break/>12、沒什麼事不要找我，有事更不用找我！ <text:line-break/><text:line-break/>13、真不好意思，讓您賤笑了。 <text:line-break/><text:line-break/>14、貓走不走直線完全取決於耗子。 <text:line-break/><text:line-break/>15、就算是believe中間也藏了一個lie！ <text:line-break/><text:line-break/>16、腦袋大，脖子粗，不是老闆就是伙夫！ <text:line-break/><text:line-break/>17、男人的話就像老太太的牙齒，有多少是真的？ <text:line-break/><text:line-break/>18、你打我兩下,你下不去手~!~你罵我兩句~你張不開嘴! 出處：火炬手 <text:line-break/><text:line-break/>19、睡的腰上疼，吃的直反胃，工作直迷糊，瞅啥啥不對。追求了一輩子幸福，追到手明白了。幸福是什麼?回答遭罪出處：鐘點工 <text:line-break/><text:line-break/>20、我這人從不記仇，一般有仇當場我就報了。 <text:line-break/><text:line-break/>21、我又不是人民幣，怎麼能讓人人都喜歡我？ <text:line-break/><text:line-break/>22、人又不聰明，還學別人禿頂。 <text:line-break/><text:line-break/>23、鐵飯碗的真實含義不是在一個地方吃一輩子飯，而是一輩子到哪兒都有飯吃。 <text:line-break/><text:line-break/>24、九八九八不得了，糧食大豐收，洪水被趕跑。百姓安居樂業，齊夸黨的領導。尤其人民軍隊，更是天下難找。國外比較亂套，成天勾心鬥角。今天內閣下台，明天首相被炒。鬧完金融危機，又要彈劾領導。縱觀世界風雲，風景這邊更好！ <text:line-break/><text:line-break/>25、雷鋒做了好事不留名，但是每一件事情都記到日記裡面。 <text:line-break/><text:line-break/>26、問：你喜歡我哪一點？答：我喜歡你離我遠一點！ <text:line-break/><text:line-break/>27、不吃飽哪有力氣減肥啊？ <text:line-break/><text:line-break/>28、自己掌握不住自己的時候，就趕緊回農村，到那一看啥都清楚了。我就是從那小房子出來的，我在那山砍過柴，這就是我同學，長得跟我爹似的。在那種環境下我有足夠的知足。 <text:line-break/><text:line-break/>29、就算是一坨屎，也有遇見屎殼郎的那天。所以你大可不必為今天的自己有太多擔憂。 <text:line-break/><text:line-break/>30、點的是煙、抽的卻是寂寞 <text:line-break/><text:line-break/>31、我們倆越來越老了，剩下的時間越來越少了，以前論天兒現在論秒了，下一步我準備帶她出去旅旅遊，走一走比較大的城市出處：昨天，今天，明天 <text:line-break/><text:line-break/>32、你大媽已經不是你6年前的大媽了，你大爺永遠是你大爺！ <text:line-break/><text:line-break/>33、小樣，你穿個馬甲我就不認識你了！ <text:line-break/><text:line-break/>34、執子之手，方知子丑，淚流滿面，子不走我走。 <text:line-break/><text:line-break/>35、幹掉熊貓，我就是國寶！ <text:line-break/><text:line-break/>36、我那麼喜歡你，你喜歡我一下會死啊？ <text:line-break/><text:line-break/>37、如果中了一千萬，我就去買30套房子租給別人，每天都去收一次房租。哇咔咔，充實！ <text:line-break/><text:line-break/>38、人永遠不知道誰哪次不經意的跟你說了再見之後就真的再也不見了。 <text:line-break/><text:line-break/>39、再牛b的肖邦，也彈不出老子的悲傷！ <text:line-break/><text:line-break/>40、沒有困難，創造困難也要上。 <text:line-break/><text:line-break/>41、愛，就大聲說出來，因為你永遠都不會知道，明天和意外，哪個會先來！ <text:line-break/><text:line-break/>42、老子不但有車，還是自行的 <text:line-break/><text:line-break/>43、我允許你走進我的世界，但絕不允許你在我的世界裡走來走去。 <text:line-break/><text:line-break/>44、媽呀！這個世界太瘋狂，耗子都給貓當拌娘了！ <text:line-break/><text:line-break/>45、白雲,黑土向你道歉,請你睜開眼看我多可憐,今天的你我還能否重複昨天的故事,我的這張舊船票還能否登上你的破船! 出處：昨天，今天，明天 <text:line-break/><text:line-break/>46、你永遠看不到我最寂寞的時候，因為在看不到你的時候就是我最寂寞的時候！ <text:line-break/><text:line-break/>47、一分鐘有多長？這要看你是蹲在廁所裡面，還是等在廁所外面 <text:line-break/><text:line-break/>48、人生在世屈指算，最多三萬六千天；家有房屋千萬所，睡覺就需三尺寬；總結起來四句話：說人好比盆中鮮花；生活就是一團亂麻，房子修的再好那也是個臨時住所；那個小盒才是你永久的家！ <text:line-break/><text:line-break/>49、再過幾十年，我們來相會，送到火葬場，全部燒成灰，你一堆，我一堆，誰也不認識誰，全部送到農村做化肥。 <text:line-break/><text:line-break/>50、六級木匠，相當與中級知識分子。 <text:line-break/><text:line-break/>51、今天心情不好，我只有四句話想說，包括這句和前面的兩句，我的話說完了！ <text:line-break/><text:line-break/>52、石頭記告訴我們：凡是真心愛的最後都散了，凡是混搭的最後都團圓了。 <text:line-break/><text:line-break/>53、綁不住我的心，就不要說我花心！ <text:line-break/><text:line-break/>54、中國足球是一盤好菜，但夾菜的筷子有毒，只好不吃了。 <text:line-break/><text:line-break/>55、騎白馬的不一定是王子，可能是唐僧；帶翅膀的也不一定是天使，有時候是鳥人。 <text:line-break/><text:line-break/>56、聽說他不當廚師改防忽悠熱線了,竟敢揚言不再上當受騙了,殘酷的現實已直逼我心裡防線了,今年我要不賣他點啥,承諾三年的話題我就沒法跟觀眾兌現了出處：賣拐 <text:line-break/><text:line-break/>57、由於你沒有堅持柱拐,導至了病毒迅速的往上漲,兩條腿有兩條大筋,好比是兩條高速公路,病毒以每小時180公里的速度速速往上轉移,你完了,無情的病魔正在吞噬著你的健康細胞,一個嶄新的植物人即將誕生/你別整那個事兒，就咱這個智商摳出來上秤約，比你多二斤。出處：賣拐 <text:line-break/><text:line-break/>58、我爸說過的最讓我感動的一句話：孩子，好好學習吧，爸以前玩麻將都玩兒10塊的，現在為了供你唸書，改玩兒1塊的了。 <text:line-break/><text:line-break/>59、跌倒了，爬起來再哭。 <text:line-break/><text:line-break/>60、別說你開車不合格，你長得都違章了出處：紅高粱模特隊 <text:line-break/><text:line-break/>61、白雲，黑土向你道歉，請你睜開眼看我多可憐，今天的你我還能否重複昨天的故事，我的這張舊船票還能否登上你的破船！ <text:line-break/><text:line-break/>62、別和我談理想，戒了！ <text:line-break/><text:line-break/>63、師太，你是我心中的魔，貧僧離你越近，就離佛越遠 <text:line-break/><text:line-break/>64、你讓瞎子去南極，他根本找不著北；你讓腦血栓去下叉，他根本勾不著腿；你讓大馬猴穿旗袍，它根本看不出美；你讓潘長江去吻趙海霞，他根本夠不著嘴。 <text:line-break/><text:line-break/>65、我覺得勞動者是最美的人！沒有普天下勞動者的辛勤勞動，吃啥？沒有勞動者的勞動，穿啥？吃穿都沒了你還臭美啥！ <text:line-break/><text:line-break/>66、人這輩子最最痛苦的事情是什麼，就是人沒死，錢沒了！ <text:line-break/><text:line-break/>67、自己選擇45仰視別人，就休怪他人135俯視著看你。 <text:line-break/><text:line-break/>68、同樣是生活在一起的兩口子，怎麼差距就那麼大呢？ <text:line-break/><text:line-break/>69、諸葛亮出山前，也沒帶過兵！憑啥我就要工作經驗？ <text:line-break/><text:line-break/>70、活著的時候開心點，因為我們要死很久。 <text:line-break/><text:line-break/>71、你太有才了！ <text:line-break/><text:line-break/>72、聽說女人如衣服，兄弟如手足，回想起來，我竟然七手八腳地裸奔了二十多年！ <text:line-break/><text:line-break/>73、秋波，就是秋天的菠菜！ <text:line-break/><text:line-break/>74、戀是個很強悍的字。它的上半部取自變態的變，下半部取自變態的態。 <text:line-break/><text:line-break/>75、等餘震的心情，就像初戀的少女等情人，既怕他不來，又怕他亂來。 <text:line-break/><text:line-break/>76、豬撞樹上，你撞豬上了吧，追尾了是吧？ <text:line-break/><text:line-break/>77、請你以後不要在我面前說英文了，OK？ <text:line-break/><text:line-break/>78、瞅你那腐敗的肚子，不吃誰相信那！ <text:line-break/><text:line-break/>79、如果你看到面前的陰影，別怕，那是因為你的背後有陽光！ <text:line-break/><text:line-break/>80、我能抵抗一切，除了誘惑 <text:line-break/><text:line-break/>81、怕就是愛，愛就是怕；有啥話都跟老婆說，那還叫老爺們啊！ <text:line-break/><text:line-break/>82、你看得見我打在屏幕上的字，卻看不到我掉在鍵盤上的淚！ <text:line-break/><text:line-break/>83、把村委會毀掉,蓋起二層小樓,周圍修起一丈兩尺高的圍牆,圍牆上邊拉上鐵絲電網。四角修四個炮樓,用民兵端著扎槍晝夜把守。整兩扇大鐵門把門一鎖,門的後邊蹲兩隻大狼狗。定做一個八斤半的鎖頭把門砸死。誰也別想進,你也別想出出處：有錢了 <text:line-break/><text:line-break/>84、人生就是這麼點兒事，當你普普通通的時候，你想過好，當你過好的時候，你又有更高的追求，當你站在高處的時候，你才反應過來人生在低處是最幸福的。 <text:line-break/><text:line-break/><text:line-break/><text:line-break/><text:line-break/></text:p>
      <text:p text:style-name="P1">謝穎芝   |  2020.01.16 15:21   |   <text:a xlink:type="simple" xlink:href="http://palinfo.habago.org/Entry?Command=Information_PrintForum&amp;#FORUM38527"><text:span text:style-name="T1">#</text:span></text:a></text:p>
      <text:p text:style-name="P2">817 萬選民腦殘就算了，竟連國民黨也腦殘了？？？ <text:line-break/><text:line-break/>ＫＭＴ 是在拿閹黨、閹媒、1487網軍、冥嘴及其側翼的抹韓資料來檢討韓總嗎？？？ <text:line-break/>https://reurl.cc/4g9q6D <text:line-break/><text:line-break/>今天總算見識到國民黨自私、無恥、下流、卑鄙的另一面⋯ <text:line-break/><text:line-break/>韓總還是退出這個沒有救的百年爛黨吧！ </text:p>
      <text:p text:style-name="P1">陳真   |  2020.01.16 11:41   |   <text:a xlink:type="simple" xlink:href="http://palinfo.habago.org/Entry?Command=Information_PrintForum&amp;#FORUM38524"><text:span text:style-name="T1">#</text:span></text:a></text:p>
      <text:p text:style-name="P2">腦殘留言或居心不良的言論直接刪掉最快，沒什麼好討論。畢竟我們沒有那個時間一一去澄清那些永無止盡的抹黑或不斷制止那些對於「人」的不尊重。相關回應，只好也一併刪除，請見諒。</text:p>
      <text:p text:style-name="P1">陳真   |  2020.01.16 11:35   |   <text:a xlink:type="simple" xlink:href="http://palinfo.habago.org/Entry?Command=Information_PrintForum&amp;#FORUM38523"><text:span text:style-name="T1">#</text:span></text:a></text:p>
      <text:p text:style-name="P3">卡韓政變 (236)：除了鬥爭，別無其它 <text:line-break/><text:line-break/>陳真 2020. 01. 16. <text:line-break/><text:line-break/><text:line-break/>常會有許多人寄一堆政治抹黑謠言或荒唐言論給我看，然後問說這是真的假的？或是問我有什麼看法。這就好像有人拿一堆屎給你看，然後問你有什麼想法。我還能有什麼想法？ <text:line-break/><text:line-break/>我常不解，人們為何每天願意浪費那麼多時間去看那些完全不值得一看的東西，然後再來問我對屎有什麼看法？一個人如果每天關注詐騙集團的言論，然後一直研究說這是真的假的，那不是很奇怪嗎？ <text:line-break/><text:line-break/>綠媒也是，你就直接把它當垃圾就是，怎麼會有人花錢去買垃圾？你如果真的時間多到用不完，願意浪費時間在那上面，想看就去看，但是何必問什麼真的假的，那不是廢話嗎？ <text:line-break/><text:line-break/>昨天，有個同學寫信問我說這是真的假的？他說有位「名醫」學弟在臉書寫說： <text:line-break/><text:line-break/>「韓國瑜是由陳哲男，也就是陳其邁的爸爸，帶進李登輝系統的。他提的「庶民」，其實是反國民黨菁英馬英九的。他的失志，其實是因著李登輝的離開國民黨而失去舞台。」 <text:line-break/><text:line-break/>我看了，真是火冒三丈，就請他幫我轉達一些話給這位學弟。我說： <text:line-break/><text:line-break/>「我是陳真。我沒臉書，也不看臉書。麻煩幫我留言如下：這種謠言也造得出來。他媽的還要不要臉？真是可恥！」 <text:line-break/><text:line-break/>我跟同學說：「看起來，是要把韓國瑜打到退出政壇，人渣們才會放心。」居然連這麼荒唐的謠言也能造得出來。難道我們每天就只能把所有精力和時間全部耗費在澄清那成千上萬的荒唐謠言和抹黑？或是每天和各方低能人渣或無恥走狗們在網路上講道理？你以為他們是想要跟你「講道理」？你以為他們「不懂」道理？ <text:line-break/><text:line-break/>由此你其實也可以看出掌控及管制媒體的根本重要性。祖國如果傻傻地開放什麼臉書，或是任由謠言及有害言論任意蔓延，今天的大陸恐怕就是四分五裂烽火漫天的人間煉獄。 <text:line-break/><text:line-break/>媒體，一旦落在人渣手裏，那就是一場永無止盡的災難。因為他們根本不是真的要跟你討論什麼，而是不擇手段造謠抹黑來傷害異己，消耗你的時間和精力，讓你上駟對下駟，陷入無謂爭議。 <text:line-break/><text:line-break/>一如過去，每次選後必然就會出現什麼「各自回到工作崗位」啦、「互相擁抱」啦、「放下仇恨」啦、「團結不分彼此」啦等等的鳥話。但是，如我一再強調，認清關係本質很重要。我們所面臨的，長年以來就是鬥爭鬥爭鬥爭的這樣一種「敵我」關係，毫無理性基礎可言，對方純粹就是不擇手段想要置你於死地。 <text:line-break/><text:line-break/>幾十年了，難道你還看不出來島內政治的關係本質？簡單說就是：他們就是他們，我們就是我們，除了鬥爭，別無其它。你跟歹徒騙子之間，除了鬥爭，除了想辦法把他們繩之以法之外，難道還需要跟他們開研討會講道理？或是「擁抱、感化」他們，和他們「團結」在一起？ <text:line-break/><text:line-break/>至於卡韓，我看這齣戲不但還沒落幕，恐怕才剛要開始。人渣黨的黨性是這樣：只要贏，一定全力趕盡殺絕；只要吃你吃得下，一定把你啃肉吸血吃乾抹淨才會罷休；只要能撈，一定要撈到不能撈為止。人渣黨基本上就是一個政治黑幫，打家劫舍，絕不會跟你客氣的。要他停止作惡，只有一個方法，就是讓他怕，讓他失去為惡的能力，讓他覺得這樁買賣划不來，他才會住手。 <text:line-break/><text:line-break/>因此，別再說什麼「愛與包容」這類傻話，那只是傷害自己人的熱情。難道選舉時熱血沸騰地要打倒貪腐政權，要揭發罄竹難書的非法勾當，要制裁根本數不清的貪污舞弊，一旦選輸或選完了，就彷彿根本沒有這回事？這樣合理嗎？這不是能力夠不夠的問題，而是是非態度的問題。我們目前也沒有能力完全制止美帝為惡，但難道就因為能力不夠，就「愛與包容」他們？ <text:line-break/><text:line-break/>再過幾個月，又要選縣市長了。現在「團結」、「擁抱」、「愛與包容」，喝「和解咖啡」，難道幾個月後就又突然要熱血沸騰地打倒貪腐政權、揭發罄竹難書的非法勾當、制裁根本數不清的貪污舞弊？ <text:line-break/><text:line-break/>你要知道，人渣黨厲害之處就在於他們每一天都在準備選舉，而且是用盡一切手段和力量，因為利益太大太誘人了，只要成功撈上一票，幾代人都吃不完。你要知道這些人渣是抱著一種什麼樣的「決心」在搶奪權位。這其實也是這個黨為何如此「團結」一致對外的原因。 <text:line-break/><text:line-break/>你看，在綠營裏頭，只要殺敵有功，越是無恥下流，越是骯髒齷齪不擇手段，越會論功行賞。萬一東窗事發，骯髒事貪污事曝了光，全黨上下更是會一致掩護你，幫你圓謊，幫你脫罪，幫你逃到海外，幫你湮滅事證，幫你打擊敵人。你看，扁家及其它一大堆貪腐弊案的無數相關人士，大多在海外逍遙，或是依舊在台囂張跋扈，例如扁的兒子陳致中，至今依然逍遙法外。以他的罪行，若是一般人，肯定要關個幾十年。 <text:line-break/><text:line-break/>藍營的作風剛好相反，當事人往往根本一點事也沒有，很可能就會被支持者或被黨唾棄或嫌棄。當事人遭遇抹黑或各種攻擊，同志們更是在一旁看戲，或甚至落井下石。這樣一個黨，不被殲滅才奇怪。 <text:line-break/><text:line-break/>另外，現在有一堆在我看來特別需要改革的人，居然成為「改革派」，例如江啟臣，蔣萬安、游淑慧以及其他一些看不出來跟綠營有何差別的所謂新生代。 <text:line-break/><text:line-break/>不過，這些都還只是小問題，更惡劣的是那些「政治生意人」，比方說郭董、黎董(黎智英)的人馬例如趙少康，現在居然也儼然好像什麼改革教父。真不可思議。 <text:line-break/><text:line-break/>大家關心政治很好，但不要被表面上的顏色或表面上的行為所騙。趙少康就是個生意人，政治只是他的一門賺取億萬財富的「生意」，和民進黨人其實完全沒有兩樣。如果你真的了解台灣的政治，你一定會覺得很心寒。</text:p>
      <text:p text:style-name="P1">鄭豐遠   |  2020.01.16 07:12   |   <text:a xlink:type="simple" xlink:href="http://palinfo.habago.org/Entry?Command=Information_PrintForum&amp;iPage=1#FORUM38520"><text:span text:style-name="T1">#</text:span></text:a></text:p>
      <text:p text:style-name="P2">轉貼一篇文章"從香港，到臺灣"，作者盧克文 (不是澳洲那個前總理陸克文)，之前看過幾篇他關於印度的文章，文筆很不錯。這文章值得一看，裡頭提到一個我從沒見過的新詞叫作"捧殺"，意思是表面捧你，讓你驕傲，實則是殺你，讓你崩潰。 <text:line-break/><text:line-break/>我也很喜歡范光棣老師，哪天回台希望有機會去看他 (雖然他並不認識我)。過去練了十幾年太極拳，所謂道家老莊思想沒少接觸了，曾經十分著迷，但也許本性或悟性差了點，並沒有看開或看透，十多年來的經歷和遭遇，讓我年少時的各種迷惑和痛苦變本加厲，道家思想並沒有幫助我釋懷和昇華，我反而從其他的思想中受用不少。要說自己與二三十歲年少時相比有什麼差別，那就是我基本上已經比較懂得接受和屈服於所謂命運，處於一種逆來逆受的無奈狀態，也許等我老了，對生活再也無力抱怨或反抗了，才有可能一切看開，逆來順受吧。 <text:line-break/><text:line-break/>范老師的境界當然和常人不同，幾十年前中國破敗不堪時就能慧眼識英雄。羅素更不用說了，一百年多前造訪中國時就能看出中國的偉大以及復興的必然。我不是學界中人，竟不知道原來范老師和羅素還彼此認識，我還以為差了兩代以上。 <text:line-break/><text:line-break/>相較普通台灣同胞，我也許是因為從小家庭破碎，家長本身都是失敗者，當時社會雖富裕，但他們對生活和自身缺乏信心，自然也沒什麼機會向我灌輸什麼台式反中思想，以致於我成長以後能不帶有太多偏見，讓自己的理智和情感發揮基本作用。這樣的一些差別，讓我比多數台灣同胞們更能看到更多、更遠一點。 <text:line-break/><text:line-break/>台灣兄弟姐妹們，咱們該徹底醒了，放下你/妳的傲慢，認清你在世界上的位置。什麼政治意識形態都不重要，只有札札實實的和平生活和幸福才是全人類共同的嚮往。台灣或許一時半刻還能是一個政治實體，但我們要明白，只有中國和中華文化是我們真正的認同和歸宿，否則我們在世上永遠是別人的奴僕，永遠無法抬頭挺胸站起來。 <text:line-break/><text:line-break/>豐遠 <text:line-break/><text:line-break/>(文章我轉成繁體，便於大家閱讀) <text:line-break/>------------------------- <text:line-break/>從香港，到臺灣 <text:line-break/>作者: 盧克文 盧克文工作室 2020.01.13 <text:line-break/>原文: https://mp.weixin.qq.com/s/bWjKUdfiIVM5u7Yuwh0uow <text:line-break/><text:line-break/>2012年11月9日，經濟合作與發展組織（OECD）秘書長安赫爾.古裡亞發佈了一篇聳人聽聞的報告，稱最快2016年中國GDP將超過美國，未來美國還會被印度超過，到2030年，中國GDP占世界總GDP份額將從2011年的17%上升到28%，美國將從23%降到18%，日本將從7%下降到4%，歐元區從18%降至12%，印度則會從7%上升到11%。 <text:line-break/><text:line-break/>報告甚至說，到2060年，中國繼續占全球GDP的28%，印度將占18%，美國只僅17%，日本僅占3%，中印兩國將在2025年GDP超過七國集團總量，2060年超過經合組織成員國總和。 <text:line-break/><text:line-break/>我沒有見過比這更猛烈的捧殺了。 <text:line-break/><text:line-break/>事實上現在離2025年已經非常近了，2019年預估美國全年GDP超過21萬億美元，中國約為14.3萬億美元，中國僅有美國總GDP的67%左右，而印度預估2019年總GDP是2.9萬美元左右，僅為美國的13.8%，中國的20.3%，而日本預計2019年略微超過5萬億美元，印度占日本GDP的58%，看這個狀況，經合組織預測的中印兩國可怕的增長，和發達國家可怕的衰落，根本就不會在2030年發生。 <text:line-break/><text:line-break/>印度的經濟發展從2019年開始劇跌，從8%一下跳到4.5%，目前暫時看不到回暖的跡象，離經合組織提出的2030年預估差得十萬八千里，如果經合組織在2011年就打算開始捧殺中國和印度，他們至少成功了一半。 <text:line-break/><text:line-break/>與經合組織可怕的捧殺相比，是中國自己制定經濟政策時可怕的務實。 <text:line-break/><text:line-break/>2002年11月8日，中共十六大召開，當時中國總GDP剛超義大利，感覺對前五大發達國家還十分謹慎，雖然已經加入了WTO，國家開始高速發展，但我們當時制定的計畫仍然是到2020年，GDP總值達35萬億人民幣，到2050年超過日本，成為世界第二經濟大國，幸好當年新華社的通稿還在。 <text:line-break/><text:line-break/>*註: https://tinyurl.com/syvl5ss <text:line-break/><text:line-break/>2005年時在天涯論壇有個ID叫“雪亮軍刀”，推測到2030年中國就有可能超過日本，被一群人跟帖瘋狂辱駡體無完膚，跟今天的恨國黨表現得一模一樣，我那時候也混天涯，親眼見證了這件事情，結果中國在2010年就超過了日本，現在2020年體量差不多是日本的三倍左右，根本就不用等到2030年來分勝負。 <text:line-break/><text:line-break/>可惜“雪亮軍刀”2013年因癌症去世，時光彈指，真想看看他今天能親手打打這些恨國黨的臉。 <text:line-break/><text:line-break/>2000年中國人均GDP是800美元，2002年中共十六大制定的目標是到2020年人均GDP能到2000年兩倍，到1600美元，還顯得十分忐忑，當心做不到，結果到了2019年，中國人均GDP居然跑到了10000美元！ <text:line-break/><text:line-break/>*註: https://tinyurl.com/v4slbrk <text:line-break/><text:line-break/>這就是戰忽局同志的不對了，說好20年翻兩倍，結果翻了十倍，也不注意下劑量，連國內的同志們都忽悠瘸了。 <text:line-break/><text:line-break/>回過頭看看十六大時佈置的目標，其實所有中國人可能都覺得現在的成就如夢似幻（但我們很冷靜，有開心，沒有驕傲）。 <text:line-break/><text:line-break/>西方世界早先年對中國的主要腔調是崩潰論，超過日本後，就變成了威脅論，經合組織發表的2030年經濟預測，威脅論連印度都拉上了，但其實這麼多年過去了，發達國家的名單從來就沒有變過。 <text:line-break/><text:line-break/>面對這些言論，中國的態度很簡單，無論是棒殺我們還是捧殺我們，只管做好自己：謙虛低調，謹慎前行。 <text:line-break/><text:line-break/>中國物質文明的極速發展，對整個世界產生了一個巨大的衝擊波，這個衝擊波由近到遠，首先衝擊到的，其實是臺灣和香港。 <text:line-break/><text:line-break/>在我讀小學的時候，村裡如果有臺灣、香港同胞回來探親，那是不得了的事情，全校師生都要列隊歡迎，希望港臺同胞能給學校捐點什麼，當時港臺經濟如日中天，1992年時，大陸人均GDP才366美元，臺灣省人均GDP超過10000美元，領先韓國兩年，臺灣人均是大陸的27倍，香港更牛逼轟轟到了人均18000美元，是大陸人均的49倍，港臺人看大陸人完全是俯視，人窮就得認命，1997年時，香港大貨車司機年薪40萬人民幣，一共只要工作幾小時，幹大貨車司機的一般文化程度不高，有錢了就到大陸來包二奶，當時主要有兩個點，一個是深圳羅湖向西村，一個是東莞樟木頭，當時包養一個人只要3000-5000一個月。 <text:line-break/><text:line-break/>1997年，天津市人均工資690元，那時候的5千塊人民幣，大概相當於現在的4-5萬左右了。 <text:line-break/><text:line-break/>2000年初東莞樟木頭這邊的樓盤直接在香港開盤，面向香港中底層人士，2000塊錢一平，香港人就笑呵呵都到這邊買房，這裡還有一些很老的設計很古怪的房型，比如荔景山莊一類，都是模仿香港那種毫無人性的室內格局設計的，我第一次見到這種格局嚇一跳，客廳和臥室特別小，住得很壓抑，大陸房地產商從沒搞出過這種戶型，這種戶型全世界我也只在香港見過，很多窮一點的香港貨車司機，就會買這種房子，再花一點錢包養一個女生。 <text:line-break/><text:line-break/>所以那時候樟木頭叫小香港，有很多香港人，但大部分是香港的底層人士，體力勞動階層。 <text:line-break/><text:line-break/>香港大貨車司機的好日子在大陸經濟好起來以後就不行了，大陸港口一開，貨都走泉州、走大連、走天津，不用全走香港，香港貨車司機的社會地位驟降，現在收入較1997年減半，還幹得累死累活，換成你是香港人，你心態能好嗎？ <text:line-break/><text:line-break/>不僅是貨車司機，我在香港電訊業上班的朋友說，他們老員工一九九幾年月薪就一萬多了，現在還是一萬多，工薪收入都凝固了。 <text:line-break/><text:line-break/>大陸那時候為了追趕世界，發展經濟跟玩命一樣的，東莞當時是珠三角製造業中心，每天各種各樣的大貨車哐起哐起跑得飛快從國道上駛過奔向港口，將中國人生產的各種東西發往全世界換外匯，2000年初我剛到東莞，身邊的人就警告我，過馬路一定要非常小心，這裡要是撞死人跟在湖南撞死人是不一樣的，在湖南你可以哭哭啼啼鬧半個月，這裡撞死人半小時迅速解決，現場馬上清理完畢，“死個人跟死個雞一樣的。” <text:line-break/><text:line-break/>我後來才知道，因為東莞通向深圳的國道是中國當時重要的經濟命脈之一，只要這條路一堵車，全球硬碟跟主機板立馬漲價，馬上斷貨，一切阻止經濟發展的事物都要掃除，珠三角那時候感覺所有人都在一邊擦汗一邊飛奔賺錢。 <text:line-break/><text:line-break/>大陸經濟沒起來之前，港臺人對大陸人就一直是俯視態度，你偶爾會碰到幾個特別懂禮貌的港臺人，很紳士、很君子，說話溫柔，衣著光鮮，但他們永遠跟你隔著距離，在貧富差距面前，血緣什麼的都顯得蒼白極了。 <text:line-break/><text:line-break/>臺灣跟香港在物質文明繁盛之時，產生了大量優秀的精神文明，在任何國家或者地區，只要經濟一發展起來，並且有一定人口基數（澳門就是因為人口基數太少），就會產生優秀的精神文明，香港這邊有成龍、金庸、四大天王，臺灣那邊有羅大佑、周傑倫、各種偶像劇一波波向大陸襲來，人一吃飽就需要更高級的精神需求，而且是跟著時代走的精神需求，精神產品就會被催生出來，特別是在整個地區經濟昂揚向上的時候，精神文明的發展攔都攔不住，為什麼香港電影的黃金年代是二十世紀九十年代？為什麼臺灣偶像劇只能到《流星花園》就崩了，為什麼韓國人從2002年開始用《我的野蠻女友》向全亞洲傳播流行文化了？這裡面的規律其實很簡單： <text:line-break/><text:line-break/>誰的經濟昂揚向上，誰就會產生優質的精神文明。 <text:line-break/><text:line-break/>香港從2000年後電影和音樂全面衰落，臺灣從2000年以後再也沒辦法向大陸輸出偶像劇，就是因為經濟不行了，韓國人為什麼文化產業全面超過港臺？因為韓國經濟高速發展，整個國家在當時昂揚向上。 <text:line-break/><text:line-break/>現在中國的00後再也沒見到有年輕後生說我在追臺灣或者香港的某某明星了，他們都在追易烊千璽、肖戰、吳亦凡、楊超越等等，全TM是大陸年輕人，港臺娛樂圈完全斷檔，成龍今年都66歲了，拍打戲動作比以前慢上好幾拍了，香港電影還在看他玩命。 <text:line-break/><text:line-break/>經濟不行，文化產業就一定不行，文化是建立在自信上面的，經濟行，人就自信，經濟下行，人就不自信，搞文化都搞不出來。 <text:line-break/><text:line-break/>今年嗶哩嗶哩搞的那個跨年晚會，把老漢我都快看哭了，不是因為他晚會搞得青春洋溢有共鳴，而是晚會裡出現的十幾二十歲的中國年輕人，都個個臉色紅潤、衣著光鮮，一看就是在富足生活中長大的，說話表演時不卑不亢，都特別熱愛中國本土文化，好多好多年輕人穿上漢服表演中國風的原創作品。 <text:line-break/><text:line-break/>我看這部晚會前正在看張國寶先生的《篳路藍縷》，剛看完老一代人如何拿命去完成中國的大基建，回過頭看到這些充滿自信的年輕人，眼角就不由得淚花泛起，你們這些95後、00後，可能不懂我們70後、80後中老年人的心情，三代才能出貴族，新一代年輕人能培養得這麼大氣自信、這麼才華橫溢，是我們多少代人奮鬥後才有的結果，我們80後當年讀書時，是要排著隊歡迎港臺同胞來給學校捐款，而在你們長大時，你們可以盡情地吸收各種營養，盡情地發揮自己的才能，你們不用對發達地區的人卑躬屈膝，你們可以昂首挺胸地說自己是一個中國人。 <text:line-break/><text:line-break/>而這麼多年來，一代代中國人犧牲了自己，一代代中國人痛苦的找尋中國的出路，不就是為了今天的結果嗎？ <text:line-break/><text:line-break/>有下一代更優秀的中國人，才有中華民族更偉大的歷史階段。 <text:line-break/><text:line-break/>而四年前我去臺灣時，看到台中的士司機居然在看大陸的電視劇，還反問我“大陸的盒飯不是兩塊錢一份嗎？”，當我站在臺北101大樓觀景層時，看到是略帶灰濛濛的臺北城，下面是一片片低矮的建築，完全感受不到大陸那種昂揚向上的經濟狀態。 <text:line-break/><text:line-break/>那有人說臺灣人生活得也挺“小確幸”的，但其實我在臺灣旅行時，根本沒見到多少各個媒體宣傳的“漫暖柔和、富有人情味的臺灣”，我在墾丁夜市時，和同伴因為沒有馬上買東西，在別人攤位前溝通了幾句，攤主就一臉憎惡的叫我們走，我在臺北大排檔找牛肉麵吃，那檔主聽到我說普通話，沒有臺灣腔，收了錢後，轉過臉時就是一臉的嫌棄。 <text:line-break/><text:line-break/>越是底層的臺灣省人，對大陸人的心態應該崩得最早，因為過去的優越感再也找不著了，這個來臺灣旅遊的大陸人，居然可能比他收入更高，而三十年前，這個大陸人還要被校方安排，排著隊歡迎他的到來。 <text:line-break/><text:line-break/>心態崩掉的不僅是臺灣，還有香港，樟木頭現在沒多少香港人，香港人過去聚居的幾個社區，現在都顯得老舊破敗，你偶爾還能在荔景花園看到幾個香港老年人，穿著拖鞋，頭髮禿了大半，牽著條狗在那慢悠悠地走。 <text:line-break/><text:line-break/>他們的好日子都過去了。 <text:line-break/><text:line-break/>而臺灣香港，又是長年飽受西方精神文明影響的地方，他們的認知和教育是西方式的，在經濟下行之下，就更容易產生和大陸的矛盾。 <text:line-break/><text:line-break/>我前面說過，巨量的物質文明，一定會催生優質的精神文明，歐美人吃飽了幾百年，他們有餘錢養活一批偉大的哲學家、思想家、體育明星、娛樂天王，所以他們有盧梭、黑格爾、愛因斯坦、喬丹、皇后樂隊，每一項精神文明的成就，都可以把還處在貧窮時期的中國人震撼得一愣一愣的，所以中國人產生過一大波對歐美死心塌地的精神門徒，覺得歐美所有的東西都是正確的，我也挺理解他們的，有這種狀態是正常的，畢竟當時的差距實在太大了，是人都會有絕望的感情產生，從而對歐美極度的精神依賴，並產生“只要是歐美的，就一定是對的”這種意識形態。 <text:line-break/><text:line-break/>但並不是每一個中國人都會產生這種自卑的情緒，至少我不是，在成長的過程中，我漸漸發現國家和民族成長的規律，是“先建立優質的物質文明後，精神文明就自然而然產生，而不同的文化，會產生不同的精神文明。” <text:line-break/><text:line-break/>比如西方世界現在治理國家的方式，他們常用的社會體系，在這麼多年的教育下，香港和臺灣是一定會尊為政治正確的，是不容任何置疑的，而大陸所採用的體系跟他們不一樣，他們就會有一種文明人看蠻夷的俯視感，這種俯視感以前是全方位的，物質和精神都是，現在物質文明的優勢緩慢崩掉後，他們就只有精神文明的盾牌還在，所以看待大陸人時，一定要突出大陸人是跟西方文明不同的蠻夷觀，只要是中國大陸的，就一定是黑暗愚昧的，這也是臺灣香港人唯一能保留的自尊心和優越感。 <text:line-break/><text:line-break/>經濟衰落越快，港臺人心中越失落，這種優越感就明顯，從而跟大陸產生的精神矛盾，就越難化解。 <text:line-break/><text:line-break/>所以，這一次臺灣大選，我根本不關心是蔡英文勝利，還是韓國瑜勝利，我對他們誰勝利，都沒有任何興趣。 <text:line-break/><text:line-break/>臺灣的年輕人，跟香港的年輕人，還在用看蠻夷的態度看待大陸，他們可憐的自尊心已經只剩這一個角落了，他們一定會好好呵護這唯一的道德制高點，依賴西方文明創造的道德高地，不容許有人置疑。 <text:line-break/><text:line-break/>其實我並沒有說歐美創造的這一套思想體系，這一套話語權，就一套治理國家的方式一定是錯的，我的觀點是，“不同文明會創造不同治理社會的方式，大家先不要急著否定別的後發文明創造的現代體系，先看一看，人類歷史這麼長，不用急著否定任何一方，侮辱任何一方，先寬下心，不用喊打喊殺，容不得一點點懷疑。” <text:line-break/><text:line-break/>西方的也許是對的，東方的也許也是對的，這裡面不是對立的關係，現在西方點錯了社會發展的技能點，已經被政治正確深深綁架，這個模式也遇到了大問題，東方現在正在努力追趕，精神文明也在慢慢積澱，說不定也能搞出一套完整的，全人類都能接受的思想體系。 <text:line-break/><text:line-break/>在對西方精神文明的追趕當中，全世界現在只剩中國還能自成體系，日韓是全方位趴在歐美人腳底下了，有懷疑的想法就會被歐美人抽一鞭子，中東地區亂得一團糟，他們先要想明白內部認同，才有時間來想一想如何自成體系，而俄羅斯因為蘇聯解體時被收拾得太慘，國家還處於一定程度的精神分裂當中，各個國家和民族得先用物質文明的建設來證明自己，並且是獨立主權國家，才能獲得思考人類精神文明的門票權，這個門票權，現在全世界只有中國拿在手裡了。 <text:line-break/><text:line-break/>沒有誰對誰錯，也不是水火不容，再給中華民族一點時間，我們闖進發達國家的時候，就應該是我們展現完整思想體系版圖的時候。 <text:line-break/><text:line-break/>而到那時候，有了自己話語權的時候，臺灣島的回歸才不是什麼大問題，至於現在是誰當選臺灣地區領導人，其實放在歷史的長河裡，根本不重要啊。 <text:line-break/><text:line-break/>雪亮軍刀曾說，在過去的一百年中，無數的中國人為了擺脫屈辱，為了這個民族可以堅強的站立而獻出了生命。在過去的一百年中，無數的中國士兵浴血奮戰，出生入死，他們用意志和鋼鐵較量，他們用刺刀，用勇氣，用衝鋒，用堅強打敗所有企圖主宰我們的人。無數的中國人，用平型關嘹亮的衝鋒號，用堵住地堡時胸膛彈孔噴射的熱血，用朝鮮三八線踩過敵人頭盔的草鞋，用金門決不低頭轟鳴的炮聲，用喜瑪拉亞山脈印軍絕望的慘呼，用刺進越軍身體的刺刀告訴這個世界，那個中國人引頸待戮的年代已經過去了。 <text:line-break/><text:line-break/>是啊，中華民族屈辱的時代已經過去了，我們正在創造歷史，不僅是物質上，還有精神上。 <text:line-break/><text:line-break/>加油吧，年輕人！接過我們民族的旗幟，去證明中華民族的偉大。 <text:line-break/><text:line-break/>（那個，嗶哩嗶哩要是有工作人員看到這篇文章，能賣我一張明年跨年晚會的票嗎？我想去現場哭。）</text:p>
      <text:p text:style-name="P1">張紹中   |  2020.01.16 06:28   |   <text:a xlink:type="simple" xlink:href="http://palinfo.habago.org/Entry?Command=Information_PrintForum&amp;iPage=1#FORUM38519"><text:span text:style-name="T1">#</text:span></text:a></text:p>
      <text:p text:style-name="P3">老羊： <text:line-break/>我沒有什麼背後的想法，就是字面上的感想。想到什麼，就說什麼。我不像各位可以引一堆我看不懂的英文名字的人說的話，我只是說我的感覺。我沒有經過大腦，事實上，我覺得大腦是最多餘的東西，語言能說服人，但只有那些不能辯駁的事情、行動，才能讓人理解彼此、了解彼此，然後，走下去。我看到國民黨說，要把同性婚姻改回去，陳真說了：長老教會也反同婚。所以在這個議題上除了同光長老教會我都討厭。但他們也運送物資到香港，在這件事上我願意拿毒氣罩給他們。很多事有很多面向，這個世界，沒有任何人是人渣，這是我的信仰。你可以不用相信。我知道有很多人被稱為人渣，但我願意不把他們當成人渣，不是說他們真的不是人渣，而是我下定決心決定了沒有人是人渣。就算世界上都是人渣，但你還是有選擇的，你可以選擇不把他們當成人渣。 <text:line-break/>我的感想說完了，來說點事實吧。 <text:line-break/>我看完了所有的文章，這邊的很多言論建立在中共數日內就可殲滅台灣的假設上。但台灣有 129 台經國號，208 架 F-16V，55 架幻象，還有 2023 年到貨的 66 台 F-16V 跟 F-16AB 升級計畫，大約四百到五百台的軍機，不需要攻擊，只需要在本島天際線內發射飛彈，地面還有三千顆地對空飛彈，這還不包含陸軍的復仇者跟麻雀飛彈。中國有 1085 台左右，如果只守不攻的話，經國號可當成飛彈發射器，而台灣的飛彈實力跟中共至少差了一個世代。論電戰系統，美軍 EA-6B 隨手發出的一次攻擊，讓華南、華中兩大戰區所有軍事聯絡系統停擺了一個小時以上，至少相差兩個世代，加上薩德系統、關島、日本的協防關係，中共內憂的狀況下，發動戰爭只會被台灣這等彈丸之地打到滅國而已。更別提還有雄風二型，試射錯誤的時候，中共國台辦罕見地沒有放話，而是下令讓航母瞬間離開台灣 230 公里外的射程距離內，因為一被打到就穩死了。登陸則有反舟波砲擊等待。討論「中國一定贏」的時候，你們真的知道自己在說什麼話嗎？請問台灣能登陸的點有哪些？如果連這種基本常識都不知道，你討論什麼軍事？更別提軍事設備參數都是機密，雷達系統更是複雜，作為老百姓，到底是憑什麼根據判定台灣會打輸？更不要提花指部的防空飛彈。 <text:line-break/>破除了這種假設之後，親上火線又如何？以戈止戈，爭端才真正不會爆發。一個連五險一金都快爆炸的國家，CNY 一連串跳水，連國內軍公教的錢都付不出來，打仗不用錢嗎？一個軍人放在那裡什麼事都不做除了薪水加上訓練成本大概最少要兩千美金，中國要拿什麼來打？錢在哪？手指頭？稍微知道國際關係的人就知道，中共是全世界最不想開戰的國家，然後有群人整天害怕中共武力犯台，邏輯何在？因為中共很想讓自己滅國？他們又不是白痴。一個連糧食都供應不足只能跟美國進口的國家，說要抵抗美國，你在說什麼笑話？不進口小麥大豆三個月內就會爆發飢荒的國家，你說勝過美國？從芝加哥往中國的貨櫃裡面有小麥有大豆，但你腦子裡有腦嗎？ <text:line-break/>說我造謠、說我對長老教會不公平。我一視同仁，長老教會我也討厭，但好歹有同光長老教會支持同性戀者，請問韓國瑜有什麼？只說要把同性婚姻改掉，毀壞已經成立的家庭，這不是惡嗎？天主教教理 2358 條說：要把同性戀者的苦難與基督受難的痛苦給予相同的憐憫。縱使是基督宗教，也不是全部反同。說穿了，反同婚就是在破壞一個最基礎的社會福利機制，即家庭。你說我為什麼不質疑公投反同婚，我質疑啊，我認為這個公投根本就不應該出現，他撕裂了挺同婚／反同婚兩批人，讓彼此水火不容，而這兩種人原本是可以相互理解的。 <text:line-break/>至於韓國瑜不懂憲法、法治概念等於零，我想，這是個法律常識是否正確的問題，而我學過法律，你沒有，術業有專攻，所以你還是閉嘴吧。你說你懂一萬才會開口說出一句話，我看在這件事上你什麼也不懂倒是扯了一堆。 <text:line-break/>李佳芬在造勢場合說學校教肛交、教保險套怎麼用。你說反對不適合的性教育，所以教這不適合嗎？難道要等到被肛了才知道要戴保險套？更好笑的是，翻遍所有的課本，裡面沒有一本討論到肛交的，只有倡導安全性行為，請問一下，把課本上根本沒有的東西說成是有，抹黑的是誰？ <text:line-break/>瘋狂罵「人渣黨」腐敗貪污。韓國瑜的豪宅呢？這篇報導是我的朋友寫的，前後在國圖查了一個月的資料，在韓國瑜門口手了一個月，調閱了無數地政資料，才小心翼翼的說出韓國瑜買房子還關說貸款的事情。這不叫腐敗貪污，什麼叫腐敗貪污？不要選擇性地只看到自己想看的。 <text:line-break/>解釋的東西全部都是錯的，還一副自以為是、覺得自己什麼都懂的德性，連真正的民調都看不到，在那邊侃侃而談選情，說這種人知道一萬只會開口講一句，我看是放屁。你性靈顯露的時候能感動我，但你講政治時，我只覺得你根本不願意理解別人，這種人才是沒有溝通意願。如果不是陳真，我來這邊發文幹嘛？看我文章的人一天有兩萬以上，我要影響你們嗎？沒有，因為我想如陳真所說的「在PTT外，多看些巴勒網」然後我換到的是我是腦殘。我 19 歲那年就把范光隸的所有著作讀完了，現在手上成立了一個 NGO 組織，救助無家可歸的人，這樣的我是腦殘，那請問你們是什麼東西？ <text:line-break/>原本不想爭執的，因為我認為爭執可以說服人，卻無法解決任何事情。只有行為，才能讓人跟我站在一起。所以我不花時間嘴砲，這是最後一次了，錯誤的事實、對國家運作的不理解、法盲、媚中，綜合一堆諸如此類的元素，還有臉罵別人是人渣？這個世界究竟有什麼人有資格對任何一個人丟石頭？這麼簡單的道理，以前的陳真不會不懂。 <text:line-break/>至於提到駭客、網軍跟楊蕙如又更好笑了，這件事我牽涉其中，你們又知道多少事情？ <text:line-break/>這是報導者的報導，你們看過了嗎？有什麼要反駁的嗎？ <text:line-break/>https://www.twreporter.org/a/information-warfare-business-content-farm-mission <text:line-break/>中共現在甚至還會用機器學習自動生成「根本不是人類的影片」放在 Youtube 上面，上面源頭的廣告帳號都是同一個人，這才叫網軍。還是你們無知到以為在網路上留言就叫網軍？ <text:line-break/>這是我最後一次在這裡回政治，我不想跟陳真做任何爭辯，一是他有他的信仰，二是我認為爭論無法解決任何事情。比起政治，我更想知道，何時復，再縱酒，看天下君王，閒話家常。</text:p>
      <text:p text:style-name="P1">張紹中   |  2020.01.16 03:30   |   <text:a xlink:type="simple" xlink:href="http://palinfo.habago.org/Entry?Command=Information_PrintForum&amp;iPage=1#FORUM38518"><text:span text:style-name="T1">#</text:span></text:a></text:p>
      <text:p text:style-name="P2">我看完了上一次留言後到現在的所有文章了。 <text:line-break/>最後一句話：我不是張先生，要叫大嬸還是小姐都可以，我28，不過會有這樣的狀況，是因為你只看得到我的名字，所以我不會說什麼。 <text:line-break/>至於「巴勒網不是你應該來的地方。 」 <text:line-break/>不應該來，我照樣會來。應該來，我也不一定會來。我要來不來，跟應不應該，並沒有關聯。不過還是感謝你的老實話。 <text:line-break/>但如果你改說「禁止來」我就真的不會再出現了。</text:p>
      <text:p text:style-name="P1">老羊   |  2020.01.16 02:53   |   <text:a xlink:type="simple" xlink:href="http://palinfo.habago.org/Entry?Command=Information_PrintForum&amp;iPage=1#FORUM38517"><text:span text:style-name="T1">#</text:span></text:a></text:p>
      <text:p text:style-name="P3">「一切都會被忘記，只有感覺會留下」 <text:line-break/><text:line-break/>感覺是可以被製造出來的；任何一個演員都可以作證。既然可以製造，就可以操弄，不管是愛還是恨，假戲做久了就能成真。留下的，也沒你以為的那麼不變。 <text:line-break/><text:line-break/>年輕時讓我感動的一些電影或音樂，有些現在看來可笑甚至矯情。淘汰那種「感覺」我完全不覺得可惜。</text:p>
      <text:p text:style-name="P1">張紹中   |  2020.01.16 02:39   |   <text:a xlink:type="simple" xlink:href="http://palinfo.habago.org/Entry?Command=Information_PrintForum&amp;iPage=1#FORUM38516"><text:span text:style-name="T1">#</text:span></text:a></text:p>
      <text:p text:style-name="P2">對我來說，陳真五年半前寫給我的信，也是不該忘記的事，即使若雪的冊子我後來扔了。差別是，我講不出什麼一世不忘這種懶趴話，因為我發現，所有的一切，最後都會被忘記。也許這就是信仰的不同。有些人相信自己的記憶，我卻一點也不信，總害怕自己下一秒就忘了所有的事。神經學那個被寫最多論文的車禍老頭，不就是記憶區塊出了問題，只能靠邊緣系統完成一些吃飯散步之類的事嗎？我大概就是那德性。我還真照了 EEG 跟電腦斷層，什麼事也沒有。 <text:line-break/>我會被忘記，我所知道的事情會被忘記，一切都會被忘記，只有感覺會留下，但我將永遠不能想起來是為什麼。這是我所相信的。但這個我就不建議大家體驗了，因為這不是什麼很愉快的感覺。 <text:line-break/>遺忘本身並不令人恐懼，可怕的是隨著時間流逝，記憶卻越發模糊，像是從32bit的畫面變成16bit，彩度和維度一起逐漸的消失，害怕遺忘美好的事物，因為她們無法重來；害怕遺忘不美好的事物，因為她們也無法重來；害怕遺忘十分平凡的日常生活，因為這一切都同樣地無法重來。 <text:line-break/>"Einmal ist Keinmal", 只發生過一次的事情等於不曾發生，那如果有一天當記憶不再被信任，到底還有什麼事物確切地存在過。我不知道，也許過陣子，我會連這個問題都忘了。</text:p>
      <text:p text:style-name="P1">老羊   |  2020.01.16 02:13   |   <text:a xlink:type="simple" xlink:href="http://palinfo.habago.org/Entry?Command=Information_PrintForum&amp;iPage=1#FORUM38515"><text:span text:style-name="T1">#</text:span></text:a></text:p>
      <text:p text:style-name="P3">紹中： <text:line-break/><text:line-break/>你寫了不少感觸，不少嘆息；但是我不了解你真正想表達什麼？國民黨的什麼解嚴世代革命宣言在我看來和小二學生說「我長大以後要當總統」沒什麼區別。幾年前的太陽花學運，施明德的女兒不也寫了什麼「當獨裁成為事實，革命就是義務」壯烈得不行的話？ <text:line-break/><text:line-break/>然後呢？沒有然後了。 <text:line-break/><text:line-break/>我不是要和你討論支持/反對特定的政黨或是政治人物，那是你的權利。我只是想知道你文字背後的想法。</text:p>
      <text:p text:style-name="P1">張紹中   |  2020.01.16 02:09   |   <text:a xlink:type="simple" xlink:href="http://palinfo.habago.org/Entry?Command=Information_PrintForum&amp;iPage=1#FORUM38514"><text:span text:style-name="T1">#</text:span></text:a></text:p>
      <text:p text:style-name="P2">還有，現在的我要是打出腦殘智障之類的字眼，都只是策略性地故意給某些人看的而已。而在這裡我認為沒這個必要，反正也沒人看。 <text:line-break/>因為自從我瘋了之後，我學會一件事，就是不去罵人腦殘。 <text:line-break/>感覺挺好的，也許陳真你也該試試。不是因為什麼崇高的理由，只是因為這麼做，老實說蠻爽的。</text:p>
      <text:p text:style-name="P1">張紹中   |  2020.01.16 01:39   |   <text:a xlink:type="simple" xlink:href="http://palinfo.habago.org/Entry?Command=Information_PrintForum&amp;iPage=1#FORUM38513"><text:span text:style-name="T1">#</text:span></text:a></text:p>
      <text:p text:style-name="P3">今天看到國民黨喊出解嚴世代革命宣言，革命這個字觸動了我的敏感神經。雖然我投給蔡英文，但我很明白，所有叫革命的事都是殺人換個說法而已。辛亥革命殺滿洲人、法國大革命殺監獄裡的人、文化大革命殺到連究竟在殺誰都沒人知道，全民英檢則是抓戰犯，稍有點人性的正常人類只會被群眾指責為漢奸、保皇黨人、反革命跟背刺而已。蠢事我看多了，極其不必要，又極其必然。1950 年，沈從文寫信給程應鏐：「到你將來負責較大，能在立法上建議時，提一提莫作踐瘋人，就很好了。這是很淒慘的。我看過，我懂得，相當不合需要。」不過，這是不可能的。和平很奢侈，往往是用潛在的戰火在維持，這變成是人性的極限，無解的矛盾困局。 <text:line-break/>革命或著不革命，這是個問題，國民黨自稱革命黨，鼓吹知識青年革命，但從民國24年喊出知識青年革命後，至今已經七十年不搞革命了，叫中國反革命黨還差不多，說革命，中常會是一群反動地主；說知識份子，韓國瑜跟吳敦義要是算識字的話，那死前說要成立中華台灣民主國的雷震就有八百萬個博士學位。 <text:line-break/>這命到底該革還是不革，我不曉得，革了會死人，不革的話這世間又沒新鮮事；從前死人都是因為戰爭，現在死人則是因為窮困。反正人終究會死，怎麼死得其所，似乎沒有任何一件事是自己能選的，試圖順應命運，但永遠是稍嫌痛苦，人法地，地法天，但我望向天地，天地什麼也沒回應我。 <text:line-break/>希望是最致命的隱疾，就跟旅行時最坑爹的話是「來都來了」一樣，這會讓你吃下最難吃的觀光客食物，參觀最沒意思的景點。希望又比「來都來了」更可怕，你會忍受不正常的痛苦直到極限⋯⋯不，應該說根本沒有極限，人類會因為希望而去忍受無限的痛苦。 <text:line-break/>我不在意陳真刪不刪我的留言，反正我沒事想到就看著這裡，只是出於念舊。人生太艱困，很多事忘得太快，就算不該忘、不想忘、不能忘的事，最後還是會忘記，也許哪天我會連自己都給忘了。那麼我寫過什麼勞什子，在哪兒活過，也不是什麼太重要的事了。</text:p>
      <text:p text:style-name="P1">陳真   |  2020.01.15 20:48   |   <text:a xlink:type="simple" xlink:href="http://palinfo.habago.org/Entry?Command=Information_PrintForum&amp;iPage=1#FORUM38512"><text:span text:style-name="T1">#</text:span></text:a></text:p>
      <text:p text:style-name="P2">范光棣老師我講過很多遍了，不再贅述。他是最早推崇維根斯坦、也是研究得最好的一位研究者。在我看來，范老師也是當今世上最好的一位哲學家。在我找不到精神上的出路時，我第一個就是想到他。 <text:line-break/><text:line-break/>范老師主要研究馬克思和維根斯坦，後來研究老子。他一直要我向老子學習，專心相妻教女，莫管紅塵(他說老天爺自然會收拾"那些人")；但我還沒法到那個境界，只能順性而為，塵世浮沉。 <text:line-break/><text:line-break/>陳真 2020. 01. 15. <text:line-break/><text:line-break/>======================= <text:line-break/><text:line-break/>紐約時報評古今十大作家，中國人竟然排名第一 <text:line-break/><text:line-break/>雪花新聞 2018-07-25 <text:line-break/><text:line-break/>1987年《紐約時報》評選古今十大作家，中國先哲老子名列榜首。他在2500多年前寫的一部《道德經》，如今穿越數千年，跨過重洋，影響著全人類的思維認知體系。 <text:line-break/><text:line-break/>據聯合國教科文最新統計數據顯示:《道德經》的銷量已經超越了《聖經》，躍居所有經典之上，現已榮登世界書籍排行榜榜首之位。 <text:line-break/><text:line-break/>它之所以受到世人如此重視、如此高的評價，因為它是人類最古老的最系統的第一部「大成智慧學」。大至天地，小至塵泥，從修身、養生、處世的行為，到做官治國的智慧，一本《道德經》，應有盡有。 <text:line-break/><text:line-break/>尼采說，《道德經》像一個永不枯竭的井泉，滿載寶藏。 <text:line-break/><text:line-break/>魯迅說，不讀《老子》就不知中國文化，不知宇宙真諦。 <text:line-break/><text:line-break/>馬雲行商數十載，唯獨此書不曾離身。 <text:line-break/><text:line-break/>美國學者蒲克明預言未來「《道德經》將是一本家傳戶誦的書。」 <text:line-break/><text:line-break/>在政治上，不少國家的領導人都指出，要想構建「和諧社會」與「和諧世界」，必須善於從老子《道德經》中去尋找政治智慧。 <text:line-break/><text:line-break/>毛澤東說，《道德經》是一部兵書。 <text:line-break/><text:line-break/>美國前總統里根援引《道德經》中「治大國若烹小鮮」的治國名言，以尋求其治國理念和方略。 <text:line-break/><text:line-break/>俄羅斯前總統梅德韋傑夫建議全世界「遵循中國古代偉大哲學家和思想家老子的教誨，來應對世界金融危機」。 <text:line-break/><text:line-break/>德國前總理施羅德大聲呼籲：每個德國家庭買一本中國的《道德經》，以幫助解決人們思想上的困惑。 <text:line-break/><text:line-break/>在經濟上，要解決現代市場經濟中出現的問題，也需要從《道德經》中尋找發展經濟的哲學智慧。英國哲學家克拉克認為「現代經濟自由市場的原理就是源自《老子》的無為而治。」在世界範圍內，已悄然地出現了一個經濟文化群體「道商」。 <text:line-break/><text:line-break/>所謂「道商」，就是以道學的辯證思維和哲學智慧從事企業經營管理的商人。法國阿爾斯通總裁安南·博格先生聲稱：「在中國做生意，要懂《老子》。」曾擔任財富五百強公司高級執行官的詹姆斯把《道德經》尊為新世紀的商業理論。 <text:line-break/><text:line-break/>關於老子的《道德經》，已有過很多解讀。而老子的生平故事，很多人卻並不知道。因為他的一生都是謎。 <text:line-break/><text:line-break/>老子究竟生於何年何月，學術界的史料推斷並無準確依據。現在學術界流行的說法認定老子生於公元前約570年，卒於公元前約500年，在世70年。</text:p>
      <text:p text:style-name="P1">陳真   |  2020.01.15 20:12   |   <text:a xlink:type="simple" xlink:href="http://palinfo.habago.org/Entry?Command=Information_PrintForum&amp;iPage=1#FORUM38511"><text:span text:style-name="T1">#</text:span></text:a></text:p>
      <text:p text:style-name="P3">有關范光棣，各位可以用巴勒網右上角的搜尋器去搜尋。之前有人反應說搜尋有問題，但我試過，沒察覺有什麼問題。 <text:line-break/><text:line-break/>范光棣的許多經歷，即便是對我這一代人來說都是難以想像的。比方說我們談羅素，就像在談一個歷史人物，但范光棣編過一本 "Readings in U.S. Imperialism"，談美國帝國主義，1971年出版，就是請羅素寫序。Amazon買得到： <text:line-break/><text:line-break/>https://amzn.to/35Q1dQo <text:line-break/><text:line-break/>再比方說我們現在講回歸祖國講得很像很有遠見似的，可是，人家范老師早在48年前，亦即1972年(民國61年) 時，就已經見過周恩來，想回歸祖國了。 <text:line-break/><text:line-break/>底下這篇我忘了有沒有貼過。裏頭有句話說得很對。范老師說："假如我相信共產黨是真的那麼邪惡的話，那我也會奮起反抗，粉身碎骨也不惜，不怕你的拳頭有多大。" <text:line-break/><text:line-break/>問題是，中共或中國不但一點都不壞，而且在我看來非常非常偉大，對整個世界和平與脫貧，貢獻之大，令我心悅誠服，與有榮焉；不敢說絕後，但肯定是空前；從來沒有一個國家在自身遭受百年的列強侵略屠殺之後，卻還能從一片廢墟中崛起，並且對全世界做出如此巨大的貢獻。如果諾貝爾和平獎還有一絲真實的意義，那麼，中國共產黨以及整個中國就是它最有資格的獲獎者。 <text:line-break/><text:line-break/>陳真 2020. 01. 15. <text:line-break/><text:line-break/>================= <text:line-break/><text:line-break/>圖片及相關文章網址見：https://bit.ly/2Rk2xWr <text:line-break/><text:line-break/>談「武統」 <text:line-break/><text:line-break/>范光棣 <text:line-break/><text:line-break/>發表日期：2019.7.21 <text:line-break/>責任編輯：海天曙光　Thomas Lee <text:line-break/><text:line-break/><text:line-break/>特朗普主政，訴求「美國優先」「美國要再次偉大」，美智庫不斷渲染大陸「武統」概率，實為私利：一是賣武器給臺灣，掙臺灣人民銀子，增加美國資本家的軍火收入；二是拉臺灣配合美國，遏制中國大陸的「印太戰略」；三是增強臺灣軍力，延阻兩岸統一。 <text:line-break/><text:line-break/>最近在網路上常看到主張「武統」的言論，有的來自大陸，有的來自臺灣，我覺得這些言論對兩岸統一都沒有什麼幫助。兩岸關係是人民內部的矛盾，是感情問題，不能用武力解決，不會用武力解決，也不需要用武力解決。 <text:line-break/><text:line-break/>先談「不能用武力解決」 <text:line-break/><text:line-break/>自從原子彈的發明以後，有核國家之間的戰爭，基本上已經不可能。小國擁有核子彈，也可以擺平大國，最好的例子就是北韓，台灣很可能有六顆原子彈（詳請參閱拙作〈大同世界和平島（下）—— 寫給臺灣鄉親，尤其是「深綠」看的「論急統」〉， 如註三連結）。若真的有，則兩岸問題當然不能用武力解決；既使沒有，也不能用武力解決，因為武統的代價太高，後遺症太嚴重，不是解決感情問題的方法。 <text:line-break/><text:line-break/>無論台灣島內各方是否願意承認，從蔡英文上台之後，兩岸關係跌到了1990年代以來的冰點。而且，相比過去，雖然大陸官方依然堅持為「和平統一」做最大努力，但「武統」聲浪飆升，正在各界形成新的共識。 <text:line-break/><text:line-break/>台灣方面有些主張統一的人士，看民進黨「去中、台獨」的工作，深深影響了年青一代的想法，有些急了，開始主張解放軍以武力統一台灣，我覺得這是很不明智的。這使我想起1972年，我們一群北美左派台灣學者去北京訪問，跟周恩來總理談話時，有一位台灣學者問周總理 “ 為什麼北京不用武力去解放台灣？” 周恩來說 “ 你們年輕人沒有經過戰爭，不知道戰爭的可怕，用武力去解放台灣，雙方要死多少人呀?!打完了以後，臺灣的經濟完全被破壞，拿回來又有什麼用啊？戰爭是萬萬不得已才能考慮的。” 偉大人物的想法，還是比較全面、長久、周全的。 <text:line-break/><text:line-break/>今（2019）年1月2日，習近平在全國人大《告台灣同胞書》發表40週年紀念會上，發表了他上台六年來最重要的台灣政策講話。習的講話體現了其一貫對兩岸關係「軟的更軟，硬的更硬」的態度。 <text:line-break/><text:line-break/>「巧合」的是，蔡英文在新年致辭中，針對兩岸問題提出了暗含台獨的「四個必須」和「三道防護網」；她強調，台灣人民希望保持自治，並斷然拒絕以「一國兩制」為談判基礎。對習的講話，蔡在回應時則給予直接拒絕。 <text:line-break/><text:line-break/>習對台灣的強硬講話和蔡對中國充滿對抗性的表態，將台灣拖進一個危險境地，讓人對台灣的未來不能不感到憂慮。 <text:line-break/><text:line-break/>大陸方面很多人更急。共和國已經成立70年了，以前力量還不夠，就忍了。現在中國實力，已經跟美國平起平坐，和平統一好像遙遙無期，乾脆用武力一擧解決。在網路上，也常看到大陸人跟台灣人對嗆，最後理說不通時，陸方人士就會說 “ 你等著瞧吧，解放軍很快就會收拾你們！ ” 這種威脅實在很糟糕，你要這樣做，寧可不要跟台灣人有互動，幫了倒忙。 <text:line-break/><text:line-break/>問題在於很多台灣人經過國民黨長期的反共教育，又經過美國的自由、民主、人權觀念洗腦，完全相信共產黨是很邪惡的。在這種情況之下，若你只說「我的拳頭大，我的武器多，我可以用武力打敗你」，這只證明你的確像他們所想像的不講理、野蠻。 <text:line-break/><text:line-break/>假如我相信共產黨是真的那麼邪惡的話，那我也會奮起反抗，粉身碎骨也不惜，不怕你的拳頭有多大。要說服這些長期被國民黨和美國洗腦的人，看清楚中國的實際狀況，不是一件容易的事情。我現在身在台灣的人最清楚，我自己家裡就有一大半這種人，但沒有選擇，因為他們是自家人。大陸人假如真把台灣人當作「自家人」，就要有一點耐心，也要記得 —— 台灣之所以現在這樣，是因為很久以前，台灣在中國沒有能力保護他的時候，被異族搶去了，臺灣人覺得是被祖國拋棄的人。 <text:line-break/><text:line-break/>關於老子的傳說很多，倒騎青牛西行而去，是一個流傳較廣的典故。這個典故很有意思，老子是不是真喜歡倒騎青牛，並不重要，關鍵在於這個傳說想要表達的深意！ <text:line-break/><text:line-break/>原文網址：https://itw01.com/YFYX8EM.html <text:line-break/><text:line-break/>我正在寫一本有關「老子」的書。老子《道德經》第六十一章講到大國與小國的關係，我覺得現在對兩岸關係很有啟發性。他說，「大國者下流，天下之交也，天下之牝也，牝常以靜勝牡，以靜為下。故大國以下小國，則娶小國，小國以下大國，則娶大國，故或下以娶，或下而娶，大國不過欲兼畜人，小國不過欲入事人，夫兩者各得其所欲，大者宜為下。」（注一） <text:line-break/><text:line-break/>我們正在實現偉大中華文化復興之際，應該好好聽我們老祖宗的話，老子的總結論是，要解決大國跟小國間的矛盾，「大者宜為下」！所以「武統」這條路，我覺得談都不要談，現在兩岸人民都活得好好的，為了「統一」這美好的事，死了一個人就是污點！ <text:line-break/><text:line-break/>再談「不會用武力解決」 <text:line-break/><text:line-break/>二次世界大戰以後，世界大戰已經變得不可能了，但小的戰爭還一直在發生，主要都是因為美國挑起的，但漸漸也會變得不可能了。因為美國的力量今非昔比。你看，美國現在的總統特朗普是有史以來最霸權的總統，但在北韓，你看他本來擺出一副非打不可的樣子，現在看起來，還是乖乖地接受北韓是有核武器的國家。 <text:line-break/><text:line-break/>在委內瑞拉及伊朗，他也是一副非打不可的樣子，但到現在為止，還是不敢動手，其中當然一大原因是，因為這些國家現在有中國跟俄國在後面支持。另外一點是敘利亞的戰爭給西方一大教訓，不但沒那麼容易拿下，還造成了他們想像不到的難民問題。美國現在不敢打委內瑞拉，我看，主要是因為怕造成大批難民向美國跑，所以，美國發動戰爭的可能率，從今以後應該越來越小。 <text:line-break/><text:line-break/>根據聯合國難民署2017年年度報告，敘利亞境外的難民已經超過550萬，回到敘利亞的只有一人。境內流離失所的人口達到630多萬，其中已經回家的只有60萬。總難民數量超過1200萬，超過敘利亞人口的一半。 <text:line-break/><text:line-break/>其實 我覺得世界會漸漸往和平方向走，主要是因為中國和平崛起的典範效應。中國不像西方霸主靠奴隸、掠奪、戰爭崛起，完全靠自己的努力，在30 年內趕上西方300年的工業化。中國一直忙著自己的經濟建設，把別的問題擱置一邊。 <text:line-break/><text:line-break/>我記得80年代初，朱鎔基還是清華大學管理學院院長兼國務院經委會副委員長那時，帶團來北美考察，我負責在多倫多招待他們三天。當時，我們談到「臺灣問題」，他很清楚地告訴我 “ 我們現在重點工作放在經濟建設上，我們需要跟美國搞好關係，只要臺灣不獨立，我們把「臺灣問題」擱置一邊。” 我看，到現在為止，這還是中央的政策。 <text:line-break/><text:line-break/>我從跟周恩來及朱鎔基的接觸當中，學會如何解讀政府官方發言。那時《人民日報》天天說要解放臺灣，跟私下告訴我的完全不一樣。你要知道，《人民日報》是給大陸人民看的。人民對「臺灣問題」的看法很簡單，臺灣是我國弱的時候，被日本鬼子搶去的，臺灣一日沒拿回來，就是「國恥未雪」。因此，政策必須一再強調。 <text:line-break/><text:line-break/>假如任何政府把臺灣丟了的話，我可以肯定地告訴你，這個政府一周內就會被推翻。所以每個政府都一定會一再向人民保證——他沒有忘記臺灣，即使他們的重點工作是在更重要的事上。 <text:line-break/><text:line-break/>最後談到「不需要用武力解決」 <text:line-break/><text:line-break/>現在習近平的重點工作是什麼呢？很簡單，就是打贏「中美博弈」。 <text:line-break/><text:line-break/>美國30年來忙著到處打仗，忘了中國。某天睜眼往四周一看，突然發現中國跟他平起平坐了。於是狗急跳牆，發動貿易戰，禁止華為，但都太晚了。「自由市場」及「經濟全球化」，本來是美國發明用來統治世界的妙方，中國根據美國制定的遊戲規則，打贏了經濟戰，美國不玩了，又太晚了！（注二） <text:line-break/><text:line-break/>中國反而變成「自由市場」及「經濟全球化」化的維護者，同時又在世界熱點扮演維護和平角色，還推行「一帶一路」倡議，建構人類命運共同體，已經開始站在世界道德的制高點。正好在這個時候，美國選出一位「脫了羊毛衣，顯出狼本色」的總統，相比之下，使得習近平的所作所為更孚眾望，具「世界盟主」的形象。 <text:line-break/><text:line-break/>在這百年來最大的變局之中，臺灣的重要性可說微乎其微，臺灣自己能做的事不多，最終命運完全取決於美、中爭霸的結果。而這個結果的大勢已定，臺灣是佛祖掌中物。所以習近平對台政策一直強調「和平統一」，「尊重臺灣政治制度及生活方式」，「中國人不打中國人」等等，實際上又做了很多惠台方案，基本上用的就是老子的方法。 <text:line-break/><text:line-break/>雖然有時他還說不放棄武力解決，但這是說給大陸鷹派聽的，事實上他所採取的路線，是不需要用武力解決的，把美國壓下去之後，會「自然統」！所以我勸兩岸急統派都不要急，不會拖太久，以我判斷，不出五到十年，中國就會很明顯的勝出。到那時候，「自然統」會水到渠成；最最不得已兵臨城下時，也可用「北平模式」（注三）和平落幕。 <text:line-break/><text:line-break/>1949年1月31日北平和平解放後，中國人民解放軍於2月3日舉行入城式，北平市民擠在正陽門大街上，夾道歡迎參加入城式的人民解放軍（資料照片）。 <text:line-break/><text:line-break/>最近我寫了一篇〈論急統〉（注四），那是給台獨鄉親的信，勸他們在兵臨城下之前，主動跟大陸談統一的條件，這樣才可以得到最好的條件。我建議臺灣主動釋放善意，一是停止做大陸最不喜歡的事，就是不要買美國軍火，二是做大陸最喜歡的事，就是把臺灣故宮博物院的寶貝歸還北京故宮。 可以想像這種論調是沒什麼市場的，但人老了，又手腳不方便，不能做自己喜歡做的事，也再無顧忌，直言不諱罷了！ <text:line-break/><text:line-break/>注　　釋 <text:line-break/>————————————— <text:line-break/>註一：老子《道德經》第六十一章譯文 <text:line-break/><text:line-break/>大國好比江河的下游，愈是謙卑寬容，愈能納百川，調節天下。就像雌性生物，靠柔順居下包容總能征服雄性。因此，大國或強者態度謙卑的話，就容易招徠小國或弱者的歸附；小國或弱者態度謙卑的話，就容易獲得大國或強者接納。大國敦睦小國，不過是想兼容對方，擴大量體；小國與大國建立友好關係，不過是想從中得到更好的生存發展條件。要兩者能整合成功，各取所需，大而強的一方最好壓低身段，虛懷若谷。 <text:line-break/><text:line-break/>詳請參閱：https://bit.ly/2TwUclb <text:line-break/><text:line-break/>註二：詳請參閱拙作〈我對中美貿易戰的看法〉2019.7.21 <text:line-break/><text:line-break/>註三：北平淪陷，中國大陸稱作「北平和平解放」，是第二次國共內戰平津戰役的尾聲。1949年1月15日，天津的中華民國國軍守軍被中國人民解放軍殲滅，北平的國軍守軍陷於絕境。16日，華北剿匪總司令部副總司令鄧寶珊代表總司令傅作義與林彪、羅榮桓、聶榮臻會面商談和平，雙方於21日達成《關於和平解決北平問題的協議》，22日傅作義在協議上簽字。22日，北平傅作義所部25萬守軍按協議陸續撤出市區，準備接受解放軍改編。31日，解放軍和平入城，平津戰役結束。 <text:line-break/><text:line-break/>註四：詳如 大同世界和平島（下）—— 寫給臺灣鄉親，尤其是「深綠」看的「論急統」　范光棣　奮起網　2019.7.7 <text:line-break/><text:line-break/>延伸閱讀 <text:line-break/>————————————— <text:line-break/><text:line-break/>●　武統台灣：習近平未來的目標？ 　鄧聿文　（中國戰略分析智庫研究員、時政評論家）　紐約時報中文網　2019.1.8 <text:line-break/><text:line-break/>●　美智庫渲染“大陸2020武統臺灣”，兩岸離攤牌有多遠？　 觀察網　 地球村9號　2018.2.4 <text:line-break/><text:line-break/>●　武統台灣正在成為最大可能的選擇！ 　超越新聞網　2018.4.2 <text:line-break/><text:line-break/>●　當美、中貿易爭戰被上升為一場「文明與種族衝突」時　海天曙光　Thomas Lee編輯 2019.5.22 <text:line-break/><text:line-break/>●　李毅︰北平方式 統一台灣 一國兩制 台灣方案　萬維讀者網 　2019.2.23</text:p>
      <text:p text:style-name="P1">陳真   |  2020.01.15 18:37   |   <text:a xlink:type="simple" xlink:href="http://palinfo.habago.org/Entry?Command=Information_PrintForum&amp;iPage=1#FORUM38510"><text:span text:style-name="T1">#</text:span></text:a></text:p>
      <text:p text:style-name="P2">2009年5月，在一個訪談中： <text:line-break/><text:line-break/>https://chomsky.info/20090519/ <text:line-break/><text:line-break/>Chomsky談到智慧財產權： <text:line-break/><text:line-break/>Imagineer: Moving on to another kind of piracy, one that is much more domestic: How do you believe the United States and other industrialized nations should handle intellectual property, with specific regards to online piracy and what is called illegal online downloading? If I go to my computer and download the latest U2 album “illegally”, is that justified? <text:line-break/><text:line-break/>Chomsky: Well, again, depending on how broadly we cast the net, in a very narrow sense I think a case can be made saying it’s illegal – here’s a creative artist who created a song and wants to survive, and he can’t survive if people just steal. So in a very narrow sense, yes [copyright laws are] justified. As a broader question, however, why do we have copyright laws? Is that the moral way or even the economically efficient way to support the creative arts? I don’t think so; there are better ways. For example, it should be, in a free democratic society, a sort of responsibility arrived at by democratic decision to maintain adequate support for creative arts as we do for science. If that were done, the artists wouldn’t need copyrights to survive. That’s economically more efficient, I believe, and morally more justified. <text:line-break/><text:line-break/>Download piracy on the internet is a very small part of the whole intellectual properties issue. The main aspect of it is the highly protectionist rules which are written into the World Trade Organization vastly beyond anything that preceded them, guaranteeing patent rights to major corporations like pharmaceutical corporations. Now, there’s a lot to say about that. If that patent regime had existed in the 18th and 19th centuries and even through the early 20th century, the United States and England would not be rich, developed countries. They developed substantially by what we now call piracy. So take, say, England, which goes back farther. A large part of English wealth which helped initiate the early Industrial Revolution was derived from straight piracy. Sir Francis Drake, who provided huge sums to England, was a pirate. He was robbing Spanish ships on the high seas. He became a great hero. He contributed substantially to English economic development. Now beyond that, England did not pioneer modern industrial technology. It stole a lot of it from Ireland. They had an advanced weaving industry, and England conquered and destroyed it. It stole a lot from India. When India was conquered, it had, by the standards of the day, an advanced economy. England imposed free market principles on India, but it itself had an extremely high protection to protect early British textile industry. It also took highly skilled technicians from the Low Countries – Belgium and the Netherlands – to England to teach them technology, and the US did the same. The US, as soon as it became an independent country, imposed extremely high tariffs – this was under Alexander Hamilton’s economic development program. It imposed very high tariffs to protect early American industry from superior British goods. It went through personal business textiles; then later it was steel, so Andrew Carnegie made the first billion dollar corporation. That went right up to the Second World War. Then, through the period of its major growth, the US was by far the most protectionist country. In fact, in many ways, it remains so, although it’s not called protectionism. A great deal of the advanced American economy, like in other countries but strikingly here, comes straight out of the state sector: computers, internet, information technology, and so on. A lot of it is a radical violation of free trade rules which we enforce on the poor. <text:line-break/><text:line-break/>To get back to the intellectual property rights, as I said, if those had been placed during the period of the growth of the contemporary rich countries, they wouldn’t have developed. Now we call it piracy, but then we called it development when it was for ourselves. There’s a name for this in economic history. It’s called “kicking away the ladder”. First you use certain bits of development, and then you kick away the ladder so others can’t follow you. That’s what’s called international economic policy in the World Trade Organization and so on. So, if there’s any justification for thatÉ again, it’s how broadly you cast the net. The pharmaceutical corporations, for example, insist that they need high protection in the World Trade Organization, because they need it for research and development. However, they are only responsible for a minority of their own research and development, and that part is largely more oriented toward the marketing end. A lot of risky work is done through public funds and foundations. In fact, it’s in a few estimates that if the research and development budgets of the pharmaceuticals were 100 percent taken over by the public, and the corporations were compelled to function in a market society to sell for market prices, the saving to consumers would just be colossal. But, they have enough power so that they can sustain that system, and there are a lot of other examples like it. So, as always, it depends on how broadly you cast the net, and how broadly you look at the issue. From a very narrow point of view, going back to your original question, you can say yes, the creative artist is being harmed. From a broader point of view, there are a lot of other things to say. <text:line-break/><text:line-break/>我簡單轉述一下，Chomsky 說，WTO 大張旗鼓保護所謂智財權，往往只是保護了大公司、大藥廠的利益。這樣一種專利體制如果出現在18、19或甚至20世紀初期，那麼，英國和美國都不可能成為富裕的已開發國家。西方國家恰恰就是依靠我們當今所說的 "海盜行為" 而獲得發展。 <text:line-break/><text:line-break/>以英國來講，英國工業革命所需要的龐大資金，就是直接搶來的。對英國經濟發展貢獻很大的Francis Drake就是個海盜船船長，搶劫西班牙船隻，英國人卻歌頌他是大英雄。 <text:line-break/><text:line-break/>還有，英國當時在現代工業技術上其實並不是領頭羊，許多技術就是從愛爾蘭偷來的；英國人征服它之後，就把它毀了。對印度也一樣。依照當時的標準，印度經濟開發程度相當高，但是，英國侵略印度之後，卻馬上偷走一大堆東西；並且在印度強迫他們實施所謂自由經濟市場，好加以掠奪，但英國自身卻實行極端的保護主義來保護英國的紡織工業。英國還從比利時及荷蘭搶走許多高科技人才。 <text:line-break/><text:line-break/>英國如此，美國也一樣。在它們高度發展的時期，努力去搶別人的東西，但自己去採取極端的保護主義政策，一直到二戰，甚至到現在其實在許多方面都還是跟過去一模一樣的作法。他們強加許多所謂自由貿易的規則在窮國窮人身上，但他們自身卻往往完全不遵守規定。過去如此，至今依然。 <text:line-break/><text:line-break/>現在的所謂智慧財產權，如果在當時就這麼做，西方國家根本不可能發展成富裕強國。現在他們說這是一種 "剽竊"，可是在當年他們卻說這是一種 "發展"。只要對自己有利的，就高唱自由發展，只要對別人有利的，就說是偷竊。 <text:line-break/><text:line-break/>Chomsky 還提到說經濟史上有個名詞叫做 "踢掉樓梯" (kicking away the ladder)，簡單說就是林北搶到東西、佔盡一切優勢之後，就把樓梯踢開，讓別人無法跟著爬上來，喪失發展機會。  <text:line-break/><text:line-break/>Chomsky當然不是說智財權完全是錯的，喜歡做溜滑梯推論的人腦袋要清楚點，想事情要細膩點。Chomsky說，智財權這些概念在多大程度上可以被合理化，得看你究竟網子要撒多大。意思是說，概念之合理性總是建立在 "某一種" 意義上，你得說清楚你的議論究竟是在哪一種意義上能夠成立或不成立，合理或不合理。 <text:line-break/><text:line-break/>在許多場合，Chomsky其實經常講到這些問題，比方說大藥廠之高調宣稱比他人更嚴苛的智財產，其實很不合理，因為許多高風險研究實際上並不是由大藥廠進行，而是透過公共基金；大藥廠往往只是撿便宜，卻透過不合理的專利保護來謀取暴利。 <text:line-break/><text:line-break/>Chomsky也經常幫中國仗義執言，他並不否認中國之脫貧與發展經常透過抄襲與模仿，但Chomsky說，西方哪個國家不是這樣成長的？而且他們過去所做的遠遠比當今中國所做的還要嚴重許多，甚至充滿暴力掠奪與血腥殺戮，但中國並非如此，卻反而遭到西方的一致圍堵與污名化。</text:p>
      <text:p text:style-name="P1">黃明華   |  2020.01.15 13:17   |   <text:a xlink:type="simple" xlink:href="http://palinfo.habago.org/Entry?Command=Information_PrintForum&amp;iPage=1&amp;sType=FORUM#FORUM38509"><text:span text:style-name="T1">#</text:span></text:a></text:p>
      <text:p text:style-name="P2">國家發展崛起的時候偷竊技術模仿都是必要過程,台灣不也曾經是仿冒王國.台積電的創立技術也是來自美國.環顧歷史,德國發展時從英國也偷技術,之後美國也從英國跟德國偷了一堆技術.二戰結束時,德國一堆技術研發人員都分別被美國及蘇聯帶走.譬如馮·布朗就幫忙美國建立火箭技術登月.因此講到技術偷竊,大家都是半斤八兩.只有不懂真實歷史的人才會帶有偏見. <text:line-break/><text:line-break/>『美聯社作家威斯曼28日發表文章表示（Paul Wiseman），18及19世紀中最熱衷竊取別國先進技術的，不是他國，正是美國；而美國現今指責中國大陸從事這種偷竊違法行為，曾在兩世紀前幫助美國超越歐洲競爭對手，成為工業巨人。 <text:line-break/><text:line-break/>兩百多年前，美國尚處於缺乏技術勞工的年輕國家，也一樣無視別人要求保障商業機密，靠著偷竊技術來進步。雜誌「外交政策」（Foreign Policy）2012年詳查美國過去這段工業間諜的可恥歷史後，稱19世紀的美國活脫脫就是今日的中國。 <text:line-break/>..... <text:line-break/><text:line-break/>安德瑞亞斯表示，「我們今天告訴中國的是，『照我說的做，別學我的作法』。但事實是，美國自己過去就是全球智財剽竊的溫床。」安德瑞亞斯並不反對美國對抗中國大陸的侵權行為，「但從回顧史實的角度看，責難與義正詞嚴就大可不必」。』 <text:line-break/><text:line-break/>嗆陸偷科技是自打臉？外媒：美國也曾這麼幹 <text:line-break/><text:a xlink:type="simple" xlink:href="https://www.chinatimes.com/realtimenews/20190330001794-260408"><text:span text:style-name="T7">https://www.chinatimes.com/realtimenews/20190330001794-260408</text:span></text:a></text:p>
      <text:p text:style-name="P1">妍妍   |  2020.01.15 10:47   |   <text:a xlink:type="simple" xlink:href="http://palinfo.habago.org/Entry?Command=Information_PrintForum&amp;#FORUM38508"><text:span text:style-name="T1">#</text:span></text:a></text:p>
      <text:p text:style-name="P2"><text:line-break/>給念淨： <text:line-break/><text:line-break/>整篇其實我是認同的，就那裡感覺有點怪怪的 <text:line-break/><text:line-break/>你這樣一說 <text:line-break/>那就可以理解了 <text:line-break/><text:line-break/>現在我最生氣的是817們還在四處霸凌謾罵非投菜的 <text:line-break/><text:line-break/>或許大部份是所謂的「網軍」，但我相信裡面還是有非網軍的自願嘴臭的817們 <text:line-break/><text:line-break/><text:line-break/>真的很難過，選舉都過了，這群人還不放過其他想回歸正常生活的人 <text:line-break/>一直謾罵侮辱別人 <text:line-break/><text:line-break/>還有，我覺得韓國瑜應該還是會把市長任期作滿 <text:line-break/>但就目前一群發了瘋的要罷免他，不免替他擔憂 <text:line-break/>都選完了難道還要再「霸凌」韓國瑜一家嗎？ <text:line-break/><text:line-break/><text:line-break/><text:line-break/></text:p>
      <text:p text:style-name="P1">李念淨   |  2020.01.15 10:36   |   <text:a xlink:type="simple" xlink:href="http://palinfo.habago.org/Entry?Command=Information_PrintForum&amp;#FORUM38507"><text:span text:style-name="T1">#</text:span></text:a></text:p>
      <text:p text:style-name="P3">范光棣老師的文章很不錯，巴勒網的留言板經常分享他的文章 <text:line-break/>至於他說的"該學的學，該偷的偷"並沒有甚麼特別偏頗之處 <text:line-break/>好比德國工業在二十世紀初起飛以前，也是充斥大量仿製英國毫無授權的山寨產品 <text:line-break/>應該是指這個意思 </text:p>
      <text:p text:style-name="P1">妍妍   |  2020.01.15 10:25   |   <text:a xlink:type="simple" xlink:href="http://palinfo.habago.org/Entry?Command=Information_PrintForum&amp;#FORUM38506"><text:span text:style-name="T1">#</text:span></text:a></text:p>
      <text:p text:style-name="P2">網路看到人家貼的，我轉過來 <text:line-break/><text:line-break/>我不太認識此人，但我覺得 <text:line-break/>他即使承認大陸崛起，還是偷渡偏見 <text:line-break/><text:line-break/><text:line-break/>各國技術是互相交流的，只是西方為了壟斷話語權故意說謊說別國是偷的 <text:line-break/><text:line-break/>說西方的工業技術，中國是用偷的 <text:line-break/><text:line-break/>承認中國自己學習研發出來的很難嗎？ <text:line-break/><text:line-break/><text:line-break/>整篇下來對這點比較有異議 <text:line-break/><text:line-break/><text:line-break/>整篇還是很值得一看。 <text:line-break/><text:line-break/><text:line-break/><text:line-break/><text:line-break/>-------------------------------------------------------------- <text:line-break/><text:line-break/><text:line-break/><text:line-break/><text:line-break/>「台獨大老 范光棣(1937.02.02 )，大學教授，台灣新竹縣人。台灣師範大學附中畢業，美國伊利諾伊大學數學學士、哲學碩士，夏威夷大學哲學博士。加拿大约克大學哲學系主任。1995年返回台灣，被聘為成功大學 藝術研究所首任所長。）寫給台灣鄉親的一封公開信，尤其是深綠的： <text:line-break/><text:line-break/>我是一位83歲的老哲學家， <text:line-break/>我正忙著寫一本重要的有關老子的書， <text:line-break/>但看到在台灣親戚朋友及大家， <text:line-break/>都捲入在茶壺裏的總統選舉風暴， <text:line-break/>忍不住還是說一些我該說的話。 <text:line-break/><text:line-break/>其實台灣選誰對台灣的將來影響不大， <text:line-break/>因為台灣的將來不決定在台灣手中， <text:line-break/>而在中國及美國手中。 <text:line-break/><text:line-break/>韓國瑜，郭台銘，柯P 任何一位都可以保證4年台海和平， <text:line-break/>蔡英文再當選，天也不會掉下來，也不敢宣布獨立，連獨立公投都不敢，就像現在一樣。 <text:line-break/><text:line-break/>四位候選人都在談拼經濟，但拼經濟是騙人的了， <text:line-break/>兩岸關系沒搞好怎麼拼經濟？對兩岸關係，各位候選人好像已經有了一個共識，都承認一個中國，而那個中國就是中華民國。 都不接受一國兩制。 <text:line-break/><text:line-break/>但你不接受一國兩制你接受什麼呢， <text:line-break/>表示他們都沒有辦法解決兩岸問題。 <text:line-break/><text:line-break/>首先談談綠的立場， <text:line-break/>其實我很懂台獨的立場， <text:line-break/>我還可能是最早提倡台獨的人之一。 <text:line-break/><text:line-break/>60多年前，我就在我的日記裏寫著，假如外省人平等對待台灣人，我就 主張統一。 <text:line-break/><text:line-break/>假如外省人不平等對待台灣人，就主張獨立。 <text:line-break/><text:line-break/>我有很多奇奇怪怪的朋友， <text:line-break/>一位最老最好的朋友叫劉福增， <text:line-break/>他不但主張台灣要獨立， <text:line-break/>他還希望台灣變成美國的一州。 <text:line-break/><text:line-break/>最近還交了一位更奇怪的朋友叫蔡炳堂， <text:line-break/>他一直拿資料給我看，想證明台灣國際法上是屬於日本的。 <text:line-break/><text:line-break/>其實自家裏也有一大半是主張台獨的。 <text:line-break/><text:line-break/>我們不要談一大堆理論， <text:line-break/>我們已經選上三位主張台獨的總統， <text:line-break/>假如台獨是可能的話他們早已經做了。 <text:line-break/><text:line-break/>台獨大佬包括我的初中同班同學李遠哲， <text:line-break/>本來不是想勸退蔡英文而推出台獨工作者嗎？ <text:line-break/><text:line-break/>連台獨工作者都說， <text:line-break/>假如他當選他不會宣布獨立， <text:line-break/>他說， <text:line-break/>台灣本來就是一個獨立的國家， <text:line-break/>它的名字叫中華民國。 <text:line-break/><text:line-break/>怎麼，中華民國不是外來政權嗎？ <text:line-break/><text:line-break/>應該趕快推翻建立台灣共和國呀， <text:line-break/>所以台獨工作者也在玩文字遊戲了， <text:line-break/>我們選上了台獨總統，(任期) 還有個個月呀， <text:line-break/>怎麼還不宣布獨立呀！不敢嘛， <text:line-break/>表示台獨從來是騙人的。 <text:line-break/><text:line-break/>現在連主張台獨的也在抱著國民黨的中華民國這個爛攤子， <text:line-break/>真是笑話！ <text:line-break/>這爛攤子是70年前被中國人民唾棄的流亡政府， <text:line-break/>勉強稱得上主權獨立的國家， <text:line-break/>因為還有17個鼻屎小國承認你。 <text:line-break/><text:line-break/>也因此你有得選中華民國的總統。 現在看起來這四位總統候選人真的沒有什麼差別。他們都解決不了兩岸關系，他們都反對一國兩制。 <text:line-break/><text:line-break/>一國兩制你不要，那還有別的方案嗎？ 沒有的話，只剩下一國一制了。 <text:line-break/><text:line-break/>我告訴你，一國兩制其實是騙大陸人的，我看這次香港「反送中」以後，大陸人民會開始反對在台灣實施一國兩制了。 <text:line-break/><text:line-break/>結果是大家都在拖，藍的不想統一想辦法拖，綠的知道不能獨立，想辦法盡量拖。 <text:line-break/><text:line-break/>拖是沒用的，拖不垮中國，只有托垮台灣。 <text:line-break/><text:line-break/>我說台灣的人是茶壺裏的風暴， <text:line-break/>這個茶壺正飄在大海中。 <text:line-break/><text:line-break/>而在大海中正有一個真的大風暴， <text:line-break/>就是中美爭霸戰。 <text:line-break/>這大風暴會決定台灣的命運也會決定世界的命運。 <text:line-break/><text:line-break/>簡單地總結一下， <text:line-break/>中國在30年內趕上西方三百年的現代化。 <text:line-break/>這30年來該學的學，該偷的偷，結果是，不但趕上， <text:line-break/>而且在很多重要的科技項目已經開始超過西方。 <text:line-break/><text:line-break/>我可以斷定的說，綜合國力中國已經超過美國。 <text:line-break/>所謂綜合國力要看三方面，第一經濟第二軍力第三科技。 <text:line-break/>經濟最重要的不是GDP 而是工業總產值。 <text:line-break/>中國的工業總產值已經超過美國，日本，德國加一起。 <text:line-break/><text:line-break/>軍事上看起來是較弱的， <text:line-break/>因為武器數量上遠遠少於美國。 <text:line-break/>但軍力強可以嚇嚇小國！ <text:line-break/>但是嚇不了同樣擁有核武器的大國。 <text:line-break/><text:line-break/>其實小國也嚇不了了， <text:line-break/>你看北韓一有核武器就把美國擺平了。 <text:line-break/><text:line-break/>像委內瑞拉及伊朗這麼反美的國家， <text:line-break/>以前美國早就打進去了， <text:line-break/>到現在還不敢動， <text:line-break/>表示美國已經今非昔比， <text:line-break/>比大家想像的弱得多了。 <text:line-break/><text:line-break/>所以軍事強不敢打是沒有用的。 <text:line-break/><text:line-break/>科技方面值得驚訝的是， <text:line-break/>在重大影響人類將來的科技項目上， <text:line-break/>中國遙遙領先。 <text:line-break/><text:line-break/>諸如量子通訊，核聚變研究， <text:line-break/>微中子研究， <text:line-break/>石墨烯及可燃冰研究等等。 <text:line-break/><text:line-break/>你們可能聽都沒聽過這些名稱， <text:line-break/>但 5 到10 年之內你們的生活肯定會被他們改變。 <text:line-break/><text:line-break/>其中最重要的是量子衛星， <text:line-break/>他的重要性，跟上世紀的原子彈的重要性一樣。 <text:line-break/><text:line-break/>誰成功發射量子衛星， <text:line-break/>誰就掌控這個世紀通訊業的命脈。 <text:line-break/><text:line-break/>中國在二零一六年六月十八日成功發射世界第一顆量子衛星，現在已經三年了，我還等著美國趕上呢。 <text:line-break/><text:line-break/>記得這一天以後歷史會記載， <text:line-break/>這一天是中國正式超過美國的一天。 <text:line-break/><text:line-break/>讓我說明一下 ， <text:line-break/>中國以前發明了製造瓷器的技術， <text:line-break/>這個技術中國保持秘密上千年， <text:line-break/>一直賺全世界的錢。 <text:line-break/><text:line-break/>西方工業革命有多少秘密呀， <text:line-break/>中國再一千年也偷不到， <text:line-break/>幸虧西方科技的最偉大發明電腦及互聯網有一個大漏洞， <text:line-break/>可以駭進去，沒有秘密了。 <text:line-break/><text:line-break/>所以中國30年來全偷了，該學的全學了，而開始超越 (美國) 了。 <text:line-break/><text:line-break/>這會兒好了量子通訊的功能比現在的數位通訊不但上千倍， <text:line-break/>最重要的是它完全保密，中國的新發明沒人偷得了。 <text:line-break/><text:line-break/>軍事上中國已經可以保密，而美國沒辦法，軍法有言，知己知彼百戰百勝， 美國還用打嗎？ <text:line-break/><text:line-break/>總而言之， <text:line-break/>中國實質上已經超過美國，美國近30年來一直忙著打仗，突然醒來發現已經被中國超過了，所以川普會說，他要美國重新偉大，正是因為他知道美國已經不是最偉大的了。 <text:line-break/><text:line-break/>美國以為現在是他最後機會把中國壓下去， <text:line-break/>所以發動了貿易戰， <text:line-break/>又企圖阻止華為手機在美國上市。 <text:line-break/><text:line-break/>大家做夢都想不到，中國的手機超過美國，而且遠遠的超過，你能阻止優秀的商品進入市場嗎？還要用國家安全緊急令去阻止，這不是笑話嗎？這真的是狗急跳牆的動作。 <text:line-break/><text:line-break/>但是都太晚了，太晚了。 <text:line-break/>中國說不想打，不怕打，要打奉陪到底。 <text:line-break/><text:line-break/>這是很有底氣的話，也是很真實的話，不但中國已經贏了，美國只是加速衰退。 <text:line-break/>我預言，美國的衰退會來得比任何人想像的快及慘。 <text:line-break/>你不相信，你就等著吧。 <text:line-break/><text:line-break/>假如我上面說的是對的話， <text:line-break/>我們就要好好考慮台灣的將來了。 <text:line-break/><text:line-break/>我覺得統一是唯一的道路，而且越快越好，真的有一點急。 <text:line-break/><text:line-break/>因為現在中國忙著跟美國爭霸，習近平天天忙著在全世界布局，不但有一帶一路，還在推動人類命運共同體。 <text:line-break/><text:line-break/>台灣對他來說，其實是一個很小的問題，把美國壓下去以後，收回台灣是輕而易舉的。 <text:line-break/><text:line-break/>他對台灣算是最溫和最柔軟的領導人， <text:line-break/>他不但說會尊重台灣人的生活方式及現有社會制度， <text:line-break/>還說，一國兩制的內容可以跟台灣各界商討，他已經對台灣釋放了最大的善意。 <text:line-break/><text:line-break/>因為這次香港的反送中事件，大陸有很多反彈，開始懷疑一國兩制。 <text:line-break/><text:line-break/>我覺得我們在大陸改變他們的主意之前， <text:line-break/>要趕快跟他們談好。 <text:line-break/>沒有解決兩岸問題就沒有辦法解決台灣的經濟困境。 <text:line-break/>台灣的政治家一直都在談西向或南向現在又在談北向。 <text:line-break/><text:line-break/>其實，唯一的解決方法就是向中。 <text:line-break/>全世界都在向中，因為中國是現在全世界經濟的火車頭。 <text:line-break/>台灣越快搭上一帶一路這個重大改變世界的經濟列車越好。 <text:line-break/><text:line-break/>有些台灣的特別問題，像我們大學太多，學生不夠，很多大學都面臨關門，我們應該打開大學門，大陸有的是想上大學的學生，我們可以把台灣變成全中國的高等教育中心。 <text:line-break/><text:line-break/>另一方面，大陸正在推行復興中華文化大業， <text:line-break/>台灣因為歷史原因把中華文化保存得相當好。 <text:line-break/>這方面我們可以提供大陸不少幫忙。 <text:line-break/><text:line-break/>還有一點台灣在地理跟文化上，處於東西文化之間， <text:line-break/>我們西化的時間比較長，強度比較深，這其中的利弊都可以供大陸的參考。 <text:line-break/><text:line-break/>我覺得，統一是對台灣人民最好的。 <text:line-break/><text:line-break/>我們這一代有榮幸看到中國的復興，中國的崛起，我們應該興高釆烈，參加投入及分享這個中國盛世的開始。 <text:line-break/><text:line-break/>兩岸關係是人民之間的感情問題，要解決這個歷史留下來的問題。台灣不能敵視對方，更不應該認賊作父。 <text:line-break/>現在是我們主動對大陸釋放善意的時候。 <text:line-break/><text:line-break/>自動釋出善意，自動談和平統一，非常重要，這樣才能爭取對台灣最好的條件，等到兵臨城下，就沒什麼好談的了。 <text:line-break/><text:line-break/>你看白人在非洲有那麼多殖民地，黑人武裝革命，勝利以後，白人通通被趕回歐洲，唯有南非白人，在還沒有被黑人推翻之前，自動跟黑人談和平轉移統治權，結果唯有白人留下來，還活得好好的。 <text:line-break/><text:line-break/>所以，我建議台灣主動跟北京談和平統一，我主張漸進式統一最好。 <text:line-break/><text:line-break/>首先盡量保持現狀，在中華民國及中華人民共和國之上， <text:line-break/>設立一個 ”大中國” 機搆，由兩岸領導人做召集人，商討統一事宜。 <text:line-break/>所達成共識每實行五年後，由台灣人民公投接受否。 <text:line-break/><text:line-break/>還有一個機會，我覺得是台灣可以爭取的。不是有很多人想要台灣入聯合國嗎？這是不可能的，但有可能的是請聯合國進駐台灣。 <text:line-break/><text:line-break/>最近，美國退出各種聯合國組織， <text:line-break/>很多國家覺得聯合國總部設在紐約是不太好的， <text:line-break/>開始有很強大的聲音， <text:line-break/>要把聯合國總部移出紐約， <text:line-break/>最常被提到的地方是瑞士跟中國。 <text:line-break/><text:line-break/>我覺得這是大好機會爭取把聯合國總部移到台灣， <text:line-break/>你當然這要經過大陸的同意。 <text:line-break/><text:line-break/>我想這個大陸可能同意， <text:line-break/>因為中國在聯合國的地位越來越有影響力， <text:line-break/>總部的一個很好的方法。 <text:line-break/><text:line-break/>對台灣來說，這是再好不過的了， <text:line-break/>台灣可以永遠成為和平島，把現在的國軍轉變成為聯合國維和的軍隊，把省下來的錢完全花在人民身上，建立一個大同社會，成為世界的模範。 <text:line-break/><text:line-break/>念完這封信的人，大部分會說我在放屁，沒關係，就算我在放屁好了，請你留下來或者分享出去，五年或10年以後你回來再看我講的是不是真的在放屁。 <text:line-break/><text:line-break/>有人會罵我老不死或滾回中國去， <text:line-break/>我在這裏先回答你。 <text:line-break/><text:line-break/>人都會老也都會死， <text:line-break/>你要能活得像我這麼老， <text:line-break/>還要有一點運氣及一點口德。 <text:line-break/><text:line-break/>至於滾回中國去， <text:line-break/>我已經在中國台灣， <text:line-break/>而且我的祖宗八代都住在台灣， <text:line-break/>我生在台灣也準備死在台灣。 <text:line-break/><text:line-break/>沒有人有資格叫我滾到哪裏去， <text:line-break/>我還可能有一點資格叫一些人， <text:line-break/>滾到美國或者日本去。 」 </text:p>
      <text:p text:style-name="P1">謝穎芝   |  2020.01.15 09:02   |   <text:a xlink:type="simple" xlink:href="http://palinfo.habago.org/Entry?Command=Information_PrintForum&amp;#FORUM38505"><text:span text:style-name="T1">#</text:span></text:a></text:p>
      <text:p text:style-name="P3">韓總既然大選輸了， <text:line-break/><text:line-break/>閹黨的各路人馬、網軍、英粉還在持續霸凌韓粉、羞辱韓總，閹黨還沒贏夠嗎？ <text:line-break/><text:line-break/>連范雲也跳出來企圖製造親子對立，這到底是怎樣一個無恥下三濫的閹黨組織？ <text:line-break/><text:line-break/>贏票還要繼續霸凌異己？閹黨還沒吃飽嗎？ <text:line-break/><text:line-break/>最噁心的是昨天看到什麼「政黨大和解」的茶敘秀 （ https://reurl.cc/ObWpV3 ） <text:line-break/><text:line-break/>對台灣人性的陰暗面，充分發揮到極致， <text:line-break/><text:line-break/>令人感到無言及絕望⋯ <text:line-break/><text:line-break/>https://reurl.cc/31VjYL</text:p>
      <text:p text:style-name="P1">謝穎芝   |  2020.01.15 08:01   |   <text:a xlink:type="simple" xlink:href="http://palinfo.habago.org/Entry?Command=Information_PrintForum&amp;#FORUM38504"><text:span text:style-name="T1">#</text:span></text:a></text:p>
      <text:p text:style-name="P2">綠渣閹黨「反中靠自殘」，817萬選民「反中靠自虐」， <text:line-break/><text:line-break/>今年中共是否會主動檢討ＥＦＣＡ該繼續讓利台灣？ <text:line-break/><text:line-break/>去對岸「轉紅錢」的大、小綠渣、綠煤不計其數，挺菜的選民也在對岸大賺人民幣， <text:line-break/><text:line-break/>以上這些人在對岸「舔共」，在鬼島「反共」， <text:line-break/><text:line-break/>對照這些沒有享受到兩岸紅利、惠台政策的島內人民（觀光業、農漁牧民等需要兩岸交流得利者）是否公平？ <text:line-break/><text:line-break/>既然閹黨強行推反滲透法，大、小三通，有關兩岸法案、政府相關部會單位，需不需要都廢除、裁撤掉？ <text:line-break/><text:line-break/>中共對台獨讓利的政策，是否要重新檢討？ <text:line-break/><text:line-break/>既然綠渣閹黨要「抗共保台（暗中舔共）」，中共還需要繼續對台讓利嗎？ <text:line-break/><text:line-break/>https://reurl.cc/24qD4X</text:p>
      <text:p text:style-name="P1">謝穎芝   |  2020.01.14 21:54   |   <text:a xlink:type="simple" xlink:href="http://palinfo.habago.org/Entry?Command=Information_PrintForum&amp;#FORUM38503"><text:span text:style-name="T1">#</text:span></text:a></text:p>
      <text:p text:style-name="P3">謝謝炤育， <text:line-break/><text:line-break/>如前提過，個人已經是「心死大於哀莫」， <text:line-break/><text:line-break/>未來若綠渣閹黨都是用這種手法選舉，將能千秋萬世，無往不利～ <text:line-break/><text:line-break/>今天Bit King比特王出任務又出了一支影片： <text:line-break/><text:line-break/>https://reurl.cc/EKdnav <text:line-break/><text:line-break/>其實陳真先生說得對，選前菜啥洨竟然假惺惺、噁心地說要『包容、團結』就預先已經埋下伏筆了⋯ <text:line-break/></text:p>
      <text:p text:style-name="P1">林炤育   |  2020.01.14 21:07   |   <text:a xlink:type="simple" xlink:href="http://palinfo.habago.org/Entry?Command=Information_PrintForum&amp;#FORUM38502"><text:span text:style-name="T1">#</text:span></text:a></text:p>
      <text:p text:style-name="P2">&gt;我能體會穎芝心情，下面的連結裡有許多穎芝 ，更多的憤怒與懷疑。 <text:line-break/><text:line-break/>https://bit.ly/38afF7d <text:line-break/><text:line-break/>&gt;天道不酬勤，天公疼拍郎 <text:line-break/><text:line-break/>斯特藍 : <text:line-break/>看到這結果 ，對支持韓市長的我們來說很錯愕也很傷心，韓市長一路走來是怎麼被罵，被酸，被抹黑，造謠，羞辱，嘲笑...，他的老婆，他的孩子，他的岳父，他所有的一切都被惡意中傷攻擊...。 <text:line-break/><text:line-break/>新聞，YT，臉書，報紙，名嘴，專家，醫師，就連大陸做的抖音，不是惡意作圖嘲笑韓市長，就是剪接影片來惡搞，一切的一切，韓市長他自己承受，他每次上台都會優先介紹他的立委候選人跟當地仕紳或幫忙的人，最後才會提到自己，他不抹黑對手，不批評對手私人問題，不在網路上作圖惡搞，這次帶著正面態度選舉的人最後卻被台灣人反對，唾棄，羞辱，還被台灣年輕人惡意的攻擊..........。 <text:line-break/><text:line-break/>高雄的市政有目共睹...路平，清淤，燈亮，改善登革熱，賣農漁產品，招商引資，韓國於跟市府團隊把這1年的時間當作4年來做，挖石油是一個想法，摩天輪提案書也已經交到中央的交通部，卻遲遲沒下文，這樣就不能動工，這要如何開始呢...，很多事情明明就說明了...，內門的防水，水溝也在做了，動物園也已經在鋪路了，花的都是市府的錢，中央理都不理，這次大旗美地區還是支持邱XX....，呵呵..真的諷刺啊...為你們做這麼多...最後只是再利用韓國瑜而已..還有大多數的高雄人卻是這樣對待他...，還要罷免他...，真心換絕情....，既然高雄人這麼愛民進黨，不願意 進步 改變，不願意查真相，氣爆善款，慶富案，市府內的弊案，空污問題，這些高雄人不想知道就算了，自己都不願意接受新觀念求真相真理，別人也不會多說了。 <text:line-break/><text:line-break/>韓國瑜.....夠了，罷免聯署書的時間很明顯有問題，如果還是過了的話......，我不會多說話了，因為.....真的夠了，你們高雄人傷害一個真心為民的市長，既然不願意他替你們做事，就放韓國瑜回歸家庭，不管韓國瑜做了甚麼決定，我都支持，韓國瑜....夠了，不要再這麼累了....，台灣人很多人的想法跟思考已經不像從前了...，對他們來說台灣才是國，中華民國早就不存在了，不要再這麼辛苦了....，就安安穩穩的先做市長，如果他們罷免成功就好好退休回歸安逸的生活吧...........，我真的不願意看你如此受傷害....，所以的抹黑事情都不是真的，但是台灣人的心根本就是蒙蔽的，太多太多人都看不清真實的狀況...，當你被人民推出來的時候，你面對著民進黨的攻勢，努力防守，面對抹黑，造謠，不實謠言，你一一破解澄清，但是國民黨吳敦義沒用心幫助你，還讓郭台銘出來鬧一大段時間，面對腹背受敵的狀況，你接受面對，一句傷害對手的話都沒說過，不管是郭台銘，柯文哲，宋楚瑜，就連蔡英文，你也只是針對他的執政方針跟國家問題攻擊..。 <text:line-break/><text:line-break/>最後...希望比特王跟韓市長說夠了....，別再受傷害了，身為支持者的我不願看你如此傷痕累累了，台灣人既然如此，就這樣吧....，回歸家庭，好好休息，別裡台灣政治了，好心沒好報的社會，換來的都是滿滿的傷心，難過，我的心願意跟著韓國瑜一起走，我不願意再理政治了，台灣何去何從，無所謂了...。 <text:line-break/><text:line-break/>我是青年我今年37歲，我永遠支持我心中的正能量總統韓國瑜﻿ <text:line-break/><text:line-break/><text:line-break/>徐靜婷 : <text:line-break/>高雄市民也是瘋了⋯⋯連一席的國民黨立委都沒有，市長做這麼多有用嗎？就養網軍和網紅就好了，不用做別的事了﻿ <text:line-break/><text:line-break/><text:line-break/>&gt;這結果不只陳真先生估算不到，許多媒體人也都跌破眼鏡。因為太詭異了。 <text:line-break/><text:line-break/>Eason Du : <text:line-break/>這種得票數，有點判斷力的人一看就知道有問題，就算今天我投蔡英文也會覺得贏的太誇張。你民進黨如果有800萬票的實力，何須選前將韓國瑜毀滅式的人格抹黑?? 蔡英文連學歷都能造假，做票只是你們最後一步而已，我這種死老百姓早能想得到，很多手段高明的人也想得到，唯一大家都失算的事就是你們真的敢做票，民主?? 昨天就死了﻿ <text:line-break/><text:line-break/>kiki qq : <text:line-break/>2000年阿扁造勢人山人海 , 得497萬票 , 2008年馬英九造勢人山人海 , 得698萬票 , 2020蔡嬰文造勢沒人 , 得817萬票 , 太誇張了﻿ <text:line-break/><text:line-break/>&gt;沒有答案，沒有證據，只能存疑 <text:line-break/><text:line-break/>Ann chen : <text:line-break/>感覺2020是在選辛酸的… <text:line-break/>其他什麼年輕人票、國民黨內部不合…種種因素根本不是重點， <text:line-break/>最大問題點是中選會吧…主辦球員兼裁判都是民退黨自己人，想贏多少都可掌控…執政那麼爛，民怨沸騰還能贏817萬票，真是可笑 <text:line-break/>不能重複用2顆子彈，就只能用終極奧步了……唉……真是可悲﻿ <text:line-break/><text:line-break/>a a : <text:line-break/>計票中心有問題！﻿ <text:line-break/><text:line-break/>王仲尼鬼谷大师 : <text:line-break/>请问有谁能证明第一张入票前的箱子是空的？ <text:line-break/>投票所設置1萬7232所，比去年九合一增設1346所。台湾人真好骗！17232 的投票箱每一个先放200张盖好“3”号的选票，那就是 17232 x 200 = 3446400 的票底早就赢定了。总统这么赢，立委也如此炮制，就只剩政党票是2020最真实、公平、公正的选票了。 <text:line-break/><text:line-break/>SPACEMAN : <text:line-break/>現在知道為什麼非要李進勇去中選會了吧？一定要驗票，因為有幽靈選票，加上電腦系統的數據植入是很簡單的事情的。別忘了國家機器都在誰的手裡！﻿ <text:line-break/><text:line-break/><text:line-break/>&gt;我早已心死，所以我不憤怒，但我也懷疑。 <text:line-break/>&gt;我的家人分在三個地方投票，約好投完一起吃飯。大家投票時都沒排隊，從來沒有過的冷清， <text:line-break/><text:line-break/>蔡國富 : <text:line-break/>1400多萬票，今年有17200投票所，所以每個投票所每小時需有100個人投票才能達到。幾乎得從早上排隊到投完，排隊都沒斷過才對。怎會有好多投票所都不需要排隊，沒幾個人?﻿ <text:line-break/><text:line-break/>jormin kr : <text:line-break/>整個岡山國小投票所冷冷清清，只有我們一家3口去投票！這樣會有79%的投票率？這種情況還不只一個地方，我實在看不出來全台會有1400萬人參與這次的投票~﻿</text:p>
      <text:p text:style-name="P1">陳真   |  2020.01.14 20:31   |   <text:a xlink:type="simple" xlink:href="http://palinfo.habago.org/Entry?Command=Information_PrintForum&amp;#FORUM38501"><text:span text:style-name="T1">#</text:span></text:a></text:p>
      <text:p text:style-name="P3">蘇起：紅藍綠小三角沒了 藍不再有角色 <text:line-break/><text:line-break/>2020-01-13 <text:line-break/><text:line-break/>聯合報 記者黃國樑／台北報導 <text:line-break/><text:line-break/><text:line-break/>國民黨慘敗之餘應否調整兩岸論述？作為「九二共識」一詞的創造者，國安會前秘書長、台北論壇基金會董事長蘇起卻表示，過去他提出的大三角與小三角概念，其中紅藍綠的小三角已經沒有了，以後只剩白羊與黑羊（中共與民進黨的鬥爭），國民黨不會再有角色。 <text:line-break/><text:line-break/>蘇起接受本報訪問時表示，他關注的是大的趨勢與格局，「九二共識」也不是他私人的東西，它是公共財，但如今早已被扭曲，他當年提出來，是為了台灣好，希望協助執政者處理兩岸關係，如今不要了他並不在乎，當政者有權力決定接不接受，但不用「九二共識」之後，蔡英文政府必須告訴國人，她要如何處理兩岸關係，化解兵戎相見的危險。 <text:line-break/><text:line-break/>蘇起說，以後美中台的大三角將比以前更劇烈震盪，此次大選結果，對美、中考驗剛剛開始，首先要接招的是習近平，而習近平接招後，又牽動美國如何反應，他去年提出過「五個如果」觀點，前兩個如果即香港選舉失利、蔡英文連任，都已確定，北京將對第三、四個如果，即民進黨是否將長期一黨執政、和美國干預選舉的因素重大與否做出推論，但具頭號作用的是第五個如果：習近平是否承受內部重大壓力？ <text:line-break/><text:line-break/>他說，如果五個如果答案都是肯定的，兩岸關係勢必地動山搖。台灣在選舉時當然可以勇敢，但過日子不能每天喝麻辣湯，他研判兩岸未來擦槍走火的可能性很高，蔡英文總統獨了四年、辣了一年，但她要如何讓對岸當一切都沒事？想要讓北京喝下麻辣湯卻面不改色，蔡英文恐要花很大功夫。</text:p>
      <text:p text:style-name="P1">陳真   |  2020.01.14 20:22   |   <text:a xlink:type="simple" xlink:href="http://palinfo.habago.org/Entry?Command=Information_PrintForum&amp;#FORUM38500"><text:span text:style-name="T1">#</text:span></text:a></text:p>
      <text:p text:style-name="P2">是誰想武統？ <text:line-break/><text:line-break/>陳真 2020 01. 14. <text:line-break/><text:line-break/><text:line-break/>是誰想武統？當然就是美國。底下這篇「多維新聞」寫得很含蓄，不過基本說法是對的。大陸並不想要武統，但美國很渴望。 <text:line-break/><text:line-break/>蘇起也許為了讓台灣人聽得進去，所以不但完全淡化或根本不提美國才是兩岸關係的操盤者，而且把問題設定為「兩岸一旦軍事衝突，美軍會不會來救？」光這「救」字就不對了，因為這聽起來彷彿美國只是「被動」角色，像個旁觀者似的，而兩岸卻變成主角。 <text:line-break/><text:line-break/>事實上，下棋的雙方是中美，而非兩岸；也就是說，沒有兩岸問題，只有中美問題，而兩岸關係則是中美博弈的一個美方籌碼；關鍵就在於美方將會如何打這張牌以及打到何種程度。 <text:line-break/><text:line-break/>「如何打」的問題比較廣，細節難以預測，但「打到何種程度」卻比較容易預見。這麼好用的一張攻擊牌，答案當然就是極大化，對敵人產生最大傷害效果。 <text:line-break/><text:line-break/>如何才是極大化？無非就是兵戎相見，烽火漫天。這也是為什麼美國不斷要求台灣要朝著兩岸軍事衝突做準備的原因，要求恢復徵兵制，要求多買武器，要求決一死戰的決心等等等。許多時候就發表一些「假研究真文宣」，鼓舞台灣人將會打贏大陸的鬼話。 <text:line-break/><text:line-break/>當然，美國手上的牌很多，牌與牌之間也會相互影響；說不定美國打另外一張牌時，台灣牌就變成了一種交換籌碼，願意放手讓兩岸和平統一，以做為一種條件交換。 <text:line-break/><text:line-break/>再回到蘇起，即便是善意的誤導也是不對的。蘇起顯然誤導了台灣人對美國角色的理解。這樣一種誤導，會讓台灣人以為美國是兩岸之間一種「善」的角色，是「被動的」，「旁觀的」，「協助的」，「充滿善意的」；把「極端的惡」看成「善」，把「積極操弄」理解為「被動救援」，把「樂見兩岸朝衝突方向進行」，理解為「和平調解人」。 <text:line-break/><text:line-break/>如果你對美國有這樣的根本誤解，那你必然會在現實問題上例如選舉，做出錯誤選擇。比方說，以為選擇了美方代理人亦即民進黨，才能加強安全。事實上剛好相反，那叫做自掘墳墓。比方說，以為中共是邪惡的，對台有敵意的，台獨才是有利的。這不但是引火自焚，更是天大誤解。事實上，中共為了統一以及統一之後的長期穩定與繁榮，只會想方設法讓台灣變得很好。 <text:line-break/><text:line-break/>因此，台灣即便只是單純為了己身之長久利益，就算拜託，也應該拜託對岸趕緊和我們統一，因為統一才是燦爛的康莊大道，台獨則是通往地獄之路。 <text:line-break/><text:line-break/> (插播：為了讓腦殘聽得進去，我只好故做溫和狀，說民進黨是美方「代理人」，其實就是禍害台灣的台奸走狗。請大家原諒我的狡猾。)   <text:line-break/><text:line-break/>至於台獨的「三不」已經寫過無數次，不再多寫。簡單說，三不就是不可能、不必要、不正當(不道德)。容我直接剪一段舊文： <text:line-break/><text:line-break/>「台獨有三不：不可能、不必要、不正當。 <text:line-break/><text:line-break/>1957年，雷震因為《自由中國》一篇由殷海光執筆、被解讀為 "反攻無望論" 的社論，而被羅織十年冤獄。倘若六十多年前反攻大陸都已經是一種不可能實現的神話，更何況六十多年後的今天，大陸已非昔日吳下阿蒙。 <text:line-break/><text:line-break/>其次，我們實在看不出來台獨的必要性；以美國為首的西方民主自由概念之所謂優勢，根本就是一場自欺欺人的騙局，更是製造世界數千萬人血腥戰亂的手段與藉口。 <text:line-break/><text:line-break/>除了現實上的不必要與不可能，更重要的是道德上的不正當。簡單說，沒有兩岸問題，只有中美問題；在我們看來，中美一善一惡，是非善惡如此清楚明白，我們自然是選擇站在代表著 "善" 的中國這一方。 <text:line-break/><text:line-break/>我們知道，以上這樣一些說法顯然與鋪天蓋地的主流思維正好相反。這樣一種主流騙局，恐怕不是三言兩語所能拆解。」 <text:line-break/><text:line-break/>===================== <text:line-break/><text:line-break/>誰在製造「武統論」這把槍？ <text:line-break/><text:line-break/>多維新聞【文/黃雅慧】 <text:line-break/><text:line-break/>2019-12-29   <text:line-break/><text:line-break/>美國在台協會（AIT）前主席薄瑞光（Raymond Burghardt）2019年12月2日在華盛頓的一場交流對話上，表示兩岸要和平統一不可能，並提醒各方要進行軍事準備。薄瑞光發言之後，美國華府智庫「戰略暨國際研究中心」（CSIS）的葛來儀（Bonnie Glaser）2019年12月4日在一場她所主持會議中進行現場民調，詢問中國大陸是否會武力侵台。約有38%與會者認為，如果兩岸2035年未達成協議，大陸將會武力犯台。這些風聲再度攪動兩岸間「武統論」的漣漪。 <text:line-break/><text:line-break/>對美台來說，兩岸「武統」的發動者肯定是中共。然而，在背地裏真正的「炒」家，恐怕另有其人。 <text:line-break/><text:line-break/>放眼美國在國際的操作，利用武力、軍事言論，對一地進行分化並汲取政治利益，是常用的手段。以被稱為「火藥庫」的中東地區為例，因當地具備石油利益，也是大國博弈的熱門地帶。美國利用其複雜的民族關係操作矛盾，一方面對當地輸出軍火取得經濟利益，一方面實現壓制對手國的目標，取得政治利益。 <text:line-break/><text:line-break/>又如2014年克里米亞危機，美國在背後支持克里米亞從俄羅斯獨立，除了向烏克蘭輸出軍火之外，也透過經濟制裁給予俄羅斯壓力，這場戰事讓美俄爭鬥白熱化，俄羅斯最後動用軍事處理。 <text:line-break/><text:line-break/>在中美角力日益顯著的今日，海內外不少輿論認為台灣可能會淪為「克里米亞第二」。如2018年4月英國《衛報》刊出文章《中國會把台灣變成下一個克里米亞嗎？》即認為中共會如同普丁（Vladimir Putin）動用武力收復克里米亞一樣收復台灣，也加深了台灣社會對於武統的疑慮。 <text:line-break/><text:line-break/>不過，值得注意的是，儘管台灣與克里米亞背景不同，難以相提並論，但美國在當地矛盾中扮演的推手角色，台灣是應該觀察注意的。 <text:line-break/><text:line-break/>回到今日，目前中美在經濟和政治上的競合正酣，作為中國大陸核心利益的台灣問題，便成了美國不可能輕易鬆手的對象。美國除了直接對中國大陸在科技上、貿易上給予制裁之外，長期利用台海議題大做文章，透過炒作武統論，讓兩岸民眾彼此猜忌疑懼，一方面讓大陸內部民族主義抬頭，一方面鼓動台灣多向美國購買武器，可謂一舉兩得。也就是說，武統論是美國挑動兩岸的催化劑。 <text:line-break/><text:line-break/>那麼，也就不難理解薄瑞光為何選擇台灣大選前夕拋出「和平統一無望說」，他其實是在對幾個對象發言：首先，透過台灣議題的炒作，向中共放話；其次，讓兩岸民間情緒緊張起來，升高對立；最後，也有藉口再度凝聚美國在太平洋武力的佈局。 <text:line-break/><text:line-break/>藍綠陣營皆隨武統論起舞 <text:line-break/><text:line-break/>而美國這帖「武統論」催化劑，在台灣政界效果尤為明顯。民進黨是台灣內部最大的配合者，因為這樣有助於營造兩岸緊張情勢，為自己的反中親美路線支持背書。 <text:line-break/><text:line-break/>對蔡英文而言，透過武統論的升溫打「恐中牌」，有助提高兩岸敵意，恐中情緒完全有利於其設定的「反中保台」選舉主軸，刺激出選票。所以蔡英文於2019年4月大動作下令驅逐大陸武統學者李毅，民進黨內閣紛紛喊出不歡迎武統論侵門踏戶；同年11月外交部長吳釗燮接受外媒專訪時，也提醒「台灣要非常小心大陸會對台灣動武」。這些都能看出，民進黨如何透過假議題在台灣對「武統論」裏應外合。 <text:line-break/><text:line-break/>除了民進黨積極配合美國武統論之外，國民黨候選人韓國瑜也跳脫不了「武統論」的催化影響。他在同年4月接受媒體專訪時明確表示，在中共沒放棄用武力解決台灣問題前，沒有簽署《兩岸和平協議》的條件，甚至喊出「國防靠美國」的口號。 <text:line-break/><text:line-break/>平心而論，不論蔡英文或韓國瑜，皆表示會持續對美軍購，對於美國發動的「武統論」議題，藍綠的反應並無二致，都是隨之起舞，毫無招架之力。 <text:line-break/><text:line-break/>和平統一是中共的「陽謀」 <text:line-break/><text:line-break/>當台灣藍綠皆陷於美國「武統論」之時，往往忽略了中國大陸對於兩岸統一問題的回應或表態。事實上，自1979年大陸對台政策就是主張「和平統一」，武力自鄧小平以降都只是「兜底」（指揭示底牌）手段，即便現在兩岸關係緊張，還是能從習近平口中聽到「和平統一」。 <text:line-break/><text:line-break/>細讀2019年初的「習五點」便知，站在中共善用的唯物辯證思維來看，「武力」其實是為了確保「和平統一」，大陸對台「軟的更軟、硬的更硬」也是這個邏輯下的政策產物。總的來說，追求兩岸和平統一，應是中共從未改變、從未動搖過的「陽謀」。 <text:line-break/><text:line-break/>不過，中共官方雖然定調和平統一，但很多外部因素導致事態發展，並不會全照官方設定的劇本運作。美國的介入與操控，導致兩岸敵意不斷螺旋上升，除台灣民眾之外，大陸人民也會受到武統論的影響。2016年蔡英文上台後，大陸官媒《環球時報》與學術單位合作，針對台灣問題進行的線上民調顯示，有高達85.1%的受訪者支持以武力統一台灣，更有六成認為不惜全面進入戰爭。 <text:line-break/><text:line-break/>當薄瑞光、葛來儀等人再度提出「武統」相關說法時，國台辦主任劉結一隨即高調地在官媒《人民日報》發表《堅定推進祖國和平統一進程》一文，強調「和平統一、一國兩制」是解決台灣問題的基本方針。劉結一這番話貌似對台灣喊話，但同時也可理解為是對內向受到武統論影響的大陸民間輿論有所表態，更是對美國「武統論」的回應。 <text:line-break/><text:line-break/>應有智慧看破武統論手腳 <text:line-break/><text:line-break/>當台灣對「武統論」憤恨不平之時，更需要冷靜下來聽聽其他人說出來的大白話。不該被忘記的是，AIT前理事主席卜睿哲（Richard Bush）於2019年6月在台北參加論壇時便明白表示，雖然美國尋求跟台灣發展更堅實的夥伴關係，但台灣有人認為美國會百分之百支持台灣，這如同無條件的空頭支票，卜睿哲建議這些民眾「需要再想想」。 <text:line-break/><text:line-break/>卜睿哲的明說暗示，正好反映了美國前官員與智庫人士透露出來的「武統」訊息，其實並非基於防護台灣安全的立場，而只是把台灣視為美國利益的一部分，並利用「武統」來促進既存的結盟關係，這是台灣必須要看清的事實。 <text:line-break/><text:line-break/>兩岸關係複雜多變，確實沒人保證「武統」的機率完全為零。但美國如果真心誠意為台灣設想，如此在意兩岸的「武統」風險，為何又選擇躲在背後當個藏鏡人，而不願跳出來做個「保台」急先鋒？顯然美國仍然高度顧慮與中國大陸之間發生戰爭，中美衝突熱戰化，當然也不符合美國利益。 <text:line-break/><text:line-break/>正因為如此，更加證明「武統論」只是美國保守派人士在兩岸煽風點火的工具罷了，凸顯出其聲聲「愛台」的虛情假意。這項工具作用在於挑動兩岸矛盾情結，引發台灣民眾的恐懼，使台灣更往美國靠攏，甚至進一步向美國購買武器。 <text:line-break/><text:line-break/>相對於中共和平統一的「陽謀」，美國長期推銷的「武統論」或可視為一場「陰謀」。夾處在中美虛實之間，台灣應該看清誰在放「武統論」這把火，如果沒有警覺到自己可能充當了助燃劑，反而加深兩岸溝壑，上了美國「武統論」的當，不只與和平錯身而過，還要花費大把納稅錢囤積美國武器，難道不是賠了夫人又折兵？</text:p>
      <text:p text:style-name="P1">謝穎芝   |  2020.01.14 10:13   |   <text:a xlink:type="simple" xlink:href="http://palinfo.habago.org/Entry?Command=Information_PrintForum&amp;#FORUM38499"><text:span text:style-name="T1">#</text:span></text:a></text:p>
      <text:p text:style-name="P2">楊世光對這次大選的論點： <text:line-break/><text:line-break/>https://reurl.cc/jdKLoM <text:line-break/><text:line-break/>韓總大選、ＫＭＴ立委挫敗的最大原因⋯ <text:line-break/><text:line-break/>除了綠渣閹黨之外，ＫＭＴ內外也各懷鬼胎⋯ <text:line-break/><text:line-break/>內外各路人馬猛吃韓國烤肉，不大敗也難！ <text:line-break/><text:line-break/>至於對韓總「上班遲到」的評論，聽聽就好， <text:line-break/><text:line-break/>至於說到閹黨如何把國民黨的糧倉給全面封鎖， <text:line-break/><text:line-break/>更說明閹黨打選戰的細緻⋯</text:p>
      <text:p text:style-name="P1">謝穎芝   |  2020.01.14 07:23   |   <text:a xlink:type="simple" xlink:href="http://palinfo.habago.org/Entry?Command=Information_PrintForum&amp;#FORUM38498"><text:span text:style-name="T1">#</text:span></text:a></text:p>
      <text:p text:style-name="P3">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1">謝穎芝   |  2020.01.14 07:23   |   <text:a xlink:type="simple" xlink:href="http://palinfo.habago.org/Entry?Command=Information_PrintForum&amp;iPage=1#FORUM38498"><text:span text:style-name="T1">#</text:span></text:a></text:p>
      <text:p text:style-name="P2">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1">王修亮   |  2020.01.14 02:53   |   <text:a xlink:type="simple" xlink:href="http://palinfo.habago.org/Entry?Command=Information_PrintForum&amp;iPage=1#FORUM38497"><text:span text:style-name="T1">#</text:span></text:a></text:p>
      <text:p text:style-name="P3">九年一貫開始，課程標準改為課綱，各種光怪陸離的課程現象我就不多說了，這些年已經說得太多了，我已經認命潛藏，做自己的文化傳授教育。 <text:line-break/><text:line-break/>不過這一次選舉，我認為自己脫節了。我從沒小看教改帶來的各種可怕後果，也一直對國中小教育憂心忡忡，但脫節的我，依然忘記教改對人格在政治角度上的影響。 <text:line-break/><text:line-break/>我對數學是很笨拙的人，很怕統計，看到數字就眼花撩亂，頭暈。 <text:line-break/>今天好好統計了一下，對許多人來說是輕而易舉，對我來說，頭暈了一個多小時。 <text:line-break/><text:line-break/>民國85年，李登輝任命吳京為教育部長，啟動教改，民國90年陳水扁當總統時正式實施。 <text:line-break/>民國78年出生者從國中受教改課綱與快樂學習影響，79年出生者從國小高年級受影響，80年出生者從國小中年級受影響，81年出生者從國小低年級受影響，82年以後完全受影響。 <text:line-break/><text:line-break/>這個快樂學習就是「不思考」的元凶。台灣的數學教授總說「不學數學就沒有邏輯能力」，但是在邏輯的象牙塔中，並不代表有能力理解政治與生活。 <text:line-break/>小學教育是生活，生活哲學完全不同於數學邏輯。 <text:line-break/>這些就不說了，說了又挨批。 <text:line-break/><text:line-break/>看看教改影響的世代總人數。 <text:line-break/><text:line-break/>民國78年新生兒人數315299人。 <text:line-break/>民國79年新生兒人數335618人。 <text:line-break/>民國80年新生兒人數321932人。 <text:line-break/>民國81年新生兒人數321632人。 <text:line-break/>民國82年新生兒人數325613人。 <text:line-break/>民國83年新生兒人數322,938人。 <text:line-break/>民國84年新生兒人數329,581人。 <text:line-break/>民國85年新生兒人數325,545人。 <text:line-break/>民國86年新生兒人數326,002人。 <text:line-break/>民國87年新生兒人數271,450人。 <text:line-break/>民國88年新生兒人數283,661人，以上至此108年都擁有投票權。 <text:line-break/><text:line-break/>78年至88年教改歷年統計，共計3479271人擁有投票權。 <text:line-break/><text:line-break/>他們未必很喜歡蔡英文，但是因為課程內容去中化與思考能力的問題，極為容易被蒙蔽，被亡國感吞食。年輕人通常對政治無視，但這一次的香港反送中，給了絕佳的機會。 <text:line-break/><text:line-break/>履霜堅冰至，台灣的文化與教育只會滅絕得越來越快越多，不會有救了。 <text:line-break/><text:line-break/>我本來還有點思想，或許從大處著眼，民進黨終究需要面對人民，人民終究會有看清的一天。但是統計完之後，真的死心，快樂學習毀損了思考能力，局面再怎麼壞，民進黨再怎麼濫，年輕人只會死心踏地的跟隨。 <text:line-break/>就像動物出生後，睜開眼睛看到的就是媽! <text:line-break/>啟蒙就是睜開眼睛重要的節點! <text:line-break/><text:line-break/>教育是從國小打基礎的，高中大學會受影響，是因為國小思考判斷能力沒有打好基礎，不論如何努力於說服高中以後的人，是白費力氣的。 <text:line-break/>上九擊蒙，不是普通人做得到的，也沒那個天時地利了。 <text:line-break/><text:line-break/>無能為力，繼續隱遁，教授我的中國文化。</text:p>
      <text:p text:style-name="P1">陳真   |  2020.01.14 02:21   |   <text:a xlink:type="simple" xlink:href="http://palinfo.habago.org/Entry?Command=Information_PrintForum&amp;iPage=1#FORUM38496"><text:span text:style-name="T1">#</text:span></text:a></text:p>
      <text:p text:style-name="P2">台灣有腦殘，大陸也有，像這位王洪光就是；此人一向張牙舞爪，好像很勇敢似的，建議派到美國從事敵後暗殺工作或執行對美恐怖攻擊。 <text:line-break/><text:line-break/>不去殺真正可惡的美國人，卻對弱小不堪的台灣人整天喊打喊殺，真是很沒出息，笑掉美國人大牙。那就像一個拳擊手整天說自己好猛好威，可以幾秒鐘就打垮一個三歲小娃。 <text:line-break/><text:line-break/>解放軍該不會個個都這麼沒出息吧？真不知道他是在搖擺啥小？他很會打嗎？他依靠的是整個解放軍，而不是個人身手有多猛。看他那副蠢樣，若是單挑，我讓他一隻手應該都能打贏他。 <text:line-break/><text:line-break/>巴勒網舉辦的「第 N 屆哈巴狗盃統獨擂台賽」，王將軍如果膽敢出賽，我願意代表「和平統一派」和他打一架，打到看誰先流鼻血就算輸。媽的，這傢伙是不是很閒？整天像小狗一樣叫叫叫，見著美軍有這麼勇敢嗎？解放軍應該管一管吧。 <text:line-break/><text:line-break/>請問誰有這混蛋的連絡方法？我想寄「第 N 屆哈巴狗盃統獨擂台賽」 邀請函給他，或是看誰可以幫我代邀。 <text:line-break/><text:line-break/>大陸的對台言論真應該管制一下，別整天幫倒忙。記得有一天，有人寫信跟我說我有一篇回應范光棣的文章被人轉貼到大陸哪個論壇我忘了。對方給我網址，結果我上去一看，天啊！全部都是在罵我和范光棣。我和范老師都是大統派，如果連我們這麼反美親中都要罵，那你是準備要跟全台灣人為敵才高興嗎？有這種同志，還需要敵人嗎？ <text:line-break/><text:line-break/>一個人，即便他認為終究非武統不可，那他仍然應該對於這樣一種結論或看法感到可悲與痛苦才對，而不是一副好像這樣很厲害很得意的嘴臉。台灣人是你的敵人嗎？就算是打擊真正的敵人--美國，也不應該對於戰爭與傷亡感到得意。 <text:line-break/><text:line-break/>所有戰爭都是悲劇。 <text:line-break/><text:line-break/>陳真 2020. 01. 14. <text:line-break/><text:line-break/>==================== <text:line-break/><text:line-break/>武統？和統？王洪光vs.張亞中砲火四射 <text:line-break/><text:line-break/>2019/12/21 中時 藍孝威 <text:line-break/><text:line-break/><text:line-break/>21日在北京一場研討會上，台灣學者張亞中表示，台灣要的是尊重，兩岸是兄弟關係，結果遭解放軍退役中將王洪光高分貝反嗆「什麼兄弟？台灣根本沒拿大陸當家人」，雙方你來我往，砲火四射。圖為張亞中。（圖片由主辦單位提供） <text:line-break/><text:line-break/>中共黨的十九大四中全會提到，要用「和平統一、一國兩制」解決台灣問題，但是大陸民間不乏鼓吹武統的鷹派人士。21日在一場研討會上，台灣學者張亞中表示，台灣要的是尊重，兩岸是兄弟關係，結果立刻遭解放軍退役中將王洪光高分貝反嗆「什麼兄弟？台灣根本沒拿大陸當家人」，雙方你來我往，砲火四射，解放軍少將羅援連忙居間示意雙方冷靜。 <text:line-break/><text:line-break/>中共黨報《人民日報》集團旗下的《環球時報》，21日在北京舉行2020年年會，第二場座談主題是「兩岸大勢：2020統一關鍵節點？」在在第二輪發言時，王洪光一開始就殺氣騰騰的說，大陸若對台灣發起攻擊，分分鐘就可拿下無長住居民的東引島、遠在南海的東沙群島和台灣海峽中的澎湖列島，對台灣產生震懾作用。語畢台下的大陸聽眾一陣歡呼聲和掌聲。 <text:line-break/><text:line-break/>台大政治系教授張亞中發言時指出，大陸和香港是父子關係，1997年到了不得不統一，用「一國兩制」解決香港問題。「但是台灣和大陸是兄弟關係，況且台灣比大陸年長38歲，某種程度上，台灣是兄，大陸是弟。而且台灣這個哥哥對弟弟也不錯，1989年之後，不少台商登陸投資，協助大陸經濟發展。」 <text:line-break/><text:line-break/>「要解決兩岸問題，武力統一是最簡單粗暴的方式，和平統一才真正考驗兩岸的智慧」，張亞中調侃，「剛剛王將軍的談話，如果在台灣的電視新聞播出來，蔡英文的民調馬上又多好幾個百分點！」 <text:line-break/><text:line-break/>「台灣雖然體量比大陸小很多，但需要的是尊重」，張亞中認為，「第一步應先結束兩岸敵對狀態，但現在習近平總書記一下子就跳到統一後的『一國兩制台灣模式』，一國自然不會是中華民國，兩制更無關制度，而是指彼此的位階是中央對地方，不管是台灣人或任何一個政黨都難以接受。」 <text:line-break/><text:line-break/>張亞中直言，這場座談會當中，許多大陸學者或專家的發言充滿肅殺之氣，對促進兩岸關係沒有好處，他建議，大陸可以先提出統一前兩岸的政治關係，「如果從兄弟關係的概念出發，延伸出法律、政治上的關係，台灣民眾的心是肉做的，當他知道雙方相互尊重，經濟上又相互往來，自然可以做到習近平總書記說的心靈契合。」 <text:line-break/><text:line-break/>不過，王洪光立刻高分貝怒嗆，「大陸人稱台灣人為同胞，台灣人卻叫大陸人為陸客！現在80％的台灣青年對大陸人已經沒有同胞感。誰是朋友、誰是敵人，革命的首要問題不可以含糊，現在已經不是什麼兄弟了！」 <text:line-break/><text:line-break/>張亞中表示，「蔡英文操弄政治認同，大家不要掉進她的陷阱。大家常用北風與太陽來比喻兩岸關係，但是太陽的溫暖，不光只是讓利、物質條件...」此時王洪光插話，「改革開放之後大陸給台灣的溫暖幾十年了....」 <text:line-break/><text:line-break/>張亞中此時有些動怒，「我很嚴肅的跟你講，大陸說26條是惠台政策，台灣說是利中政策，台灣多少人到大陸發展？多少資金前進大陸？」此時王洪光又無厘頭的高聲反嗆，「一中政策沒有錯！我們沒有說一中是中華民國，也沒說一中是中華人民共和國，我們說的是中國！」 <text:line-break/><text:line-break/>張亞中無奈解釋，「我說的是利中政策，這麼多台灣人到大陸，其實也是幫助大陸發展，大陸不要老說是幫助台灣。大陸是唯物論，完全從經濟角度思考，經濟當然重要，但更重要的是心靈，你對別人的好，要讓對方感受到。」 <text:line-break/><text:line-break/>張亞中說，「大陸一直強調統一或一國兩制，讓我們這些人的發言空間變小了，北京現在要思考，為什麼台灣現在只有台獨派、獨台派和被統一派，為什麼像我這種共建統一的聲音，音量愈來愈減弱？」 <text:line-break/><text:line-break/>「大陸必須給台灣支持兩岸統一的人，更有利的論述空間」，張亞中指出，「如果任何討論，都是以武統論結束，或是類似從8月1日開始，自由行說停就停，影響到台灣200萬家庭的生計，台灣民眾怎麼會相信大陸的善意呢？」 <text:line-break/><text:line-break/>王洪光反駁，「台灣旅遊業者一個月前才公開挺蔡英文！」張亞中解釋，「90％的台灣觀光業者，都是靠大陸觀光客維持生活的，他們最支持兩岸和平發展，但現在他們受到很大的傷害。」王洪光不解反問，「他們受到什麼傷害？就因為不允許自由行嗎？」張亞中無奈解釋，「欸！大陸觀光客不來，夜市生意不好....」王洪光又說，「如果這樣就算傷害....」 <text:line-break/><text:line-break/>此時坐在兩人中間的羅援中國戰略文化促進會常務副會長兼秘書長羅援，向左右伸出雙臂、手掌上下擺動做鳥兒飛行姿態，示意兩人冷靜。 <text:line-break/><text:line-break/>不過，在座的羅援和前國台辦副主任、也是自軍中退役的王在希，並不賣王洪光面子，紛紛支持張亞中的論點。王在希甚至說，如果連大陸都不支持統派的張亞中，要如何爭取台灣民心？「共產黨就是靠做群眾工作起家的，如果做不好工作，應該檢討大陸自己對台政策的方式和思路。」</text:p>
      <text:p text:style-name="P1">陳真   |  2020.01.14 01:10   |   <text:a xlink:type="simple" xlink:href="http://palinfo.habago.org/Entry?Command=Information_PrintForum&amp;iPage=1#FORUM38495"><text:span text:style-name="T1">#</text:span></text:a></text:p>
      <text:p text:style-name="P3">卡韓政變 (235)：韓國瑜是我們的英雄 <text:line-break/><text:line-break/>陳真 2020. 01. 14. <text:line-break/><text:line-break/><text:line-break/>國民黨敗選後，緊接著勢必是一番權力重組，你搶我奪。我能想像，一定會有一些所謂「同志」，開始對韓找碴進行攻擊。但是，無論勝負，應該沒有人會比韓國瑜做得更好的了。難道你真的看不清這一點？ <text:line-break/><text:line-break/>無日無之鋪天蓋地無恥下流的造謠抹黑人格謀殺一整年，成百上千的謠言抹黑，結果證明全屬無中生有，在在證明了韓過去從政多年於公於私的清白。請問當今政壇，幾人能夠？幾人如此乾淨清白？ <text:line-break/><text:line-break/>人們爭相奉承、歌頌那些貪婪無度不擇手段的骯髒政客，卻反而譴責、嘲笑因義受難遍體鱗傷的英雄？這樣合理嗎？這就是這個社會所信奉的叢林法則嗎？ <text:line-break/><text:line-break/>別說無時無刻的瘋狂抹黑一整年，我看一般人恐怕連一天都受不了，但是韓國瑜卻承受了下來，依舊赤忱忠心想為大眾謀福利，特別心懷貧苦弱小。這若不是好漢，什麼是好漢？更可貴的是，他始終乾淨淨正正直直，不玩一點陰，不耍一點詐。 <text:line-break/><text:line-break/>如果這一切失落台灣政壇數十年、帶有某種唐吉訶德式「犧牲」精神的美好特質都還不值得尊敬、不是我們所渴望，那我不知道政治究竟應是何種事業？難道它只是盜賊騙子的掠奪勾當與騙人把戲？只要贏，即便下三濫、髒到爆，即便無法無天，依舊是你的政府與領導？依舊是你的信仰與偶像？不管如何違法亂紀你都無所謂？然後再任由政客人渣繼續貪贓枉法吃飽喝足掏空整個台灣？甚至為謀私利，不惜把台灣推向戰火？ <text:line-break/><text:line-break/>林保淳教授說，「韓國瑜是我的英雄！」韓國瑜同樣是我的英雄，難道他不也應該是你的英雄？就像中古騎士，一匹瘦馬，一根長矛，義無反顧地為民出征；相較於政治之陰森詭譎，容或有點天真，但是，恰恰就是這樣一種理想主義的精神，或許才是眾人的最終救贖。 <text:line-break/><text:line-break/>宛如描述唐吉訶德一般，甘地說：「英雄總是誕生於失敗之中，但也正因為如此，所謂成功，無非就是一連串輝煌的挫敗。」(Heroes are made in the hour of defeat. Success is, therefore, well described as a series of glorious defeats) 與其說韓國瑜是一個「人」，不如說他代表了一種關乎平等與公義、關乎政治應有之基本價值的精神；亦剛亦柔，無私而利他，但卻失落已久，幾乎都快變成童話故事書上的奇幻傳說了。 <text:line-break/><text:line-break/>如今，我們總算眼見為憑，見證了它的存在，見證了它之依舊長存人們心中。 <text:line-break/><text:line-break/>=================== <text:line-break/>總統大選韓國瑜落敗 台師大教授：他是我的英雄 <text:line-break/><text:line-break/>2020-01-13 <text:line-break/><text:line-break/>聯合報 記者魯永明／嘉義縣即時報導 <text:line-break/><text:line-break/>高雄市長韓國瑜總統選舉敗選，在高雄得票數還比前年市長選舉還少，韓流退燒，銷假上班又要面對罷免，儘管外界對韓的批判排山倒海，但台師大國文學系教授林保淳並不以為然，臉書對韓國瑜評論不流俗，林保淳說，「韓國瑜是我的英雄！」 <text:line-break/><text:line-break/>林保淳貼文如下: <text:line-break/><text:line-break/>「世間人往往以成敗論英雄，成者，眾人拱若北辰，贊譽有加，視若英雄；敗者，置諸泥塗，詆毀無盡，譏為狗熊。韓國瑜是敗了，必然須面對往後極盡其尖酸刻薄、嘲諷怒罵的批評，但我不持流俗之見，世事成敗，關乎時也、運也、命也。 <text:line-break/><text:line-break/>楚漢相爭，劉邦固有其取勝之道，但我不會將他視為英雄，充其量不過是得時趁運地痞流氓而已；反而是喑噁叱吒、風雲際會的項羽，才是我心目中的英雄。我對政治人物殊少好感，但我必須承認，我是真心欣賞韓國瑜的，項羽烏江雖敗，至少烈烈轟轟；韓國瑜總統失利，也是慨慨慷慷。 <text:line-break/><text:line-break/>我知道項羽有許多的缺點，正如同韓信對他的評論，但還是不會以其敗績，弱減我對他的喜愛；我也知道韓國瑜有許多缺點，但也不會因其總統敗選，而稍減對他的欣賞。是非成敗，回首皆空，英雄偉業，成或不成，但項羽還是項羽，韓國瑜依舊韓國瑜，我依然故我，就是一粒響噹噹的銅豌豆，再怎麼蒸煮捶炒，都改變不了我堅定的信念，區區成敗，何足掛齒？ <text:line-break/><text:line-break/>勝敗由來不可期，包羞忍恥是男兒。江東子弟多才俊，捲士重來未可知」。我還是對他寄有厚望的。「千夫辟易楚重瞳，仁敬居然百戰中。博得美人心肯死，項王此處是英雄」，這是吳偉業對項羽的評價；我愧無詩才，只能聊改末二句，「博得庶民心肯死，國瑜此處是英雄。 <text:line-break/><text:line-break/>韓國瑜是我的英雄，也許，你會說我腦殘，說我智障，沒關係，在這點上，我就樂於當個智障及腦殘，叫我去對勝者屈膝，為成者歌德，才是真的對不起我自己。」</text:p>
      <text:p text:style-name="P1">老羊   |  2020.01.14 00:38   |   <text:a xlink:type="simple" xlink:href="http://palinfo.habago.org/Entry?Command=Information_PrintForum&amp;iPage=1#FORUM38494"><text:span text:style-name="T1">#</text:span></text:a></text:p>
      <text:p text:style-name="P2">崇庭：完全隨意；我寫這些本來也只是在這裡和大家交流想法而已，所以請照你的意思轉貼。 <text:line-break/><text:line-break/>豐遠：督工評論事情的個人色彩很強，他的觀點有時會有「武斷」的味道；但是畢竟睡前消息不是學術型節目，而且更重要的是他們團隊對任何事情提出看法前都做了很多功課，不是張口就來。而且他們也重視觀眾的反應，督工經常性的會就觀眾提出的指正或質疑在節目末尾對過去的看法承認錯誤、做出改正或是補充；這點也非常難得。 <text:line-break/><text:line-break/>也許不從「歷史唯物觀」，而是「實事求是」的角度，會更容易理解大陸人看問題的方式？</text:p>
      <text:p text:style-name="P1">小羽   |  2020.01.13 21:55   |   <text:a xlink:type="simple" xlink:href="http://palinfo.habago.org/Entry?Command=Information_PrintForum&amp;iPage=1#FORUM38493"><text:span text:style-name="T1">#</text:span></text:a></text:p>
      <text:p text:style-name="P3">第一次造勢場合人多到爆出來【大贏】只有遊覽車的造勢場。 <text:line-break/>修改為【大輸】 <text:line-break/><text:line-break/>補充: <text:line-break/>約莫5:00在總部觀看開票過程，韓國瑜在高雄市的得票數曾經到82萬票，我當時心裡想還好沒比上次市長少太多，離開票結果還有一段時間，後來回家後看到高雄韓市長得票數60幾萬，我真的又開眼界了，票還會倒退嚕。而且一個小時高雄的票就快開完了，太神奇了。 <text:line-break/><text:line-break/>影片從1:00:00開始觀看 <text:line-break/>https://youtu.be/2Aut1Hm2aO8</text:p>
      <text:p text:style-name="P1">黃昭龍   |  2020.01.13 20:52   |   <text:a xlink:type="simple" xlink:href="http://palinfo.habago.org/Entry?Command=Information_PrintForum&amp;iPage=1#FORUM38492"><text:span text:style-name="T1">#</text:span></text:a></text:p>
      <text:p text:style-name="P2">國民黨當初總統初選時我就覺得張亞中的論述最好,把兩岸和平協議草案公開讓人民檢視討論的確是很好的想法 ,現在唯一的問題是國民黨內的權貴僵化結構 <text:line-break/><text:line-break/>張亞中宣布參選國民黨主席 <text:line-break/>https://www.chinatimes.com/realtimenews/20200113003561-260407 <text:line-break/><text:line-break/>節錄自內文: <text:line-break/><text:line-break/>『第一、我要立刻重建整個黨的組織，打掉重練，讓我們的黨成為一個有著年輕朝氣的政黨！ <text:line-break/><text:line-break/>第二、 我要立刻重建黨與國家的論述，讓中華民國與中國國民黨能回復到那個屬於年輕人，為全民福祉，追求公義而奮鬥的黨！ <text:line-break/><text:line-break/>第三、 我要立刻與對岸開始談判一個不矮化國格，不自失立場的《創造兩岸和平備忘錄》，以喚回青年人對本黨的信任，重聚人心，贏回本黨的存在價值與尊嚴，贏回我們的中華民國！ <text:line-break/><text:line-break/>民進黨的台獨分離主義立場無法為兩岸創造和平，會使兩岸關係永遠處於敵對，陷台灣於長期危險。本黨的優勢在於能為兩岸創造和平，而此更是本黨與民進黨的根本不同所在。失去此一優勢，本黨在台灣無立錐之地，更無存在的必要。 <text:line-break/><text:line-break/>為了證明這點，我將儘快公佈我草擬，未來與中國共產黨尋求《創造兩岸和平備忘錄》的草案，作為本黨大論述的起點。對於本黨如何改造，我也早已經陸續公開發表過十餘篇重新改造的建言，並做好了完整的規劃。』</text:p>
      <text:p text:style-name="P1">ethan   |  2020.01.13 20:26   |   <text:a xlink:type="simple" xlink:href="http://palinfo.habago.org/Entry?Command=Information_PrintForum&amp;iPage=1#FORUM38491"><text:span text:style-name="T1">#</text:span></text:a></text:p>
      <text:p text:style-name="P3">2004年 解放軍內部講座 談台灣問題 <text:line-break/>https://youtu.be/bGezyPp9coY <text:line-break/><text:line-break/><text:line-break/>不知道大家有沒有看過，可以聽一下對方的看法 <text:line-break/><text:line-break/>1.談到一些一個兩制的歷史脈絡 <text:line-break/>2.台灣問題耗費中國大陸很多資源 <text:line-break/>3. 台灣問題對中國沿海造成很大的安全漏洞及威脅</text:p>
      <text:p text:style-name="P1">王瑾晴   |  2020.01.13 19:39   |   <text:a xlink:type="simple" xlink:href="http://palinfo.habago.org/Entry?Command=Information_PrintForum&amp;iPage=1#FORUM38490"><text:span text:style-name="T1">#</text:span></text:a></text:p>
      <text:p text:style-name="P2">要說違反常理，難道大家不覺得由陳同佳殺人案引發的香港反修例事件，本身就非常荒謬而且充滿疑點嗎？ <text:line-break/>首先，這個案件到底是一個偶然事件還是預先安排好的陰謀？如果只是偶然事件，後續台灣民進黨和香港民主派的一連串操作怎麼會如此成功？ <text:line-break/><text:line-break/>一開始是台媒揭發案件，發現香港和台灣沒有引導條例導致香港不能判案，於是香港政府打算修改逃犯條例修補漏洞，這本來是十分正常的事，但此舉卻被香港的民主派和主流媒體抹黑成送中條例，並以此發動大規模暴力抗議運動，一場本質上就是替殺人犯護航的反政府運動，參與人數居然出乎意料地多，事件迅速被國際化，然後台灣民進黨成了最大得益者，這一切都好像是預先寫好的劇本似的 <text:line-break/><text:line-break/>但如果一切都是按劇本演出，事情就更復雜和恐怖了，會不會台灣當局早就知道陳同佳殺了人，但是故意把他放回香港引發後續的事件？甚至有沒可能連那個殺人案本身都是安排好的，陳同佳本人就是港獨分子，帶女友到台灣殺掉只是奉命行事？ <text:line-break/><text:line-break/>無疑這些想法很科幻和陰謀論，但整個反修例事件本來就有太多不合常理的地方，一場規模這麼龐大，涉及面如此廣泛廣泛的運動，應該需要非常精密的部署和鋪墊，不大可能一個偶然事件就可以引發的，而且操作上只要其中一個環節出錯（比如香港不是那麼多人相信民主派那些鬼話），就可以引起不可預知的反效果 <text:line-break/><text:line-break/>但感覺上香港不論是政府還是民眾，似乎都非常配合民進黨和美國的演出，這才是最令人驚訝的，感覺是香港大部分的政府和非政府機關都已經被美國滲透和控制了</text:p>
      <text:p text:style-name="P1">林炤育   |  2020.01.13 16:46   |   <text:a xlink:type="simple" xlink:href="http://palinfo.habago.org/Entry?Command=Information_PrintForum&amp;iPage=1#FORUM38489"><text:span text:style-name="T1">#</text:span></text:a></text:p>
      <text:p text:style-name="P3">我愛看的 <text:line-break/><text:line-break/>李子柒 https://youtu.be/rC6ARq8SZAI <text:line-break/>小高姐 https://youtu.be/t-pop_dGsgc <text:line-break/>媽咪叔 https://youtu.be/8z8mF2aD7Uw <text:line-break/>李永樂 https://youtu.be/YSGSAV7vpHM <text:line-break/>郭傑瑞 https://youtu.be/KLAnNkRJtSU <text:line-break/>高佑思 https://youtu.be/4jYnwVoD0Ug</text:p>
      <text:p text:style-name="P1">施望   |  2020.01.13 16:02   |   <text:a xlink:type="simple" xlink:href="http://palinfo.habago.org/Entry?Command=Information_PrintForum&amp;iPage=1#FORUM38488"><text:span text:style-name="T1">#</text:span></text:a></text:p>
      <text:p text:style-name="P2">哥哥高中的孩子被老師洗腦，一直說大陸没有罵領導人的自由，比不上台灣。 <text:line-break/>我問他，如果你的父母讓你生活過得夠好，你還會天天想要罵父母的自由？ <text:line-break/>之前開玩笑說我若回家投票，要把我綁起來，不讓我去投票，因為他知道我不會投給民進黨， <text:line-break/><text:line-break/>校園師長不做好教育本份，只會操弄政治，學生課業上該學習的重點全被政治佔掉了， <text:line-break/>我家那笨小孩都不知道自己損失了什麼，將來有多少競爭力因此流失。 <text:line-break/>看台灣這種狀況，令人真想離開，去大陸找個地方養病過活，眼不見為淨算了。</text:p>
      <text:p text:style-name="P1">羅崇庭   |  2020.01.13 15:51   |   <text:a xlink:type="simple" xlink:href="http://palinfo.habago.org/Entry?Command=Information_PrintForum&amp;iPage=2#FORUM38487"><text:span text:style-name="T1">#</text:span></text:a></text:p>
      <text:p text:style-name="P2">老羊您好!! <text:line-break/>非常感謝您為了方便我轉貼，還特別重新修改 <text:line-break/><text:line-break/>不過我比較想要節錄的部分，是從第三段的：『全世界哪一家像樣的公司的 CEO...』開始， <text:line-break/>到倒數第二段『說大陸人沒有言論自由... 中國並不是西方媒體宣傳的那樣。』結束。 <text:line-break/>我覺得這樣是一個完整的論述。 <text:line-break/>不知道這樣節錄可不可以呢? <text:line-break/><text:line-break/>沒有選擇頭兩段，因為那邊的內容是針對回應韋廷的發文，與下文的論述關聯性較低。 <text:line-break/>沒有選擇最後一段，因為那邊寫得主要是推薦影片，較少論述。 <text:line-break/>希望不會冒犯 <text:line-break/><text:line-break/>您推薦的影片都很有趣，范勇鵬教授的視頻內容較深，需要較多閒暇之餘再慢慢看。『睡前消息』非常有趣，也是知識性的節目。 <text:line-break/>不過我想台灣的覺醒青年們想看的『言論自由』應該不是知識性節目裡的針砭時事。而是更單純無腦的『汙辱國家領導者』。就像是台灣網紅常常拿馬英九或蔡英文來醜化並取笑那樣。 <text:line-break/><text:line-break/>再次感謝您！！　</text:p>
      <text:p text:style-name="P1">鄭豐遠   |  2020.01.13 15:39   |   <text:a xlink:type="simple" xlink:href="http://palinfo.habago.org/Entry?Command=Information_PrintForum&amp;iPage=2#FORUM38486"><text:span text:style-name="T1">#</text:span></text:a></text:p>
      <text:p text:style-name="P3">對，「睡前消息」也是我常看的，強力推薦。只是它的歷史唯物主義味道太重了，很多時候我並不是很同意它的觀點，但也許那正是我們台灣人最缺乏的養份之一。</text:p>
      <text:p text:style-name="P1">老羊   |  2020.01.13 13:58   |   <text:a xlink:type="simple" xlink:href="http://palinfo.habago.org/Entry?Command=Information_PrintForum&amp;iPage=1#FORUM38485"><text:span text:style-name="T1">#</text:span></text:a></text:p>
      <text:p text:style-name="P2">崇庭：以下是我修改過的發言，請自由轉發；謝謝。 <text:line-break/><text:line-break/><text:line-break/>某位網友懷疑是否「智力不達到極高水準者（在任何國家都是0.1%以下），不應憂國憂民、關心政治或投票：越關心政治會越糟。（所以就算天賦了各類人權，人也不應使用，因為那會使人自毀）」 <text:line-break/><text:line-break/>我想我們不用把事情看得那麼極端。憂國憂民，關心政治不需要多高的智力；反過來說智力高也未必智慧高（也看你如何定義智力）。但是從另一個角度來說，關心政治不代表就該讓選國家領導人吧？ <text:line-break/><text:line-break/>全世界哪一家像樣的公司的 CEO 是員工和股東選出來的？治國難道比治理公司更簡單嗎？ <text:line-break/><text:line-break/>全世界哪一位將軍是士兵投票選出來的？為何不說士兵選出的將軍能讓軍隊更團結、更有向心力？如果將軍「不應該」由士兵選舉，為何三軍統帥反而一定該由人民投票選出？ <text:line-break/><text:line-break/>全世界哪一家醫院的院長或是專科主任是病人和護士投票選出來的？為何不讓「病人最信任」的醫生當主任或是院長？ <text:line-break/><text:line-break/>大多數人連自己該讀什麼科系，選哪家公司上班，選誰當配偶都選不好，哪來的謎之自信覺得自己知道誰當總統更合適？心理學裡有個 Dunning–Kruger 效應，用白話來說就是越無知的人越自信。為什麼？因為無知的人根本不知道自己知道什麼，不知道什麼，所以對自己的能力有完全不符合實際的高估；也就是孔子說的「知之為知之，不知為不知，是知也」的反面說法。 <text:line-break/><text:line-break/>事實上只有兩種人會認為讓人民直接選舉國家領導人是好事。一、不認為治國需要專業訓練和歷練的人；這是絕大多數。二、不想經過一步一腳印的歷練，沒有真本事但是能受歡迎的人，目的在快速奪權。從這裡延伸的還有財團，因為財團能夠利用媒體左右選民的思想，進而「合法的」（劃重點：合法的）犧牲一般民眾的利益成就自己的利益。 <text:line-break/><text:line-break/>民主有很多形式，並不是一人一票選領導人才是民主。更重要的是「民主」是手段，不是目的；只是太多人把民主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路A只是眾多通往羅馬的路徑之一罷了。 <text:line-break/><text:line-break/>要證明這點並不難；有幾個選民在投票的時候會投給（選民主觀相信）會造成社會動盪、民生凋敝的候選人？誰不是選他們認為能讓社會更富裕進步的候選人？所以大家其實都知道投票只是手段罷了。如果有不需要投票也能達到這個目的的方式，請問為何非要認為唯有一人一票才是正確的？因為思想上的貧窮限制了自己的想像能力，覺得只要不和西方一樣就是錯的，卻不知道即便是所謂的西方民主世界，政治制度也不完全一個樣。 <text:line-break/><text:line-break/>不是說投票不好，不是不能關心政治，而是要實驗人民參與政治的方式與程度。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國情不同」雖然可以被用來當作拒絕改進的藉口，但本身只是客觀事實的描述。十個家庭就有十個不同的生活方式，大家的「目標」是相似的，但是根據每個家庭成員的特點擁有不同的生活方式有什麼錯？那些開口閉口「民主就是多元與包容」的人怎就不能包容非美式的民主？都是一副「閉嘴！我們在討論言論自由」的嘴臉。 <text:line-break/><text:line-break/>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大陸的言論管制有時當然會有過度的情況，因為官僚的特點就是保守；寧可過度也不要犯錯。但是整體而言他們是越來越開放，越來越自信。台灣呢？民主自由這麼有力量，這麼好，居然還怕專制獨裁不人道的老共滲透？害怕的難道不該是大陸嗎？這需要很高智商的人才看得出其中的荒謬嗎？大陸光是2018年出境旅遊人數就將近1.5億，怎麼中南海不怕他們呼吸到國外香甜自由的空氣就不回來了？順帶提一點，現在已經有越來越多的西方人到了大陸生活一段時間之後了解過去被自己國家的媒體欺騙，中國並不是西方媒體宣傳的那樣。 <text:line-break/><text:line-break/>YouTube上可以找到復旦大學中國研究院的范勇鵬教授的視頻；我強烈推薦。同時還有「睡前消息」可以讓大家見識到大陸的言論有多麼的「不自由」，政府是如何的「不允許人批評」。如果台灣的政論節目有「睡前消息」二十分之一的水平就不至於走到今天這地步。</text:p>
      <text:p text:style-name="P1">孫從輔   |  2020.01.13 13:44   |   <text:a xlink:type="simple" xlink:href="http://palinfo.habago.org/Entry?Command=Information_PrintForum&amp;iPage=1#FORUM38484"><text:span text:style-name="T1">#</text:span></text:a></text:p>
      <text:p text:style-name="P3">王孟源先生在2015年的一篇文章「民主政治與自由經濟」中，分析了選舉式的民主體制要能成功運作所需要的條件。有興趣的人以標題搜尋即可找到。文章結尾討論了台灣的情形，我當時覺得王先生寫得很不客氣，但是是句句實話，所以當成逆耳忠言。如今將近五年過去，我覺得他可能還客氣了，因為他所說的大部分在變本加厲地發生，尤其是網路的效應加速與放大了所有的惡果。我引用他文章結尾的部分如下： <text:line-break/><text:line-break/>「至於台灣的現狀，貧富懸殊的問題很嚴重，因生活貧困而自殺的比率很高，所以“同等”條件並不滿足。台灣的民眾普遍沒有邏輯思維能力，撒謊是遇到困難的第一反應，人身攻擊是對付異見的主要手段，所以“理性”條件並不滿足。台灣的司法系統恐龍充斥、政治掛帥，警察不敢執行公權力，街頭暴力運動不但常見，還受到英雄式的歡迎，所以“遵守公平規則”條件並不滿足。台灣的社會鄉土傳統極深，人民主要依人際關係來決定政治傾向，所以“獨立思考能力”條件並不滿足。至於政策朝令夕改，造成很大的政治“交易代價”，更是現代台灣的寫照。把民主制度當作台灣的光榮，其實是無知的迷信，正確的結論是台灣是民主制度的恥辱。」</text:p>
      <text:p text:style-name="P1">妍妍   |  2020.01.13 13:08   |   <text:a xlink:type="simple" xlink:href="http://palinfo.habago.org/Entry?Command=Information_PrintForum&amp;iPage=1#FORUM38483"><text:span text:style-name="T1">#</text:span></text:a></text:p>
      <text:p text:style-name="P2">菜粉絲選贏了，「民主勝利」了 <text:line-break/><text:line-break/>卻還是鋪天蓋地的繼續「霸凌」其他非支持菜的人 <text:line-break/><text:line-break/>一口「老不死」一口 「滾去中國」，再不然就是「廢老」 <text:line-break/><text:line-break/>都選完了也如他們所願 <text:line-break/><text:line-break/>這群人還一直攻擊別人 <text:line-break/>人心，真的很可怕，還有沒有良心 <text:line-break/><text:line-break/><text:line-break/>說真的，我以為我會很激動 <text:line-break/>但心情卻很平靜 <text:line-break/><text:line-break/>只是很同情這些人 <text:line-break/>未來，已經是「這群年輕人」自己要承受的了 <text:line-break/><text:line-break/>還有，原來台灣年輕人(少部份非支持菜的例外)及支持綠色的 <text:line-break/>真的「瞧不起大陸」，認為「中共不敢武統」「中共就是紙老虎」 <text:line-break/>「習近平不過爾爾」= =&amp;;#124;&amp;;#124;&amp;;#124;&amp;;#124;&amp;;#124; <text:line-break/><text:line-break/>我真的有驚到，長見識了。 </text:p>
      <text:p text:style-name="P1">林書楷   |  2020.01.13 13:07   |   <text:a xlink:type="simple" xlink:href="http://palinfo.habago.org/Entry?Command=Information_PrintForum&amp;iPage=1#FORUM38482"><text:span text:style-name="T1">#</text:span></text:a></text:p>
      <text:p text:style-name="P3">陳真醫師說到溜滑梯，頗有感觸。這似乎是台灣人普遍通病，「稻草人」和「滑坡謬誤」。 <text:line-break/><text:line-break/>臉書網友常說，台灣就是沒有像大陸教導一些辯證法和邏輯思考，所以永遠陷在一種自相矛盾卻又不自覺的狀況中。 <text:line-break/><text:line-break/>比如說，支持核能卻又投票給蔡英文。民進黨和蔡英文就是反核，而韓國瑜說他必重啟核四。我真的想破腦袋都想不通這到底是怎麼自圓其說。可是這些台灣年輕人就是覺得我雖然投蔡英文，但是我們還有公投等等，可以讓蔡英文「就範」⋯⋯。這邏輯⋯⋯除了無言之外已經沒有任何對策。 <text:line-break/><text:line-break/>有時候真的覺得台灣就是一實驗島，實驗洗腦教育、主流媒體和網軍到底可以愚民到什麼地步。</text:p>
      <text:p text:style-name="P1">鄭豐遠   |  2020.01.13 12:11   |   <text:a xlink:type="simple" xlink:href="http://palinfo.habago.org/Entry?Command=Information_PrintForum&amp;iPage=1#FORUM38481"><text:span text:style-name="T1">#</text:span></text:a></text:p>
      <text:p text:style-name="P2">蘇起的這個影片我也看了，我覺得 (從他的氣質和他怎麼應對這個一直插話的主持人)，他應該是很清楚美國在這所謂三角裡扮演的角色，他之所以這樣描述和形容美國 (包括這個什麼三角)，都是他提出的一種台灣人比較能夠接受的一種說法。從這個主持人的一些神態和反應，你應該就可以感覺到要和台灣人溝通有多麼困難 (即便他故意很克制，故意表現得很理性)。 <text:line-break/><text:line-break/>不然其實哪來的三角，根本就只有中美兩角不是嗎? 台灣對美國人來說根本只是一艘用來發射飛彈和起降飛機的航空母艦不是嗎? 哪裡稱得上什麼角色? <text:line-break/><text:line-break/>金燦榮有次被採訪時批評台灣人的民族性，我聽了很不爽，覺得自己被羞辱了。但不爽歸不爽，我卻無法說他講錯了。台灣人情緒基因很發達，講理卻不是強項，是一種不可理喻的民族，你往往無法對其投直球，講真心話。</text:p>
      <text:p text:style-name="P1">小羽   |  2020.01.13 12:04   |   <text:a xlink:type="simple" xlink:href="http://palinfo.habago.org/Entry?Command=Information_PrintForum&amp;iPage=1#FORUM38480"><text:span text:style-name="T1">#</text:span></text:a></text:p>
      <text:p text:style-name="P3">我也無法理解連任總統的票數會比上一屆高，可見真的做的太好了！！！好到比上次高出一百多萬票。其實雙方都出現了首頭族，只是年齡不一。在高雄，我那區投開票所的紙箱投票匭未貼封條，我還詢問了一下票務人員，他說投完才會貼，如此草率的票匭還真是頭一遭遇到呢？草率的讓我心裡發毛，出現不安的情緒。 <text:line-break/><text:line-break/>投票多年第一次看到紙箱投票匭，若真的將來要增設多一點的投開票所，應該要有可重複使用的票匭，不覺得紙箱能有什麼環保，我去了投開票所二次，幾乎沒有什麼人在投票所裡投票(內心：！！！)，今年少了公投又增設了投票所，沒有人潮“擁擠“的問題。 <text:line-break/><text:line-break/>在四點多時我到總部看開票結果，我一到位置還未坐下前是30萬:30萬，當我坐下後一秒變80萬:30萬，我還真是帶賽。 <text:line-break/><text:line-break/>2020的選舉很多真的讓我大開眼界，第一次看到沒有拉距戰的開票，第一次看到紙箱投票匭，第一次看到未封條的投票匭，第一次沒有公投還增設投開票所，第一次造勢場合人多到爆出來大贏只有遊覽車的造勢場。 </text:p>
      <text:p text:style-name="P1">黑麥爾斯   |  2020.01.13 11:28   |   <text:a xlink:type="simple" xlink:href="http://palinfo.habago.org/Entry?Command=Information_PrintForum&amp;iPage=1#FORUM38479"><text:span text:style-name="T1">#</text:span></text:a></text:p>
      <text:p text:style-name="P2">投了一票就能守護這個國家，真是廉價又虛偽的民主。 <text:line-break/><text:line-break/>對外，台灣身不由己，無論哪黨何人出來都難以違抗；對內，貪腐濫權集團繼續把持著國家各種資源，收刮民脂民膏後再略施小惠、讓不少人懵懂以為已受到政府照顧，這才是對關心時政者理應謹記在心、需要辯清善惡是非的大事！</text:p>
      <text:p text:style-name="P1">陳真   |  2020.01.13 11:28   |   <text:a xlink:type="simple" xlink:href="http://palinfo.habago.org/Entry?Command=Information_PrintForum&amp;iPage=1#FORUM38478"><text:span text:style-name="T1">#</text:span></text:a></text:p>
      <text:p text:style-name="P3">穎芝貼的視頻我看了： <text:line-break/><text:line-break/>https://youtu.be/YRgfPdUkYtI <text:line-break/><text:line-break/>沒時間看的，不妨直接看 29分45秒到 30分20秒，以及42分 50秒到最後。 <text:line-break/><text:line-break/>我平常都會注意蘇起講了些什麼，畢竟他長期關注兩岸與中美問題。但我並不認為他對所謂 "美國因素" 說了實話。他把美國的角色講得好像很被動 (例如 "要不要來救台灣" 之類的說法)，但實際上應該說美國非常積極想要把台灣變成戰場，扯入兩岸衝突甚至戰火，因為這最符合美國利益。    <text:line-break/><text:line-break/>以下則是我先前提過我也有去聽的一場演講： <text:line-break/><text:line-break/>https://bit.ly/2TiURpW <text:line-break/><text:line-break/>參見一篇舊文： <text:line-break/><text:line-break/>https://bit.ly/384JCWx</text:p>
      <text:p text:style-name="P1">大齐   |  2020.01.13 11:10   |   <text:a xlink:type="simple" xlink:href="http://palinfo.habago.org/Entry?Command=Information_PrintForum&amp;iPage=1#FORUM38477"><text:span text:style-name="T1">#</text:span></text:a></text:p>
      <text:p text:style-name="P2">陈医生，每个人的宜居都不一样，像我孤家寡人，心在哪家就在哪。而您的宜居，我斗胆设想一下，除了你说的之外，应该还要包括工作环境和小孩的教育环境。 <text:line-break/><text:line-break/>我之所以推荐广州，是因为这里高校林立，中山大学暨南大学南方医科大学广州医科大学，每间大学附属都有几间设有精神科的三甲医院，除此之外还有一百多年历史的广州惠爱医院，已及其他脑科医院。而中大暨大和华南师范大学的文学院都很不错，反正我觉得您和夫人都能找到擅长学科工作的机会很多。只可惜我认识的校长和系主任都退休了，不然还真能帮上忙。不过若您有兴趣，我也可以打听打听情况，看看应该怎么和大学联系好。小孩的教育环境就不用说了，只要有教职，小孩就能入读大学的附属小学，那些都是不按地段招生的好学校。 <text:line-break/><text:line-break/>至于您说的房价，杭州南京青岛这些城市虚高太多了。广州因为90年代就有地铁，地铁规划给我感觉是无限延伸，所以城市附中心很多，房价就一直相对全国来说合理。cbd十几万一平米，但是坐地铁离开十几公里，地铁口就有三四万一平米，假如你嫌老城区太繁忙，可以住到萝岗区南沙区，鸟语花香，开车也不堵，不开车也有地铁。 <text:line-break/><text:line-break/>当然了，还有深圳可以选，因为深圳经济起来了，文化卫生还远远不行，所以不断在广州挖人，像您和夫人这样的学者，我是觉得在广东省内比较好工作生活。工作落实了，住房其实问题不大的，完全不需要买，所有大学都有租房补贴的。若是撇除工作，那桂林房价现在还算便宜啊，而且市区内小城温馨，城外风景秀丽，夏天在漓江边上躺着，不喝酒也醉了。 <text:line-break/><text:line-break/>哈哈，说多了说多了，喝茶时间八卦一下，打扰了各位讨论严肃话题，也妄自揣测陈医生的情况，不该不该。继续潜水。</text:p>
      <text:p text:style-name="P1">人民   |  2020.01.13 09:31   |   <text:a xlink:type="simple" xlink:href="http://palinfo.habago.org/Entry?Command=Information_PrintForum&amp;#FORUM38476"><text:span text:style-name="T1">#</text:span></text:a></text:p>
      <text:p text:style-name="P2">今天是蔣經國忌日。 <text:line-break/>藍營又要去謁陵嗎？ <text:line-break/>謁得愈多，輸得愈慘。 <text:line-break/><text:line-break/>藍營必須誠實面對歷史，全面客觀評價蔣經國。</text:p>
      <text:p text:style-name="P1">鄭豐遠   |  2020.01.13 09:27   |   <text:a xlink:type="simple" xlink:href="http://palinfo.habago.org/Entry?Command=Information_PrintForum&amp;#FORUM38475"><text:span text:style-name="T1">#</text:span></text:a></text:p>
      <text:p text:style-name="P3">老羊之前的留言 (2020.01.12)，我也是全部贊同，算是一種無可爭議的基本常識，但在我看有沒有這種基本常識和認知，決定了一個人的某種”智力”。如果你發現一個人連這種常識和認知都沒有的時候，那我看你還是別浪費時間和他談了。那就像有人如果堅信地球是平的，你要如何告訴他地球是圓的? 這已經不能說是”說服”了，因為說服是一種透過講理或是動情，讓對方的理性或情感發揮作用，進而主動改變想法的過程。如果有人已經被洗腦到相信地球是平的，那你唯一能做的就是反洗腦，至於怎麼洗我就不知道了，我看是很難，直接洗他的下一代才有可能成功，畢竟洗腦就是一種破壞性的、不可逆的植入。 <text:line-break/><text:line-break/>雖然我們絕大多數人都沒有上過太空，沒親眼見過地球的身材，但地球是圓的還是平的，有沒有長大腿小腿或胸部，根本不是一種見仁見智、可以各自信仰的問題不是嗎? 當作好玩聊天打屁就算了，若是有人一直堅信地球是平的，那你只能(在心裡)對他說，你TM腦子進水了嗎? <text:line-break/><text:line-break/>老羊還提到了一個人，就是我也很欣賞的復旦大學中國研究院的范勇鵬，范先生也是觀視頻的常客，我經常看觀視頻，整體品質還可以 (這是以中國的水平打分，和台灣的媒體相比那是優秀到爆表了)。裡頭有幾個講者或頻道是我經常關注的，有些人一開始十分亮眼，但每況愈下，比如陳平，基本已經不想看他講話了。有些卻愈講愈好，非常有料，比如范勇鵬。有興趣的人可以看看他講的”又見歐洲”系列:<text:line-break/>https://www.youtube.com/watch?v=AKsES1brWHs&amp;;list=PLr0JU8OOrK4itmrxCutXeXXC1c9sxk3GZ <text:line-break/><text:line-break/>別說這種正兒八經的學者，中國就連網上一般普通人，其能力和見識經常都讓我感到非常驚訝，常讓身為台灣人的我感到自信心下降，而讓身為中國人的我感到自信心上升。不信各位請看這位: <text:line-break/>https://youtu.be/28lUHVfEFVY <text:line-break/><text:line-break/>他講的是伊朗，以及為什麼美國十天前要針對蘇萊曼尼這個人下手暗殺，疏理得特別好，裡頭也講到台灣，強烈建議各位一看，看到最後才會明白。你也許不會同意一些細節或是他對未來局勢的判斷，但你不能否認他對整體情況的掌握能力。台灣大兄弟們，你整天說要和對岸鬥，對岸如果全是這樣的角色，你要怎麼鬥? 只能乖乖認輸不是嗎?</text:p>
      <text:p text:style-name="P1">人民   |  2020.01.13 09:10   |   <text:a xlink:type="simple" xlink:href="http://palinfo.habago.org/Entry?Command=Information_PrintForum&amp;#FORUM38474"><text:span text:style-name="T1">#</text:span></text:a></text:p>
      <text:p text:style-name="P2">票多的贏，票少的輸。 <text:line-break/>民進黨在縣市長選舉中，丢了高雄。 <text:line-break/>現在看來是主要族群給民進黨一個教訓。 <text:line-break/>但發現打太用力了，馬上又抱起來惜惜。 <text:line-break/>什麼反送中，一國兩制都只是表面的理由。 <text:line-break/>在中美對抗的大架構下，台灣跟著美國一起對抗中國，也算合理。 <text:line-break/>兩蔣時代不也是這樣嗎？ <text:line-break/>國民黨所謂導正史觀，也是自欺欺人。 <text:line-break/>今天50歲以上的人受的教育不都是所謂的正統史觀嗎？ <text:line-break/><text:line-break/>而這些台灣人中還有多少人覺得自己也是中國人呢？ <text:line-break/>就像蔣經國說自己也是台灣人，一樣虛假。 <text:line-break/>蔣經國打壓台語，也不學台語，晚年竟說自己也是台灣人。 <text:line-break/>台灣一直用的是美國史觀 <text:line-break/>客觀理解事實 <text:line-break/>靜待中美對局的轉變</text:p>
      <text:p text:style-name="P1">謝穎芝   |  2020.01.13 08:47   |   <text:a xlink:type="simple" xlink:href="http://palinfo.habago.org/Entry?Command=Information_PrintForum&amp;#FORUM38473"><text:span text:style-name="T1">#</text:span></text:a></text:p>
      <text:p text:style-name="P3">情勢緊張！台灣未來在哪裡？ <text:line-break/>https://youtu.be/YRgfPdUkYtI</text:p>
      <text:p text:style-name="P1">老羊   |  2020.01.13 08:34   |   <text:a xlink:type="simple" xlink:href="http://palinfo.habago.org/Entry?Command=Information_PrintForum&amp;#FORUM38472"><text:span text:style-name="T1">#</text:span></text:a></text:p>
      <text:p text:style-name="P2">崇庭： <text:line-break/><text:line-break/>承蒙不棄，我對轉發沒有意見，只是原回應提到韋廷的名字，不確定他本人是否有任何顧忌；同時我因為當時寫得很快，有些地方不太嚴謹或是完整，比如 Dunning-Kruger 效應指的應該是「越無知的人越自信」而不是「越笨的人越自信」，無知和笨還是不同的。還有一些其他的小地方。 <text:line-break/><text:line-break/>如果你不介意，待我稍作修改之後（順便把韋廷的名字去掉）再貼一次。 <text:line-break/><text:line-break/>謝謝！</text:p>
      <text:p text:style-name="P1">陳真   |  2020.01.13 02:18   |   <text:a xlink:type="simple" xlink:href="http://palinfo.habago.org/Entry?Command=Information_PrintForum&amp;iPage=1#FORUM38471"><text:span text:style-name="T1">#</text:span></text:a></text:p>
      <text:p text:style-name="P2">謝謝大齊，你說得對，大陸很大，凡事沒法一概而論，不像台灣就一個小島，同質性很高。 <text:line-break/>我「考察」過大陸幾個宜居城市，不要太繁華，也別太荒野，例如杭州、南京、青島、昆明與大理等等。不過，房價不便宜。 <text:line-break/><text:line-break/>---------------- <text:line-break/><text:line-break/>崇庭好， <text:line-break/><text:line-break/>我刪了你最後一句，希望你別介意。因為，事情既然已經那樣就那樣了，不需要用同樣的錯來指正另一個錯。 <text:line-break/><text:line-break/>----------------- <text:line-break/><text:line-break/>佳穎好， <text:line-break/><text:line-break/>我不敢說「不相信」，但我確實「無法理解」總統選舉結果的得票狀況。我認為完全違反「常識」，但想不出機關何在。 <text:line-break/><text:line-break/>也許它是事實，如果真是這樣，那意味著我的判斷與經驗以及眾人所謂常識完全不靠譜。我一直在想，為何自己的常識性判斷會如此遠離事實；倘若韓國瑜小輸個頂多三、五十萬票，這不令人驚奇。但是，輸了250萬票，我認為匪夷所思。 <text:line-break/><text:line-break/>--------------- <text:line-break/><text:line-break/>謝謝志鵬。 <text:line-break/><text:line-break/>就政治而言，島內選舉改變不了中美鬥爭這齣戲；它所能改變的不是鬥爭結局，而是它的過程。走了對的路，辛苦少一點；走錯了路，折磨就多一點，乃至烽火漫天。 <text:line-break/><text:line-break/>就道德與智能而言，種種選舉 (不光這一次) 也許只是彰顯了人性的普遍脆弱、冷漠與自私及其愚昧而易於操弄。古今中外，盡皆如此，台灣尤甚，也許那是因為島嶼殖民已久，極端封閉。 <text:line-break/><text:line-break/>你如果跟台灣人說你活在一個完全密不通風的社會，他一定不會相信。蔣家年代，你跟周遭同學們說我們需要民主，所有人都笑掉大牙，他們會跟你說台灣就是世界民主的燈塔，蔣家是世界民主的偉人。 <text:line-break/><text:line-break/>-------------------- <text:line-break/><text:line-break/>龍祥好， <text:line-break/><text:line-break/>歷史很難回溯重新假設，因為變數太多。 <text:line-break/><text:line-break/>假設，假設我三十幾年前願意接受各方推舉出來從政，說不定台灣和祖國早已統一。這樣一些假設其實意義不大。 <text:line-break/><text:line-break/>就跟下棋一樣，假設我先前如何如何佈局，我應已勝券在握？這類假設之所以沒有意義是因為，當你先前走法不同，對方當然也就會跟著調整。 <text:line-break/><text:line-break/>國民黨內，不管是在人品之正直與清廉、能力、學經歷及真誠、熱情的人格特質和群眾感染力等等等，還能找到一個比韓更加無懈可擊的人嗎？任誰出來選，只要和人渣黨對上，一樣會被抹黑到臭不可聞。 <text:line-break/><text:line-break/>而且，美國強力介入大選以及外圍大環境之政治炒作，這些影響都不會因為個人而有所差別。 <text:line-break/><text:line-break/>也就是說，勝負的關鍵因素，內部在於媒體與長年教育，外部在於美國所操作的各種因素 (例如港獨反中)，韓國瑜事實上應該就是最佳人選。其它如王金平，黑資料恐怕可以寫成一本書，為富不仁的郭台銘就更不用說了，至於吳敦義，應該連里長也選不上。 <text:line-break/><text:line-break/>朱立倫是王、郭、吳三位人士中爭議最少，但他仍然有很多真假難辨的不堪過往，所謂「砂石倫」只是其中之一。而且，如果要抹紅，朱更容易抹，因為他頂頂大名的岳父高育仁，黑資料一大堆，其中包括操盤賄選的案子。 <text:line-break/><text:line-break/>再說，會有幾個選民對陰陰沉沉、言語不太由衷的朱立倫能產生熱情？ <text:line-break/><text:line-break/>至於什麼韓國瑜剛選上高雄市長就選總統，這不是問題。無數的政治人物就是這樣。它之所以成為一個「問題」是因為媒體瘋狂炒作。就如同有一陣子我在高雄一直聽到什麼「登革熱大爆發」的坊間談話。 <text:line-break/><text:line-break/>韓國瑜在防治登革熱的表現可以得100分，僅數十例，一個人也沒死，而賴、菊等人則是數萬個案例，死幾百人。但是，你看，透過媒體炒作，有好長一段時間，人們一提到韓國瑜選總統，就馬上開罵說他「不管高雄登革熱大爆發」，然後蘇貞昌那個人渣還公開造謠罵他說「連一隻蚊子都治不好，還想選總統？」 <text:line-break/><text:line-break/>你懂我的意思吧，連這樣一個明明應該大大表揚的政績，透過媒體炒作，居然能夠扭曲成為一種天大的無能無恥罪狀。更不用說什麼「落跑市長」這類炒作了。 <text:line-break/><text:line-break/>也就是說，應該質疑的是：為何選民如此容易操弄，而不是責怪被抹黑者為何這麼容易被抹黑。 <text:line-break/>------------------- <text:line-break/><text:line-break/>謝謝老羊， <text:line-break/><text:line-break/>你說得很對。民主如果那麼好，為何沒有一家公司、沒有一所學校、沒有一個軍隊、沒有一間醫院實施民主？ <text:line-break/><text:line-break/>------------------ <text:line-break/><text:line-break/>黃川好， <text:line-break/><text:line-break/>剛剛看到你說的這些所謂國民黨青壯派有關「改革」國民黨的想法，居然是要求黨要丟掉九二共識，說是敗選原因。這些人的智商，我真的很無言。 <text:line-break/><text:line-break/>-------------------------- <text:line-break/><text:line-break/>韋廷好， <text:line-break/><text:line-break/>我不太能明白你的問題是什麼？可以說得更具體一些嗎？我從老羊先生對你的回應之中，約略猜想你的問題。如果那就是你的質疑，我想老羊先生已經回答得很好，我沒法比他說得更好了。 <text:line-break/><text:line-break/>至於很多人反對同婚，這跟善意惡意有什麼關係呢？哪天如果台灣要推行一夫多妻或一妻多夫制，想必也會有很多人反對。這些都不是什麼普世價值。 <text:line-break/><text:line-break/>學經歷只是針對某種專業知識與能力，就比方說醫學，成為一個醫生所受的教育，基本上就跟一個修水管工人的養成，本質上差不多。 <text:line-break/><text:line-break/>事實上，不只醫學，任何學科都一樣，哲學當然也是，學習特定一套知識與技能，如此而已。它並「不必然」會使我們對於人事物的理解與判斷變得更敏銳或更深刻，更不用說事關美醜善惡的評價與理解，除了所謂「科技理性」，更需要豐富的美學能力與道德敏感度，而這些東西並非透過某種專業知識的累積來提昇。 <text:line-break/><text:line-break/>比方說一個外科醫生，很會開盲腸手術，他就算是宇宙之間的盲腸手術大王，依然絲毫無法增加其理性能力，更不用說深化其美學與道德判斷。這樣一些能力，並非聯結到某種專業知識之累積上，而是訴諸天賦、個性與豐富的生活經驗。 <text:line-break/><text:line-break/>在台灣，很多腦殘，考試特別容易考一百分。就算他天天考一百分，這個一百分依然無助於腦殘的改善。 <text:line-break/><text:line-break/>至於道德表現，不是一種行為主義概念。很多人渣很可能一輩子都做所謂「好事」。很多良善之士，卻有可能「壞事」做不少，甚至前科累累。我們看一個人的好壞，不是看他有沒有前科，也不是看他有幾個女朋友或男朋友，過馬路有沒有走斑馬線，而是看一些肉眼看不見的東西。 <text:line-break/><text:line-break/>舉個例，前幾天台大醫學院某個入口不是有一個女學生辱罵韓粉、不准他們上廁所嗎，我只能說，當這樣一個人來到我面前時，我肯定會嚇得屁滾尿流；不是因為其表面言行之可怕，而是因為這些言行所透露出來的某種說不上來的感覺、心思與「價值態度」。 <text:line-break/><text:line-break/>相反地，我寫過一篇「維根斯坦與梅豔芳」，其實我對梅豔芳根本一無所知，只是曾經在電視上看過幾分鐘的閒話家常。但我很篤定地相信我能理解這個人，哪怕我對她的生平一無所知。為什麼呢？因為從她的幾句言行，我能「看」得出來那些無法言喻的東西。 <text:line-break/><text:line-break/>Marc Léopold Benjamin Bloch是法國年鑑學派創始人，我不知道他的生平，但二十多年前曾在某本書上讀到他參加反納粹運動，遭到槍決。在刑場上，旁邊站著一個十六歲少年，準備一同受刑，很害怕，問 Bloch 說「會痛嗎？」Bloch身子靠近他，在少年耳邊輕聲安慰說：「不會的，一點也不會痛。」 <text:line-break/><text:line-break/>光憑這一點，我就知道這是一個善良的人，而且「夠聰明」。因為，惟有某種過人的智慧，才有可能擁有某種動人的溫柔。 <text:line-break/><text:line-break/>對於這些問題，恐怕得寫上好幾本書也還是講不清楚。請參閱巴勒網及生命親系譜以及無數過往書面雜誌期刊或網路文字。 <text:line-break/><text:line-break/>另外，當說理不可能時，理性的盡頭當然就是拳頭。 <text:line-break/><text:line-break/>還有，可信的資訊渠道還是很多，例如 RT，鳳凰衛視，WSWS，Global Research、John Pilger、Noam Chomsky、Wikileak 等等等，講不完。當然，還有巴勒網。 <text:line-break/><text:line-break/>我發現你的思維方式有一種「溜滑梯」、扭曲原意、跳脫原有語意範疇及誇大化等幾點特徵。溜滑梯就是不當推論，一推三萬五千里。比方說很多反動保人士很喜歡罵說：為什麼不保護蟑螂、蚊子？難道牠們不是動物？ <text:line-break/><text:line-break/>其實，一個良好的批評或反駁，理當是鎖定對方論點之中最強的概念核心加以攻擊，而不是先把對方的某句話挖出來，去掉脈絡，然後一推三萬五千里，接著再給它扭曲一下，溜一下滑梯，最後再加以攻擊。這時候，人家其實不知道你是在攻擊什麼。 <text:line-break/><text:line-break/>再說明一下我這句話：「一個良好的批評或反駁，理當是鎖定對方論點之中最強的概念核心加以攻擊」，就比方說我們若要質疑知識的「本質性」，最好的攻擊目標就是物理或數學，想辦法否定其知識具有某種本質，而不是攻擊虛無飄渺看似鬼話連篇的心理分析。亦即：如果連物理、數學都具有非關本質之建構性，那麼，整個知識體系之本質性，其實也就受到挑戰。</text:p>
      <text:p text:style-name="P1">羅崇庭   |  2020.01.13 01:31   |   <text:a xlink:type="simple" xlink:href="http://palinfo.habago.org/Entry?Command=Information_PrintForum&amp;iPage=1#FORUM38470"><text:span text:style-name="T1">#</text:span></text:a></text:p>
      <text:p text:style-name="P3">to 老羊： <text:line-break/>您在2020.01.12的那篇回文寫得非常棒! 請問可以借我轉貼嗎? <text:line-break/><text:line-break/><text:line-break/>to 蘇龍祥： <text:line-break/>加油!! 你的心情我懂，在綠油油的高雄幫韓拉票需要克服多大的心理障礙，沒有經歷過的人是不會理解的。你是個很勇敢的人。</text:p>
      <text:p text:style-name="P1">林炤育   |  2020.01.13 00:02   |   <text:a xlink:type="simple" xlink:href="http://palinfo.habago.org/Entry?Command=Information_PrintForum&amp;iPage=1#FORUM38469"><text:span text:style-name="T1">#</text:span></text:a></text:p>
      <text:p text:style-name="P2">回看這節目，幾個前瞻性分析，都被王先生料中。 <text:line-break/><text:line-break/><text:line-break/>2017 09 06 訪 王孟源, 當台灣被統一 <text:line-break/>https://youtu.be/CCklFNmVewk <text:line-break/><text:line-break/><text:line-break/>Alexia SONG <text:line-break/>金教授好像已经说过了，教科书必须全部改掉，这是最重要的。 <text:line-break/><text:line-break/>雕兄 <text:line-break/>4 個月前 <text:line-break/>王先生说 说台湾教育在作孽已经是太客气了 毁掉的是一代人的思想 真是可悲 <text:line-break/>王先生还说选举没必要关心 因为都是胡来 <text:line-break/><text:line-break/>杨森 <text:line-break/>1 週前 <text:line-break/>王孟源果然是高人，这个视频出来的时候美国还没打压华为，现存更能看清台积电能华为的重要性! <text:line-break/><text:line-break/><text:line-break/></text:p>
      <text:p text:style-name="P1">謝穎芝   |  2020.01.12 22:41   |   <text:a xlink:type="simple" xlink:href="http://palinfo.habago.org/Entry?Command=Information_PrintForum&amp;iPage=1#FORUM38468"><text:span text:style-name="T1">#</text:span></text:a></text:p>
      <text:p text:style-name="P3">《這就是中國》第41期：預測臺灣民主未來情況 對比兩岸制度績效落差 張維為與黃智賢詳解臺灣民主陷入困境的原因 <text:line-break/><text:line-break/>https://youtu.be/oFHzbia60Kg</text:p>
      <text:p text:style-name="P1">周今明   |  2020.01.12 22:35   |   <text:a xlink:type="simple" xlink:href="http://palinfo.habago.org/Entry?Command=Information_PrintForum&amp;iPage=1#FORUM38467"><text:span text:style-name="T1">#</text:span></text:a></text:p>
      <text:p text:style-name="P2">我想對那些黑大陸的人說，不要在生活在自己的幻想中，在我的生活圈中，台灣和香港成為中國大陸的愛國主義教育基地。</text:p>
      <text:p text:style-name="P1">黄川   |  2020.01.12 21:59   |   <text:a xlink:type="simple" xlink:href="http://palinfo.habago.org/Entry?Command=Information_PrintForum&amp;iPage=1#FORUM38466"><text:span text:style-name="T1">#</text:span></text:a></text:p>
      <text:p text:style-name="P3">国民党的几个“青壮派”，选后马上逼宫，这演的是哪出啊？完全看不懂他们的操作。吴敦义我看是真辞啊，没有演戏的意思，这还要逼什么呢？ <text:line-break/>游淑慧的近期的脸书发言更是莫名其妙，无法理解，不知道她想表达什么。</text:p>
      <text:p text:style-name="P1">吳言   |  2020.01.12 21:03   |   <text:a xlink:type="simple" xlink:href="http://palinfo.habago.org/Entry?Command=Information_PrintForum&amp;iPage=1#FORUM38465"><text:span text:style-name="T1">#</text:span></text:a></text:p>
      <text:p text:style-name="P2">當某些特殊的情境發生，而這種情境超過我們普通人的認知，經驗值與期待過大。就把他當成一種震盪。像北極震蕩之類的。家中有幾位親人還在昨天的震蕩中。我建議他們，關掉電視，不要看社群媒體網路新聞。聽些音樂，看電影或是看書，要不然就去好好睡覺。暫時讓自己離開這個事情的思維。大家也都需要沉澱。剛才看了一本完全不相關的書。在網路上逛到一本尚未出版的書。就一口氣看完了。很有意思。跟大家分享。跟政治完全無關的。也算是情境跳脫。 <text:line-break/>氫動我心1-12章 <text:line-break/>氫動我心01.《午餐來電》https://smarter.to/h2story1/ <text:line-break/>氫動我心02.《被氫氣亂入的斜槓人生》https://smarter.to/h2story2/ <text:line-break/>氫動我心03.《400萬個祝福》https://smarter.to/h2story3/ <text:line-break/>氫動我心04.《癱瘓的學長- 腦瘤的旗手- 醫生的便利貼》 https://smarter.to/h2story4/ <text:line-break/>氫動我心05.《午夜3點零3分》https://smarter.to/h2story5/ <text:line-break/>氫動我心06.《變形金剛的爸爸》https://smarter.to/h2story6/ <text:line-break/>氫動我心07.《求是路上的黑狗兄》https://smarter.to/h2story7/ <text:line-break/>氫動我心08.《開往希望之國的末班車》https://smarter.to/h2story8/ <text:line-break/>氫動我心09.《奧林匹克 「祝福」比賽》https://smarter.to/h2story9/ <text:line-break/>氫動我心10.《「腦袋硬碟」與「靈魂硬碟」》https://smarter.to/h2story10/ <text:line-break/>氫動我心11.《智商是天賦，善良是選擇》https://smarter.to/h2story11/ <text:line-break/>氫動我心12.《春風十里/蜘蛛絲》https://smarter.to/h2story12/ <text:line-break/></text:p>
      <text:p text:style-name="P4"><text:span text:style-name="T3">康福居</text:span><text:span text:style-name="T4"><text:s/>  |  2020.01.12 16:05   |   </text:span><text:a xlink:type="simple" xlink:href="http://palinfo.habago.org/Entry?Command=Information_PrintForum&amp;iPage=1#FORUM38462"><text:span text:style-name="T5">#</text:span></text:a></text:p>
      <text:p text:style-name="P7"><text:span text:style-name="T4">我一直有個疑惑</text:span><text:span text:style-name="T6">,</text:span><text:span text:style-name="T4">臉書</text:span><text:span text:style-name="T6">, IG, Line,YT </text:span><text:span text:style-name="T4">這些美帝控制著的社群平台</text:span><text:span text:style-name="T6">, </text:span><text:span text:style-name="T4">韓和國民黨的支持者</text:span><text:span text:style-name="T6">, </text:span><text:span text:style-name="T4">深深陷於其中而不自拔</text:span><text:span text:style-name="T6">, </text:span><text:span text:style-name="T4">美帝和它的爪牙</text:span><text:span text:style-name="T6">, </text:span><text:span text:style-name="T4">其時可以很輕易透過資料庫</text:span><text:span text:style-name="T6">, </text:span><text:span text:style-name="T4">統計</text:span><text:span text:style-name="T6">,</text:span><text:span text:style-name="T4">分析</text:span><text:span text:style-name="T6">,</text:span><text:span text:style-name="T4">下餌</text:span><text:span text:style-name="T6">,</text:span><text:span text:style-name="T4">操弄一個國家和地區的一切</text:span><text:span text:style-name="T6">.</text:span></text:p>
      <text:p text:style-name="P4"><text:span text:style-name="T3">楊炳昌</text:span><text:span text:style-name="T4"><text:s/>  |  2020.01.12 15:31   |   </text:span><text:a xlink:type="simple" xlink:href="http://palinfo.habago.org/Entry?Command=Information_PrintForum&amp;iPage=1#FORUM38461"><text:span text:style-name="T5">#</text:span></text:a></text:p>
      <text:p text:style-name="P5"><text:span text:style-name="T4">陳醫師說得對，韓明明是一個人在單挑所有保守勢力：</text:span><text:span text:style-name="T6"><text:line-break/></text:span><text:span text:style-name="T4">國民黨、渣黨、菜黨、柯黨、電視冥嘴的硬漢，如今卻被黑成草包。</text:span><text:span text:style-name="T6"><text:line-break/></text:span><text:span text:style-name="T4">這不是他的錯，惡魔黨這種手段，就算耶穌來選也一定被打成私生子，</text:span><text:span text:style-name="T6"><text:line-break/></text:span><text:span text:style-name="T4">找不到爸爸云云，耶穌來也選不上。</text:span><text:span text:style-name="T6"><text:line-break/></text:span><text:span text:style-name="T4">向韓市長致敬了。</text:span></text:p>
      <text:p text:style-name="P4"><text:span text:style-name="T3">莊秉翰</text:span><text:span text:style-name="T4"><text:s/>  |  2020.01.12 15:07   |   </text:span><text:a xlink:type="simple" xlink:href="http://palinfo.habago.org/Entry?Command=Information_PrintForum&amp;iPage=1#FORUM38460"><text:span text:style-name="T5">#</text:span></text:a></text:p>
      <text:p text:style-name="P7"><text:span text:style-name="T4">我對「腦殘」的認知是一個人如果持有與事實相去甚遠的看法，這就是「腦殘」。所以一條魚無憂無慮在水中游，我不會稱牠為腦殘，因為牠或許根本沒有太多思想，只是順其自然在水中悠游，牠是無思想但不是腦殘。而動不動就喊著民主萬歲，支持反送中挺美挺人渣黨的高智商高學歷的覺青是不是腦殘？他們是腦殘，儘管他們的平均智商也許輾壓老一輩韓粉，他們有腦，但是長期浸淫在一種美國爸爸會保護台灣的錯亂荒謬認知當中，逐漸演化</text:span><text:span text:style-name="T6">(</text:span><text:span text:style-name="T4">退化</text:span><text:span text:style-name="T6">)</text:span><text:span text:style-name="T4">為腦「殘」。</text:span><text:span text:style-name="T6"><text:line-break/><text:line-break/></text:span><text:span text:style-name="T4">所以說，一個人腦不腦殘和智商高低無關，現實生活中往往高智商的人容易出現極端腦殘，柯</text:span><text:span text:style-name="T6">xx</text:span><text:span text:style-name="T4">就是很棒的例子，智商低的腦殘程度反倒不容易那麼極端。至於為何人類容易腦殘，為何我們總是出現與事實完全不協調的認知或看法，這點是值得探究的問題，腦殘和邪惡其實是一體兩面，群眾腦越殘，邪惡勢力更加跋扈，本質上是同一件事，扮演的角色不同罷了。</text:span><text:span text:style-name="T6"><text:line-break/><text:line-break/></text:span><text:span text:style-name="T4">我總覺得，我們人類之所以腦殘，是被名為「撒旦」的意識形態給綁架，我們頭腦出現的那些荒誕不經甚至是極端變態的念頭就是「撒旦」，我始終相信人性本善，而撒旦並不是人類的一部份。</text:span></text:p>
      <text:p text:style-name="P4"><text:span text:style-name="T3">謝穎芝</text:span><text:span text:style-name="T4"><text:s/>  |  2020.01.12 14:45   |   </text:span><text:a xlink:type="simple" xlink:href="http://palinfo.habago.org/Entry?Command=Information_PrintForum&amp;iPage=1#FORUM38459"><text:span text:style-name="T5">#</text:span></text:a></text:p>
      <text:p text:style-name="P5"><text:span text:style-name="T4">【修正】「倒因為果」</text:span><text:span text:style-name="T6"><text:s/></text:span><text:span text:style-name="T4">⋯</text:span><text:span text:style-name="T6"><text:s/></text:span><text:span text:style-name="T8">→</text:span><text:span text:style-name="T6"><text:s/></text:span><text:span text:style-name="T4">「倒果為因」</text:span><text:span text:style-name="T6"><text:line-break/><text:line-break/></text:span><text:span text:style-name="T4">另外補充：韓粉是人不是神，事事都要兼顧，韓粉如果本事這麼大，今天就大勝而不是大敗，韓粉在乎的是未來生活好不好，「中間選民」到底干韓粉什麼事？</text:span><text:span text:style-name="T6"><text:line-break/><text:line-break/></text:span><text:span text:style-name="T4">自己的未來自己抉擇，不要東怪、西怪，不怪自己選錯人，真的很可悲，連這種基本道理難道都搞不清楚嗎？</text:span></text:p>
      <text:p text:style-name="P4"><text:span text:style-name="T3">艾薇</text:span><text:span text:style-name="T4"><text:s/>  |  2020.01.12 14:27   |   </text:span><text:a xlink:type="simple" xlink:href="http://palinfo.habago.org/Entry?Command=Information_PrintForum&amp;#FORUM38458"><text:span text:style-name="T5">#</text:span></text:a></text:p>
      <text:p text:style-name="P5"><text:span text:style-name="T4">看到這種結果只有深深的無力感，在洗腦教育下長大的台灣人，價值觀都已經深根固柢了。跟他們講道理也沒用，因為他們只聽得懂什麼台灣價值民主自由之類的鬼話，每天看這些人譏諷異己的樣子真的感到很噁心，更可怕的是他們還覺得自己很理性很有腦，同樣二十幾歲，真的很不想被這些人代表。</text:span></text:p>
      <text:p text:style-name="P8"><text:span text:style-name="T3">謝穎芝</text:span><text:span text:style-name="T4"><text:s/>  |  2020.01.12 14:19   |   </text:span><text:a xlink:type="simple" xlink:href="http://palinfo.habago.org/Entry?Command=Information_PrintForum&amp;#FORUM38457"><text:span text:style-name="T5">#</text:span></text:a></text:p>
      <text:p text:style-name="P5"><text:span text:style-name="T4">很抱歉讓這版面造成對立狀況，</text:span><text:span text:style-name="T6"><text:line-break/><text:line-break/></text:span><text:span text:style-name="T4">但是一個自稱「反韓」的所謂「中間選民」來檢討韓粉就令人不爽，很抱歉用字粗俗，</text:span><text:span text:style-name="T6"><text:line-break/><text:line-break/></text:span><text:span text:style-name="T4">我只是說出內心話，一個反韓的來檢討韓粉不覺得奇怪嗎？</text:span><text:span text:style-name="T6"><text:line-break/><text:line-break/></text:span><text:span text:style-name="T4">好像韓粉的錯，比得過閹黨的罪惡滔天？</text:span><text:span text:style-name="T6"><text:line-break/><text:line-break/></text:span><text:span text:style-name="T4">這種不成比例的指責尤其令人氣結，韓粉被媒體、網軍反串抹黑、抹紅、扭曲了大半年，還要來承受敗選之罪？這是什麼樣的「腦殘」邏輯？</text:span><text:span text:style-name="T6"><text:line-break/><text:line-break/></text:span><text:span text:style-name="T4">所以我才會說：島內的大多數人及閹黨都「用賤人的標準」來要求自己，卻用「聖人的標準來衡量異己」的話出來，這樣還不夠直白嗎？</text:span><text:span text:style-name="T6"><text:line-break/><text:line-break/></text:span><text:span text:style-name="T4">好像「中間選民」有多神聖了不起似的，把一個選戰的大敗，都歸結韓總及韓粉，不會覺得太過了嗎？我們是「選賢」，不是「選聖人」！</text:span><text:span text:style-name="T6"><text:line-break/><text:line-break/><text:line-break/></text:span><text:span text:style-name="T4">附上黃暐瀚的影片：</text:span><text:span text:style-name="T6">https://reurl.cc/XXK9kD<text:line-break/><text:line-break/></text:span><text:span text:style-name="T4">請看</text:span><text:span text:style-name="T6"><text:s/>50:37 </text:span><text:span text:style-name="T4">～</text:span><text:span text:style-name="T6"><text:s/>52:55 </text:span><text:span text:style-name="T4">片段⋯</text:span><text:span text:style-name="T6"><text:line-break/><text:line-break/></text:span><text:span text:style-name="T4">韓總一直解釋過，為何離開高雄的原因，就是有人不甩這個說法，讓韓總一直擔負著「落跑市長」的罪名，這豈不是倒因為果、積非成是嗎？</text:span><text:span text:style-name="T6"><text:line-break/><text:line-break/></text:span><text:span text:style-name="T4">至於「反韓」的其他指責，陳真先生以前的文章都已經闡述過，不想再贅述⋯</text:span><text:span text:style-name="T6"><text:line-break/><text:line-break/></text:span></text:p>
      <text:p text:style-name="P4"><text:span text:style-name="T3">黃明華</text:span><text:span text:style-name="T4"><text:s/>  |  2020.01.12 13:32   |   </text:span><text:a xlink:type="simple" xlink:href="http://palinfo.habago.org/Entry?Command=Information_PrintForum&amp;iPage=1#FORUM38456"><text:span text:style-name="T5">#</text:span></text:a></text:p>
      <text:p text:style-name="P5"><text:span text:style-name="T4">我是覺得純粹分享自己的想法跟觀點就好</text:span><text:span text:style-name="T6">,</text:span><text:span text:style-name="T4">不需要去批評別人或在版上對立</text:span><text:span text:style-name="T6">,</text:span><text:span text:style-name="T4">這有點過了</text:span><text:span text:style-name="T6">,</text:span><text:span text:style-name="T4">消停一下</text:span><text:span text:style-name="T6">,<text:line-break/></text:span><text:span text:style-name="T4">這邊再分享楊志良先生選前寫的一篇文章</text:span><text:span text:style-name="T6">,</text:span><text:span text:style-name="T4">也寫的不錯</text:span><text:span text:style-name="T6"><text:line-break/><text:line-break/></text:span><text:span text:style-name="T4">楊志良》選舉厚黑學</text:span><text:span text:style-name="T6"><text:line-break/>https://www.chinatimes.com/opinion/20191215002843-262105<text:line-break/><text:line-break/></text:span><text:span text:style-name="T4">選舉從來都是感性的，而不是理性的，即使是根深柢固的民主國家，選舉最後也必然是帶風向、呼口號，或是以一把泥巴黑死對手。若心不夠黑、臉皮不夠厚，那就不要選舉了。</text:span><text:span text:style-name="T6"><text:line-break/><text:line-break/></text:span><text:span text:style-name="T4">這套功夫能玩到極致的，就是小英跟她的團隊。首先是借殼上市，如寄生蟹和變色龍的混合體。寄生蟹用別人的殼，遇敵即縮入以大螯擋在門口，萬敵不侵；長大後拋棄舊殼，再另找更大更硬的外殼。</text:span><text:span text:style-name="T6"><text:line-break/><text:line-break/></text:span><text:span text:style-name="T4">變色龍則隨機變色，視需要偽裝而融入環境。小英發現維護「中華民國」主權是台灣的最大公約數，便一夜之間「轉性」，從綠旗變淺藍旗，連競選制服顏色都由綠轉藍；從口口聲聲以台灣為國名，甚至以「這個國家」指稱「中華民國」，變成維護中華民國主權。</text:span><text:span text:style-name="T6"><text:line-break/><text:line-break/></text:span><text:span text:style-name="T4">若到最後選情不佳，恐怕也會學韓營，讓造勢場上國旗飄揚。近來綠營報紙一再提起蔣經國的政績及他的三不，以奪得「中華民國」正統的地位，而藍營卻被打成且坐實了「親中賣台」。</text:span><text:span text:style-name="T6"><text:line-break/><text:line-break/></text:span><text:span text:style-name="T4">再來就是臉皮又厚又黑，穿皮鞋的怕穿草鞋的，要臉的就怕遇到不要臉的。楊蕙如網軍害死外交官一案，藍軍立委前往外交部抗議，卻被擋在門外；碰掉未穿制服女警的帽子，被稱作「襲警」；藍營立委被夾傷就醫被稱「裝病」。如果雙方立場對調，綠營必然號召千百民眾抗議。民進黨的無理變理直氣壯，也是人類選舉史上的奇葩吧。</text:span><text:span text:style-name="T6"><text:line-break/><text:line-break/></text:span><text:span text:style-name="T4">破綠營之法，首先可採「政黨聯盟服務處」，提出四原則：一、擁護中華民國；二、下架無能貪腐蔡政府；三、兩岸血緣文化高度聯結，但政治體制完全不同，目前無法一中；四、還權及還錢於民。一個民族可因政治體制不同，組成多個國家，如美國獨立於英國；多個民族因政治理念相同，也可以融合為一國，如瑞士、加拿大、新加坡等。因此「九二共識」就是兩岸沒有共識下的共識，絕不是一國兩制，體制若長期無法融合，最終必然成為兩國。</text:span><text:span text:style-name="T6"><text:line-break/><text:line-break/></text:span><text:span text:style-name="T4">藍營更應以其人之道，還治其人之身，強調蔡政府</text:span><text:span text:style-name="T6">3</text:span><text:span text:style-name="T4">年半以來，進一步弱化及分裂台灣，不斷挑起兩岸網民對立，反而有利老共武統台灣。綠營才是習大大在台灣最大的潛伏共諜，把紅帽子結結實實地反扣回去。</text:span><text:span text:style-name="T6"><text:line-break/><text:line-break/></text:span><text:span text:style-name="T4">如果藍營還在溫良恭儉讓，看不清對方厚黑、硬拗的專長，借殼上市、變色龍的伎倆，以及早以官位錢財購買媒體、名嘴，中選會及</text:span><text:span text:style-name="T6">NCC</text:span><text:span text:style-name="T4">也已成為綠營附隨組織了，那不如直接宣布小英連任算了。</text:span><text:span text:style-name="T6"><text:line-break/><text:line-break/></text:span><text:span text:style-name="T4">（作者為亞洲大學榮譽講座教授）</text:span></text:p>
      <text:p text:style-name="P4"><text:span text:style-name="T3">謝穎芝</text:span><text:span text:style-name="T4"><text:s/>  |  2020.01.12 13:06   |   </text:span><text:a xlink:type="simple" xlink:href="http://palinfo.habago.org/Entry?Command=Information_PrintForum&amp;#FORUM38455"><text:span text:style-name="T5">#</text:span></text:a></text:p>
      <text:p text:style-name="P5"><text:span text:style-name="T6">to </text:span><text:span text:style-name="T4">蘇龍祥</text:span><text:span text:style-name="T6">:<text:line-break/><text:line-break/></text:span><text:span text:style-name="T4">不必反串來譏刺，你是不是中間選民我根本無從查證起，</text:span><text:span text:style-name="T6"><text:line-break/><text:line-break/></text:span><text:span text:style-name="T4">你願意被閹黨繼續洗腦，繼續投閹黨，那是閣下的抉擇，我無從干預，也沒這資格，</text:span><text:span text:style-name="T6"><text:line-break/><text:line-break/></text:span><text:span text:style-name="T4">國民黨未來輸贏根本不關我事，我只關心未來國家走向，</text:span><text:span text:style-name="T6"><text:line-break/><text:line-break/></text:span><text:span text:style-name="T4">再說，韓粉不必然就是支持國民黨，國民黨未來是否自此淪落，也是看他的造化，</text:span><text:span text:style-name="T6"><text:line-break/><text:line-break/></text:span><text:span text:style-name="T4">一般人民是無從置喙，與其在這邊拉東扯西，抱怨這、抱怨那，有何用？</text:span><text:span text:style-name="T6"><text:line-break/></text:span></text:p>
      <text:p text:style-name="P4"><text:span text:style-name="T3">蘇龍祥</text:span><text:span text:style-name="T4"><text:s/>  |  2020.01.12 12:57   |   </text:span><text:a xlink:type="simple" xlink:href="http://palinfo.habago.org/Entry?Command=Information_PrintForum&amp;#FORUM38454"><text:span text:style-name="T5">#</text:span></text:a></text:p>
      <text:p text:style-name="P7"><text:span text:style-name="T6">to </text:span><text:span text:style-name="T4">謝穎芝</text:span><text:span text:style-name="T6">:<text:line-break/></text:span><text:span text:style-name="T4">是</text:span><text:span text:style-name="T6">,</text:span><text:span text:style-name="T4">是</text:span><text:span text:style-name="T6"><text:line-break/></text:span><text:span text:style-name="T4">我腦殘又智障</text:span><text:span text:style-name="T6"><text:line-break/></text:span><text:span text:style-name="T4">韓的中間選民票就是這樣流失而不回頭的</text:span><text:span text:style-name="T6"><text:line-break/></text:span><text:span text:style-name="T4">你這樣的反應不就是我所說的</text:span><text:span text:style-name="T6"><text:line-break/></text:span><text:span text:style-name="T4">韓跟韓粉從不在意中間選民</text:span><text:span text:style-name="T6">...<text:line-break/></text:span><text:span text:style-name="T4">那被中間選民拋棄是必然的</text:span><text:span text:style-name="T6"><text:line-break/><text:line-break/></text:span><text:span text:style-name="T4">該表達的都表達了</text:span><text:span text:style-name="T6">, </text:span><text:span text:style-name="T4">多說無益</text:span><text:span text:style-name="T6"><text:line-break/></text:span><text:span text:style-name="T4">恭喜韓粉</text:span><text:span text:style-name="T6">, </text:span><text:span text:style-name="T4">台灣又增加了一張反韓票</text:span><text:span text:style-name="T6">...<text:line-break/></text:span><text:span text:style-name="T4">在下潛水看戲去</text:span><text:span text:style-name="T6">...</text:span></text:p>
      <text:p text:style-name="P4"><text:span text:style-name="T3">謝穎芝</text:span><text:span text:style-name="T4"><text:s/>  |  2020.01.12 12:51   |   </text:span><text:a xlink:type="simple" xlink:href="http://palinfo.habago.org/Entry?Command=Information_PrintForum&amp;#FORUM38452"><text:span text:style-name="T5">#</text:span></text:a></text:p>
      <text:p text:style-name="P5"><text:span text:style-name="T4">補充：</text:span><text:span text:style-name="T6"><text:line-break/><text:line-break/></text:span><text:span text:style-name="T4">國民黨對於兩岸論述及歷史觀的論述導正，如果沒有做更好的充分準備去「洗腦」新世代的年輕人，未來兩年、四年後，一樣會遭受重大挫敗，因為校園裡頭的學生，兩年後、甚至四年後就有投票權，這些被閹黨洗腦出來的現成黨工，永遠是閹黨的票！</text:span><text:span text:style-name="T6"><text:line-break/><text:line-break/></text:span><text:span text:style-name="T4">另外，所謂「中間選民」只是一種錯覺，端看哪一個政黨的媒體洗腦傳播力量比較強大，還有選民自己的反思智慧，如果幾年之後仍然是維持現況，最終結果還是讓閹黨得逞！</text:span></text:p>
      <text:p text:style-name="P4"><text:span text:style-name="T3">老羊</text:span><text:span text:style-name="T4"><text:s/>  |  2020.01.12 12:36   |   </text:span><text:a xlink:type="simple" xlink:href="http://palinfo.habago.org/Entry?Command=Information_PrintForum&amp;#FORUM38451"><text:span text:style-name="T5">#</text:span></text:a></text:p>
      <text:p text:style-name="P5"><text:span text:style-name="T4">韋廷</text:span><text:span text:style-name="T6"><text:s/></text:span><text:span text:style-name="T4">：</text:span><text:span text:style-name="T6"><text:line-break/><text:line-break/></text:span><text:span text:style-name="T4">「智力不達到極高水準者（在任何國家都是</text:span><text:span text:style-name="T6">0.1%</text:span><text:span text:style-name="T4">以下），不應憂國憂民、關心政治或投票：越關心政治會越糟。（所以就算天賦了各類人權，人也不應使用，因為那會使人自毀）」</text:span><text:span text:style-name="T6"><text:line-break/><text:line-break/></text:span><text:span text:style-name="T4">不用那麼極端。憂國憂民，關心政治不需要多高的智力；反過來說智力高也未必智慧高（看你一開始是如何定義智力的）。但是，關心政治不代表就該讓選國家領導人吧？</text:span><text:span text:style-name="T6"><text:line-break/><text:line-break/></text:span><text:span text:style-name="T4">全世界哪一個像樣的公司的</text:span><text:span text:style-name="T6"><text:s/>CEO </text:span><text:span text:style-name="T4">是員工和股東選出來的？找來教育我一下？治國難道比治理公司簡單嗎？</text:span><text:span text:style-name="T6"><text:line-break/><text:line-break/></text:span><text:span text:style-name="T4">全世界哪一個將軍是士兵投票選出來的？為何不說士兵選出的將軍能讓軍隊更團結、更有向心力？</text:span><text:span text:style-name="T6"><text:line-break/><text:line-break/></text:span><text:span text:style-name="T4">全世界哪一家醫院的院長或是專科主任是病人和護士投票選出來的？為何不讓病人「最信任」的醫生當主任或是院長？</text:span><text:span text:style-name="T6"><text:line-break/><text:line-break/></text:span><text:span text:style-name="T4">大多數人連自己該讀什麼科系，該選哪家公司上班，該選誰當配偶都選不好，哪來的謎之自信覺得自己知道誰當總統更合適？</text:span><text:span text:style-name="T6"><text:line-break/><text:line-break/></text:span><text:span text:style-name="T4">只有兩種人會認為直接選舉國家領導人是好事。一、完全不把治國當作專業的人；二、想不經過一步一腳印的歷練，快速奪權，沒有真本事但是能受歡迎的人。</text:span><text:span text:style-name="T6"><text:line-break/><text:line-break/></text:span><text:span text:style-name="T4">一人一票，有權利但是完全不用負責，真</text:span><text:span text:style-name="T6"><text:s/>TMD </text:span><text:span text:style-name="T4">的先進。</text:span><text:span text:style-name="T6"><text:line-break/><text:line-break/></text:span><text:span text:style-name="T4">任何說「先進國家都搞西式民主」的人完全不知道自己在說什麼，不管他們「智力」還是學歷有多高；我說的完全是事實。第一、世界上特別落後、動亂的國家中，一大部分也是走西式民主，而且幾乎都是被某民主燈塔大國推銷的。二、西方國家的第一桶金和民主自由沒有半毛錢關係；全都是在他們走帝國主義路線的時候從亞洲（尤其是中國）和美洲掠奪來的。國家富了，有海量的錢分贓，當然經得起選出不怎麼樣的領導人來折騰。但是這種折騰也非常有限；歐洲美國疲態畢露，只是台灣的媒體從來不談。（先給自己打個預防針；我沒說大陸沒有問題與挑戰）</text:span><text:span text:style-name="T6"><text:line-break/><text:line-break/></text:span><text:span text:style-name="T4">還有，民主有很多形式，並不是一人一票選領導人就是民主的唯一方式。</text:span><text:span text:style-name="T6"><text:line-break/><text:line-break/></text:span><text:span text:style-name="T4">「民主」是手段，不是目的；但是太多人把投票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大路</text:span><text:span text:style-name="T6"><text:s/>A </text:span><text:span text:style-name="T4">只是眾多通往羅馬的路徑之一罷了。</text:span><text:span text:style-name="T6"><text:line-break/><text:line-break/></text:span><text:span text:style-name="T4">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有時當然會有管制過度的情況，但是整體而言他們是越來越開放，越來越自信。台灣呢？民主自由這麼有力量，這麼好，居然還</text:span><text:span text:style-name="T6"><text:s/>TMD </text:span><text:span text:style-name="T4">怕專制獨裁不人道的老共滲透？害怕的難道不該是大陸嗎？這需要很高智商的人才看得出其中的荒謬嗎？大陸光是</text:span><text:span text:style-name="T6"><text:s/>2018 </text:span><text:span text:style-name="T4">年出境旅遊人數就將近</text:span><text:span text:style-name="T6">1.5</text:span><text:span text:style-name="T4">億，怎麼中南海不怕他們呼吸到國外香甜自由的空氣就不回來了？</text:span><text:span text:style-name="T6"><text:line-break/><text:line-break/></text:span><text:span text:style-name="T4">心理學裡有個</text:span><text:span text:style-name="T6"><text:s/>Dunning–Kruger </text:span><text:span text:style-name="T4">效應，用白話來說就是越笨的人越自信。為什麼？因為笨的人根本不知道自己知道什麼，不知道什麼，所以對自己的能力有完全不符合實際的高估；也就是孔子說的「知之為知之，不知為不知，是知也」的反面說法。</text:span><text:span text:style-name="T6"><text:line-break/><text:line-break/></text:span><text:span text:style-name="T4">不是不能投票，不是不能關心政治，而是要規範人民投票的範圍。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text:span><text:span text:style-name="T6"><text:line-break/><text:line-break/></text:span><text:span text:style-name="T4">你若有心，建議你到</text:span><text:span text:style-name="T6"><text:s/>YouTube </text:span><text:span text:style-name="T4">上找復旦大學中國研究院的范勇鵬的視頻；從那裡開始。不用去理會你那些「聰明」的同事朋友了；讓自己成長吧。</text:span></text:p>
      <text:p text:style-name="P4"><text:span text:style-name="T3">謝穎芝</text:span><text:span text:style-name="T4"><text:s/>  |  2020.01.12 12:36   |   </text:span><text:a xlink:type="simple" xlink:href="http://palinfo.habago.org/Entry?Command=Information_PrintForum&amp;#FORUM38450"><text:span text:style-name="T5">#</text:span></text:a></text:p>
      <text:p text:style-name="P7"><text:span text:style-name="T6">to </text:span><text:span text:style-name="T4">蘇龍祥</text:span><text:span text:style-name="T6">:<text:line-break/><text:line-break/></text:span><text:span text:style-name="T4">常常自以為是中間選民的人，其實已經落入不公正的那一邊了，</text:span><text:span text:style-name="T6"><text:line-break/><text:line-break/></text:span><text:span text:style-name="T4">腦殘的人永遠不覺得自己是智障！</text:span><text:span text:style-name="T6"><text:line-break/><text:line-break/></text:span><text:span text:style-name="T4">說再多韓總、韓粉的不是，難道就可以掩蓋這種實際上「一國兩制」存在的問題？</text:span><text:span text:style-name="T6"><text:line-break/><text:line-break/></text:span><text:span text:style-name="T4">這邊很多人都說了敗選的主要原因，就是閹黨販賣「芒果乾」及「仇中反華」課綱的因素，你能否認嗎？</text:span><text:span text:style-name="T6"><text:line-break/><text:line-break/></text:span><text:span text:style-name="T4">用這麼多掩飾詞彙來掩蓋潛在的事實，只是在逃避真相，就算韓總</text:span><text:span text:style-name="T6"><text:s/>2024 </text:span><text:span text:style-name="T4">年出來，閹黨一樣用「反送中」、「抹黑、抹紅、抹黃」手法醜化對手，我想陳先生的「未完待續」一文中及其他相關諸多文章，已經說得夠清楚了，不再一一贅述，如果還要繼續扯這種鬼打牆、自以為是公正的論述，只是讓更多人無言而已！</text:span></text:p>
      <text:p text:style-name="P4"><text:span text:style-name="T3">蘇龍祥</text:span><text:span text:style-name="T4"><text:s/>  |  2020.01.12 12:12   |   </text:span><text:a xlink:type="simple" xlink:href="http://palinfo.habago.org/Entry?Command=Information_PrintForum&amp;#FORUM38449"><text:span text:style-name="T5">#</text:span></text:a></text:p>
      <text:p text:style-name="P5"><text:span text:style-name="T6">to </text:span><text:span text:style-name="T4">謝穎芝</text:span><text:span text:style-name="T6">:<text:line-break/></text:span><text:span text:style-name="T4">我無言</text:span><text:span text:style-name="T6">, </text:span><text:span text:style-name="T4">閣下若是不願意接受</text:span><text:span text:style-name="T6"><text:line-break/></text:span><text:span text:style-name="T4">那大家就一起繼續迎接被</text:span><text:span text:style-name="T6">dpp</text:span><text:span text:style-name="T4">統治</text:span><text:span text:style-name="T6">10</text:span><text:span text:style-name="T4">年的日子</text:span><text:span text:style-name="T6"><text:line-break/><text:line-break/></text:span><text:span text:style-name="T4">選舉就是戰爭</text:span><text:span text:style-name="T6">, </text:span><text:span text:style-name="T4">不是辦演唱會支持自己的偶像</text:span><text:span text:style-name="T6">....<text:line-break/></text:span><text:span text:style-name="T4">如我</text:span><text:span text:style-name="T6">,</text:span><text:span text:style-name="T4">智力不高都能在韓</text:span><text:span text:style-name="T6">4</text:span><text:span text:style-name="T4">月多時宣布時</text:span><text:span text:style-name="T6">,</text:span><text:span text:style-name="T4">就知道會身敗名裂了</text:span><text:span text:style-name="T6"><text:line-break/></text:span><text:span text:style-name="T4">那有多少人會抱持一樣想法就可知了</text:span><text:span text:style-name="T6"><text:line-break/></text:span><text:span text:style-name="T4">無視必輸的訊號</text:span><text:span text:style-name="T6">, </text:span><text:span text:style-name="T4">發動求仁得仁的戰爭</text:span><text:span text:style-name="T6">, </text:span><text:span text:style-name="T4">只為求瞬間的光芒</text:span><text:span text:style-name="T6"><text:line-break/></text:span><text:span text:style-name="T4">或許讓人感動</text:span><text:span text:style-name="T6">, </text:span><text:span text:style-name="T4">但是絕對愚昧</text:span><text:span text:style-name="T6"><text:line-break/><text:line-break/></text:span><text:span text:style-name="T4">這次選舉</text:span><text:span text:style-name="T6">, </text:span><text:span text:style-name="T4">有人已經說了</text:span><text:span text:style-name="T6"><text:line-break/></text:span><text:span text:style-name="T4">菜韓的票等於討厭度</text:span><text:span text:style-name="T6"><text:line-break/></text:span><text:span text:style-name="T4">討厭菜的快</text:span><text:span text:style-name="T6">40% </text:span><text:span text:style-name="T4">討厭韓的快</text:span><text:span text:style-name="T6">60%<text:line-break/></text:span><text:span text:style-name="T4">討厭度是會延伸的</text:span><text:span text:style-name="T6"><text:line-break/></text:span><text:span text:style-name="T4">韓如果不擺脫這討厭度</text:span><text:span text:style-name="T6"><text:line-break/></text:span><text:span text:style-name="T4">韓當黨主席就會憑空冒出</text:span><text:span text:style-name="T6">800</text:span><text:span text:style-name="T4">討厭韓的反對票灌在</text:span><text:span text:style-name="T6">kmt</text:span><text:span text:style-name="T4">對面</text:span><text:span text:style-name="T6"><text:line-break/><text:line-break/></text:span><text:span text:style-name="T4">當初韓不也是打菊落跑</text:span><text:span text:style-name="T6">, </text:span><text:span text:style-name="T4">因此搶到市長</text:span><text:span text:style-name="T6"><text:line-break/></text:span><text:span text:style-name="T4">菊當</text:span><text:span text:style-name="T6">3</text:span><text:span text:style-name="T4">屆落跑被懲罰</text:span><text:span text:style-name="T6">, </text:span><text:span text:style-name="T4">造成韓上</text:span><text:span text:style-name="T6"><text:line-break/></text:span><text:span text:style-name="T4">韓當</text:span><text:span text:style-name="T6">4</text:span><text:span text:style-name="T4">個月落跑被懲罰</text:span><text:span text:style-name="T6">, </text:span><text:span text:style-name="T4">造成選不上總統</text:span><text:span text:style-name="T6"><text:line-break/></text:span><text:span text:style-name="T4">我不太懂這哪有兩套標準</text:span><text:span text:style-name="T6">....</text:span><text:span text:style-name="T4">還是你認為陳菊落跑要懲罰空心菜</text:span><text:span text:style-name="T6">?<text:line-break/>(</text:span><text:span text:style-name="T4">而且你要中間選民去跟過去他拉的票解釋韓其實不是落跑</text:span><text:span text:style-name="T6">, </text:span><text:span text:style-name="T4">是為了黎民百姓選總統</text:span><text:span text:style-name="T6">, </text:span><text:span text:style-name="T4">我是說不出口</text:span><text:span text:style-name="T6">.....</text:span><text:span text:style-name="T4">這說法真的只有韓粉才會信</text:span><text:span text:style-name="T6">)<text:line-break/>(</text:span><text:span text:style-name="T4">為了鋼鐵韓粉選總統不等於為了黎民百姓選總統</text:span><text:span text:style-name="T6">,</text:span><text:span text:style-name="T4">高雄市民調有過半不希望他選總統的民調一直是事實</text:span><text:span text:style-name="T6">)<text:line-break/><text:line-break/></text:span><text:span text:style-name="T4">我也說了</text:span><text:span text:style-name="T6">, </text:span><text:span text:style-name="T4">韓跟韓粉毫不在意中間選民是失敗的主因</text:span><text:span text:style-name="T6"><text:line-break/></text:span><text:span text:style-name="T4">中間選民幫你拉票讓你當上市長</text:span><text:span text:style-name="T6"><text:line-break/></text:span><text:span text:style-name="T4">你卻因為只在意鋼鐵韓粉的希望</text:span><text:span text:style-name="T6">, </text:span><text:span text:style-name="T4">而把對中間選民的承諾當狗屁</text:span><text:span text:style-name="T6"><text:line-break/></text:span><text:span text:style-name="T4">中間選民因為你落跑的原因無法面對過去所拉的票</text:span><text:span text:style-name="T6"><text:line-break/></text:span><text:span text:style-name="T4">中間選民全面反韓是必然的</text:span><text:span text:style-name="T6"><text:line-break/><text:line-break/></text:span><text:span text:style-name="T4">我也必須說</text:span><text:span text:style-name="T6">, </text:span><text:span text:style-name="T4">我預計</text:span><text:span text:style-name="T6">dpp</text:span><text:span text:style-name="T4">會慫恿韓粉逼宮</text:span><text:span text:style-name="T6">kmt<text:line-break/>kmt</text:span><text:span text:style-name="T4">誰好誰壞我不想管</text:span><text:span text:style-name="T6"><text:line-break/></text:span><text:span text:style-name="T4">但我知道若韓系當黨主席</text:span><text:span text:style-name="T6">,</text:span><text:span text:style-name="T4">那個對韓的討厭度定會恨烏及屋</text:span><text:span text:style-name="T6">, </text:span><text:span text:style-name="T4">擴大到</text:span><text:span text:style-name="T6">kmt</text:span><text:span text:style-name="T4">全體</text:span><text:span text:style-name="T6">,<text:line-break/>kmt</text:span><text:span text:style-name="T4">全垮我也不在乎了</text:span><text:span text:style-name="T6">,<text:line-break/></text:span><text:span text:style-name="T4">但未來</text:span><text:span text:style-name="T6">10</text:span><text:span text:style-name="T4">年</text:span><text:span text:style-name="T6">dpp</text:span><text:span text:style-name="T4">毫無制衡的恐怖將會降臨</text:span><text:span text:style-name="T6">, </text:span><text:span text:style-name="T4">這才是我害怕的</text:span><text:span text:style-name="T6"><text:line-break/><text:line-break/></text:span><text:span text:style-name="T4">我也不認為要對韓苛責</text:span><text:span text:style-name="T6">, </text:span><text:span text:style-name="T4">因為他是真的被黃袍加身</text:span><text:span text:style-name="T6"><text:line-break/></text:span><text:span text:style-name="T4">但韓粉真的要看清大勢</text:span><text:span text:style-name="T6">, </text:span><text:span text:style-name="T4">不要再中</text:span><text:span text:style-name="T6">dpp</text:span><text:span text:style-name="T4">的捧殺陷阱</text:span><text:span text:style-name="T6"><text:line-break/><text:line-break/><text:line-break/></text:span></text:p>
      <text:p text:style-name="P4"><text:span text:style-name="T3">黃明華</text:span><text:span text:style-name="T4"><text:s/>  |  2020.01.12 12:12   |   </text:span><text:a xlink:type="simple" xlink:href="http://palinfo.habago.org/Entry?Command=Information_PrintForum&amp;#FORUM38448"><text:span text:style-name="T5">#</text:span></text:a></text:p>
      <text:p text:style-name="P7"><text:span text:style-name="T4">本來以為前年底的勝選已經讓台灣大部分選民看清楚爭論統獨是無謂內耗</text:span><text:span text:style-name="T6">,</text:span><text:span text:style-name="T4">內部貪腐以及制度的改革才是首要</text:span><text:span text:style-name="T6">.</text:span><text:span text:style-name="T4">但是去年初的習近平談話所引起的效應讓我醒悟到好像不是如此</text:span><text:span text:style-name="T6">.</text:span><text:span text:style-name="T4">大選的過程中我就很擔心兩岸的論述問題</text:span><text:span text:style-name="T6">,</text:span><text:span text:style-name="T4">韓國瑜的兩岸論述雖然比腐朽的國民黨要好</text:span><text:span text:style-name="T6">,</text:span><text:span text:style-name="T4">但是還不夠好</text:span><text:span text:style-name="T6">,</text:span><text:span text:style-name="T4">有特別去看韓國瑜上一些有年輕人的節目</text:span><text:span text:style-name="T6">,</text:span><text:span text:style-name="T4">那時我就覺得韓國瑜的回答還是有所閃避</text:span><text:span text:style-name="T6">.</text:span><text:span text:style-name="T4">直到之前看韓國瑜上民視訪談時才覺得比較具體能直球對決鏗鏘有力有說服力</text:span><text:span text:style-name="T6">.</text:span><text:span text:style-name="T4">但是時間上已經來不及</text:span><text:span text:style-name="T6">.</text:span><text:span text:style-name="T4">而且這個訪談也沒多少人看無法發酵</text:span><text:span text:style-name="T6">.</text:span><text:span text:style-name="T4">這種反洗腦的工作韓國瑜跟國民黨應該在去年年初習近平談話出來時就開始做</text:span><text:span text:style-name="T6">.</text:span><text:span text:style-name="T4">到只剩沒幾個月時做就已經晚了</text:span><text:span text:style-name="T6">.<text:line-break/><text:line-break/></text:span><text:span text:style-name="T4">與其怪洗腦怪帶風向怪兩套標準</text:span><text:span text:style-name="T6">,</text:span><text:span text:style-name="T4">不如形成一套好的論述大家一起行動去花時間在網路反洗腦</text:span><text:span text:style-name="T6">.</text:span><text:span text:style-name="T4">像我是很喜歡轉發一些陳真醫生的全文或部份文章到網路上</text:span><text:span text:style-name="T6">.</text:span><text:span text:style-name="T4">因為很多人沒看過這方面的觀點</text:span><text:span text:style-name="T6">.</text:span><text:span text:style-name="T4">我想多少會可以吸引到人轉發</text:span><text:span text:style-name="T6">.</text:span><text:span text:style-name="T4">國父孫中山先生革命都要搞</text:span><text:span text:style-name="T6">11</text:span><text:span text:style-name="T4">次才成功</text:span><text:span text:style-name="T6">.</text:span><text:span text:style-name="T4">論述也要花時間</text:span><text:span text:style-name="T6">.</text:span><text:span text:style-name="T4">而論述要談到美帝跟中共的善惡差別對這些年輕人我想這程度應該有點太高這些年輕人無法吸收</text:span><text:span text:style-name="T6">.</text:span><text:span text:style-name="T4">像底下這邊引用自前衛生署長楊志良先生的文章我就覺得講得論述很好很有說服力</text:span><text:span text:style-name="T6">.</text:span><text:span text:style-name="T4">這種論述我覺得藍營應該天天講到處發尤其是校園</text:span><text:span text:style-name="T6">,</text:span><text:span text:style-name="T4">就像陳真醫生講得韓國瑜還是太過溫良恭儉讓</text:span><text:span text:style-name="T6">.</text:span><text:span text:style-name="T4">像公投雖然被跛腳化</text:span><text:span text:style-name="T6">,</text:span><text:span text:style-name="T4">但是其實像核能空污這些議題國民黨就應該聯合執政的</text:span><text:span text:style-name="T6">15</text:span><text:span text:style-name="T4">縣市自己搞公投操作</text:span><text:span text:style-name="T6">.</text:span><text:span text:style-name="T4">因為換成綠色人渣詐騙黨一定也是這樣搞</text:span><text:span text:style-name="T6">.</text:span><text:span text:style-name="T4">而且搞這個也都是正當議題並不是什麼卑劣抹黑操作</text:span><text:span text:style-name="T6">.</text:span><text:span text:style-name="T4">我有發過這些建議到韓國瑜跟藍營相關臉書</text:span><text:span text:style-name="T6">.</text:span><text:span text:style-name="T4">但是好像沒什麼作用</text:span><text:span text:style-name="T6">.</text:span><text:span text:style-name="T4">總之</text:span><text:span text:style-name="T6">,</text:span><text:span text:style-name="T4">起而行去反洗腦比發愁抱怨還是比較有用</text:span><text:span text:style-name="T6">.</text:span><text:span text:style-name="T4">大家互相勉勵</text:span><text:span text:style-name="T6">.<text:line-break/><text:line-break/>---<text:line-break/><text:line-break/></text:span><text:span text:style-name="T4">我憧憬的美好國度</text:span><text:span text:style-name="T6"><text:s/>- </text:span><text:span text:style-name="T4">楊志良</text:span><text:span text:style-name="T6"><text:line-break/><text:line-break/></text:span><text:span text:style-name="T4">台灣官不聊生，施政困難，導致國力弱化，民怨沸騰。這不是個人之力可以改變的，但還是期待政府能夠「維護社會正義，進行稅改；經濟成長的果實，由就業者充分分享。」讓台灣和北歐國家一樣，生活充滿希望和快樂。</text:span><text:span text:style-name="T6"><text:line-break/><text:line-break/></text:span><text:span text:style-name="T4">我任職衛生署期間，深深感覺台灣施政環境讓官員「十倍努力半分功」，非常不利國家發展。為什麼？因為台灣有三害：媒體、立法院及監察院，政府看媒體臉色施政，立委依黨派顏色問政，監委看報紙報導查案，以致官不聊生，有能力的人不願進政府服務。</text:span><text:span text:style-name="T6"><text:line-break/></text:span><text:span text:style-name="T4">民間呢？藍綠廝殺慘烈，寶島一片烏煙瘴氣，施政績效差，老百姓怨聲載道，這樣的台灣，還有希望嗎？</text:span><text:span text:style-name="T6"><text:line-break/><text:line-break/></text:span><text:span text:style-name="T9">■</text:span><text:span text:style-name="T4">媒體治國，官不聊生</text:span><text:span text:style-name="T6"><text:line-break/><text:line-break/></text:span><text:span text:style-name="T4">台灣誰最大？我說媒體最大，因為報紙報導什麼，立委就質詢什麼，晚上政論性節目名嘴們就討論什麼，甚至監察委員也看報辦案。本來政府某種程度要發揮教化功能，但台灣，政府被媒體牽著鼻子走，向名嘴請益國是，官員忙於回應各式爆料，誰有空想台灣未來怎麼辦？</text:span><text:span text:style-name="T6"><text:line-break/><text:line-break/></text:span><text:span text:style-name="T4">變態的政治環境讓有識有能之士不願進政府做事，錢少、事多、責任重尚可忍，但在立委及媒體前毫無尊嚴則不可忍，所以現在看不到產業界有人願意做政務官，不</text:span><text:span text:style-name="T6"><text:s/></text:span><text:span text:style-name="T4">信政府去請施振榮、郭台銘、歐晉德等進政府單位服務，看他們點不點頭？再看看學術界有人願意進政府做事嗎？事務官願意改任政務官嗎？</text:span><text:span text:style-name="T6"><text:line-break/><text:line-break/></text:span><text:span text:style-name="T4">中國大陸發生三聚氰氨毒牛奶，人家的衛生部長沒有下台，我們的衛生署長下台了；日本核能發電廠發生核安事件，我們的署長天天被綁在立法院，說核安怎麼樣怎麼樣，有道理嗎？</text:span><text:span text:style-name="T6"><text:line-break/><text:line-break/></text:span><text:span text:style-name="T4">沒有尊嚴之外，政府也沒有給予政務官應有的尊重，台灣政務官已經變臨時工了，卸職時兩手空空，什麼都沒有。</text:span><text:span text:style-name="T6"><text:line-break/><text:line-break/></text:span><text:span text:style-name="T4">原本來政務官退休待遇福利好的不得了，因為太好了，被拿出來檢討，結果政治鐘擺擺盪過頭，以致現在政務官退休連年資都不計。我自己不在意有沒有退休金，但這是態度問題，國家這樣對待政務官，是不是太苛刻了？</text:span><text:span text:style-name="T6"><text:line-break/><text:line-break/></text:span><text:span text:style-name="T4">立法院已經讓官員疲於奔命，監察院還來摻一腳，如果衛生署有做不好做不對的地方，接受調查糾彈都應該，但有些案件實在莫名其妙。例如去年</text:span><text:span text:style-name="T6">9</text:span><text:span text:style-name="T4">月的豬血糕事</text:span><text:span text:style-name="T6"><text:s/></text:span><text:span text:style-name="T4">件，媒體報導美國農業部以製作過程不衛生，下令全美禁止製作販賣豬血糕，於是衛生署先被叫去立法院做豬血糕專案報告，再被叫去監察院被修理一番。結果美國</text:span><text:span text:style-name="T6"><text:s/></text:span><text:span text:style-name="T4">農業部根本沒有下這道禁令，豬血糕事件根本是一樁媒體誤報的烏龍事件。何況國情不同，民俗不同，即使美國禁售豬血糕，台灣為何要隨之起舞？你到德國去，豬</text:span><text:span text:style-name="T6"><text:s/></text:span><text:span text:style-name="T4">血腸也是一種很平常的食物。</text:span><text:span text:style-name="T6"><text:line-break/><text:line-break/></text:span><text:span text:style-name="T4">而部分監委過度行使職權，調查浮濫簡直到了令人髮指的程度。我署長任內，不含健保，一年半來監院函詢、糾正、調查衛署</text:span><text:span text:style-name="T6">758</text:span><text:span text:style-name="T4">件，衛署人員需耗上近兩萬個工</text:span><text:span text:style-name="T6"><text:s/></text:span><text:span text:style-name="T4">作天整理資料，來回監院耗費工作時數為五千人日，成本近一千六百</text:span><text:span text:style-name="T6"><text:s/></text:span><text:span text:style-name="T4">萬元。其中固然有衛署需檢討之處，但監委不能無限上綱，過度耗費施政資源，妨礙公務。這是虛耗國力，也侵犯到行政權及立法權。</text:span><text:span text:style-name="T6"><text:line-break/><text:line-break/></text:span><text:span text:style-name="T4">而如此大費周章的調查，結果常令人氣結，像監察院糾正我登革熱防疫沒有做好，我就很不服氣。我跟新加坡衛生部長見過面聊過天，我的薪水只有他的</text:span><text:span text:style-name="T6">1/20</text:span><text:span text:style-name="T4">，</text:span><text:span text:style-name="T6"><text:s/></text:span><text:span text:style-name="T4">但我管二千三百萬人，他只管六百萬人，去年新加坡登革熱人數將近六千人，台灣只有一千五、六百人，東亞南其他國家的登革熱人數則是用幾萬甚至幾十萬來算的，雖然天下沒有一百分的防疫，但如果台灣這樣的成績還叫「沒做好」，請問怎麼樣才叫好？就算我吞得下這口氣，防疫人員能服氣嗎？南部幾個縣市的首長、衛</text:span><text:span text:style-name="T6"><text:s/></text:span><text:span text:style-name="T4">生局、環保局同仁，配合環保署、衛生署，可說用盡一切努力消滅孳生源，才控制住登革熱，這些南部的地方首長能服氣嗎？</text:span><text:span text:style-name="T6"><text:line-break/><text:line-break/></text:span><text:span text:style-name="T4">媒體疫情、立委疫情、監委疫情，往往比實際疫情嚴重多多，身為機關首長的我，對監委的調查到底是應該口中說著「謝謝指教，虛心接受，日後改進」，但心中不斷念著</text:span><text:span text:style-name="T6">XXX</text:span><text:span text:style-name="T4">，還是以張飛為己任，勇敢的迎戰蚩尤？</text:span><text:span text:style-name="T6"><text:line-break/><text:line-break/></text:span><text:span text:style-name="T9">■</text:span><text:span text:style-name="T4">浮濫的監督，煽情的問政</text:span><text:span text:style-name="T6"><text:line-break/><text:line-break/></text:span><text:span text:style-name="T4">結果我還是當了張飛，代替黃帝上場大戰蚩尤。</text:span><text:span text:style-name="T6"><text:line-break/><text:line-break/></text:span><text:span text:style-name="T4">年初《時報周刊》提早把我炮轟監察院的內容曝光，雖然害到我，但也讓社會正視這個問題。一位高階長官後來私下跟我說：「你嗆監察院，好多高階公務員都非常</text:span><text:span text:style-name="T6"><text:s/></text:span><text:span text:style-name="T4">感謝你。」從當時長官們的反應，我認為他們應該也覺得監察院做過頭了。那麼，為政者是不是應該有所作為，不要任憑公務員如此沒有尊嚴下去？</text:span><text:span text:style-name="T6"><text:line-break/><text:line-break/></text:span><text:span text:style-name="T4">我說監察院該廢，監委當然很不高興，一位監委說要告我，結果有立委辦公室助理接電話接到手軟，民眾紛紛去電要立委修理監委，監察院長王建煊則自始至終低調以對。</text:span><text:span text:style-name="T6"><text:line-break/><text:line-break/></text:span><text:span text:style-name="T4">葉金川在署長任內曾經信誓旦旦的說：「我不做署長後，一定要公開說廢除監察院。」但他一直沒說，我常糗他是「小孬孬」，現在我要跟他說：「老葉，我完成你的『遺』願了（遺留在衛生署的心願）！」</text:span><text:span text:style-name="T6"><text:line-break/><text:line-break/></text:span><text:span text:style-name="T4">國家當然要有監督公務員的制度，但以現況而言，立法院已足夠，常常官員在立法院都講清楚了，卻得到監察院再重新報告一次。行政部門要被嚴格檢視，監察院也應該被嚴加檢視，阿扁執政最好的證明是：沒有監察院，政府一樣運作。</text:span><text:span text:style-name="T6"><text:line-break/><text:line-break/></text:span><text:span text:style-name="T4">施政環境亂糟糟，政治運作也高度扭曲，立委問政只問藍綠，不辨是非，只要和自己同陣營，做得再爛也有美名；只要和自己顏色不同，做得再好也被鬥臭。威權時代為了爭取民主跟自由，在野黨激情衝撞體制甚至鬥爭也許有必要，但台灣已經相當民主多元了，民進黨仍然以煽情的手法，不時挑動台灣敏感的族群神經，製造仇恨與對立，這就令人難以苟同了。</text:span><text:span text:style-name="T6"><text:line-break/><text:line-break/></text:span><text:span text:style-name="T4">民進黨高唱台獨聖歌，但以目前情勢觀之，能夠讓台灣獨立的可能是國民黨，民進黨反而可能促成兩岸統一。以前美國總統尼克森說他最反共，所以他跟中共建交沒</text:span><text:span text:style-name="T6"><text:s/></text:span><text:span text:style-name="T4">問題；相同的道理，在台灣，只有民進黨可以講統一，其他人講馬上萬箭穿心，而馬總統最怕人家說他要統一，所以他最有資格談獨立。</text:span><text:span text:style-name="T6"><text:line-break/><text:line-break/></text:span><text:span text:style-name="T4">在我看來，藍綠兩黨基因都有問題，民進黨一直以為自己是在野黨，就連當家執政時，一樣上街頭遊行鬧事；國民黨則是在野時也以為自己是執政黨。基因把這兩黨的個性限制住了，行為固著，改造無望。</text:span><text:span text:style-name="T6"><text:line-break/><text:line-break/></text:span><text:span text:style-name="T9">■</text:span><text:span text:style-name="T4">流失腦力、補充勞力，前途何在？</text:span><text:span text:style-name="T6"><text:line-break/><text:line-break/></text:span><text:span text:style-name="T4">弱智的政黨眼中只有政治利益，每一步都充滿政治算計，藍綠對殺的同時，也封殺了台灣的進步，所以台灣一直在弱化，競爭力快速流失與下降。舉一件撈過界的例</text:span><text:span text:style-name="T6"><text:s/></text:span><text:span text:style-name="T4">子，我署長任內，政府一直在討論開放陸生來台就學，但民進黨立委以國家安全為由反對、以陸生來台將排擠本地生入學機會為由反對，以致最後通過的法案七折八</text:span><text:span text:style-name="T6"><text:s/></text:span><text:span text:style-name="T4">扣，國民黨被譏為自綁手腳。</text:span><text:span text:style-name="T6"><text:line-break/><text:line-break/></text:span><text:span text:style-name="T4">別的國家都希望吸引其他國家優秀人才就學，但台灣一提到陸生來台，草木皆兵，民進黨好似認為大陸學生來台，就是來搞第五縱隊洗我們的腦，陷台灣於險境。這表示他們對台灣的民主價值毫無信心，因為歷史可證，民主國家與極權國家交往，都是極權國家垮掉。</text:span><text:span text:style-name="T6"><text:line-break/><text:line-break/></text:span><text:span text:style-name="T4">像美國和蘇聯，美國光是熱門音樂和牛仔褲，就把蘇聯打得一塌糊塗；又比如東德和西德，東德多少人跑到西德去，裡頭難道沒有間諜？但西德根本不怕，照樣張開</text:span><text:span text:style-name="T6"><text:s/></text:span><text:span text:style-name="T4">雙臂歡迎，而東西德交往的結果是柏林圍牆倒掉；再如南北韓之間，也是集權的北韓不敢跟南韓全面交往。反觀我們，大陸人投資台灣，就是要對我們經濟統戰，台</text:span><text:span text:style-name="T6"><text:s/></text:span><text:span text:style-name="T4">灣人投資大陸，就是提供資源給老共！</text:span><text:span text:style-name="T6"><text:line-break/><text:line-break/></text:span><text:span text:style-name="T4">一個開放多元的民主國家，居然害怕跟集權國家往來，變成沒有自信的小孬孬，台灣乾脆投降算了！</text:span><text:span text:style-name="T6"><text:line-break/><text:line-break/></text:span><text:span text:style-name="T4">香港、新加坡、美國都拼命提供資源，爭取一流學生去念書，美國有多少人沒有辦法念大學，但美國每年提供多少獎學金給外國學生，難道美國人愚蠢？美國之所以</text:span><text:span text:style-name="T6"><text:s/></text:span><text:span text:style-name="T4">成為強國，擁有眾多極優人才是原因之一。美國想辦法讓全世界最聰明的學生都去美國念書，有錢的自己繳學費，沒錢的提供獎學金。這些優秀人才接受了美國的價</text:span><text:span text:style-name="T6"><text:s/></text:span><text:span text:style-name="T4">值觀及思考模式，很多人最後留在美國，將聰明智慧才幹全部奉獻給美國。</text:span><text:span text:style-name="T6"><text:line-break/><text:line-break/></text:span><text:span text:style-name="T4">所以台灣很慘，出口的都是高級人才，進口的則是外藉勞工，流失腦力，補充勞力，人力資源嚴重失衡，國家前途何在？</text:span><text:span text:style-name="T6"><text:line-break/><text:line-break/></text:span><text:span text:style-name="T9">■</text:span><text:span text:style-name="T4">「</text:span><text:span text:style-name="T6">Kill by Love</text:span><text:span text:style-name="T4">」</text:span><text:span text:style-name="T6"><text:s/></text:span><text:span text:style-name="T4">才是王道</text:span><text:span text:style-name="T6"><text:line-break/><text:line-break/></text:span><text:span text:style-name="T4">我在美國念書時，有一件往事印象深刻。有一年暑假我太太從台灣來看我，一個和我交情很好的美籍猶太裔同學邀我們到他家度假。他家在北密西根，爸爸是醫師，家裡很有錢，有傭僕侍候生活起居，傍晚時我們還坐他家的遊艇到湖裡賞景釣魚。</text:span><text:span text:style-name="T6"><text:line-break/><text:line-break/></text:span><text:span text:style-name="T4">那天晚餐時，這位老醫師問我知不知道為什麼他兒子對我這麼好？我當然不知道，答案是，因為我是華人。他說，以前猶太人四處流浪時，每到一個地方不是被打就</text:span><text:span text:style-name="T6"><text:s/></text:span><text:span text:style-name="T4">是被殺，有一次他們同胞到中國陝西，結果也被殺掉了。我一聽，心想糟了，猶太人被華人幹掉，那今天請我來，是要給我難看嗎？</text:span><text:span text:style-name="T6"><text:line-break/><text:line-break/></text:span><text:span text:style-name="T4">結果他微笑著說，是「</text:span><text:span text:style-name="T6">kill by love</text:span><text:span text:style-name="T4">」，原來因為通婚，他的同胞在大陸「被愛消滅掉了」，這個故事讓他們認為，華人對猶太人是友善的。</text:span><text:span text:style-name="T6"><text:line-break/><text:line-break/></text:span><text:span text:style-name="T4">所以，「愛」是最好的武器，唐朝為什麼派文成公主去西藏和親，目的也是用愛去征服對方；以台灣社會愛心充沛的程度，要「殲滅」來自大陸的「敵人」還不輕而易舉？而且，這些年來到底是中國大陸影響我們多，還是我們影響中國大陸多？答案很明顯。</text:span><text:span text:style-name="T6"><text:line-break/><text:line-break/></text:span><text:span text:style-name="T4">台商進軍大陸後，有台商的地方，飲食、消費、娛樂都台味十足。十五年前，我應大陸衛生部門之邀到新疆烏魯木齊參訪，晚上飯店有餘興節目，我本來不想去，但</text:span><text:span text:style-name="T6"><text:s/></text:span><text:span text:style-name="T4">我很喜歡王洛賓創作的「在那遙遠的地方」、「康定情歌」、「達板城的姑娘」、「青春舞曲」等民謠，心想或許可以聽到美麗的維吾爾族姑娘唱這些歌曲。結果第</text:span><text:span text:style-name="T6"><text:s/></text:span><text:span text:style-name="T4">一首是「愛拚才會贏」，第二首是「酒後的心聲」，第三首是什麼我不知道，因為大失所望，我回房去了。</text:span><text:span text:style-name="T6"><text:line-break/><text:line-break/></text:span><text:span text:style-name="T4">想想看，當大陸學生親身體驗到台灣社會的多元民主開放，感受到台灣社會溫暖的人情，對他們的衝擊有多大？影響有多深？他們回大陸後，把這些觀念感受帶回大陸，這不是我們「反攻大陸」最好的方式嗎？</text:span><text:span text:style-name="T6"><text:line-break/><text:line-break/></text:span><text:span text:style-name="T4">台灣對中共的鬥爭，好像還沒有自己兩黨的鬥爭來得嚴厲，我常不解，是什麼樣的深仇大恨，讓兩黨互相殘殺，刀刀見骨？</text:span><text:span text:style-name="T6"><text:line-break/><text:line-break/></text:span><text:span text:style-name="T4">對無法相愛還彼此傷害的兩個人來說，分手是最好的選擇，各自再去尋找春天，不要互相耽誤鉗制。所以我建議藍綠兩陣營也分手吧！以濁水溪為界，台灣分成南北兩國，不設海關，人民可以自由進出往來，國防共用，按人口比例出錢，稅則各抽各的。</text:span><text:span text:style-name="T6"><text:line-break/><text:line-break/></text:span><text:span text:style-name="T4">分成兩國後，一邊歡迎大陸學生來台，一邊不准大陸學生來台；一邊允許進口美牛，一邊不能進口美牛；一邊打預防針，一邊不打預防針。這樣不僅相安無事，皆大歡喜，還有一個好處，邦交國多一個，為申請進聯合國再添助力。</text:span><text:span text:style-name="T6"><text:line-break/><text:line-break/></text:span><text:span text:style-name="T9">■</text:span><text:span text:style-name="T4">經濟發展的果實，應與就業者共享</text:span><text:span text:style-name="T6"><text:line-break/><text:line-break/></text:span><text:span text:style-name="T4">台灣人很爭氣，儘管政治亂糟糟，多數人民依舊勤奮工作，走過金融風暴後，為台灣創造了亮眼的經濟成長。</text:span><text:span text:style-name="T6">1970</text:span><text:span text:style-name="T4">年代，台灣家家戶戶「客廳即工廠」，當時的</text:span><text:span text:style-name="T6"><text:s/></text:span><text:span text:style-name="T4">經濟成長全民都感受得到，有付出就有收穫，激勵大家更打拼。但現在國家的經濟成長，民眾卻無感，原因在於政府沒有重視勞動的價值，經濟成長的果實大都落入</text:span><text:span text:style-name="T6"><text:s/></text:span><text:span text:style-name="T4">企業主的大口袋裡，就業階層的所得沒有增加或增加有限。</text:span><text:span text:style-name="T6"><text:line-break/><text:line-break/></text:span><text:span text:style-name="T4">台灣高層鎮日高喊「拚經濟」，我任內曾經跟馬總統建言，拚經濟只是國家發展的手段，而非目標。拚經濟第一要問「讓誰賺到錢」，第二個要問「賺到錢做什麼用」，如果拚經濟的成果，都被有錢人拿走了，人民沒有感受到幸福快樂，這個經濟發展還是失敗的。</text:span><text:span text:style-name="T6"><text:line-break/><text:line-break/></text:span><text:span text:style-name="T4">台灣現在就是失敗的，沒有訂好目標，結果犧牲了財富分配的公平，環境及生態也受到破壞。所以政府不能只強調拚經濟，必須負責的告訴人民，國家的願景是什麼，更要重視財富的分布。財富分配不均，財富的效用就不彰，減少社會整體財富帶給人民的幸福感。</text:span><text:span text:style-name="T6"><text:line-break/><text:line-break/></text:span><text:span text:style-name="T4">台灣過去十幾年，從李登輝總統到現在，勞動所得沒有增加，甚至大學畢業生的起薪還減少了，那我們過去十幾年的經濟成長是長到哪去了呢？都錢賺錢去了。今天台灣的問題，就是目前的稅制對「以錢賺錢、以錢養地」這種所得幾乎抽不到稅，形成極大的不公平。</text:span><text:span text:style-name="T6"><text:line-break/><text:line-break/></text:span><text:span text:style-name="T4">多年前我在北投以</text:span><text:span text:style-name="T6">210</text:span><text:span text:style-name="T4">萬買了一間公寓，理論上，一間房子住了二十多年，應該愈來愈不值錢，但現在這間房子至少值</text:span><text:span text:style-name="T6">1200</text:span><text:span text:style-name="T4">萬，讓我賺很大。但房價高漲是我</text:span><text:span text:style-name="T6"><text:s/></text:span><text:span text:style-name="T4">的功勞嗎？不是，我的付出很有限，我的資產價值提高是因為全民打拚讓經濟成長所致，是那些辛苦勞動的人讓我坐享其成，但他們卻沒有分到經濟成長的好處。</text:span><text:span text:style-name="T6"><text:line-break/><text:line-break/></text:span><text:span text:style-name="T4">台灣稅收占</text:span><text:span text:style-name="T6">GDP</text:span><text:span text:style-name="T4">（國民生產總值）比例太低，以前最多的時候曾經逾</text:span><text:span text:style-name="T6">20%</text:span><text:span text:style-name="T4">，但現在降到</text:span><text:span text:style-name="T6">12%</text:span><text:span text:style-name="T4">，只有韓國的一半，從這點來看我們是一個很爛的國家。</text:span><text:span text:style-name="T6"><text:s/></text:span><text:span text:style-name="T4">民主資本主義的</text:span><text:span text:style-name="T6"><text:s/></text:span><text:span text:style-name="T4">美國與日本，賦稅占</text:span><text:span text:style-name="T6">GDP</text:span><text:span text:style-name="T4">約</text:span><text:span text:style-name="T6">30%</text:span><text:span text:style-name="T4">，加拿大又比美、日更高；民主社會主義的國家如法國、德國，賦稅占</text:span><text:span text:style-name="T6">GDP</text:span><text:span text:style-name="T4">高達</text:span><text:span text:style-name="T6">40%</text:span><text:span text:style-name="T4">到</text:span><text:span text:style-name="T6">50%</text:span><text:span text:style-name="T4">左右。但為什麼台灣人還喜歡</text:span><text:span text:style-name="T6"><text:s/></text:span><text:span text:style-name="T4">去做加拿大人、美國人？因為這些國家對人民的照顧比台灣好。</text:span><text:span text:style-name="T6"><text:line-break/><text:line-break/></text:span><text:span text:style-name="T4">台灣有錢人從社會獲益很多，稅卻繳得很少；另外，政府整體稅收少，但因為民粹，不斷開支票答應人民要做很多的事情。錢不夠用，又不敢說要增稅，只好借錢來</text:span><text:span text:style-name="T6"><text:s/></text:span><text:span text:style-name="T4">兌現支票，債留子孫。特別是台灣現在人口結構呈紡錘型，中間青壯年人口多，老人、小孩少，應是負擔最輕的時候，如果現在仍不斷增加國債，未來年輕人負擔將</text:span><text:span text:style-name="T6"><text:s/></text:span><text:span text:style-name="T4">萬分沉重，嚴重違反世代正義。只能說，這是一個不斷墮落的國家。</text:span><text:span text:style-name="T6"><text:line-break/><text:line-break/></text:span><text:span text:style-name="T4">我卸任後曾以總統頭家的身份，寫了幾句話給馬總統：「維護社會正義，進行稅改；經濟成長的果實，應由就業者充分分享」。稅制改革很痛苦，但愈晚做，財富分</text:span><text:span text:style-name="T6"><text:s/></text:span><text:span text:style-name="T4">配愈</text:span><text:span text:style-name="T6">M</text:span><text:span text:style-name="T4">型化，也就愈難改，因為有錢人就是有權人，有權人就是有錢人，再拖下去，以後想改也改不了了。希望政府拿出</text:span><text:span text:style-name="T6">guts</text:span><text:span text:style-name="T4">做該做的事，讓百姓覺得繳稅繳得</text:span><text:span text:style-name="T6"><text:s/></text:span><text:span text:style-name="T4">值回票價，甚至物超所值，獲得的福祉超過付出的金錢。</text:span><text:span text:style-name="T6"><text:line-break/><text:line-break/></text:span><text:span text:style-name="T9">■</text:span><text:span text:style-name="T4">請給人民希望和快樂</text:span><text:span text:style-name="T6"><text:line-break/><text:line-break/></text:span><text:span text:style-name="T4">一個民主國家稅抽得愈高，表示國家愈進步，因為人民信任政府，願意把錢交給政府；而一個進步的國家，一定用社會儲蓄代替個人儲蓄。國際上高稅賦的國家，人民儲蓄率都非常低，但老百姓透過繳稅及社會保險，擁有比個人儲蓄更有保障的社會儲蓄。</text:span><text:span text:style-name="T6"><text:line-break/><text:line-break/></text:span><text:span text:style-name="T4">為什麼社會儲蓄保障性高？因為有些人沒能力儲蓄，有些人儲蓄失敗，而且個人累積的財富隨時可以搬離國家，社會儲蓄則是全民擁有，也是全民共享。全民健保實施後，只要平時交有限的保險費，個人及家庭就不必擔心生重病時龐大的醫療費，就是這個道理。</text:span><text:span text:style-name="T6"><text:line-break/><text:line-break/>2012</text:span><text:span text:style-name="T4">年又要改選總統了，我相信候選人們一定會提出多項利多政見，如果哪一位總統候選人敢宣告：「兌現政見需要錢，所以必須加稅，但我允諾不浪費，而且我會進行稅改，讓台灣稅制公平，讓大家覺得多繳稅是值得的。」我就願意替他站台。可是依我看，不會有這樣的候選人。</text:span><text:span text:style-name="T6"><text:line-break/><text:line-break/></text:span><text:span text:style-name="T4">我小的時候，日子很苦，但只是物質的苦，生活則充滿希望，教育帶來社會流動的機會，會念書的孩子不需花很多學費，就可以進一流大學，畢業後有很好的工作。</text:span><text:span text:style-name="T6"><text:s/></text:span><text:span text:style-name="T4">那時技術工人的待遇也很好，農夫的孩子不必死守農地，可以選擇讀職業學校，習得一技之長，未來的路怎麼走，大家都很清楚。但現在不一樣了，只有好家庭出身</text:span><text:span text:style-name="T6"><text:s/></text:span><text:span text:style-name="T4">的才能有好機會，有才幹的人反而沒機會，這是不符合社會正義的。</text:span><text:span text:style-name="T6"><text:line-break/><text:line-break/></text:span><text:span text:style-name="T4">而且現今的台灣，物質富足，大家卻心靈空虛，即使手握一流大學的文憑，也不是就業的保證，對未來的不確定，不僅讓大家覺得沒希望、不快樂，也影響大家養兒育女的意願。</text:span><text:span text:style-name="T6"><text:line-break/></text:span><text:span text:style-name="T4">政府祭出各種獎勵生育措施，其實對提高生育率一點用都沒有，當大家覺得未來確定、前途光明、希望無限，自然就會生小孩了。</text:span><text:span text:style-name="T6"><text:line-break/><text:line-break/></text:span><text:span text:style-name="T4">我很羨慕北歐國家，他們不講</text:span><text:span text:style-name="T6">GDP</text:span><text:span text:style-name="T4">，他們講「</text:span><text:span text:style-name="T6">GNH</text:span><text:span text:style-name="T4">」─</text:span><text:span text:style-name="T6">Gross National Happiness</text:span><text:span text:style-name="T4">，國家快樂指數。稅繳得多，但無後顧之憂，生活充滿快樂與希望，這就是我憧憬的美好國度！</text:span></text:p>
      <text:p text:style-name="P4"><text:span text:style-name="T3">康福居</text:span><text:span text:style-name="T4"><text:s/>  |  2020.01.12 11:32   |   </text:span><text:a xlink:type="simple" xlink:href="http://palinfo.habago.org/Entry?Command=Information_PrintForum&amp;#FORUM38447"><text:span text:style-name="T5">#</text:span></text:a></text:p>
      <text:p text:style-name="P5"><text:span text:style-name="T4">想像一個小說情節</text:span><text:span text:style-name="T6">,</text:span><text:span text:style-name="T4">有這</text:span><text:span text:style-name="T6">300</text:span><text:span text:style-name="T4">萬覺青</text:span><text:span text:style-name="T6">, </text:span><text:span text:style-name="T4">新鮮的肝</text:span><text:span text:style-name="T6">! </text:span><text:span text:style-name="T4">熱騰騰的血</text:span><text:span text:style-name="T6">! </text:span><text:span text:style-name="T4">邪惡帝國真可好好用來對抗崛起的中國</text:span><text:span text:style-name="T6">, </text:span><text:span text:style-name="T4">不是嗎</text:span><text:span text:style-name="T6">? </text:span><text:span text:style-name="T4">而傀儡政權為了抱緊大腿</text:span><text:span text:style-name="T6">,</text:span><text:span text:style-name="T4">預期不久後</text:span><text:span text:style-name="T6">, </text:span><text:span text:style-name="T4">台灣徵兵制會被迫從起</text:span><text:span text:style-name="T6">, </text:span><text:span text:style-name="T4">台灣兵會被邪惡帝國派出去打仗</text:span><text:span text:style-name="T6">, </text:span><text:span text:style-name="T4">以換來航母巡弋</text:span><text:span text:style-name="T6">.</text:span></text:p>
      <text:p text:style-name="P4"><text:span text:style-name="T3">王瑾晴</text:span><text:span text:style-name="T4"><text:s/>  |  2020.01.12 11:18   |   </text:span><text:a xlink:type="simple" xlink:href="http://palinfo.habago.org/Entry?Command=Information_PrintForum&amp;#FORUM38446"><text:span text:style-name="T5">#</text:span></text:a></text:p>
      <text:p text:style-name="P5"><text:span text:style-name="T4">我最近幾年經常都在香港，只能說香港最近幾個月發生的反修例事件，對港台兩地的人心影響遠超想像</text:span><text:span text:style-name="T6"><text:line-break/></text:span><text:span text:style-name="T4">整個事件的本質就是一場反正義的運動，為了所謂的民主自由不被侵害，民主派不惜維護殺人凶手，更以此發起大規模的暴力抗議運動，而且在媒體顛倒黑白的報道下，破壞社會的暴徒竟然成了捍衛民主自由的正義代表，而拼命維持社會秩序的警察卻被抹黑成打壓無辜市民的黑警，最令人難以想像的是，多數香港人竟然相信了這樣的鬼話，更令民主派在分區選舉取得前所未有的大勝（當時就知道蔡英文贏定了，連深受事件影響的香港人都被洗腦成這樣，何況台灣）</text:span><text:span text:style-name="T6"><text:line-break/></text:span><text:span text:style-name="T4">只是幾個月的洗腦宣傳和炒作，就可以令大部分人對是非善惡的認知完全顛倒，這是多麼可怕的事</text:span><text:span text:style-name="T6"><text:line-break/></text:span><text:span text:style-name="T4">從阿扁的兩顆子彈，到周子瑜道歉事件，再到香港反修例事件，可見某些勢力在背後操縱人心的能力變得越來越強大，實在令人心寒</text:span></text:p>
      <text:p text:style-name="P4"><text:span text:style-name="T3">謝穎芝</text:span><text:span text:style-name="T4"><text:s/>  |  2020.01.12 11:11   |   </text:span><text:a xlink:type="simple" xlink:href="http://palinfo.habago.org/Entry?Command=Information_PrintForum&amp;#FORUM38445"><text:span text:style-name="T5">#</text:span></text:a></text:p>
      <text:p text:style-name="P7"><text:span text:style-name="T4">以個人的理解，同儕當中，不乏博、碩士之流，但是他們的智力只僅於他們的專業，對於垮領域的知識或常識上的理解會異於常人也不必有太大的訝異，他們這些人大多屬於年輕之輩，當然也有</text:span><text:span text:style-name="T6">4</text:span><text:span text:style-name="T4">、</text:span><text:span text:style-name="T6">50</text:span><text:span text:style-name="T4">以上的年紀，對於政治、社會的脈動根本很少關心，每天加班哪能花時間在這問題的研究上？他們只要看標題就已經心中定奪一切，會有「理解上的誤差」，是想當然耳！</text:span><text:span text:style-name="T6"><text:line-break/><text:line-break/></text:span><text:span text:style-name="T4">例如本人遇過的工程師不乏上百萬年薪，但是挺菜的不計其數，有中、老、年輕人，都一一對「返送中」事件買了閹黨的單，你要說他們愚蠢也不至於，但是他們的智商僅於專業上罷了，像這種「科技新貧」的「生活白痴」大有人在，你能說他蠢嗎？他的確是很蠢，更遑論是對於政治上的理解了！</text:span><text:span text:style-name="T6"><text:line-break/><text:line-break/></text:span><text:span text:style-name="T4">至於「切勿與共匪談判」云云，如果中共的話都不可信，閹黨的話就可信嗎？至少在我理解中，如果拿中共與美帝相比，你認為誰的承諾更可信？</text:span><text:span text:style-name="T6"><text:line-break/><text:line-break/></text:span><text:span text:style-name="T4">台灣在這半世紀以來，被美帝出賣的多少權益？中共自從我們提出九二共識以來，他有毀約紀錄嗎？好像都是閹黨單方面在摧毀自己的承諾吧？遠的不說，這二、三十年來，我還真未曾看過中共對國際上的任何國家有片面取消任何承諾或毀約紀錄，至於中共對台灣的任何承諾，當然「取消陸客」是不得已的作法，因為菜政府已經單方面毀約：不承認九二共識，中共用一點反制的手段也不為過，更不用說菜啥洨一直在消費「返送中」的議題洗腦年輕人，一直靠境外勢力當執政不力的遮羞布，要說誰沒有信用，個人寧信中共也好過鬼島的綠土共！</text:span></text:p>
      <text:p text:style-name="P4"><text:span text:style-name="T3">陳韋廷</text:span><text:span text:style-name="T4"><text:s/>  |  2020.01.12 10:44   |   </text:span><text:a xlink:type="simple" xlink:href="http://palinfo.habago.org/Entry?Command=Information_PrintForum&amp;#FORUM38444"><text:span text:style-name="T5">#</text:span></text:a></text:p>
      <text:p text:style-name="P5"><text:span text:style-name="T4">陳真醫師您好：</text:span><text:span text:style-name="T6"><text:line-break/></text:span><text:span text:style-name="T4">我是北部某大學歷史學研究生，長期收看本網站。冒昧留言以求教，若有愚不可及處尚祈　海涵。</text:span><text:span text:style-name="T6"><text:line-break/><text:line-break/></text:span><text:span text:style-name="T4">我所認識的同輩人（三十歲以下），除了我自己之外，並無任何人投韓國瑜。我自己投韓的主因，是我對中國大陸以及西方世界的評價，不同台灣多數媒體的盲人摸象以及造謠生事；以及唾棄反滲透法之類以安全為名迫害異己的暴行。考慮到台灣並無二輪選舉制，我只能含淚放棄能力似乎比較強的宋楚瑜以保韓國瑜（當然，宋年齡過高，我也以此擔心他是否能勝任）。</text:span><text:span text:style-name="T6"><text:line-break/></text:span><text:span text:style-name="T4">我這些綠油油的朋友大多是一時才俊，人品縱有瑕疵也絕非陰暗可惡、才智也是經過相當磨練與學習，尤其是憂國憂民之心皆勝於我，我無論如何不能稱他們人渣或白癡，而只能做出兩個善意的假設：</text:span><text:span text:style-name="T6"><text:line-break/>1.</text:span><text:span text:style-name="T4">他們對極端可怕的陰謀誤導了。</text:span><text:span text:style-name="T6"><text:line-break/>2.</text:span><text:span text:style-name="T4">除了特定領域上犯錯之外，他們能在別的領域上行善：無論是做一個救人於水火的社工，或是為勞工權益死戰的律師。</text:span><text:span text:style-name="T6"><text:line-break/></text:span><text:span text:style-name="T4">此外，對於國民黨，一個我難以辯解的論點是，蔡政府畢竟推動了同性婚姻，而國民黨在中南部的選戰策略之一是攻擊同性婚姻。在這裡我難以看出國民黨有何善意可言。</text:span><text:span text:style-name="T6"><text:line-break/><text:line-break/></text:span><text:span text:style-name="T4">由此我恐怕必須承認以下至少一條為真：</text:span><text:span text:style-name="T6"><text:line-break/>1.</text:span><text:span text:style-name="T4">智力不達到極高水準者（在任何國家都是</text:span><text:span text:style-name="T6">0.1%</text:span><text:span text:style-name="T4">以下），不應憂國憂民、關心政治或投票：越關心政治會越糟。（所以就算天賦了各類人權，人也不應使用，因為那會使人自毀）</text:span><text:span text:style-name="T6"><text:line-break/>2.</text:span><text:span text:style-name="T4">當說理不可能時，極端手段，例如恐怖攻擊，是合理的：聖經中摩西為了懲罰拜偶像者，下令自相殘殺鄰人。這種行為的道德意義不能用世俗的眼光理解，所以甚至不必以理性方法說明原因。</text:span><text:span text:style-name="T6"><text:line-break/>3.</text:span><text:span text:style-name="T4">全部一般認為可信的資訊渠道都被嚴重污染，所以還不如在各類陰謀論網站上收看諸如猶太人共濟會統治世界的謠言，這樣對世界能有更合理的認識。</text:span><text:span text:style-name="T6"><text:line-break/>4.</text:span><text:span text:style-name="T4">民主投票制度根本是撒旦的陽謀：桀紂率獸食人，那只是個別暴君影響一部份人一同施暴；萬民擁戴希特勒，那就是完全解放人的惡性、一同成為撒旦子民。</text:span><text:span text:style-name="T6"><text:line-break/>5.</text:span><text:span text:style-name="T4">不只資訊被污染，而是語言也被污染。例如「包容韓粉、擁抱藍軍」之類言論不能以字面意義理解，而是必須察覺敵人的話語預設排除了很多人。所以傾聽無必要甚至有害，吾人必須直接預設敵我關係，然後對敵人的甜言蜜語全部反面理解。先總統　蔣公嘗言切勿與共匪談判，共匪總是說謊。旨哉斯言！</text:span><text:span text:style-name="T6"><text:line-break/><text:line-break/></text:span><text:span text:style-name="T4">以上任何一條，都比特定人士當選更令人絕望。因為這不只牽涉四年的不幸，而是人類存在的絕望無助，以及自由（對</text:span><text:span text:style-name="T6">99.9%</text:span><text:span text:style-name="T4">的人）、誠實與善良（對所有人）之不可能。欲獨善其身，可乎？</text:span><text:span text:style-name="T6"><text:line-break/><text:line-break/></text:span><text:span text:style-name="T4">陳韋廷</text:span><text:span text:style-name="T6"><text:s/></text:span><text:span text:style-name="T4">敬上</text:span></text:p>
      <text:p text:style-name="P4"><text:span text:style-name="T3">謝穎芝</text:span><text:span text:style-name="T4"><text:s/>  |  2020.01.12 10:12   |   </text:span><text:a xlink:type="simple" xlink:href="http://palinfo.habago.org/Entry?Command=Information_PrintForum&amp;#FORUM38443"><text:span text:style-name="T5">#</text:span></text:a></text:p>
      <text:p text:style-name="P5"><text:span text:style-name="T6">to:</text:span><text:span text:style-name="T4">蘇龍祥</text:span><text:span text:style-name="T6"><text:line-break/><text:line-break/></text:span><text:span text:style-name="T4">原來只准綠營「溜之大菊」，不准韓總為百姓黎民？</text:span><text:span text:style-name="T6"><text:line-break/><text:line-break/></text:span><text:span text:style-name="T4">鬼島的某些人民及閹黨，永遠用「賤人的標準來要求自己」，</text:span><text:span text:style-name="T6"><text:line-break/></text:span><text:span text:style-name="T4">卻用「聖人的標準」來衡量異己！</text:span><text:span text:style-name="T6"><text:line-break/><text:line-break/></text:span><text:span text:style-name="T4">綠的永遠有綠的標準，綠的舔共就是知彼知己，</text:span><text:span text:style-name="T6"><text:line-break/></text:span><text:span text:style-name="T4">藍的去對岸就是舔共、就是賣台、就是支持一國兩制，這是什麼道理？</text:span><text:span text:style-name="T6"><text:line-break/><text:line-break/></text:span><text:span text:style-name="T4">還需要反什麼一國兩制？鬼島其實早就「一國兩制」了，</text:span></text:p>
      <text:p text:style-name="P4"><text:span text:style-name="T3">謝穎芝</text:span><text:span text:style-name="T4"><text:s/>  |  2020.01.12 10:08   |   </text:span><text:a xlink:type="simple" xlink:href="http://palinfo.habago.org/Entry?Command=Information_PrintForum&amp;#FORUM38442"><text:span text:style-name="T5">#</text:span></text:a></text:p>
      <text:p text:style-name="P7"><text:span text:style-name="T4">大家也不必如此心情低迷，未來是苦是樂，大家勇敢面對！</text:span><text:span text:style-name="T6"><text:line-break/><text:line-break/></text:span><text:span text:style-name="T4">自我解嘲一下，偶而看到某支影片的留言如下：</text:span><text:span text:style-name="T6"><text:line-break/><text:line-break/></text:span><text:span text:style-name="T4">─────────────</text:span><text:span text:style-name="T6"><text:line-break/>6/1 --&gt; 1/9 </text:span><text:span text:style-name="T4">果然藏有密碼</text:span><text:span text:style-name="T6"><text:line-break/><text:line-break/>6/1 </text:span><text:span text:style-name="T4">凱道初集結</text:span><text:span text:style-name="T6"><text:line-break/>1/9 </text:span><text:span text:style-name="T4">凱道寫歷史</text:span><text:span text:style-name="T6"><text:line-break/></text:span><text:span text:style-name="T4">百萬庶民上凱道</text:span><text:span text:style-name="T6"><text:line-break/></text:span><text:span text:style-name="T4">翻轉台灣留青史</text:span><text:span text:style-name="T6"><text:line-break/></text:span><text:span text:style-name="T4">─────────────</text:span><text:span text:style-name="T6"><text:line-break/></text:span></text:p>
      <text:p text:style-name="P4"><text:span text:style-name="T3">蘇龍祥</text:span><text:span text:style-name="T4"><text:s/>  |  2020.01.12 09:59   |   </text:span><text:a xlink:type="simple" xlink:href="http://palinfo.habago.org/Entry?Command=Information_PrintForum&amp;#FORUM38441"><text:span text:style-name="T5">#</text:span></text:a></text:p>
      <text:p text:style-name="P5"><text:span text:style-name="T6">to </text:span><text:span text:style-name="T4">蔡佳穎</text:span><text:span text:style-name="T6">:<text:line-break/></text:span><text:span text:style-name="T4">選舉就是戰爭</text:span><text:span text:style-name="T6">, </text:span><text:span text:style-name="T4">戰爭的主將必須要懂計算優劣</text:span><text:span text:style-name="T6"><text:line-break/></text:span><text:span text:style-name="T4">孫子兵法中說過</text:span><text:span text:style-name="T6">, </text:span><text:span text:style-name="T4">要戰勝就必須計算優劣</text:span><text:span text:style-name="T6"><text:line-break/></text:span><text:span text:style-name="T4">勝利機會不大</text:span><text:span text:style-name="T6">,</text:span><text:span text:style-name="T4">不該輕啟戰爭</text:span><text:span text:style-name="T6"><text:line-break/><text:line-break/></text:span><text:span text:style-name="T4">在韓粉來說</text:span><text:span text:style-name="T6">,</text:span><text:span text:style-name="T4">或許認為韓民調最高</text:span><text:span text:style-name="T6">, </text:span><text:span text:style-name="T4">必須出來</text:span><text:span text:style-name="T6"><text:line-break/></text:span><text:span text:style-name="T4">我也解釋了那只是一個假象</text:span><text:span text:style-name="T6">,<text:line-break/></text:span><text:span text:style-name="T4">韓一出來</text:span><text:span text:style-name="T6">, </text:span><text:span text:style-name="T4">中間選民支持過韓當市長的全被當傻瓜看</text:span><text:span text:style-name="T6">,<text:line-break/></text:span><text:span text:style-name="T4">而中間選民一撤退</text:span><text:span text:style-name="T6">, dpp</text:span><text:span text:style-name="T4">的抹黑戰術就如入無人之境</text:span><text:span text:style-name="T6">,<text:line-break/></text:span><text:span text:style-name="T4">不斷進行半真半假的操作</text:span><text:span text:style-name="T6">, </text:span><text:span text:style-name="T4">最後結果就是年輕人以韓為恥辱</text:span><text:span text:style-name="T6">...</text:span><text:span text:style-name="T4">拼死也要衝回去阻止</text:span><text:span text:style-name="T6"><text:line-break/><text:line-break/></text:span><text:span text:style-name="T4">或許你喜歡韓的真</text:span><text:span text:style-name="T6">, </text:span><text:span text:style-name="T4">我也不否認</text:span><text:span text:style-name="T6">,<text:line-break/></text:span><text:span text:style-name="T4">但是韓的敗選</text:span><text:span text:style-name="T6">,</text:span><text:span text:style-name="T4">在我來看</text:span><text:span text:style-name="T6">, </text:span><text:span text:style-name="T4">從決定參選就底定了</text:span><text:span text:style-name="T6"><text:line-break/></text:span><text:span text:style-name="T4">他要是參加的是</text:span><text:span text:style-name="T6">2024, </text:span><text:span text:style-name="T4">那必然是所向披靡</text:span><text:span text:style-name="T6"><text:line-break/>(</text:span><text:span text:style-name="T4">就算高雄市政只有很普通的基礎建設</text:span><text:span text:style-name="T6">, </text:span><text:span text:style-name="T4">只要配上挖弊案</text:span><text:span text:style-name="T6">, </text:span><text:span text:style-name="T4">四年下來</text:span><text:span text:style-name="T6">, dpp</text:span><text:span text:style-name="T4">必然奄奄一息</text:span><text:span text:style-name="T6">)<text:line-break/></text:span><text:span text:style-name="T4">韓粉跟中天名嘴的力拱是在把韓往死路上推</text:span><text:span text:style-name="T6"><text:line-break/><text:line-break/></text:span><text:span text:style-name="T4">我從</text:span><text:span text:style-name="T6">1124</text:span><text:span text:style-name="T4">前挺韓</text:span><text:span text:style-name="T6"><text:line-break/></text:span><text:span text:style-name="T4">等他落跑</text:span><text:span text:style-name="T6">, </text:span><text:span text:style-name="T4">我就是反韓</text:span><text:span text:style-name="T6">, </text:span><text:span text:style-name="T4">原因無他</text:span><text:span text:style-name="T6"><text:line-break/></text:span><text:span text:style-name="T4">韓粉不覺得落跑有關係</text:span><text:span text:style-name="T6"><text:line-break/></text:span><text:span text:style-name="T4">但是對於曾經支持的中間選民</text:span><text:span text:style-name="T6">, </text:span><text:span text:style-name="T4">那就是在莊孝維</text:span><text:span text:style-name="T6"><text:line-break/></text:span><text:span text:style-name="T4">你要我們這些人如何去面對</text:span><text:span text:style-name="T6">1124</text:span><text:span text:style-name="T4">前去拉的票</text:span><text:span text:style-name="T6">? </text:span><text:span text:style-name="T4">鋼鐵韓粉有想過</text:span><text:span text:style-name="T6">?<text:line-break/></text:span><text:span text:style-name="T4">鋼鐵韓粉不在意信用</text:span><text:span text:style-name="T6">, </text:span><text:span text:style-name="T4">中間選民則會在意自己的信用</text:span><text:span text:style-name="T6"><text:line-break/>(</text:span><text:span text:style-name="T4">我自己的信用因為韓的落跑成為別人的笑柄</text:span><text:span text:style-name="T6">)<text:line-break/></text:span><text:span text:style-name="T4">這就是中間選民離開的主因</text:span><text:span text:style-name="T6">....<text:line-break/></text:span><text:span text:style-name="T4">我雖然在最後</text:span><text:span text:style-name="T6">, </text:span><text:span text:style-name="T4">綜合考量菜韓</text:span><text:span text:style-name="T6">..<text:line-break/></text:span><text:span text:style-name="T4">我覺得菜比較禍國殃民</text:span><text:span text:style-name="T6">, </text:span><text:span text:style-name="T4">出於大義</text:span><text:span text:style-name="T6">, </text:span><text:span text:style-name="T4">才把家中幾個勸去投韓</text:span><text:span text:style-name="T6"><text:line-break/></text:span><text:span text:style-name="T4">不過</text:span><text:span text:style-name="T6">, </text:span><text:span text:style-name="T4">看起來像我一樣願意真正分析好壞的不多</text:span><text:span text:style-name="T6"><text:line-break/><text:line-break/></text:span><text:span text:style-name="T4">對支持過韓當市長的中間選民來說</text:span><text:span text:style-name="T6">,<text:line-break/></text:span><text:span text:style-name="T4">韓的落跑傷的不是韓自己的信用</text:span><text:span text:style-name="T6">, </text:span><text:span text:style-name="T4">而是曾經幫他拉票幫他辯護的中間選民的信用</text:span><text:span text:style-name="T6"><text:line-break/><text:line-break/></text:span></text:p>
      <text:p text:style-name="P4"><text:span text:style-name="T3">張華</text:span><text:span text:style-name="T4"><text:s/>  |  2020.01.12 09:12   |   </text:span><text:a xlink:type="simple" xlink:href="http://palinfo.habago.org/Entry?Command=Information_PrintForum&amp;#FORUM38440"><text:span text:style-name="T5">#</text:span></text:a></text:p>
      <text:p text:style-name="P7"><text:span text:style-name="T4">沒離開。</text:span></text:p>
      <text:p text:style-name="P4"><text:span text:style-name="T3">妍妍</text:span><text:span text:style-name="T4"><text:s/>  |  2020.01.12 08:50   |   </text:span><text:a xlink:type="simple" xlink:href="http://palinfo.habago.org/Entry?Command=Information_PrintForum&amp;iPage=1#FORUM38439"><text:span text:style-name="T5">#</text:span></text:a></text:p>
      <text:p text:style-name="P5"><text:span text:style-name="T4">雖然現在說有點馬後炮</text:span><text:span text:style-name="T6"><text:line-break/><text:line-break/></text:span><text:span text:style-name="T4">也不是想歌功頌德或美化他</text:span><text:span text:style-name="T6"><text:line-break/><text:line-break/></text:span><text:span text:style-name="T4">但我對韓國瑜是真的被他的一言一行感動</text:span><text:span text:style-name="T6"><text:line-break/><text:line-break/></text:span><text:span text:style-name="T4">第一次真正認真聽他談話，是在黃智賢的夜問打權</text:span><text:span text:style-name="T6">(</text:span><text:span text:style-name="T4">那時還沒被停播</text:span><text:span text:style-name="T6">)<text:line-break/><text:line-break/></text:span><text:span text:style-name="T4">那次的專訪我從頭到尾認真看完了</text:span><text:span text:style-name="T6"><text:line-break/><text:line-break/></text:span><text:span text:style-name="T4">看完後真的刷新我以往對韓的第一印象。</text:span><text:span text:style-name="T6"><text:line-break/>(</text:span><text:span text:style-name="T4">光頭，感覺有點草根味，眼神很清澈，但我還是不了解這人</text:span><text:span text:style-name="T6">)<text:line-break/><text:line-break/></text:span><text:span text:style-name="T4">那次專訪聽他講未來當選高雄市長後，要做的各種事，他覺得當下政治的亂象等等</text:span><text:span text:style-name="T6"><text:line-break/></text:span><text:span text:style-name="T4">我真的受到很大觸動</text:span><text:span text:style-name="T6"><text:line-break/><text:line-break/></text:span><text:span text:style-name="T4">他不卑不亢，一言一行散發出來的那種「骨子裡透出的正直善良」</text:span><text:span text:style-name="T6"><text:line-break/><text:line-break/></text:span><text:span text:style-name="T4">我很久很久，甚至幾乎沒在台灣的政治人物上看過</text:span><text:span text:style-name="T6"><text:line-break/><text:line-break/>https://www.youtube.com/watch?v=5YGjG3REpic<text:line-break/></text:span><text:span text:style-name="T4">從</text:span><text:span text:style-name="T6">28</text:span><text:span text:style-name="T4">分處開始看</text:span><text:span text:style-name="T6"><text:line-break/><text:line-break/><text:line-break/></text:span><text:span text:style-name="T4">我之前無意中又看到這段訪問，又再一次感動觸動</text:span><text:span text:style-name="T6"><text:line-break/><text:line-break/></text:span><text:span text:style-name="T4">一個人是不是正直，其實這段談話我可以感受出來，韓可能不是最好的適合的領導人，但他是個正直善良的人</text:span><text:span text:style-name="T6"><text:line-break/><text:line-break/></text:span><text:span text:style-name="T4">理解陳樹菊阿嬤支持他對他的期許</text:span><text:span text:style-name="T6"><text:line-break/><text:line-break/></text:span><text:span text:style-name="T4">說了這麼多有點亂</text:span><text:span text:style-name="T6"><text:line-break/></text:span><text:span text:style-name="T4">第一次說我對韓的看法</text:span><text:span text:style-name="T6"><text:line-break/></text:span><text:span text:style-name="T4">我幾乎不跟人說的，因為朋友們都說他是草包賣台之類的</text:span><text:span text:style-name="T6">…(</text:span><text:span text:style-name="T4">這樣很難交流</text:span><text:span text:style-name="T6">= =&amp;;#124;&amp;;#124;&amp;;#124;&amp;;#124;)</text:span></text:p>
      <text:p text:style-name="P4"><text:span text:style-name="T3">陳真</text:span><text:span text:style-name="T4"><text:s/>  |  2020.01.12 03:27   |   </text:span><text:a xlink:type="simple" xlink:href="http://palinfo.habago.org/Entry?Command=Information_PrintForum&amp;iPage=1#FORUM38438"><text:span text:style-name="T5">#</text:span></text:a></text:p>
      <text:p text:style-name="P7"><text:span text:style-name="T4">卡韓政變</text:span><text:span text:style-name="T6"><text:s/>(234)</text:span><text:span text:style-name="T4">：未完待續</text:span><text:span text:style-name="T6"><text:line-break/><text:line-break/></text:span><text:span text:style-name="T4">陳真</text:span><text:span text:style-name="T6"><text:s/>2020. 01. 12.<text:line-break/><text:line-break/><text:line-break/></text:span><text:span text:style-name="T4">謝謝各位的留言，我也說說我的想法，不過，我能說的，基本上只是不斷重覆，並無新意，畢竟我們始終還是存在同樣一個「故事」裏，只是從這一章翻到下一章。</text:span><text:span text:style-name="T6"><text:line-break/><text:line-break/></text:span><text:span text:style-name="T4">我這一生就是個失敗者，不管多麼努力，不管如何以命相許，不管做些什麼，總是一次又一次的失敗，許多時候，我總覺得自己就像薛西弗斯，不斷失敗，不斷重來。也許也因為這樣，我對於失敗似乎頗能「習慣」。</text:span><text:span text:style-name="T6"><text:line-break/><text:line-break/></text:span><text:span text:style-name="T4">好多朋友包括大人小孩都在哭。聽說我們家小韓粉也哽咽了，其實四歲小娃哪懂個什麼碗糕？她只是聽我們說起幾個朋友叔叔阿姨和他們的小孩都在哭，自然也就會受影響，其實她連選舉或凍蒜是什麼也不知道。她只知道「輸贏」的概念。</text:span><text:span text:style-name="T6"><text:line-break/><text:line-break/></text:span><text:span text:style-name="T4">小韓粉很喜歡這首歌：</text:span><text:span text:style-name="T6"><text:line-break/><text:line-break/>https://bit.ly/36Km9tp<text:line-break/><text:line-break/></text:span><text:span text:style-name="T4">我常陪她學著片中女孩唱唱跳跳，也常跟她解釋片頭這段電影對白：「我覺得，只要不投降，就是成功」。我知道人們會覺得用這類所謂勵志話語來談論公眾事務似乎太「文青」、太阿</text:span><text:span text:style-name="T6">Q</text:span><text:span text:style-name="T4">了點，但我並不這麼想。</text:span><text:span text:style-name="T6"><text:line-break/><text:line-break/></text:span><text:span text:style-name="T4">那我究竟是怎麼想的？其實講過好幾百次了。這些東西很微妙，很難輕易再講一次，畢竟它不是一種命題，不是一種可以簡單明確訴說的東西。只能這麼說，人的一生不過數十寒暑，於是給了我們一種錯覺，以為凡事都應該以這數十寒暑為座標，做為一種「分母」。但這畢竟只是一種錯覺。</text:span><text:span text:style-name="T6"><text:line-break/><text:line-break/></text:span><text:span text:style-name="T4">耶穌上十字架到現在兩千多年，「天國」依舊連個影子也沒有，但基督徒仍然還是在傳福音不是嗎？你看歷史上那麼多良善之士、好男好女，付出多少血淚代價，承受多少痛苦，他們想追求的理想卻仍在未竟之天。某個意義上，他們失敗了，但在另外一個更重要的意義上，只要我們不投降，就是成功。</text:span><text:span text:style-name="T6"><text:line-break/><text:line-break/></text:span><text:span text:style-name="T4">西班牙的「聖家族教堂」已經蓋了一百多年還在蓋。高第都已經死了快一百年，到現在還在蓋，不知道要蓋得何年何月。高第生前就有人質疑他，你這教堂到底是要蓋到民國幾年？高第回答說：我的「客戶」都不急，你急什麼？「客戶」是誰呢？就是上帝。</text:span><text:span text:style-name="T6"><text:line-break/><text:line-break/></text:span><text:span text:style-name="T4">我並不是要給大家傳福音，我還沒有那個資格。我只是想說，很多事情的成就，原本就不一定是我們生前所能親眼看見。就如同我常說韓流就是「二次黨外」。那麼，第一次呢？第一次早在</text:span><text:span text:style-name="T6">1990</text:span><text:span text:style-name="T4">年左右就已宣告失敗。國父革命尚且都要十次才成功，何況黨外所面對的不是積弱不振的滿清，而是美國</text:span><text:span text:style-name="T6"><text:s/>(</text:span><text:span text:style-name="T4">或說整個西方強權</text:span><text:span text:style-name="T6">) </text:span><text:span text:style-name="T4">之於中國這樣一種無所不用其極的鬥爭局面。</text:span><text:span text:style-name="T6"><text:line-break/><text:line-break/></text:span><text:span text:style-name="T4">當年盛況空前、氣勢驚人的黨外群眾，不管如何具有道德上的絕對正當性，依舊是當時年輕人及所謂菁英們眼中的過街老鼠：不入流，可笑，幼稚，非理性，低俗，草包，落伍，沒水準，魯蛇，中老人口</text:span><text:span text:style-name="T6"><text:s/>(</text:span><text:span text:style-name="T4">不夠炫，不夠進步</text:span><text:span text:style-name="T6">)</text:span><text:span text:style-name="T4">，智能低下，沒有理想，髒亂，吵吵鬧鬧</text:span><text:span text:style-name="T6">...</text:span><text:span text:style-name="T4">等等等，就跟現在的韓流處境一模一樣。</text:span><text:span text:style-name="T6"><text:line-break/><text:line-break/></text:span><text:span text:style-name="T4">不管黨外如何努力，如何集結，如何奮鬥，如何犧牲生命和青春，如何人山人海，每次選舉得票率永遠不會超過三成。這個永難超越的「三成」魔咒，最後還是打破了，為什麼呢？不是因為黨外成功了，而是因為黨外被一群品性不端的混蛋給竄奪了，消滅了。</text:span><text:span text:style-name="T6"><text:line-break/><text:line-break/></text:span><text:span text:style-name="T4">混蛋們後來之所以成功突破三成，成功奪權，不是因為理想實現，而是因為混蛋加三級，進一步變成人渣，在美國的主導下，吸收、融合了舊國民黨裏頭最腐敗的所謂本土「主流」</text:span><text:span text:style-name="T6">(</text:span><text:span text:style-name="T4">即黑金教父李登輝和蔡英文那一派</text:span><text:span text:style-name="T6">)</text:span><text:span text:style-name="T4">，採用比傳統國民黨更卑鄙更骯髒下流的各種手段搞政治，自然很快就大獲全勝。這就是今日各位所見識到的貪婪腐敗無惡不作的人渣黨。</text:span><text:span text:style-name="T6">(</text:span><text:span text:style-name="T4">參見卡韓系列之</text:span><text:span text:style-name="T6"><text:s/>"</text:span><text:span text:style-name="T4">民進黨簡史</text:span><text:span text:style-name="T6">")</text:span><text:span text:style-name="T4">。</text:span><text:span text:style-name="T6"><text:line-break/><text:line-break/></text:span><text:span text:style-name="T4">你能說這是黨外的「成功」嗎？所謂「成功」，就只是要奪權？然後讓人渣們吃到飽、吃好幾代、無所不吃？這當然不是成功，而是徹底失敗。如今之韓流，則是黨外的捲土重來。失敗一次沒什麼，反倒是應該讓我們變得更強大才對。</text:span><text:span text:style-name="T6"><text:line-break/><text:line-break/></text:span><text:span text:style-name="T4">不過，我倒也不是愚蠢的樂觀主義者，事實上我很悲觀，我很懷疑所謂善的力量在現實世界的能力。現實世界所講究的力量，無非就是像拳頭那樣一種東西。也就是說，誰掌握了媒體，誰控制了教育，誰囊括了金錢與權位，誰就能為所欲為，看你要「教育」出一個什麼樣的新世代，一點都不是問題。</text:span><text:span text:style-name="T6"><text:line-break/><text:line-break/></text:span><text:span text:style-name="T4">這就跟輸入程式到電腦裏頭差不多，你完全可以把人們特別是年輕一代，塑造成你所希望的模樣，你要他們嘴巴說出什麼話，他們就會照著說；你要他們做出何種反應，他們就會像機器人一樣，依你指令而行事；你要他們腦子裏想些什麼，他們就會照你的意思那樣想事情。他無需思索，無須探究，因為程式設定都已經幫他們全想好了。</text:span><text:span text:style-name="T6"><text:line-break/><text:line-break/></text:span><text:span text:style-name="T4">你就算擁有宇宙之間全部的善，也很難打得過腦殘的力量。這也是我為何始終對於西式或美式民主很反感的原因，因為它基本上就是個騙局。就如羅素一百年前就說，美國的所謂民主，基本上就是一種權貴世襲制度，真正權力始終掌握在情治系統、軍火商和控制金融與貨幣政策以及控制幾乎所有媒體的跨國企業大富豪與政治世家手裏。不管誰當總統，全是「自己人」，全都得聽命於真正的掌權者。</text:span><text:span text:style-name="T6"><text:line-break/></text:span><text:span text:style-name="T4">選前兩天，其實有三件事動搖了我對於韓之勝選的猜測。</text:span><text:span text:style-name="T6"><text:line-break/><text:line-break/></text:span><text:span text:style-name="T4">一，選前兩天，蔡英文突然從武則天變成觀世音，「大發慈悲」地對著群眾說：「不論勝負，我們都要擁抱那些支持韓國瑜的群眾」，因為台灣要「團結」云云。</text:span><text:span text:style-name="T6"><text:line-break/><text:line-break/></text:span><text:span text:style-name="T4">通常自認為已經穩操勝券的人，才會說什麼「大家要團結，要互相擁抱」這類溫馨鬼話。我們一般人看不到真正的民調，看不到真正足以影響勝負的政治背後操盤狀況，但是，核心的圈內人一定知道真實狀況。</text:span><text:span text:style-name="T6"><text:line-break/><text:line-break/></text:span><text:span text:style-name="T4">二，選前兩天，韓國瑜一連兩次造勢都取得空前盛況，前所未見，遠勝</text:span><text:span text:style-name="T6">2008</text:span><text:span text:style-name="T4">年馬英九旋風。但是你有沒有注意到韓國瑜卻始終愁眉不展，就連和女兒韓冰在台上會面時，都還是一副愁苦表情。這一點都不像是一個即將勝選者的神色。</text:span><text:span text:style-name="T6"><text:line-break/><text:line-break/></text:span><text:span text:style-name="T4">三，真正讓我心裏毛毛的是這個第三點。各位聽過歐亞集團</text:span><text:span text:style-name="T6"><text:s/>(Eurasia Group) </text:span><text:span text:style-name="T4">這公司嗎？它是全球最大的政治風險評估機構。很多所謂智庫之評估，其實帶有強烈政治宣傳目的，但這公司相對來講比較中立。我在選前那一天，看見它發表</text:span><text:span text:style-name="T6">2020</text:span><text:span text:style-name="T4">年的全球十大風險評估，請看：</text:span><text:span text:style-name="T6"><text:line-break/><text:line-break/>https://bit.ly/2TcJEr6<text:line-break/><text:line-break/></text:span><text:span text:style-name="T4">報告指出：全球第三大風險就是中美鬥爭，而鬥爭的主要核心標的之一就是台灣。</text:span><text:span text:style-name="T6"><text:line-break/><text:line-break/></text:span><text:span text:style-name="T4">讓我很訝異的是，這篇報告是選前五天公布，但它的一切論述與評估，卻建立在「蔡英文獲勝」這個假設性的基礎上。各位懂我的意思吧？照理說，各方預估台灣大選勝負難料，差距極微。但是，這家非常有名的風險評估機構卻已認定蔡將勝選，然後在這個基礎上做出各種推估與研判。它怎麼會這麼有把握呢？難道不怕幾天後是韓國瑜大勝，那豈不是整份評估報告都得作廢重寫？</text:span><text:span text:style-name="T6"><text:line-break/><text:line-break/></text:span><text:span text:style-name="T4">也就是說，這些行家，一如</text:span><text:span text:style-name="T6">AIT</text:span><text:span text:style-name="T4">，它們必然早已確信蔡將勝選甚至大勝，否則不會在選前幾天發表，難道不怕預測錯誤，全部得重寫？</text:span><text:span text:style-name="T6">  <text:line-break/><text:line-break/></text:span><text:span text:style-name="T4">不過，我最後並沒有採信這份報告的預測，寧可相信自己的實際所見所聞，依舊認為韓會獲勝，因為在我的生活經驗世界裏，韓國瑜幾乎是一面倒獲得各方支持，加上罕見的數十萬人支持群眾盛況，我實在看不出韓會輸的可能性，更不用說輸兩三百萬票。</text:span><text:span text:style-name="T6"><text:line-break/><text:line-break/></text:span><text:span text:style-name="T4">我只能說，我完全無法理解這項結果，那完全違背常識，遠離實際經驗。很多人說民進黨一定有做票。但我認為做票理當也做不出來這樣的巨大差距。那完全就是不可思議的一種結果，但我沒有更好的解釋，只能把它當成一個謎。如果這樣的選舉結果是事實，那意味著我應該懷疑自己的智商以及懷疑自己的實際生活經驗。</text:span><text:span text:style-name="T6"><text:line-break/><text:line-break/></text:span><text:span text:style-name="T4">學姐在成大教書，她的經驗與我完全相反，她說整個校園，不管學生或老師，幾乎找不到一個挺韓的人。我知道這是事實，但就算全部的腦殘全部跑出來投票，理當也不可能會有這樣的差距。蔡英文這樣一個在市井之間到處被人唾罵的無恥人渣，居然變成台灣史上獲得最多票、最得民心的總統？</text:span><text:span text:style-name="T6"><text:line-break/><text:line-break/></text:span><text:span text:style-name="T4">歐亞集團的</text:span><text:span text:style-name="T6"><text:s/>2020</text:span><text:span text:style-name="T4">年全球十大風險評估報告中，事先</text:span><text:span text:style-name="T6"><text:s/>(</text:span><text:span text:style-name="T4">而且是選舉前夕</text:span><text:span text:style-name="T6">) </text:span><text:span text:style-name="T4">就已經把台灣這場大選定位為中美鬥爭的一個意向指標。報告認為，美國將會因為蔡之勝選，對中國的「核心利益」展開更強烈的攻擊！其所謂核心利益指的是台灣、香港與新疆和南海問題以及科技爭霸，所有這些問題都將會持續被擴大衝突。</text:span><text:span text:style-name="T6"><text:line-break/><text:line-break/></text:span><text:span text:style-name="T4">報告中並且說，川普對於軍事選項之不感興趣，很可能會讓習近平試著在台灣問題上採取測試底線的作為。報告認為此舉很危險，因為川普行事作風難以預測，難保雙方不會擦槍走火搞出事來。</text:span><text:span text:style-name="T6"><text:line-break/><text:line-break/></text:span><text:span text:style-name="T4">這些報告很容易閱讀，一下子就能看完。我之所以提到這一段描述，主要是想說，一如該報告所呈現，台灣做為美製「人肉炸彈」的命運之進一步往前推進，事實上和這場選舉極具相關性；而這樣一個相關性其實是「事先」就被如此設定的；就跟下棋一樣，你可別以為棋子自己會走動，也別以為棋子的走向只是一種偶然或什麼「台灣人民自己的民主選擇」，完全不是這樣。</text:span><text:span text:style-name="T6"><text:line-break/><text:line-break/></text:span><text:span text:style-name="T4">棋子沒有能力決定自己的定位與走向。韓國瑜的勝選或可「延緩」某種中美衝突進程，但台灣終究仍是一顆棋子，而且這顆棋很顯然已經被端到檯面上來做為一種攻擊角色，太平日恐怕不多了。</text:span><text:span text:style-name="T6"> <text:line-break/><text:line-break/></text:span><text:span text:style-name="T4">我很想說，說不定這場選舉裏頭有陰謀，有機關，要不然我實在無法理解這樣一種勝負的巨大落差，完全顛覆常識與實際生活經驗。但我畢竟不是陰謀論者，我就算想陰謀推論一下，也很難想像這樣一種違背常識經驗的選舉結果如何「製造」出來？</text:span><text:span text:style-name="T6"><text:line-break/><text:line-break/></text:span><text:span text:style-name="T4">另外，我常說，我很堵爛那種什麼愛啦、包容啦、團結啦之類的呼籲。這樣一種理解對於台灣只是有害無益。這可分兩方面來講。</text:span><text:span text:style-name="T6"><text:line-break/><text:line-break/></text:span><text:span text:style-name="T4">就技術面來說：事實很清楚，仇恨與恐懼才具有政治動員力量，愛與歡樂沒有。</text:span><text:span text:style-name="T6"><text:line-break/><text:line-break/></text:span><text:span text:style-name="T4">我講這話並無道德褒貶，而只是陳述事實。你用肚臍想也知道，你我如果不是歸卵泡火</text:span><text:span text:style-name="T6"><text:s/>(</text:span><text:span text:style-name="T4">滿肚子火之意</text:span><text:span text:style-name="T6">)</text:span><text:span text:style-name="T4">，怎麼會去參加什麼遊行？你我如果滿心歡樂，恐怕連投票都不會去投不是嗎？你我就是因為對人渣黨之危害社會的齷齪惡行恨之入骨，才會想要打倒它、消滅它不是嗎？</text:span><text:span text:style-name="T6"><text:line-break/><text:line-break/></text:span><text:span text:style-name="T4">我真不明白，華人社會是不是很怕「恨」這個字？對於比方說人渣黨根本數不清的貪贓枉法，好話說盡，壞事做絕，你不恨嗎？痛恨邪惡有何不對？痛恨邪惡才是所謂「愛」不是嗎？要不然是在愛個什麼碗糕？什麼愛與包容，包容個什麼小鳥蛋啦。還有什麼全民團結，團結個烏龜殼嗎？跟歹徒人渣團結？</text:span><text:span text:style-name="T6"><text:line-break/><text:line-break/></text:span><text:span text:style-name="T4">也就是說，就道德意義上來講，厭惡不義，痛恨不義，就是愛。愛恨是同一物。就如德蕾莎修女所說，「愛的反面不是恨，而是冷漠」。冷漠就已經很糟糕了，更何況什麼「歡樂」？如果那麼歡樂，我們哪還需要改變現狀之腐敗與邪惡？</text:span><text:span text:style-name="T6"><text:line-break/><text:line-break/></text:span><text:span text:style-name="T4">我當然不是說我們應學習人渣黨，鼓吹對於無辜者與異已的仇恨。我們的恨，對象當然就只是貪婪邪惡之事，而非異己。惟有保持這樣一種「厭惡不義」的義憤，政治才有可能向著好的方向走去。什麼「愛與包容」，那是很荒唐、不知所云的。</text:span><text:span text:style-name="T6"><text:line-break/><text:line-break/></text:span><text:span text:style-name="T4">打從去年選高雄市長時，我就說韓國瑜與韓流的出現，基本上就是一種「政變」，不但要革掉人渣黨的命，也會革掉傳統權貴國民黨的命。因此，韓打從一開始就是一人打全部，全部打一人。人渣黨不用說了，吳敦義那個滿腦子心機與私心的政壇老賊，最好趕緊叫他回去吃自己，別再害人了。他的好朋友郭台銘更是如此。</text:span><text:span text:style-name="T6"><text:line-break/><text:line-break/></text:span><text:span text:style-name="T4">這些人，包括宋楚瑜與柯文哲等等等，基本上就是和民進黨站同一條線，而韓國瑜則是他們的共同敵人。惟有打倒韓國瑜，大家才有戲唱。如今他們是否如願我不知道。但我希望韓退出國民黨，加入新黨或另組政黨。改革國民黨的方法就是儘快讓它消失，因為它的存在只是阻礙了真實反對力量的出現與茁壯。</text:span><text:span text:style-name="T6"><text:line-break/><text:line-break/></text:span><text:span text:style-name="T4">韓國瑜被污衊醜化與羞辱了一整年，成百上千的謠言證明了一點：韓國瑜確實是一個乾乾淨淨的政治人物。這在政壇上極其罕見，就跟恐龍一樣，我看都快絕跡了。</text:span><text:span text:style-name="T6"><text:line-break/><text:line-break/></text:span><text:span text:style-name="T4">除了行事乾淨、單純與正直，韓更是個善良的人，具有豐富的憐憫之心，而且頭腦極其聰明，所謂腹有詩書氣自華，能力更是一流。我不會吹噓政治人物，我只是實話實說。</text:span><text:span text:style-name="T6"><text:line-break/><text:line-break/></text:span><text:span text:style-name="T4">所謂草包是誰呢？應該就是像柯文哲那一類的人，除了某種特定專業技術之外，沒念過什麼像樣的書，很庸俗，愚眛，感覺好像沒受過教育。但是，這樣一些人因為曾經考試考得不錯，考上醫科，特別是台大醫科，於是他就以為他什麼都會，完全缺乏自知之明；一方面很蠢，一方面卻又極端驕傲，經常講些什麼過去考幾分、台大多厲害、智商考試考幾分等等這類蠢到爆的井底之蛙之言。</text:span><text:span text:style-name="T6"><text:line-break/><text:line-break/></text:span><text:span text:style-name="T4">不過，我不是要罵姓柯的，我只是要說：像韓國瑜這樣一個傑出人才，而且人品之善良與正直，你幾乎不可能在國內外政壇上找到幾個跟他一樣的人。我惟一能想到的一個足以和韓國瑜相提並論者，就是英國工黨主席柯賓。然而，韓國瑜這樣一個幾乎是無懈可擊的政治人物，卻居然被抹黑得臭不可聞；明明是天才，居然被抹黑成草包，並且眾人深信不疑。</text:span><text:span text:style-name="T6"><text:line-break/><text:line-break/></text:span><text:span text:style-name="T4">這意味著什麼？意味著民主基本上就是一種騙局。誰掌握了媒體與教育，他完全就是可以為所欲為，達成任何目的。我敢說，就算是德蕾莎修女，如果變成人渣黨的敵人，照樣可以抹黑成貪婪的草包淫婦。</text:span><text:span text:style-name="T6"><text:line-break/><text:line-break/></text:span><text:span text:style-name="T4">你不可能期待每年冒出一個不世出的天才或聖人，通常五百年才誕生一個不是嗎？因此，如果連韓國瑜這樣一個完美的政治人物都能被打成齷齪低能的草包廢物，並且大輸三百萬票，那你覺得將來還有希望嗎？</text:span><text:span text:style-name="T6"><text:line-break/><text:line-break/></text:span><text:span text:style-name="T4">我想說的結論是：民主的盡頭往往就是某種形式的革命，例如群眾運動，內亂，政變，內戰，或是背後下棋者雙方直接攤牌。</text:span><text:span text:style-name="T6"><text:line-break/><text:line-break/></text:span><text:span text:style-name="T4">千言萬語說不盡，夜半疾書，寥寥五千字難以言表，累了，就寫這樣。大家不用氣餒，想移民的移民，想轉綠的轉綠，至於像我這樣滿心仇恨永遠無法和人渣「愛與包容」的，就繼續奮鬥。生命苦短，來日不長，但這沒什麼。故事永遠不會消失，消失的只是某些角色。</text:span><text:span text:style-name="T6"> </text:span></text:p>
      <text:p text:style-name="P4"><text:span text:style-name="T3">蔡佳穎</text:span><text:span text:style-name="T4"><text:s/>  |  2020.01.12 02:40   |   </text:span><text:a xlink:type="simple" xlink:href="http://palinfo.habago.org/Entry?Command=Information_PrintForum&amp;#FORUM38437"><text:span text:style-name="T10">#</text:span></text:a></text:p>
      <text:p text:style-name="P5"><text:span text:style-name="T4">所以只要是國民黨推出的候選人，一定都得是完人就對了，不然就無法被「中間選民」接受；但反之，民進黨推出的候選人，不管講了再多幹話，做了再多壞事，「中間選民」最後也是可以接受，投票給她，因而投出了史上最高票？</text:span><text:span text:style-name="T6"><text:line-break/></text:span><text:span text:style-name="T4">這種「中間選民」到底是什麼樣的中間？我真的不明白。</text:span><text:span text:style-name="T6"><text:line-break/></text:span><text:span text:style-name="T4">若對臺灣人心的是非善惡還抱持著一絲希望，我也只能質疑票數了。</text:span><text:span text:style-name="T6"><text:line-break/><text:line-break/></text:span><text:span text:style-name="T4">談不該讓韓選，已無意義。如果能號召出這麼多人在造勢場合支持的韓國瑜，都不能勝選，而且差距如此之大，換成其他沒有這種聲勢的朱立倫、郭台銘、王金平，也絕不可能有比較好的結果。</text:span><text:span text:style-name="T6"><text:line-break/><text:line-break/></text:span><text:span text:style-name="T4">蔡英文在第一任的內政、外交，爆得難道還不夠嗎？但她不僅活命，還得到超越馬英九第一次競選的票數。照這樣看來，</text:span><text:span text:style-name="T6">2024</text:span><text:span text:style-name="T4">？甭想了！台灣準備迎接帝制復辟吧。</text:span><text:span text:style-name="T6"><text:line-break/><text:line-break/><text:line-break/></text:span></text:p>
      <text:p text:style-name="P4"><text:span text:style-name="T3">王修亮</text:span><text:span text:style-name="T4"><text:s/>  |  2020.01.12 02:23   |   </text:span><text:a xlink:type="simple" xlink:href="http://palinfo.habago.org/Entry?Command=Information_PrintForum&amp;#FORUM38436"><text:span text:style-name="T10">#</text:span></text:a></text:p>
      <text:p text:style-name="P7"><text:span text:style-name="T4">回想前幾天一位</text:span><text:span text:style-name="T6">20</text:span><text:span text:style-name="T4">多歲的學生，很認真的告訴我：「老師，我和你投不一樣的人，因為我不想朋友有一天會無故失蹤，我不想失去自由。」</text:span><text:span text:style-name="T6"><text:line-break/></text:span><text:span text:style-name="T4">這位孩子只上過我一天課，但十幾年來一直都很主動的和我聯繫，說話也很率真。</text:span><text:span text:style-name="T6"><text:line-break/></text:span><text:span text:style-name="T4">當時和他說了一些道理，但是完全沒想到香港的反送中，會激起年輕人如此強烈的「失去自由的恐懼」。</text:span><text:span text:style-name="T6"><text:line-break/><text:line-break/></text:span><text:span text:style-name="T4">一般年輕人以前是不愛投票的。</text:span><text:span text:style-name="T6"><text:line-break/></text:span><text:span text:style-name="T4">一般年輕人也不太在意政治。</text:span><text:span text:style-name="T6"><text:line-break/></text:span><text:span text:style-name="T4">香港事件的操作，很可能是蔡英文多出這麼多票的原因。</text:span><text:span text:style-name="T6"><text:line-break/></text:span><text:span text:style-name="T4">這些票投的是恐懼。</text:span><text:span text:style-name="T6"><text:line-break/><text:line-break/></text:span><text:span text:style-name="T4">會恐懼，因為他們自認「不是中國人」，他們被媒體與網軍遮蔽操控，同情香港暴徒，並且引發出自身強烈的恐懼，害怕有一天自己會不得已成為香港年輕人。</text:span><text:span text:style-name="T6"><text:line-break/></text:span><text:span text:style-name="T4">追根究柢，還是這二十幾年來教改去中國化的成果。</text:span><text:span text:style-name="T6"><text:line-break/><text:line-break/></text:span><text:span text:style-name="T4">這二十多年來，課綱與教材年年去中國化更甚，近年還增加了對民進黨的讚揚，這其實和當年國民黨「大有為政府」這一類宣揚是一樣的，國小其實是最容易受影響的年紀</text:span><text:span text:style-name="T6">(</text:span><text:span text:style-name="T4">並非國高中</text:span><text:span text:style-name="T6">)</text:span><text:span text:style-name="T4">，教師們多半是不知不覺，照表教授，稍微用心的老師，又不敢和別人不一樣。</text:span><text:span text:style-name="T6"><text:line-break/></text:span><text:span text:style-name="T4">國小價值觀被偏差、定位，國中以後進入小團體結黨結派時期，相互影響，關係緊密，就無法改了，家長也無能為力。</text:span><text:span text:style-name="T6"><text:line-break/><text:line-break/></text:span><text:span text:style-name="T4">近十年來，一些不願意受學校教材影響的家長，紛紛開辦自學團體，我也是因此被請去教經典文化。這應該是避免孩子受不良影響的方法之一。</text:span><text:span text:style-name="T6"><text:line-break/></text:span><text:span text:style-name="T4">但是自學團目前的方式，都是請教師、租場地開課，每個月平均學費大約四萬</text:span><text:span text:style-name="T6">(</text:span><text:span text:style-name="T4">一個人</text:span><text:span text:style-name="T6">)</text:span><text:span text:style-name="T4">，負擔非常沉重，中等經濟家庭大概負擔不起。</text:span><text:span text:style-name="T6"><text:line-break/></text:span><text:span text:style-name="T4">私立學校是另一個選項，目前分成兩種，一種是拚成績拚出國的，例如國際學校或康軒，一種是想發展特殊理念的，例如人文學校或華德福</text:span><text:span text:style-name="T6">(</text:span><text:span text:style-name="T4">台灣本身的實驗學校都由政府或企業資助，其實並不穩定，教材也過於理想化，通常主張快樂學習等等</text:span><text:span text:style-name="T6">)</text:span><text:span text:style-name="T4">，這些學校有其特色與優秀處，但是也有許多問題，我就不多說了。</text:span><text:span text:style-name="T6"><text:line-break/><text:line-break/></text:span><text:span text:style-name="T4">或許有心的家長，可以自組自學團體，自兼教師或請親朋好友兼教師</text:span><text:span text:style-name="T6">(</text:span><text:span text:style-name="T4">台灣自學辦法，自學教師是不需要具有正式教師資格的，只要大學學歷即可，若是特殊專長教師，沒有學歷也沒問題，只是要寫出教學項目與重點，這其實不難，我可以協助</text:span><text:span text:style-name="T6">)</text:span><text:span text:style-name="T4">，例如：共組家庭中，一個星期某家長負擔一天課程，較有空閒的家長可以一星期擔任兩、三天課程，也可以互相調度。</text:span><text:span text:style-name="T6"><text:line-break/></text:span><text:span text:style-name="T4">這有點類似以往的私塾，孩子們的課程可以設計得非常專業又生活化，很扎實，也不必被教改影響，同時又幾乎不須付出額外的費用，一般家庭負擔得起，誰家客廳大一些都可以當教室，要不然向附近國小租借多餘的教室，費用應該都很便宜，現在國小都少子化，空教室很多了。</text:span><text:span text:style-name="T6"><text:line-break/><text:line-break/></text:span><text:span text:style-name="T4">如果親朋好友沒有年齡相類的孩子，兩歲差別的混齡也無妨，我的班級都是混齡，沒問題的。</text:span><text:span text:style-name="T6"><text:line-break/></text:span><text:span text:style-name="T4">只有自己家一個孩子是太少了，群性至少要</text:span><text:span text:style-name="T6">4</text:span><text:span text:style-name="T4">個孩子以上，比較能發展。</text:span><text:span text:style-name="T6"><text:line-break/><text:line-break/></text:span><text:span text:style-name="T4">我記得高雄也有自學團體，需要的家長可以打聽。</text:span><text:span text:style-name="T6"><text:line-break/></text:span><text:span text:style-name="T4">只是自學團體的目的都不盡相同，甚至也有完全相反的。除了不滿意學校教材教法，也是有那種「逼迫孩子成為資優生」，或是「迷信背誦經典孩子就能成聖賢」這一類的自學團，自己要先仔細探查清楚。</text:span><text:span text:style-name="T6"><text:line-break/><text:line-break/></text:span><text:span text:style-name="T4">只是連隨想到，大略說一些自己的經驗與想法。</text:span><text:span text:style-name="T6"><text:line-break/></text:span><text:span text:style-name="T4">如果需要任何課程語教學方面的協助，我都是義務幫忙者。</text:span></text:p>
      <text:p text:style-name="P4"><text:span text:style-name="T3">文歆</text:span><text:span text:style-name="T4"><text:s/>  |  2020.01.12 01:49   |   </text:span><text:a xlink:type="simple" xlink:href="http://palinfo.habago.org/Entry?Command=Information_PrintForum&amp;#FORUM38435"><text:span text:style-name="T10">#</text:span></text:a></text:p>
      <text:p text:style-name="P5"><text:span text:style-name="T4">謝謝慶仔分享的歌。</text:span><text:span text:style-name="T6"><text:line-break/><text:line-break/></text:span><text:span text:style-name="T4">找了</text:span><text:span text:style-name="T6">live</text:span><text:span text:style-name="T4">版本，覺得更加感人，聲音純淨美好，撫慰人心。</text:span><text:span text:style-name="T6"><text:line-break/><text:line-break/></text:span><text:span text:style-name="T4">周深</text:span><text:span text:style-name="T6">- </text:span><text:span text:style-name="T4">能解答一切的答案</text:span><text:span text:style-name="T6"><text:line-break/>https://youtu.be/uSlLPseVjzs</text:span></text:p>
      <text:p text:style-name="P4"><text:span text:style-name="T3">蘇龍祥</text:span><text:span text:style-name="T4"><text:s/>  |  2020.01.12 01:02   |   </text:span><text:a xlink:type="simple" xlink:href="http://palinfo.habago.org/Entry?Command=Information_PrintForum&amp;#FORUM38434"><text:span text:style-name="T10">#</text:span></text:a></text:p>
      <text:p text:style-name="P7"><text:span text:style-name="T4">雖然有些話不好聽，但還是要說。</text:span><text:span text:style-name="T6"><text:line-break/></text:span><text:span text:style-name="T4">我想，不需要懷疑如此得票</text:span><text:span text:style-name="T6"><text:line-break/></text:span><text:span text:style-name="T4">在台灣，年輕人尤其喜歡一窩瘋。</text:span><text:span text:style-name="T6"><text:line-break/></text:span><text:span text:style-name="T4">我在韓宣布</text:span><text:span text:style-name="T6">5</text:span><text:span text:style-name="T4">點時就跟老媽說，死定了，韓必定身敗名裂。</text:span><text:span text:style-name="T6"><text:line-break/></text:span><text:span text:style-name="T4">我只能說韓周遭沒一個能用的謀士，</text:span><text:span text:style-name="T6"><text:line-break/></text:span><text:span text:style-name="T4">當</text:span><text:span text:style-name="T6">4</text:span><text:span text:style-name="T4">個月跑掉，是誰出鬼主意的</text:span><text:span text:style-name="T6">?<text:line-break/></text:span><text:span text:style-name="T4">不要拿民調最高來當理由。</text:span><text:span text:style-name="T6"><text:line-break/></text:span><text:span text:style-name="T4">人渣黨的力量一直在校園感染年輕人，藍營要清楚這本質，不可急功好利。</text:span><text:span text:style-name="T6"><text:line-break/></text:span><text:span text:style-name="T4">我在韓上黃光芹節目說誰說的，就隱約覺得不妙，韓可能在中天名嘴跟韓粉力拱下出馬，</text:span><text:span text:style-name="T6"><text:line-break/></text:span><text:span text:style-name="T4">而這將會把幾乎大好的局輸光。</text:span><text:span text:style-name="T6"><text:line-break/></text:span><text:span text:style-name="T4">所以我還去</text:span><text:span text:style-name="T6">fb</text:span><text:span text:style-name="T4">留言，希望</text:span><text:span text:style-name="T6">"</text:span><text:span text:style-name="T4">高築牆，廣積糧，緩稱王</text:span><text:span text:style-name="T6">"<text:line-break/></text:span><text:span text:style-name="T4">但顯然沒被接受。</text:span><text:span text:style-name="T6"><text:line-break/><text:line-break/></text:span><text:span text:style-name="T4">有人會以韓當時總統民調</text:span><text:span text:style-name="T6">40%</text:span><text:span text:style-name="T4">，是在已知會落跑下還有</text:span><text:span text:style-name="T6">40%</text:span><text:span text:style-name="T4">。</text:span><text:span text:style-name="T6"><text:line-break/></text:span><text:span text:style-name="T4">但這就是外行了，韓在沒宣布前，有一堆中間選民在幫忙抵抗抹黑</text:span><text:span text:style-name="T6"><text:line-break/></text:span><text:span text:style-name="T4">這羣中間選民知道如何應對才能穩住中間選民不被抹黑騙走。</text:span><text:span text:style-name="T6">(</text:span><text:span text:style-name="T4">鐵粉本來就不會走</text:span><text:span text:style-name="T6">)<text:line-break/></text:span><text:span text:style-name="T4">但這羣人在韓</text:span><text:span text:style-name="T6">5</text:span><text:span text:style-name="T4">點後，全部因為不滿韓落跑而撤走。</text:span><text:span text:style-name="T6"><text:line-break/></text:span><text:span text:style-name="T4">留下同溫層的韓粉孤軍奮戰，而韓粉的辯護是沒辦法阻止中間選民把抹黑當成事實</text:span><text:span text:style-name="T6">(</text:span><text:span text:style-name="T4">且韓本身的能力，也沒強到能讓中間選民崇拜，中間選民只會認為韓就是一個普通人，哪有資格足以落跑去選總統</text:span><text:span text:style-name="T6">)<text:line-break/></text:span><text:span text:style-name="T4">所以韓的中間票是近乎</text:span><text:span text:style-name="T6">0</text:span><text:span text:style-name="T4">的潰敗。</text:span><text:span text:style-name="T6"><text:line-break/><text:line-break/></text:span><text:span text:style-name="T4">我只能說在人渣黨每年都感染年輕人下，要站穩都不易了。</text:span><text:span text:style-name="T6"><text:line-break/></text:span><text:span text:style-name="T4">韓的真誠就是最大弱點，任何一個懂謀略的都不該讓韓涉險選總統，若持盈保泰，挺其他人。</text:span><text:span text:style-name="T6"><text:line-break/></text:span><text:span text:style-name="T4">後期小英內政各種自爆，根本不可能活命。</text:span><text:span text:style-name="T6"><text:line-break/></text:span><text:span text:style-name="T4">而</text:span><text:span text:style-name="T6">2024</text:span><text:span text:style-name="T4">必定是韓出馬。</text:span><text:span text:style-name="T6"><text:line-break/><text:line-break/></text:span><text:span text:style-name="T4">只能說一步錯，步步錯。</text:span><text:span text:style-name="T6"><text:line-break/><text:line-break/></text:span><text:span text:style-name="T4">至於國民黨的改革要有感，第一步是建立落跑的內規，</text:span><text:span text:style-name="T6"><text:line-break/></text:span><text:span text:style-name="T4">議員能不能馬上選立委</text:span><text:span text:style-name="T6">?<text:line-break/></text:span><text:span text:style-name="T4">第一屆跟連任</text:span><text:span text:style-name="T6">?<text:line-break/>…<text:line-break/></text:span><text:span text:style-name="T4">把規則定出給中間選民看而非自由心証。</text:span><text:span text:style-name="T6"><text:line-break/></text:span><text:span text:style-name="T4">但韓卻也不該太過苛責，因為是外在的勢在皇袍加身</text:span><text:span text:style-name="T6"><text:line-break/><text:line-break/></text:span></text:p>
      <text:p text:style-name="P4"><text:span text:style-name="T4">somebody   |  2020.01.11 23:59   |   </text:span><text:a xlink:type="simple" xlink:href="http://palinfo.habago.org/Entry?Command=Information_PrintForum&amp;#FORUM38433"><text:span text:style-name="T10">#</text:span></text:a></text:p>
      <text:p text:style-name="P5"><text:span text:style-name="T4">謝謝</text:span><text:span text:style-name="T6"><text:line-break/></text:span><text:span text:style-name="T4">謝穎芝</text:span><text:span text:style-name="T6"><text:line-break/><text:line-break/></text:span><text:span text:style-name="T4">又看一遍</text:span><text:span text:style-name="T6">,</text:span><text:span text:style-name="T4">不同組</text:span><text:span text:style-name="T6"><text:line-break/></text:span><text:span text:style-name="T4">沒辦法自己刪除</text:span><text:span text:style-name="T6">,</text:span><text:span text:style-name="T4">只能麻煩版主幫忙了</text:span></text:p>
      <text:p text:style-name="P4"><text:span text:style-name="T3">謝穎芝</text:span><text:span text:style-name="T4"><text:s/>  |  2020.01.11 23:31   |   </text:span><text:a xlink:type="simple" xlink:href="http://palinfo.habago.org/Entry?Command=Information_PrintForum&amp;#FORUM38432"><text:span text:style-name="T10">#</text:span></text:a></text:p>
      <text:p text:style-name="P7"><text:span text:style-name="T4">底下提的那隻影片，網路上有人說是「誤會」，不要再轉傳、造謠了，除非有真憑實據，否則當心被閹黨告！</text:span></text:p>
      <text:p text:style-name="P4"><text:span text:style-name="T3">陳建銘</text:span><text:span text:style-name="T4"><text:s/>  |  2020.01.11 23:21   |   </text:span><text:a xlink:type="simple" xlink:href="http://palinfo.habago.org/Entry?Command=Information_PrintForum&amp;#FORUM38431"><text:span text:style-name="T10">#</text:span></text:a></text:p>
      <text:p text:style-name="P5"><text:span text:style-name="T4">第一次投票，第一次就輸掉，遺憾雖然有，可是我做完所有應該要做的事情（抵抗）。至少可以告訴自己真的盡力了。這個得票數大概說明了人心操弄之易，和人心向善是有可能的。</text:span><text:span text:style-name="T6">550</text:span><text:span text:style-name="T4">萬可是在鋪天蓋地的抹黑下，自己人互扯後腿，又被美國干預下的戰果啊。就算是少數，也不是那麼的絕對少數。人心思善，難，但還是有成績。</text:span><text:span text:style-name="T6"><text:line-break/></text:span><text:span text:style-name="T4">遺憾的只是以後是那些精心培育的綠色校園的天下了。</text:span><text:span text:style-name="T6"><text:line-break/></text:span><text:span text:style-name="T4">下次的人心思善，就不知能靠誰喚起了。</text:span><text:span text:style-name="T6"><text:line-break/></text:span></text:p>
      <text:p text:style-name="P4"><text:span text:style-name="T4">somebody   |  2020.01.11 23:20   |   </text:span><text:a xlink:type="simple" xlink:href="http://palinfo.habago.org/Entry?Command=Information_PrintForum&amp;#FORUM38430"><text:span text:style-name="T10">#</text:span></text:a></text:p>
      <text:p text:style-name="P7"><text:span text:style-name="T4">看到有個唱甲號登記乙號的影片</text:span><text:span text:style-name="T6">,</text:span><text:span text:style-name="T4">順利的話明天開始發酵</text:span><text:span text:style-name="T6">!</text:span></text:p>
      <text:p text:style-name="P4"><text:span text:style-name="T3">謝穎芝</text:span><text:span text:style-name="T4"><text:s/>  |  2020.01.11 23:07   |   </text:span><text:a xlink:type="simple" xlink:href="http://palinfo.habago.org/Entry?Command=Information_PrintForum&amp;#FORUM38429"><text:span text:style-name="T10">#</text:span></text:a></text:p>
      <text:p text:style-name="P5"><text:span text:style-name="T4">說真話，我一點都不感覺痛苦，我只覺得可惜，毫無任何悲傷之處，「心死大於哀莫」，這些選菜啥洨者的抉擇，未來是所有人一起承受，眾人造業全民擔，既然今天做出抉擇，未來那些選空心菜的人不要後悔就好！</text:span><text:span text:style-name="T6"><text:line-break/><text:line-break/></text:span><text:span text:style-name="T4">未來可能會承受到的苦果就是「經濟」、「健康」及「思想」三個因素，ＥＦＣＡ我不知道中共會不會想延續對台讓利；鬼島的空氣變更髒是肯定的；課綱的去中化、仇中反華的意識形態洗腦，閹黨一定會更深化到年輕人的腦中，這一定擴大加劇兩岸人民的互相仇視狀態！</text:span><text:span text:style-name="T6"><text:line-break/><text:line-break/></text:span><text:span text:style-name="T4">先不說兩岸的仇視因素，鬼島內的互相對立、族群仇視就非常嚴重，今天看中天開票的聊天室，混入數萬的英粉、</text:span><text:span text:style-name="T6">1487</text:span><text:span text:style-name="T4">網軍在訕笑韓粉、韓總崩潰、滾去中國等云云的下流文字，看了就了然於心，兩岸還沒開戰，島內的人早就先自亂陣腳，真所謂：『不到鬼島，不知文革還在搞』，長此下去，鬼島未來好不好相信大家心理有數，個人只能平常心看待，要亂就繼續讓他亂，我們也只能冷眼旁觀、無插手餘地，因為受制於「反滲透法」，大多數人民肯定「敢怒不敢言」，另外一方面，還是有太多人沒有覺悟，很多年輕人自認過的生活還不夠痛苦，這種「溫水煮青蛙」的狀況，總有一天會爆鍋的，自食惡果、首當其衝的就是閹黨自己，這天來臨的日子也許已不遠矣！</text:span></text:p>
      <text:p text:style-name="P4"><text:span text:style-name="T3">陳翰霆</text:span><text:span text:style-name="T4"><text:s/>  |  2020.01.11 22:46   |   </text:span><text:a xlink:type="simple" xlink:href="http://palinfo.habago.org/Entry?Command=Information_PrintForum&amp;#FORUM38428"><text:span text:style-name="T10">#</text:span></text:a></text:p>
      <text:p text:style-name="P7"><text:span text:style-name="T4">原來徹底明白自己是少數的那一方，是如此的痛苦</text:span><text:span text:style-name="T6">.......<text:line-break/><text:line-break/></text:span></text:p>
      <text:p text:style-name="P4"><text:span text:style-name="T3">妍妍</text:span><text:span text:style-name="T4"><text:s/>  |  2020.01.11 22:32   |   </text:span><text:a xlink:type="simple" xlink:href="http://palinfo.habago.org/Entry?Command=Information_PrintForum&amp;#FORUM38426"><text:span text:style-name="T10">#</text:span></text:a></text:p>
      <text:p text:style-name="P7"><text:span text:style-name="T4">菜勝選意料之中。</text:span><text:span text:style-name="T6"><text:line-break/><text:line-break/></text:span><text:span text:style-name="T4">但得票率如此之高還是驚到我了。</text:span><text:span text:style-name="T6"><text:line-break/><text:line-break/></text:span><text:span text:style-name="T4">只能說，在這個島上，邪能勝正。</text:span><text:span text:style-name="T6"><text:line-break/><text:line-break/></text:span><text:span text:style-name="T4">不知怎地，雖然有點難過但覺得好像歷史走向本來就會如此？</text:span><text:span text:style-name="T6"><text:line-break/><text:line-break/></text:span><text:span text:style-name="T4">台灣的</text:span><text:span text:style-name="T6">(</text:span><text:span text:style-name="T4">大部份</text:span><text:span text:style-name="T6">)</text:span><text:span text:style-name="T4">年輕人，跟香港那群暴民正好作伴。</text:span><text:span text:style-name="T6"><text:line-break/><text:line-break/></text:span><text:span text:style-name="T4">其實我覺得韓還是可惜了</text:span><text:span text:style-name="T6"><text:line-break/></text:span><text:span text:style-name="T4">他是個正直善良的好人</text:span><text:span text:style-name="T6"><text:line-break/></text:span><text:span text:style-name="T4">但他這次選舉裡被攻擊得體無完膚，就跟之前的連勝文一樣</text:span><text:span text:style-name="T6"><text:line-break/><text:line-break/></text:span><text:span text:style-name="T4">這種下作手段為什麼能一而再的得逞？</text:span><text:span text:style-name="T6"><text:line-break/><text:line-break/></text:span><text:span text:style-name="T4">只能說島內的人</text:span><text:span text:style-name="T6">…</text:span><text:span text:style-name="T4">唉，只能嘆氣了。</text:span></text:p>
      <text:p text:style-name="P4"><text:span text:style-name="T3">杜振揚</text:span><text:span text:style-name="T4"><text:s/>  |  2020.01.11 22:28   |   </text:span><text:a xlink:type="simple" xlink:href="http://palinfo.habago.org/Entry?Command=Information_PrintForum&amp;#FORUM38425"><text:span text:style-name="T10">#</text:span></text:a></text:p>
      <text:p text:style-name="P5"><text:span text:style-name="T4">想到過去四年多來，蔡政府的執政表現跟選戰手段，換來的居然是台灣總統選舉史上的最高票，我對未來的前景實在看不到樂觀之處，彷彿只要繼續仇中反華，未來每次選舉，都會有無數新的年輕愛台戰士出來「護民主、顧主權」，確保反中政客吃香喝辣</text:span><text:span text:style-name="T6">........</text:span><text:span text:style-name="T4">雖然很不願意承認，但台灣的居民在未來的某天，可能都得為今天的愚昧與仇恨付出代價。</text:span></text:p>
      <text:p text:style-name="P4"><text:span text:style-name="T3">黑麥爾斯</text:span><text:span text:style-name="T4"><text:s/>  |  2020.01.11 21:59   |   </text:span><text:a xlink:type="simple" xlink:href="http://palinfo.habago.org/Entry?Command=Information_PrintForum&amp;#FORUM38424"><text:span text:style-name="T10">#</text:span></text:a></text:p>
      <text:p text:style-name="P5"><text:span text:style-name="T4">這次選舉只是無情地驗證了誰得網軍、誰得天下，雖然韓市長認為這麼說不對（他說，應該是得民心者得天下），但，受到網軍加上媒體推波助瀾所影響的民心，並不是單純靠一己之力努力就能扭轉過來的。以得票差距來看，實在無須浪費精力去質疑裡頭有無受到操弄（單純指投、開票過程）。還有就是說一套、做一套的選舉手段，也只會繼續被用來摧毀任何威脅該黨繼續執政的對手，但恐怕也完全無助於台灣擺脫經濟發展困境及重新拓展國際生存空間。</text:span><text:span text:style-name="T6"><text:line-break/><text:line-break/></text:span><text:span text:style-name="T4">（以下為言不由衷的話）在此要恭喜許多年輕的首投族，以如此「摧枯拉朽、完全碾壓」的滿意結果來看，是你們的熱情支持給予了這個政黨繼續、完全執政的正當性，也期待接下來的歲月裡，當你們出社會打拼、為人父母的某個人生時刻，你們仍然會驕傲（而不是後悔於）這次的選擇。</text:span><text:span text:style-name="T6"><text:line-break/><text:line-break/>---<text:line-break/><text:line-break/></text:span><text:span text:style-name="T4">還有就是無須強逼陳真醫生馬上出來說甚麼。大家可以暢所欲言、抒發情緒，但日子仍得過，陳醫生想說說話的時候，也自然會說的。</text:span></text:p>
      <text:p text:style-name="P4"><text:span text:style-name="T3">慶仔</text:span><text:span text:style-name="T4"><text:s/>  |  2020.01.11 21:39   |   </text:span><text:a xlink:type="simple" xlink:href="http://palinfo.habago.org/Entry?Command=Information_PrintForum&amp;#FORUM38423"><text:span text:style-name="T10">#</text:span></text:a></text:p>
      <text:p text:style-name="P9"><text:span text:style-name="T3">分享一首歌給巴勒網的朋友</text:span><text:span text:style-name="T4"><text:line-break/><text:line-break/></text:span><text:span text:style-name="T3">周深</text:span><text:span text:style-name="T4"><text:s/>-</text:span><text:span text:style-name="T3">《能解答一切的答案》</text:span><text:span text:style-name="T4"><text:line-break/><text:line-break/>https://www.youtube.com/watch?v=CaSRdCcy3Zk<text:line-break/><text:line-break/><text:line-break/></text:span><text:span text:style-name="T3">世界是寡言的、矛盾的、无解的，而你心</text:span><text:span text:style-name="T11">诚血热，依然是善良的</text:span></text:p>
      <text:p text:style-name="P4"><text:span text:style-name="T3">東東</text:span><text:span text:style-name="T4"><text:s/>  |  2020.01.11 21:23   |   </text:span><text:a xlink:type="simple" xlink:href="http://palinfo.habago.org/Entry?Command=Information_PrintForum&amp;#FORUM38419"><text:span text:style-name="T10">#</text:span></text:a></text:p>
      <text:p text:style-name="P5"><text:span text:style-name="T4">太痛心了</text:span><text:span text:style-name="T6"><text:s/></text:span><text:span text:style-name="T4">不知道該說什麼</text:span><text:span text:style-name="T6"><text:s/></text:span><text:span text:style-name="T4">第一次這麼絕望。</text:span><text:span text:style-name="T6"><text:s/></text:span><text:span text:style-name="T4">轉載網友黃翰峰的意見，差不多就是我的感受。</text:span><text:span text:style-name="T6"><text:line-break/></text:span><text:span text:style-name="T4">【馬英九得票最高的一次，剛好遇到阿扁爆出貪污洗錢案，阿扁身邊的人全涉案、全台倒扁潮，對民進黨反感到極點，所以馬英九拿了最高票數，今天蔡英文剛剛刷新了馬英九紀錄，取代馬英九成為史上最高票，我估計最幹的是阿扁吧，他還要靠槍傷才能連任，蔡英文什麼也沒交代，楊蕙如們、</text:span><text:span text:style-name="T6">1450</text:span><text:span text:style-name="T4">、陳明文的</text:span><text:span text:style-name="T6">300</text:span><text:span text:style-name="T4">萬、阿扁趴趴走、私煙案，真的講不完，這樣可以拿史上最高票？亡國感真能治百病？】</text:span></text:p>
      <text:p text:style-name="P4"><text:span text:style-name="T3">莊秉翰</text:span><text:span text:style-name="T4"><text:s/>  |  2020.01.11 21:04   |   </text:span><text:a xlink:type="simple" xlink:href="http://palinfo.habago.org/Entry?Command=Information_PrintForum&amp;#FORUM38417"><text:span text:style-name="T10">#</text:span></text:a></text:p>
      <text:p text:style-name="P7"><text:span text:style-name="T4">台灣新一代覺青的腦殘程度已達到高深莫測的境界，中美大概也都沒料到台灣覺青們如此挺美和人渣黨吧，某種意義上台灣也終於擺脫中美控制，因為覺青們過於腦殘以至於無法估計和控制！哈哈，開開玩笑別認真，但是人渣黨能贏這麼多大概跌破全世界眼鏡。</text:span></text:p>
      <text:p text:style-name="P4"><text:span text:style-name="T3">蔡佳穎</text:span><text:span text:style-name="T4"><text:s/>  |  2020.01.11 20:58   |   </text:span><text:a xlink:type="simple" xlink:href="http://palinfo.habago.org/Entry?Command=Information_PrintForum&amp;#FORUM38416"><text:span text:style-name="T10">#</text:span></text:a></text:p>
      <text:p text:style-name="P5"><text:span text:style-name="T4">陳真先生：</text:span><text:span text:style-name="T6"><text:line-break/><text:line-break/></text:span><text:span text:style-name="T4">您會不會覺得這次大選的票數非常詭異？</text:span><text:span text:style-name="T6"><text:line-break/></text:span><text:span text:style-name="T4">蔡英文的票數居然比馬英九第一任還高，她做得這麼糟，在台南造勢都要靠動員的，很多人領完便當就走，連聽她講話都不想聽，遊覽車司機還在場外批評她的爛政策，結果她居然可以超越第一任的票數，真的很怪，跟現實的氛圍完全搭不起來。</text:span><text:span text:style-name="T6"><text:line-break/><text:line-break/></text:span><text:span text:style-name="T4">這是不是有什麼機關在裡頭？</text:span><text:span text:style-name="T6"><text:line-break/><text:line-break/></text:span></text:p>
      <text:p text:style-name="P4"><text:span text:style-name="T3">葉小慧</text:span><text:span text:style-name="T4"><text:s/>  |  2020.01.11 20:52   |   </text:span><text:a xlink:type="simple" xlink:href="http://palinfo.habago.org/Entry?Command=Information_PrintForum&amp;#FORUM38415"><text:span text:style-name="T10">#</text:span></text:a></text:p>
      <text:p text:style-name="P7"><text:span text:style-name="T4">單純說我自己的感想：對於自己一直是少數的這一邊，更增信心了。同時，這一次選舉下來，對於美國的操作有具體的認識。</text:span><text:span text:style-name="T6"><text:line-break/></text:span></text:p>
      <text:p text:style-name="P4"><text:span text:style-name="T3">黄天希</text:span><text:span text:style-name="T4"><text:s/>  |  2020.01.11 20:34   |   </text:span><text:a xlink:type="simple" xlink:href="http://palinfo.habago.org/Entry?Command=Information_PrintForum&amp;#FORUM38414"><text:span text:style-name="T10">#</text:span></text:a></text:p>
      <text:p text:style-name="P10"><text:span text:style-name="T3">台湾</text:span><text:span text:style-name="T4">丧失了最后一次自我救赎的机会，蔡英文连任会让人渣党收买媒体培养网军变本加厉，课纲不改，一批批新的绿脑青年会被培养出来。</text:span><text:span text:style-name="T6"><text:line-break/></text:span><text:span text:style-name="T3">我对</text:span><text:span text:style-name="T6">2024</text:span><text:span text:style-name="T3">你</text:span><text:span text:style-name="T4">们台湾是否还有大选感到悲观。</text:span></text:p>
      <text:p text:style-name="P4"><text:span text:style-name="T3">謝穎芝</text:span><text:span text:style-name="T4"><text:s/>  |  2020.01.11 19:47   |   </text:span><text:a xlink:type="simple" xlink:href="http://palinfo.habago.org/Entry?Command=Information_PrintForum&amp;#FORUM38413"><text:span text:style-name="T10">#</text:span></text:a></text:p>
      <text:p text:style-name="P7"><text:span text:style-name="T4">還是陳先生的女兒及學姊厲害，料事如神，鬼島的人民猶如溫水煮青蛙，不知死活，天佑中華民國！</text:span></text:p>
      <text:p text:style-name="P4"><text:span text:style-name="T3">陳志鵬</text:span><text:span text:style-name="T4"><text:s/>  |  2020.01.11 18:45   |   </text:span><text:a xlink:type="simple" xlink:href="http://palinfo.habago.org/Entry?Command=Information_PrintForum&amp;#FORUM38412"><text:span text:style-name="T10">#</text:span></text:a></text:p>
      <text:p text:style-name="P5"><text:span text:style-name="T4">陳真醫師好：</text:span><text:span text:style-name="T6"><text:line-break/></text:span><text:span text:style-name="T4">臺灣未來已經註定成為證明人性黑暗的實例，但我想在這兒留下一些話語，讓後代明白，臺灣還是有像各位一樣懷有理想與溫度的人。或許微不足道，但已經留下一絲不滅的火種。</text:span></text:p>
      <text:p text:style-name="P4"><text:span text:style-name="T3">張萬康</text:span><text:span text:style-name="T4"><text:s/>  |  2020.01.11 18:24   |   </text:span><text:a xlink:type="simple" xlink:href="http://palinfo.habago.org/Entry?Command=Information_PrintForum&amp;#FORUM38411"><text:span text:style-name="T10">#</text:span></text:a></text:p>
      <text:p text:style-name="P7"><text:span text:style-name="T4">我們在等一個人</text:span><text:span text:style-name="T6">——</text:span><text:span text:style-name="T4">陳真。</text:span><text:span text:style-name="T6"><text:line-break/></text:span><text:span text:style-name="T4">泰然面對今晚。並期待陳真先生的看法。</text:span></text:p>
      <text:p text:style-name="P4"><text:span text:style-name="T3">劉孝湘</text:span><text:span text:style-name="T4"><text:s/>  |  2020.01.11 10:27   |   </text:span><text:a xlink:type="simple" xlink:href="http://palinfo.habago.org/Entry?Command=Information_PrintForum&amp;#FORUM38410"><text:span text:style-name="T10">#</text:span></text:a></text:p>
      <text:p text:style-name="P5"><text:span text:style-name="T4">轉引自</text:span><text:span text:style-name="T6"><text:s/></text:span><text:span text:style-name="T4">台大醫院前副院長王明鉅醫師</text:span><text:span text:style-name="T6">FB<text:line-break/><text:line-break/></text:span><text:span text:style-name="T4">台灣要走向愛，還是走向恨，你來選擇</text:span><text:span text:style-name="T6">!<text:line-break/><text:line-break/></text:span><text:span text:style-name="T4">昨天台大醫學院因為有幾位很可能參與了凱道上遊行的老人家，要上廁所，在門口被學生阻止而上了新聞。</text:span><text:span text:style-name="T6"><text:line-break/></text:span><text:span text:style-name="T4">今天有一位桃園醫師，因為在臉書留言「今天來看病的人我都試探性地問他投票給誰誰會當選</text:span><text:span text:style-name="T6">?</text:span><text:span text:style-name="T4">要投韓國瑜的我都開嗜睡的藥給他或是衛教他們流感很多不要去公共場所在家好好休息</text:span><text:span text:style-name="T6">XDDD</text:span><text:span text:style-name="T4">。」也上了新聞。</text:span><text:span text:style-name="T6"><text:line-break/><text:line-break/></text:span><text:span text:style-name="T4">我看了這兩則新聞，我都很難過。</text:span><text:span text:style-name="T6"><text:line-break/><text:line-break/></text:span><text:span text:style-name="T4">台大醫學院的門禁規定的確都寫在門口的告示板上。我不想去討論出言阻止與在旁拍影片的同學們的作法對還是不對。但我對於因為政治理念的不同，竟然會發生這麼令人難過的事感到悲傷。</text:span><text:span text:style-name="T6"><text:line-break/><text:line-break/></text:span><text:span text:style-name="T4">我非常懷疑，如果昨天不是有韓國瑜先生的造勢晚會，所以很容易就讓人識別那些拿著國旗要進來的老人家，都是他的支持者的話。如果昨天在仁愛路上根本沒有任何政治活動的話，就算同樣有著進入院區要配戴識別證的規定，但在門口阻止內急老人來借廁所的學生，仍然同樣會這麼激動甚至直接拍攝影片嗎</text:span><text:span text:style-name="T6">?<text:line-break/><text:line-break/></text:span><text:span text:style-name="T4">發生這樣的狀況，我從心裡認為這是非常讓人難過與悲哀的事。畢竟醫學研究各個領域的終極目的，至少一定有一部份不就是為了要解決人類的病與痛嗎</text:span><text:span text:style-name="T6">?<text:line-break/></text:span><text:span text:style-name="T4">現在就有幾個被尿急所苦的老人就站在你面前，不管他手上的旗子是滿地紅的國旗還是綠色的小旗，在振振有詞地搬出醫學院的門禁與種種規定之前，研習要救人苦痛的醫學的同學們有想過他們其實仍然只是一群正在為尿急所苦中的老人們嗎</text:span><text:span text:style-name="T6">?<text:line-break/><text:line-break/></text:span><text:span text:style-name="T4">我感到悲傷的是，這已經不只是理念上的世代差異，這已經是因為政治紛歧所衍生出接近仇恨的情緒。我個人認為，這種仇恨的情緒其實源自於在這大半年的總統選舉與政治競逐中，有一方一直以辱罵、仇恨、鄙視與抹黑作為打擊對手，讓對手不會當選的手段。否則能唸到台大醫學院的研究生，他們心中的善與愛，無論如何應該都不會對內急的老人講出那些話。</text:span><text:span text:style-name="T6"><text:line-break/><text:line-break/></text:span><text:span text:style-name="T4">無論這些仇恨情緒是什麼原因所造成，在台灣社會中存在這樣的情緒都是台灣的極大悲劇。</text:span><text:span text:style-name="T6"><text:line-break/><text:line-break/></text:span><text:span text:style-name="T4">那位桃園的醫師，我相信她會寫出這種臉書留言，應該有些是玩笑的成分。我也相信她也完全理解自己的作法不妥，也已經違反了她一定背過的醫師誓詞與醫學倫理。所以才會很快就刪除了這則留言。我不想苛責這位醫師，我只是同樣感到悲傷。</text:span><text:span text:style-name="T6"><text:line-break/><text:line-break/></text:span><text:span text:style-name="T4">因為我知道，會讓她一時失序寫下她自己知道無論如何即使是玩笑也不能開的文字的禍首，同樣也是那股用仇恨、鄙視、辱罵來打擊政敵，把本來只是政治理念的不同，轉化成恨意來凝聚選票與支持者力量的政治手段。</text:span><text:span text:style-name="T6"><text:line-break/><text:line-break/></text:span><text:span text:style-name="T4">我相信所有臉書上的朋友們，應該都體會到了政治上的競爭，如果是以這次總統大選的一方所使用的這種恨、罵、黑的方式來進行時，會帶來多麼可怕的後遺症。</text:span><text:span text:style-name="T6"><text:line-break/><text:line-break/></text:span><text:span text:style-name="T4">總統的任期不過四年。但是這種後遺症所造成的傷害，卻可能會延續十年二十年。一個政黨的權力，真的值得付出全台灣社會的安寧與和諧嗎</text:span><text:span text:style-name="T6">?<text:line-break/><text:line-break/></text:span><text:span text:style-name="T4">台大醫學院學生與桃園醫師的這二件事，讓我真的開始擔心，在這次選舉中所埋下的仇恨種子，將會造成台灣未來幾十年的傷害。我也實在不敢想像，未來當更多人老去，需要比他們年輕三十歲的年輕人的協助與服務時，台灣會仍然是過去三十年讓全世界羨慕的和諧社會嗎</text:span><text:span text:style-name="T6">?<text:line-break/><text:line-break/></text:span><text:span text:style-name="T4">這二件與醫學界有關的事件，我相信當事人一定是善良的。他們只是台灣被扭曲的政治操作之下，可能自己也不自知的受害者。</text:span><text:span text:style-name="T6"><text:line-break/><text:line-break/></text:span><text:span text:style-name="T4">未來的台灣，是要選擇繼續走向這二個事件所呈現出的可怕未來</text:span><text:span text:style-name="T6">? </text:span><text:span text:style-name="T4">還是要選擇走向一個愛與包容的善良台灣</text:span><text:span text:style-name="T6">? </text:span><text:span text:style-name="T4">臉書上的朋友，一切由您們來決定了。</text:span></text:p>
      <text:p text:style-name="P4"><text:span text:style-name="T3">大齐</text:span><text:span text:style-name="T4"><text:s/>  |  2020.01.11 10:26   |   </text:span><text:a xlink:type="simple" xlink:href="http://palinfo.habago.org/Entry?Command=Information_PrintForum&amp;#FORUM38409"><text:span text:style-name="T10">#</text:span></text:a></text:p>
      <text:p text:style-name="P11"><text:span text:style-name="T3">对了，我指</text:span><text:span text:style-name="T6">"</text:span><text:span text:style-name="T3">大</text:span><text:span text:style-name="T4">陆这边</text:span><text:span text:style-name="T6">"</text:span><text:span text:style-name="T3">，其实是指广州，或者和广州一样的一</text:span><text:span text:style-name="T4">线城市，或者发展比较好的大城市。毕竟中国太大了，有时台湾人一说大陆怎样怎样，我就想笑，因为我一个走南闯北这么多年的，很多时候都不知道大陆怎样怎样。所以还是有必要说明一下，讨论大陆，还是要有个具体对象具体范围，不然就会鸡同鸭讲。</text:span></text:p>
      <text:p text:style-name="P4"><text:span text:style-name="T3">大齐</text:span><text:span text:style-name="T4"><text:s/>  |  2020.01.11 10:08   |   </text:span><text:a xlink:type="simple" xlink:href="http://palinfo.habago.org/Entry?Command=Information_PrintForum&amp;#FORUM38408"><text:span text:style-name="T10">#</text:span></text:a></text:p>
      <text:p text:style-name="P10"><text:span text:style-name="T4">陈医生，大陆这边小孩子花在读书方面的时间确实很多，因为父母除了要配合学校完成功课，还要帮小孩报课外兴趣班或者英语之类个别专科的辅导班，原因你也懂的，看见别人都这么拼，自己也不能让自己的小孩落后啊。当然也有佛系育儿的，不过是少数。</text:span><text:span text:style-name="T6"><text:line-break/><text:line-break/></text:span><text:span text:style-name="T3">至于您</text:span><text:span text:style-name="T4">说的五点起十二点睡就有点夸张了。据我所知，五点起也许在某些贫困山区会出现这种情况，因为每个村学龄儿童都不多，所以要集中到中心小学，也就需要很早起床去搭校车。（现在还有没有天没亮走山路上学的情况不知道，以前是有的，反正国家投入越来越多，我是希望能照顾到每一个角落），而十二点睡，以广州为例，按我身边朋友的说法，主要是学校功课多，有时小孩贪玩注意力不集中，就做不完，搞得家长要一直督促着做，有时还真的会做到十二点。但其实都是取决于家长的育儿方式吧。</text:span><text:span text:style-name="T6"><text:line-break/><text:line-break/></text:span><text:span text:style-name="T3">我是不</text:span><text:span text:style-name="T4">赞成国家搞快乐教育的，假如每个人都很富裕，那无所谓，你自己爱怎么教小孩你的事，但是还有很多比较穷的孩子，他们是需要教育来改变人生甚至改变整个家庭的，如果搞快乐教育，最终结果就是阶级固化。</text:span><text:span text:style-name="T6"><text:line-break/><text:line-break/></text:span><text:span text:style-name="T3">最后我</text:span><text:span text:style-name="T4">觉得陈医生若来大陆，广州是个不错的地方，它没有其他一线城市那么拼，但是又有最好的文教卫资源，市民精神不错，政府的服务也是全国一流。然后市花是木棉花，所以气候什么的应该和高雄挺像吧（瞎猜的）。</text:span></text:p>
      <text:p text:style-name="P12"><text:span text:style-name="T4"> </text:span></text:p>
      <text:p text:style-name="P4"><text:span text:style-name="T3">永剛</text:span><text:span text:style-name="T4"><text:s/>  |  2020.01.11 05:15   |   </text:span><text:a xlink:type="simple" xlink:href="http://palinfo.habago.org/Entry?Command=Information_PrintForum&amp;iPage=1#FORUM38407"><text:span text:style-name="T10">#</text:span></text:a></text:p>
      <text:p text:style-name="P5"><text:span text:style-name="T4">【有韓國瑜可以選擇，是台灣人的福氣】</text:span><text:span text:style-name="T6"><text:line-break/></text:span><text:span text:style-name="T4">為什麼我這樣說呢？因為一般台灣人對外省人像韓國瑜，是有先入為主的偏見。如果他就是一個所謂的正港台灣人，那把他抹紅怎麼會有市場呢？更不要說其他林林總總沒有證據的抹黑。有證據就拿出來，我們也不會偏袒他。</text:span><text:span text:style-name="T6"><text:line-break/><text:line-break/></text:span><text:span text:style-name="T4">所以，他的選舉根本不是跟蔡英文站在同一起跑線上（那更不用說對手掌握的政府機器）。趙少康說今天台灣的政治環境，外省人得比本省人努力十倍，才能得到相同的成果，我不知道十倍這個數字是否準確，但得加倍努力絕非虛言。</text:span><text:span text:style-name="T6"><text:line-break/><text:line-break/></text:span><text:span text:style-name="T4">不用說，選戰一開始每個人都懷疑他到底有多少能耐。但今日看來，即便大環境沒有給他完全公平的機會，可他的選戰打的有條不紊，幹乾淨淨，和蔡英文在伯仲之間。要曉得這是他數倍於蔡英文的努力才能換得的成果，絕對值得欽佩。而蔡英文才是如假包換的真草包，不但到現在還是交代不清自己的博士學位，像對韓國瑜的臨場提問還能讀稿對答，我真的是無語了。</text:span><text:span text:style-name="T6"><text:line-break/><text:line-break/></text:span><text:span text:style-name="T4">講專業，國民黨仍然人才濟濟，但沒選上總統，濟濟人才也等同廢物。而能贏得總統大選的，除了韓國瑜，對不起，沒有。有人說，今天如果是郭台銘選，不會選的這麼幸苦。我說一點沒錯，因為一個那麼想當總統的人還裝得扭扭捏捏，現在早被菜英文打趴在地上了。</text:span><text:span text:style-name="T6"><text:line-break/><text:line-break/></text:span><text:span text:style-name="T4">我還是要再強調一次，民主最重要的原則，就是我給你四年，四年過了，做不好就換人做，沒別的好說的。有人說民主是自做自受，我說比這嚴重多了。就像我之前說的，美國政府現在跟世界借了</text:span><text:span text:style-name="T6">23</text:span><text:span text:style-name="T4">萬億美元的債，當我問我女兒願不願意幫爹地媽咪還的時候，她馬上變臉。你可以問你的兒女，以後他們開始工作的時候，如果連</text:span><text:span text:style-name="T6">20K</text:span><text:span text:style-name="T4">都賺不到，他們可以接受嗎？</text:span></text:p>
      <text:p text:style-name="P4"><text:span text:style-name="T3">陳真</text:span><text:span text:style-name="T4"><text:s/>  |  2020.01.11 02:48   |   </text:span><text:a xlink:type="simple" xlink:href="http://palinfo.habago.org/Entry?Command=Information_PrintForum&amp;iPage=1#FORUM38406"><text:span text:style-name="T10">#</text:span></text:a></text:p>
      <text:p text:style-name="P7"><text:span text:style-name="T4">潘先生好，謝謝您告訴我一些想法和知識。</text:span><text:span text:style-name="T6"><text:line-break/><text:line-break/></text:span><text:span text:style-name="T4">台灣不良教育的事，遲早得做個了結。</text:span><text:span text:style-name="T6"><text:line-break/><text:line-break/></text:span><text:span text:style-name="T4">我所知道或認識的每個綠營政客或走狗文人</text:span><text:span text:style-name="T6"><text:s/>(</text:span><text:span text:style-name="T4">藍營的人我一個也不認識，因此不清楚</text:span><text:span text:style-name="T6">)</text:span><text:span text:style-name="T4">，他們的小孩幾乎全部在高中、國中或大學的階段就送往國外。為了政治目的，他們建構出一套「腦殘養成」教育，說是「愛台灣」，但他們自己的小孩卻不需要接受這套「愛台灣」的不良教育的荼毒。</text:span><text:span text:style-name="T6"><text:line-break/><text:line-break/></text:span><text:span text:style-name="T4">我沒有這等財力，因此，小孩將來勢必得接受台式腦殘教育的殘害，要不就是得送往大陸，但我聽說那邊的小孩，三更燈火五更雞，從小就非常拼，聽起來也是挺可怕。</text:span><text:span text:style-name="T6"><text:line-break/><text:line-break/></text:span><text:span text:style-name="T4">大陸網友能不能說說在大陸接受小學與中學教育的情形？聽說小學生早上五點就得起床，晚上讀書到</text:span><text:span text:style-name="T6">12</text:span><text:span text:style-name="T4">點才能睡覺？有這麼可怕嗎？</text:span></text:p>
      <text:p text:style-name="P4"><text:span text:style-name="T3">林炤育</text:span><text:span text:style-name="T4"><text:s/>  |  2020.01.10 21:09   |   </text:span><text:a xlink:type="simple" xlink:href="http://palinfo.habago.org/Entry?Command=Information_PrintForum&amp;iPage=1#FORUM38405"><text:span text:style-name="T10">#</text:span></text:a></text:p>
      <text:p text:style-name="P5"><text:span text:style-name="T4">早上聽到趙少康在</text:span><text:span text:style-name="T6">youtube</text:span><text:span text:style-name="T4">上的直播，他提到宋楚瑜在罵他。因為趙在節目上說投宋一票就是投蔡一票。趙看來很生氣，他說我知道宋很多事，真要算起帳，宋消受不起。</text:span><text:span text:style-name="T6"><text:line-break/><text:line-break/></text:span><text:span text:style-name="T4">網路標題黨幾則</text:span><text:span text:style-name="T6"><text:line-break/><text:line-break/></text:span><text:span text:style-name="T4">郭台銘替「郭粉」配票偏綠投民眾黨、偏藍投親民黨</text:span><text:span text:style-name="T6"><text:line-break/></text:span><text:span text:style-name="T4">支持陳菊，請投蔡英文，支持陳樹菊，請投韓國瑜。明天你要買魚還是買菜</text:span><text:span text:style-name="T6">?<text:line-break/></text:span><text:span text:style-name="T4">爆中國祭出「免費機票」動員台商返台投票</text:span><text:span text:style-name="T6"><text:line-break/></text:span><text:span text:style-name="T4">直播》蔡英文凱道空拍曝光「人潮炸裂」美哭英粉</text:span><text:span text:style-name="T6">~</text:span><text:span text:style-name="T4">網友激動喊：等我！剛下班在路上了</text:span><text:span text:style-name="T6"><text:line-break/>(01/10)</text:span><text:span text:style-name="T4">藍軍孤注一擲，花巨資大造勢，可惜失策中計，兵敗凱道</text:span><text:span text:style-name="T6"><text:line-break/></text:span><text:span text:style-name="T4">台灣有福了！！逃到台灣的</text:span><text:span text:style-name="T6">HK</text:span><text:span text:style-name="T4">暴徒聲言韓國瑜若當選</text:span><text:span text:style-name="T6"><text:s/></text:span><text:span text:style-name="T4">光復台灣</text:span><text:span text:style-name="T6"><text:s/></text:span><text:span text:style-name="T4">行動升級</text:span><text:span text:style-name="T6"><text:line-break/></text:span><text:span text:style-name="T4">我拿到媽媽的身份證了</text:span><text:span text:style-name="T6"><text:s/>(</text:span><text:span text:style-name="T4">不讓媽媽投票</text:span><text:span text:style-name="T6">)<text:line-break/><text:line-break/><text:line-break/><text:line-break/></text:span></text:p>
      <text:p text:style-name="P4"><text:span text:style-name="T3">林炤育</text:span><text:span text:style-name="T4"><text:s/>  |  2020.01.10 20:34   |   </text:span><text:a xlink:type="simple" xlink:href="http://palinfo.habago.org/Entry?Command=Information_PrintForum&amp;iPage=1#FORUM38404"><text:span text:style-name="T10">#</text:span></text:a></text:p>
      <text:p text:style-name="P7"><text:span text:style-name="T4">這是兩個世界。</text:span><text:span text:style-name="T6"><text:line-break/></text:span><text:span text:style-name="T4">在一個投資理財的群哩，裡面有人開講，很快地偏離主題，開始談文化談史觀，然後開始黑對岸。我帶著嘲弄的心情看著，他們後來談到地下賭盤，說是盤口開</text:span><text:span text:style-name="T6">1:8</text:span><text:span text:style-name="T4">蔡會大贏，並很遺憾地的表示賠率太差買不下手。</text:span><text:span text:style-name="T6"><text:line-break/></text:span><text:span text:style-name="T4">早上打電話與移民美國的好友聊天，他說他那裡有</text:span><text:span text:style-name="T6">10</text:span><text:span text:style-name="T4">幾個人要回來投韓。他的太太插話說是她姐姐說韓是草包，喜歡摳腳云云。</text:span><text:span text:style-name="T6"><text:line-break/></text:span><text:span text:style-name="T4">我的孩子以前常問我些奇怪的問題，如扁到底有沒有貪汙</text:span><text:span text:style-name="T6">?</text:span><text:span text:style-name="T4">他不關心政治不看新聞，我知道他是受到同學的影響。還好他相信我，經過幾年的調教，現在已能獨立思考，香港在亂，他對我說，背後一定有人給錢，不然怎麼能亂這麼久。前兩天美國暗殺伊朗的將軍，他說這是國家恐怖主義，並問我恐怖組織是由誰認定的。</text:span><text:span text:style-name="T6"><text:line-break/>-------------<text:line-break/>2020</text:span><text:span text:style-name="T4">選舉投票日倒數二十多天，緊接而來的選前政見發表會、辯論大會，都牽動選情發展。資深媒體人趙少康在節目直言，數家媒體民調都顯示，國民黨總統候選人韓國瑜支持度大輸民進黨蔡英文總統，但他聽到的地下賭盤、甚至檢調透露，卻完全是不同世界！</text:span><text:span text:style-name="T6"><text:line-break/><text:line-break/></text:span><text:span text:style-name="T4">趙少康昨</text:span><text:span text:style-name="T6">(17</text:span><text:span text:style-name="T4">日</text:span><text:span text:style-name="T6">)</text:span><text:span text:style-name="T4">在</text:span><text:span text:style-name="T6">Yahoo TV</text:span><text:span text:style-name="T4">《鄉民來衝康》政論節目中表示，他本來不跟人賭雞排的，「但這次賭了，如果韓國瑜輸</text:span><text:span text:style-name="T6">30</text:span><text:span text:style-name="T4">％，他賭</text:span><text:span text:style-name="T6">1</text:span><text:span text:style-name="T4">萬份雞排！」而且還補一句「（檢警）傳我傳我」！</text:span><text:span text:style-name="T6"><text:line-break/><text:line-break/></text:span><text:span text:style-name="T4">趙少康今</text:span><text:span text:style-name="T6">(18</text:span><text:span text:style-name="T4">日</text:span><text:span text:style-name="T6">)</text:span><text:span text:style-name="T4">在其所主持的政治談話節目《觀點》的節目後半段表示，他先以《</text:span><text:span text:style-name="T6">TVBS</text:span><text:span text:style-name="T4">民調》為例，韓國瑜和蔡英文差距其實沒有《蘋果民調》差距到</text:span><text:span text:style-name="T6">30%</text:span><text:span text:style-name="T4">這麼大，趙少康透露，目前檢警調收到的情資，目前只差</text:span><text:span text:style-name="T6">3%</text:span><text:span text:style-name="T4">，約</text:span><text:span text:style-name="T6">30</text:span><text:span text:style-name="T4">～</text:span><text:span text:style-name="T6">50</text:span><text:span text:style-name="T4">萬票。</text:span><text:span text:style-name="T6">1%</text:span><text:span text:style-name="T4">大約</text:span><text:span text:style-name="T6">12-15</text:span><text:span text:style-name="T4">萬票。且離投票剩</text:span><text:span text:style-name="T6">20</text:span><text:span text:style-name="T4">多天，會有甚麼變化還很難講。</text:span><text:span text:style-name="T6"><text:line-break/><text:line-break/></text:span><text:span text:style-name="T4">趙少康也說，若明天就是投票日，他不諱言說，的確蔡英文贏面較大，但韓國瑜還是有機會逆轉，但前提是韓國瑜要讓一些本來支持藍營的選民，一個出門投他</text:span><text:span text:style-name="T6">(</text:span><text:span text:style-name="T4">韓</text:span><text:span text:style-name="T6">)</text:span><text:span text:style-name="T4">。一個大是大非的理由，韓應該要告訴選民，蔡英文執政的可能後果，甚至國民黨上台，會如何改善台灣現況。</text:span><text:span text:style-name="T6"><text:line-break/><text:line-break/></text:span><text:span text:style-name="T4">他最後強調「非常重要的一件事」，即韓國瑜是非常有潛力的，韓國瑜必須要非常認真想，該如何讓論述回到正軌，強化自己的政績論述</text:span><text:span text:style-name="T6">(</text:span><text:span text:style-name="T4">高雄</text:span><text:span text:style-name="T6">)</text:span><text:span text:style-name="T4">，向選民傳達，難道真的要讓民進黨繼續完全執政嗎？這樣子的訴求，若韓國瑜能在政見上面，提出能振奮人心的政見，勢必會影響，「甚至能扭轉」選情。</text:span><text:span text:style-name="T6"><text:line-break/><text:line-break/></text:span><text:span text:style-name="T4">趙少康建議韓國瑜，要提蔡英文不敢提的政策，他舉例「把阿扁</text:span><text:span text:style-name="T6">(</text:span><text:span text:style-name="T4">前總統陳水扁</text:span><text:span text:style-name="T6">)</text:span><text:span text:style-name="T4">關回去」這就是蔡英文很難做到的。且也是最不能等的政見！</text:span><text:span text:style-name="T6"><text:line-break/><text:line-break/></text:span></text:p>
      <text:p text:style-name="P4"><text:span text:style-name="T4">Chuan Tseng Pan   |  2020.01.10 18:50   |   </text:span><text:a xlink:type="simple" xlink:href="http://palinfo.habago.org/Entry?Command=Information_PrintForum&amp;iPage=1#FORUM38401"><text:span text:style-name="T10">#</text:span></text:a></text:p>
      <text:p text:style-name="P5"><text:span text:style-name="T4">陳真先生您好，</text:span><text:span text:style-name="T6"><text:line-break/><text:line-break/></text:span><text:span text:style-name="T4">台灣教育體系中有一種非常可怕的集團，雖然沒有戒嚴時期的黨國威權做依恃，對台灣學生造成的禍害卻遠過之。我指的不是高中教官與輔導室（沒有錯，輔導室與教官代表戒嚴時期箝制與監控學生思想的機構，這兩個部門的實際工作內容與教務學務兩大處高度重疊），而是解嚴之後在高中社團中百花齊放的「台灣文學社」。</text:span><text:span text:style-name="T6"><text:line-break/><text:line-break/></text:span><text:span text:style-name="T4">　「台灣文學社」基本上就是高中綠色青年的洗腦大本營，徹底搞爛了本土文學的格調，徹底成為綠色教育洗腦的最前線。</text:span><text:span text:style-name="T6"><text:line-break/><text:line-break/></text:span><text:span text:style-name="T4">　　在台灣八十九十年代以前高壓的教育制度下，學生上課就是無止盡的被填鴨，偶然遇到了一個上課會評論古今中外的老師，就好像遇到了生命中的啟蒙者，引發出一種邪教中對於「導師」的牽引作用。這也是為什麼幾十年來新生代會有一個固定比率，且高度堅實的綠色義勇軍。老實說，我當年也是受害者的其中一員。</text:span><text:span text:style-name="T6"><text:line-break/><text:line-break/></text:span><text:span text:style-name="T4">　　在社團裡談政治就算了，這些老師幾乎不上正課。上課就是痛罵國民黨與中華民國，毫不客氣地灌輸學子台獨史觀，在我以前的高中就有幾個這樣的老師。這也導致許多年輕人出社會後，對於非綠色的政治集團抱持著一種近乎本能性的不信任。無論情願與否，都做在課堂上被洗腦三年，對認知影響還是非常巨大的。</text:span><text:span text:style-name="T6"><text:line-break/><text:line-break/></text:span><text:span text:style-name="T4">　　老實說，我認為這些老師是極度不適任的。這些老師雖然特別友善，思想也相對開放，但是就我聽聞與自身經驗，他們的課真的</text:span><text:span text:style-name="T6">...</text:span><text:span text:style-name="T4">上得非常爛。我高中畢業許久了，這些過去年輕的老師也成了學校裡的老前輩，陸續獲得「師鐸獎」。或許與我無關，但看到以前同學分享時，心中還是有股難以壓抑的忿忿不平。</text:span><text:span text:style-name="T6"><text:line-break/><text:line-break/></text:span><text:span text:style-name="T4">　　現在我自己有小孩，也只能夠拼命給小孩打點預防針，讓孩子有意識地與這些近乎邪教的群體保持距離。</text:span><text:span text:style-name="T6"><text:line-break/><text:line-break/></text:span><text:span text:style-name="T4">　　另外，日前與陳真先生討論到德文中的</text:span><text:span text:style-name="T6">Heim</text:span><text:span text:style-name="T4">與英文的</text:span><text:span text:style-name="T6">home</text:span><text:span text:style-name="T4">，我認為這兩個字在中古以前應該是同一個字，畢竟英語與日耳曼語本是同源。中古時期最通用的德文是</text:span><text:span text:style-name="T6">Mitteldeutsch</text:span><text:span text:style-name="T4">，是今日薩克森省的古方言。</text:span><text:span text:style-name="T6">Mitteldeutsch</text:span><text:span text:style-name="T4">中</text:span><text:span text:style-name="T6">ei</text:span><text:span text:style-name="T4">不發成</text:span><text:span text:style-name="T6">ai</text:span><text:span text:style-name="T4">，而是發成</text:span><text:span text:style-name="T6">oi</text:span><text:span text:style-name="T4">，所以</text:span><text:span text:style-name="T6">Heim</text:span><text:span text:style-name="T4">在中古時期也寫成</text:span><text:span text:style-name="T6">hoim,</text:span><text:span text:style-name="T4">發音就很接近是現代英文的</text:span><text:span text:style-name="T6">home.</text:span></text:p>
      <text:p text:style-name="P4"><text:span text:style-name="T3">張萬康</text:span><text:span text:style-name="T4"><text:s/>  |  2020.01.10 18:36   |   </text:span><text:a xlink:type="simple" xlink:href="http://palinfo.habago.org/Entry?Command=Information_PrintForum&amp;iPage=1#FORUM38400"><text:span text:style-name="T10">#</text:span></text:a></text:p>
      <text:p text:style-name="P7"><text:span text:style-name="T4">謝謝穎芝小姐、陳真先生談到台大醫院的事。中午在電視上看了頗不舒服，想寫在這邊，但怕寫這個是雞毛蒜皮就算了。想不到後來穎芝、陳真談了，真好。看到那個人把警衛也扯進去的居心，實在糟糕。</text:span></text:p>
      <text:p text:style-name="P4"><text:span text:style-name="T3">謝穎芝</text:span><text:span text:style-name="T4"><text:s/>  |  2020.01.10 16:49   |   </text:span><text:a xlink:type="simple" xlink:href="http://palinfo.habago.org/Entry?Command=Information_PrintForum&amp;iPage=1#FORUM38399"><text:span text:style-name="T10">#</text:span></text:a></text:p>
      <text:p text:style-name="P5"><text:span text:style-name="T4">不論是專科或者大學，我所接觸到的同學大多數都是英粉，說來悲哀，大家年紀都四、五十好幾了，還看不透綠油油人渣的可惡及可恨之處，真不知道他們是到底在無腦瞎挺暴力老陰什麼？他們連分辨是非善惡都嚴重出了大問題，我真懷疑他們的判斷能力及人生智慧是不是一年不如一年？</text:span></text:p>
      <text:p text:style-name="P13"><text:span text:style-name="T3">林書楷</text:span><text:span text:style-name="T4"><text:s/>  |  2020.01.10 15:20   |   </text:span><text:a xlink:type="simple" xlink:href="http://palinfo.habago.org/Entry?Command=Information_PrintForum&amp;#FORUM38398"><text:span text:style-name="T12">#</text:span></text:a></text:p>
      <text:p text:style-name="P14"><text:span text:style-name="T4">黃暐瀚是我尊敬的記者。</text:span><text:span text:style-name="T6"><text:s/><text:line-break/><text:line-break/>Overwatch Animated Short &amp;;#124; “Dragons” <text:line-break/>https://youtu.be/oJ09xdxzIJQ <text:line-break/><text:line-break/></text:span><text:span text:style-name="T4">我常玩鬥塔，跟陳真所謂的腦殘僅有一線之隔；當年我也覺得連勝文就是隻神豬，『不要讓勝文不開心』。</text:span><text:span text:style-name="T6"><text:s/><text:line-break/><text:line-break/></text:span><text:span text:style-name="T4">但是幾年下來從巴勒網的資訊去驗證，再看到這個電玩的廣告片，只有滿滿的悲傷和眼淚。</text:span><text:span text:style-name="T6"><text:s/><text:line-break/><text:line-break/></text:span><text:span text:style-name="T4">這個影片僅僅只是推銷眾多電玩的廣告之一，卻狠狠地刺中兩岸中國人的痛處。</text:span><text:span text:style-name="T6">Genji</text:span><text:span text:style-name="T4">好比大陸，</text:span><text:span text:style-name="T6">Hanzo</text:span><text:span text:style-name="T4">好比台灣。</text:span><text:span text:style-name="T6"><text:s/><text:line-break/><text:line-break/></text:span><text:span text:style-name="T4">『兄弟鬩牆，外御其侮；每有良朋，烝也无戎。』</text:span><text:span text:style-name="T6"><text:s/><text:line-break/></text:span></text:p>
      <text:p text:style-name="P13"><text:span text:style-name="T3">陳真</text:span><text:span text:style-name="T4"><text:s/>  |  2020.01.10 14:35   |   </text:span><text:a xlink:type="simple" xlink:href="http://palinfo.habago.org/Entry?Command=Information_PrintForum&amp;#FORUM38397"><text:span text:style-name="T12">#</text:span></text:a></text:p>
      <text:p text:style-name="P15"><text:span text:style-name="T4">卡韓政變</text:span><text:span text:style-name="T6"><text:s/>(233)</text:span><text:span text:style-name="T4">：明天過後</text:span><text:span text:style-name="T6"><text:s/><text:line-break/><text:line-break/></text:span><text:span text:style-name="T4">陳真</text:span><text:span text:style-name="T6"><text:s/>2020. 01. 10. <text:line-break/><text:line-break/><text:line-break/></text:span><text:span text:style-name="T4">明天選完，最可悲的場面不是韓國瑜的輸贏，而是「團結」、「愛與包容」等等這樣一些極其有害、內涵空洞的陳腔濫調是否又要開始大放送？</text:span><text:span text:style-name="T6"><text:s/><text:line-break/><text:line-break/></text:span><text:span text:style-name="T4">一種行為，例如貪污，例如以鉅額公帑長年豢養網軍無法無天的造謠抹黑，例如私人酬庸，養幾千隻肥貓橫行無阻，例如內線交易，個個是股神，例如各種官商勾結，例如「假都更真炒地皮」等等等，如果它是違法的、敗德的，為什麼要容忍它繼續下去？這跟什麼愛不愛、包不包容有什麼關係？所謂團結也一樣，團什麼結？什麼叫團結？團結要做什麼？毫無意義不是嗎？</text:span><text:span text:style-name="T6"><text:s/><text:line-break/><text:line-break/></text:span><text:span text:style-name="T4">二十年前，我就不斷指稱民進黨刻意培養網路寫手，亦即網軍，有計畫性、系統性地唆使這些人每天抹黑、攻擊異己，醜化反對者；「表現」良好的網軍，其中最無恥下流者，就給予進一步提拔從政，或是提供各項公家資源，把他養得更肥，更凶猛，更有殺傷力。</text:span><text:span text:style-name="T6"><text:s/><text:line-break/><text:line-break/></text:span><text:span text:style-name="T4">二十年來，民進黨一手掌控的網軍與媒體造謠抹黑問題一天比一天嚴重，幾乎可以說到了徹底瘋狂的地步。要不是一名正直外交官蘇啟誠之死，根本不會引起人們的重視；人們總是動不動就說什麼這是一種「言論自由」，真是胡說八道。事實上，民進黨這樣一種養小鬼的網軍文化，目的恰恰就是要扼殺異議，醜化異己，嚇阻人們的批評。</text:span><text:span text:style-name="T6"><text:s/><text:line-break/><text:line-break/></text:span><text:span text:style-name="T4">你看，底下這篇文章寫得很好，但結尾卻居然寫著「民進黨不反省楊蕙如的惡行，就看著網軍繼續敗壞台灣」。它媽的我們還要癡癡等著人渣黨的「反省」？他要是會反省，二十幾年前就反省了。</text:span><text:span text:style-name="T6"><text:s/><text:line-break/><text:line-break/></text:span><text:span text:style-name="T4">再說，一個歹徒為所作歹，我們是應該把他繩之以法還是慢慢等他「反省」？</text:span><text:span text:style-name="T6"><text:s/><text:line-break/><text:line-break/></text:span><text:span text:style-name="T4">而且，問題之大，哪是什麼楊蕙如一個人的問題？楊蕙如只是無數網軍之一，不小心剛好露了餡，如此而已。她哪裏具有什麼重要性？應該被繩之以法的是蔡英文以及這個黨的幾乎所有檯面政客，因為他們才是為惡者，才是歹徒。元凶不抓，幫派不滅，老是講整個政治黑幫底下一個小囉嘍「人在哪啊？乖乖快出來哦」，有何意義可言？</text:span><text:span text:style-name="T6"><text:s/><text:line-break/><text:line-break/></text:span><text:span text:style-name="T4">總之，別再講什麼「愛與團結」等等這些絲毫不具現代文明社會意義的封建辭彙。韓若當選，拜託趕緊成立特偵組查辦堆積如山高的弊案。萬一人渣黨繼續執政，那也請人渣們儘情為所欲為，想抓誰就盡量抓沒關係，想怎麼貪就請盡量貪，我倒想看看，一個邪惡政權，囂張蠻橫貪污腐敗能撐幾時。</text:span><text:span text:style-name="T6"><text:s/><text:line-break/><text:line-break/>================= <text:line-break/><text:line-break/></text:span><text:span text:style-name="T4">聯合報黑白集／社會良心的攻擊手</text:span><text:span text:style-name="T6"><text:s/><text:line-break/><text:line-break/>2020-01-09  <text:line-break/><text:line-break/></text:span><text:span text:style-name="T4">台東愛心菜販陳樹菊因現身挺韓，竟遭挺綠網軍圍剿，有人譏嘲「老人智力一向不足」，有人罵道「沒資格活下去的咖洨」，口舌極盡惡毒。以陳樹菊一生的行善慈悲、與世無爭，這些邪惡網軍的作為，就如同「社會良心的攻擊手」。</text:span><text:span text:style-name="T6"><text:s/><text:line-break/><text:line-break/></text:span><text:span text:style-name="T4">要問的是：是誰讓這些年輕人變成散播惡意的鍵盤刺客？誰在付他們薪水讓他們生產危害社會的毒素？從這些攻擊手的言行看，凡是非其綠營族類，一律都須討伐誅殺，不問對方是善是惡，也不問是黑是白。試想，兩軍選舉交鋒，卻連周遭的百姓都一起株連，這也能算民主政治？</text:span><text:span text:style-name="T6"><text:s/><text:line-break/><text:line-break/></text:span><text:span text:style-name="T4">楊蕙如的網軍案上月被檢方起訴，綠營毫不檢討或收斂，卻讓她兀自神隱。原因無他：選戰正在最後關頭，仍須大大借重網軍凶猛火力。也正因為執政黨無意反省，附隨網軍因而愈發猖獗，四處出草，竟連陳樹菊這樣一個低調行善的賣菜阿嬤都不放過。這種「楊蕙如們圍剿陳樹菊」的景象，展現的是綠營爪牙的缺乏人性，和蔡政府執政的冷酷無情正好「輝映」。</text:span><text:span text:style-name="T6"><text:s/><text:line-break/><text:line-break/></text:span><text:span text:style-name="T4">攻擊手言詞的冷血，讓人驚愕。他們用「年齡」來界定「智力」，貶低年長者，甚至應被剝奪「活下去的資格」。這些網軍，若是在家中或學校，會說出如此充滿歧視的言語嗎？絕不可能！但在為政治服務時，他們卻可以變得冷酷無情，對任何與「敵營」有關的人進行無差別攻擊。</text:span><text:span text:style-name="T6"><text:s/><text:line-break/><text:line-break/></text:span><text:span text:style-name="T4">民進黨不反省楊蕙如的惡行，就看著網軍繼續敗壞台灣。</text:span></text:p>
      <text:p text:style-name="P13"><text:span text:style-name="T3">陳真</text:span><text:span text:style-name="T4"><text:s/>  |  2020.01.10 12:25   |   </text:span><text:a xlink:type="simple" xlink:href="http://palinfo.habago.org/Entry?Command=Information_PrintForum&amp;#FORUM38396"><text:span text:style-name="T12">#</text:span></text:a></text:p>
      <text:p text:style-name="P14"><text:span text:style-name="T4">卡韓政變</text:span><text:span text:style-name="T6"><text:s/>(232)</text:span><text:span text:style-name="T4">：親君子，遠小人</text:span><text:span text:style-name="T6"><text:s/><text:line-break/><text:line-break/></text:span><text:span text:style-name="T4">陳真</text:span><text:span text:style-name="T6"><text:s/>2020. 01. 10. <text:line-break/><text:line-break/><text:line-break/></text:span><text:span text:style-name="T4">我跟楊秋興、戴振耀認識三十多年，過去同屬一個團體。大家常聽我稱讚戴振耀，應該從沒聽過我稱讚楊秋興。我還是會看人的。不過，他依然還是開了我的眼界，超乎我的想像，想不到人可以言語反覆，荒唐至此，真是很可怕。但這基本上反映了他背後那個操盤人的意志與盤算，也就是郭台銘。</text:span><text:span text:style-name="T6"><text:s/><text:line-break/><text:line-break/></text:span><text:span text:style-name="T4">不管韓是否當選，郭台銘這個大土豪所結盟的一股惡勢力，毫無疑問將會持續肆虐台灣。不信等著看。</text:span><text:span text:style-name="T6"><text:s/><text:line-break/><text:line-break/></text:span><text:span text:style-name="T4">很多人猜測，韓國瑜今晚在高雄的「選前之夜」神祕嘉賓很可能是至今仍支持蔡英文的郭台銘。如果為了多騙一點選票，無可厚非，但若以為此人是善類，那就真的太傻了。</text:span><text:span text:style-name="T6"><text:s/><text:line-break/><text:line-break/></text:span><text:span text:style-name="T4">仍然沿續之前的話題，怎麼看人很重要。人們鑑賞能力的好壞，決定了一個社會發展的良莠。</text:span><text:span text:style-name="T6"><text:s/><text:line-break/><text:line-break/></text:span><text:span text:style-name="T4">＝＝＝＝＝＝＝＝＝＝＝</text:span><text:span text:style-name="T6"><text:s/><text:line-break/><text:line-break/></text:span><text:span text:style-name="T4">楊秋興表態挺蔡英文連任</text:span><text:span text:style-name="T6"><text:s/></text:span><text:span text:style-name="T4">選後繼續罷免韓國瑜</text:span><text:span text:style-name="T6"><text:s/><text:line-break/><text:line-break/></text:span><text:span text:style-name="T4">中廣新聞網</text:span><text:span text:style-name="T6"><text:s/>/  2020</text:span><text:span text:style-name="T4">年</text:span><text:span text:style-name="T6">1</text:span><text:span text:style-name="T4">月</text:span><text:span text:style-name="T6">10</text:span><text:span text:style-name="T4">日</text:span><text:span text:style-name="T6"><text:s/><text:line-break/><text:line-break/></text:span><text:span text:style-name="T4">前高雄縣長楊秋興清晨透過臉書指出，明天總統選舉就要投票，很多人問他總統票怎麼投？楊秋興公開呼籲總統票投蔡英文，以利接續罷免韓國瑜。</text:span><text:span text:style-name="T6"><text:s/><text:line-break/><text:line-break/></text:span><text:span text:style-name="T4">楊秋興說，前年高雄市長選舉，他是幫韓國瑜參選的核心之一，今天他不支持韓國瑜有五點理由，包括：韓國瑜品行不端、行為不檢、無情無義，以及韓國瑜空口白話、信口開河、輕諾寡信，剛選上市長就貪圖大位棄高雄市政於不顧。楊秋興也批韓國瑜是跳梁小丑的德性怎能堪登大位，他的夫人強勢且嚴重干政，家族背景關係複雜。</text:span><text:span text:style-name="T6">  <text:line-break/><text:line-break/></text:span><text:span text:style-name="T4">楊秋興說，兩權相較取其輕，他呼籲總統票投蔡英文，以利接續罷免韓國瑜，政黨票及立委投親民黨，期待蔡英文連任後擺脫派系挾持，維持穩定和平的兩岸關係與發展，才是人民之幸。</text:span></text:p>
      <text:p text:style-name="P13"><text:span text:style-name="T3">陳真</text:span><text:span text:style-name="T4"><text:s/>  |  2020.01.10 11:17   |   </text:span><text:a xlink:type="simple" xlink:href="http://palinfo.habago.org/Entry?Command=Information_PrintForum&amp;#FORUM38395"><text:span text:style-name="T12">#</text:span></text:a></text:p>
      <text:p text:style-name="P15"><text:span text:style-name="T4">卡韓政變</text:span><text:span text:style-name="T6"><text:s/>(231)</text:span><text:span text:style-name="T4">：詩能救世界</text:span><text:span text:style-name="T6"><text:s/><text:line-break/><text:line-break/></text:span><text:span text:style-name="T4">陳真</text:span><text:span text:style-name="T6"><text:s/>2020. 01. 10. <text:line-break/><text:line-break/><text:line-break/></text:span><text:span text:style-name="T4">阿明，</text:span><text:span text:style-name="T6"><text:s/><text:line-break/><text:line-break/></text:span><text:span text:style-name="T4">你說得很對。其實在我研究一些國家例如印度、越南、烏克蘭或英國的政治與社會狀況時，往往也都能找到與台灣極其類似的狀況：掌權者為了一己之私，無所不用其極，不擇手段；嘴巴講一堆理想，動不動就說要保護國家與人民的安全，但實際所作所為卻剛好相反，完全背道而馳。</text:span><text:span text:style-name="T6"><text:s/><text:line-break/><text:line-break/></text:span><text:span text:style-name="T4">但是，他們跟台灣有一點非常不同的是，他們沒有「衛兵」，他們的學生或年輕一代並沒有被洗腦成掌權者的打手；台灣這些極右的法西斯腦殘，卻又往往以為自己是什麼覺醒青年、進步份子或什麼理想主義者。</text:span><text:span text:style-name="T6"><text:s/><text:line-break/><text:line-break/></text:span><text:span text:style-name="T4">我常說，黨外時代，學生或年輕人就是擁護舊黨國、打擊黨外群眾最凶猛的一群，整個校園你幾乎找不到一個腦筋正常、對黨外友善的人。改朝換代之後，想不到結果還是一樣，差別只是在於換了顏色，變成綠蛆網軍，變成綠衛兵，一樣腦殘，一樣凶殘，一樣囂張跋扈。</text:span><text:span text:style-name="T6"><text:s/><text:line-break/><text:line-break/></text:span><text:span text:style-name="T4">穎芝貼的這段影片：</text:span><text:span text:style-name="T6"><text:s/><text:line-break/><text:line-break/>https://reurl.cc/qDW5KR <text:line-break/><text:line-break/></text:span><text:span text:style-name="T4">她講的那一段衝突情節發生在</text:span><text:span text:style-name="T6">19:45-33:00</text:span><text:span text:style-name="T4">處。有點長，大家要看完，才知比較完整的狀況。</text:span><text:span text:style-name="T6"><text:s/><text:line-break/><text:line-break/></text:span><text:span text:style-name="T4">我不會用「世代」的概念去理解我上面說的那樣一種「衛兵」現象，因為，世代衝突似乎意味著不同世代之間的利益與價值取向因為「年紀的差異」而有所分歧。但台灣的狀況並非如此，這樣一些差異所導致的衝突與對立並非植基於世代「內在的」不同需求與價值觀，而是植基於完全是來自於「外部的」種種洗腦機制。也就是說，它並非是一種世代「本質性」的問題，而是一種無關乎世代本身的骯髒政治問題。</text:span><text:span text:style-name="T6"><text:s/><text:line-break/><text:line-break/></text:span><text:span text:style-name="T4">我始終覺得，不管天使或魔鬼，確實都藏在細節中，從各種乍看微不足道的細節中，你可以「看見」最真實的巨大本質；光用眼睛看是不對的，你還得用「心」看。比方說，我貼過這段影片：</text:span><text:span text:style-name="T6"><text:s/><text:line-break/><text:line-break/>https://bit.ly/35zwVkW <text:line-break/><text:line-break/></text:span><text:span text:style-name="T4">我看了好幾遍，很感動。從種種微妙的動作、眼神或各種細節中，我就能知道韓國瑜是一個什麼樣的人。</text:span><text:span text:style-name="T6"><text:s/><text:line-break/><text:line-break/></text:span><text:span text:style-name="T4">至於另一種極端，從穎芝上頭所貼的視頻裏頭那個女的之嘴臉，你可以「看見」什麼？我看見了人性裏頭最令人難以恭維的一些低劣素質，這包括一種智能上的低劣，更包括情感上與道德上的一種「恐怖」素質。</text:span><text:span text:style-name="T6"><text:s/><text:line-break/><text:line-break/></text:span><text:span text:style-name="T4">無以名之，只能用「恐怖」一詞來形容，那是因為我確實很「害怕」這樣一些人，氣味方面很「民進黨」，表面上好像很喜歡「講道理」，套句柏楊的辭彙就是「齜牙裂嘴」，張牙舞爪。她不是真的在乎什麼規定或什麼校園秩序，她只是想攻擊異己，但卻往往會搬出許多漂亮的「理念」或「理想」，講得煞有介事，做為一種攻擊武器。</text:span><text:span text:style-name="T6"><text:s/><text:line-break/><text:line-break/></text:span><text:span text:style-name="T4">學會看人並不容易，因為它似乎無法學。看人和看電影需要同一種能力，也許那就像是一種藝術天賦，讓你足以精準地看出善惡美醜的深刻與微妙。我沒有藝術創造能力，卻有很好的鑑賞能力。我覺得我似乎能夠在短短幾秒鐘內看出一個人的「本性」或「本質」。</text:span><text:span text:style-name="T6"><text:s/><text:line-break/><text:line-break/></text:span><text:span text:style-name="T4">前些天，我和學姊經過住家附近一家佈置得美侖美奐的畫室，招牌上寫著「兒童班招生」，於是我們就進去想問問兒童繪畫班的狀況，好讓小韓粉透過學畫，看能不能學習靜下心來，別那麼「活潑」。</text:span><text:span text:style-name="T6"><text:s/><text:line-break/><text:line-break/></text:span><text:span text:style-name="T4">可是，當我們一開門看見畫室主人也就是教繪畫的那位老師時，差不多在三秒鐘內，我就「嚇壞了」，只差沒有嚇得屁滾尿流，很可怕的一個人，是個年輕女生，但就是很可怕，用我的話來說就是個人渣。</text:span><text:span text:style-name="T6"><text:s/><text:line-break/><text:line-break/></text:span><text:span text:style-name="T4">也許你會納悶，哪一點像個人渣？我說不上來，但我能「看見」。學姊顯然也「看見」了，於是我們兩個可以說是幾分鐘內就馬上踉蹌而逃，奪門而出。事後幾天，我都還「心有餘悸」。我跟學姊開玩笑說我「心靈受到嚴重的創傷」。</text:span><text:span text:style-name="T6"><text:s/><text:line-break/><text:line-break/></text:span><text:span text:style-name="T4">人的好壞與善惡，並不是看他的表面行為，更不是看他有沒有前科。反倒是人渣幾乎都沒有前科，不但沒有，說不定還得過許多獎呢。你看，人渣黨及其尾巴黨那些人渣，哪個有前科？絕大多數應該都沒有，而且說不定還是形象「清新」的所謂「俊男美女」呢。但是，如果你會看人，你就能看見他們醜陋不堪的真實樣貌。</text:span><text:span text:style-name="T6"><text:s/><text:line-break/><text:line-break/></text:span><text:span text:style-name="T4">把「看見」講得太唯心倒也不恰當，它似乎還是有著某種軌跡可循，其中一個就是「心機」。比方說你看，郭、柯、宋三人和韓國瑜有什麼根本上的不同？其中之一就是心機。前三人都是政治老千，頭腦簡單卻心思極端複雜，機關算盡，感覺就像身上一直揹著算盤似的，對人事物缺乏真實感情，缺乏虔誠；每天腦子想的就是「我能撈到什麼好處」。</text:span><text:span text:style-name="T6"><text:s/><text:line-break/><text:line-break/></text:span><text:span text:style-name="T4">這三人如果來到我面前，我肯定會馬上「嚇壞了」，就像獵物看到獵人那樣，馬上踉蹌而逃，因為我始終不知道怎麼面對老千。</text:span><text:span text:style-name="T6"><text:s/><text:line-break/><text:line-break/></text:span><text:span text:style-name="T4">回到前面所說，「看人和看電影需要同一種能力」，因此，面對鋪天蓋地的洗腦，什麼樣的人比較有可能倖免於難？講「聰慧」也許太籠統，精確來說，我覺得所需要的依然是這樣一種美學鑑賞能力。當然，這裏頭已經包含了理性上的所謂「智商」。</text:span><text:span text:style-name="T6"><text:s/><text:line-break/><text:line-break/></text:span><text:span text:style-name="T4">我們常說，詩能救世界。蘇古諾夫和杜斯妥也夫斯基都有著這樣一種信仰。俄羅斯普丁總統協助尋找資金由蘇古諾夫導演的「浮士德」，在威尼斯獲得首獎時，普丁打電話來道賀，蘇古諾夫在電話中就是告訴普丁「詩能救世界」這樣一個道理，要他多多重視「文化」。</text:span><text:span text:style-name="T6"><text:s/><text:line-break/><text:line-break/></text:span><text:span text:style-name="T4">可是，詩要怎麼救世界呢？你不可能幫腦殘們一一解答一千萬個謊言，你只能想辦法看有沒有可能讓他自己具有這樣一種鑑賞能力，讓他足以判斷美醜善惡，而不會輕易為人所惑。</text:span><text:span text:style-name="T6"><text:s/><text:line-break/><text:line-break/></text:span><text:span text:style-name="T4">身邊有位護士很不屑韓國瑜，說他是草包，但她卻是屎袋力量的粉絲。我聽了，感到很不可思議，難以置信，這是眼睛被屎糊到嗎？那種感覺就好像有人說孫悟空是草包，而豬八戒和牛魔王是她的英雄偶像一樣。</text:span><text:span text:style-name="T6"> </text:span></text:p>
      <text:p text:style-name="P13"><text:span text:style-name="T3">謝穎芝</text:span><text:span text:style-name="T4"><text:s/>  |  2020.01.10 10:30   |   </text:span><text:a xlink:type="simple" xlink:href="http://palinfo.habago.org/Entry?Command=Information_PrintForum&amp;#FORUM38394"><text:span text:style-name="T12">#</text:span></text:a></text:p>
      <text:p text:style-name="P14"><text:span text:style-name="T4">台大醫學院的「上廁所風波」，還鬧到新聞版面，底下的腦殘、無恥留言令人不忍卒睹：</text:span><text:span text:style-name="T6"><text:s/><text:line-break/><text:line-break/>https://reurl.cc/Vab1MY <text:line-break/><text:line-break/></text:span><text:span text:style-name="T4">臉書的留言更是不堪入目：</text:span><text:span text:style-name="T6"><text:s/><text:line-break/><text:line-break/>https://reurl.cc/pDeMvQ <text:line-break/><text:line-break/></text:span><text:span text:style-name="T4">有目的性地派遣政治垃圾學生來醜化韓粉，看來也是人渣黨的眾多抹黑、抹紅、抹黃的任務之一⋯</text:span><text:span text:style-name="T6"><text:s/><text:line-break/><text:line-break/></text:span><text:span text:style-name="T4">嗆韓粉不准上廁所的當事人，她的影片底下都是支持她的留言：</text:span><text:span text:style-name="T6"><text:s/><text:line-break/><text:line-break/>https://reurl.cc/W4K175 <text:line-break/><text:line-break/></text:span><text:span text:style-name="T4">挑起對立也算是「台大生」的份內工作之一嗎？</text:span></text:p>
      <text:p text:style-name="P13"><text:span text:style-name="T3">阿明</text:span><text:span text:style-name="T4"><text:s/>  |  2020.01.10 09:25   |   </text:span><text:a xlink:type="simple" xlink:href="http://palinfo.habago.org/Entry?Command=Information_PrintForum&amp;#FORUM38393"><text:span text:style-name="T12">#</text:span></text:a></text:p>
      <text:p text:style-name="P16"><text:span text:style-name="T3">我</text:span><text:span text:style-name="T4">来自马来西亚。</text:span><text:span text:style-name="T6">2018</text:span><text:span text:style-name="T3">年，马</text:span><text:span text:style-name="T4">来西亚大选变天，把在位</text:span><text:span text:style-name="T6">60</text:span><text:span text:style-name="T3">年，不断操弄种族宗教</text:span><text:span text:style-name="T4">议题撕裂社会，贪污腐败到极点的巫统霸权拉下台，实现了有史以来第一次政党轮替。当时选前的氛围和现在的台湾很像，民心思变，在野党所到之处都是万人空巷，人民热情澎湃，自动自发为在野党摇旗呐喊，捐额款项也屡创新高，原因无他，只因为人民实在生活得太苦太压抑太没希望，不再好好用手中的选票发声，那就再也没退路了。</text:span><text:span text:style-name="T6"><text:s/><text:line-break/><text:line-break/></text:span><text:span text:style-name="T3">和民</text:span><text:span text:style-name="T4">进党一样，巫统当时也出动了国家机器来打选战，用各种手段无所不用其极的对付在野党，大撒金钱</text:span><text:span text:style-name="T6">(</text:span><text:span text:style-name="T3">如以生活补助金的名义</text:span><text:span text:style-name="T4">来贿赂选民</text:span><text:span text:style-name="T6">)</text:span><text:span text:style-name="T3">，一再以宗教种族</text:span><text:span text:style-name="T4">课题来恐吓选民</text:span><text:span text:style-name="T6">(</text:span><text:span text:style-name="T3">如在野党获胜会重演历史暴动</text:span><text:span text:style-name="T6">)</text:span><text:span text:style-name="T3">，以超低</text:span><text:span text:style-name="T4">级的手段禁止某些在野党议员参选</text:span><text:span text:style-name="T6">(</text:span><text:span text:style-name="T3">在野党的精神</text:span><text:span text:style-name="T4">领袖甚至还被莫须有的罪名關在监狱里很长一段时间</text:span><text:span text:style-name="T6">)</text:span><text:span text:style-name="T3">，透过控制</text:span><text:span text:style-name="T4">传统媒体帮自己大势宣传再大力抹黑对手</text:span><text:span text:style-name="T6">(</text:span><text:span text:style-name="T3">当时能帮在野党发声的大概只有网</text:span><text:span text:style-name="T4">络媒体《当今大马》</text:span><text:span text:style-name="T6">)</text:span><text:span text:style-name="T3">，然后，还强行通过了一部和《反渗透法》一样</text:span><text:span text:style-name="T4">恶劣的《反假新闻法》</text:span><text:span text:style-name="T6">(</text:span><text:span text:style-name="T3">就</text:span><text:span text:style-name="T4">为了禁止人民讨论当时轰动国际的一马公司贪腐案</text:span><text:span text:style-name="T6">)</text:span><text:span text:style-name="T3">。总而言之，</text:span><text:span text:style-name="T4">现在的民进党和当时的巫统完全没有两样。</text:span><text:span text:style-name="T6"><text:s/><text:line-break/><text:line-break/></text:span><text:span text:style-name="T3">当然，台湾和马</text:span><text:span text:style-name="T4">来西亚的国情不同，不能直接相提并论，但民心一致，人民大致上都具有相同的一套普世价值，就是想过上好生活，不想看到国家再堕落下去，也的而且确，没有路可退了。看了昨天的凯道造势大会大爆满的景象，仿佛我又回到了</text:span><text:span text:style-name="T6">2018</text:span><text:span text:style-name="T3">年的大选前夕，内心很感动，台湾人民的</text:span><text:span text:style-name="T4">脸孔，流出的眼泪，挥舞的国旗，就和当时的大马人民一样，都是充满着一股殷切的盼望，和追求改变的决心。</text:span><text:span text:style-name="T6"><text:s/><text:line-break/><text:line-break/></text:span><text:span text:style-name="T3">祝福台湾</text:span><text:span text:style-name="T6"><text:s/>:)</text:span></text:p>
      <text:p text:style-name="P13"><text:span text:style-name="T3">謝穎芝</text:span><text:span text:style-name="T4"><text:s/>  |  2020.01.10 08:41   |   </text:span><text:a xlink:type="simple" xlink:href="http://palinfo.habago.org/Entry?Command=Information_PrintForum&amp;#FORUM38392"><text:span text:style-name="T12">#</text:span></text:a></text:p>
      <text:p text:style-name="P14"><text:span text:style-name="T4">早上看到這段影片，令人感覺學識愈高的人，涵養卻是遇低賤，這就是現在所謂「台大研究生」的一般水準？長輩借個廁所，這個女學生有必要這樣痴牙咧嘴、囂張跋扈到如此沒有同理心？</text:span><text:span text:style-name="T6"><text:s/><text:line-break/><text:line-break/>https://reurl.cc/qDW5KR <text:line-break/><text:line-break/></text:span><text:span text:style-name="T4">看到世代如此對立，很難、也不敢想像台灣未來的處境⋯</text:span><text:span text:style-name="T6"><text:s/><text:line-break/></text:span></text:p>
      <text:p text:style-name="P13"><text:span text:style-name="T3">陳真</text:span><text:span text:style-name="T4"><text:s/>  |  2020.01.10 01:15   |   </text:span><text:a xlink:type="simple" xlink:href="http://palinfo.habago.org/Entry?Command=Information_PrintForum&amp;#FORUM38391"><text:span text:style-name="T12">#</text:span></text:a></text:p>
      <text:p text:style-name="P14"><text:span text:style-name="T4">我問小韓粉「韓國瑜會不會凍蒜」？沒想到小韓粉立即說「不會！」我很訝異，問她為何不會？她說「民進黨會作弊」。我問學姊說：「是妳教她的嗎？她怎麼對民進黨這麼內行，居然還知道什麼選舉作弊？」學姊否認，說她沒有教小孩這些。總之，童言童語不知道是從哪學來的。</text:span><text:span text:style-name="T6"><text:s/><text:line-break/><text:line-break/></text:span><text:span text:style-name="T4">我再問學姊「韓國瑜會不會凍蒜？」學姊也是馬上說不會。她說首投族及年輕人所佔比例那麼高，這些人大多反韓，怎麼贏？</text:span><text:span text:style-name="T6"><text:s/><text:line-break/><text:line-break/></text:span><text:span text:style-name="T4">剛剛我也把我的答案包括輸贏票數，密封交給了學姊，選後開封驗證，就看誰的直覺比較準。</text:span><text:span text:style-name="T6"><text:s/><text:line-break/><text:line-break/></text:span><text:span text:style-name="T4">請看：</text:span><text:span text:style-name="T6"><text:s/><text:line-break/><text:line-break/></text:span><text:a xlink:type="simple" xlink:href="https://bit.ly/2T7hcqt"><text:span text:style-name="T13">https://bit.ly/2T7hcqt</text:span></text:a><text:span text:style-name="T6"><text:s/><text:line-break/><text:line-break/></text:span><text:a xlink:type="simple" xlink:href="https://bit.ly/2NcivAH"><text:span text:style-name="T13">https://bit.ly/2NcivAH</text:span></text:a><text:span text:style-name="T6"><text:s/><text:line-break/><text:line-break/></text:span><text:span text:style-name="T4">這樣還會輸？那還有天理嗎？</text:span></text:p>
      <text:p text:style-name="P13"><text:span text:style-name="T3">陳真</text:span><text:span text:style-name="T4"><text:s/>  |  2020.01.10 00:52   |   </text:span><text:a xlink:type="simple" xlink:href="http://palinfo.habago.org/Entry?Command=Information_PrintForum&amp;#FORUM38390"><text:span text:style-name="T12">#</text:span></text:a></text:p>
      <text:p text:style-name="P15"><text:span text:style-name="T4">剛上高中的某一天自修課，班上鬧哄哄吵成一團，突然有個人走到教室門口，是個女生，輕柔優雅，淡淡的笑容，卻又顯得似乎十分憂愁。</text:span><text:span text:style-name="T6"><text:s/><text:line-break/><text:line-break/></text:span><text:span text:style-name="T4">她探頭往教室看了一下，沒走進門，就彎著身子倚著牆角，只露出上身，像少女的俏皮動作一般地說了幾句話，甚至有點像小朋友，卻又感覺如此端莊。她說了些什麼我不記得了，只記得聲音非常非常細緻溫柔，像棉花糖的感覺差不多。原本吵得震天價響的教室，於是就像被拔掉插頭的機器那樣，頓時整個安靜下來，靜得一點聲音也沒有。</text:span><text:span text:style-name="T6"><text:s/><text:line-break/><text:line-break/></text:span><text:span text:style-name="T4">當她講完幾句話離開後，全班才從這異樣的寧靜中悠悠醒來，發出一種彷彿突然受到某種「震撼」之後的自我解嘲笑聲，大家紛紛互相交頭接尾問說：「她是誰啊？」</text:span><text:span text:style-name="T6"><text:s/><text:line-break/><text:line-break/></text:span><text:span text:style-name="T4">她就是張香華，我的高中國文老師，不過，教了幾堂課就消失了。同學傳言，她已離開學校。</text:span><text:span text:style-name="T6"><text:s/><text:line-break/><text:line-break/></text:span><text:span text:style-name="T4">兩年後，因為喜歡柏楊，我主動寫信給他。記得我寫給柏楊的第一封信是因為看到他在書裏頭寫說「發燒會把腦子燒壞」，我寫信告訴他說「柏楊先生你寫錯了，腦子如果壞掉，不是因為發燒本身給燒壞的」。</text:span><text:span text:style-name="T6"><text:s/><text:line-break/><text:line-break/></text:span><text:span text:style-name="T4">柏楊很快就回信來，回了一封很長的信，說是我錯不是他錯，還問我「高中的生物老師叫什麼名字」，說他要寫信去跟我老師請教一下到底發燒會不會把腦子燒壞。</text:span><text:span text:style-name="T6"><text:s/><text:line-break/><text:line-break/></text:span><text:span text:style-name="T4">我不記得我有沒有告訴他生物老師的名字，但是在那之後，我和柏楊就開始通信；生物老師的事沒再提起，卻提起了一位張香華，說是他太太。「天啊！是那個講話輕聲細語很有氣質的張香華？」她就是我的高中國文老師啊。</text:span><text:span text:style-name="T6"><text:s/><text:line-break/><text:line-break/></text:span><text:span text:style-name="T4">常有人說我寫東西跟誰誰誰很像，這些「誰誰誰」我其實大多不認識，只知道其中一個就是王小波。我看過王小波的書，感覺跟我並不像。當然，正確來講，應該是說根本無所謂像或不像的問題，畢竟我不是作家，哪來像或不像？除了「家長」之外，我應該什麼「家」都不是；文字不是，思想也不是，一切乏善可陳。</text:span><text:span text:style-name="T6"><text:s/><text:line-break/><text:line-break/></text:span><text:span text:style-name="T4">但我感覺自己內心深處似乎有一點莫名的滄桑跟柏楊有點像。不知道是因為我年少便受他影響，抑或是我們原本個性就有幾分氣味相投。</text:span><text:span text:style-name="T6"><text:s/><text:line-break/><text:line-break/></text:span><text:span text:style-name="T4">我平常給人寫信，末尾敬語常寫著「祝福」二字，而非寫一些什麼「順頌時祺」或某某「敬筆」之類，其實就是跟柏楊學的。他給我寫信，末尾往往就寫著「祝福」，短短兩個字，卻感覺很溫情，很動人。</text:span><text:span text:style-name="T6"><text:s/><text:line-break/><text:line-break/>1997</text:span><text:span text:style-name="T4">年我即將出國念書時，柏楊寄了一張卡片來。這回不是寫「祝福」，而是寫著「祝福化為風帆，一路平安」。</text:span><text:span text:style-name="T6"><text:s/><text:line-break/><text:line-break/></text:span><text:span text:style-name="T4">這些私人回憶，對別人而言瑣碎而毫無意義，但我能活多久，就會記著多久。因為，恰恰是這樣一些記憶，讓我願意活下來。對於這些微不足道的私人往事，套句柏楊曾經寫給我的信中的一句話，我「一世不忘」。</text:span></text:p>
      <text:p text:style-name="P13"><text:span text:style-name="T3">李念淨</text:span><text:span text:style-name="T4"><text:s/>  |  2020.01.09 22:13   |   </text:span><text:a xlink:type="simple" xlink:href="http://palinfo.habago.org/Entry?Command=Information_PrintForum&amp;#FORUM38389"><text:span text:style-name="T12">#</text:span></text:a></text:p>
      <text:p text:style-name="P14"><text:span text:style-name="T6">https://www.umedia.world/news_details.php?n=202001091608217204 <text:line-break/></text:span><text:span text:style-name="T4">批反滲透法綠色恐怖　張香華：柏楊死不瞑目</text:span><text:span text:style-name="T6"><text:s/><text:line-break/><text:line-break/>2020-01-09 16:08:00 <text:line-break/><text:line-break/></text:span><text:span text:style-name="T4">優傳媒記者胡智凱／台北報導</text:span><text:span text:style-name="T6"><text:s/><text:line-break/><text:line-break/></text:span><text:span text:style-name="T4">白色恐怖受害者、已故作家柏楊遺孀張香華今（</text:span><text:span text:style-name="T6">9</text:span><text:span text:style-name="T4">）日表示，柏楊生前被政府羅織為「共匪」，長年關押在綠島監獄，因此最痛恨白色恐怖，如今民進黨同樣以反共為名強推《反滲透法》，柏楊在天之靈恐怕死不瞑目</text:span><text:span text:style-name="T6"><text:s/><text:line-break/><text:line-break/></text:span><text:span text:style-name="T4">張香華說，柏楊當年因「大力水手漂流荒島」漫畫，被當局指控是在暗諷蔣氏政權流落台灣，遭控「共產黨匪諜」，不僅被刑求審訊，最後還關押在綠島監獄，因此他終其一生痛恨「假愛國之名，行暴政之實」的暴虐政權。</text:span><text:span text:style-name="T6"><text:s/><text:line-break/><text:line-break/></text:span><text:span text:style-name="T4">張香華表示，柏楊曾經跟她說，在白色恐怖的過程中，最痛苦、最煎熬的不是被關押在監牢的時候，在監牢裡內心反而比較篤定，因為知道服刑完畢後，苦痛就結束了</text:span><text:span text:style-name="T6"><text:s/><text:line-break/><text:line-break/></text:span><text:span text:style-name="T4">柏楊認為，最痛苦的時候，反而是在偵訊、審判的階段；因為政府每天都拿出不同的猜想與假設來逼問、來辱罵，令人成天提心吊膽，疲於應對與解釋，好似沒有止盡。</text:span><text:span text:style-name="T6"><text:s/><text:line-break/><text:line-break/></text:span><text:span text:style-name="T4">對於民進黨政府強推《反滲透法》，張香華憂心，當中法條定義空洞，給當局很多理由來偵訊人民，恐怕會讓人民陷入跟柏楊當年一樣的白色恐怖之中。</text:span><text:span text:style-name="T6"><text:s/><text:line-break/><text:line-break/></text:span><text:span text:style-name="T4">不只如此，張香華還擔心自己會變成《反滲透法》的目標。</text:span><text:span text:style-name="T6"><text:s/><text:line-break/><text:line-break/></text:span><text:span text:style-name="T4">她表示，近年柏楊的著作包括《柏楊版資治通鑑》、《醜陋的中國人》在大陸熱銷，大陸的出版社將版稅匯給她之後，最近國內大選，她有參與部分候選人的募款活動。</text:span><text:span text:style-name="T6"><text:s/><text:line-break/><text:line-break/></text:span><text:span text:style-name="T4">「說不定政府就此懷疑我拿大陸的錢來滲透國內選舉，尤其是大陸的出版社很多都有官方色彩」張香華說</text:span><text:span text:style-name="T6"><text:s/><text:line-break/><text:line-break/></text:span><text:span text:style-name="T4">張香華特別強調，她跟柏楊一樣，如果真的遭控違反《反滲透法》，並不擔心最後司法判決的結果，她最擔心的是國家機器調查的過程，被指控、被逼問、被懷疑，甚至透過媒體「未審先判、人格謀殺」</text:span><text:span text:style-name="T6"><text:s/><text:line-break/><text:line-break/></text:span><text:span text:style-name="T4">張香華說：「不只是我，許多文化界、藝文界的人都跟我有同樣的憂慮。」</text:span><text:span text:style-name="T6"><text:s/><text:line-break/><text:line-break/></text:span><text:span text:style-name="T4">張香華指出，柏楊生前希望發揚中華文化，所以前總統陳水扁在</text:span><text:span text:style-name="T6">2000</text:span><text:span text:style-name="T4">年</text:span><text:span text:style-name="T6">520</text:span><text:span text:style-name="T4">上任的前一天曾經親口向柏楊保證，不會在任內挑動統獨對立及省籍情結，而陳水扁任內亦未食言，沒想到如今卻在總統蔡英文任內破功。</text:span><text:span text:style-name="T6"><text:s/><text:line-break/><text:line-break/></text:span><text:span text:style-name="T4">張香華認為，所謂的「台灣價值」應該是指台灣民主社會的多元和諧，不分省籍互相尊重、包容，可惜蔡政府卻以「抗中保台」當作藉口，用《反滲透法》來鄙棄中華文化、激化統獨對立，讓從事文化交流的人膽顫心驚。</text:span><text:span text:style-name="T6"><text:s/><text:line-break/><text:line-break/></text:span><text:span text:style-name="T4">張香華說：「《反滲透法》通過後，現在自己已經年紀大了，也沒有錢可以逃離台灣，所以只能苦口婆心地在這邊說說自己的看法，希望有人能聽進去。」</text:span><text:span text:style-name="T6"><text:s/><text:line-break/><text:line-break/></text:span><text:span text:style-name="T4">張香華表示，自己只是一個喜歡寫詩的文化人，和柏楊同樣厭惡、唾棄威權專制；她相信柏楊如果還在世，會跟她一樣挺身而出，希望蔡英文能回頭是岸，否則柏楊必定死不瞑目！</text:span><text:span text:style-name="T6"><text:s/><text:line-break/><text:line-break/><text:line-break/><text:line-break/></text:span><text:span text:style-name="T4">今年</text:span><text:span text:style-name="T6">2020</text:span><text:span text:style-name="T4">年</text:span><text:span text:style-name="T6">3</text:span><text:span text:style-name="T4">月</text:span><text:span text:style-name="T6">7</text:span><text:span text:style-name="T4">日適逢柏楊百年冥誕，張香華對蔡英文提出呼籲，希望她能到綠島看看人權紀念碑，看看上頭柏楊的題字：「在那個時代，有多少母親，為他們囚禁在這個島上的孩子，長夜哭泣。」</text:span></text:p>
      <text:p text:style-name="P13"><text:span text:style-name="T3">陳真</text:span><text:span text:style-name="T4"><text:s/>  |  2020.01.09 16:05   |   </text:span><text:a xlink:type="simple" xlink:href="http://palinfo.habago.org/Entry?Command=Information_PrintForum&amp;#FORUM38388"><text:span text:style-name="T12">#</text:span></text:a></text:p>
      <text:p text:style-name="P15"><text:span text:style-name="T4">卡韓政變</text:span><text:span text:style-name="T6"><text:s/>(230)</text:span><text:span text:style-name="T4">：國產零零漆澳洲蒙難記</text:span><text:span text:style-name="T6"><text:s/><text:line-break/><text:line-break/></text:span><text:span text:style-name="T4">陳真</text:span><text:span text:style-name="T6"><text:s/>2020. 01. 09. <text:line-break/><text:line-break/><text:line-break/></text:span><text:span text:style-name="T4">穎芝，</text:span><text:span text:style-name="T6"><text:s/><text:line-break/><text:line-break/></text:span><text:span text:style-name="T4">謊言有兩種，一種白色，一種黑色。白色是為了保護別人，保護自己，保護大家，黑色則是為了害人。每個人都會說謊，但並不是每個人都會說黑色的謊言。</text:span><text:span text:style-name="T6"><text:s/><text:line-break/><text:line-break/></text:span><text:span text:style-name="T4">當一個人因為某種目的或利益而說謊害人時，我就會從此對這個人失去信任，即便他過去曾經有多大的功勞或說過多少誠實話也一樣，基本信任一旦被摧毀，就永遠摧毀。蔡正元就是一例。</text:span><text:span text:style-name="T6"><text:s/><text:line-break/><text:line-break/></text:span><text:span text:style-name="T4">還記得當初蔡正元幫吳敦義和郭台銘等人一搭一唱如何抹黑韓國瑜私下拿了什麼企業家的四千多萬元的鬼話嗎？韓國瑜的超高民調就是從那時候迅速崩盤，因為一大堆媒體、名嘴及政客全被郭台銘給收買了。前後長達三、四個月的時間，整個黑韓的主力部隊就是郭台銘和傳統國民黨政客聯手使壞，非常卑劣無恥。</text:span><text:span text:style-name="T6"><text:s/><text:line-break/><text:line-break/></text:span><text:span text:style-name="T4">黑完上半場，韓國瑜初選依然大勝，馬上就轉入下半場，換上更凶猛無恥的民進黨，一路黑韓到現在，造謠抹黑，分分秒秒不間斷。</text:span><text:span text:style-name="T6"><text:s/><text:line-break/><text:line-break/></text:span><text:span text:style-name="T4">我沒細看蔡正元這場記者會，只是前前後後跳著看了大約五分鐘。我的想法可以做成幾個結論：</text:span><text:span text:style-name="T6"><text:s/><text:line-break/><text:line-break/>1. </text:span><text:span text:style-name="T4">共諜案當然是假的。那只能騙三歲小孩。這位假共諜完全就是個詐財謀利的慣犯，一個四處招搖撞騙的小騙子。</text:span><text:span text:style-name="T6"><text:s/><text:line-break/><text:line-break/>2. </text:span><text:span text:style-name="T4">當一個人長期依靠詐騙謀利時，基本上他的言論其實就可以直接當成放屁而根本不須理會了，因為你無從知道哪些是真哪些是假，只知道一切目的都只是為了錢。</text:span><text:span text:style-name="T6"><text:s/><text:line-break/><text:line-break/>3. </text:span><text:span text:style-name="T4">我同樣也不相信蔡正元。理由如前所述。當一個人有了黑色謊言的前科時，你就應該從此對他的一切言論都要小心提防。誰知道會不會是為了黑韓所策畫的反間計或反反間計或反反反間計？</text:span><text:span text:style-name="T6"><text:s/><text:line-break/><text:line-break/>4. </text:span><text:span text:style-name="T4">特別是在選舉前夕，我認為，對任何一方的指控都很不道德，因為對方將根本沒有足夠的時間做出澄清或回應。</text:span><text:span text:style-name="T6"><text:s/><text:line-break/><text:line-break/></text:span><text:span text:style-name="T4">民進黨之所以令人厭惡就是他很習慣在選前一刻使出奧步。我不知道蔡正元這些指控</text:span><text:span text:style-name="T6"><text:s/>"</text:span><text:span text:style-name="T4">本身</text:span><text:span text:style-name="T6">" </text:span><text:span text:style-name="T4">算不算奧步，但是，投票前夕做出這類尚未得到確認的各種片面指控，基本上就是奧步不是嗎？民進黨很齷齪，國民黨難道也要學習這一套嗎？</text:span><text:span text:style-name="T6"><text:s/><text:line-break/><text:line-break/></text:span><text:span text:style-name="T4">還是說，這個奧步其實是針對韓國瑜？因為，這只會使韓失分，而非得分；人民會有一種</text:span><text:span text:style-name="T6"><text:s/>"</text:span><text:span text:style-name="T4">你們藍綠這些人都是一丘之貉，心機都很複雜、行事作風都很不光明磊落</text:span><text:span text:style-name="T6">" </text:span><text:span text:style-name="T4">的印象。這對乾乾淨淨、光明磊落的韓國瑜其實是很不利的。</text:span><text:span text:style-name="T6"><text:s/><text:line-break/><text:line-break/>5. </text:span><text:span text:style-name="T4">我不相信蔡正元，因為這裏頭根本沒有什麼救不救人的問題。一個有錢人被指控是間諜共犯，倘若他根本就是王立強無恥騙局的一個無辜受害者，他哪需要人家救？台灣司法再怎麼黑暗，也不至於去構陷一個全然無辜的有錢人。當一個有錢人被賊莫名其妙咬一口時，他一定是心安理得地尋求法律途徑還自己清白，而不是去找蔡正元來救他，又不是在演好萊塢黑幫電影。</text:span><text:span text:style-name="T6"><text:s/><text:line-break/><text:line-break/>6. </text:span><text:span text:style-name="T4">我不知道王立強這個假共諜案背後的政治牽扯有多深，但我相信，它是美、澳之間的一種共謀，而這共謀究竟是製片、導演或編劇？抑或只是剛好遇到一個騙子胡說八道，然後就順水推舟，弄出一齣相當腦殘、有點像荒謬喜劇的黑韓小菜。</text:span><text:span text:style-name="T6"><text:s/><text:line-break/><text:line-break/>7. </text:span><text:span text:style-name="T4">另一方面，我也不相信什麼邱義仁會帶</text:span><text:span text:style-name="T6"><text:s/>"</text:span><text:span text:style-name="T4">一大筆錢</text:span><text:span text:style-name="T6">" </text:span><text:span text:style-name="T4">去收買這樣一個腦殘騙子要他化身為可笑的</text:span><text:span text:style-name="T6">007</text:span><text:span text:style-name="T4">。為什麼呢？道理很簡單。民進黨很壞很壞，但他們一點都不笨，他們不可能主動創造這齣戲；邱義仁更是不可能，因為他是人渣黨裏頭最陰險、頭腦最好的人。他不至於蠢成這樣。況且，民進黨只是美國的一條狗，狗哪來本事自己導戲要主人配合？</text:span><text:span text:style-name="T6"><text:s/><text:line-break/><text:line-break/>8. </text:span><text:span text:style-name="T4">結論也許是這樣：一個小騙子想撈點錢，或是想騙取政治庇護身份，於是就瞎掰一堆好萊塢情報員的笑死人情節。然後，各方勢力便開始藉機渲染與炒作。共同目標只有一個：黑韓。</text:span><text:span text:style-name="T6"><text:s/><text:line-break/><text:line-break/></text:span><text:span text:style-name="T4">學姐過去曾在英國的一個很大的國際難民機構當了好幾年的法律代表，經常聽她講一堆來自世界各國稀奇古怪十分好笑的</text:span><text:span text:style-name="T6"><text:s/>"</text:span><text:span text:style-name="T4">政治受難</text:span><text:span text:style-name="T6">" </text:span><text:span text:style-name="T4">情節。這些難民，往往來自一些政治內部衝突得很厲害的國家或戰亂地區，例如印度或非洲等國。他們為了逃離苦難家園，或是想來到英國尋找更好的生活，往往就只好瞎掰各種受難情節或政治經歷，以便尋求政治庇護。</text:span><text:span text:style-name="T6"><text:s/><text:line-break/><text:line-break/></text:span><text:span text:style-name="T4">我不是說王立強是這樣。他不是。他就是個前科累累的騙子，但他所瞎掰的情報員故事，聽起來一點都不陌生。我願意幫忙潤飾一下，寫個劇本，應該可以拍成一部好萊塢電影，突顯這個可憐的小騙子後面一堆大騙子之卑鄙、可笑與荒唐。</text:span><text:span text:style-name="T6"><text:s/><text:line-break/><text:line-break/>p.s.</text:span><text:span text:style-name="T4">：大家別在這聊天了，等一下不是要在凱道百萬庶民集會嗎？大家還不趕快去？明天是在高雄辦「選前之夜」，一些同學、同事及朋友個個攜家帶眷、扶老攜幼都要去參加，也來邀我，但我正苦惱著如何可能帶著一個相當好動的四歲小韓粉突破重重人潮，前往參加。</text:span><text:span text:style-name="T6">(</text:span><text:span text:style-name="T4">你只要說「韓國瑜」，她就會大喊「凍蒜」。</text:span><text:span text:style-name="T6">) <text:line-break/><text:line-break/>p.p.s.: </text:span><text:span text:style-name="T4">萬康，我去菜市場買菜，人家一般都是叫我「少年仔」。</text:span></text:p>
      <text:p text:style-name="P13"><text:span text:style-name="T4">Akan   |  2020.01.09 13:04   |   </text:span><text:a xlink:type="simple" xlink:href="http://palinfo.habago.org/Entry?Command=Information_PrintForum&amp;#FORUM38387"><text:span text:style-name="T12">#</text:span></text:a></text:p>
      <text:p text:style-name="P14"><text:span text:style-name="T4">關於川普狙殺蘇萊曼尼，楊世光從美國的軍事利益點切入分析，也斷言不會發生如多數媒體說的那麼緊繃。果然，伊朗也是發射幾枚飛彈當煙火了事</text:span><text:span text:style-name="T6">~~</text:span><text:span text:style-name="T4">也許也像民主黨質疑的那樣，不過就是轉移川普被彈劾的焦點，像以前柯林頓性醜聞案的處理方式一樣。若真如此，美國真的再一次視他國人命如無物</text:span><text:span text:style-name="T6">~~(</text:span><text:span text:style-name="T4">影片從</text:span><text:span text:style-name="T6">5:10</text:span><text:span text:style-name="T4">開始談論蘇萊曼尼事件</text:span><text:span text:style-name="T6">) <text:line-break/><text:line-break/></text:span><text:a xlink:type="simple" xlink:href="https://www.youtube.com/watch?v=ByxSldXOyjE"><text:span text:style-name="T13">https://www.youtube.com/watch?v=ByxSldXOyjE</text:span></text:a></text:p>
      <text:p text:style-name="P13"><text:span text:style-name="T3">張萬康</text:span><text:span text:style-name="T4"><text:s/>  |  2020.01.09 12:37   |   </text:span><text:a xlink:type="simple" xlink:href="http://palinfo.habago.org/Entry?Command=Information_PrintForum&amp;#FORUM38386"><text:span text:style-name="T12">#</text:span></text:a></text:p>
      <text:p text:style-name="P14"><text:span text:style-name="T4">書楷兄，你講的可能是「蔡英文後援會」臉書網站的倒戈？夜半有朋友遞給我。在我看起來是假裝被藍營駭客</text:span><text:span text:style-name="T6">po</text:span><text:span text:style-name="T4">的，綠營可以藉此指責藍營滲透。裡面講因為「教小孩同性戀結婚、和大陸對立、經濟搞又不起來」所以投不下去。我想們不用會「大陸」，而且他們這幾天在網路大肆散播藍營、中南部在串連反同動員。事實上是綠粉們自己在動員，用仇恨老人家的方式去凝聚催票。鄉下老一輩不接受同婚的是多，但沒有啥仇恨同志的串連或搞啥有規模的動員，但綠粉故意這樣講。</text:span><text:span text:style-name="T6"><text:s/><text:line-break/></text:span><text:span text:style-name="T4">這幾個月來，我沒遇過一個老人家鄙視、謾罵過青年，至多說搞不懂他們（大嬸大姐們會談兩句）。至於男性韓粉的老大哥、老叔老伯們幾乎都不會談到年輕人如何，只顧熱情陶醉的說韓國瑜有機會、會上會上，或擔憂五五波難講、最後還是可能有奧步。</text:span><text:span text:style-name="T6"><text:s/><text:line-break/></text:span><text:span text:style-name="T4">鼓動青年這樣仇恨、謾罵、猛酸老人家投韓是不恰當的，至少老人家還真沒說他們什麼，不會有那樣沒口德的用詞。</text:span></text:p>
      <text:p text:style-name="P13"><text:span text:style-name="T3">張萬康</text:span><text:span text:style-name="T4"><text:s/>  |  2020.01.09 12:17   |   </text:span><text:a xlink:type="simple" xlink:href="http://palinfo.habago.org/Entry?Command=Information_PrintForum&amp;#FORUM38385"><text:span text:style-name="T12">#</text:span></text:a></text:p>
      <text:p text:style-name="P15"><text:span text:style-name="T4">坊間庶民通常敬稱別人大哥。早餐店會叫帥哥。陳真大哥</text:span><text:span text:style-name="T6">2020.01.08 19:45</text:span><text:span text:style-name="T4">這篇很感人，夜半讀了覺得蕩氣迴腸，醇厚之情，傷逝過去，惜敬眼前，很想留言說謝謝陳真但暫且忍住。我貼到豆瓣網站，上午發現一大陸女生留言說：「</text:span><text:span text:style-name="T11">陈真这篇太动人了，表白韩国瑜，照出自己的灵魂。」對韓國瑜表白的意思（打趣像談戀愛，重點是最後一句。）</text:span><text:span text:style-name="T6"><text:s/><text:line-break/></text:span><text:span text:style-name="T4">「投給自己」這句教了我，很受用。我覺這句很謙卑。雖然可能與陳真的原意無關。</text:span><text:span text:style-name="T6"><text:s/><text:line-break/><text:line-break/></text:span><text:span text:style-name="T4">陳明通「禽獸說」的那句對做農的小人物們傷害很大。光是這點綠營下台的理由就有夠充分。有些大哥、歐里桑聽了好痛苦。有些大哥、歐里桑知道他故意挑動，聽了不痛苦，是心寒。十多年前有一部談農民的紀錄片「無米樂」，文青、社運圈說看了感動，鄉下人、農民素樸可貴。十多年後農民的顏色變了，結果農民被罵無知。陳明通的嘴臉，農運圈、社運圈、文青卻無視。有些基本道理、基本感情是無關顏色的，但搞了半天他們看的是顏色。可見「無米樂」的崑濱伯如果沒談二二八，可能他們當初對他沒興趣？</text:span><text:span text:style-name="T6"><text:s/><text:line-break/></text:span><text:span text:style-name="T4">我想到另一個庶民，白色恐怖「麻豆案」受難者陳水泉，他們家族也是做農的、做工的。去年</text:span><text:span text:style-name="T6">11</text:span><text:span text:style-name="T4">月下旬在陳明忠過世後不久也走了，</text:span><text:span text:style-name="T6">92</text:span><text:span text:style-name="T4">歲。他坐牢</text:span><text:span text:style-name="T6">33</text:span><text:span text:style-name="T4">年</text:span><text:span text:style-name="T6">7</text:span><text:span text:style-name="T4">個月。他是老革命，但綠營略過他，藍營也不提。他的紀錄片很棒，講話特有味道。滄桑但飄逸的老人家。大家有空看看。</text:span><text:span text:style-name="T6"><text:s/><text:line-break/></text:span><text:a xlink:type="simple" xlink:href="https://www.youtube.com/watch?v=PloEgn64U6c"><text:span text:style-name="T13">https://www.youtube.com/watch?v=PloEgn64U6c</text:span></text:a></text:p>
      <text:p text:style-name="P13"><text:span text:style-name="T3">陳真</text:span><text:span text:style-name="T4"><text:s/>  |  2020.01.09 12:08   |   </text:span><text:a xlink:type="simple" xlink:href="http://palinfo.habago.org/Entry?Command=Information_PrintForum&amp;#FORUM38384"><text:span text:style-name="T12">#</text:span></text:a></text:p>
      <text:p text:style-name="P14"><text:span text:style-name="T4">書楷，</text:span><text:span text:style-name="T6"><text:s/><text:line-break/><text:line-break/></text:span><text:span text:style-name="T4">我覺得，外媒內媒都一樣，沒有任何特殊性可言。台灣很抬舉「外媒」是不對的，因為那毫無意義。我是說，那就像自由時報也有可能出現幾篇韓國瑜的正面報導一樣，毫無意義。它總得「點綴」一下不是嗎？就如同抹黑可怕之處絕不是百分之百的造謠攻擊，而是會故意穿插一些好話或事實，殺傷力會更大。</text:span><text:span text:style-name="T6"><text:s/><text:line-break/><text:line-break/></text:span><text:span text:style-name="T4">我不是說那篇投書就是以這樣一種心態被處理，而是說，每天數以千萬計的訊息，我們哪需要特別去關注其中的一點點點點點點小花邊？它不具有絲毫意義我覺得。</text:span><text:span text:style-name="T6"><text:s/><text:line-break/><text:line-break/></text:span><text:span text:style-name="T4">至於美國暗殺伊朗高層，這也只是反映美國對於殺人一事向來習以為常，加上川普的無厘頭作風，殺就殺了，看不出來任何戰略上的意義與價值，就好像之前突然莫名其妙用什麼「炸彈之母」轟炸阿富汗、轟炸敘利亞一樣，相當無厘頭。</text:span><text:span text:style-name="T6"><text:s/><text:line-break/><text:line-break/></text:span><text:span text:style-name="T4">川普基本上不走軍事路線，但是，暗殺或丟丟飛彈，這是美國總統每天的家庭作業；對他們而言，完全比放煙火還稀鬆平常。煙火一年才放個幾次，但是，丟炸彈或無人機暗殺卻是每一天的日常作業。</text:span><text:span text:style-name="T6"><text:s/><text:line-break/><text:line-break/></text:span><text:span text:style-name="T4">美伊雙方都很怕真的幹起來。他們現在應該是忙著在協商看要怎麼偷偷善後吧。這事除非擦槍走火，否則應該就沒事了。我是這麼看啦。美國不可能笨到真的和伊朗打，因為那意味著中美爭霸戰提前結束，中國獲勝。</text:span></text:p>
      <text:p text:style-name="P13"><text:span text:style-name="T3">陳真</text:span><text:span text:style-name="T4"><text:s/>  |  2020.01.09 11:49   |   </text:span><text:a xlink:type="simple" xlink:href="http://palinfo.habago.org/Entry?Command=Information_PrintForum&amp;#FORUM38383"><text:span text:style-name="T12">#</text:span></text:a></text:p>
      <text:p text:style-name="P15"><text:span text:style-name="T4">卡韓政變</text:span><text:span text:style-name="T6"><text:s/>(229)</text:span><text:span text:style-name="T4">：人品是一切的一切</text:span><text:span text:style-name="T6"><text:s/><text:line-break/><text:line-break/></text:span><text:span text:style-name="T4">陳真</text:span><text:span text:style-name="T6"><text:s/>2020. 01. 09. <text:line-break/><text:line-break/><text:line-break/></text:span><text:span text:style-name="T4">民進黨早已不是一個黨，而是一個貪污犯罪集團，就跟市面上那些詐騙集團沒兩樣，每天想的就是動用各種骯髒手段奪權撈錢，大貪特貪；方法之一就是控制媒體與網路，以鉅額公帑豢養大量網軍，無時無刻抹黑造謠，這就是這個政治犯罪集團的生活日常。如果你沒法掌握這點本質，如果你以為台灣的選舉只是一種見仁見智的選擇，那你若非裝蒜，就是無知，偏離了基本事實。</text:span><text:span text:style-name="T6"><text:s/><text:line-break/><text:line-break/></text:span><text:span text:style-name="T4">這筆帳，其實還是應該算在人民自己頭上。為什麼呢？因為任何一個社會都必然會有各種歹徒騙子的存在，哪怕騙個幾十塊錢也好，更不用說涉及數兆金額與數十萬個職位之政治權力。因此，在政治上，歹徒罪犯的存在並不稀奇，稀奇的是人們對於卑劣行為居然完全無感；不但無感，不以為忤，甚至可能還覺得很棒很有趣。特別是年輕一代，別說什麼正義感或理想之匱乏，甚至連最基本的是非道德感似乎都不當一回事。</text:span><text:span text:style-name="T6"><text:s/><text:line-break/><text:line-break/></text:span><text:span text:style-name="T4">對於任何一個具有正常心智與正常道德感的人來說，任何一個黨，如果墮落到這種程度，怎麼可能還會支持他們呢？難道你會支持市面上各種詐騙集團，好崇拜他們？覺得他們好棒？只因為他們每天高喊什麼捍衛主權？推廣民主自由？清廉勤政愛鄉土？犧牲奉獻愛台灣？</text:span><text:span text:style-name="T6">   <text:line-break/><text:line-break/></text:span><text:span text:style-name="T4">報載，韓國瑜這兩天在臉書發文感嘆：</text:span><text:span text:style-name="T6"><text:s/><text:line-break/><text:line-break/></text:span><text:span text:style-name="T4">「今天我們清楚地看到由民進黨新潮流派系的新文化青年工作隊，教導那些</text:span><text:span text:style-name="T6">1450</text:span><text:span text:style-name="T4">可以用反串的方式打出非常不理性的留言假裝自己是韓粉！接著，他們再用力譴責這些假留言，帶出『韓粉不理性』的風向，以一擋百汙衊我們的支持者！」</text:span><text:span text:style-name="T6"><text:s/><text:line-break/><text:line-break/></text:span><text:span text:style-name="T4">韓國瑜請大家仔細思考一下：這個黨，「這樣的一種教唆惡意抹黑真的是公平合理嗎？年輕人你們不應該憤怒嗎？有一群人這樣有組織、有計畫地想操控你們的心智，你們不害怕嗎？」</text:span><text:span text:style-name="T6"><text:s/><text:line-break/><text:line-break/></text:span><text:span text:style-name="T4">這裏有一些圖片，不妨看看：</text:span><text:span text:style-name="T6"><text:s/><text:line-break/><text:line-break/>https://bit.ly/35w7dxy <text:line-break/><text:line-break/></text:span><text:span text:style-name="T4">不過，這些都只能算是小兒科，算是一種形象的醜化，讓人對韓產生惡感或不信任感。但是，更可怕的不是醜化，而是空穴來風，無中生有。</text:span><text:span text:style-name="T6">   <text:line-break/><text:line-break/></text:span><text:span text:style-name="T4">這樣一種全面性的造謠抹黑文化不是今天才有的現象，而是存在至少</text:span><text:span text:style-name="T6">20</text:span><text:span text:style-name="T4">年！方式千變萬化，極盡卑劣之能事。舉個例，人渣黨抹黑的無數方式之一就是「冒充栽贓」、「自我引用」與「大量散發」三部曲。</text:span><text:span text:style-name="T6"><text:s/><text:line-break/><text:line-break/></text:span><text:span text:style-name="T4">比方說，冒充是陳真，故意寫些鳥話或做些醜陋的事，或是先由某人匿名散播謠言，做出指控，然後再冒充陳真做出回應，等於是自己回應自己，回應得彷彿真有其事似的，然後再換另一個名字留言，指責這個由他自己所假扮的「陳真」怎麼可以這樣呢？太可惡了！然後再換另外也許一百個不同的名字留言，對此一「事件」，「紛紛」加以評論、渲染、擴散。</text:span><text:span text:style-name="T6"><text:s/><text:line-break/><text:line-break/></text:span><text:span text:style-name="T4">這一百個名字，也許同一人，也許同樣幾個人，交叉使用，並且四處留言、張貼或是轉寄、轉寄再轉寄。</text:span><text:span text:style-name="T6"><text:s/><text:line-break/><text:line-break/></text:span><text:span text:style-name="T4">有時會假裝對「陳真」的「惡行」，表現得義憤填膺，然後再換第二個名字留言或轉寄，假裝扮演和事佬，假裝說「陳真」只是一時犯錯啦，沒關係啦，然後再換第三個名字留言，進一步指控「陳真」其實早已不是第一次如何如何為非作歹，然後再換第四個名字留言，進一步造謠，瞎掰另一套故事，講得繪聲繪影，然後再換第五個名字</text:span><text:span text:style-name="T6">...</text:span><text:span text:style-name="T4">一直這樣下去。就這樣到處留言、轉寄轉寄再轉寄，寄給我這個「真的」陳真的同學或同事或學界或醫界的網站、論壇或</text:span><text:span text:style-name="T6">EMAIL</text:span><text:span text:style-name="T4">群組或系所信箱及討論群等等等等等。</text:span><text:span text:style-name="T6"><text:s/><text:line-break/><text:line-break/></text:span><text:span text:style-name="T4">這時候，如果你是我，你會如何？只能忍受一切、任其誣衊不是嗎？公眾人物很容易可以為自己澄清，但非公眾人物則只能抱著像「耶穌被釘上十字架」那樣一種情懷來面對。</text:span><text:span text:style-name="T6"><text:s/><text:line-break/><text:line-break/></text:span><text:span text:style-name="T4">耶穌是什麼樣的情懷呢？連耶穌也受不了這樣的痛苦，於是他祈求天父說：如果可以的話，請移除苦杯；但若這是祢的旨意，那就請祢拿我當器皿，讓祢的旨意遍行天下吧！有一天，當我們死的時候，我們要活在那永遠的世界。</text:span><text:span text:style-name="T6"><text:s/><text:line-break/><text:line-break/></text:span><text:span text:style-name="T4">我差不多已經將近</text:span><text:span text:style-name="T6">18</text:span><text:span text:style-name="T4">年不曾再去任何網站留言</text:span><text:span text:style-name="T6"><text:s/>(</text:span><text:span text:style-name="T4">當然也不會去看。我每天只看巴勒網</text:span><text:span text:style-name="T6">)</text:span><text:span text:style-name="T4">，因為網路世界實在太骯髒太卑鄙，不是正常人所能想像與應付。因此，我向來只會在巴勒網講話，因為這個地方由我管理，肯定是全台灣最乾淨、最有言論自由的一個地方了。</text:span><text:span text:style-name="T6"><text:s/><text:line-break/><text:line-break/></text:span><text:span text:style-name="T4">人渣黨之擅於造謠抹黑，由來已久，有了網路之後，更是如蛆添翼，十分可怕。</text:span><text:span text:style-name="T6"><text:s/><text:line-break/><text:line-break/></text:span><text:span text:style-name="T4">我想說的一個觀念是：人品是一切的一切。沒有人品，什麼都不是。政治人物更是如此。結婚交友也一樣，看對象要看什麼？看對方的人品就夠了，其他都不重要。</text:span><text:span text:style-name="T6"><text:s/><text:line-break/><text:line-break/></text:span><text:span text:style-name="T4">投票也沒什麼訣竅，有人說要看候選人的什麼政見，那個全是傻話，政見誰都會講不是嗎？惟有真心，才可能有所作為。投票最重要的當然還是要看人品。有了人品，再來說其他。若是人渣，管他什麼顏色的人渣，依舊是人渣。</text:span><text:span text:style-name="T6"><text:s/><text:line-break/><text:line-break/></text:span><text:span text:style-name="T4">韓國瑜說得對，「使用骯髒手段從事選舉者，目的只有一個，就是撈錢；越是骯髒，越是大撈特撈。」</text:span><text:span text:style-name="T6"><text:s/><text:line-break/><text:line-break/></text:span><text:span text:style-name="T4">人渣黨就是這樣一個黨，毫無基本品格可言。我常覺得很納悶，人渣黨的支持者不是將近一千萬人嗎？為何我從未見過一個足以說出一點道理的人，一個！只要一個就夠了，站出來！大大方方說說你某某人為何會支持這樣一個「黨」。理由究竟是什麼？</text:span><text:span text:style-name="T6"><text:s/><text:line-break/><text:line-break/></text:span><text:span text:style-name="T4">選舉跟結婚交友看對象的原理差不多。你要會「看」，看出一個人的內在本性與外在屬性。</text:span><text:span text:style-name="T6"><text:s/><text:line-break/><text:line-break/></text:span><text:span text:style-name="T4">底下有兩段視頻，我覺得很傳神，大家不妨比較「看看」，看你看了之後有何感覺。不管是魔鬼或天使，其實都是「藏在細節中」。一個人是什麼樣的人，我覺得一眼就能看得出來。你看得出來嗎？</text:span><text:span text:style-name="T6"><text:s/><text:line-break/><text:line-break/>1</text:span><text:span text:style-name="T4">分到</text:span><text:span text:style-name="T6">1</text:span><text:span text:style-name="T4">分</text:span><text:span text:style-name="T6">53</text:span><text:span text:style-name="T4">秒：</text:span><text:span text:style-name="T6"><text:s/><text:line-break/><text:line-break/>https://bit.ly/35zwVkW <text:line-break/><text:line-break/>4:33-5:13 (</text:span><text:span text:style-name="T4">特別是</text:span><text:span text:style-name="T6">4:50 </text:span><text:span text:style-name="T4">到</text:span><text:span text:style-name="T6">5:13</text:span><text:span text:style-name="T4">更是精華</text:span><text:span text:style-name="T6">)</text:span><text:span text:style-name="T4">：</text:span><text:span text:style-name="T6"><text:s/><text:line-break/><text:line-break/>https://bit.ly/36EBRq2 <text:line-break/><text:line-break/></text:span><text:span text:style-name="T4">以下是韓國瑜昨天的專訪，我也覺得值得一看：</text:span><text:span text:style-name="T6"><text:s/><text:line-break/><text:line-break/>https://bit.ly/303O6K5 <text:line-break/><text:line-break/>=================== <text:line-break/><text:line-break/></text:span><text:span text:style-name="T4">藍控拿公帑吸收學生當打手！點名謝長廷</text:span><text:span text:style-name="T6"><text:s/></text:span><text:span text:style-name="T4">培訓假韓粉</text:span><text:span text:style-name="T6"><text:s/><text:line-break/><text:line-break/></text:span><text:span text:style-name="T4">中國時報</text:span><text:span text:style-name="T6"><text:s/>/  2020</text:span><text:span text:style-name="T4">年</text:span><text:span text:style-name="T6">1</text:span><text:span text:style-name="T4">月</text:span><text:span text:style-name="T6">7</text:span><text:span text:style-name="T4">日</text:span><text:span text:style-name="T6"><text:s/><text:line-break/><text:line-break/></text:span><text:span text:style-name="T4">韓國瑜競辦</text:span><text:span text:style-name="T6">6</text:span><text:span text:style-name="T4">日召開「抓到了！網軍操作假韓粉」記者會，總發言人王淺秋拿出證據，指控新文化基金會培養網軍，並有完整教戰守則。（王英豪攝）</text:span><text:span text:style-name="T6"><text:s/><text:line-break/><text:line-break/></text:span><text:span text:style-name="T4">又抓到了！韓國瑜競辦發言人王淺秋、國民黨高雄市議員陳美雅昨日踢爆，隸屬駐日代表謝長廷的新文化基金會，「假文化之名，吸收政府預算，行政治打手之實」，以公部門預算訓練網軍，培養「楊蕙如們」，反串韓粉攻擊政敵。</text:span><text:span text:style-name="T6"><text:s/><text:line-break/><text:line-break/></text:span><text:span text:style-name="T4">辦研習營</text:span><text:span text:style-name="T6"><text:s/></text:span><text:span text:style-name="T4">授反串</text:span><text:span text:style-name="T6">6</text:span><text:span text:style-name="T4">招攻擊韓</text:span><text:span text:style-name="T6"><text:s/><text:line-break/><text:line-break/></text:span><text:span text:style-name="T4">謝長廷於</text:span><text:span text:style-name="T6">1992</text:span><text:span text:style-name="T4">年成立新文化基金會，現仍為該基金會創辦人。新文化基金會每年為大專學生舉辦研習營，趙天麟、阮昭雄、張嘉玲、林鶴明、李厚慶、王閔生等皆出身於新文化。每年的講師都是民進黨人士，包括行政院副院長陳其邁、民進黨祕書長羅文嘉及綠營立委、泛綠名嘴等。</text:span><text:span text:style-name="T6"><text:s/><text:line-break/><text:line-break/></text:span><text:span text:style-name="T4">王淺秋表示，新文化青年工作隊竟授課「教你假韓粉」，傳授</text:span><text:span text:style-name="T6">6</text:span><text:span text:style-name="T4">招如何反串韓粉去留言。臉書專頁上，並有多張惡意修圖攻擊韓國瑜的照片，例如「吳韓會懶人包」、「天啊他好會吹阿韓粉們」等猥褻照片、文字，以及宣傳民進黨和批評政敵的圖片。</text:span><text:span text:style-name="T6"><text:s/><text:line-break/><text:line-break/></text:span><text:span text:style-name="T4">王淺秋說，新文化青年工作隊所舉辦的營隊，每屆都在洗腦學生，教他們怎麼反串做網軍，該基金會向各界申請補助，包括文化部</text:span><text:span text:style-name="T6">5</text:span><text:span text:style-name="T4">萬、青發署</text:span><text:span text:style-name="T6">2</text:span><text:span text:style-name="T4">萬、食藥署</text:span><text:span text:style-name="T6">1</text:span><text:span text:style-name="T4">萬、環保署</text:span><text:span text:style-name="T6">10</text:span><text:span text:style-name="T4">萬、台灣民主基金會</text:span><text:span text:style-name="T6">10</text:span><text:span text:style-name="T4">萬、台北悠遊卡公司</text:span><text:span text:style-name="T6">10</text:span><text:span text:style-name="T4">萬、合庫</text:span><text:span text:style-name="T6">10</text:span><text:span text:style-name="T4">萬、葉菊蘭的觀光協會</text:span><text:span text:style-name="T6">10</text:span><text:span text:style-name="T4">萬等，每年補助總額大概是</text:span><text:span text:style-name="T6">119</text:span><text:span text:style-name="T4">萬，申請來給學生們當工讀金，要他們反串韓粉上網貼文，做些說謊假造的詐騙行為。</text:span></text:p>
      <text:p text:style-name="P13"><text:span text:style-name="T3">林書楷</text:span><text:span text:style-name="T4"><text:s/>  |  2020.01.09 11:36   |   </text:span><text:a xlink:type="simple" xlink:href="http://palinfo.habago.org/Entry?Command=Information_PrintForum&amp;#FORUM38382"><text:span text:style-name="T12">#</text:span></text:a></text:p>
      <text:p text:style-name="P14"><text:span text:style-name="T4">看到當下的反應是，不會放棄蔡英文了吧？怎麼一反之前讚頌的常態。後來發現有人說這位</text:span><text:span text:style-name="T6">Kent Wang</text:span><text:span text:style-name="T4">是國民黨智庫的寫手，投書國家利益。綠營現在很用力地在打這篇新聞，說國民黨造謠外媒不支持蔡英文⋯⋯。</text:span><text:span text:style-name="T6"><text:s/><text:line-break/><text:line-break/></text:span><text:span text:style-name="T4">臉書昨天有菜粉專頁倒戈，我想這回是不是台灣能有機會在韓國瑜的旋風下撥亂反正。尤其美國佬最近暗殺了伊朗的政要，難不成真的那麼有信心兩線作戰？</text:span></text:p>
      <text:p text:style-name="P13"><text:span text:style-name="T3">謝穎芝</text:span><text:span text:style-name="T4"><text:s/>  |  2020.01.09 09:56   |   </text:span><text:a xlink:type="simple" xlink:href="http://palinfo.habago.org/Entry?Command=Information_PrintForum&amp;#FORUM38381"><text:span text:style-name="T12">#</text:span></text:a></text:p>
      <text:p text:style-name="P15"><text:span text:style-name="T4">主導假共諜案的幕後藏鏡人浮出檯面上了！</text:span><text:span text:style-name="T6"><text:s/><text:line-break/><text:line-break/></text:span><text:span text:style-name="T4">國民黨召開「抓到了！民進黨介入王立強假共諜案？」記者會，由副秘書長蔡正元主持，現場並有錄音內容原音重現。</text:span><text:span text:style-name="T6">https://reurl.cc/0zqLQK </text:span></text:p>
      <text:p text:style-name="P13"><text:span text:style-name="T3">陳真</text:span><text:span text:style-name="T4"><text:s/>  |  2020.01.08 19:45   |   </text:span><text:a xlink:type="simple" xlink:href="http://palinfo.habago.org/Entry?Command=Information_PrintForum&amp;iPage=1#FORUM38380"><text:span text:style-name="T10">#</text:span></text:a></text:p>
      <text:p text:style-name="P14"><text:span text:style-name="T4">卡韓政變</text:span><text:span text:style-name="T6"><text:s/>(228)</text:span><text:span text:style-name="T4">：投給自己</text:span><text:span text:style-name="T6"><text:line-break/><text:line-break/></text:span><text:span text:style-name="T4">陳真</text:span><text:span text:style-name="T6"><text:s/>2020. 01. 08. <text:line-break/><text:line-break/><text:line-break/></text:span><text:span text:style-name="T4">剪貼我自己的幾篇舊文節錄，還有一篇是今天的聯合報社論，裏頭有句話這麼說：「對照廿年前後的朝野變化：民進黨如今因集大權於一身，所以能一次動用一、二千台遊覽車運送群眾前往造勢會場；反觀黨產被凍結的國民黨，無力雇遊覽車動員，韓國瑜卻能喚起動輒數十萬人主動集結，宛如早年黨外時代的群眾盛況。藍綠的變身景象，耐人尋味。」</text:span><text:span text:style-name="T6"><text:line-break/><text:line-break/></text:span><text:span text:style-name="T4">我們應當明白：投票從來都不是投給誰，而是投給自己，投給生活，投給一種希望，投給一種關乎善惡美醜的好惡與判斷；讓政治變成我們的生活，我們的前途依靠，而不是他們的權位掠奪與金錢遊戲。</text:span><text:span text:style-name="T6"><text:line-break/><text:line-break/></text:span><text:span text:style-name="T4">在我自己的評價裏，</text:span><text:span text:style-name="T6">"</text:span><text:span text:style-name="T4">黨外</text:span><text:span text:style-name="T6">" </text:span><text:span text:style-name="T4">已經消失整整</text:span><text:span text:style-name="T6">30</text:span><text:span text:style-name="T4">年，打從</text:span><text:span text:style-name="T6">1990</text:span><text:span text:style-name="T4">年開始，政治就開始遭到卑鄙的利用與剽竊，成為政客及其走狗文人的斂財奪權工具；直到</text:span><text:span text:style-name="T6">30</text:span><text:span text:style-name="T4">年後的今天，</text:span><text:span text:style-name="T6">"</text:span><text:span text:style-name="T4">黨外</text:span><text:span text:style-name="T6">" </text:span><text:span text:style-name="T4">似乎才又捲土重來。</text:span><text:span text:style-name="T6"><text:line-break/><text:line-break/>====================<text:line-break/><text:line-break/></text:span><text:span text:style-name="T4">卡韓政變</text:span><text:span text:style-name="T6"><text:s/>(79)</text:span><text:span text:style-name="T4">：</text:span><text:span text:style-name="T6"><text:s/></text:span><text:span text:style-name="T4">二次黨外</text:span><text:span text:style-name="T6"><text:line-break/><text:line-break/></text:span><text:span text:style-name="T4">陳真</text:span><text:span text:style-name="T6"><text:s/>2019. 06. 11.<text:line-break/><text:line-break/></text:span><text:span text:style-name="T4">一個人的語言、神情、氣質與態度，不是穿在身上的衣服，而是一種皮膚、血肉，一種屬於某個生命的氣味。因此，一個人如何，他的言語必如何，就算你硬要模彷硬要裝，也模彷不來。虎有虎的味道，狗有狗的氣息，語言不同，生活不同，品味不同，食物不同，因此無須模彷，因為畫虎根本不會成，只會反類犬。</text:span><text:span text:style-name="T6"><text:line-break/><text:line-break/></text:span><text:span text:style-name="T4">狼披上一張羊皮，並不會因此就變成一頭羊；牠的語言、品味及一切種種，都會毫無保留地透露牠的真實生命。因此，我們最好就乖乖做自己，是什麼物種，就做那物種的事，不要模彷，不要假裝，因為你不可能撐得起一種跟你不同的</text:span><text:span text:style-name="T6"><text:s/>"</text:span><text:span text:style-name="T4">語言</text:span><text:span text:style-name="T6">" </text:span><text:span text:style-name="T4">與氣質。</text:span><text:span text:style-name="T6"><text:line-break/><text:line-break/></text:span><text:span text:style-name="T4">很多政客，一如郭台銘及柯文哲，不管怎麼模彷或裝蒜，假憨厚，假親民，假樸素，假單純，假裝有理想，假裝關心弱勢，假裝關心這個關心那個，全屬詐欺，只會讓人感到更加噁心與厭惡。因為他們明明就根本不是那樣的人，越裝只會讓人越反感。</text:span><text:span text:style-name="T6"><text:line-break/><text:line-break/></text:span><text:span text:style-name="T4">韓國瑜之所以能打動人心，就是因為他不造作、不假裝，他講他心裏的話，自然就能動人。即便他成為過街老鼠，我還是一樣仰慕這樣一個人，因為我清楚知道他言語由衷，充滿情感厚度與思想深度；而且，他是懂我的。</text:span><text:span text:style-name="T6">"</text:span><text:span text:style-name="T4">我</text:span><text:span text:style-name="T6">" </text:span><text:span text:style-name="T4">是誰呢？我就是一般人，普通人，日夜操勞，生活艱辛。而那樣一種理解上的深度與情感厚度，也許就來自於他本質上也就是那樣一個人。</text:span><text:span text:style-name="T6"><text:line-break/><text:line-break/></text:span><text:span text:style-name="T4">不管順逆，人不會變，但好人總會在順逆之中學會推己及人，形成理解之心與思想深度。如果韓國瑜是草包，那麼，草包肯定就是一種讚詞。沈從文總說自己是鄉下人。鄉下人是什麼？就是菁英們口中的土包子。沈從文說，</text:span><text:span text:style-name="T6">"</text:span><text:span text:style-name="T4">都會男女總是長得一個樣，鄉下人卻各有樣貌</text:span><text:span text:style-name="T6">"</text:span><text:span text:style-name="T4">。土包子缺乏修飾，但他的生命經驗並不輕薄。</text:span><text:span text:style-name="T6"><text:line-break/><text:line-break/></text:span><text:span text:style-name="T4">我看過高山，飄過大海，越過坎坷山谷，走過千萬里路，讀過萬卷書，曾經三餐不繼，曾經一擲千金，到頭來我發現，自己身上鄉下人的氣質始終揮之不去。一個人之所以會喜歡另一個人，總是有著某種說不上來的原因。</text:span><text:span text:style-name="T6"><text:line-break/><text:line-break/></text:span><text:span text:style-name="T4">杜斯妥也夫斯基自己也是土包子，因此從小對土包子、對苦人特別懷有感情。在</text:span><text:span text:style-name="T6"><text:s/>"Winter Notes on Summer Impressions" </text:span><text:span text:style-name="T4">中他曾感嘆，那些</text:span><text:span text:style-name="T6"><text:s/>"</text:span><text:span text:style-name="T4">歐化</text:span><text:span text:style-name="T6">" </text:span><text:span text:style-name="T4">的俄國菁英們和土包子之間卻有著一種</text:span><text:span text:style-name="T6"><text:s/>"</text:span><text:span text:style-name="T4">斷裂</text:span><text:span text:style-name="T6">"</text:span><text:span text:style-name="T4">；這道裂痕如此之深，</text:span><text:span text:style-name="T6"><text:s/>"</text:span><text:span text:style-name="T4">菁英對於普通人及其生存法則，充滿前所未見的極度傲慢與蔑視</text:span><text:span text:style-name="T6">"</text:span><text:span text:style-name="T4">，以致於種種理想到頭來只是一場空。</text:span><text:span text:style-name="T6"><text:line-break/><text:line-break/></text:span><text:span text:style-name="T4">韓流，無疑就是土包子的集結歸隊，如此熟悉，宛如昨日。某個意義上來說，它其實就是二次黨外。第一次失敗了，被一群擅於表演的綠色生物割了舌頭，剽竊了話語，造就一群貪得無饜的豺狼虎豹。第二次會不會成功我不知道，但我相信它不會消失。沒有人能消滅土包子，因為土包子才是一切社會、每一塊土地的主人。有一天，我們會奪回自己的話語，掌握做為主人應有的權柄。</text:span><text:span text:style-name="T6"><text:line-break/><text:line-break/>==================<text:line-break/><text:line-break/></text:span><text:span text:style-name="T4">卡韓政變</text:span><text:span text:style-name="T6"><text:s/>(92)</text:span><text:span text:style-name="T4">：歷史竟如此相似</text:span><text:span text:style-name="T6"><text:s/>(</text:span><text:span text:style-name="T4">節錄</text:span><text:span text:style-name="T6">)<text:line-break/><text:line-break/></text:span><text:span text:style-name="T4">陳真</text:span><text:span text:style-name="T6"><text:s/>2019. 06. 23.<text:line-break/><text:line-break/><text:line-break/></text:span><text:span text:style-name="T4">國民黨也有好人，例如胡志強。他說，</text:span><text:span text:style-name="T6">"</text:span><text:span text:style-name="T4">韓國瑜的造勢活動，都是民眾自動自發，來自民間的力量，不是靠人為操作發動，這是台灣政治上從來沒有的現象。</text:span><text:span text:style-name="T6">"<text:line-break/><text:line-break/></text:span><text:span text:style-name="T4">這話其實只講對前半段。韓流來自民間，不是政治動員，但它並非空前，並非政治上前所未見。事實上，黨外時期的群眾集會就是這樣，動輒人山人海，根本不須動員。</text:span><text:span text:style-name="T6"><text:line-break/><text:line-break/></text:span><text:span text:style-name="T4">比方說大約</text:span><text:span text:style-name="T6"><text:s/>1988 </text:span><text:span text:style-name="T4">年左右，我只是一個大學生，曾在高雄勞工公園，一毛錢也沒花，就只是借來麥克風和擴音器，舉辦了一場要求國會全面改選的群眾聚會</text:span><text:span text:style-name="T6"><text:s/>(</text:span><text:span text:style-name="T4">那應該是台灣的大學生在在解嚴前後所舉辦的唯二兩場群眾運動，另一場也是我辦的，關於兒童福利遊行</text:span><text:span text:style-name="T6">)</text:span><text:span text:style-name="T4">，事前短短兩天的公告，現場竟然來了三千多人。記得隔天報上標題寫著</text:span><text:span text:style-name="T6"><text:s/>"</text:span><text:span text:style-name="T4">三千群眾，如癡如醉</text:span><text:span text:style-name="T6">"</text:span><text:span text:style-name="T4">。</text:span><text:span text:style-name="T6"><text:line-break/><text:line-break/>(</text:span><text:span text:style-name="T4">順便插播一下：我還記得那一天，台北來了十幾名嘴裏叼著洋煙、講話流裏流氣、裝模作樣、滿口理想與理論的學生，自稱是</text:span><text:span text:style-name="T6"><text:s/>"</text:span><text:span text:style-name="T4">搞學運的</text:span><text:span text:style-name="T6">"</text:span><text:span text:style-name="T4">，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text:span text:style-name="T6">)<text:line-break/><text:line-break/></text:span><text:span text:style-name="T4">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text:span text:style-name="T6"><text:line-break/><text:line-break/></text:span><text:span text:style-name="T4">後來，這種自發性的民間力量慢慢冷卻了，消失了，也就是說</text:span><text:span text:style-name="T6"><text:s/>"</text:span><text:span text:style-name="T4">黨外</text:span><text:span text:style-name="T6">" </text:span><text:span text:style-name="T4">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text:span text:style-name="T6"><text:line-break/><text:line-break/></text:span><text:span text:style-name="T4">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text:span><text:span text:style-name="T6"><text:s/>"</text:span><text:span text:style-name="T4">自己</text:span><text:span text:style-name="T6">" </text:span><text:span text:style-name="T4">的候選人，想把政治變成</text:span><text:span text:style-name="T6"><text:s/>"</text:span><text:span text:style-name="T4">我也理當有一份</text:span><text:span text:style-name="T6">" </text:span><text:span text:style-name="T4">的眾人志業，而不再只是權貴菁英們的個人閉門遊戲。</text:span><text:span text:style-name="T6">(</text:span><text:span text:style-name="T4">餘略</text:span><text:span text:style-name="T6">)<text:line-break/><text:line-break/>=================<text:line-break/><text:line-break/></text:span><text:span text:style-name="T4">卡韓政變</text:span><text:span text:style-name="T6"><text:s/>(194)</text:span><text:span text:style-name="T4">：衝組不死，庶民長存</text:span><text:span text:style-name="T6"><text:s/>(</text:span><text:span text:style-name="T4">節錄</text:span><text:span text:style-name="T6">)<text:line-break/><text:line-break/></text:span><text:span text:style-name="T4">陳真</text:span><text:span text:style-name="T6"><text:s/>2019.11.13.<text:line-break/><text:line-break/><text:line-break/></text:span><text:span text:style-name="T4">「衝組」就是類似現在的韓粉，韓家軍，差別只是在於過去的衝組通常就是街頭上被打被抓、但平常在媒體上同樣是不斷被抹黑被羞辱被嘲弄與醜化的對象，但他們依舊奮不顧身，故謂之「衝組」。</text:span><text:span text:style-name="T6"><text:line-break/><text:line-break/></text:span><text:span text:style-name="T4">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text:span><text:span text:style-name="T6">(</text:span><text:span text:style-name="T4">中略</text:span><text:span text:style-name="T6">)<text:line-break/><text:line-break/></text:span><text:span text:style-name="T4">這樣一種草根力量，依我看，恐怕才是影響島內政治走向的一個主要力量</text:span><text:span text:style-name="T6"><text:s/>(</text:span><text:span text:style-name="T4">外部力量當然還是美國說了算</text:span><text:span text:style-name="T6">)</text:span><text:span text:style-name="T4">，畢竟引領政治的，不會是政治權位本身，而是它背後的力量與堅持、價值與思維。</text:span><text:span text:style-name="T6"><text:line-break/><text:line-break/></text:span><text:span text:style-name="T4">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text:span><text:span text:style-name="T6"><text:line-break/><text:line-break/></text:span><text:span text:style-name="T4">這回是第二次集結，我稱它是二次黨外是有點道理的，只是說來話長。</text:span><text:span text:style-name="T6"><text:line-break/><text:line-break/></text:span><text:span text:style-name="T4">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text:span><text:span text:style-name="T6"><text:line-break/><text:line-break/></text:span><text:span text:style-name="T4">正面</text:span><text:span text:style-name="T6"><text:s/>(positive) </text:span><text:span text:style-name="T4">陳述不好說清楚一個東西的意義，但是負面陳述卻很容易反駁。簡單說我想說的：</text:span><text:span text:style-name="T6"><text:line-break/><text:line-break/></text:span><text:span text:style-name="T4">矮化、醜化或鄙視、敵視這股力量是很荒唐、扭曲且外行的。菁英們往往很喜歡用所謂「魯蛇」</text:span><text:span text:style-name="T6">(</text:span><text:span text:style-name="T4">類似草包</text:span><text:span text:style-name="T6">) </text:span><text:span text:style-name="T4">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text:span><text:span text:style-name="T6"><text:line-break/><text:line-break/></text:span><text:span text:style-name="T4">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text:span><text:span text:style-name="T6"><text:line-break/><text:line-break/></text:span><text:span text:style-name="T4">對岸共產黨之所以深得民心，恰恰就是因為他履行了政治之所以值得存在的基本承諾。</text:span><text:span text:style-name="T6"><text:line-break/><text:line-break/>==================<text:line-break/><text:line-break/></text:span><text:span text:style-name="T4">運將講評：廿年前國民黨，今日民進黨</text:span><text:span text:style-name="T6"><text:line-break/><text:line-break/><text:line-break/></text:span><text:span text:style-name="T4">聯合報</text:span><text:span text:style-name="T6"><text:s/></text:span><text:span text:style-name="T4">社論</text:span><text:span text:style-name="T6"><text:line-break/><text:line-break/>2020</text:span><text:span text:style-name="T4">年</text:span><text:span text:style-name="T6">1</text:span><text:span text:style-name="T4">月</text:span><text:span text:style-name="T6">8</text:span><text:span text:style-name="T4">日</text:span><text:span text:style-name="T6"> <text:line-break/><text:line-break/></text:span><text:span text:style-name="T4">蔡英文到台南造勢，有民眾開直播，在現場訪問載著動員民眾而來的遊覽車司機。一名司機開罵，蔡英文「假會」搞一例一休，讓他負債至今還不完。另一名運將則稱，馬政府時代一塊遊覽車車牌值五十萬到八十萬元之間，現在一塊車牌只剩五萬元。後者作出一個頗經典的總結說：今天的民進黨，就像廿年前的國民黨。</text:span><text:span text:style-name="T6"><text:line-break/><text:line-break/></text:span><text:span text:style-name="T4">如果要聽庶民的聲音，這幾個運將的說法應很能反映基層的心聲。他們身在綠營造勢的場合，也正因為蔡英文來才有如此大規模的動員，他們才有這趟生意可做，但他們毫不掩飾地說出自己的不滿。他們也知道自己正面對網路直播，甚至有人從旁半打趣地提醒這些發言可能引起「特偵組來抓」，他們仍侃侃評論。</text:span><text:span text:style-name="T6"><text:line-break/><text:line-break/></text:span><text:span text:style-name="T4">所謂「廿年前國民黨，今日民進黨」，表面的意思是說：廿年前的選舉，國民黨才需要用遊覽車動員群眾，用歌舞表演來吸引民眾，但許多人領完便當就離開，不顧台上造勢活動未了。而今，需要用遊覽車載運民眾到場的造勢活動，卻變成了民進黨，因為已無法吸引支持者主動現身；反而是韓國瑜的造勢場子，群眾的表現更為熱情。</text:span><text:span text:style-name="T6"><text:line-break/><text:line-break/></text:span><text:span text:style-name="T4">身為遊覽車司機，這幾位運將敏銳察覺到政治氣候的翻轉，卅年河東，卅年河西，現在輪到民進黨要靠遊覽車動員並發放便當，才叫得動人參加。</text:span><text:span text:style-name="T6"><text:line-break/><text:line-break/></text:span><text:span text:style-name="T4">事實上，所謂「廿年前國民黨，今日民進黨」還有更深一層的意義：當年的國民黨顢頇、頑固且威權，對於民間疾苦和社會意向缺乏感受，一意孤行；最後，終因疏遠民心而失去政權。而今天的民進黨，就如廿年前的國民黨一樣，正在向後倒退，卻毫無自覺。這幾個運將原本是民進黨的支持者，但過了三年苦日子後，這回有人改變心意，決定「不要被騙兩次」。</text:span><text:span text:style-name="T6"><text:line-break/><text:line-break/></text:span><text:span text:style-name="T4">遊覽車司機對蔡政府的不滿，除了《勞基法》一例一休的規定，當然還包括兩岸關係的惡化，導致陸客銳減，影響他們的生計。這樣的感受，恐怕也普遍存在於觀光民宿產業，乃至傳統製造業、中小企業及攤商。蔡政府這次選戰打出的是「護主權」的招牌，雖然吸引了不少年輕族群的支持；但對一般要負擔家計的升斗小民而言，這卻讓他們陷入無法「顧腹肚」的困境。這個問題，從前年九合一選舉之後，仍然未受到蔡政府正視。</text:span><text:span text:style-name="T6"><text:line-break/><text:line-break/></text:span><text:span text:style-name="T4">蔡政府利用香港反送中運動，打出「今日香港，明日台灣」的口號，其實是比喻不倫。有趣的是，這名運將說出「廿年前國民黨，今日民進黨」的名言，有意無意地模仿了這個句法，卻一針見血地戳破了民進黨「攏在騙」的事實。</text:span><text:span text:style-name="T6"><text:line-break/><text:line-break/></text:span><text:span text:style-name="T4">對照廿年前後的朝野變化：民進黨如今因集大權於一身，所以能一次動用一、二千台遊覽車運送群眾前往造勢會場；反觀黨產被凍結的國民黨，無力雇遊覽車動員，但韓國瑜卻能喚起動輒數十萬人主動集結，宛如早年「黨外」時代的群眾盛況。藍綠的「變身」景象，耐人尋味。</text:span><text:span text:style-name="T6"><text:line-break/><text:line-break/></text:span><text:span text:style-name="T4">不僅如此，近幾年民進黨的墮落及倒退，還包括了不少其他面向。例如：當年主張「黨政分離」，要求官員保持「中立」；如今卻到處安插派系肥貓，把國家當成政黨來用。當年反對專政威權，如今總統卻四處插手下令，無視五權分立。</text:span><text:span text:style-name="T6"><text:line-break/><text:line-break/></text:span><text:span text:style-name="T4">當年聲嘶力竭主張「黨政軍退出媒體」、「黨政軍退出校園」，現在卻把手伸進媒體和校園，甚至把學生會當成綠營側翼打手。當年追求「言論自由」，指責《違警罰法》是惡法；如今卻任意告發人民的網路轉貼，不能容忍人們評論政策，動輒以《社會秩序維護法》伺候。</text:span><text:span text:style-name="T6"><text:line-break/><text:line-break/></text:span><text:span text:style-name="T4">遊覽車司機隨口一句「廿年前國民黨，今日民進黨」，不僅道出基層的民怨，道出藍綠錯位的迷幻，更道出台灣政治經濟向後倒退的事實。自我感覺良好的民進黨，看看運將怎麼品評你們吧！</text:span></text:p>
      <text:p text:style-name="P13"><text:span text:style-name="T3">陳真</text:span><text:span text:style-name="T4"><text:s/>  |  2020.01.08 17:21   |   </text:span><text:a xlink:type="simple" xlink:href="http://palinfo.habago.org/Entry?Command=Information_PrintForum&amp;iPage=1#FORUM38379"><text:span text:style-name="T10">#</text:span></text:a></text:p>
      <text:p text:style-name="P15"><text:span text:style-name="T4">書楷，</text:span><text:span text:style-name="T6"><text:line-break/><text:line-break/></text:span><text:span text:style-name="T4">你的問題可能有點籠統。</text:span><text:span text:style-name="T6"><text:line-break/><text:line-break/></text:span><text:span text:style-name="T4">任何一件事隨著不同的問題架構，當然會有無數的可能性，因此，你得先說出自己的看法，然後別人才知道你是要問什麼。</text:span><text:span text:style-name="T6"><text:line-break/><text:line-break/>===============<text:line-break/><text:line-break/></text:span><text:span text:style-name="T4">從輔，</text:span><text:span text:style-name="T6"><text:line-break/><text:line-break/></text:span><text:span text:style-name="T4">倘若韓勝選，我認為綠營選輸不認帳、不願交出政權的可能性</text:span><text:span text:style-name="T6"><text:s/>"</text:span><text:span text:style-name="T4">目前看來</text:span><text:span text:style-name="T6">" </text:span><text:span text:style-name="T4">很低。為什麼呢？因為如果有此盤算，現在就會開始放風聲。但是，和和氣氣交接、然後順順利利讓韓好好執政的可能性似乎也一樣不高。</text:span><text:span text:style-name="T6"><text:line-break/><text:line-break/></text:span><text:span text:style-name="T4">韓若選輸便罷，倘若勝選，我比較擔心的是：是不是又要像馬英九那樣開始講一些什麼</text:span><text:span text:style-name="T6"><text:s/>"</text:span><text:span text:style-name="T4">愛與包容</text:span><text:span text:style-name="T6">" </text:span><text:span text:style-name="T4">或</text:span><text:span text:style-name="T6"><text:s/>"</text:span><text:span text:style-name="T4">超越藍綠</text:span><text:span text:style-name="T6">"</text:span><text:span text:style-name="T4">、當什麼</text:span><text:span text:style-name="T6"><text:s/>"</text:span><text:span text:style-name="T4">全民總統</text:span><text:span text:style-name="T6">"</text:span><text:span text:style-name="T4">、</text:span><text:span text:style-name="T6">"</text:span><text:span text:style-name="T4">尊重少數人</text:span><text:span text:style-name="T6">" </text:span><text:span text:style-name="T4">的傻話？是不是又要開始討好綠營？是不是面對邪惡勢力和造謠媒體與網軍又要開始退縮讓步？不敢辦人，不敢抓貪官，任由肥貓到處跑，任由貪官橫行，任由謠言四散，任由違法亂紀的暴亂發生。</text:span><text:span text:style-name="T6"><text:line-break/><text:line-break/></text:span><text:span text:style-name="T4">我以前很納悶，馬英九當年席捲全台，國會更有三分之二的壓倒性席位，結果卻被綠營一小撮立委整天壓著打。我更納悶，為何他要任用這樣那樣一些綠色官員？後來才慢慢明白，原來總統不是馬英九，而是</text:span><text:span text:style-name="T6"><text:s/>AIT</text:span><text:span text:style-name="T4">。</text:span><text:span text:style-name="T6"><text:line-break/><text:line-break/></text:span><text:span text:style-name="T4">如果藍綠可以超越，那何必選舉？雙方直接猜拳決定勝負不就好了？如果藍綠可以包容，黑白難道也要一併包容？</text:span><text:span text:style-name="T6"><text:line-break/><text:line-break/></text:span><text:span text:style-name="T4">韓國瑜現在講得很硬，彷彿他之當選，貪官污吏將會嚇得屁滾尿流，一副包青天的模樣，但選後還能這麼硬嗎？我是存疑的。因為他當初當選高雄市長時，居然說</text:span><text:span text:style-name="T6"><text:s/>"</text:span><text:span text:style-name="T4">興利</text:span><text:span text:style-name="T6">99</text:span><text:span text:style-name="T4">分，除弊</text:span><text:span text:style-name="T6">1</text:span><text:span text:style-name="T4">分</text:span><text:span text:style-name="T6">"</text:span><text:span text:style-name="T4">，還說</text:span><text:span text:style-name="T6">"</text:span><text:span text:style-name="T4">經濟</text:span><text:span text:style-name="T6">100</text:span><text:span text:style-name="T4">分，政治</text:span><text:span text:style-name="T6">0</text:span><text:span text:style-name="T4">分</text:span><text:span text:style-name="T6">"</text:span><text:span text:style-name="T4">。這些全是傻話，若非言不由衷，就是政治判斷力有問題。沒有政治，哪來經濟？不大力除弊，如何興利？</text:span><text:span text:style-name="T6"><text:line-break/><text:line-break/></text:span><text:span text:style-name="T4">韓倘若當選，上任後就應該毫不客氣地開鍘貪官，清除肥貓，揭弊打貪，一個都別放過；而且，跟大陸該怎麼樣就怎麼樣，該簽什麼協議就簽，該往來就往來；如果有腦殘起來作亂哭爸哭母，就依法查辦，把暴民及違法者統統繩之以法，貫徹法治精神；去中國化教材該改就改，該廢就廢；造謠媒體該辦就辦，該罰就罰；對大財團之污染環境每天大賺黑心錢，更是不應該有一絲容忍。總之就是要硬起來，最好能有人渣黨打擊異己的</text:span><text:span text:style-name="T6">"</text:span><text:span text:style-name="T4">魄力</text:span><text:span text:style-name="T6">" </text:span><text:span text:style-name="T4">的百分之一就很不錯了。</text:span><text:span text:style-name="T6"><text:line-break/><text:line-break/></text:span><text:span text:style-name="T4">用人要看人品，看思想，綠色生物及品性不端者不要用，別說什麼用人唯才，光才不夠，才之外還要有德，有正確思想。</text:span><text:span text:style-name="T6"><text:line-break/><text:line-break/></text:span><text:span text:style-name="T4">所謂溫良恭儉讓是不對的。李光耀、習近平、陳定南才是政治家的典範。他們有個特徵就是當仁不讓，對的事就會幹到底，不會輕易妥協。</text:span></text:p>
      <text:p text:style-name="P13"><text:span text:style-name="T3">孫從輔</text:span><text:span text:style-name="T4"><text:s/>  |  2020.01.08 15:37   |   </text:span><text:a xlink:type="simple" xlink:href="http://palinfo.habago.org/Entry?Command=Information_PrintForum&amp;iPage=1#FORUM38378"><text:span text:style-name="T10">#</text:span></text:a></text:p>
      <text:p text:style-name="P14"><text:span text:style-name="T4">看了雷倩女士最新訪談中對反滲透法的分析，不寒而慄。她警告一種可能性，即反滲透法是蔡為了選輸後翻盤而做的法理準備。韓當選後，蔡可以中共滲透為由，提起選舉無效、當選無效之訴</text:span><text:span text:style-name="T6">(</text:span><text:span text:style-name="T4">我想到那誇張的民調，剛好用來當藉口</text:span><text:span text:style-name="T6">)</text:span><text:span text:style-name="T4">，發動群眾上街，尋求美國支持，拒絕政權交接</text:span><text:span text:style-name="T6">……</text:span><text:span text:style-name="T4">我不敢再想下去了。這是真正的危急存亡之秋，希望韓陣營一定要有所準備</text:span><text:span text:style-name="T6">!<text:line-break/><text:line-break/></text:span><text:span text:style-name="T4">訪談在這，整段都值得看，而從</text:span><text:a xlink:type="simple" xlink:href="https://www.youtube.com/watch?v=qJ5Qg8U8cQg&amp;t=662s"><text:span text:style-name="T14">11:02</text:span></text:a><text:span text:style-name="T4">開始談到那最可怕的可能性。</text:span><text:span text:style-name="T6"><text:line-break/><text:line-break/></text:span><text:a xlink:type="simple" xlink:href="https://www.youtube.com/watch?v=qJ5Qg8U8cQg"><text:span text:style-name="T13">https://www.youtube.com/watch?v=qJ5Qg8U8cQg</text:span></text:a><text:span text:style-name="T6"><text:line-break/><text:line-break/></text:span></text:p>
      <text:p text:style-name="P13"><text:span text:style-name="T3">林書楷</text:span><text:span text:style-name="T4"><text:s/>  |  2020.01.08 09:03   |   </text:span><text:a xlink:type="simple" xlink:href="http://palinfo.habago.org/Entry?Command=Information_PrintForum&amp;iPage=1#FORUM38377"><text:span text:style-name="T12">#</text:span></text:a></text:p>
      <text:p text:style-name="P17"><text:span text:style-name="T3">這篇「國家利益」的報導在臉書上不少轉載，我</text:span><text:span text:style-name="T4">Google search Tsai Ing-wen</text:span><text:span text:style-name="T3">三個字時排第二，在</text:span><text:span text:style-name="T4">Wikipedia </text:span><text:span text:style-name="T3">下面。</text:span><text:span text:style-name="T4"><text:s/><text:line-break/>Taiwan Must Not Give Tsai Ing-wen Four More Years <text:line-break/></text:span><text:a xlink:type="simple" xlink:href="https://nationalinterest.org/feature/taiwan-must-not-give-tsai-ing-wen-four-more-years-110576"><text:span text:style-name="T15">https://nationalinterest.org/feature/taiwan-must-not-give-tsai-ing-wen-four-more-years-110576</text:span></text:a><text:span text:style-name="T4"><text:s/><text:line-break/><text:line-break/></text:span><text:span text:style-name="T3">老美剛捅了馬蜂窩、刺殺了伊朗的政要，</text:span><text:span text:style-name="T4">Google </text:span><text:span text:style-name="T3">又把這篇放在這麼前面，不曉得各位怎麼看？</text:span></text:p>
      <text:p text:style-name="P13"><text:span text:style-name="T3">陳真</text:span><text:span text:style-name="T4"><text:s/>  |  2020.01.08 02:36   |   </text:span><text:a xlink:type="simple" xlink:href="http://palinfo.habago.org/Entry?Command=Information_PrintForum&amp;iPage=1#FORUM38376"><text:span text:style-name="T12">#</text:span></text:a></text:p>
      <text:p text:style-name="P14"><text:span text:style-name="T4">卡韓政變</text:span><text:span text:style-name="T6"><text:s/>(227)</text:span><text:span text:style-name="T4">：史無前例的詭異選舉</text:span><text:span text:style-name="T6"><text:s/><text:line-break/><text:line-break/></text:span><text:span text:style-name="T4">陳真</text:span><text:span text:style-name="T6"><text:s/>2020. 1. 8. <text:line-break/><text:line-break/><text:line-break/></text:span><text:span text:style-name="T4">除了</text:span><text:span text:style-name="T6">319</text:span><text:span text:style-name="T4">兩顆子彈事件造成翻盤之外，以前每一次總統選舉根本不用分析預測，勝負當下立判。就連</text:span><text:span text:style-name="T6">2000</text:span><text:span text:style-name="T4">年阿扁勝選那一次，我也事先認為阿扁會贏，即便我當時人在英國。</text:span><text:span text:style-name="T6"><text:s/><text:line-break/><text:line-break/></text:span><text:span text:style-name="T4">原因很簡單，藍營當時出來兩組實力相近的人馬分散票源，加上李登輝表面是藍，其實是綠到爆，再加上李登輝抖出興票案，看得出來，李登輝的接班人是阿扁不是連戰，而美國主子顯然也不反對。</text:span><text:span text:style-name="T6"><text:s/><text:line-break/><text:line-break/></text:span><text:span text:style-name="T4">另外還有個原因是</text:span><text:span text:style-name="T6">2000</text:span><text:span text:style-name="T4">年那時，我只要罵阿扁是天下第一大壞蛋，或是罵李遠哲的投機無良性格，我的信箱馬上就會遭受猛烈轟炸，各方謾罵不斷，威力強大。種種跡象都指向阿扁即將勝選。</text:span><text:span text:style-name="T6"><text:s/><text:line-break/><text:line-break/></text:span><text:span text:style-name="T4">但是，韓國瑜這一次，我確實沒有把握，只能瞎猜，大家千萬別當一回事。有把握的事，我就會說有把握。純屬瞎猜，就是純屬瞎猜。</text:span><text:span text:style-name="T6"><text:s/><text:line-break/><text:line-break/></text:span><text:span text:style-name="T4">一方面，只要是美國公開反對的人選，在這島上理應毫無勝算。但是，另一方面，你卻又很難想像如果像韓國瑜這樣一個如此強烈得民心的候選人都還無法壓倒性地大獲全勝，那不是完全違反常識與基本經驗事實嗎？</text:span><text:span text:style-name="T6"><text:s/><text:line-break/><text:line-break/></text:span><text:span text:style-name="T4">就連綠油油的醫界也一樣充滿韓粉。雖然菁英們通常很窩囊，不敢公開表態，但我偷偷告訴各位，醫界這回也同樣大幅倒戈，倒向韓國瑜。</text:span><text:span text:style-name="T6"><text:s/><text:line-break/><text:line-break/></text:span><text:span text:style-name="T4">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text:span><text:span text:style-name="T6"><text:s/><text:line-break/><text:line-break/></text:span><text:span text:style-name="T4">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text:span><text:span text:style-name="T6"><text:s/><text:line-break/><text:line-break/></text:span><text:span text:style-name="T4">就算是個腦殘，這下也該醒了吧？所謂</text:span><text:span text:style-name="T6"><text:s/>"</text:span><text:span text:style-name="T4">打鐵仍須自身硬</text:span><text:span text:style-name="T6">"</text:span><text:span text:style-name="T4">，韓國瑜要是身家、人格有哪一點不清白，老早被五花大綁、繩之以法了不是嗎？就是因為根本找不到韓的黑資料，才會拼命黑了一整年卻越黑越無厘頭。就算是個腦殘，一大半人也該醒了吧？</text:span><text:span text:style-name="T6"><text:s/><text:line-break/><text:line-break/></text:span><text:span text:style-name="T4">至於綠營罄竹難書的貪污舞弊以及種種無法無天、駭人聽聞的黑心行徑，再怎麼腦殘也該醒了吧？怎麼會有人去支持這樣一個無惡不作、貪污腐敗、好話說盡壞事做絕的人渣黨及其一堆側翼尾巴黨？</text:span><text:span text:style-name="T6"><text:s/><text:line-break/><text:line-break/></text:span><text:span text:style-name="T4">我的意思是說，我實在看不出來綠營獲勝的一絲絲可能性。實際生活經驗所顯現的，幾乎完全就是對於這個人渣黨的深惡痛絕，特別是那些過去綠營的基層支持者，更是個個幹聲連天，一講起民進黨就罵爹罵娘，不共戴天。</text:span><text:span text:style-name="T6"><text:s/><text:line-break/><text:line-break/></text:span><text:span text:style-name="T4">我去菜市場買菜，就連賣水果的年輕媽媽，看到我的手機貼著挺韓的貼紙，馬上多塞給我好幾顆蕃茄和芭樂，大聲說：</text:span><text:span text:style-name="T6">"</text:span><text:span text:style-name="T4">咱同國的，自己人，我不賺你的錢</text:span><text:span text:style-name="T6">"</text:span><text:span text:style-name="T4">。</text:span><text:span text:style-name="T6"><text:s/><text:line-break/><text:line-break/></text:span><text:span text:style-name="T4">還有，綠營在台南造勢。台南是全台灣最綠、綠到出汁的地方，但是你看，那種冷清的現場，真是我見猶憐，熱度完全就是降到冰點，里民大會都比它熱烈許多。難道你能想像這樣一個選民對之完全冷感的候選人會當選？</text:span><text:span text:style-name="T6"><text:s/><text:line-break/><text:line-break/></text:span><text:span text:style-name="T4">可是，如果各種經驗證據如此充份，為何我還是不敢對勝負下定論？原因有幾：</text:span><text:span text:style-name="T6"><text:s/><text:line-break/><text:line-break/></text:span><text:span text:style-name="T4">一，美國公開反對韓國瑜：美國影響力之巨大，幾乎可以決定島內一切事務。</text:span><text:span text:style-name="T6"><text:s/><text:line-break/><text:line-break/></text:span><text:span text:style-name="T4">二，民調：民調雖可操弄，但再怎麼操弄也不應該落差如此巨大，因此，它或許仍有一部份可信度；也就是說，從民調本身來看，根本不可能得出韓將獲勝或大獲全勝的結論。</text:span><text:span text:style-name="T6"><text:s/><text:line-break/><text:line-break/></text:span><text:span text:style-name="T4">三，奧步尚未出盡：人渣黨感人之處往往就是在於未到最後關頭，絕不死心，他一定又會有什麼奧步。</text:span><text:span text:style-name="T6"><text:s/><text:line-break/><text:line-break/></text:span><text:span text:style-name="T4">去年的奧步，事先也根本沒有人想到，天底下居然有一邊投票一邊開票這種事，而且長達好幾個小時；臨時把綠營候選人的票灌給綠營側翼柯文哲。</text:span><text:span text:style-name="T6"><text:s/><text:line-break/><text:line-break/></text:span><text:span text:style-name="T4">四，神秘因素：例如作票。</text:span><text:span text:style-name="T6"><text:s/><text:line-break/><text:line-break/></text:span><text:span text:style-name="T4">過去黨外人士經常如此告誡選民：絕不能有</text:span><text:span text:style-name="T6"><text:s/>"</text:span><text:span text:style-name="T4">穩贏</text:span><text:span text:style-name="T6">" </text:span><text:span text:style-name="T4">的錯誤心態。想要贏就一定要贏很多很多很多很多，多到讓掌握權勢者再怎麼上下其手都無法翻轉勝負結果。</text:span><text:span text:style-name="T6"><text:s/><text:line-break/><text:line-break/></text:span><text:span text:style-name="T4">也就是說，你要有一種心理準備就是你必須要有一部份選票會被神祕地做掉，包括廢票之認定不公等等等。</text:span><text:span text:style-name="T6"><text:s/><text:line-break/><text:line-break/></text:span><text:span text:style-name="T4">很多民調專家與幾乎所有藍綠政治人物都完全不相信蔡英文初選真的勝過賴清德。大家都相信賴是被做掉。至於究竟怎麼做掉，實際上也沒有人能確實舉證，只能歸諸於某種不可知的神秘因素。</text:span><text:span text:style-name="T6"><text:s/><text:line-break/><text:line-break/></text:span><text:span text:style-name="T4">綜合以上，你覺得誰會勝出？我判斷不出來，只能瞎猜韓會贏得大選。但這基本上或多或少反映了我的願望，而不是反映了我的理性判斷。</text:span><text:span text:style-name="T6"><text:s/><text:line-break/><text:line-break/></text:span><text:span text:style-name="T4">也許，最重要的不是猜測結果，而是盡一切努力，把每一張票投下去。</text:span></text:p>
      <text:p text:style-name="P13"><text:span text:style-name="T3">政信</text:span><text:span text:style-name="T4"><text:s/>  |  2020.01.08 00:27   |   </text:span><text:a xlink:type="simple" xlink:href="http://palinfo.habago.org/Entry?Command=Information_PrintForum&amp;iPage=1#FORUM38375"><text:span text:style-name="T12">#</text:span></text:a></text:p>
      <text:p text:style-name="P15"><text:span text:style-name="T6">Vanessa Beeley</text:span><text:span text:style-name="T4">的臉書也是我長期追蹤的記者，我實在不敢相信英美主流報導的新聞，他們單純是政府的鷹犬而已，有時候發表對中東及中國的看法時，常常有人拿外媒報導來駁斥，我就說「這是假新聞」事實差得遠了，對方常常是會回「難道全世界各國的新聞都是假新聞嗎？」，我難以啟齒的說「是」，因為就像在跟不同次元的人講話一樣，講了他也完全不信。</text:span><text:span text:style-name="T6"><text:s/><text:line-break/><text:line-break/></text:span><text:span text:style-name="T4">前陣子有部電影叫做「瞞天機密」，評價非常普通，但是內容卻是真實故事，當年英美為了攻打伊拉克撒了瞞天大謊，但是被一個英國情報員識破，基於良心他把情報局幹的髒事披露給記者，但是卻換來牢獄之災，一直在前些年才被無罪釋放，在那個時候可是整個西方世界媒體都在跟著英美撒謊洗腦群眾，真實的世界就是會發生各國媒體都撒謊的情況。</text:span><text:span text:style-name="T6"><text:s/><text:line-break/><text:line-break/></text:span><text:span text:style-name="T4">最近也是一個案例就是伊朗的部隊指揮官蘇雷曼尼將軍，同時是什葉派的阿拉伯民族英雄更是軍事外交家，在他的調停下免去了伊拉克跟克德族的腥風血雨，在他的斡旋下讓伊拉克有自己的力量保衛國土免於被伊斯蘭國蹂躪，更難得的是因為他讓世仇的伊朗及伊拉克盼出和平曙光，然而這樣的一個人被美國說是個殺人魔頭給刺殺了，而美國的新聞報導是伊朗人歡欣鼓舞的慶祝，把鏡頭轉到伊朗、伊拉克、敘利亞，卻全部是百姓哀悼這個指揮官的新聞。</text:span></text:p>
      <text:p text:style-name="P13"><text:span text:style-name="T3">張萬康</text:span><text:span text:style-name="T4"><text:s/>  |  2020.01.07 23:54   |   </text:span><text:a xlink:type="simple" xlink:href="http://palinfo.habago.org/Entry?Command=Information_PrintForum&amp;iPage=1#FORUM38374"><text:span text:style-name="T12">#</text:span></text:a></text:p>
      <text:p text:style-name="P14"><text:span text:style-name="T4">以下是本人草包之言，不管啦。</text:span><text:span text:style-name="T6"><text:s/><text:line-break/><text:line-break/></text:span><text:span text:style-name="T4">我的田野調查是，在台灣民間阿伯阿叔聚集泡茶的地方，大概十攤有七八攤是投韓的。大嬸阿婆也大多投韓。而年輕人十之八九是投小英。</text:span><text:span text:style-name="T6"><text:s/><text:line-break/><text:line-break/></text:span><text:span text:style-name="T4">今天和朋友去新北一個咖啡店，這裡的客人大多是婆婆媽媽、大叔阿伯，他們都認為韓國瑜可能會贏。我取出手機，給他們看綠營文青的發文，上面寫藍營在動員反同大串連，所以呼籲大家為了同志要集中選票。大家看了錯愕，說哪有人在動員啊。我說，知道厲害了吧，說別人在動員的人才是在動員的啊，同婚早就過了，也根本沒有啥反同大串連，可是綠的可以這樣搞。</text:span><text:span text:style-name="T6"><text:s/><text:line-break/><text:line-break/></text:span><text:span text:style-name="T4">大嬸問我這是網軍發的嗎，我說不是，網軍還得拿錢，這是文藝界名人或文藝界網紅、熱心的文青在轉的，我的臉書很多這種東西。你出來罵他胡扯造謠也不行，要是記者一報，事情鬧大，這個題目就炒作起來，還真的變成恍如藍營有動員了。</text:span><text:span text:style-name="T6"><text:s/><text:line-break/><text:line-break/></text:span><text:span text:style-name="T4">（就算記者沒報也一樣，網路上會口水戰一團亂，這就是他們要的，我根本看不出他們真心愛同志</text:span><text:span text:style-name="T6">……</text:span><text:span text:style-name="T4">當然不是每個人都這麼糟，有些網友只是單純會相信什麼，但網紅根本是惡意的。）</text:span><text:span text:style-name="T6"><text:s/><text:line-break/><text:line-break/><text:line-break/></text:span><text:span text:style-name="T4">他們無辜的說，我們沒有聽過人談反同啊，都是談被查水錶的事。我說，綠營的招數太多了，你們別笑年輕人，很多年輕人，包括大陸的年輕人，看了這種宣傳也誤信藍營這麼可怕。他們有些看起來斯文溫柔，形象很好，很有說服力哦。所以，你們玩得過綠營嗎？還覺得韓會當選嗎？現場一片沉默。我說，這種綠營同溫層的鬼扯與手段很多是你們沒看過的。大家愕然無語。一個大嬸問我，年輕人都不覺得反滲透法違反民主嗎？我朋友在一旁說，不會，因為反中最大。最後老闆娘出聲：韓國瑜會上的啦。</text:span><text:span text:style-name="T6"><text:s/><text:line-break/><text:line-break/>P.S.</text:span><text:span text:style-name="T4">鄉下地區確實有立委候選人拉布條表示反同，但是那是地方上比較野性粗魯的風格，無論藍綠在鄉下地方的宣傳用語都比較辛辣，各種主題都這樣，藍綠都一樣不好。但重點是反同並不是藍營的主軸，暗中也沒鼓動。</text:span><text:span text:style-name="T6"><text:s/><text:line-break/></text:span><text:span text:style-name="T4">不是說沒有人在散播歧視同志，我朋友混入藍營私密的憤老群組，那些人發洩的德行很不好，但這種群組是隱蔽的，是他們自己的小圈圈，不是什麼選戰策略。綠營也很多這種群組，只是他們公開也充滿戾氣，哪管公開或私下，包括挺同也充滿戾氣，各種反中、醜化韓的東西一大堆，真是濁氣沖天。</text:span><text:span text:style-name="T6"><text:s/><text:line-break/><text:line-break/></text:span><text:span text:style-name="T4">所以說這場選戰真的很艱困。韓國瑜昨天提到什麼看漂亮小腿、小腿很白，導致功課不好。我覺得他蠻無聊的。這與功課好壞沒啥關聯。原意只是想講笑話，但我覺得有點輕浮。不是我很正經啦，我超色！但我覺他在耍弄嘴皮裝率真，沒必要。他本來就很率真了，這挺多餘。這看來不會造成選情影響。但她的缺點我得指出。</text:span><text:span text:style-name="T6"><text:s/><text:line-break/><text:line-break/></text:span><text:span text:style-name="T4">陳真的眼力我願意相信，陳真表示可能長期或短期不必洗碗，這番話給了我（和我朋友）信心。何況我們也不希望陳真洗碗時打破碗。但這場選戰真的是有夠硬，以綠營網軍、同溫層意圖外溢的能量，中間選民會被他們拉過去。為今之計，韓國瑜不必多想，韓粉與藍軍也不必太緊繃，把國旗舉起，把旗海獻出，這對中間選民是有吸引力的。因為我們就是中華民國啊，多年來綠營搞得藍營蔫了，國旗不被尊重，只有韓國瑜能讓人民敢拿出國旗而不在意別人眼光。我們生長的地方叫台灣，國號叫中華民國，國旗是青天白日滿地紅，這是光明磊落、坦白明白的事實。中華民國亡了（李敖以前就常講），但又還在（確實在台灣），所以我說這面國旗是幽靈旗，但幽靈旗也是很震撼的啊，當它被舉出，被認可、被團結起來時，一念之間幽靈變成夢幻。旗海的夢幻感人，我敢說，老美與老共看了都震撼，中間選民也會受激盪，喂，這面旗子在台灣頂了多久，能不動人嗎？我個人對國旗長年無感已久，</text:span><text:span text:style-name="T6">2018</text:span><text:span text:style-name="T4">年看到我們家附近的人拿小國旗去參加路口的丁守中一場造勢活動，老實說我感到煩人、八股。可是韓國瑜確實讓國旗還魂了。衝著這點，我們愛台灣能不投他嗎？</text:span><text:span text:style-name="T6"><text:s/><text:line-break/><text:line-break/></text:span><text:span text:style-name="T4">老實說以前北洋政府的五色旗，是更好的中華民國國旗，但北伐之後改了。但這些都是歷史了，這面旗子確實就是我們的現在式，人不能不珍惜現在式，佛說「活在當下」可不是。綠營有本事也舉這面現階段的國旗，就像美國的民主黨、共和黨都舉出國旗。不然舉台灣國國旗嗎？那也可，拜託舉出來。搞健健康康的台獨，舉出，沒啥大不了（我也支持過台獨，但它是健健康康悠然寫意的台獨）。反中，這是不健康、偏狹的台獨，氣濁。～台獨為何很難推？因為它不是復國運動。歷史上從來不曾有過台灣國。故此台獨深怕欠缺歷史理由，所跑去創造「歷史上本就有台灣民族」的重要發現，好比近年強調平埔族。～平埔族本來就可以研究、提出、尊重、愛護，但台獨把平埔族用去連結到「所以我們要台獨」的邏輯。他們想在歷史脈絡上把中國、台灣切開，所以創造台灣民族的說法，很沒必要。無論他們怎麼做歷史，總是要連結到所以要台獨。非常粗造的邏輯。為了政治目的，而去找理由。就像香港有人近年提出蜑家人的說法，說蜑家人原本與中國、與漢族無關，於是邏輯變成港獨。</text:span><text:span text:style-name="T6"><text:s/><text:line-break/><text:line-break/></text:span><text:span text:style-name="T4">承認自己是中國人也可以搞台獨啊，以前歸以前，後來歸後來啊。問題是他們沒有自信，怕這樣就動能不夠。</text:span><text:span text:style-name="T6"><text:s/><text:line-break/><text:line-break/></text:span><text:span text:style-name="T4">我常跟朋友說，就算台獨成功了，我還是自稱我是中國人。管我怎麼自稱？我有台灣籍啊，我是有台灣籍的中國人。今天遇到一個從大陸嫁來台灣的女士，對我抱怨說，台灣人稱我們大陸妹，聽了很不舒服。我說稱陸配呢？她說也一樣啊，不舒服，還有「新住民」，聽了還是很煩，我都來二十年了，幹嘛給人貼標籤呢。</text:span><text:span text:style-name="T6"><text:s/><text:line-break/><text:line-break/></text:span><text:span text:style-name="T4">現在這面國旗就是我們的國旗，就是因為有它才有九二共識，不然怎麼「共」？難道是己識？蔡英文很煩人與滑頭，她大可說九二共識不合時宜，需要和對岸有新的共識，怎麼會說從來沒有呢？玩什麼法律漏洞呢？</text:span><text:span text:style-name="T6"><text:s/><text:line-break/><text:line-break/></text:span><text:span text:style-name="T4">現在這面國旗就是我們的國旗，不認同也得認命。每次國際上的棒球賽、籃球賽，至少在台灣舉行時我們都舉出國旗，不然舉什麼來號召？</text:span><text:span text:style-name="T6"><text:s/><text:line-break/><text:line-break/></text:span><text:span text:style-name="T4">只要這幾天旗海夠壯麗，我猜蔡英文在最後一晚也可能被迫會舉起國旗唄。這次選戰她講的貌似尊重中華民國，卻又煽動網軍搞仇中台獨，這種兩面手法很猥瑣。</text:span><text:span text:style-name="T6"><text:s/><text:line-break/><text:line-break/></text:span><text:span text:style-name="T4">槍擊要犯，劉煥榮在</text:span><text:span text:style-name="T6">1993</text:span><text:span text:style-name="T4">年</text:span><text:span text:style-name="T6">3</text:span><text:span text:style-name="T4">月</text:span><text:span text:style-name="T6">23</text:span><text:span text:style-name="T4">日被槍斃前，從電視上的</text:span><text:span text:style-name="T6">live</text:span><text:span text:style-name="T4">轉播，我和我姐看到他對記者們高呼中華民國萬歲。我對萬歲沒啥感覺啦，但重點是這句撞擊了我和我姐。我姐說：「天啊，都沒發現這句很久沒聽到了耶。」（指</text:span><text:span text:style-name="T6">88</text:span><text:span text:style-name="T4">年</text:span><text:span text:style-name="T6">1</text:span><text:span text:style-name="T4">月</text:span><text:span text:style-name="T6">13</text:span><text:span text:style-name="T4">日李登輝繼任總統以來）</text:span><text:span text:style-name="T6"><text:s/><text:line-break/><text:line-break/></text:span><text:span text:style-name="T4">維基百科寫：</text:span><text:span text:style-name="T6"><text:s/><text:line-break/><text:line-break/></text:span><text:span text:style-name="T4">劉煥榮是少數進入刑場不需獄警攙扶之人，他走進刑場前向台北看守所外的記者展現了最讓人印象深刻的一幕：高舉雙手而握拳大喊「中華民國萬歲！中華民國萬歲！」，並說「我對不起國家！對不起社會！」，最後向記者行舉手禮喊到「謝謝各位！」，隨後從容走進刑場。據說他進入刑場之後仍舊談笑風生，因不讓死刑犯做餓死鬼，在行刑前獄所供應一頓豐富的「大菜」，劉煥榮對冷的「大菜」已沒有興趣，卻倒了兩大杯啤酒，每杯啤酒各加了一小杯高粱酒，大口喝下後，向獄警要了一根香菸抽，並向獄方感慨的表示：「我不是英雄，黑道沒有英雄，警界才有英雄。健康幼稚園火燒車事件中，奮不顧身救人而喪生的林靖娟老師才是真正的英雄」</text:span><text:span text:style-name="T6"><text:s/><text:line-break/><text:line-break/></text:span><text:span text:style-name="T4">＃</text:span><text:span text:style-name="T6"><text:s/><text:line-break/></text:span><text:span text:style-name="T4">另外，</text:span><text:span text:style-name="T6">04</text:span><text:span text:style-name="T4">年兩顆子彈後，長期在景福門員還得路口搖國旗的陳金珠，</text:span><text:span text:style-name="T6">2006</text:span><text:span text:style-name="T4">年她的自殺事件，這幾天也讓我想起。她過世時</text:span><text:span text:style-name="T6">34</text:span><text:span text:style-name="T4">歲。基本上算是殉旗。此外，</text:span><text:span text:style-name="T6">2015</text:span><text:span text:style-name="T4">「反課綱」的林冠華，在</text:span><text:span text:style-name="T6">20</text:span><text:span text:style-name="T4">歲生日時自殺。他們二位都死於愛台灣。林冠華離開人世的主因除了表達愛灣（有台獨思想），另一主因是有幾個自居運動「指導員」的人懷疑他是抓耙子，故此他以死明志，以示忠貞。～他們兩個都很可憐，都死於政治。我們這次舉旗，也是為陳金珠舉旗，以及就算林冠華不認同這面旗子，我們也用這面旗子對他致意，用愛來海涵一切，彼此包容。</text:span><text:span text:style-name="T6"><text:s/><text:line-break/><text:line-break/></text:span><text:span text:style-name="T4">旗子很重要，有正氣。（以前在軍中鬧鬼時，必須請連旗或營旗來鎮。有當過兵的請舉手？我是</text:span><text:span text:style-name="T6">1992</text:span><text:span text:style-name="T4">陸軍野戰部隊兩兩六關渡師上兵退伍）</text:span><text:span text:style-name="T6"><text:s/><text:line-break/><text:line-break/></text:span><text:span text:style-name="T4">青天白日滿地紅的國旗是有正氣的。綠營出啥招或動員什麼都是其次了，韓國瑜唯一要動員的就是國旗。</text:span><text:span text:style-name="T6"><text:s/></text:span></text:p>
      <text:p text:style-name="P13"><text:span text:style-name="T3">葉小慧</text:span><text:span text:style-name="T4"><text:s/>  |  2020.01.07 18:26   |   </text:span><text:a xlink:type="simple" xlink:href="http://palinfo.habago.org/Entry?Command=Information_PrintForum&amp;iPage=1#FORUM38373"><text:span text:style-name="T12">#</text:span></text:a></text:p>
      <text:p text:style-name="P18"><text:span text:style-name="T4">Vanessa Beeley</text:span><text:span text:style-name="T3">是我前幾年開始追蹤的一名英國籍獨立記者，於</text:span><text:span text:style-name="T4">2016</text:span><text:span text:style-name="T3">年公開譴責國際媒體不公報導敘利亞戰爭的加拿大獨立記者</text:span><text:span text:style-name="T4">Eva Karene Bartlett </text:span><text:span text:style-name="T3">臉書上所看到。他最近持續追蹤美國狙殺伊朗將領與伊拉克民兵領袖的事件，最新的一篇發文令我感到震撼和難過。</text:span><text:span text:style-name="T4"><text:s/><text:line-break/><text:line-break/></text:span><text:span text:style-name="T3">中美博弈，美國破壞，中國建設，卻也導致了這場悲劇。</text:span><text:span text:style-name="T4"><text:s/><text:line-break/><text:line-break/><text:line-break/>---- <text:line-break/></text:span><text:span text:style-name="T3">轉自</text:span><text:span text:style-name="T4">Vanessa Beeley</text:span><text:span text:style-name="T3">臉書</text:span><text:span text:style-name="T4"><text:s/><text:line-break/>https://www.facebook.com/vanessa.beeley/posts/10159915842268868 <text:line-break/><text:line-break/>"Must read thread on US Trump blackmail and extortion of PM Mahdi for pursuit of economic partnerships with China. Retribution was astroturfed movement and origin of protest violence." <text:line-break/><text:line-break/>1. [Thread] A translation of the below thread by Ahmad Khazraji on Iraqi caretaker Prime Minister Adel Abdul-Mahdi, in which he reveals the reasons he held his silence and resigned. <text:line-break/>(Most significantly, he reveals that US Marine snipers fired at Iraqi protestors.) <text:line-break/><text:line-break/>https://twitter.com/IbnRiad/status/1214414628500979713 <text:line-break/><text:line-break/>2. The first revelation is why Halbousi attended the parliamentary session while almost none of the Sunni members did. This was because the Americans learned Abdul-Mehdi planned to reveal sensitive secrets in the session, and sent Halbousi to prevent this. <text:line-break/><text:line-break/>3. Halbousi cut Abdul-Mehdi off during the beginning of his speech, then asked for the live airing of the session to be stopped. After this, Halbousi and the other members sat by Abdul-Mehdi and spoke openly with no recording. <text:line-break/><text:line-break/>4. (Actually unclear to me exactly what happens here, but the important part is that the broadcast is cut off and Abdul-Mehdi keeps talking) <text:line-break/><text:line-break/>5. This is what was discussed in that session (unbroadcast): Abdul-Mehdi spoke angrily of how the Americans had ruined the country and now refused to complete the infrastructure and electricity grid projects unless they are promised 50% of oil revenues - Which Abdul-Mehdi refused. <text:line-break/><text:line-break/>6. Abdul-Mehdi: This is why I visited China and signed an important agreement with them to undertake the construction instead. Upon my return, Trump called me to rescind the agreement, and when I refused, he threatened me with huge demonstrations against me that would end my PM-ship <text:line-break/><text:line-break/>7. Abdul-Mehdi: And so indeed huge demos materialised against me, and Trump calls again and says, if I don’t comply w/ his demands, he will station Marines snipers atop highest buildings, who will target and kill protestors and security forces alike, in an attempt to pressure me. <text:line-break/><text:line-break/>8. Abdul-Mahdi: Again I refused, &amp;; handed in my resignation, and to this day the Americans insist on cancelling our deal with China. <text:line-break/><text:line-break/>9. Abdul-Mehdi: After this, when our Minister of Defense publicly said that a third side was targeting both protestors and security (just as Trump threatened), I receive a new call from Trump who threatened to kill both me and the MoD if we keep talking about this “third side”. <text:line-break/><text:line-break/>10. So to summarise, &amp;; to get this straight, the US has: <text:line-break/>- refused to finish reconstructing the country they destroyed <text:line-break/>- demanded 50% of all oil revenues from Iraq in exchange for finishing this work (gangster-style) <text:line-break/>- lost their mind when Iraq looked to China instead <text:line-break/><text:line-break/>11. - demanded that Iraq rescind the agreement, &amp;; upon rejection, fomented mass protests <text:line-break/>- demanded anew, and this time when rejected again, stationed Marines snipers to take out protestors and security men <text:line-break/><text:line-break/>- threatened to KILL the caretaker PM and the MoD if word of this got out <text:line-break/><text:line-break/>Photo: One belt one road project </text:span></text:p>
      <text:p text:style-name="P13"><text:span text:style-name="T3">陳真</text:span><text:span text:style-name="T4"><text:s/>  |  2020.01.07 17:52   |   </text:span><text:a xlink:type="simple" xlink:href="http://palinfo.habago.org/Entry?Command=Information_PrintForum&amp;iPage=1#FORUM38372"><text:span text:style-name="T12">#</text:span></text:a></text:p>
      <text:p text:style-name="P14"><text:span text:style-name="T6">(</text:span><text:span text:style-name="T4">續前</text:span><text:span text:style-name="T6">) <text:line-break/><text:line-break/></text:span><text:span text:style-name="T4">二十幾年來，美國透過人渣黨主要就是幹一件事，那就是去中國化。這比直接搞台獨更陰險，因為台獨與否是當下之事，而去中國化則是荼毒你的下一代，埋下長遠禍根，讓你禍害無窮，而且難以對付。</text:span><text:span text:style-name="T6"><text:s/><text:line-break/><text:line-break/></text:span><text:span text:style-name="T4">因為，你可以懲治某種行為，卻無法懲治一個人的內在認同，更不可能懲治一整個世代的內在認同。美國人就是要讓你的下一代不但否認自己是中國人，而且仇中反華，把自己的同胞骨肉當成仇敵，把自己的親人與祖先說是支那賤畜。</text:span><text:span text:style-name="T6"><text:s/><text:line-break/><text:line-break/></text:span><text:span text:style-name="T4">你能想像嗎？比方說京都人說自己是京都民族，大阪人說自己是大阪民族，說自己不是日本人，說大和民族是什麼賤畜，然後每天抹黑、攻擊自己的同胞、親人與祖先，說是為了追求民主與自由，說要跟大和賤畜決一死戰，拼死到一兵一卒。</text:span><text:span text:style-name="T6"><text:s/><text:line-break/><text:line-break/></text:span><text:span text:style-name="T4">這就是台灣這二十幾年來所遭遇的悲劇。也許哪一天，悲劇就會變成慘劇。這樣一個禍根已成，何時引爆，按鈕就在美國人手裏。</text:span><text:span text:style-name="T6"><text:s/><text:line-break/><text:line-break/></text:span><text:span text:style-name="T4">毫無疑問，當一整個世代被洗腦，連最基本的血緣認同都被挑撥到如此仇恨對立的地步，那絕不是短期可以消除的禍根。</text:span><text:span text:style-name="T6"><text:s/><text:line-break/><text:line-break/></text:span><text:span text:style-name="T4">我常想，美國真的該遭天譴！其邪惡血腥程度毫無人性可言，無異撒旦的化身。</text:span><text:span text:style-name="T6"><text:s/><text:line-break/><text:line-break/></text:span><text:span text:style-name="T4">政治上很多事在當下你無法清楚理解所為何來，但是經過一段時間後，你就會恍然大悟。</text:span><text:span text:style-name="T6"><text:s/><text:line-break/><text:line-break/></text:span><text:span text:style-name="T4">比方說，我之由綠轉成反綠，由獨轉統，其實不是經過一段漫長時間，而是發生在很短的頂多一兩年內，發生得很突然，讓我當時亦感到相當困惑，到底我的</text:span><text:span text:style-name="T6"><text:s/>"</text:span><text:span text:style-name="T4">同志們</text:span><text:span text:style-name="T6">" </text:span><text:span text:style-name="T4">究竟怎麼了？集體瞬間發瘋了嗎？為何突然走向法西斯？為何突然搞起</text:span><text:span text:style-name="T6"><text:s/>"</text:span><text:span text:style-name="T4">愛台灣</text:span><text:span text:style-name="T6">" </text:span><text:span text:style-name="T4">的仇中反華、挑撥族群對立工作？</text:span><text:span text:style-name="T6"><text:s/><text:line-break/><text:line-break/></text:span><text:span text:style-name="T4">早期黨外不但一點都不仇中不反華，而且，黨外基本上就是反美親中反軍購反美國殖民、倡議兩岸共存共榮。我對中國大陸的作家、政治家及共產黨與愛國文人等等等的正面認識與好感，完全就是在八零年代黨外期間透過大量閱讀所建立。</text:span><text:span text:style-name="T6"><text:s/><text:line-break/><text:line-break/></text:span><text:span text:style-name="T4">那時候的黨外群眾集會，周邊攤販賣的大多是這樣一些書，對中國的苦難與中華文化等等等，高度評價。我能夠讀到魯迅、沈從文、巴金、老舍、瞿秋白、郁達夫、陳獨秀、李澤厚、熊十力等等等等等，完全就是拜黨外之親中友中所賜。</text:span><text:span text:style-name="T6"><text:s/><text:line-break/><text:line-break/></text:span><text:span text:style-name="T4">為何黨外這樣一個反美親中反美國殖民、倡議兩岸友好的基本屬性，竟然會在短短幾星期甚至幾天內突然有了劇烈變化？突然開始瘋狂妖魔化對岸同胞及在台外省人與老兵等等等？我當時真的很不解。那時大約是</text:span><text:span text:style-name="T6">1998</text:span><text:span text:style-name="T4">年。</text:span><text:span text:style-name="T6"><text:s/><text:line-break/><text:line-break/></text:span><text:span text:style-name="T4">你知道嗎，我當時寫了一些批評文章，文謅謅地、非常客氣地批評同志們的這樣一種突發性的法西斯傾向。文章寫完之後，我卻根本不敢公開，因為他們畢竟是我相處多年的好朋友與同志，甚至是對我私人有恩的黨外前輩例如林義雄，我實在不想公開批評他們。</text:span><text:span text:style-name="T6"><text:s/><text:line-break/><text:line-break/></text:span><text:span text:style-name="T4">那時候我已經來到英國念書，連絡上很不方便，我那時也還不太會使用電腦和</text:span><text:span text:style-name="T6"><text:s/>email</text:span><text:span text:style-name="T4">，寫論文都是先用手寫再打字。若要連絡台灣，只能寫信去郵局寄，往返費時。因此，我當下心裏想，也許這一切只是一時的偏差或誤會，我沒必要反應如此激烈而馬上對自己的好朋友開罵。</text:span><text:span text:style-name="T6"><text:s/><text:line-break/><text:line-break/></text:span><text:span text:style-name="T4">於是，就這樣隱忍了至少半年之久，我才公開發難，旋即和學姊聯名發表了</text:span><text:span text:style-name="T6"><text:s/>"</text:span><text:span text:style-name="T4">給長老教會的一封公開信</text:span><text:span text:style-name="T6">"</text:span><text:span text:style-name="T4">。這封公開信，就跟其它文章一樣，老早就寫好，在抽屜裏放了半年多，實在忍不住才發表，因為我知道，我一旦發表這文章，意味著我將和過去所熟識的同志和好朋友們分道揚鑣，甚至對立。也就是說，我過去的所有朋友幾乎全部都得與我形同陌路，甚至反目成仇。</text:span><text:span text:style-name="T6"><text:s/><text:line-break/><text:line-break/></text:span><text:span text:style-name="T4">這封公開信，讓我一夕之間成為綠營支持者抹黑謾罵造謠騷擾甚至冒名栽贓嫁禍的對象，把我看成像是殺付仇人似的，網軍傾巢而出，完全不擇手段。</text:span><text:span text:style-name="T6"><text:s/><text:line-break/><text:line-break/></text:span><text:span text:style-name="T4">我就這樣被綠營網軍人渣整整折騰了兩、三年。隨後應該差不多是來到</text:span><text:span text:style-name="T6">2002</text:span><text:span text:style-name="T4">年吧，那時是阿扁當權，進一步胡作非為得更是無法無天，於是我決心和這群昔日好友與同志們正式宣告決裂，於是又發表了</text:span><text:span text:style-name="T6"><text:s/>"</text:span><text:span text:style-name="T4">一封告別信</text:span><text:span text:style-name="T6">"</text:span><text:span text:style-name="T4">。</text:span><text:span text:style-name="T6"><text:s/><text:line-break/><text:line-break/></text:span><text:span text:style-name="T4">在</text:span><text:span text:style-name="T6">1997-1998</text:span><text:span text:style-name="T4">年之前，我仍然綠油油，雖然早已在</text:span><text:span text:style-name="T6">1990</text:span><text:span text:style-name="T4">年初就唾棄民進黨，但我基本上還是認同綠營之各種相關主張，例如反核、例如公投，例如台獨等等等。但是，很快地，大約一年的時間，我就和綠營對立了，從此化友為敵。</text:span><text:span text:style-name="T6">   <text:line-break/><text:line-break/></text:span><text:span text:style-name="T4">但我現在主要不是在講這些陰暗折騰，而是要說，當下你真的很難理解綠營或黨外為何突然有這樣的一個劇烈轉變？綠營向來有敵視外省人的傳統，這倒沒錯，但那是一種連綠營內部許多人都很不以為然的某種時代氛圍，而不是檯面上的一種具體攻擊政策。</text:span><text:span text:style-name="T6"><text:s/><text:line-break/><text:line-break/></text:span><text:span text:style-name="T4">當下不明白的，慢慢就明白了，原來政治的框框比我原先所想像的還要大很多，這盤棋絕不是什麼藍綠對抗，而是中美鬥爭。整個理解架構並非我原先所以為的那般狹窄而缺乏實質意義，原來真正在下棋而且佔有絕對優勢的就是美國，而藍綠政客只是美國人養的狗；特別是綠營，擔綱演出鼓吹仇中反華的重大任務。</text:span><text:span text:style-name="T6"><text:s/><text:line-break/><text:line-break/></text:span><text:span text:style-name="T4">於是，我慢慢就明白了為何當時民進黨突然法西斯化，突然瘋狂地開始抹黑外省人，即其所謂的</text:span><text:span text:style-name="T6"><text:s/>"</text:span><text:span text:style-name="T4">他們中國人</text:span><text:span text:style-name="T6">"</text:span><text:span text:style-name="T4">。這當然不是偶然，而是美國的一項戰略調整，領軍者除了綠營之外，更是包括舊國民黨裏頭那群最為腐敗的、以李登輝為首的所謂主流派；一時之間，藍綠攜手，正式對中國及中國人宣戰。</text:span><text:span text:style-name="T6"><text:s/><text:line-break/><text:line-break/></text:span><text:span text:style-name="T4">除了各種所謂去掉中國毒素之</text:span><text:span text:style-name="T6"><text:s/>"</text:span><text:span text:style-name="T4">正名</text:span><text:span text:style-name="T6">" </text:span><text:span text:style-name="T4">措施，還有所謂教改與課綱等等等的修改，開始風風火火地進行下一代洗腦工作，就這樣惡搞了二十幾年，養出一整個腦殘世代，敵視自己的祖先，妖魔化自己的血緣與文化，說是一種中國毒素。</text:span><text:span text:style-name="T6">  <text:line-break/><text:line-break/></text:span><text:span text:style-name="T4">過去不明白的，很快就明白了，原來政治就是這樣一盤棋，這樣一個鬥爭架構，原來政治如此齷齪卑鄙而慘烈，而這一切都是以所謂民主自由之名，行重大罪惡之實。</text:span></text:p>
      <text:p text:style-name="P13"><text:span text:style-name="T3">王修亮</text:span><text:span text:style-name="T4"><text:s/>  |  2020.01.07 12:42   |   </text:span><text:a xlink:type="simple" xlink:href="http://palinfo.habago.org/Entry?Command=Information_PrintForum&amp;iPage=1#FORUM38371"><text:span text:style-name="T12">#</text:span></text:a></text:p>
      <text:p text:style-name="P14"><text:span text:style-name="T4">讀書時對三民主義很混，又年輕不懂事，完全不記得內容。今天看了非常佩服，如果年輕時好好讀一遍，這輩子在政治應該不會這麼無知。</text:span><text:span text:style-name="T6"><text:s/><text:line-break/><text:line-break/></text:span><text:span text:style-name="T4">我從來不認為元朝與清朝屬於中國文化系統。這當然不代表「滿人」「金人」不能當中國人</text:span><text:span text:style-name="T6">(</text:span><text:span text:style-name="T4">當然也可以不屑當中國人</text:span><text:span text:style-name="T6">)</text:span><text:span text:style-name="T4">，國家是個體制，人有遷徙的自由，想當哪一國人都行，但文化是另一回事。</text:span><text:span text:style-name="T6"><text:s/><text:line-break/></text:span><text:span text:style-name="T4">當然國家與文化兩者都是人文，都是可以滅絕的。全世界也可以統一成一種文化，只是要哪一種呢</text:span><text:span text:style-name="T6">?</text:span><text:span text:style-name="T4">在目前的狀況來看，選擇的過程不可能和平，必然是戰爭。</text:span><text:span text:style-name="T6"><text:s/><text:line-break/></text:span><text:span text:style-name="T4">最後就是人類滅絕了吧</text:span><text:span text:style-name="T6">?</text:span><text:span text:style-name="T4">那也好，地球其他物種得救了</text:span><text:span text:style-name="T6">.............. <text:line-break/><text:line-break/></text:span><text:span text:style-name="T4">民族之所以能存在，是因為文史所涵蓋的文化。台灣這二十年來的教育就是滅絕文化，以遂求台獨或獨台。</text:span><text:span text:style-name="T6"><text:s/><text:line-break/><text:line-break/></text:span><text:span text:style-name="T4">中國在元、清兩代確實是亡國了，元朝將人民分成四種階級，漢人與南人是最低階的。清朝也嚴守滿漢階級，不得通婚，漢人大臣自稱「臣」，而滿人自稱「奴才」。</text:span><text:span text:style-name="T6"><text:s/><text:line-break/></text:span><text:span text:style-name="T4">從漢人角度來說，似乎臣比奴才高階，其實是因為奴才是「家奴」，而臣是「外人」。</text:span><text:span text:style-name="T6"><text:s/><text:line-break/></text:span><text:span text:style-name="T4">兩者階級天差地別，所以漢人「想做家奴都不可得」。</text:span><text:span text:style-name="T6"><text:s/><text:line-break/><text:line-break/></text:span><text:span text:style-name="T4">台灣目前拼命想成為美、日的家奴，可憐的是「不可得」。</text:span><text:span text:style-name="T6"><text:s/><text:line-break/><text:line-break/></text:span><text:span text:style-name="T4">陳真所說的我一向感同身受，唯獨這一句一直不贊同：「台美之間不是大哥和小弟的關係，而是主人和他的狗。」</text:span><text:span text:style-name="T6"><text:s/><text:line-break/><text:line-break/></text:span><text:span text:style-name="T4">不！</text:span><text:span text:style-name="T6"><text:s/><text:line-break/><text:line-break/></text:span><text:span text:style-name="T4">台灣哪裡配作狗！狗是家奴，是養在主人家裡的，是有感情的！</text:span><text:span text:style-name="T6"><text:s/><text:line-break/></text:span><text:span text:style-name="T4">台灣不過是隻非家養的流浪牛！不供給食物、居所，需要的時候招過來擠擠奶，有其他需要的時候宰了吃肉、製皮！</text:span></text:p>
      <text:p text:style-name="P13"><text:span text:style-name="T3">陳真</text:span><text:span text:style-name="T4"><text:s/>  |  2020.01.07 10:59   |   </text:span><text:a xlink:type="simple" xlink:href="http://palinfo.habago.org/Entry?Command=Information_PrintForum&amp;iPage=1#FORUM38370"><text:span text:style-name="T12">#</text:span></text:a></text:p>
      <text:p text:style-name="P15"><text:span text:style-name="T4">秉叡，</text:span><text:span text:style-name="T6"><text:s/><text:line-break/><text:line-break/></text:span><text:span text:style-name="T4">你的評論有點難以理解，這個</text:span><text:span text:style-name="T6"><text:s/>"</text:span><text:span text:style-name="T4">沒有白吃</text:span><text:span text:style-name="T6">" </text:span><text:span text:style-name="T4">的</text:span><text:span text:style-name="T6"><text:s/>"</text:span><text:span text:style-name="T4">午餐</text:span><text:span text:style-name="T6">" </text:span><text:span text:style-name="T4">是指誰吃了？日本或美國？</text:span><text:span text:style-name="T6"><text:s/><text:line-break/><text:line-break/></text:span><text:span text:style-name="T4">天下不但有白吃的午餐，而且這恐怕才是輸出美式民主到全世界的基本常態，你家就是我家；靠的就是拳頭；只要拳頭夠大，想吃什麼就吃，不用錢，吃到飽，吃完對方還得倒貼，否則我就殺你全家。</text:span><text:span text:style-name="T6"><text:s/><text:line-break/><text:line-break/></text:span><text:span text:style-name="T4">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text:span><text:span text:style-name="T6"><text:s/>"</text:span><text:span text:style-name="T4">特權</text:span><text:span text:style-name="T6">"</text:span><text:span text:style-name="T4">。台至於灣，連跟川普那混蛋講一通電話，都能視為天大的恩寵，舉</text:span><text:span text:style-name="T6"><text:s/>"</text:span><text:span text:style-name="T4">國</text:span><text:span text:style-name="T6">" </text:span><text:span text:style-name="T4">歡騰。</text:span><text:span text:style-name="T6"><text:s/><text:line-break/><text:line-break/></text:span><text:span text:style-name="T4">台美之間不是大哥和小弟的關係，而是主人和他的狗。人會和狗打契約，明定權利事項嗎？你會跟你家的狗進行協商、雙方立契為據嗎？當然不會。美國對於台灣，就是這樣一種足可支配一切的地位。</text:span><text:span text:style-name="T6"><text:s/><text:line-break/><text:line-break/></text:span><text:span text:style-name="T4">美國人從來都不會把幾個小弟以外的人看成人。這也是為什麼很多日本人對於給美國人當小弟不但不以為忤，反而感到榮耀。台灣如果也能有這等地位，台灣人應該會連走路都能抬頭挺胸虎虎生風吧。</text:span><text:span text:style-name="T6"><text:s/><text:line-break/><text:line-break/></text:span><text:span text:style-name="T4">如果我沒記錯，阿扁曾經說，</text:span><text:span text:style-name="T6">AIT </text:span><text:span text:style-name="T4">隨便一個小職員都能對台灣所謂總統頤指氣使。為什麼呢？阿扁說，因為台灣總統只是</text:span><text:span text:style-name="T6"><text:s/>"</text:span><text:span text:style-name="T4">美國在台軍政府</text:span><text:span text:style-name="T6">" </text:span><text:span text:style-name="T4">的一個執行者，一個夥計。阿扁其實講得夠委婉了，事實上美國人哪會把台灣人當夥計，他是把你當成狗，當成人肉炸彈。</text:span><text:span text:style-name="T6"><text:s/><text:line-break/><text:line-break/></text:span><text:span text:style-name="T4">高中時念國父的三民主義，裏頭有個說法深得我心。孫文說，雖然我們追求世界大同，但是，就階段性來講，在我們打倒列強帝國殖民主義之前，民族主義就是國家圖發達、種族圖生存的寶貝。</text:span><text:span text:style-name="T6"><text:s/><text:line-break/><text:line-break/></text:span><text:span text:style-name="T4">過去二十幾年來，喝了點洋墨水，看了一點西方世界，我對國父這個想法的認同感似乎也較年少時更為深刻且迫切。</text:span><text:span text:style-name="T6"><text:s/><text:line-break/><text:line-break/></text:span><text:span text:style-name="T4">蠢蛋才會把自己看成什麼世界公民，西方人即便統治了全世界，他還是認為自己是最優秀的白人，而不是什麼世界公民，每天照三餐踐踏異族。因此，把種族或民族這個概念拋棄是不對的。</text:span><text:span text:style-name="T6"><text:s/><text:line-break/><text:line-break/></text:span><text:span text:style-name="T4">我年少無知時，雖然特別愛看李小龍的</text:span><text:span text:style-name="T6"><text:s/>"</text:span><text:span text:style-name="T4">精武門</text:span><text:span text:style-name="T6">" </text:span><text:span text:style-name="T4">及</text:span><text:span text:style-name="T6"><text:s/>"</text:span><text:span text:style-name="T4">猛龍過江</text:span><text:span text:style-name="T6">"</text:span><text:span text:style-name="T4">，前者打日本鬼子，後者打洋鬼子，但我心裏總以為人就是人，幹嘛分人種、分民族？</text:span><text:span text:style-name="T6"><text:s/><text:line-break/><text:line-break/></text:span><text:span text:style-name="T4">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text:span><text:span text:style-name="T6"><text:s/><text:line-break/><text:line-break/></text:span><text:span text:style-name="T4">國父是這麼說的，我直接剪一段給大家複習一下三民主義的民族主義第三講：</text:span><text:span text:style-name="T6"><text:s/><text:line-break/><text:line-break/>"</text:span><text:span text:style-name="T4">民族主義這個東西，是國家圖發達和種族圖生存的寶貝。中國到今日已經失去了這個寶貝。為甚麼中國失去了這個寶貝呢？</text:span><text:span text:style-name="T6">...</text:span><text:span text:style-name="T4">依我的觀察，中國的民族主義是已經失去了，這是很明白的；並且不只失去了一天，已經失去了幾百年。</text:span><text:span text:style-name="T6"><text:s/><text:line-break/><text:line-break/></text:span><text:span text:style-name="T4">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text:span><text:span text:style-name="T6"><text:s/><text:line-break/><text:line-break/></text:span><text:span text:style-name="T4">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text:span><text:span text:style-name="T6"><text:s/><text:line-break/><text:line-break/></text:span><text:span text:style-name="T4">然則從前做過中國稅務司的英國人赫德，他也曾受過了中國戶部尚書的官銜，比如赫德來滅中國，做中國的皇帝，我們可不可以說中國不是亡國呢？</text:span><text:span text:style-name="T6"><text:s/><text:line-break/><text:line-break/></text:span><text:span text:style-name="T4">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text:span><text:span text:style-name="T6">... <text:line-break/><text:line-break/></text:span><text:span text:style-name="T4">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text:span><text:span text:style-name="T6">... <text:line-break/><text:line-break/></text:span><text:span text:style-name="T4">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text:span><text:span text:style-name="T6"><text:s/><text:line-break/><text:line-break/></text:span><text:span text:style-name="T4">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text:span><text:span text:style-name="T6"><text:s/><text:line-break/><text:line-break/></text:span><text:span text:style-name="T4">中國的民族主義既亡，</text:span><text:span text:style-name="T6">...</text:span><text:span text:style-name="T4">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text:span><text:span text:style-name="T6"><text:s/><text:line-break/><text:line-break/></text:span><text:span text:style-name="T4">由此三十年後，高麗的兒童便不知有高麗了，便不知自己是高麗人了。從前滿洲對待我們也是一樣，所以民族主義滅亡的頭一個原因，就是我們被異族征服；征服的民族，要把被征服的民族所有寶貝，都要完全銷滅。</text:span><text:span text:style-name="T6">... <text:line-break/><text:line-break/></text:span><text:span text:style-name="T4">中國民族主義之所以銷滅，本來因為是亡國，因為被外國人征服。</text:span><text:span text:style-name="T6">...</text:span><text:span text:style-name="T4">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text:span><text:span text:style-name="T6"><text:s/><text:line-break/><text:line-break/></text:span><text:span text:style-name="T4">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text:span><text:span text:style-name="T6">... <text:line-break/><text:line-break/></text:span><text:span text:style-name="T4">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text:span><text:span text:style-name="T6"><text:s/><text:line-break/><text:line-break/></text:span><text:span text:style-name="T4">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text:span><text:span text:style-name="T6"><text:s/><text:line-break/><text:line-break/></text:span><text:span text:style-name="T4">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text:span><text:span text:style-name="T6"><text:s/><text:line-break/><text:line-break/></text:span><text:span text:style-name="T4">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text:span><text:span text:style-name="T6">... <text:line-break/><text:line-break/></text:span><text:span text:style-name="T4">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text:span><text:span text:style-name="T6"><text:s/><text:line-break/><text:line-break/></text:span><text:span text:style-name="T4">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text:span><text:span text:style-name="T6"><text:s/><text:line-break/><text:line-break/></text:span><text:span text:style-name="T4">好比讀書的人是拿甚麼東西來謀生呢？是拿手中的筆來謀生的，筆是讀書人謀生的工具。民族主義便是人類生存的工具；如果民族主義不能存在，到了世界主義發達之後，我們就不能生存，就要被人淘汰。</text:span><text:span text:style-name="T6"><text:s/><text:line-break/><text:line-break/></text:span><text:span text:style-name="T4">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text:span><text:span text:style-name="T6"><text:s/><text:line-break/><text:line-break/></text:span><text:span text:style-name="T4">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text:span><text:span text:style-name="T6"><text:s/><text:line-break/><text:line-break/></text:span><text:span text:style-name="T4">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text:span><text:span text:style-name="T6"><text:s/><text:line-break/><text:line-break/></text:span><text:span text:style-name="T4">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text:span><text:span text:style-name="T6"><text:s/><text:line-break/><text:line-break/></text:span><text:span text:style-name="T4">到了為滿洲所滅的時候，不但世界上的大主人翁做不成，連自己的小家產都保守不穩，百姓的民族思想一齊銷滅了，這好比是竹槓投入了海中一樣。</text:span><text:span text:style-name="T6">... <text:line-break/><text:line-break/></text:span><text:span text:style-name="T4">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text:span><text:span text:style-name="T6"><text:s/><text:line-break/><text:line-break/></text:span><text:span text:style-name="T4">我們的祖宗如果不把竹槓丟了，我們還可以得回那個頭彩，但是他們把竹槓丟得太早了，不知道發財的彩票，還藏在裏面。所以一受外國的政治力和經濟力來壓迫，以後又遭天然的淘汰，我們便有亡國滅種之憂。</text:span><text:span text:style-name="T6"><text:s/><text:line-break/><text:line-break/></text:span><text:span text:style-name="T4">此後，我們中國人，如果有方法恢復民族主義，再找得一枝竹槓，那麼就是外國的政治力和經濟力，無論怎麼樣來壓迫，我們民族就是在千萬年之後，決不至于滅亡。</text:span><text:span text:style-name="T6">... <text:line-break/><text:line-break/></text:span><text:span text:style-name="T4">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text:span><text:span text:style-name="T6"><text:s/><text:line-break/><text:line-break/></text:span><text:span text:style-name="T4">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span><text:span text:style-name="T6">"</text:span></text:p>
      <text:p text:style-name="P13"><text:span text:style-name="T3">秉叡</text:span><text:span text:style-name="T4"><text:s/>  |  2020.01.07 03:35   |   </text:span><text:a xlink:type="simple" xlink:href="http://palinfo.habago.org/Entry?Command=Information_PrintForum&amp;iPage=1#FORUM38369"><text:span text:style-name="T12">#</text:span></text:a></text:p>
      <text:p text:style-name="P14"><text:span text:style-name="T4">以下是日本、韓國的政治如何被美國操控的一些文章和書籍，別以為當美國的小弟就很好過，天下沒有白吃的午餐這回事的。</text:span><text:span text:style-name="T6"><text:s/><text:line-break/></text:span><text:span text:style-name="T4">＝＝＝＝＝＝＝＝＝＝＝＝＝＝＝＝＝＝＝＝＝＝＝＝＝＝</text:span><text:span text:style-name="T6"><text:s/><text:line-break/></text:span><text:span text:style-name="T4">美国实</text:span><text:span text:style-name="T11">质操控了日本和韩国的政治，这种说法是真的吗？</text:span><text:span text:style-name="T6"><text:s/><text:line-break/><text:line-break/>https://www.zhihu.com/question/56928364/answer/905072733 <text:line-break/><text:line-break/><text:line-break/></text:span><text:span text:style-name="T4">揭秘</text:span><text:span text:style-name="T11">韩国本质</text:span><text:span text:style-name="T6">——</text:span><text:span text:style-name="T4">美国是如何达成控制</text:span><text:span text:style-name="T11">韩国实际权力的</text:span><text:span text:style-name="T6"><text:s/><text:line-break/><text:line-break/>https://zhuanlan.zhihu.com/p/93123094 <text:line-break/><text:line-break/><text:line-break/></text:span><text:span text:style-name="T4">＝＝＝＝＝＝＝＝＝＝＝＝＝＝＝＝＝＝＝＝＝＝＝＝＝＝＝＝＝</text:span><text:span text:style-name="T6"><text:s/><text:line-break/></text:span><text:span text:style-name="T4">戰後的日美同盟真相</text:span><text:span text:style-name="T6"><text:s/><text:line-break/></text:span><text:span text:style-name="T11">戦後史の正体</text:span><text:span text:style-name="T6"><text:s/><text:line-break/></text:span><text:span text:style-name="T4">作者：</text:span><text:span text:style-name="T6"><text:s/></text:span><text:span text:style-name="T4">孫崎享</text:span><text:span text:style-name="T6"><text:s/><text:line-break/><text:line-break/></text:span><text:span text:style-name="T4">簡介：</text:span><text:span text:style-name="T6"><text:s/><text:line-break/><text:line-break/></text:span><text:span text:style-name="T4">日本只是美國全球戰略棋盤中的一顆棋子？</text:span><text:span text:style-name="T6"><text:s/><text:line-break/></text:span><text:span text:style-name="T4">在日本有自主派和隨美派之分，那在臺灣呢？</text:span><text:span text:style-name="T6"><text:s/><text:line-break/></text:span><text:span text:style-name="T4">今天的日本，會是明日的臺灣嗎？</text:span><text:span text:style-name="T6"><text:s/><text:line-break/><text:line-break/><text:line-break/></text:span><text:span text:style-name="T4">　　★☆日本亞馬遜長居日本史銷售排行榜☆★</text:span><text:span text:style-name="T6"><text:s/><text:line-break/></text:span><text:span text:style-name="T4">　　☆★日文版一年內再版</text:span><text:span text:style-name="T6">9</text:span><text:span text:style-name="T4">次，銷量超過</text:span><text:span text:style-name="T6">22</text:span><text:span text:style-name="T4">萬冊★☆</text:span><text:span text:style-name="T6"><text:s/><text:line-break/></text:span><text:span text:style-name="T4">　　作者回顧日本戰後</text:span><text:span text:style-name="T6">70</text:span><text:span text:style-name="T4">年歷史發展的軌跡</text:span><text:span text:style-name="T6"><text:s/><text:line-break/></text:span><text:span text:style-name="T4">　　深度剖析戰後日美關係</text:span><text:span text:style-name="T6"><text:s/><text:line-break/></text:span><text:span text:style-name="T4">　　寫出一部簡單易懂的日本戰後史</text:span><text:span text:style-name="T6"><text:s/><text:line-break/><text:line-break/></text:span><text:span text:style-name="T4">　　作者以淺顯易懂的方式，撰寫日本二戰後的歷史發展，以更為親民、好理解的方式了解美國在過去</text:span><text:span text:style-name="T6">70</text:span><text:span text:style-name="T4">年對日本的影響。「戰後」，是日本特有的歷史時代分野，以區別二次大戰戰敗以後，日本歷經佔領時期至今的歷史，因此有「戰後史」的研究。</text:span><text:span text:style-name="T6"><text:s/><text:line-break/><text:line-break/></text:span><text:span text:style-name="T4">　　世人都以為日本是美國最重視的亞太盟友，但事實又是如何呢？</text:span><text:span text:style-name="T6"><text:s/><text:line-break/><text:line-break/></text:span><text:span text:style-name="T4">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text:span><text:span text:style-name="T6"><text:s/><text:line-break/><text:line-break/></text:span><text:span text:style-name="T4">　　追隨美國的腳步，日本付出了許多代價：</text:span><text:span text:style-name="T6"><text:s/><text:line-break/></text:span><text:span text:style-name="T4">　　◆日本的外交政策只能根據美國的要求，棄臺灣還是選中國，日本無權選擇。</text:span><text:span text:style-name="T6"><text:s/><text:line-break/></text:span><text:span text:style-name="T4">　　◆美蘇冷戰對峙時，美國要求日本大量購買反潛機圍堵蘇聯，還得自己買單。</text:span><text:span text:style-name="T6"><text:s/><text:line-break/></text:span><text:span text:style-name="T4">　　◆全球反恐戰爭開打後，美國要求日本派兵去打日本沒有參與的戰爭。</text:span><text:span text:style-name="T6"><text:s/><text:line-break/></text:span><text:span text:style-name="T4">　　◆金融海嘯爆發時，美國要求日本去填美國銀行連動債的破洞。</text:span><text:span text:style-name="T6"><text:s/><text:line-break/><text:line-break/></text:span><text:span text:style-name="T4">　　這就是戰後的日美同盟真相。</text:span><text:span text:style-name="T6"><text:s/><text:line-break/><text:line-break/></text:span><text:span text:style-name="T4">　　日本能有自主性？</text:span><text:span text:style-name="T6"><text:s/><text:line-break/><text:line-break/></text:span><text:span text:style-name="T4">　　日本只是美國全球戰略棋盤中的一顆棋子，它是隨著美國的佈局變動而改變位置的。唯有認清這點，才能看透日美同盟，乃至於日本在國際政治中的位置。</text:span><text:span text:style-name="T6"><text:s/><text:line-break/></text:span><text:span text:style-name="T4">　　作為最「忠實」的盟友，日本要隨時因應美國的需要出錢、出兵，甚至聲援美國的一切要求，包括支付經費維持駐日美軍基地的運作，甚至修改法律、軍援美國的盟友。</text:span><text:span text:style-name="T6"><text:s/><text:line-break/></text:span><text:span text:style-name="T4">　　被視為「自主派」的政治人物，都會因為美國的干涉，很快地結束他們短暫的政權，反之可以執政更為長久。美國慣常以金援社運團體搞運動、司法抹黑等方式，搞垮一個政權，逼迫政治人物下台。</text:span><text:span text:style-name="T6"><text:s/><text:line-break/><text:line-break/></text:span><text:span text:style-name="T4">　　給臺灣的借鏡</text:span><text:span text:style-name="T6"><text:s/><text:line-break/><text:line-break/></text:span><text:span text:style-name="T4">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text:span><text:span text:style-name="T6"><text:s/><text:line-break/><text:line-break/></text:span><text:span text:style-name="T4">推薦</text:span><text:span text:style-name="T6"><text:s/><text:line-break/><text:line-break/></text:span><text:span text:style-name="T4">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text:span><text:span text:style-name="T6">---- </text:span><text:span text:style-name="T4">孫崎</text:span><text:span text:style-name="T6"><text:s/></text:span><text:span text:style-name="T4">享</text:span><text:span text:style-name="T6"><text:s/><text:line-break/><text:line-break/></text:span><text:span text:style-name="T4">　　此書通俗易通，將「戰後左右日本外交的最大動力是來自美國的壓力，以及日本國內對此的『自主』路線和『追隨』路線的爭辯」的議題貫穿始終，也許是本書易讀的原因。</text:span><text:span text:style-name="T6">---- </text:span><text:span text:style-name="T4">琉球大學國際關係學者星野英一教授</text:span><text:span text:style-name="T6"><text:s/><text:line-break/><text:line-break/><text:line-break/></text:span><text:span text:style-name="T4">詳細介紹：</text:span><text:span text:style-name="T6"><text:s/>https://www.books.com.tw/products/0010722835?sloc=main <text:line-break/></text:span><text:span text:style-name="T4">＝＝＝＝＝＝＝＝＝＝＝＝＝＝＝＝＝＝＝＝＝＝＝＝＝＝＝＝＝＝＝＝＝＝＝＝＝＝＝＝＝＝＝＝</text:span><text:span text:style-name="T6"><text:s/><text:line-break/><text:line-break/></text:span><text:span text:style-name="T4">非正常國家：透視美國對日本的支配結構</text:span><text:span text:style-name="T6"><text:s/><text:line-break/></text:span><text:span text:style-name="T4">知ってはいけない</text:span><text:span text:style-name="T6"><text:s/></text:span><text:span text:style-name="T4">隠された日本支配の構造</text:span><text:span text:style-name="T6"><text:s/><text:line-break/><text:line-break/></text:span><text:span text:style-name="T4">作者：</text:span><text:span text:style-name="T6"><text:s/></text:span><text:span text:style-name="T4">矢部宏治</text:span><text:span text:style-name="T6"><text:s/><text:line-break/><text:line-break/></text:span><text:span text:style-name="T4">內容簡介</text:span><text:span text:style-name="T6"><text:s/><text:line-break/><text:line-break/><text:line-break/></text:span><text:span text:style-name="T4">東京上方的天空，由美軍作主！</text:span><text:span text:style-name="T6"><text:s/><text:line-break/></text:span><text:span text:style-name="T4">未經許可，日籍民航機一律禁止進入；</text:span><text:span text:style-name="T6"><text:s/><text:line-break/></text:span><text:span text:style-name="T4">美軍及其眷屬在日本全境享有治外法權，</text:span><text:span text:style-name="T6"><text:s/><text:line-break/></text:span><text:span text:style-name="T4">無論犯案下何種罪行，皆不受日本法律制裁</text:span><text:span text:style-name="T6">…… <text:line-break/><text:line-break/></text:span><text:span text:style-name="T4">　　二戰結束迄今逾七十年，</text:span><text:span text:style-name="T6"><text:s/><text:line-break/></text:span><text:span text:style-name="T4">　　看似主權獨立的日本，為何依舊屈從美國？</text:span><text:span text:style-name="T6"><text:s/><text:line-break/></text:span><text:span text:style-name="T4">　　究竟是何種協定束縛，</text:span><text:span text:style-name="T6"><text:s/><text:line-break/></text:span><text:span text:style-name="T4">　　將日本扭曲成身不由己的「軍事殖民地」？</text:span><text:span text:style-name="T6"><text:s/><text:line-break/><text:line-break/></text:span><text:span text:style-name="T4">　　</text:span><text:span text:style-name="T9">►►</text:span><text:span text:style-name="T4">引爆日本民眾「亡國感」的暢銷話題作</text:span><text:span text:style-name="T16">◄◄</text:span><text:span text:style-name="T6"><text:s/><text:line-break/></text:span><text:span text:style-name="T4">　　</text:span><text:span text:style-name="T9">►►</text:span><text:span text:style-name="T4">總結日本戰後歷史，直指現代日本的病因</text:span><text:span text:style-name="T16">◄◄</text:span><text:span text:style-name="T6"><text:s/><text:line-break/></text:span><text:span text:style-name="T4">　　原著累印</text:span><text:span text:style-name="T6">17</text:span><text:span text:style-name="T4">萬冊！</text:span><text:span text:style-name="T6"><text:s/><text:line-break/></text:span><text:span text:style-name="T4">　　日本亞馬遜分類榜持續熱銷中</text:span><text:span text:style-name="T6"><text:s/><text:line-break/><text:line-break/></text:span><text:span text:style-name="T4">　　從世界各地的人們看來，日本毋庸置疑是個享有完整主權、憲政體制與國際外交的國家。但事實果真如此？這本上市兩年、持續穩坐日本亞馬遜排行榜的暢銷話題書，即將徹底顛覆你的印象！</text:span><text:span text:style-name="T6"><text:s/><text:line-break/><text:line-break/></text:span><text:span text:style-name="T4">　　「一九四五年出生的我，與戰敗一同展開人生。我直到七十二歲才了解事實。」</text:span><text:span text:style-name="T6">——</text:span><text:span text:style-name="T4">日本網友讀後感</text:span><text:span text:style-name="T6"><text:s/><text:line-break/><text:line-break/></text:span><text:span text:style-name="T4">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text:span><text:span text:style-name="T6"><text:s/><text:line-break/><text:line-break/></text:span><text:span text:style-name="T4">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text:span><text:span text:style-name="T6"><text:s/><text:line-break/><text:line-break/></text:span><text:span text:style-name="T4">　　★★讓日本民眾高呼「怎麼可能？」的</text:span><text:span text:style-name="T6">5</text:span><text:span text:style-name="T4">大驚人事實★★</text:span><text:span text:style-name="T6"><text:s/><text:line-break/><text:line-break/></text:span><text:span text:style-name="T4">　　①東京的上空，不歸日本政府管轄，竟由美軍說了算？</text:span><text:span text:style-name="T6"><text:s/><text:line-break/><text:line-break/></text:span><text:span text:style-name="T4">　　日本首都圈的上空是由美軍管轄的，日本飛機沒有美軍的許可，不得飛越該片空域。</text:span><text:span text:style-name="T6"><text:s/><text:line-break/><text:line-break/></text:span><text:span text:style-name="T4">　　由於向美軍申請許可太過麻煩，因此日本航空和全日空的班機，只好以非常不自然的飛行航線，繞過這一片宛如巨大山脈的空域。同時讓班機集中降落在空域南邊的羽田和成田機場，形成十分危險的狀態。</text:span><text:span text:style-name="T6"><text:s/><text:line-break/><text:line-break/></text:span><text:span text:style-name="T4">　　上述規定即使在緊急時刻也不得變通。例如飛機欲繞過前方的積雨雲，避免被冰雹或雷電擊中的風險，管制官仍會要求飛機按照原訂航線，不得進入橫田空域。</text:span><text:span text:style-name="T6"><text:s/><text:line-break/><text:line-break/></text:span><text:span text:style-name="T4">　　②日本無國境！國家大門永遠美軍敞開</text:span><text:span text:style-name="T6"><text:s/><text:line-break/><text:line-break/></text:span><text:span text:style-name="T4">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text:span><text:span text:style-name="T6"><text:s/><text:line-break/><text:line-break/></text:span><text:span text:style-name="T4">　　③要求日本放棄戰爭，卻又指示日本協助韓戰？</text:span><text:span text:style-name="T6"><text:s/><text:line-break/><text:line-break/></text:span><text:span text:style-name="T4">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text:span><text:span text:style-name="T6"><text:s/><text:line-break/><text:line-break/></text:span><text:span text:style-name="T4">　　時至今日，對駐日美軍而言日本與韓國仍無國界可言，短短幾個小時就可以互相往來。在美軍眼中日本與韓國的差異在於</text:span><text:span text:style-name="T6">——</text:span><text:span text:style-name="T4">日本是後方基地，韓國則是前線戰地。</text:span><text:span text:style-name="T6"><text:s/><text:line-break/><text:line-break/></text:span><text:span text:style-name="T4">　　④不只在日本境內享有特權，美軍還擁有跨越國境、發動戰爭的權利</text:span><text:span text:style-name="T6"><text:s/><text:line-break/><text:line-break/></text:span><text:span text:style-name="T4">　　根據舊安保條約的第一條，日本給予美軍自由設置基地的權利，以及自由跨越國境攻擊別國的權利。更令人意外的是，在安保條約和地位協定中，並無「駐日美軍」的概念。這些條約和協定適用的對象，僅限於「在日本國內的美軍」</text:span><text:span text:style-name="T6">——</text:span><text:span text:style-name="T4">意即日本持續提供特權的對象，不光是「駐留在日本基地中的美軍」，還包括了「暫時前來日本基地的美軍」以及「通過日本領空和領海的美軍」，等同於所有的美軍都享有特權。</text:span><text:span text:style-name="T6"><text:s/><text:line-break/><text:line-break/></text:span><text:span text:style-name="T4">　　⑤美軍在日本全境享有治外法權！即使軍機在首都圈墜落，日本檢警也無權干涉</text:span><text:span text:style-name="T6"><text:s/><text:line-break/><text:line-break/></text:span><text:span text:style-name="T4">　　自二○二○年開始，東京西部的橫田基地將配置十架高事故率的魚鷹式傾轉旋翼機（</text:span><text:span text:style-name="T6">CV-22</text:span><text:span text:style-name="T4">），進行正式的低空飛行和空中加油訓練。由於被喻為高級住宅區的世田谷區、杉並區、練馬區、武藏野市等，幾乎都在橫田空域範圍內，屆時首都圈發生軍機墜落意外，恐怕不足為奇。</text:span><text:span text:style-name="T6"><text:s/><text:line-break/><text:line-break/></text:span><text:span text:style-name="T4">　　萬一美軍軍機真的在首都圈墜落，造成日本國民傷亡，該怎麼處置？</text:span><text:span text:style-name="T6"><text:s/><text:line-break/><text:line-break/></text:span><text:span text:style-name="T4">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text:span><text:span text:style-name="T6"><text:s/><text:line-break/><text:line-break/>https://www.books.com.tw/products/0010836661?loc=P_0002_021 </text:span></text:p>
      <text:p text:style-name="P13"><text:span text:style-name="T3">陳真</text:span><text:span text:style-name="T4"><text:s/>  |  2020.01.07 02:20   |   </text:span><text:a xlink:type="simple" xlink:href="http://palinfo.habago.org/Entry?Command=Information_PrintForum&amp;iPage=1#FORUM38368"><text:span text:style-name="T12">#</text:span></text:a></text:p>
      <text:p text:style-name="P15"><text:span text:style-name="T4">卡韓政變</text:span><text:span text:style-name="T6"><text:s/>(226)</text:span><text:span text:style-name="T4">：革命前夕</text:span><text:span text:style-name="T6"><text:s/><text:line-break/><text:line-break/></text:span><text:span text:style-name="T4">陳真</text:span><text:span text:style-name="T6"><text:s/>2020. 1. 7. <text:line-break/><text:line-break/><text:line-break/></text:span><text:span text:style-name="T4">再過五天，便知勝負。從來沒有一次選舉如此難以預測，主要原因可能是經驗上的內在分裂：</text:span><text:span text:style-name="T6"><text:s/><text:line-break/><text:line-break/></text:span><text:span text:style-name="T4">一方面，人們經歷長達一整年針對韓國瑜鋪天蓋地完全不擇手段的骯髒抹黑與造謠，使得韓儼然成為粗鄙可笑的過街老鼠，人人喊打。</text:span><text:span text:style-name="T6"><text:s/><text:line-break/><text:line-break/></text:span><text:span text:style-name="T4">但是，另一方面，除了校園及年輕族群之外，生活普遍經驗卻又一再顯示韓國瑜的壓倒性支持度。即便是當年的馬英九旋風，或是更早之前乃至八零年代的阿扁風潮，都完全比不上韓流的熱烈。</text:span><text:span text:style-name="T6"><text:s/><text:line-break/><text:line-break/></text:span><text:span text:style-name="T4">這幾個月來，生活上的經驗常讓我有一種很強烈的感覺，那就是韓國瑜所代表的強大民意，幾乎到了快要爆炸的地步，彷彿這不僅僅是一場選舉，而是革命前夕。</text:span><text:span text:style-name="T6"><text:s/><text:line-break/><text:line-break/></text:span><text:span text:style-name="T4">一般人估選票往往會進入某種精算，但我從來不管那些東西，因為，不論是當下民調或過往記錄，在我看來都比不上生活經驗與政治直覺來得準確。</text:span><text:span text:style-name="T6"><text:s/><text:line-break/><text:line-break/></text:span><text:span text:style-name="T4">當然，每個人的生活經驗相去甚遠。我每天接觸的幾乎全是各種形式的「苦人」，跟菁英世界的經驗恐怕截然相反，因此做不得準。</text:span><text:span text:style-name="T6"><text:s/><text:line-break/><text:line-break/></text:span><text:span text:style-name="T4">而且，選舉就跟比賽或考試一樣，寧可先大幅低估自己的勝算，才會有所警惕，一分都不能少，一票都別放棄。</text:span><text:span text:style-name="T6"><text:s/><text:line-break/><text:line-break/></text:span><text:span text:style-name="T4">我只能說，截至目前為止，我和學姐的「韓若勝選，我將一個月可以不用洗碗」之賭約，我應能獲勝。至於獲勝幅度有多大，容我保密，以免影響選情。但我會偷偷事先告訴學姐，選後大家就能知道我的政治直覺準不準。</text:span><text:span text:style-name="T6"><text:s/><text:line-break/><text:line-break/></text:span><text:span text:style-name="T4">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text:span><text:span text:style-name="T6"><text:s/><text:line-break/><text:line-break/></text:span><text:span text:style-name="T4">過去這樣一些地方社團幾乎一片綠油油，特別是在南部，更是綠到流綠汁。但是這回卻轉成韓粉。我問這位領導原因何在？她說，「韓國瑜為民服務的赤忱，感動人心，人民生活實在太苦了。」</text:span><text:span text:style-name="T6"><text:s/><text:line-break/><text:line-break/></text:span><text:span text:style-name="T4">某個意義上，選舉一時的勝負並不是那麼重要。這意思是說，很多事情之成就，不一定一次就能做到。更重要的仍是「初衷」二字。只要初衷不變，我們總有一天就能走到目的地。</text:span><text:span text:style-name="T6"><text:s/><text:line-break/><text:line-break/></text:span><text:span text:style-name="T4">三、四十年來，我被太多「政治人物」所騙，或者應該說是他們自己騙了自己，自欺欺人。其中一個就是阿扁，還有菊姊也是。事實上，他們一開始並非如今樣貌，而是一點一滴走了樣，甚至走向邪門歪道。</text:span><text:span text:style-name="T6"><text:s/><text:line-break/><text:line-break/></text:span><text:span text:style-name="T4">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text:span><text:span text:style-name="T6"><text:s/><text:line-break/><text:line-break/></text:span><text:span text:style-name="T4">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text:span><text:span text:style-name="T6"><text:s/><text:line-break/><text:line-break/></text:span><text:span text:style-name="T4">我覺得，做為一個無權無勢的一般人，我們所能做的有三點：</text:span><text:span text:style-name="T6"><text:s/><text:line-break/><text:line-break/></text:span><text:span text:style-name="T4">一是盼望，盼望上蒼憐我世人，憂患良多。</text:span><text:span text:style-name="T6"><text:s/><text:line-break/><text:line-break/></text:span><text:span text:style-name="T4">二還是盼望，盼望任何接受人民負託與信任的政治人物，莫忘初衷，不要辜負人們的一番赤忱與信任。</text:span><text:span text:style-name="T6"><text:s/><text:line-break/><text:line-break/></text:span><text:span text:style-name="T4">三是監督。越是你支持的人或黨，你越是應該注意他是否變質變壞，就如同我們會注意小孩是否思想行為偏差一樣，不應縱容包庇，因為那只會害了他。管好你所心儀的政黨或政治人物，才是最大最好的支持。</text:span></text:p>
      <text:p text:style-name="P13"><text:span text:style-name="T3">周舟</text:span><text:span text:style-name="T4"><text:s/>  |  2020.01.06 21:04   |   </text:span><text:a xlink:type="simple" xlink:href="http://palinfo.habago.org/Entry?Command=Information_PrintForum&amp;iPage=1#FORUM38367"><text:span text:style-name="T10">#</text:span></text:a></text:p>
      <text:p text:style-name="P14"><text:span text:style-name="T4">雁默是台灣人，我卻是在對岸平台發現他的文章，觀點和一般台灣政治評論員不同，對大陸的理解更深刻。我是他的粉絲，每隔幾天就上觀察者網看看他的專欄新文。</text:span><text:span text:style-name="T6"><text:line-break/>https://user.guancha.cn/user/personal-homepage?uid=219244</text:span></text:p>
      <text:p text:style-name="P13"><text:span text:style-name="T3">陳真</text:span><text:span text:style-name="T4"><text:s/>  |  2020.01.06 20:08   |   </text:span><text:a xlink:type="simple" xlink:href="http://palinfo.habago.org/Entry?Command=Information_PrintForum&amp;iPage=1#FORUM38366"><text:span text:style-name="T10">#</text:span></text:a></text:p>
      <text:p text:style-name="P15"><text:span text:style-name="T4">這篇寫得不錯。底下略有刪減，全文請看：</text:span><text:span text:style-name="T6">https://www.storm.mg/article/2114066 <text:line-break/><text:line-break/></text:span><text:span text:style-name="T4">陳真</text:span><text:span text:style-name="T6"><text:s/>2019. 01. 06.<text:line-break/><text:line-break/>===========================<text:line-break/></text:span><text:span text:style-name="T4">觀點投書：豢養網軍的蔡英文，單純善良？</text:span><text:span text:style-name="T6"><text:line-break/><text:line-break/></text:span><text:span text:style-name="T4">雁默</text:span><text:span text:style-name="T6"> 2019-12-30 <text:line-break/><text:line-break/></text:span><text:span text:style-name="T4">豢養網軍攻擊政敵的蔡英文，怎麼可能單純善良？（顏麟宇攝）</text:span><text:span text:style-name="T6"><text:line-break/><text:line-break/></text:span><text:span text:style-name="T4">撰寫此文時，「博恩夜夜秀」專訪韓國瑜節目播出還不滿</text:span><text:span text:style-name="T6">2</text:span><text:span text:style-name="T4">天，點閱人數已</text:span><text:span text:style-name="T6">259.3</text:span><text:span text:style-name="T4">萬，數字還在不斷快速升高，</text:span><text:span text:style-name="T6">3</text:span><text:span text:style-name="T4">小時後已</text:span><text:span text:style-name="T6">271.9</text:span><text:span text:style-name="T4">萬，看起來</text:span><text:span text:style-name="T6">3</text:span><text:span text:style-name="T4">日內應該能破</text:span><text:span text:style-name="T6">350</text:span><text:span text:style-name="T4">萬。選前約</text:span><text:span text:style-name="T6">2</text:span><text:span text:style-name="T4">週多一點，年輕選民又重新認識了韓國瑜，選情也滑向逆轉軌道上。</text:span><text:span text:style-name="T6">(</text:span><text:span text:style-name="T4">略</text:span><text:span text:style-name="T6">)<text:line-break/><text:line-break/></text:span><text:span text:style-name="T4">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6"><text:line-break/><text:line-break/></text:span><text:span text:style-name="T4">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6"><text:line-break/><text:line-break/></text:span><text:span text:style-name="T4">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6"><text:line-break/><text:line-break/></text:span><text:span text:style-name="T4">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6"><text:line-break/><text:line-break/></text:span><text:span text:style-name="T4">該醒醒了，民進黨養網軍在暗中鬥爭異己的資源，還不都是我們的錢？你信民進黨政客會自己掏腰包？你信富家女蔡英文會自己掏腰包？那你是只長橫肉不長腦的網紅？還是肥貓一員？</text:span><text:span text:style-name="T6"><text:line-break/><text:line-break/></text:span><text:span text:style-name="T4">韓國瑜在第二次政見會時，抨擊蔡英文「建立網軍</text:span><text:span text:style-name="T6">199</text:span><text:span text:style-name="T4">吃到飽」，蔡有沒有拿出具題佐證反擊之？沒有，唯獨此事，她異乎尋常地</text:span><text:span text:style-name="T6">Mute</text:span><text:span text:style-name="T4">，不沾鍋就沒事了嗎？</text:span><text:span text:style-name="T6"><text:line-break/><text:line-break/></text:span><text:span text:style-name="T4">講個笑話：蔡英文單純善良</text:span><text:span text:style-name="T6">............</text:span><text:span text:style-name="T4">。這話也說得出口，若非反諷，韓國瑜可能長了「愛與包容癌」。</text:span><text:span text:style-name="T6"><text:line-break/><text:line-break/></text:span><text:span text:style-name="T4">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6"><text:line-break/><text:line-break/></text:span><text:span text:style-name="T4">賴，呂，柯，都是阻礙蔡英文連任的路邊大石。以前陳水扁還自己親手搬開大石，現在蔡英文僅需網軍黑手代勞？一切網路化作業，腐敗升級就對了？</text:span><text:span text:style-name="T6">(</text:span><text:span text:style-name="T4">略</text:span><text:span text:style-name="T6">)<text:line-break/><text:line-break/></text:span><text:span text:style-name="T4">別忘了，這一切，都是蘇啟誠以生命控訴換來的。</text:span><text:span text:style-name="T6"><text:line-break/><text:line-break/></text:span><text:span text:style-name="T4">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6"><text:line-break/><text:line-break/></text:span><text:span text:style-name="T4">至於時力，被玩到除了與柯決裂，內部大將也遭大綠收編，現在挺蔡挺到剖心肝，黃國昌還興沖沖找大綠東廠派怪手猛挖韓岳父砂石場。一個已裂無可裂小黨，說實話，目前選情很好嗎，昌神？</text:span><text:span text:style-name="T6"><text:line-break/><text:line-break/></text:span><text:span text:style-name="T4">根據「耀正毅」</text:span><text:span text:style-name="T6">3</text:span><text:span text:style-name="T4">人組的說法，民進黨網軍可謂組織嚴密，手段多樣，目標明確，而且資源無虞。其資金來源疑似有三</text:span><text:span text:style-name="T6">: </text:span><text:span text:style-name="T4">民進黨政黨補助款，政府標案，特定公司補助。而這三大來源，沒有一項不是民脂民膏，不是嗎？蘇貞昌要不要再「哼」一次給國人看看？</text:span><text:span text:style-name="T6"><text:line-break/><text:line-break/></text:span><text:span text:style-name="T4">腐敗證據確鑿，蔡英文的回應卻是「邱毅的話能信嗎？」。</text:span><text:span text:style-name="T6"><text:line-break/><text:line-break/></text:span><text:span text:style-name="T4">秉皇上，邱毅的意識形態，品格，信用，長相與他手中的證據一點關係也沒有，請回應證據，而不是反過來質疑揭弊者人格。</text:span><text:span text:style-name="T6"><text:line-break/><text:line-break/></text:span><text:span text:style-name="T4">按目前「耀正毅」揭發的網軍政商結構，正是不折不扣的「魔獸世界」，地下東廠，而民進黨想以「反滲透法」來遮蓋自身腐敗，我就想問台灣人民一句</text:span><text:span text:style-name="T6">: </text:span><text:span text:style-name="T4">到底是共產黨在吃你納稅錢養東廠，還是民進黨？</text:span><text:span text:style-name="T6"><text:line-break/><text:line-break/></text:span><text:span text:style-name="T4">民進黨從你口袋掏錢，再用這筆錢養網軍洗腦你，好讓自己連任繼續掏你口袋，請問，你的口袋是有多深？繼續投綠，腦袋是有多笨？</text:span><text:span text:style-name="T6"><text:line-break/><text:line-break/></text:span><text:span text:style-name="T4">「耀正毅」</text:span><text:span text:style-name="T6">3</text:span><text:span text:style-name="T4">人組在這幾年根本是無權無勢的「浪人」，蔡英文才是大權一把抓的幕府大將軍，將軍弊端遭浪人揭發，卻還有人在社群網站號召，意圖暴力攻擊邱毅與其家人，難道將軍腐敗，罪在浪人？</text:span><text:span text:style-name="T6"><text:line-break/><text:line-break/></text:span><text:span text:style-name="T4">再笑一次：蔡英文單純善良。</text:span><text:span text:style-name="T6"><text:line-break/><text:line-break/></text:span><text:span text:style-name="T4">＊作者為自由撰稿人</text:span></text:p>
      <text:p text:style-name="P13"><text:span text:style-name="T3">陳真</text:span><text:span text:style-name="T4"><text:s/>  |  2020.01.06 19:41   |   </text:span><text:a xlink:type="simple" xlink:href="http://palinfo.habago.org/Entry?Command=Information_PrintForum&amp;iPage=1#FORUM38365"><text:span text:style-name="T10">#</text:span></text:a></text:p>
      <text:p text:style-name="P14"><text:span text:style-name="T4">萬康，</text:span><text:span text:style-name="T6"><text:line-break/><text:line-break/></text:span><text:span text:style-name="T4">就事論事，若有冒犯，還請原諒。</text:span><text:span text:style-name="T6"><text:line-break/><text:line-break/></text:span><text:span text:style-name="T4">任何人去到那些被美國</text:span><text:span text:style-name="T6"><text:s/>"</text:span><text:span text:style-name="T4">民主輸入</text:span><text:span text:style-name="T6">" </text:span><text:span text:style-name="T4">的國家，都有成為暴力犯罪受害者的高度風險。</text:span><text:span text:style-name="T6"><text:line-break/><text:line-break/></text:span><text:span text:style-name="T4">比方說伊拉克，原本整個國家逐漸步上正軌，社會趨穩，公衛設施在中東更是首屈一指，新生兒死亡率偏低，意味著一種良好的公衛狀況。</text:span><text:span text:style-name="T6"><text:line-break/><text:line-break/></text:span><text:span text:style-name="T4">但是，海珊不太聽美國把拔的話，竟然在</text:span><text:span text:style-name="T6">2002</text:span><text:span text:style-name="T4">年年底準備要以歐元做為儲備貨幣，並宣布說聯合國之</text:span><text:span text:style-name="T6"><text:s/>"</text:span><text:span text:style-name="T4">以油換糧</text:span><text:span text:style-name="T6">" </text:span><text:span text:style-name="T4">計畫將一併改為歐元計價。</text:span><text:span text:style-name="T6"><text:line-break/><text:line-break/></text:span><text:span text:style-name="T4">隔年，美國就入侵、血洗了伊拉克，吊死海珊，上百萬人淪為戰爭亡魂。</text:span><text:span text:style-name="T6"><text:line-break/><text:line-break/></text:span><text:span text:style-name="T4">海珊過去是美國口中的</text:span><text:span text:style-name="T6"><text:s/>"</text:span><text:span text:style-name="T4">民主鬥士</text:span><text:span text:style-name="T6">"</text:span><text:span text:style-name="T4">，但是因為太不聽話，很快就變成</text:span><text:span text:style-name="T6"><text:s/>"</text:span><text:span text:style-name="T4">恐怖份子</text:span><text:span text:style-name="T6">"</text:span><text:span text:style-name="T4">，伊拉克則被美國點名為</text:span><text:span text:style-name="T6"><text:s/>"</text:span><text:span text:style-name="T4">邪惡軸心國</text:span><text:span text:style-name="T6">" </text:span><text:span text:style-name="T4">的</text:span><text:span text:style-name="T6"><text:s/>"</text:span><text:span text:style-name="T4">榜首</text:span><text:span text:style-name="T6">"</text:span><text:span text:style-name="T4">。</text:span><text:span text:style-name="T6"><text:line-break/><text:line-break/></text:span><text:span text:style-name="T4">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6"><text:line-break/><text:line-break/></text:span><text:span text:style-name="T4">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6"> <text:line-break/><text:line-break/></text:span><text:span text:style-name="T4">美軍入侵時，甚至還特別</text:span><text:span text:style-name="T6"><text:s/>"</text:span><text:span text:style-name="T4">開放</text:span><text:span text:style-name="T6">" </text:span><text:span text:style-name="T4">具有人類文明重要價值的伊拉克博物館供大家搶，而故意不加以阻止。布希讚賞說</text:span><text:span text:style-name="T6"><text:s/>"</text:span><text:span text:style-name="T4">自由就是這麼一回事</text:span><text:span text:style-name="T6">"</text:span><text:span text:style-name="T4">，並說這是追求自由的代價。</text:span><text:span text:style-name="T6"><text:line-break/><text:line-break/></text:span><text:span text:style-name="T4">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6">MSF</text:span><text:span text:style-name="T4">，有時連自身也會被炸被殺。根據各項鐵證，美國就曾多次蓄意轟炸</text:span><text:span text:style-name="T6"><text:s/>MSF </text:span><text:span text:style-name="T4">的醫療院所，甚至把一整個醫院幾十個醫護人員全殺掉。</text:span><text:span text:style-name="T6"><text:line-break/><text:line-break/></text:span><text:span text:style-name="T4">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6"><text:line-break/><text:line-break/></text:span><text:span text:style-name="T4">他們並非無知，他們完全知道危險，但仍然還是為所當為。如果你了解他們，就不會以為他們只是什麼被無端扯入的倒霉鬼似的。</text:span><text:span text:style-name="T6"><text:line-break/><text:line-break/></text:span><text:span text:style-name="T4">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13"><text:span text:style-name="T3">謝穎芝</text:span><text:span text:style-name="T4"><text:s/>  |  2020.01.06 17:08   |   </text:span><text:a xlink:type="simple" xlink:href="http://palinfo.habago.org/Entry?Command=Information_PrintForum&amp;iPage=1#FORUM38364"><text:span text:style-name="T10">#</text:span></text:a></text:p>
      <text:p text:style-name="P15"><text:span text:style-name="T4">林靜儀的「統一言論叛國說」打臉了蔡啥洨的「維持現狀論」，綠渣亂黨東騙西騙，無奈就是有一堆蠢蛋會買單，真是無言～</text:span></text:p>
      <text:p text:style-name="P13"><text:span text:style-name="T3">張萬康</text:span><text:span text:style-name="T4"><text:s/>  |  2020.01.06 15:05   |   </text:span><text:a xlink:type="simple" xlink:href="http://palinfo.habago.org/Entry?Command=Information_PrintForum&amp;iPage=1#FORUM38363"><text:span text:style-name="T12">#</text:span></text:a></text:p>
      <text:p text:style-name="P14"><text:span text:style-name="T4">謝謝陳真指導與糾正。後藤健二、湯川遙菜，我追蹤過他們的事，對前者很敬佩，他和孩子們相處的笑容看了感心，對後者是有點敬佩（比我勇敢得多），比較多的是同情，與難以定義</text:span><text:span text:style-name="T6">......</text:span><text:span text:style-name="T4">有點像台灣一個歌唱的女子團體「</text:span><text:span text:style-name="T6">City</text:span><text:span text:style-name="T4">魅」被稱作不明定義團體，她們很土氣但可愛，紅不起來，解散很久。</text:span><text:span text:style-name="T6"><text:s/><text:line-break/></text:span><text:span text:style-name="T4">高遠菜穗子我不曉得，欠學！立刻爬文。</text:span><text:span text:style-name="T6"><text:s/><text:line-break/></text:span><text:span text:style-name="T4">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text:span><text:span text:style-name="T6"><text:s/><text:line-break/></text:span><text:span text:style-name="T4">其他方面也謝謝你的指出。</text:span><text:span text:style-name="T6"><text:s/><text:line-break/><text:line-break/></text:span><text:span text:style-name="T4">晚上在庶民風味的咖啡店遇到一個</text:span><text:span text:style-name="T6">44</text:span><text:span text:style-name="T4">歲的女士。她對我笑說，美國賣的直昇機是怎麼回事啊？應該叫他們賠啊，才用多久就摔了兩架，一般買小家電也有保固的啊。</text:span></text:p>
      <text:p text:style-name="P13"><text:span text:style-name="T3">鄭豐遠</text:span><text:span text:style-name="T4"><text:s/>  |  2020.01.06 11:52   |   </text:span><text:a xlink:type="simple" xlink:href="http://palinfo.habago.org/Entry?Command=Information_PrintForum&amp;iPage=1#FORUM38362"><text:span text:style-name="T12">#</text:span></text:a></text:p>
      <text:p text:style-name="P15"><text:span text:style-name="T4">台灣人非常崇拜英語，以懂英語為榮，問題是真正有心學習英語的人卻佔極少數。我有個親戚的小孩，從小什麼沒學好，倒是學了一身虛榮，在人前喜歡故意講英語，講什麼呢</text:span><text:span text:style-name="T6">? </text:span><text:span text:style-name="T4">只要看到有人，他就會衝過來大喊一句</text:span><text:span text:style-name="T6">: What's up guys? <text:line-break/><text:line-break/></text:span><text:span text:style-name="T4">然後呢</text:span><text:span text:style-name="T6">? </text:span><text:span text:style-name="T4">沒有然後了，因為他就只會這一句</text:span><text:span text:style-name="T6"><text:s/>(</text:span><text:span text:style-name="T4">大概從電視學的</text:span><text:span text:style-name="T6">)</text:span><text:span text:style-name="T4">，永遠都是大喊一句</text:span><text:span text:style-name="T6"><text:s/>What's up guys? </text:span><text:span text:style-name="T4">他的父母顯然對此感到很滿意，經常和別人說自己的小孩</text:span><text:span text:style-name="T6">"</text:span><text:span text:style-name="T4">英語很好</text:span><text:span text:style-name="T6">"</text:span><text:span text:style-name="T4">。問題是，一個人如果從頭到尾只會講一句話，你真的會認為他懂英語嗎</text:span><text:span text:style-name="T6">? </text:span><text:span text:style-name="T4">就算你把十句話，一百句話背得滾瓜爛熟，我們也不會認為這稱得上能掌握一門語言。畢竟所謂語言，得是在一種無數句子的實踐之後，產生了一種新的、屬於你自己與它之間的連結，他才會真的成為</text:span><text:span text:style-name="T6">"</text:span><text:span text:style-name="T4">你的語言</text:span><text:span text:style-name="T6">"</text:span><text:span text:style-name="T4">。</text:span><text:span text:style-name="T6"><text:s/><text:line-break/><text:line-break/></text:span><text:span text:style-name="T4">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text:span><text:span text:style-name="T6">: <text:line-break/><text:line-break/></text:span><text:span text:style-name="T4">中國怎麼會是你說的那樣？！</text:span><text:span text:style-name="T6"><text:s/><text:line-break/><text:line-break/></text:span><text:span text:style-name="T4">美國怎麼會是你說的那樣？！</text:span><text:span text:style-name="T6"><text:s/><text:line-break/><text:line-break/></text:span><text:span text:style-name="T4">世界怎麼會是你說的那樣？！</text:span><text:span text:style-name="T6"><text:s/><text:line-break/><text:line-break/><text:line-break/></text:span><text:span text:style-name="T4">感謝巴勒網，讓我的</text:span><text:span text:style-name="T6">"</text:span><text:span text:style-name="T4">語言基礎</text:span><text:span text:style-name="T6">"</text:span><text:span text:style-name="T4">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text:span><text:span text:style-name="T6"><text:s/><text:line-break/><text:line-break/></text:span><text:span text:style-name="T4">你知道</text:span><text:span text:style-name="T6"><text:s/>1949 </text:span><text:span text:style-name="T4">年中華人民共和國成立後，打過幾次戰爭嗎</text:span><text:span text:style-name="T6">? </text:span><text:span text:style-name="T4">你知道其中和美國交過幾次手，以及這些戰爭的結果嗎</text:span><text:span text:style-name="T6">? </text:span><text:span text:style-name="T4">你有聽過珍寶島事件和中越戰爭</text:span><text:span text:style-name="T6"><text:s/>(</text:span><text:span text:style-name="T4">不是越戰</text:span><text:span text:style-name="T6">) </text:span><text:span text:style-name="T4">嗎</text:span><text:span text:style-name="T6">? </text:span><text:span text:style-name="T4">你知道這些戰爭的結果嗎</text:span><text:span text:style-name="T6">? <text:line-break/><text:line-break/></text:span><text:span text:style-name="T4">如果大家不知道，不妨搜尋一下相關關鍵字，維基百科上就有一些資料。</text:span><text:span text:style-name="T6"><text:s/><text:line-break/><text:line-break/></text:span><text:span text:style-name="T4">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text:span><text:span text:style-name="T6">? <text:line-break/><text:line-break/></text:span><text:span text:style-name="T4">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span></text:p>
      <text:p text:style-name="P13"><text:span text:style-name="T3">陳真</text:span><text:span text:style-name="T4"><text:s/>  |  2020.01.06 11:49   |   </text:span><text:a xlink:type="simple" xlink:href="http://palinfo.habago.org/Entry?Command=Information_PrintForum&amp;iPage=1#FORUM38361"><text:span text:style-name="T12">#</text:span></text:a></text:p>
      <text:p text:style-name="P14"><text:span text:style-name="T4">卡韓政變</text:span><text:span text:style-name="T6"><text:s/>(225)</text:span><text:span text:style-name="T4">：該被轉型的反而正義了</text:span><text:span text:style-name="T6"><text:s/><text:line-break/><text:line-break/></text:span><text:span text:style-name="T4">陳真</text:span><text:span text:style-name="T6"><text:s/>2020. 1. 6. <text:line-break/><text:line-break/><text:line-break/></text:span><text:span text:style-name="T4">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text:span><text:span text:style-name="T6"><text:s/><text:line-break/><text:line-break/></text:span><text:span text:style-name="T4">我有篇英文論文，講到</text:span><text:span text:style-name="T6">nonsense</text:span><text:span text:style-name="T4">這個概念。齊克果、尼采和維根斯坦都圍繞著</text:span><text:span text:style-name="T6">nonsense</text:span><text:span text:style-name="T4">打轉，為何他們沒有走向比方說叔本華那樣一種虛無主義，也許是因為他們終究都還相信著某種東西之無可置疑。</text:span><text:span text:style-name="T6"><text:s/><text:line-break/><text:line-break/></text:span><text:span text:style-name="T4">這樣一種「基本信任」，對我們自身來說，無非也是一種自我救贖。因為，當我們什麼都不信時，那你還相信自己嗎？如果你真的什麼都不信，為何卻這麼相信自己的胡亂猜疑？為何反倒相信無腦的陰謀論？</text:span><text:span text:style-name="T6"><text:s/><text:line-break/><text:line-break/></text:span><text:span text:style-name="T4">講這些是為了說明陰謀論和懷疑主義之間仍然有個重大區別，後者「來風」，但並非全然「空穴」。</text:span><text:span text:style-name="T6"><text:s/><text:line-break/><text:line-break/></text:span><text:span text:style-name="T4">即便承認懷疑主義的價值，我一般仍然不會在這個層次上談事情，而是採取知識上的極端保守主義，亦即相當有把握的事我才公開講。但在私底下，比方說我跟學姊之間，言論尺度就不會這麼嚴謹了。</text:span><text:span text:style-name="T6"><text:s/><text:line-break/><text:line-break/></text:span><text:span text:style-name="T4">舉個例，我對綠營數以兆計的瘋狂貪污及貪瀆規模始終感到有點不可思議，因為那根本就是末世紀的幹法，能搶就搶，能撈就撈，完全沒有尺度，沒有一絲廉恥，完全不顧吃相了。為什麼？因為沒有明天。</text:span><text:span text:style-name="T6"><text:s/><text:line-break/><text:line-break/></text:span><text:span text:style-name="T4">這意味著什麼？意味著：</text:span><text:span text:style-name="T6"><text:s/><text:line-break/><text:line-break/></text:span><text:span text:style-name="T4">一，某種攤牌的時刻快到了。</text:span><text:span text:style-name="T6"><text:s/><text:line-break/><text:line-break/></text:span><text:span text:style-name="T4">二，搞爛台灣是美方所樂見，甚至已形成一種政策，因此放縱走狗們盡量貪，盡量惡搞，搞死台灣。一來做為一種滋生動亂的基礎環境，二來讓對岸有朝一日就算收復台灣，亦是一片荒蕪。</text:span><text:span text:style-name="T6"><text:s/><text:line-break/><text:line-break/></text:span><text:span text:style-name="T4">這其實一點都不是陰謀論，而是合理懷疑，畢竟綠營之所為，絲毫看不出來這些政治人渣打算在台灣長治久安地生活下去。</text:span><text:span text:style-name="T6"><text:s/><text:line-break/><text:line-break/></text:span><text:span text:style-name="T4">看事情有正反兩種推論。你可以從正面</text:span><text:span text:style-name="T6">(positive)</text:span><text:span text:style-name="T4">思考，也能從反面倒過來想，亦即：「如果不是這樣，還會哪樣？」如果人渣們不是抱持著末世紀心態，怎麼可能殺雞取卵什麼都要吸乾啃光？</text:span><text:span text:style-name="T6"><text:s/><text:line-break/><text:line-break/></text:span><text:span text:style-name="T4">蔡英文欺盡世人長達三十幾年的假學歷亦是反面</text:span><text:span text:style-name="T6"><text:s/>(negative)</text:span><text:span text:style-name="T4">思維之一例：如果她的學歷是真的，她一秒鐘就能證明，還需要打官司控告人嗎？打官司不是要證據嗎？那她就把證據直接拿出來不就好了？怎麼反而把根本毫無機密性可言的升等資料列為期限長達</text:span><text:span text:style-name="T6">30</text:span><text:span text:style-name="T4">年的機密？那不是心裏有鬼嗎？再說，</text:span><text:span text:style-name="T6">30</text:span><text:span text:style-name="T4">年後，還有幾個人認識什麼蔡英文？</text:span><text:span text:style-name="T6"><text:s/><text:line-break/><text:line-break/></text:span><text:span text:style-name="T4">蔡英文是舊國民黨紅人，也就是她最喜歡扣別人帽子的所謂「黨國餘孽」。她自己就是黨國餘孽的最典型代表。在那個黨國壓倒一切的皇朝年代，別說沒有博士學位，就算連小學學位也沒有，只要黨政關係良好，想去黨校</text:span><text:span text:style-name="T6">(</text:span><text:span text:style-name="T4">政大</text:span><text:span text:style-name="T6">) </text:span><text:span text:style-name="T4">任教，一點也不是問題。</text:span><text:span text:style-name="T6"><text:s/><text:line-break/><text:line-break/></text:span><text:span text:style-name="T4">蔡英文當年的貴人是一位舊黨國紅人，叫做馮滬祥。這個人跟我有點間接的淵源。當年</text:span><text:span text:style-name="T6"><text:s/>(1985</text:span><text:span text:style-name="T4">年</text:span><text:span text:style-name="T6">)</text:span><text:span text:style-name="T4">，我和阿耀等人幫阿扁在高雄辦了一個「一人一元、輪椅行軍」的抗議活動，就是因為阿扁在黨外雜誌上指出這位東海大學哲學系的馮滬祥教授之論文乃是通篇抄襲，「以翻譯代替著作」。</text:span><text:span text:style-name="T6"><text:s/><text:line-break/><text:line-break/></text:span><text:span text:style-name="T4">這是一個根本無可抵賴的事實，結果，抓小偷的阿扁，反而被小偷馮滬祥給抓去關了一年</text:span><text:span text:style-name="T6"><text:s/>(</text:span><text:span text:style-name="T4">背後指使者就是宋楚瑜</text:span><text:span text:style-name="T6">)</text:span><text:span text:style-name="T4">，而且還判決阿扁必須賠償馮滬祥兩百萬元。這個案子就是所謂蓬萊島事件。我們在高雄幫阿扁發動的「一人一元、輪椅行軍」抗議活動，就是為了募集這兩百萬罰款，做為一種抗爭。</text:span><text:span text:style-name="T6"><text:s/><text:line-break/><text:line-break/></text:span><text:span text:style-name="T4">這位馮滬祥當年呼風喚雨，喊水會結冰，他就是當年引薦蔡英文進入學界的當朝紅人。</text:span><text:span text:style-name="T6"><text:s/><text:line-break/><text:line-break/></text:span><text:span text:style-name="T4">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text:span><text:span text:style-name="T6">82</text:span><text:span text:style-name="T4">天就保外就醫至今。</text:span><text:span text:style-name="T6"><text:s/><text:line-break/><text:line-break/></text:span><text:span text:style-name="T4">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text:span><text:span text:style-name="T6"><text:s/><text:line-break/><text:line-break/></text:span><text:span text:style-name="T4">台灣確實需要轉型正義，才能讓各方妖魔鬼怪現形，讓善惡是非獲得它應有的評價。荒唐的是，需要被轉型的，卻重新集結，掠奪政權，反而成為正義的一方，繼續變本加厲地殘害忠良，危害社會。</text:span></text:p>
      <text:p text:style-name="P13"><text:span text:style-name="T3">陳真</text:span><text:span text:style-name="T4"><text:s/>  |  2020.01.06 10:42   |   </text:span><text:a xlink:type="simple" xlink:href="http://palinfo.habago.org/Entry?Command=Information_PrintForum&amp;iPage=1#FORUM38360"><text:span text:style-name="T12">#</text:span></text:a></text:p>
      <text:p text:style-name="P14"><text:span text:style-name="T4">萬康，</text:span><text:span text:style-name="T6"><text:s/><text:line-break/><text:line-break/></text:span><text:span text:style-name="T4">幾位在伊拉克或敘利亞被綁架、勒贖的日本人，例如高遠菜穗子、後藤健二與湯川遙菜，他們之所以被綁或被殺</text:span><text:span text:style-name="T6"><text:s/>(</text:span><text:span text:style-name="T4">後藤健二與湯川遙菜</text:span><text:span text:style-name="T6">) </text:span><text:span text:style-name="T4">並非因為什麼「被捲入」那般猥瑣，而是自願前往危險地區。</text:span><text:span text:style-name="T6"><text:s/><text:line-break/><text:line-break/></text:span><text:span text:style-name="T4">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text:span><text:span text:style-name="T6"><text:s/>(</text:span><text:span text:style-name="T4">至少是給我</text:span><text:span text:style-name="T6">) </text:span><text:span text:style-name="T4">帶來一種指引與仰望。</text:span><text:span text:style-name="T6"><text:s/><text:line-break/><text:line-break/></text:span><text:span text:style-name="T4">至於你對兩岸之間的描述，什麼「戰爭狀態」、「反共機制」的什麼「處斷力」云云，事實上也完全脫離了基本現實。</text:span></text:p>
      <text:p text:style-name="P13"><text:span text:style-name="T3">孫從輔</text:span><text:span text:style-name="T4"><text:s/>  |  2020.01.06 10:23   |   </text:span><text:a xlink:type="simple" xlink:href="http://palinfo.habago.org/Entry?Command=Information_PrintForum&amp;iPage=1#FORUM38359"><text:span text:style-name="T12">#</text:span></text:a></text:p>
      <text:p text:style-name="P15"><text:span text:style-name="T4">有一次朋友問我：台灣應該靠向中國還是美國？</text:span><text:span text:style-name="T6"><text:s/><text:line-break/><text:line-break/></text:span><text:span text:style-name="T4">我說：當然是中國，兩岸同文同種，而且美國那麼邪惡。</text:span><text:span text:style-name="T6"><text:s/><text:line-break/><text:line-break/></text:span><text:span text:style-name="T4">朋友顯然不認同我的回答，但也不想在這個認定上討論下去，於是轉換問題：撇開血緣和道德，純就台灣人的利益來說，應該靠向中國還是美國？</text:span><text:span text:style-name="T6"><text:s/><text:line-break/><text:line-break/></text:span><text:span text:style-name="T4">我說：答案很簡單。就算兩個強權國家一樣壞，台灣應該選擇在小學課本裡面教導台灣人是同胞的那個國家。</text:span><text:span text:style-name="T6"><text:s/><text:line-break/><text:line-break/></text:span><text:span text:style-name="T4">朋友默然不語，但也無法反駁。</text:span><text:span text:style-name="T6"><text:s/><text:line-break/><text:line-break/></text:span><text:span text:style-name="T4">我曾從一些最基本的假設開始思考，認識到台灣人因兩岸關係得到的好處，遠大於目前的商業利益，但大部分人不自知。首先，對台灣來說，什麼是最糟的命運？我認為最糟的莫過於是遭受核武器攻擊，以致島毀人亡</text:span><text:span text:style-name="T6"><text:s/>(</text:span><text:span text:style-name="T4">如果以百年時間為尺度，這個擔憂並不誇張</text:span><text:span text:style-name="T6">)</text:span><text:span text:style-name="T4">。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text:span><text:span text:style-name="T6"><text:s/>(</text:span><text:span text:style-name="T4">想想古巴和伊朗</text:span><text:span text:style-name="T6">)</text:span><text:span text:style-name="T4">。惟一可能對台灣進行毀滅性武力打擊的只有美國，他們在棄守時可能會設法把一切搞爛，而中共絕對會全力降低此事發生的機率。</text:span><text:span text:style-name="T6"><text:s/><text:line-break/><text:line-break/></text:span><text:span text:style-name="T4">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text:span><text:span text:style-name="T6">---</text:span><text:span text:style-name="T4">即使打個折吧</text:span><text:span text:style-name="T6">---</text:span><text:span text:style-name="T4">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text:span><text:span text:style-name="T6"><text:s/><text:line-break/><text:line-break/></text:span><text:span text:style-name="T4">最後，我也是被李光耀一段話說服，才開始相信兩岸必然統一。他的論述大概是這樣：</text:span><text:span text:style-name="T6">”</text:span><text:span text:style-name="T4">台灣對中國是核心利益，對美國不是，因此中國在統一戰爭中，一次打不過會再打，二次打不過會再打，直到打贏為止。</text:span><text:span text:style-name="T6">” <text:line-break/><text:line-break/></text:span><text:span text:style-name="T4">我希望中共能著重在消滅台灣人的反抗意志，而非台灣人的生命。雖然對台灣人來說並不光采，但活下來才有可能性，才有機會認識到昨非而今是。</text:span></text:p>
      <text:p text:style-name="P13"><text:span text:style-name="T3">葉小慧</text:span><text:span text:style-name="T4"><text:s/>  |  2020.01.06 02:22   |   </text:span><text:a xlink:type="simple" xlink:href="http://palinfo.habago.org/Entry?Command=Information_PrintForum&amp;iPage=1#FORUM38358"><text:span text:style-name="T12">#</text:span></text:a></text:p>
      <text:p text:style-name="P14"><text:span text:style-name="T4">前幾天掃到一篇關於美國媒體涉香港報導的雙標新聞，感到相當難得，但因為中文來源是橙訊，覺得需要再做追蹤原始文章出處，目前找到新蘇黎世報</text:span><text:span text:style-name="T6">NZZ</text:span><text:span text:style-name="T4">的原始版本：</text:span><text:span text:style-name="T6"><text:s/><text:line-break/><text:line-break/>«New York Times» und CNN berichten tendenziös über die Aufstände in Hongkong: Woher rührt die Doppelmoral amerikanischer Medien? <text:line-break/><text:line-break/>Matthias Müller, Peking <text:line-break/><text:line-break/>28.12.2019, 05.30 Uhr <text:line-break/><text:line-break/></text:span><text:a xlink:type="simple" xlink:href="https://www.nzz.ch/feuilleton/die-doppelmoral-der-amerikanischen-medien-ld.1530254"><text:span text:style-name="T14">https://www.nzz.ch/feuilleton/die-doppelmoral-der-amerikanischen-medien-ld.1530254</text:span></text:a><text:span text:style-name="T6"><text:line-break/><text:line-break/>---- <text:line-break/>[</text:span><text:span text:style-name="T4">中文版本</text:span><text:span text:style-name="T6"><text:s/>by </text:span><text:span text:style-name="T4">橙訊</text:span><text:span text:style-name="T6">] <text:line-break/><text:line-break/></text:span><text:span text:style-name="T4">瑞士主流媒體引大量數據　揭美國媒體在涉香港報導上嚴重「雙標」</text:span><text:span text:style-name="T6"><text:s/><text:line-break/></text:span><text:a xlink:type="simple" xlink:href="http://www.orangenews.hk/news/system/2020/01/03/010135857.shtml"><text:span text:style-name="T14">http://www.orangenews.hk/news/system/2020/01/03/010135857.shtml</text:span></text:a><text:span text:style-name="T6"><text:line-break/><text:line-break/>2020-01-03 12:39 <text:line-break/><text:line-break/></text:span><text:span text:style-name="T4">瑞士主流媒體引大量數據　揭美國媒體在涉香港報導上嚴重「雙標」</text:span><text:span text:style-name="T6"><text:s/><text:line-break/><text:line-break/></text:span><text:span text:style-name="T4">【橙訊】瑞士主流媒體《新蘇黎世報》近日刊發駐華記者馬蒂亞斯</text:span><text:span text:style-name="T6">·</text:span><text:span text:style-name="T4">穆勒題為《美國媒體在涉香港報導上的尷尬》的文章，引用大量資料和觀點批評美國及西方媒體在涉港報導中採用雙重標準，高度扭曲、偏離事實，嚴重政治化，背離媒體使命。</text:span><text:span text:style-name="T6"><text:s/><text:line-break/><text:line-break/></text:span><text:span text:style-name="T4">一、美國及西方媒體在涉港報導和對其它國家報導呈明顯兩面性。</text:span><text:span text:style-name="T6"><text:s/><text:line-break/><text:line-break/></text:span><text:span text:style-name="T4">一是體現在報導數量上。</text:span><text:span text:style-name="T6">Fair.org</text:span><text:span text:style-name="T4">對</text:span><text:span text:style-name="T6">CNN</text:span><text:span text:style-name="T4">和《紐約時報》進行的調查顯示，上述兩家媒體對香港的報導數量、密集程度遠高於對同樣動盪的智利、厄瓜多爾、海地等地，而顯然上述國家在過去幾周的傷亡人數和被捕者人數明顯更多，事態也更加嚴重。</text:span><text:span text:style-name="T6"><text:s/><text:line-break/><text:line-break/></text:span><text:span text:style-name="T4">截止</text:span><text:span text:style-name="T6">11</text:span><text:span text:style-name="T4">月</text:span><text:span text:style-name="T6">22</text:span><text:span text:style-name="T4">日，兩家媒體共刊發</text:span><text:span text:style-name="T6">737</text:span><text:span text:style-name="T4">篇涉港報導，</text:span><text:span text:style-name="T6">36</text:span><text:span text:style-name="T4">篇涉智利報導、</text:span><text:span text:style-name="T6">28</text:span><text:span text:style-name="T4">篇涉海地報導、</text:span><text:span text:style-name="T6">12</text:span><text:span text:style-name="T4">篇涉厄瓜多爾報導。報導的絕對數量某種程度上暗示了其扭曲程度。</text:span><text:span text:style-name="T6"><text:s/><text:line-break/><text:line-break/></text:span><text:span text:style-name="T4">二是體現在報導基調上。研究顯示，</text:span><text:span text:style-name="T6">10</text:span><text:span text:style-name="T4">月份香港暴力升級以來，</text:span><text:span text:style-name="T6">CNN</text:span><text:span text:style-name="T4">和《紐約時報》仍堅持以「民主抗議者」稱呼上街示威的人，但對智利和厄瓜多爾的示威者則稱為「暴亂分子」、「縱火者」、「匪徒」，顯示兩群人做同一件事，報導卻不是一回事。</text:span><text:span text:style-name="T6"><text:s/><text:line-break/><text:line-break/></text:span><text:span text:style-name="T4">二、以《紐約時報》和</text:span><text:span text:style-name="T6">CNN</text:span><text:span text:style-name="T4">為首的西方知名媒體在涉港報導上高度扭曲、偏離事實。</text:span><text:span text:style-name="T6"><text:s/><text:line-break/><text:line-break/></text:span><text:span text:style-name="T4">在上述兩個媒體高度片面關注香港警方「暴力鎮壓」時，被暴力示威者打死的</text:span><text:span text:style-name="T6">70</text:span><text:span text:style-name="T4">歲老人在兩家媒體看來卻是不值一提的小事。暴力示威者用弓箭襲警一事在《紐約時報》的報導中被輕描淡寫成「警察被箭頭所傷，原因是示威者試圖反抗暴力鎮壓的警方」。</text:span><text:span text:style-name="T6"><text:s/><text:line-break/><text:line-break/></text:span><text:span text:style-name="T4">據</text:span><text:span text:style-name="T6">fair.org</text:span><text:span text:style-name="T4">調查顯示，</text:span><text:span text:style-name="T6">CNN</text:span><text:span text:style-name="T4">的報導畫面中出現的示威者自製的炸彈與</text:span><text:span text:style-name="T6">2013</text:span><text:span text:style-name="T4">年波士頓馬拉松恐襲事件中造成大量人員死傷的炸彈威力相當，甚至更大。但</text:span><text:span text:style-name="T6">CNN</text:span><text:span text:style-name="T4">對這些無節制使用暴力的證據視而不見，依然將其美化為「民主抗議人士」，嚴重偏離事實。</text:span><text:span text:style-name="T6"><text:s/><text:line-break/><text:line-break/></text:span><text:span text:style-name="T4">三、號稱「客觀獨立」的美媒實則嚴重「政治化」。</text:span><text:span text:style-name="T6"><text:s/><text:line-break/><text:line-break/></text:span><text:span text:style-name="T4">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text:span><text:span text:style-name="T6"><text:s/><text:line-break/><text:line-break/></text:span><text:span text:style-name="T4">四、知名美媒雙標報導的原因或許僅僅因為他們與香港暴力示威者有共同的「敵人」，即崛起中的中國。所以為香港暴力分子辯護已寫入美國媒體的基因中。</text:span><text:span text:style-name="T6"><text:s/><text:line-break/><text:line-break/></text:span><text:span text:style-name="T4">五、目前美西方媒體的報導方式已背離媒體使命。</text:span><text:span text:style-name="T6"><text:s/><text:line-break/><text:line-break/></text:span><text:span text:style-name="T4">《紐約時報》和</text:span><text:span text:style-name="T6">CNN</text:span><text:span text:style-name="T4">以及其他西方媒體上述此類雙標的報導只會幫倒忙，媒體原本的使命應該是與各方保持距離、批判性地報導，指出真正的問題，而不是現在這樣。</text:span><text:span text:style-name="T6"><text:s/><text:line-break/><text:line-break/></text:span><text:span text:style-name="T4">責編：</text:span><text:span text:style-name="T6">CW</text:span></text:p>
      <text:p text:style-name="P13"><text:span text:style-name="T3">陳真</text:span><text:span text:style-name="T4"><text:s/>  |  2020.01.06 01:57   |   </text:span><text:a xlink:type="simple" xlink:href="http://palinfo.habago.org/Entry?Command=Information_PrintForum&amp;iPage=1#FORUM38357"><text:span text:style-name="T12">#</text:span></text:a></text:p>
      <text:p text:style-name="P15"><text:span text:style-name="T4">我從美國身上看到一個</text:span><text:span text:style-name="T6"><text:s/>"</text:span><text:span text:style-name="T4">成功</text:span><text:span text:style-name="T6">" </text:span><text:span text:style-name="T4">要素就是</text:span><text:span text:style-name="T6"><text:s/>"</text:span><text:span text:style-name="T4">絕對理性</text:span><text:span text:style-name="T6">"</text:span><text:span text:style-name="T4">，或者說</text:span><text:span text:style-name="T6"><text:s/>"</text:span><text:span text:style-name="T4">完全的利害取向</text:span><text:span text:style-name="T6">"</text:span><text:span text:style-name="T4">，簡單說就是絕不允許一絲無謂情感或一絲道德考量的影響，完全在利害方面做分析，完全目的取向，完全不擇手段。</text:span><text:span text:style-name="T6"><text:s/><text:line-break/><text:line-break/></text:span><text:span text:style-name="T4">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text:span><text:span text:style-name="T6"><text:s/><text:line-break/><text:line-break/></text:span><text:span text:style-name="T4">另外，常有人問我韓國瑜到底會不會贏？其實我也不知道。在這一點上，我不會比大家更高明。往後六天，若無其它奧步出現，我自己是估計他將可贏至少五十萬票。與其說是估計，不如說是憑感覺猜測。</text:span><text:span text:style-name="T6"><text:s/><text:line-break/><text:line-break/></text:span><text:span text:style-name="T4">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text:span><text:span text:style-name="T6"><text:s/><text:line-break/><text:line-break/></text:span><text:span text:style-name="T4">我唯一沒有把握的是我不知道美國及這些綠色人渣會再搞出什麼奧步。很難想像人渣歹徒們會束手就擒，這向來不是他們的作風。不管誰勝誰負，歷史都得翻到下一章，台灣恐怕很難有太平日了。</text:span></text:p>
      <text:p text:style-name="P13"><text:span text:style-name="T3">陳真</text:span><text:span text:style-name="T4"><text:s/>  |  2020.01.06 01:08   |   </text:span><text:a xlink:type="simple" xlink:href="http://palinfo.habago.org/Entry?Command=Information_PrintForum&amp;iPage=1#FORUM38356"><text:span text:style-name="T12">#</text:span></text:a></text:p>
      <text:p text:style-name="P14"><text:span text:style-name="T4">聲援阿桑吉站樁記實</text:span><text:span text:style-name="T6"><text:s/>(</text:span><text:span text:style-name="T4">六</text:span><text:span text:style-name="T6">) <text:line-break/><text:line-break/></text:span><text:span text:style-name="T4">陳真</text:span><text:span text:style-name="T6"><text:s/><text:line-break/>2020. 01. 04. <text:line-break/><text:line-break/><text:line-break/></text:span><text:span text:style-name="T4">今天依舊來到</text:span><text:span text:style-name="T6"><text:s/>AIT </text:span><text:span text:style-name="T4">靜站，遠遠就看到一堆警察，把小慧和良哲及智巽圍住。他們早到，所以就先站了。</text:span><text:span text:style-name="T6"><text:s/><text:line-break/><text:line-break/></text:span><text:span text:style-name="T4">我方人員這回有</text:span><text:span text:style-name="T6">11</text:span><text:span text:style-name="T4">人，警方這回派出二十幾個，比上回少一些，而且是一些生面孔，反應上似乎比較緊張一些。</text:span><text:span text:style-name="T6"><text:s/><text:line-break/><text:line-break/>AIT </text:span><text:span text:style-name="T4">最近發表了一堆黑鷹鬼話，而且竟然還降半旗，所謂「司馬昭之心，路人皆知」，但在島內，司馬昭之心卻少有人知。</text:span><text:span text:style-name="T6"><text:s/><text:line-break/><text:line-break/></text:span><text:span text:style-name="T4">我這回注意到</text:span><text:span text:style-name="T6"><text:s/>AIT </text:span><text:span text:style-name="T4">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text:span><text:span text:style-name="T6">--</text:span><text:span text:style-name="T4">重慶南路一段。</text:span><text:span text:style-name="T6"><text:s/><text:line-break/><text:line-break/></text:span><text:span text:style-name="T4">但你知道嗎？今天靜站時，我一個人想走進這條馬路看看它通往何處時，十幾名警察馬上把我擋住，不准我通過。很荒唐吧？萬一我家就住在馬路的另一頭，我就不用回家了是嗎？還是我應該搭直升機穿越這條馬路？</text:span><text:span text:style-name="T6"><text:s/><text:line-break/><text:line-break/></text:span><text:span text:style-name="T4">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text:span><text:span text:style-name="T6"><text:s/><text:line-break/><text:line-break/></text:span><text:span text:style-name="T4">這幾次來到台灣真正的「總統府」</text:span><text:span text:style-name="T6">--AIT </text:span><text:span text:style-name="T4">靜站，讓我有個很深的感慨就是，這裏就像個戒備森嚴的宮廷，氣氛肅殺，就連巴勒網這麼溫和的一種抗議方式，依舊讓他們如臨大敵。我看，就算是重慶南路一段</text:span><text:span text:style-name="T6">122</text:span><text:span text:style-name="T4">號那個冒牌的「總統府」都沒有戒備得這麼森嚴。</text:span><text:span text:style-name="T6"><text:s/><text:line-break/><text:line-break/></text:span><text:span text:style-name="T4">靜站後，我問大家說，下個月阿桑吉就要開庭審理引渡問題，我們的靜站要不要再稍微強硬一點、以身試法？比方說參與者不再分成兩群，而是所有人全部集結在</text:span><text:span text:style-name="T6"><text:s/>AIT </text:span><text:span text:style-name="T4">圍牆前或其入口，決心讓警方逮捕？大部份的人的意思似乎是傾向不要這樣做。</text:span><text:span text:style-name="T6"><text:s/><text:line-break/><text:line-break/></text:span><text:span text:style-name="T4">我回來和學姐商量，她也不贊成以身試法</text:span><text:span text:style-name="T6"><text:s/>(</text:span><text:span text:style-name="T4">事實上，我們現在已經全員都在所謂禁制區內</text:span><text:span text:style-name="T6">)</text:span><text:span text:style-name="T4">。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text:span><text:span text:style-name="T6"><text:s/><text:line-break/><text:line-break/></text:span><text:span text:style-name="T4">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span></text:p>
      <text:p text:style-name="P13"><text:span text:style-name="T3">怡靜</text:span><text:span text:style-name="T4"><text:s/>  |  2020.01.06 01:01   |   </text:span><text:a xlink:type="simple" xlink:href="http://palinfo.habago.org/Entry?Command=Information_PrintForum&amp;iPage=1#FORUM38355"><text:span text:style-name="T12">#</text:span></text:a></text:p>
      <text:p text:style-name="P15"><text:span text:style-name="T4">同場加映</text:span><text:span text:style-name="T6"><text:s/><text:line-break/></text:span><text:span text:style-name="T4">今天剛好花了點時間把王孟源這段訪談看完</text:span><text:span text:style-name="T6"><text:s/><text:line-break/></text:span><text:span text:style-name="T4">受訪時間是</text:span><text:span text:style-name="T6">2017/9/6 </text:span><text:span text:style-name="T4">，有興趣的朋友可以看看。</text:span><text:span text:style-name="T6"><text:s/><text:line-break/>https://youtu.be/CCklFNmVewk <text:line-break/></text:span><text:span text:style-name="T4">當台灣被統一</text:span></text:p>
      <text:p text:style-name="P13"><text:span text:style-name="T3">政信</text:span><text:span text:style-name="T4"><text:s/>  |  2020.01.06 00:20   |   </text:span><text:a xlink:type="simple" xlink:href="http://palinfo.habago.org/Entry?Command=Information_PrintForum&amp;iPage=1#FORUM38354"><text:span text:style-name="T12">#</text:span></text:a></text:p>
      <text:p text:style-name="P14"><text:span text:style-name="T4">對於台美關係我覺得有個形容詞用得很好，叫做「</text:span><text:span text:style-name="T6">frenemy</text:span><text:span text:style-name="T4">」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text:span><text:span text:style-name="T6">64</text:span><text:span text:style-name="T4">該紀念時就出來紀念一下（馬英九每年都會紀念）把事情交代過去，上面的事情如果沒出來演一演美國智庫又開始寫「台灣傾中將造成</text:span><text:span text:style-name="T6">balabal</text:span><text:span text:style-name="T4">失衡，使台灣民煮受創」，演得不認真美國</text:span><text:span text:style-name="T6">CIA</text:span><text:span text:style-name="T4">又準備要民主歡樂送了，與其這樣還是演ㄧ演好了。</text:span><text:span text:style-name="T6"><text:s/><text:line-break/><text:line-break/></text:span><text:span text:style-name="T4">下面是中科院院長寫的文章，美國人一點都不希望你自己變強大起來，他希望你當狗還要自己買狗糧。</text:span><text:span text:style-name="T6"><text:s/><text:line-break/><text:line-break/>https://udn.com/news/story/10930/4170057</text:span></text:p>
      <text:p text:style-name="P13"><text:span text:style-name="T3">陳真</text:span><text:span text:style-name="T4"><text:s/>  |  2020.01.06 00:00   |   </text:span><text:a xlink:type="simple" xlink:href="http://palinfo.habago.org/Entry?Command=Information_PrintForum&amp;iPage=1#FORUM38353"><text:span text:style-name="T12">#</text:span></text:a></text:p>
      <text:p text:style-name="P15"><text:span text:style-name="T4">卡韓政變</text:span><text:span text:style-name="T6"><text:s/>(224)</text:span><text:span text:style-name="T4">：黑鷹鬼話</text:span><text:span text:style-name="T6"><text:s/><text:line-break/><text:line-break/></text:span><text:span text:style-name="T4">陳真</text:span><text:span text:style-name="T6"><text:s/>2020. 1. 5. <text:line-break/><text:line-break/><text:line-break/></text:span><text:span text:style-name="T4">今天，如果你耗盡身家財產、省吃儉用，花了八百多億買了幾十架號稱全世界最棒的汽車，結果買來之後，一年撞一台，死了好多人；而且更離奇的是，車子還會很神祕地自己跑去撞牆，那麼，你接下來會怎麼做？</text:span><text:span text:style-name="T6"><text:s/><text:line-break/><text:line-break/></text:span><text:span text:style-name="T4">應該是去找賣你車子的人算帳不是嗎？第一，對方應鉅額賠償。第二，應該找個第三方來檢查這些車子是否被偷偷安裝了什麼自毀機制，或是車子哪裏有問題。</text:span><text:span text:style-name="T6"><text:s/><text:line-break/><text:line-break/></text:span><text:span text:style-name="T4">黑鷹神祕墜機事件就是如此，但是現實發展卻十分荒唐。受害者不但沒有去找黑心廠商</text:span><text:span text:style-name="T6"><text:s/>(</text:span><text:span text:style-name="T4">即美國</text:span><text:span text:style-name="T6">) </text:span><text:span text:style-name="T4">算帳，反而還感謝黑心廠商關心我方之人員傷亡。</text:span><text:span text:style-name="T6"><text:s/><text:line-break/><text:line-break/></text:span><text:span text:style-name="T4">黑心廠商的反應也很離奇，它媽的他家居然降半旗「哀悼」，而且對於自己所發明的車子之屢屢神祕墜機</text:span><text:span text:style-name="T6"><text:s/>(</text:span><text:span text:style-name="T4">五年十次失事</text:span><text:span text:style-name="T6">) </text:span><text:span text:style-name="T4">一點反應都沒有，反倒一副胸有成竹。這樣的反應是正常的嗎？你不會覺得奇怪為何自己發明的車子屢屢失事？</text:span><text:span text:style-name="T6"><text:s/><text:line-break/><text:line-break/></text:span><text:span text:style-name="T4">然而，當有個正常人說應該委託第三方公正單位調查失事原因時，這個人</text:span><text:span text:style-name="T6"><text:s/>(</text:span><text:span text:style-name="T4">新黨黨主席郁慕明</text:span><text:span text:style-name="T6">) </text:span><text:span text:style-name="T4">卻反而被群起圍攻，說他不愛台灣。</text:span><text:span text:style-name="T6"><text:s/><text:line-break/><text:line-break/></text:span><text:span text:style-name="T4">更荒唐的是，買賣雙方事發之後竟然馬上一致影射可能是受害者某個遠親所下的毒手。媽的，這樣的毒手要怎麼下？而且，那位遠親正忙著在全世界做生意，他最怕的就是你家有事，他會有什麼理由來害你？</text:span><text:span text:style-name="T6"><text:s/><text:line-break/><text:line-break/></text:span><text:span text:style-name="T4">買賣雙方這樣的一堆離奇反應，你不覺得很奇怪嗎？</text:span><text:span text:style-name="T6"><text:s/></text:span></text:p>
      <text:p text:style-name="P13"><text:span text:style-name="T3">陳真</text:span><text:span text:style-name="T4"><text:s/>  |  2020.01.05 23:51   |   </text:span><text:a xlink:type="simple" xlink:href="http://palinfo.habago.org/Entry?Command=Information_PrintForum&amp;iPage=1#FORUM38351"><text:span text:style-name="T12">#</text:span></text:a></text:p>
      <text:p text:style-name="P14"><text:span text:style-name="T4">美國的對台</text:span><text:span text:style-name="T6"><text:s/>A</text:span><text:span text:style-name="T4">、</text:span><text:span text:style-name="T6">B</text:span><text:span text:style-name="T4">計畫</text:span><text:span text:style-name="T6"><text:s/><text:line-break/><text:line-break/></text:span><text:span text:style-name="T4">陳真</text:span><text:span text:style-name="T6"><text:s/>2019. 01. 05. <text:line-break/><text:line-break/><text:line-break/></text:span><text:span text:style-name="T4">同學們，我不太能理解你們是反諷還是當真？若是當真，你們所言，十分荒唐。</text:span><text:span text:style-name="T6"><text:s/><text:line-break/><text:line-break/></text:span><text:span text:style-name="T4">台灣不管藍綠，韓國瑜也一樣，全是親美。至於反不反中，走狗程度藍綠有別。藍不反中，也不反共，但是美國主子真要他做什麼，基本上他也不敢說不。</text:span><text:span text:style-name="T6"><text:s/><text:line-break/><text:line-break/></text:span><text:span text:style-name="T4">也就是說，藍營身為美國走狗，比較消極與被動，而綠營則是積極為一己私利盤算，積極充當台奸，甚至不惜毀滅台灣。</text:span><text:span text:style-name="T6"><text:s/><text:line-break/><text:line-break/></text:span><text:span text:style-name="T4">先舉個例，說明美國的對台方式。比方說，王金平曾斷言美國將會派人把阿扁殺掉，因為扁執政不太聽美國主子的話。王金平的判斷當然是錯的，因為就如阿扁最近所說，「美國哪需要殺我？他只要說一句『阿扁下台』，阿扁就得下台。」</text:span><text:span text:style-name="T6"><text:s/><text:line-break/><text:line-break/></text:span><text:span text:style-name="T4">阿扁的說法才是精確無誤的現實描述。不過，王金平的判斷雖然有點失真，但你從這些政治「玩家」</text:span><text:span text:style-name="T6">(the players) </text:span><text:span text:style-name="T4">的口中就能看得出來這樣一個基本事實，亦即：</text:span><text:span text:style-name="T6"><text:s/><text:line-break/><text:line-break/></text:span><text:span text:style-name="T4">不管藍綠，稍微懂一點台灣政治的人就知道，台灣就是美國的準軍事殖民地。不管藍綠，都得聽命於美國，否則輕則下台或被關</text:span><text:span text:style-name="T6"><text:s/>(</text:span><text:span text:style-name="T4">例如美國抖出阿扁的海外洗錢資料加以懲罰</text:span><text:span text:style-name="T6">)</text:span><text:span text:style-name="T4">，重則小命不保。</text:span><text:span text:style-name="T6"><text:s/><text:line-break/><text:line-break/></text:span><text:span text:style-name="T4">我想告訴各位的是「準軍事殖民地」的這個「準」字，很快就會被拿掉，進入下一個階段，變成如假包換的「軍事基地」，亦即美國打擊中國大陸的一顆人肉炸彈。</text:span><text:span text:style-name="T6"><text:s/><text:line-break/><text:line-break/></text:span><text:span text:style-name="T4">大家有空應該去看看李光耀幾十年來對於中、美、台三方關係發展的看法。李光耀很有遠見，他的幾乎所有斷言都證明了他的高瞻遠矚。如果我沒記錯，他的斷言有三：</text:span><text:span text:style-name="T6"><text:s/><text:line-break/><text:line-break/></text:span><text:span text:style-name="T4">一，兩岸統一是必然的。李光耀說得對，台灣人如果夠聰明，就應該知道在這個必然的時代進程中如何減少傷害、增加獲利。</text:span><text:span text:style-name="T6"><text:s/><text:line-break/><text:line-break/></text:span><text:span text:style-name="T4">二，美國不會為了台灣和中國打仗。</text:span><text:span text:style-name="T6"><text:s/><text:line-break/><text:line-break/></text:span><text:span text:style-name="T4">三，中國人的聰慧，將使得美國終將無法打敗中國。</text:span><text:span text:style-name="T6"><text:s/><text:line-break/><text:line-break/></text:span><text:span text:style-name="T4">我並不認為這樣一些政治判斷很厲害，我覺得這只是一些再簡單也不過的事實，特別是第一和第二點。但是，重點並不在於美國不可能為台灣打仗</text:span><text:span text:style-name="T6"><text:s/>(</text:span><text:span text:style-name="T4">我也希望千萬不要，因為那只會讓台灣死得更慘，恐怕是毀滅性</text:span><text:span text:style-name="T6">)</text:span><text:span text:style-name="T4">，重點乃是在於美國的目的依我看是希望在美國不參戰的情況下兩岸發生慘烈戰爭。</text:span><text:span text:style-name="T6"><text:s/><text:line-break/><text:line-break/></text:span><text:span text:style-name="T4">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text:span><text:span text:style-name="T6"><text:s/><text:line-break/><text:line-break/></text:span><text:span text:style-name="T4">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text:span><text:span text:style-name="T6"><text:s/><text:line-break/><text:line-break/></text:span><text:span text:style-name="T4">關於這一點研判，你從無數的證據可以看得出來，例如：美國對台的主要掌權者、亦即那些兩手血腥的戰犯人渣及軍火掮客例如</text:span><text:span text:style-name="T6">Richard Lee Armitage (</text:span><text:span text:style-name="T4">美國前副國務卿</text:span><text:span text:style-name="T6">)</text:span><text:span text:style-name="T4">，還有美國真正掌權的情治軍工複合體</text:span><text:span text:style-name="T6"><text:s/>(</text:span><text:span text:style-name="T4">亦即所謂</text:span><text:span text:style-name="T6"><text:s/>Deep State) </text:span><text:span text:style-name="T4">所啟動的對中作戰計畫</text:span><text:span text:style-name="T6"><text:s/>Committee on the Present Danger:China</text:span><text:span text:style-name="T4">，以及那些長年鼓吹台灣和大陸拼一死戰的所謂「智庫」例如「</text:span><text:span text:style-name="T6">2049</text:span><text:span text:style-name="T4">計畫研究所」等等等，你就能知道中美鬥爭關係中美國對於台灣的定位與盤算。</text:span><text:span text:style-name="T6"><text:s/><text:line-break/><text:line-break/></text:span><text:span text:style-name="T4">如果兩岸發生比方說數十萬甚至數百萬人死亡的慘烈戰爭，美國一定高興死了，因為那意味著中國之</text:span><text:span text:style-name="T6">2049 </text:span><text:span text:style-name="T4">年「全面復興計畫」或是</text:span><text:span text:style-name="T6">2025</text:span><text:span text:style-name="T4">的「中國製造」以及深具戰略意義的「一帶一路」等等等，全都將會被摧毀或長期延宕或導致整個國力倒退。</text:span><text:span text:style-name="T6"><text:s/><text:line-break/><text:line-break/></text:span><text:span text:style-name="T4">以上就是美國的對台</text:span><text:span text:style-name="T6"><text:s/>A </text:span><text:span text:style-name="T4">計畫。</text:span><text:span text:style-name="T6"><text:s/><text:line-break/><text:line-break/></text:span><text:span text:style-name="T4">退而求其次，美國的</text:span><text:span text:style-name="T6">B</text:span><text:span text:style-name="T4">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text:span><text:span text:style-name="T6"><text:s/><text:line-break/><text:line-break/></text:span><text:span text:style-name="T4">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text:span><text:span text:style-name="T6"><text:s/><text:line-break/><text:line-break/></text:span><text:span text:style-name="T4">為什麼呢？因為，任何稍有軍事常識的人都知道，兩岸軍力完全不對等，幾天甚至幾小時之內就會結束。既然如此，你何必以毀滅自身為代價去跟對岸戰到所謂「最後一兵一卒」</text:span><text:span text:style-name="T6">(</text:span><text:span text:style-name="T4">美國經常歌頌綠營這類所謂「有決心保護台灣」的宣稱。但我絕對可以跟大家保證，兩岸一旦有事，綠營的人會溜得比誰都快，美國也會保護他們的安全，但會努力擴大台灣一般人民的傷亡。</text:span><text:span text:style-name="T6">) <text:line-break/><text:line-break/></text:span><text:span text:style-name="T4">真正保護台灣的方式怎麼會是「戰至最後一兵一卒」，難道你真的會相信像蘇貞昌那類包藏禍心的人渣所說的什麼「拿起掃帚和解放軍拼到一兵一卒」？</text:span><text:span text:style-name="T6"><text:s/><text:line-break/><text:line-break/></text:span><text:span text:style-name="T4">而且，千萬千萬千萬不要中了美國人的計，千萬千萬千萬不要以大陸廣大人民做為攻擊目標</text:span><text:span text:style-name="T6"><text:s/>(</text:span><text:span text:style-name="T4">例如美國經常教導台灣應該積極觸犯戰爭罪行，對比方說上海商業鬧區或三峽大壩發動攻擊，藉以製造最大的人命傷亡。</text:span><text:span text:style-name="T6">)  <text:line-break/><text:line-break/></text:span><text:span text:style-name="T4">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text:span><text:span text:style-name="T6"><text:s/><text:line-break/><text:line-break/></text:span><text:span text:style-name="T4">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text:span><text:span text:style-name="T6"><text:s/><text:line-break/><text:line-break/></text:span><text:span text:style-name="T4">這樣一些人民，即便腦筋不太清楚，依舊絕對不應該是大陸同胞的敵人。兩岸人民的共同敵人應該是美國，是漢奸，是那些長年以來不惜以傷害台灣做為一種代價來謀取個人私利與權力的台奸。</text:span></text:p>
      <text:p text:style-name="P13"><text:span text:style-name="T3">程觀</text:span><text:span text:style-name="T4"><text:s/>  |  2020.01.05 23:06   |   </text:span><text:a xlink:type="simple" xlink:href="http://palinfo.habago.org/Entry?Command=Information_PrintForum&amp;iPage=1#FORUM38350"><text:span text:style-name="T12">#</text:span></text:a></text:p>
      <text:p text:style-name="P15"><text:span text:style-name="T4">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span></text:p>
      <text:p text:style-name="P13"><text:span text:style-name="T3">張萬康</text:span><text:span text:style-name="T4"><text:s/>  |  2020.01.05 20:34   |   </text:span><text:a xlink:type="simple" xlink:href="http://palinfo.habago.org/Entry?Command=Information_PrintForum&amp;iPage=1#FORUM38349"><text:span text:style-name="T12">#</text:span></text:a></text:p>
      <text:p text:style-name="P14"><text:span text:style-name="T4">急急如律令，投票日倒數中，陳真怎麼還沒發文（敲碗）。其他板友也沒發文。這樣吧，我來發一篇墊檔。我昨天寫的，談話的對象是年輕朋友。寫得有點粗糙，不像文章，見諒。</text:span><text:span text:style-name="T6"><text:s/><text:line-break/></text:span><text:span text:style-name="T4">◎</text:span><text:span text:style-name="T6"><text:s/><text:line-break/></text:span><text:span text:style-name="T4">最近這幾天伊朗、美國之間發生大事，美國轟炸伊拉克，且伊朗有個全國第二號人物在巴格達機場，美國派無人機突襲，把這人炸死了，伊朗表示絕對報復。此外</text:span><text:span text:style-name="T6">2019</text:span><text:span text:style-name="T4">年年底，伊拉克幾個地方也遭受轟炸，伊拉克人包圍美國大使館，美國昨天（</text:span><text:span text:style-name="T6">2020</text:span><text:span text:style-name="T4">年</text:span><text:span text:style-name="T6">1</text:span><text:span text:style-name="T4">月</text:span><text:span text:style-name="T6">3</text:span><text:span text:style-name="T4">日）已宣佈撤僑。</text:span><text:span text:style-name="T6">2020</text:span><text:span text:style-name="T4">難保不會發生國際大事，我覺台灣不要搶鋒頭，也不要自認地位多麼重要，這世界上還有其他地區一直都很重要。</text:span><text:span text:style-name="T6"><text:s/><text:line-break/><text:line-break/></text:span><text:span text:style-name="T4">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text:span><text:span text:style-name="T6"><text:s/><text:line-break/><text:line-break/></text:span><text:span text:style-name="T4">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text:span><text:span text:style-name="T6">X</text:span><text:span text:style-name="T4">漠」計劃的台灣飛行員真的是去當「教官」嗎？很多事情是不能講的。這是我的推測啦，我沒說一定不是當教官。公開不能寫很明白。</text:span><text:span text:style-name="T6"><text:s/><text:line-break/><text:line-break/></text:span><text:span text:style-name="T4">台灣政府很幼稚，為了取得政權，放任且煽動青年反中，一點國際視野也沒有。台灣這樣玩自己，早晚會被玩。</text:span><text:span text:style-name="T6"><text:s/><text:line-break/><text:line-break/></text:span><text:span text:style-name="T4">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text:span><text:span text:style-name="T6"><text:s/><text:line-break/><text:line-break/></text:span><text:span text:style-name="T4">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text:span><text:span text:style-name="T6"><text:s/><text:line-break/><text:line-break/></text:span><text:span text:style-name="T4">今天無論誰當總統，藍綠都一樣，處理方式都要及格，戰備的意思就是全台灣的飛彈暗中對準大陸沿海各大城市，隨時戰鬥機待命起飛。你以為我們只能防禦啊？我們四年前有一枚雄風飛彈從高雄不小心打到澎湖</text:span><text:span text:style-name="T6">……</text:span><text:span text:style-name="T4">換言之這枚白目的小飛彈也可以打這麼遠，遭殃的如果不是那艘台灣漁船，那可能就是解放軍的艦艇。我們的軍機沒辦法轟擊大陸沿海？當然可以，這麼近。總長死因不明，迎戰的姿態、架式要做出來。沒事的話兩天後解除戰備。</text:span><text:span text:style-name="T6"><text:s/><text:line-break/><text:line-break/></text:span><text:span text:style-name="T4">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text:span><text:span text:style-name="T6"><text:s/><text:line-break/><text:line-break/></text:span><text:span text:style-name="T4">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span></text:p>
      <text:p text:style-name="P13"><text:span text:style-name="T3">陳真</text:span><text:span text:style-name="T4"><text:s/>  |  2020.01.04 03:48   |   </text:span><text:a xlink:type="simple" xlink:href="http://palinfo.habago.org/Entry?Command=Information_PrintForum#FORUM38348"><text:span text:style-name="T10">#</text:span></text:a></text:p>
      <text:p text:style-name="P14"><text:span text:style-name="T4">卡韓政變</text:span><text:span text:style-name="T6"><text:s/>(223)</text:span><text:span text:style-name="T4">：黑鷹為何失事？</text:span><text:span text:style-name="T6"><text:line-break/><text:line-break/></text:span><text:span text:style-name="T4">陳真</text:span><text:span text:style-name="T6"><text:s/>2020. 1. 4.<text:line-break/><text:line-break/><text:line-break/></text:span><text:span text:style-name="T4">美國賣給台灣的黑鷹直升機，號稱「直升機界的勞斯萊斯」，一台要價</text:span><text:span text:style-name="T6">14</text:span><text:span text:style-name="T4">億，卻兩年掉兩架，失事率相當高。這不是很奇怪嗎？這可以用「單純意外」來解釋嗎？更奇怪的是為何會剛好發生在這個總統大選的關鍵時間點？</text:span><text:span text:style-name="T6"><text:line-break/><text:line-break/></text:span><text:span text:style-name="T4">過去幾十年從未這麼「愛台灣」的苦苓，這兩年突然變得綠油油。他表示，「很可能會有關於『黑鷹事件』的謠言或是陰謀論出現！」，因此呼籲「政府應第一時間闢謠，檢調要第一時間抓人，萬萬不可輕忽！」</text:span><text:span text:style-name="T6"><text:line-break/><text:line-break/></text:span><text:span text:style-name="T4">若真要第一時間逮人，苦苓這樣的「呼籲」第一個就應被逮，因為這就是在「帶風向」，預設立場認定綠營不會造謠，而是「闢謠者」。這很荒唐，因為二十幾年來，民進黨及綠媒幾乎每天就是抹黑造謠。</text:span><text:span text:style-name="T6"><text:line-break/><text:line-break/></text:span><text:span text:style-name="T4">事發後，一些綠媒馬上把箭頭指向是「中國暗殺」。更卑鄙齷齪的是，</text:span><text:span text:style-name="T6">AIT </text:span><text:span text:style-name="T4">及美國參謀長竟然違反常態，第一時間紛紛發文悼念罹難的參謀總長沈一鳴，說他是「對抗中國威脅的重要人物」！這話是什麼意思，不言可喻。</text:span><text:span text:style-name="T6"><text:line-break/><text:line-break/></text:span><text:span text:style-name="T4">緊接著，美國幾乎所有主流媒體突然如此重視台灣，全都在事發後幾小時內大幅報導。</text:span><text:span text:style-name="T6">AIT </text:span><text:span text:style-name="T4">居然還降半旗！媽的，如果這不是帶風向，什麼是帶風向？</text:span><text:span text:style-name="T6"><text:line-break/><text:line-break/></text:span><text:span text:style-name="T4">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6"><text:line-break/><text:line-break/></text:span><text:span text:style-name="T4">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6"><text:line-break/><text:line-break/></text:span><text:span text:style-name="T4">各位還記得十一月發生的玻利維亞軍事政變吧？總統莫拉萊斯被美國</text:span><text:span text:style-name="T6"><text:s/>CIA </text:span><text:span text:style-name="T4">所支持的極右派武裝勢力趕下台之前幾天，所搭乘之直升機突然空中故障，機械人為受損，差點喪命。莫拉萊斯認定這是一次暗殺。事實上，美國才是不斷在全世界各地搞暗殺的恐怖主義份子。</text:span><text:span text:style-name="T6"><text:line-break/><text:line-break/></text:span><text:span text:style-name="T4">結論是：</text:span><text:span text:style-name="T6"><text:line-break/><text:line-break/></text:span><text:span text:style-name="T4">一，我並非說這件事就是美國幹的。但是，如果美國和綠營硬要誣賴或影射對岸所為，那麼，依其邏輯，我們更應該把懷疑的箭頭指向美國才對。</text:span><text:span text:style-name="T6"><text:line-break/><text:line-break/></text:span><text:span text:style-name="T4">二，陰謀論通常不足採信，但懷疑論卻往往具有一定的現實基礎。造謠是不對的，但懷疑卻很合理；我不相信政治上會有那麼多「偶然」。</text:span><text:span text:style-name="T6"><text:line-break/><text:line-break/></text:span><text:span text:style-name="T4">三，在這件事情上，如果你可以懷疑那根本無可懷疑的中國大陸，那我們為何不能懷疑那事實上相當可疑而且類似之暗殺前科根本罄竹難書的美國？</text:span></text:p>
      <text:p text:style-name="P13"><text:span text:style-name="T3">阿海</text:span><text:span text:style-name="T4"><text:s/>  |  2020.01.03 18:57   |   </text:span><text:a xlink:type="simple" xlink:href="http://palinfo.habago.org/Entry?Command=Information_PrintForum#FORUM38347"><text:span text:style-name="T10">#</text:span></text:a></text:p>
      <text:p text:style-name="P15"><text:span text:style-name="T4">人渣黨邪惡卑鄙齷齪到了極點。我詞窮了。</text:span></text:p>
      <text:p text:style-name="P13"><text:span text:style-name="T3">陳真</text:span><text:span text:style-name="T4"><text:s/>  |  2020.01.02 12:00   |   </text:span><text:a xlink:type="simple" xlink:href="http://palinfo.habago.org/Entry?Command=Information_PrintForum&amp;iPage=1#FORUM38344"><text:span text:style-name="T12">#</text:span></text:a></text:p>
      <text:p text:style-name="P14"><text:span text:style-name="T4">卡韓政變</text:span><text:span text:style-name="T6"><text:s/>(222)</text:span><text:span text:style-name="T4">：鬥爭、鬥爭、鬥爭</text:span><text:span text:style-name="T6"><text:s/><text:line-break/><text:line-break/></text:span><text:span text:style-name="T4">陳真</text:span><text:span text:style-name="T6"><text:s/>2020. 1. 2. <text:line-break/><text:line-break/><text:line-break/></text:span><text:span text:style-name="T4">黨外前輩之中，最具有鬥爭觀念的人之一，就是林義雄。他在一片噤若寒蟬的恐怖高壓之中，就以一種誓不兩立的態度攻擊國民黨。</text:span><text:span text:style-name="T6"><text:s/><text:line-break/><text:line-break/></text:span><text:span text:style-name="T4">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text:span><text:span text:style-name="T6"><text:s/><text:line-break/><text:line-break/></text:span><text:span text:style-name="T4">很多人相信，林義雄的剛烈鬥爭態度，直接導致了滅門的報復。</text:span><text:span text:style-name="T6"><text:s/><text:line-break/><text:line-break/></text:span><text:span text:style-name="T4">林宅血案後，林義雄被關，被刑求，是所有受刑人之中被刑求得最可怕的一位。出獄後，他遠渡重洋讀書，去美國哈佛、英國劍橋及日本筑波大學，四、五年後返回台灣，鬥爭信念依然沒變。</text:span><text:span text:style-name="T6"><text:s/><text:line-break/><text:line-break/></text:span><text:span text:style-name="T4">我記得他講過幾次同一個例子，他說，如果有一頭老虎吃人，把人給叼走拿去啃了，這時候，大家應該做的不是忙著救這個人或那個人，而是應該想辦法給這隻老虎致命一擊。</text:span><text:span text:style-name="T6"><text:s/><text:line-break/><text:line-break/></text:span><text:span text:style-name="T4">我講這些，想說的是鬥爭二字，請參閱卡韓系列編號</text:span><text:span text:style-name="T6">219</text:span><text:span text:style-name="T4">。用陳明忠的話來講就是反抗。陳明忠說得對，</text:span><text:span text:style-name="T6">228</text:span><text:span text:style-name="T4">不是悲情，而是反抗，對貪官污吏欺壓人民的腐敗政權進行鬥爭。</text:span><text:span text:style-name="T6"><text:s/><text:line-break/><text:line-break/></text:span><text:span text:style-name="T4">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text:span><text:span text:style-name="T6"><text:s/><text:line-break/><text:line-break/></text:span><text:span text:style-name="T4">你當然可以協助或聲援任何被老虎抓去啃的當事人，但你可別忘了，在聲援一個又一個當事人之餘，最重要的還是伏虎，把老虎打趴，或拔掉虎牙，讓他無法再吃人。</text:span><text:span text:style-name="T6"><text:s/><text:line-break/><text:line-break/></text:span><text:span text:style-name="T4">台灣始終有一種甚囂塵上的所謂「和解」或「團結」或什麼「超越藍綠」、「終結政黨惡鬥」的呼聲，這純粹就是自欺欺人，眛於現實。</text:span><text:span text:style-name="T6"><text:s/><text:line-break/><text:line-break/></text:span><text:span text:style-name="T4">和解的前提有二：</text:span><text:span text:style-name="T6"><text:s/><text:line-break/><text:line-break/></text:span><text:span text:style-name="T4">一，對方必須是個基本良善的競爭對手，而不是一大群無惡不作的歹徒。</text:span><text:span text:style-name="T6"><text:s/><text:line-break/><text:line-break/></text:span><text:span text:style-name="T4">二，整個政治架構之基本屬性必須是競爭而非鬥爭。問題是，現實並非如此。台灣所面臨的狀況就是被美國軍事殖民，充當攻擊中國大陸的武器與軍事基地，簡單說就是戰場。台灣基本上就是個準軍事戰場。</text:span><text:span text:style-name="T6"><text:s/><text:line-break/><text:line-break/></text:span><text:span text:style-name="T4">當敵人炮火猛烈，你卻對敵人說我們要團結？要和解？和不和解當然不是片面一方所能決定，更不是挨打的一方來決定。當一些政客拼命喊和解、和解、和解之時，我想說的卻是鬥爭、鬥爭、鬥爭。</text:span><text:span text:style-name="T6"><text:s/><text:line-break/><text:line-break/></text:span><text:span text:style-name="T4">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text:span><text:span text:style-name="T6"><text:s/><text:line-break/><text:line-break/></text:span><text:span text:style-name="T4">說到勇氣，林義雄常引用這幾句佛經：</text:span><text:span text:style-name="T6"><text:s/><text:line-break/><text:line-break/></text:span><text:span text:style-name="T4">我若向刀山，刀山自摧折。</text:span><text:span text:style-name="T6"><text:s/><text:line-break/></text:span><text:span text:style-name="T4">我若向火湯，火湯自消滅。</text:span><text:span text:style-name="T6"><text:s/><text:line-break/></text:span><text:span text:style-name="T4">我若向地獄，地獄自枯竭。</text:span><text:span text:style-name="T6"><text:s/><text:line-break/><text:line-break/></text:span><text:span text:style-name="T4">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text:span><text:span text:style-name="T6">...</text:span><text:span text:style-name="T4">荒唐實例成百上千。</text:span><text:span text:style-name="T6"><text:s/><text:line-break/><text:line-break/></text:span><text:span text:style-name="T4">現在由美國下令，又來個足以套用在所有人身上的「反滲透法」。難道你還以為這是在跟你講道理、講理念的時候，難道你蠢到還真相信這些人渣與台奸是在「捍衛民主自由與人權」？</text:span><text:span text:style-name="T6"><text:s/><text:line-break/><text:line-break/></text:span><text:span text:style-name="T4">面對這無數針對人民所發動的攻擊與鎮壓，你越是害怕，人渣們就越囂張。你不怕他，他就會怕你，他會打打算盤看划不划算。老子說，「民不畏死，奈何以死懼之？」你不怕刀山油鍋，不怕下地獄，這些威嚇工具就會失去效用。</text:span></text:p>
      <text:p text:style-name="P13"><text:span text:style-name="T3">陳真</text:span><text:span text:style-name="T4"><text:s/>  |  2020.01.02 11:59   |   </text:span><text:a xlink:type="simple" xlink:href="http://palinfo.habago.org/Entry?Command=Information_PrintForum&amp;iPage=1#FORUM38343"><text:span text:style-name="T12">#</text:span></text:a></text:p>
      <text:p text:style-name="P15"><text:span text:style-name="T4">卡韓政變</text:span><text:span text:style-name="T6"><text:s/>(221)</text:span><text:span text:style-name="T4">：我就是我的話語</text:span><text:span text:style-name="T6"><text:s/><text:line-break/><text:line-break/></text:span><text:span text:style-name="T4">陳真</text:span><text:span text:style-name="T6"><text:s/>2020. 01. 02. <text:line-break/><text:line-break/><text:line-break/></text:span><text:span text:style-name="T4">在馬丁史柯西斯開罵之前，我不知道什麼是「漫威電影」。去查了一下才知道。我只看過一部「變形金剛」，不知道和「鋼鐵人」是否同一部？</text:span><text:span text:style-name="T6"><text:s/><text:line-break/><text:line-break/></text:span><text:span text:style-name="T4">看「變形金剛」時，我幾乎是從頭睡到尾，真是難看到爆！卻又頻頻被電影劇烈刺耳的噪音吵醒，短短兩小時，感覺就像一個世紀那麼漫長而難熬。散場時，學姊不斷開罵，說我帶她來看這什麼爛電影。</text:span><text:span text:style-name="T6"><text:s/><text:line-break/><text:line-break/></text:span><text:span text:style-name="T4">依照馬丁史柯西斯的說法，這根本不能算是電影，這只是「主題樂園」。馬丁史柯西斯開罵之後，馬上遭來電影界人士和無數觀眾的猛烈砲轟。</text:span><text:span text:style-name="T6"><text:s/><text:line-break/><text:line-break/></text:span><text:span text:style-name="T4">《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6"><text:s/><text:line-break/><text:line-break/></text:span><text:span text:style-name="T4">馬丁史柯西斯後來幾次出面緩頰，但卻越描越黑。他說：</text:span><text:span text:style-name="T6"><text:s/><text:line-break/><text:line-break/></text:span><text:span text:style-name="T4">「這些影片之所以無法吸引我，跟個人品味和個性有關。我知道假如自己年輕一些，假如我成熟得晚一些，可能也會對這些影片感到興奮。但我畢竟已經長大，並且形成了對於電影的理解</text:span><text:span text:style-name="T6">—</text:span><text:span text:style-name="T4">包括「電影是什麼」以及「它們可能成為什麼」等等問題。這樣的理解，和漫威世界的距離，就像地球和半人馬座阿爾法星系的距離一樣遙遠。」</text:span><text:span text:style-name="T6"><text:s/><text:line-break/><text:line-break/></text:span><text:span text:style-name="T4">馬丁史柯西斯接著又說：</text:span><text:span text:style-name="T6"><text:s/><text:line-break/><text:line-break/></text:span><text:span text:style-name="T4">「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6"><text:s/><text:line-break/><text:line-break/></text:span><text:span text:style-name="T4">這意思就是說，一個腦殘，如果整天看什麼</text:span><text:span text:style-name="T6">PTT</text:span><text:span text:style-name="T4">或三立、自由、民視、蘋果等等這些政治洗腦文宣，他當然一輩子一直腦殘下去。他應該也看一下巴勒網才對。</text:span><text:span text:style-name="T6"><text:s/><text:line-break/><text:line-break/></text:span><text:span text:style-name="T4">馬丁史柯西斯還說到為何漫威電影不是電影。他說，這類電影對於人事物之間的「關係」毫無著墨。</text:span><text:span text:style-name="T6"><text:s/><text:line-break/></text:span><text:span text:style-name="T4">我自己沒看過不知道，但以「變形金剛」為例，根本就是亂拍一通，完全就是任意亂搞。那得有多大的耐心才能忍受？</text:span><text:span text:style-name="T6"><text:s/><text:line-break/><text:line-break/></text:span><text:span text:style-name="T4">不喜歡我的電影老實話的人，就當做我沒說，我其實不是要談電影，而只是藉馬丁之口，提到「關係」一事。</text:span><text:span text:style-name="T6"><text:s/><text:line-break/><text:line-break/></text:span><text:span text:style-name="T4">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6"><text:s/><text:line-break/><text:line-break/>1989</text:span><text:span text:style-name="T4">年四月七日，鄭南榕自焚，五月十九號，詹益樺也接著自焚。隔月，也就是六月的某一天，學姊生日那一天，我接到消息說我叛亂了，案子已經移送高檢署，我等著坐黑牢吧，而學姊則被高中退學。</text:span><text:span text:style-name="T6"><text:s/><text:line-break/><text:line-break/></text:span><text:span text:style-name="T4">一些民進黨民代針對我們的案子發起抗爭，但我始終沒有參加。幾位現在依舊在政壇呼風喚雨的綠營大老們</text:span><text:span text:style-name="T6"><text:s/>(</text:span><text:span text:style-name="T4">念在昔日情誼，姑隱其名</text:span><text:span text:style-name="T6">)</text:span><text:span text:style-name="T4">，則計劃發起一系列抗爭，打算沿著鄭南榕與詹益樺相繼自焚以及我的叛亂案，擴大抗爭，打擊國民黨。</text:span><text:span text:style-name="T6"><text:s/><text:line-break/><text:line-break/></text:span><text:span text:style-name="T4">我能清楚地感覺得出來，這些大老們很興奮，台權會也很「熱烈」地想「聲援」我，當時僅有的兩三家綠媒更是乾脆直接發送假新聞，說我「準備步上鄭、詹二人的腳步，決心自焚」。</text:span><text:span text:style-name="T6"><text:s/><text:line-break/><text:line-break/></text:span><text:span text:style-name="T4">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6"><text:s/><text:line-break/><text:line-break/></text:span><text:span text:style-name="T4">而且，我不是一個信口開河的人。於是我打電話去給某綠媒的高層</text:span><text:span text:style-name="T6"><text:s/>(</text:span><text:span text:style-name="T4">念在昔日情誼，姑隱其名</text:span><text:span text:style-name="T6">)</text:span><text:span text:style-name="T4">，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6"><text:s/><text:line-break/><text:line-break/></text:span><text:span text:style-name="T4">我還威脅那位報社主管說，你們如果再繼續這樣亂寫，信不信我去你們報社門口抗議，指控你們造謠。</text:span><text:span text:style-name="T6"><text:s/><text:line-break/><text:line-break/></text:span><text:span text:style-name="T4">說起這些事，我只是想說明「關係」的重要。每個人同他的話語、行為或思想之間，理當有這樣一層屬於「你們」之間的「關係」。適當地理解這層「關係」，你就比較有可能較為適當地理解各種人事物。</text:span><text:span text:style-name="T6"><text:s/><text:line-break/><text:line-break/></text:span><text:span text:style-name="T4">林義雄在</text:span><text:span text:style-name="T6">1990</text:span><text:span text:style-name="T4">年左右準備返台定居時，一度在黨外圈內盛傳林義雄已經發瘋。自立晚報還曾經對此煞有介事地進行查訪，調查林義雄是否發瘋。很可笑吧？</text:span><text:span text:style-name="T6"><text:s/><text:line-break/><text:line-break/></text:span><text:span text:style-name="T4">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6"><text:s/><text:line-break/><text:line-break/></text:span><text:span text:style-name="T4">但是，林義雄卻連群眾舉著歡迎布條在路邊迎接他的歸來，他都不願意下車和群眾接觸，非常排斥那樣一種傳統政治活動。</text:span><text:span text:style-name="T6"><text:s/><text:line-break/><text:line-break/></text:span><text:span text:style-name="T4">我完全能理解他的想法和個性，所以我不會懷疑他發瘋了。他根本不會把坐牢或家破人亡等等這些悲劇當成當時很流行的一句黨外術語，亦即所謂「政治資源」。</text:span><text:span text:style-name="T6"><text:s/><text:line-break/><text:line-break/></text:span><text:span text:style-name="T4">相反地，絕大數政治或社運參與者卻滿腦子想著怎麼虛構、捏造或製造所謂「政治資源」，比方說刻意製造衝突，製造事端，以增加自身知名度，並透過更多修辭與文宣，進一步塑造形象，累積所謂「政治資源」。</text:span><text:span text:style-name="T6"><text:s/><text:line-break/><text:line-break/></text:span><text:span text:style-name="T4">各位聽懂我在說什麼吧？</text:span><text:span text:style-name="T6"><text:s/><text:line-break/><text:line-break/></text:span><text:span text:style-name="T4">維根斯坦有句話說：「一個人不可能說出真理，除非他已經回到家」，亦即他已經「回到真理之中」，「活在真理之中」。齊克果也有類似名言，他說：「世上沒有真理，直到它被我所認知。」</text:span><text:span text:style-name="T6"><text:s/><text:line-break/><text:line-break/></text:span><text:span text:style-name="T4">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3"><text:span text:style-name="T3">陳真</text:span><text:span text:style-name="T4"><text:s/>  |  2020.01.02 11:58   |   </text:span><text:a xlink:type="simple" xlink:href="http://palinfo.habago.org/Entry?Command=Information_PrintForum&amp;iPage=1#FORUM38342"><text:span text:style-name="T12">#</text:span></text:a></text:p>
      <text:p text:style-name="P14"><text:span text:style-name="T4">卡韓政變</text:span><text:span text:style-name="T6"><text:s/>(220)</text:span><text:span text:style-name="T4">：戰士與蒼蠅</text:span><text:span text:style-name="T6"><text:s/><text:line-break/><text:line-break/></text:span><text:span text:style-name="T4">陳真</text:span><text:span text:style-name="T6"><text:s/>2020. 01. 01. <text:line-break/><text:line-break/></text:span><text:span text:style-name="T4">念淨，</text:span><text:span text:style-name="T6"><text:s/><text:line-break/><text:line-break/></text:span><text:span text:style-name="T4">當我們說腦殘「很可怕」時，意思是說他蠢到嚇死人，而不是我們真的「害怕」他。</text:span><text:span text:style-name="T6"><text:s/><text:line-break/></text:span><text:span text:style-name="T4">生平最怕一樣東西，就是蟑螂。黨外時，我很擔心哪天國民黨如果把我抓去，我想我是應該能挺得住各種刑求，但如果拿蟑螂嚇我，我恐怕就得出賣同志了。</text:span><text:span text:style-name="T6"><text:s/><text:line-break/><text:line-break/></text:span><text:span text:style-name="T4">我意思是想說，我們和外界任何東西之間的一種「關係」；理解這層關係很重要，但也很不容易，它需要一種詩人般的理解能力。</text:span><text:span text:style-name="T6"><text:s/><text:line-break/><text:line-break/></text:span><text:span text:style-name="T4">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6"><text:s/><text:line-break/><text:line-break/></text:span><text:span text:style-name="T4">當然，進步還是有點進步。或者應該說，時代不一樣，糟蹋人的方式也就不一樣，蔣家年代基本上要比現在肅殺一百萬倍，異議份子就跟過街老鼠一樣，人人喊打，人人瞧不起，生命安危與自由完全朝不保夕。</text:span><text:span text:style-name="T6"><text:s/><text:line-break/><text:line-break/></text:span><text:span text:style-name="T4">話說韓國瑜，自然是台灣選舉史上被抹黑糟蹋得最嚴重的一個人，但他畢竟是個公眾人物，他很容易就能為自己澄清，並且會有無數人支持他。這樣一種被抹黑的痛苦，在我看來，如果是</text:span><text:span text:style-name="T6">1</text:span><text:span text:style-name="T4">分之痛，那我過去三十幾年所承受的，恐怕就是</text:span><text:span text:style-name="T6">1000</text:span><text:span text:style-name="T4">分的折磨與痛苦，而且累及父母妻小，家毀人亡。</text:span><text:span text:style-name="T6"><text:s/><text:line-break/><text:line-break/>1: 1000 <text:line-break/><text:line-break/></text:span><text:span text:style-name="T4">為何相差一千倍呢？因為在蔣家年代，在一片藍通通的校園，特別是在南部，更是藍到爆</text:span><text:span text:style-name="T6"><text:s/>(</text:span><text:span text:style-name="T4">現在則是綠到爆</text:span><text:span text:style-name="T6">)</text:span><text:span text:style-name="T4">，做為一個「非公眾人物」，國家怎麼抹黑你，你就會被人們認定你就是那樣的人，你根本不可能有一絲絲機會為自己澄清，你又如何可能向全世界澄清？</text:span><text:span text:style-name="T6"><text:s/><text:line-break/><text:line-break/></text:span><text:span text:style-name="T4">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6"><text:s/><text:line-break/><text:line-break/></text:span><text:span text:style-name="T4">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6"><text:s/><text:line-break/><text:line-break/></text:span><text:span text:style-name="T4">刺蔣的黃文雄消失人間</text:span><text:span text:style-name="T6">26</text:span><text:span text:style-name="T4">年，</text:span><text:span text:style-name="T6">1996</text:span><text:span text:style-name="T4">年重新出現在台灣時，我透過當時極少數能夠找到他的人之一</text:span><text:span text:style-name="T6">--</text:span><text:span text:style-name="T4">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6"><text:s/><text:line-break/><text:line-break/></text:span><text:span text:style-name="T4">包括黃文雄在內，在場所有人似乎都很不認同我這番話，但我想我說的只是一個事實。一個人，無人聞問、日日夜夜分分秒秒地扛起所有根本不可能被外界所理解的折磨，那才是最難熬的痛苦不是嗎？</text:span><text:span text:style-name="T6"><text:s/><text:line-break/><text:line-break/></text:span><text:span text:style-name="T4">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6"><text:s/><text:line-break/><text:line-break/></text:span><text:span text:style-name="T4">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6"><text:s/><text:line-break/><text:line-break/></text:span><text:span text:style-name="T4">當我想到我根本不可能真實體會詹益樺的劇痛之千萬分之一時，我常不免悲從中來，熱淚盈眶。</text:span><text:span text:style-name="T6"><text:s/><text:line-break/><text:line-break/></text:span><text:span text:style-name="T4">不知道各位看懂不懂我想說什麼。看不懂就算，只是說說，無須深究。總之，你要知道，生命種種，造化萬千，凡是可見的、可說的、眾人皆知的、鎂光燈環繞的，都不會是多麼可怕可悲之事。</text:span><text:span text:style-name="T6"><text:s/><text:line-break/><text:line-break/></text:span><text:span text:style-name="T4">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6"><text:s/><text:line-break/><text:line-break/></text:span><text:span text:style-name="T4">戰士與蒼蠅</text:span><text:span text:style-name="T6"><text:s/>  <text:line-break/><text:line-break/></text:span><text:span text:style-name="T4">說完這些，再看看什麼校園腦殘同學的喊打喊殺或什麼潑熱湯，那根本就稱不上一回事了，哪來什麼「霸凌」？我不去霸凌別人就已經很好了，誰能霸凌我？</text:span><text:span text:style-name="T6"><text:s/><text:line-break/><text:line-break/></text:span><text:span text:style-name="T4">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6"><text:s/><text:line-break/><text:line-break/></text:span><text:span text:style-name="T4">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6"><text:s/><text:line-break/><text:line-break/></text:span><text:span text:style-name="T4">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6"><text:s/><text:line-break/><text:line-break/></text:span><text:span text:style-name="T4">某個意義上，我常覺得自己「強壯」得像什麼似的，誰能霸凌我？</text:span><text:span text:style-name="T6"><text:s/><text:line-break/><text:line-break/></text:span><text:span text:style-name="T4">強弱存乎一心</text:span><text:span text:style-name="T6"><text:s/>  <text:line-break/><text:line-break/></text:span><text:span text:style-name="T4">上小學第一天，是我媽帶我進校園。但她進學校之後</text:span><text:span text:style-name="T6"><text:s/>(</text:span><text:span text:style-name="T4">台南永福國小，胡適的老家</text:span><text:span text:style-name="T6">)</text:span><text:span text:style-name="T4">，進教室之前，卻先把我押到一棵椰子樹下，跟平常神情很不一樣，很慎重地跟我說：「以後你在學校，如果有人拿掃帚打你的左腳，你就連右腳也讓他打，知道嗎？」</text:span><text:span text:style-name="T6"><text:s/><text:line-break/><text:line-break/></text:span><text:span text:style-name="T4">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6"><text:s/><text:line-break/><text:line-break/></text:span><text:span text:style-name="T4">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6"><text:s/>(</text:span><text:span text:style-name="T4">應該說打人</text:span><text:span text:style-name="T6">)</text:span><text:span text:style-name="T4">。我媽大概很擔心我的正義感會無限發揮，因此希望我能學習忍耐、憐憫；他人有難，要主動代為承受。</text:span><text:span text:style-name="T6"><text:s/><text:line-break/><text:line-break/></text:span><text:span text:style-name="T4">小學時，有大約兩年的時間，我每天帶兩個便當上學，裏面的食物幾乎一模一樣，一個我自己吃，一個給班上一位窮到連鞋子都沒有的同學吃；差別在於我的便當沒有肉，給同學的便當有肉。</text:span><text:span text:style-name="T6"><text:s/><text:line-break/><text:line-break/></text:span><text:span text:style-name="T4">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6"><text:s/><text:line-break/><text:line-break/></text:span><text:span text:style-name="T4">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6"><text:s/><text:line-break/><text:line-break/></text:span><text:span text:style-name="T4">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6"><text:s/><text:line-break/><text:line-break/></text:span><text:span text:style-name="T4">一個人是強或弱，存乎一心。乍看脆弱者，反倒剛強；乍看邊緣者，恰是事物的中心。</text:span><text:span text:style-name="T6"><text:s/><text:line-break/><text:line-break/></text:span><text:span text:style-name="T4">鬥爭</text:span><text:span text:style-name="T6"><text:s/><text:line-break/><text:line-break/></text:span><text:span text:style-name="T4">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6"><text:s/><text:line-break/><text:line-break/></text:span><text:span text:style-name="T4">馬文才能霸凌唐伯虎嗎？</text:span><text:span text:style-name="T6"><text:s/>  <text:line-break/><text:line-break/></text:span><text:span text:style-name="T4">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6"><text:s/><text:line-break/><text:line-break/></text:span><text:span text:style-name="T4">拉拉雜雜講一堆，雖說言不及義，其實意義深遠。這類微妙之事，在我看來十分關鍵，它決定了我們究竟如何理解人事物。微妙之差，差之毫釐，失之千里。</text:span><text:span text:style-name="T6"><text:s/><text:line-break/><text:line-break/></text:span><text:span text:style-name="T4">人們往往有著一套約定俗成的眼光來評價人事物，在這套基本架構下，型塑了各種意義。當你不以那樣的眼光看世界，只能無言。</text:span><text:span text:style-name="T6"><text:s/><text:line-break/><text:line-break/></text:span><text:span text:style-name="T4">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6"><text:s/><text:line-break/><text:line-break/></text:span><text:span text:style-name="T4">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6"><text:s/><text:line-break/><text:line-break/></text:span><text:span text:style-name="T4">反之，人們就會用一種鄙夷可笑的眼光看待你，覺得你是個失敗者，不可取，偏激，很可憐，很落魄</text:span><text:span text:style-name="T6">...</text:span><text:span text:style-name="T4">等等等；不管你確實有多少貢獻，不管你的「作品」本身如何傑出，都不會被嚴肅看待。</text:span><text:span text:style-name="T6"><text:s/><text:line-break/><text:line-break/></text:span><text:span text:style-name="T4">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6"><text:s/><text:line-break/><text:line-break/></text:span><text:span text:style-name="T4">一種「眼光」就是一個「世界」，世界不同，「語言」就不一樣，「糧食」也不一樣。我們應該做的，就是相信自己的「語言」與「糧食」，專心活在自己的「世界」裏，忘記時間，看淡榮枯，至死不渝。</text:span><text:span text:style-name="T6"><text:s/><text:line-break/><text:line-break/></text:span><text:span text:style-name="T4">這樣不一定好，但事實上也不會有比這更好的選擇了。套句維根斯坦的術語，人總是應該活在一種屬於自己的「生命形式」</text:span><text:span text:style-name="T6">(form of life) </text:span><text:span text:style-name="T4">裏頭，就如同飛鳥就該在天上飛，而不是往泥土裏鑽；至於蚯蚓就別仰望著天空了，只管朝土裏深藏就行。</text:span><text:span text:style-name="T6"><text:s/><text:line-break/><text:line-break/></text:span><text:span text:style-name="T4">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6"><text:s/><text:line-break/><text:line-break/></text:span><text:span text:style-name="T4">我對「公眾化」一事，感到由衷的無奈與厭煩。不管污名或美名，就如</text:span><text:span text:style-name="T6"><text:s/>R.M.Rilke </text:span><text:span text:style-name="T4">形容他的老闆羅丹，「名聲，往往只是一團誤解的總和」。</text:span></text:p>
      <text:p text:style-name="P13"><text:span text:style-name="T3">陳真</text:span><text:span text:style-name="T4"><text:s/>  |  2020.01.02 02:36   |   </text:span><text:a xlink:type="simple" xlink:href="http://palinfo.habago.org/Entry?Command=Information_PrintForum&amp;iPage=1#FORUM38338"><text:span text:style-name="T12">#</text:span></text:a></text:p>
      <text:p text:style-name="P14"><text:span text:style-name="T6">(</text:span><text:span text:style-name="T4">續前</text:span><text:span text:style-name="T6">) <text:line-break/><text:line-break/></text:span><text:span text:style-name="T4">在馬丁史柯西斯開罵之前，我不知道什麼是「漫威電影」。去查了一下才知道什麼是「漫威電影」。我只看過一部「變形金剛」，不知道和「鋼鐵人」是否同一部？</text:span><text:span text:style-name="T6"><text:s/><text:line-break/><text:line-break/></text:span><text:span text:style-name="T4">看「變形金剛」時，我幾乎是從頭睡到尾，真是難看到爆！卻又頻頻被電影劇烈刺耳的噪音吵醒，短短兩小時，感覺就像一個世紀那麼漫長而難熬。散場時，學姊不斷開罵，說我帶她來看這什麼爛電影。</text:span><text:span text:style-name="T6"><text:s/><text:line-break/><text:line-break/></text:span><text:span text:style-name="T4">依照馬丁史柯西斯的說法，這根本不能算是電影，這只是「主題樂園」。馬丁史柯西斯開罵之後，馬上遭來電影界人士和無數觀眾的猛烈砲轟。</text:span><text:span text:style-name="T6"><text:s/><text:line-break/><text:line-break/></text:span><text:span text:style-name="T4">《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6"><text:s/><text:line-break/><text:line-break/></text:span><text:span text:style-name="T4">馬丁史柯西斯後來幾次出面緩頰，但卻越描越黑。他說：</text:span><text:span text:style-name="T6"><text:s/><text:line-break/><text:line-break/></text:span><text:span text:style-name="T4">「這些影片之所以無法吸引我，跟個人品味和個性有關。我知道假如自己年輕一些，假如我成熟得晚一些，可能也會對這些影片感到興奮。但我畢竟已經長大，並且形成了對於電影的理解</text:span><text:span text:style-name="T6">—</text:span><text:span text:style-name="T4">包括「電影是什麼」以及「它們可能成為什麼」等等問題。這樣的理解，和漫威世界的距離，就像地球和半人馬座阿爾法星系的距離一樣遙遠。」</text:span><text:span text:style-name="T6"><text:s/><text:line-break/><text:line-break/></text:span><text:span text:style-name="T4">馬丁史柯西斯接著又說：</text:span><text:span text:style-name="T6"><text:s/><text:line-break/><text:line-break/></text:span><text:span text:style-name="T4">「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6"><text:s/><text:line-break/><text:line-break/></text:span><text:span text:style-name="T4">這意思就是說，一個腦殘，如果整天看什麼</text:span><text:span text:style-name="T6">PTT</text:span><text:span text:style-name="T4">或三立、自由、民視、蘋果等等這些政治洗腦文宣，他當然一輩子一直腦殘下去。他應該也看一下巴勒網才對。</text:span><text:span text:style-name="T6"><text:s/><text:line-break/><text:line-break/></text:span><text:span text:style-name="T4">馬丁史柯西斯還說到為何漫威電影不是電影。他說，這類電影對於人事物之間的「關係」毫無著墨。</text:span><text:span text:style-name="T6"><text:s/><text:line-break/></text:span><text:span text:style-name="T4">我自己沒看過不知道，但以「變形金剛」為例，根本就是亂拍一通，完全就是任意亂搞。那得有多大的耐心才能忍受？</text:span><text:span text:style-name="T6"><text:s/><text:line-break/><text:line-break/></text:span><text:span text:style-name="T4">不喜歡我的電影老實話的人，就當做我沒說，我其實不是要談電影，而只是藉馬丁之口，提到「關係」一事。</text:span><text:span text:style-name="T6"><text:s/><text:line-break/><text:line-break/></text:span><text:span text:style-name="T4">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6"><text:s/><text:line-break/><text:line-break/>1989</text:span><text:span text:style-name="T4">年四月七日，鄭南榕自焚，五月十九號，詹益樺也接著自焚。隔月，也就是六月的某一天，學姊生日那一天，我接到消息說我叛亂了，案子已經移送高檢署，我等著坐黑牢吧，而學姊則被高中退學。</text:span><text:span text:style-name="T6"><text:s/><text:line-break/><text:line-break/></text:span><text:span text:style-name="T4">一些民進黨民代針對我們的案子發起抗爭，但我始終沒有參加。幾位現在依舊在政壇呼風喚雨的綠營大老們</text:span><text:span text:style-name="T6"><text:s/>(</text:span><text:span text:style-name="T4">念在昔日情誼，姑隱其名</text:span><text:span text:style-name="T6">)</text:span><text:span text:style-name="T4">，則計劃發起一系列抗爭，打算沿著鄭南榕與詹益樺相繼自焚以及我的叛亂案，擴大抗爭，打擊國民黨。</text:span><text:span text:style-name="T6"><text:s/><text:line-break/><text:line-break/></text:span><text:span text:style-name="T4">我能清楚地感覺得出來，這些大老們很興奮，台權會也很「熱烈」地想「聲援」我，當時僅有的兩三家綠媒更是乾脆直接發送假新聞，說我「準備步上鄭、詹二人的腳步，決心自焚」。</text:span><text:span text:style-name="T6"><text:s/><text:line-break/><text:line-break/></text:span><text:span text:style-name="T4">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6"><text:s/><text:line-break/><text:line-break/></text:span><text:span text:style-name="T4">而且，我不是一個信口開河的人。於是我打電話去給某綠媒的高層</text:span><text:span text:style-name="T6"><text:s/>(</text:span><text:span text:style-name="T4">念在昔日情誼，姑隱其名</text:span><text:span text:style-name="T6">)</text:span><text:span text:style-name="T4">，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6"><text:s/><text:line-break/><text:line-break/></text:span><text:span text:style-name="T4">我還威脅那位報社主管說，你們如果再繼續這樣亂寫，信不信我去你們報社門口抗議，指控你們造謠。</text:span><text:span text:style-name="T6"><text:s/><text:line-break/><text:line-break/></text:span><text:span text:style-name="T4">說起這些事，我只是想說明「關係」的重要。每個人同他的話語、行為或思想之間，理當有這樣一層屬於「你們」之間的「關係」。適當地理解這層「關係」，你就比較有可能較為適當地理解各種人事物。</text:span><text:span text:style-name="T6"><text:s/><text:line-break/><text:line-break/></text:span><text:span text:style-name="T4">林義雄在</text:span><text:span text:style-name="T6">1990</text:span><text:span text:style-name="T4">年左右準備返台定居時，一度在黨外圈內盛傳林義雄已經發瘋。自立晚報還曾經對此煞有介事地進行查訪，調查林義雄是否發瘋。很可笑吧？</text:span><text:span text:style-name="T6"><text:s/><text:line-break/><text:line-break/></text:span><text:span text:style-name="T4">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6"><text:s/><text:line-break/><text:line-break/></text:span><text:span text:style-name="T4">但是，林義雄卻連群眾舉著歡迎布條在路邊迎接他的歸來，他都不願意下車和群眾接觸，非常排斥那樣一種傳統政治活動。</text:span><text:span text:style-name="T6"><text:s/><text:line-break/><text:line-break/></text:span><text:span text:style-name="T4">我完全能理解他的想法和個性，所以我不會懷疑他發瘋了。他根本不會把坐牢或家破人亡等等這些悲劇當成當時很流行的一句黨外術語，亦即所謂「政治資源」。</text:span><text:span text:style-name="T6"><text:s/><text:line-break/><text:line-break/></text:span><text:span text:style-name="T4">相反地，絕大數政治或社運參與者卻滿腦子想著怎麼虛構、捏造或製造所謂「政治資源」，比方說刻意製造衝突，製造事端，以增加自身知名度，並透過更多修辭與文宣，進一步塑造形象，累積所謂「政治資源」。</text:span><text:span text:style-name="T6"><text:s/><text:line-break/><text:line-break/></text:span><text:span text:style-name="T4">各位聽懂我在說什麼吧？</text:span><text:span text:style-name="T6"><text:s/><text:line-break/><text:line-break/></text:span><text:span text:style-name="T4">維根斯坦有句話說：「一個人不可能說出真理，除非他已經回到家」，亦即他已經「回到真理之中」，「活在真理之中」。齊克果也有類似名言，他說：「世上沒有真理，直到它被我所認知。」</text:span><text:span text:style-name="T6"><text:s/><text:line-break/></text:span><text:span text:style-name="T4">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3"><text:span text:style-name="T3">張萬康</text:span><text:span text:style-name="T4"><text:s/>  |  2020.01.01 22:36   |   </text:span><text:a xlink:type="simple" xlink:href="http://palinfo.habago.org/Entry?Command=Information_PrintForum&amp;iPage=1#FORUM38337"><text:span text:style-name="T12">#</text:span></text:a></text:p>
      <text:p text:style-name="P15"><text:span text:style-name="T4">最近在我家附近的露天飲料店，和兩位老大哥聊政治。兩位都是本省籍，口音都有台式草根的親切感。兩位都很誠懇溫和。</text:span><text:span text:style-name="T6"><text:s/><text:line-break/><text:line-break/></text:span><text:span text:style-name="T4">第一位是在反滲透法通過的前兩三天相遇的，他年約六十幾。他的看法是：</text:span><text:span text:style-name="T6"><text:s/><text:line-break/><text:line-break/></text:span><text:span text:style-name="T4">「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text:span><text:span text:style-name="T6">XX</text:span><text:span text:style-name="T4">部的</text:span><text:span text:style-name="T6">XX</text:span><text:span text:style-name="T4">秘書很熟，他說那天聽他們在講，可能政權不保，在談以後可能要隨部長去職。」</text:span><text:span text:style-name="T6"><text:s/><text:line-break/><text:line-break/></text:span><text:span text:style-name="T4">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text:span><text:span text:style-name="T6"><text:s/><text:line-break/><text:line-break/></text:span><text:span text:style-name="T4">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text:span><text:span text:style-name="T6">52</text:span><text:span text:style-name="T4">，他說你他們（同伴）年紀大。我反問他貴庚，他說：「</text:span><text:span text:style-name="T6">35</text:span><text:span text:style-name="T4">！」我說</text:span><text:span text:style-name="T6">35</text:span><text:span text:style-name="T4">？他笑說兩個</text:span><text:span text:style-name="T6">35</text:span><text:span text:style-name="T4">。我說你看起來很年輕是沒錯。此人元氣十足，確實看起來沒那麼老。過後他們繼續談天，我做我的事，聽到他對同伴說，我建議你們讀一本談易經的書，叫作</text:span><text:span text:style-name="T6">…… <text:line-break/><text:line-break/></text:span><text:span text:style-name="T4">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text:span><text:span text:style-name="T6"><text:s/><text:line-break/><text:line-break/></text:span><text:span text:style-name="T4">其實我沒有特別露出憂心狀。不過選戰沸沸揚揚，他感覺得出。我猜他自己也是憂國憂民，但自我調適得當。看來確實對易經有點心得。老大哥隨後飄然而去。</text:span><text:span text:style-name="T6"><text:s/></text:span></text:p>
      <text:p text:style-name="P13"><text:span text:style-name="T3">陳真</text:span><text:span text:style-name="T4"><text:s/>  |  2020.01.01 20:13   |   </text:span><text:a xlink:type="simple" xlink:href="http://palinfo.habago.org/Entry?Command=Information_PrintForum&amp;iPage=1#FORUM38336"><text:span text:style-name="T12">#</text:span></text:a></text:p>
      <text:p text:style-name="P14"><text:span text:style-name="T4">念淨，</text:span><text:span text:style-name="T6"><text:s/><text:line-break/><text:line-break/></text:span><text:span text:style-name="T4">當我們說腦殘「很可怕」時，意思是說他蠢到嚇死人，而不是我們真的「害怕」他。</text:span><text:span text:style-name="T6"><text:s/><text:line-break/><text:line-break/></text:span><text:span text:style-name="T4">生平最怕一樣東西，就是蟑螂。黨外時，我很擔心哪天國民黨如果把我抓去，我想我是應該能挺得住各種刑求，但如果拿蟑螂嚇我，我恐怕就得出賣同志了。</text:span><text:span text:style-name="T6"><text:s/><text:line-break/><text:line-break/></text:span><text:span text:style-name="T4">我意思是想說，我們和外界任何東西之間的一種「關係」；理解這層關係很重要，但也很不容易，它需要一種詩人般的理解能力。</text:span><text:span text:style-name="T6"><text:s/><text:line-break/><text:line-break/></text:span><text:span text:style-name="T4">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6"><text:s/><text:line-break/><text:line-break/></text:span><text:span text:style-name="T4">當然，進步還是有點進步。或者應該說，時代不一樣，糟蹋人的方式也就不一樣，蔣家年代基本上要比現在肅殺一百萬倍，異議份子就跟過街老鼠一樣，人人喊打，人人瞧不起，生命安危與自由完全朝不保夕。</text:span><text:span text:style-name="T6"><text:s/><text:line-break/><text:line-break/></text:span><text:span text:style-name="T4">話說韓國瑜，自然是台灣選舉史上被抹黑糟蹋得最嚴重的一個人，但他畢竟是個公眾人物，他很容易就能為自己澄清，並且會有無數人支持他。這樣一種被抹黑的痛苦，在我看來，如果是</text:span><text:span text:style-name="T6">1</text:span><text:span text:style-name="T4">分之痛，那我過去三十幾年所承受的，恐怕就是</text:span><text:span text:style-name="T6">1000</text:span><text:span text:style-name="T4">分的折磨與痛苦，而且累及父母妻小，家毀人亡。</text:span><text:span text:style-name="T6"><text:s/><text:line-break/><text:line-break/>1: 1000 <text:line-break/><text:line-break/></text:span><text:span text:style-name="T4">為何相差一千倍呢？因為在蔣家年代，在一片藍通通的校園，特別是在南部，更是藍到爆</text:span><text:span text:style-name="T6"><text:s/>(</text:span><text:span text:style-name="T4">現在則是綠到爆</text:span><text:span text:style-name="T6">)</text:span><text:span text:style-name="T4">，做為一個「非公眾人物」，國家怎麼抹黑你，你就會被人們認定你就是那樣的人，你根本不可能有一絲絲機會為自己澄清，你又如何可能向全世界澄清？</text:span><text:span text:style-name="T6"><text:s/><text:line-break/><text:line-break/></text:span><text:span text:style-name="T4">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6"><text:s/><text:line-break/><text:line-break/></text:span><text:span text:style-name="T4">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6"><text:s/><text:line-break/><text:line-break/></text:span><text:span text:style-name="T4">刺蔣的黃文雄消失人間</text:span><text:span text:style-name="T6">26</text:span><text:span text:style-name="T4">年，</text:span><text:span text:style-name="T6">1996</text:span><text:span text:style-name="T4">年重新出現在台灣時，我透過當時極少數能夠找到他的人之一</text:span><text:span text:style-name="T6">--</text:span><text:span text:style-name="T4">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6"><text:s/><text:line-break/><text:line-break/></text:span><text:span text:style-name="T4">包括黃文雄在內，在場所有人似乎都很不認同我這番話，但我想我說的只是一個事實。一個人，無人聞問、日日夜夜分分秒秒地扛起所有根本不可能被外界所理解的折磨，那才是最難熬的痛苦不是嗎？</text:span><text:span text:style-name="T6"><text:s/><text:line-break/><text:line-break/></text:span><text:span text:style-name="T4">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6"><text:s/><text:line-break/><text:line-break/></text:span><text:span text:style-name="T4">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6"><text:s/><text:line-break/><text:line-break/></text:span><text:span text:style-name="T4">當我想到我根本不可能真實體會詹益樺的劇痛之千萬分之一時，我常不免悲從中來，熱淚盈眶。</text:span><text:span text:style-name="T6"><text:s/><text:line-break/><text:line-break/></text:span><text:span text:style-name="T4">不知道各位看懂不懂我想說什麼。看不懂就算，只是說說，無須深究。總之，你要知道，生命種種，造化萬千，凡是可見的、可說的、眾人皆知的、鎂光燈環繞的，都不會是多麼可怕可悲之事。</text:span><text:span text:style-name="T6"><text:s/><text:line-break/><text:line-break/></text:span><text:span text:style-name="T4">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6"><text:s/><text:line-break/><text:line-break/></text:span><text:span text:style-name="T4">戰士與蒼蠅</text:span><text:span text:style-name="T6">    <text:line-break/><text:line-break/></text:span><text:span text:style-name="T4">說完這些，再看看什麼校園腦殘同學的喊打喊殺或什麼潑熱湯，那根本就稱不上一回事了，哪來什麼「霸凌」？我不去霸凌別人就已經很好了，誰能霸凌我？</text:span><text:span text:style-name="T6"><text:s/><text:line-break/><text:line-break/></text:span><text:span text:style-name="T4">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6"><text:s/><text:line-break/><text:line-break/></text:span><text:span text:style-name="T4">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6"><text:s/><text:line-break/><text:line-break/></text:span><text:span text:style-name="T4">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6"><text:s/><text:line-break/><text:line-break/></text:span><text:span text:style-name="T4">某個意義上，我常覺得自己「強壯」得像什麼似的，誰能霸凌我？</text:span><text:span text:style-name="T6"><text:s/><text:line-break/><text:line-break/></text:span><text:span text:style-name="T4">強弱存乎一心</text:span><text:span text:style-name="T6">   <text:line-break/><text:line-break/></text:span><text:span text:style-name="T4">上小學第一天，是我媽帶我進校園。但她進學校之後</text:span><text:span text:style-name="T6"><text:s/>(</text:span><text:span text:style-name="T4">台南永福國小，胡適的老家</text:span><text:span text:style-name="T6">)</text:span><text:span text:style-name="T4">，進教室之前，卻先把我押到一棵椰子樹下，跟平常神情很不一樣，很慎重地跟我說：「以後你在學校，如果有人拿掃帚打你的左腳，你就連右腳也讓他打，知道嗎？」</text:span><text:span text:style-name="T6"><text:s/><text:line-break/><text:line-break/></text:span><text:span text:style-name="T4">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6"><text:s/><text:line-break/><text:line-break/></text:span><text:span text:style-name="T4">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6"><text:s/>(</text:span><text:span text:style-name="T4">應該說打人</text:span><text:span text:style-name="T6">)</text:span><text:span text:style-name="T4">。我媽大概很擔心我的正義感會無限發揮，因此希望我能學習忍耐、憐憫；他人有難，要主動代為承受。</text:span><text:span text:style-name="T6"><text:s/><text:line-break/><text:line-break/></text:span><text:span text:style-name="T4">小學時，有大約兩年的時間，我每天帶兩個便當上學，裏面的食物幾乎一模一樣，一個我自己吃，一個給班上一位窮到連鞋子都沒有的同學吃；差別在於我的便當沒有肉，給同學的便當有肉。</text:span><text:span text:style-name="T6"><text:s/><text:line-break/><text:line-break/></text:span><text:span text:style-name="T4">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6"><text:s/><text:line-break/><text:line-break/></text:span><text:span text:style-name="T4">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6"><text:s/><text:line-break/><text:line-break/></text:span><text:span text:style-name="T4">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6"><text:s/><text:line-break/><text:line-break/></text:span><text:span text:style-name="T4">一個人是強或弱，存乎一心。乍看脆弱者，反倒剛強；乍看邊緣者，恰是事物的中心。</text:span><text:span text:style-name="T6"><text:s/><text:line-break/><text:line-break/></text:span><text:span text:style-name="T4">鬥爭</text:span><text:span text:style-name="T6"><text:s/><text:line-break/><text:line-break/></text:span><text:span text:style-name="T4">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6"><text:s/><text:line-break/><text:line-break/></text:span><text:span text:style-name="T4">馬文才能霸凌唐伯虎嗎？</text:span><text:span text:style-name="T6">   <text:line-break/><text:line-break/></text:span><text:span text:style-name="T4">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6"><text:s/><text:line-break/><text:line-break/></text:span><text:span text:style-name="T4">拉拉雜雜講一堆，雖說言不及義，其實意義深遠。這類微妙之事，在我看來十分關鍵，它決定了我們究竟如何理解人事物。微妙之差，差之毫釐，失之千里。</text:span><text:span text:style-name="T6"><text:s/><text:line-break/><text:line-break/></text:span><text:span text:style-name="T4">人們往往有著一套約定俗成的眼光來評價人事物，在這套基本架構下，型塑了各種意義。當你不以那樣的眼光看世界，只能無言。</text:span><text:span text:style-name="T6"><text:s/><text:line-break/><text:line-break/></text:span><text:span text:style-name="T4">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6"><text:s/><text:line-break/><text:line-break/></text:span><text:span text:style-name="T4">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6"><text:s/><text:line-break/><text:line-break/></text:span><text:span text:style-name="T4">反之，人們就會用一種鄙夷可笑的眼光看待你，覺得你是個失敗者，不可取，偏激，很可憐，很落魄</text:span><text:span text:style-name="T6">...</text:span><text:span text:style-name="T4">等等等；不管你確實有多少貢獻，不管你的「作品」本身如何傑出，都不會被嚴肅看待。</text:span><text:span text:style-name="T6"><text:s/><text:line-break/><text:line-break/></text:span><text:span text:style-name="T4">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6"><text:s/><text:line-break/><text:line-break/></text:span><text:span text:style-name="T4">一種「眼光」就是一個「世界」，世界不同，「語言」就不一樣，「糧食」也不一樣。我們應該做的，就是相信自己的「語言」與「糧食」，專心活在自己的「世界」裏，忘記時間，看淡榮枯，至死不渝。</text:span><text:span text:style-name="T6"><text:s/><text:line-break/><text:line-break/></text:span><text:span text:style-name="T4">這樣不一定好，但事實上也不會有比這更好的選擇了。套句維根斯坦的術語，人總是應該活在一種屬於自己的「生命形式」</text:span><text:span text:style-name="T6">(form of life) </text:span><text:span text:style-name="T4">裏頭，就如同飛鳥就該在天上飛，而不是往泥土裏鑽；至於蚯蚓就別仰望著天空了，只管朝土裏深藏就行。</text:span><text:span text:style-name="T6"><text:s/><text:line-break/><text:line-break/></text:span><text:span text:style-name="T4">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6"><text:s/><text:line-break/><text:line-break/></text:span><text:span text:style-name="T4">我對「公眾化」一事，感到由衷的無奈與厭煩。不管污名或美名，就如</text:span><text:span text:style-name="T6"><text:s/>R.M.Rilke </text:span><text:span text:style-name="T4">形容他的老闆羅丹，「名聲，往往只是一團誤解的總和」。</text:span></text:p>
      <text:p text:style-name="P13"><text:span text:style-name="T3">陳真</text:span><text:span text:style-name="T4"><text:s/>  |  2020.01.01 12:03   |   </text:span><text:a xlink:type="simple" xlink:href="http://palinfo.habago.org/Entry?Command=Information_PrintForum&amp;iPage=1#FORUM38335"><text:span text:style-name="T10">#</text:span></text:a></text:p>
      <text:p text:style-name="P14"><text:span text:style-name="T4">更正：</text:span><text:span text:style-name="T6"><text:line-break/><text:line-break/></text:span><text:span text:style-name="T4">重返戒嚴內文提到解嚴</text:span><text:span text:style-name="T6">30</text:span><text:span text:style-name="T4">周年，</text:span><text:span text:style-name="T6">2007</text:span><text:span text:style-name="T4">年應為</text:span><text:span text:style-name="T6">20</text:span><text:span text:style-name="T4">周年才對。若有轉載或轉寄，煩請更正。謝謝。</text:span><text:span text:style-name="T6"><text:line-break/><text:line-break/></text:span><text:span text:style-name="T4">陳真</text:span></text:p>
      <text:p text:style-name="P13"><text:span text:style-name="T3">謝穎芝</text:span><text:span text:style-name="T4"><text:s/>  |  2020.01.01 12:02   |   </text:span><text:a xlink:type="simple" xlink:href="http://palinfo.habago.org/Entry?Command=Information_PrintForum&amp;iPage=1#FORUM38334"><text:span text:style-name="T10">#</text:span></text:a></text:p>
      <text:p text:style-name="P15"><text:span text:style-name="T4">從昨晚這個網站就連不上，</text:span><text:span text:style-name="T6"><text:line-break/></text:span><text:span text:style-name="T4">是不是又遭受</text:span><text:span text:style-name="T6"><text:s/>DoS </text:span><text:span text:style-name="T4">攻擊了？</text:span><text:span text:style-name="T6"><text:line-break/></text:span><text:span text:style-name="T4">網頁一直回覆「伺服器沒有回應」或出現「</text:span><text:span text:style-name="T6">palinfo.habago.org </text:span><text:span text:style-name="T4">回應時間過長」⋯</text:span><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